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libri1" svg:font-family="Calibri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36"/>
    <style:style style:name="ce5" style:family="table-cell" style:parent-style-name="Pivot_32_Table_32_Field" style:data-style-name="N0">
      <style:table-cell-properties fo:border-top="2pt solid #000000" fo:border-bottom="thin solid #000000" fo:border-left="2pt solid #000000" fo:border-right="thin solid #000000" style:vertical-align="automatic" fo:background-color="transparent" style:cell-protect="protected"/>
    </style:style>
    <style:style style:name="ce6" style:family="table-cell" style:parent-style-name="Pivot_32_Table_32_Corner" style:data-style-name="N0">
      <style:table-cell-properties fo:border-top="2pt solid #000000" fo:border-bottom="thin solid #000000" fo:border-left="thin solid #000000" fo:border-right="2pt solid #000000" style:vertical-align="automatic" fo:background-color="transparent" style:cell-protect="protected"/>
    </style:style>
    <style:style style:name="ce7" style:family="table-cell" style:parent-style-name="Pivot_32_Table_32_Category" style:data-style-name="N0">
      <style:table-cell-properties fo:border-top="thin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start" fo:margin-left="0cm"/>
    </style:style>
    <style:style style:name="ce8" style:family="table-cell" style:parent-style-name="Pivot_32_Table_32_Value" style:data-style-name="N36">
      <style:table-cell-properties fo:border-top="thin solid #000000" fo:border-bottom="none" fo:border-left="thin solid #000000" fo:border-right="2pt solid #000000" style:vertical-align="automatic" fo:background-color="transparent" style:cell-protect="protected"/>
    </style:style>
    <style:style style:name="ce9" style:family="table-cell" style:parent-style-name="Pivot_32_Table_32_Category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start" fo:margin-left="0cm"/>
    </style:style>
    <style:style style:name="ce10" style:family="table-cell" style:parent-style-name="Pivot_32_Table_32_Value" style:data-style-name="N36">
      <style:table-cell-properties fo:border-top="none" fo:border-bottom="none" fo:border-left="thin solid #000000" fo:border-right="2pt solid #000000" style:vertical-align="automatic" fo:background-color="transparent" style:cell-protect="protected"/>
    </style:style>
    <style:style style:name="ce11" style:family="table-cell" style:parent-style-name="Pivot_32_Table_32_Value" style:data-style-name="N36">
      <style:table-cell-properties fo:border-top="none" fo:border-bottom="thin solid #000000" fo:border-left="thin solid #000000" fo:border-right="2pt solid #000000" style:vertical-align="automatic" fo:background-color="transparent" style:cell-protect="protected"/>
    </style:style>
    <style:style style:name="ce12" style:family="table-cell" style:parent-style-name="Pivot_32_Table_32_Title" style:data-style-name="N0">
      <style:table-cell-properties fo:border-top="thin solid #000000" fo:border-bottom="2pt solid #000000" fo:border-left="2pt solid #000000" fo:border-right="thin solid #000000" style:vertical-align="automatic" fo:background-color="transparent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Pivot_32_Table_32_Result" style:data-style-name="N36">
      <style:table-cell-properties fo:border-top="thin solid #000000" fo:border-bottom="2pt solid #000000" fo:border-left="thin solid #000000" fo:border-right="2pt solid #000000" style:vertical-align="automatic" fo:background-color="transparent" style:cell-protect="protected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00"/>
      <style:text-properties fo:color="#FF0000"/>
    </style:style>
    <style:style style:name="ce15" style:family="table-cell" style:parent-style-name="Default" style:data-style-name="N0">
      <style:table-cell-properties style:vertical-align="automatic" fo:wrap-option="wrap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ackground-color="#FFFF00"/>
    </style:style>
    <style:style style:name="ce19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0" style:family="table-cell" style:parent-style-name="Pivot_32_Table_32_Corner" style:data-style-name="N0">
      <style:table-cell-properties fo:border-top="2pt solid #000000" fo:border-bottom="none" fo:border-left="2pt solid #000000" fo:border-right="thin solid #000000" style:vertical-align="automatic" fo:background-color="transparent" style:cell-protect="protected"/>
    </style:style>
    <style:style style:name="ce21" style:family="table-cell" style:parent-style-name="Pivot_32_Table_32_Field" style:data-style-name="N0">
      <style:table-cell-properties fo:border-top="2pt solid #000000" fo:border-bottom="thin solid #000000" fo:border-left="thin solid #000000" fo:border-right="thin solid #000000" style:vertical-align="automatic" fo:background-color="transparent" style:cell-protect="protected"/>
    </style:style>
    <style:style style:name="ce22" style:family="table-cell" style:parent-style-name="Pivot_32_Table_32_Corner" style:data-style-name="N0">
      <style:table-cell-properties fo:border-top="2pt solid #000000" fo:border-bottom="none" fo:border-left="none" fo:border-right="none" style:vertical-align="automatic" fo:background-color="transparent" style:cell-protect="protected"/>
    </style:style>
    <style:style style:name="ce23" style:family="table-cell" style:parent-style-name="Pivot_32_Table_32_Corner" style:data-style-name="N0">
      <style:table-cell-properties fo:border-top="2pt solid #000000" fo:border-bottom="none" fo:border-left="none" fo:border-right="2pt solid #000000" style:vertical-align="automatic" fo:background-color="transparent" style:cell-protect="protected"/>
    </style:style>
    <style:style style:name="ce24" style:family="table-cell" style:parent-style-name="Pivot_32_Table_32_Corner" style:data-style-name="N0">
      <style:table-cell-properties fo:border-top="none" fo:border-bottom="none" fo:border-left="2pt solid #000000" fo:border-right="thin solid #000000" style:vertical-align="automatic" fo:background-color="transparent" style:cell-protect="protected"/>
    </style:style>
    <style:style style:name="ce25" style:family="table-cell" style:parent-style-name="Pivot_32_Table_32_Category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start" fo:margin-left="0cm"/>
    </style:style>
    <style:style style:name="ce26" style:family="table-cell" style:parent-style-name="Pivot_32_Table_32_Category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</style:style>
    <style:style style:name="ce27" style:family="table-cell" style:parent-style-name="Pivot_32_Table_32_Title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Pivot_32_Table_32_Title" style:data-style-name="N0">
      <style:table-cell-properties fo:border-top="thin solid #000000" fo:border-bottom="none" fo:border-left="thin solid #000000" fo:border-right="2pt solid #000000" style:vertical-align="automatic" fo:background-color="transparent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Pivot_32_Table_32_Field" style:data-style-name="N0">
      <style:table-cell-properties fo:border-top="thin solid #000000" fo:border-bottom="thin solid #000000" fo:border-left="2pt solid #000000" fo:border-right="thin solid #000000" style:vertical-align="automatic" fo:background-color="transparent" style:cell-protect="protected"/>
    </style:style>
    <style:style style:name="ce30" style:family="table-cell" style:parent-style-name="Pivot_32_Table_32_Title" style:data-style-name="N0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Pivot_32_Table_32_Title" style:data-style-name="N0">
      <style:table-cell-properties fo:border-top="none" fo:border-bottom="thin solid #000000" fo:border-left="thin solid #000000" fo:border-right="2pt solid #000000" style:vertical-align="automatic" fo:background-color="transparent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Pivot_32_Table_32_Value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/>
    </style:style>
    <style:style style:name="ce33" style:family="table-cell" style:parent-style-name="Pivot_32_Table_32_Value" style:data-style-name="N0">
      <style:table-cell-properties fo:border-top="thin solid #000000" fo:border-bottom="none" fo:border-left="none" fo:border-right="thin solid #000000" style:vertical-align="automatic" fo:background-color="transparent" style:cell-protect="protected"/>
    </style:style>
    <style:style style:name="ce34" style:family="table-cell" style:parent-style-name="Pivot_32_Table_32_Result" style:data-style-name="N0">
      <style:table-cell-properties style:vertical-align="automatic" fo:background-color="transparent" style:cell-protect="protected"/>
      <style:text-properties fo:font-weight="bold" style:font-weight-asian="bold" style:font-weight-complex="bold"/>
    </style:style>
    <style:style style:name="ce35" style:family="table-cell" style:parent-style-name="Pivot_32_Table_32_Result" style:data-style-name="N0">
      <style:table-cell-properties fo:border-top="thin solid #000000" fo:border-bottom="none" fo:border-left="thin solid #000000" fo:border-right="2pt solid #000000" style:vertical-align="automatic" fo:background-color="transparent" style:cell-protect="protected"/>
      <style:text-properties fo:font-weight="bold" style:font-weight-asian="bold" style:font-weight-complex="bold"/>
    </style:style>
    <style:style style:name="ce36" style:family="table-cell" style:parent-style-name="Pivot_32_Table_32_Value" style:data-style-name="N0">
      <style:table-cell-properties fo:border-top="none" fo:border-bottom="none" fo:border-left="thin solid #000000" fo:border-right="none" style:vertical-align="automatic" fo:background-color="transparent" style:cell-protect="protected"/>
    </style:style>
    <style:style style:name="ce37" style:family="table-cell" style:parent-style-name="Pivot_32_Table_32_Value" style:data-style-name="N0">
      <style:table-cell-properties fo:border-top="none" fo:border-bottom="none" fo:border-left="none" fo:border-right="thin solid #000000" style:vertical-align="automatic" fo:background-color="transparent" style:cell-protect="protected"/>
    </style:style>
    <style:style style:name="ce38" style:family="table-cell" style:parent-style-name="Pivot_32_Table_32_Result" style:data-style-name="N0">
      <style:table-cell-properties fo:border-top="none" fo:border-bottom="none" fo:border-left="thin solid #000000" fo:border-right="2pt solid #000000" style:vertical-align="automatic" fo:background-color="transparent" style:cell-protect="protected"/>
      <style:text-properties fo:font-weight="bold" style:font-weight-asian="bold" style:font-weight-complex="bold"/>
    </style:style>
    <style:style style:name="ce39" style:family="table-cell" style:parent-style-name="Pivot_32_Table_32_Value" style:data-style-name="N0">
      <style:table-cell-properties fo:border-top="none" fo:border-bottom="thin solid #000000" fo:border-left="thin solid #000000" fo:border-right="none" style:vertical-align="automatic" fo:background-color="transparent" style:cell-protect="protected"/>
    </style:style>
    <style:style style:name="ce40" style:family="table-cell" style:parent-style-name="Pivot_32_Table_32_Value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</style:style>
    <style:style style:name="ce41" style:family="table-cell" style:parent-style-name="Pivot_32_Table_32_Result" style:data-style-name="N0">
      <style:table-cell-properties fo:border-top="none" fo:border-bottom="thin solid #000000" fo:border-left="thin solid #000000" fo:border-right="2pt solid #000000" style:vertical-align="automatic" fo:background-color="transparent" style:cell-protect="protected"/>
      <style:text-properties fo:font-weight="bold" style:font-weight-asian="bold" style:font-weight-complex="bold"/>
    </style:style>
    <style:style style:name="ce42" style:family="table-cell" style:parent-style-name="Pivot_32_Table_32_Result" style:data-style-name="N0">
      <style:table-cell-properties fo:border-top="thin solid #000000" fo:border-bottom="2pt solid #000000" fo:border-left="thin solid #000000" fo:border-right="none" style:vertical-align="automatic" fo:background-color="transparent" style:cell-protect="protected"/>
      <style:text-properties fo:font-weight="bold" style:font-weight-asian="bold" style:font-weight-complex="bold"/>
    </style:style>
    <style:style style:name="ce43" style:family="table-cell" style:parent-style-name="Pivot_32_Table_32_Result" style:data-style-name="N0">
      <style:table-cell-properties fo:border-top="thin solid #000000" fo:border-bottom="2pt solid #000000" fo:border-left="none" fo:border-right="thin solid #000000" style:vertical-align="automatic" fo:background-color="transparent" style:cell-protect="protected"/>
      <style:text-properties fo:font-weight="bold" style:font-weight-asian="bold" style:font-weight-complex="bold"/>
    </style:style>
    <style:style style:name="ce44" style:family="table-cell" style:parent-style-name="Pivot_32_Table_32_Result" style:data-style-name="N0">
      <style:table-cell-properties fo:border-top="thin solid #000000" fo:border-bottom="2pt solid #000000" fo:border-left="thin solid #000000" fo:border-right="thin solid #000000" style:vertical-align="automatic" fo:background-color="transparent" style:cell-protect="protected"/>
      <style:text-properties fo:font-weight="bold" style:font-weight-asian="bold" style:font-weight-complex="bold"/>
    </style:style>
    <style:style style:name="ce45" style:family="table-cell" style:parent-style-name="Pivot_32_Table_32_Result" style:data-style-name="N0">
      <style:table-cell-properties fo:border-top="thin solid #000000" fo:border-bottom="2pt solid #000000" fo:border-left="thin solid #000000" fo:border-right="2pt solid #000000" style:vertical-align="automatic" fo:background-color="transparent" style:cell-protect="protected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FFFF00"/>
      <style:text-properties style:font-name="Calibri1" style:font-name-asian="Calibri1" style:font-name-complex="Calibri1" fo:font-weight="bold" style:font-weight-asian="bold" style:font-weight-complex="bold"/>
    </style:style>
    <style:style style:name="ce47" style:family="table-cell" style:parent-style-name="Default" style:data-style-name="N30">
      <style:table-cell-properties fo:border="thin solid #666666" style:vertical-align="automatic" fo:background-color="#B2B2B2"/>
      <style:text-properties style:font-name="Arial" style:font-name-asian="Arial" style:font-name-complex="Arial" fo:font-size="12pt" style:font-size-asian="12pt" style:font-size-complex="12pt"/>
    </style:style>
    <style:style style:name="ce48" style:family="table-cell" style:parent-style-name="Default" style:data-style-name="N30">
      <style:table-cell-properties fo:border-top="thin solid #666666" fo:border-bottom="thin solid #666666" fo:border-left="none" fo:border-right="thin solid #666666" style:vertical-align="automatic" fo:background-color="#B2B2B2"/>
      <style:text-properties style:font-name="Arial" style:font-name-asian="Arial" style:font-name-complex="Arial" fo:font-size="12pt" style:font-size-asian="12pt" style:font-size-complex="12pt"/>
    </style:style>
    <style:style style:name="ce49" style:family="table-cell" style:parent-style-name="Default" style:data-style-name="N30">
      <style:table-cell-properties fo:border-top="none" fo:border-bottom="thin solid #666666" fo:border-left="thin solid #666666" fo:border-right="thin solid #666666" style:vertical-align="automatic"/>
      <style:text-properties style:font-name="Arial" style:font-name-asian="Arial" style:font-name-complex="Arial" fo:font-size="12pt" style:font-size-asian="12pt" style:font-size-complex="12pt"/>
    </style:style>
    <style:style style:name="ce50" style:family="table-cell" style:parent-style-name="Default" style:data-style-name="N0">
      <style:table-cell-properties fo:border-top="none" fo:border-bottom="thin solid #666666" fo:border-left="none" fo:border-right="thin solid #666666" style:vertical-align="automatic"/>
      <style:text-properties style:font-name="Arial" style:font-name-asian="Arial" style:font-name-complex="Arial" fo:font-size="12pt" style:font-size-asian="12pt" style:font-size-complex="12pt"/>
    </style:style>
    <style:style style:name="ce51" style:family="table-cell" style:parent-style-name="Default" style:data-style-name="N0">
      <style:table-cell-properties fo:border-top="none" fo:border-bottom="thin solid #666666" fo:border-left="thin solid #666666" fo:border-right="thin solid #666666" style:vertical-align="automatic"/>
      <style:text-properties style:font-name="Arial" style:font-name-asian="Arial" style:font-name-complex="Arial" fo:font-size="12pt" style:font-size-asian="12pt" style:font-size-complex="12pt"/>
    </style:style>
    <style:style style:name="ce52" style:family="table-cell" style:parent-style-name="Default" style:data-style-name="N0">
      <style:table-cell-properties fo:border-top="none" fo:border-bottom="thin solid #666666" fo:border-left="none" fo:border-right="thin solid #666666" style:vertical-align="automatic" fo:background-color="#EEEEEE"/>
      <style:text-properties fo:color="#C9211E" style:font-name="Arial" style:font-name-asian="Arial" style:font-name-complex="Arial" fo:font-size="12pt" style:font-size-asian="12pt" style:font-size-complex="12pt"/>
    </style:style>
    <style:style style:name="ce53" style:family="table-cell" style:parent-style-name="Default" style:data-style-name="N0">
      <style:table-cell-properties fo:border-top="none" fo:border-bottom="thin solid #666666" fo:border-left="thin solid #666666" fo:border-right="thin solid #666666" style:vertical-align="automatic" fo:background-color="#EEEEEE"/>
      <style:text-properties fo:color="#2A6099" style:font-name="Arial" style:font-name-asian="Arial" style:font-name-complex="Arial" fo:font-size="12pt" style:font-size-asian="12pt" style:font-size-complex="12pt"/>
    </style:style>
    <style:style style:name="ce54" style:family="table-cell" style:parent-style-name="Default" style:data-style-name="N30">
      <style:table-cell-properties fo:border-top="none" fo:border-bottom="thin solid #666666" fo:border-left="thin solid #666666" fo:border-right="thin solid #666666" style:vertical-align="automatic" fo:background-color="#EEEEEE"/>
      <style:text-properties style:font-name="Arial" style:font-name-asian="Arial" style:font-name-complex="Arial" fo:font-size="12pt" style:font-size-asian="12pt" style:font-size-complex="12pt"/>
    </style:style>
    <style:style style:name="ce55" style:family="table-cell" style:parent-style-name="Default" style:data-style-name="N30">
      <style:table-cell-properties fo:border="thin solid #666666" style:vertical-align="automatic" fo:background-color="#EEEEEE"/>
      <style:text-properties style:font-name="Arial" style:font-name-asian="Arial" style:font-name-complex="Arial" fo:font-size="12pt" style:font-size-asian="12pt" style:font-size-complex="12pt"/>
    </style:style>
    <style:style style:name="ce56" style:family="table-cell" style:parent-style-name="Default" style:data-style-name="N0">
      <style:table-cell-properties fo:border-top="thin solid #666666" fo:border-bottom="thin solid #666666" fo:border-left="none" fo:border-right="thin solid #666666" style:vertical-align="automatic" fo:background-color="#EEEEEE"/>
      <style:text-properties style:font-name="Arial" style:font-name-asian="Arial" style:font-name-complex="Arial" fo:font-size="12pt" style:font-size-asian="12pt" style:font-size-complex="12pt"/>
    </style:style>
    <style:style style:name="ce57" style:family="table-cell" style:parent-style-name="Default" style:data-style-name="N0">
      <style:table-cell-properties fo:border="thin solid #666666" style:vertical-align="automatic" fo:background-color="#EEEEEE"/>
      <style:text-properties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3.59833333333333cm"/>
    </style:style>
    <style:style style:name="co2" style:family="table-column">
      <style:table-column-properties fo:break-before="auto" style:column-width="5.265208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3.095625cm"/>
    </style:style>
    <style:style style:name="co6" style:family="table-column">
      <style:table-column-properties fo:break-before="auto" style:column-width="3.65125cm"/>
    </style:style>
    <style:style style:name="co7" style:family="table-column">
      <style:table-column-properties fo:break-before="auto" style:column-width="4.048125cm"/>
    </style:style>
    <style:style style:name="co8" style:family="table-column">
      <style:table-column-properties fo:break-before="auto" style:column-width="4.07458333333333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4.31270833333333cm"/>
    </style:style>
    <style:style style:name="co12" style:family="table-column">
      <style:table-column-properties fo:break-before="auto" style:column-width="5.3445833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4.10104166666667cm"/>
    </style:style>
    <style:style style:name="co15" style:family="table-column">
      <style:table-column-properties fo:break-before="auto" style:column-width="3.36020833333333cm"/>
    </style:style>
    <style:style style:name="co16" style:family="table-column">
      <style:table-column-properties fo:break-before="auto" style:column-width="4.23333333333333cm"/>
    </style:style>
    <style:style style:name="co17" style:family="table-column">
      <style:table-column-properties fo:break-before="auto" style:column-width="3.413125cm"/>
    </style:style>
    <style:style style:name="co18" style:family="table-column">
      <style:table-column-properties fo:break-before="auto" style:column-width="2.54cm"/>
    </style:style>
    <style:style style:name="co19" style:family="table-column">
      <style:table-column-properties fo:break-before="auto" style:column-width="5.97958333333333cm"/>
    </style:style>
    <style:style style:name="co20" style:family="table-column">
      <style:table-column-properties fo:break-before="auto" style:column-width="4.02166666666667cm"/>
    </style:style>
    <style:style style:name="co21" style:family="table-column">
      <style:table-column-properties fo:break-before="auto" style:column-width="5.715cm"/>
    </style:style>
    <style:style style:name="co22" style:family="table-column">
      <style:table-column-properties fo:break-before="auto" style:column-width="3.91583333333333cm"/>
    </style:style>
    <style:style style:name="co23" style:family="table-column">
      <style:table-column-properties fo:break-before="auto" style:column-width="3.70416666666667cm"/>
    </style:style>
    <style:style style:name="co24" style:family="table-column">
      <style:table-column-properties fo:break-before="auto" style:column-width="2.98979166666667cm"/>
    </style:style>
    <style:style style:name="co25" style:family="table-column">
      <style:table-column-properties fo:break-before="auto" style:column-width="4.1275cm"/>
    </style:style>
    <style:style style:name="co26" style:family="table-column">
      <style:table-column-properties fo:break-before="auto" style:column-width="2.936875cm"/>
    </style:style>
    <style:style style:name="co27" style:family="table-column">
      <style:table-column-properties fo:break-before="auto" style:column-width="3.54541666666667cm"/>
    </style:style>
    <style:style style:name="co28" style:family="table-column">
      <style:table-column-properties fo:break-before="auto" style:column-width="2.35479166666667cm"/>
    </style:style>
    <style:style style:name="co29" style:family="table-column">
      <style:table-column-properties fo:break-before="auto" style:column-width="2.2225cm"/>
    </style:style>
    <style:style style:name="co30" style:family="table-column">
      <style:table-column-properties fo:break-before="auto" style:column-width="2.06375cm"/>
    </style:style>
    <style:style style:name="co31" style:family="table-column">
      <style:table-column-properties fo:break-before="auto" style:column-width="2.80458333333333cm"/>
    </style:style>
    <style:style style:name="co32" style:family="table-column">
      <style:table-column-properties fo:break-before="auto" style:column-width="2.778125cm"/>
    </style:style>
    <style:style style:name="co33" style:family="table-column">
      <style:table-column-properties fo:break-before="auto" style:column-width="4.57729166666667cm"/>
    </style:style>
    <style:style style:name="co34" style:family="table-column">
      <style:table-column-properties fo:break-before="auto" style:column-width="3.94229166666667cm"/>
    </style:style>
    <style:style style:name="co35" style:family="table-column">
      <style:table-column-properties fo:break-before="auto" style:column-width="6.24416666666667cm"/>
    </style:style>
    <style:style style:name="co36" style:family="table-column">
      <style:table-column-properties fo:break-before="auto" style:column-width="6.48229166666667cm"/>
    </style:style>
    <style:style style:name="co37" style:family="table-column">
      <style:table-column-properties fo:break-before="auto" style:column-width="4.73604166666667cm"/>
    </style:style>
    <style:style style:name="co38" style:family="table-column">
      <style:table-column-properties fo:break-before="auto" style:column-width="5.55625cm"/>
    </style:style>
    <style:style style:name="co39" style:family="table-column">
      <style:table-column-properties fo:break-before="auto" style:column-width="7.223125cm"/>
    </style:style>
    <style:style style:name="co40" style:family="table-column">
      <style:table-column-properties fo:break-before="auto" style:column-width="4.33916666666667cm"/>
    </style:style>
    <style:style style:name="co41" style:family="table-column">
      <style:table-column-properties fo:break-before="auto" style:column-width="8.86354166666667cm"/>
    </style:style>
    <style:style style:name="co42" style:family="table-column">
      <style:table-column-properties fo:break-before="auto" style:column-width="14.684375cm"/>
    </style:style>
    <style:style style:name="co43" style:family="table-column">
      <style:table-column-properties fo:break-before="auto" style:column-width="4.841875cm"/>
    </style:style>
    <style:style style:name="co44" style:family="table-column">
      <style:table-column-properties fo:break-before="auto" style:column-width="4.524375cm"/>
    </style:style>
    <style:style style:name="co45" style:family="table-column">
      <style:table-column-properties fo:break-before="auto" style:column-width="1.37583333333333cm"/>
    </style:style>
    <style:style style:name="co46" style:family="table-column">
      <style:table-column-properties fo:break-before="auto" style:column-width="1.7727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1015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1">
            <text:p>ExternOrderNo</text:p>
          </table:table-cell>
          <table:table-cell office:value-type="string" table:style-name="ce2">
            <text:p>SKU</text:p>
          </table:table-cell>
          <table:table-cell office:value-type="string" table:style-name="ce1">
            <text:p>Order Qty</text:p>
          </table:table-cell>
          <table:table-cell office:value-type="string" table:style-name="ce1">
            <text:p>Vlook_up_weight</text:p>
          </table:table-cell>
          <table:table-cell office:value-type="string" table:style-name="ce1">
            <text:p>total_weight(g)</text:p>
          </table:table-cell>
          <table:table-cell office:value-type="string" table:style-name="ce1">
            <text:p>total_weight(KG)</text:p>
          </table:table-cell>
          <table:table-cell office:value-type="string" table:style-name="ce1">
            <text:p>total_slab(KG)</text:p>
          </table:table-cell>
          <table:table-cell office:value-type="string" table:style-name="ce3">
            <text:p>charge_courier_weight</text:p>
          </table:table-cell>
          <table:table-cell office:value-type="string" table:style-name="ce1">
            <text:p>fxed or additional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]*[.D2]" table:style-name="ce1">
            <text:p>#N/A</text:p>
          </table:table-cell>
          <table:table-cell office:value-type="error" office:string-value="#N/A" table:formula="of:=[.E2]/1000" table:style-name="ce4">
            <text:p>#N/A</text:p>
          </table:table-cell>
          <table:table-cell office:value-type="error" office:string-value="#NAME?" table:formula="of:=COM.MICROSOFT.SINGLE(COM.MICROSOFT.CEILING.MATH([.F2];0.5))" table:style-name="ce1">
            <text:p>#NAME?</text:p>
          </table:table-cell>
          <table:table-cell office:value-type="error" office:string-value="#N/A" table:formula="of:=VLOOKUP([.A2];[courier_company_invoice.$B$2:.$H$125];2;0)" table:style-name="ce1">
            <text:p>#N/A</text:p>
          </table:table-cell>
          <table:table-cell office:value-type="error" office:string-value="#NAME?" table:formula="of:=IF([.G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7036</text:p>
          </table:table-cell>
          <table:table-cell office:value-type="float" office:value="8904223819093" table:style-name="ce2">
            <text:p>8904223819093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]*[.D3]" table:style-name="ce1">
            <text:p>#N/A</text:p>
          </table:table-cell>
          <table:table-cell office:value-type="error" office:string-value="#N/A" table:formula="of:=[.E3]/1000" table:style-name="ce4">
            <text:p>#N/A</text:p>
          </table:table-cell>
          <table:table-cell office:value-type="error" office:string-value="#NAME?" table:formula="of:=COM.MICROSOFT.SINGLE(COM.MICROSOFT.CEILING.MATH([.F3];0.5))" table:style-name="ce1">
            <text:p>#NAME?</text:p>
          </table:table-cell>
          <table:table-cell office:value-type="string" office:string-value="1.6" table:formula="of:=VLOOKUP([.A3];[courier_company_invoice.$B$2:.$H$125];2;0)" table:style-name="ce1">
            <text:p>1.6</text:p>
          </table:table-cell>
          <table:table-cell office:value-type="error" office:string-value="#NAME?" table:formula="of:=IF([.G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7036</text:p>
          </table:table-cell>
          <table:table-cell office:value-type="float" office:value="8904223819109" table:style-name="ce2">
            <text:p>8904223819109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4]*[.D4]" table:style-name="ce1">
            <text:p>#N/A</text:p>
          </table:table-cell>
          <table:table-cell office:value-type="error" office:string-value="#N/A" table:formula="of:=[.E4]/1000" table:style-name="ce4">
            <text:p>#N/A</text:p>
          </table:table-cell>
          <table:table-cell office:value-type="error" office:string-value="#NAME?" table:formula="of:=COM.MICROSOFT.SINGLE(COM.MICROSOFT.CEILING.MATH([.F4];0.5))" table:style-name="ce1">
            <text:p>#NAME?</text:p>
          </table:table-cell>
          <table:table-cell office:value-type="string" office:string-value="1.6" table:formula="of:=VLOOKUP([.A4];[courier_company_invoice.$B$2:.$H$125];2;0)" table:style-name="ce1">
            <text:p>1.6</text:p>
          </table:table-cell>
          <table:table-cell office:value-type="error" office:string-value="#NAME?" table:formula="of:=IF([.G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7036</text:p>
          </table:table-cell>
          <table:table-cell office:value-type="float" office:value="8904223818430" table:style-name="ce2">
            <text:p>890422381843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5]*[.D5]" table:style-name="ce1">
            <text:p>#N/A</text:p>
          </table:table-cell>
          <table:table-cell office:value-type="error" office:string-value="#N/A" table:formula="of:=[.E5]/1000" table:style-name="ce4">
            <text:p>#N/A</text:p>
          </table:table-cell>
          <table:table-cell office:value-type="error" office:string-value="#NAME?" table:formula="of:=COM.MICROSOFT.SINGLE(COM.MICROSOFT.CEILING.MATH([.F5];0.5))" table:style-name="ce1">
            <text:p>#NAME?</text:p>
          </table:table-cell>
          <table:table-cell office:value-type="string" office:string-value="1.6" table:formula="of:=VLOOKUP([.A5];[courier_company_invoice.$B$2:.$H$125];2;0)" table:style-name="ce1">
            <text:p>1.6</text:p>
          </table:table-cell>
          <table:table-cell office:value-type="error" office:string-value="#NAME?" table:formula="of:=IF([.G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7036</text:p>
          </table:table-cell>
          <table:table-cell office:value-type="float" office:value="8904223819277" table:style-name="ce2">
            <text:p>8904223819277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6]*[.D6]" table:style-name="ce1">
            <text:p>#N/A</text:p>
          </table:table-cell>
          <table:table-cell office:value-type="error" office:string-value="#N/A" table:formula="of:=[.E6]/1000" table:style-name="ce4">
            <text:p>#N/A</text:p>
          </table:table-cell>
          <table:table-cell office:value-type="error" office:string-value="#NAME?" table:formula="of:=COM.MICROSOFT.SINGLE(COM.MICROSOFT.CEILING.MATH([.F6];0.5))" table:style-name="ce1">
            <text:p>#NAME?</text:p>
          </table:table-cell>
          <table:table-cell office:value-type="string" office:string-value="1.6" table:formula="of:=VLOOKUP([.A6];[courier_company_invoice.$B$2:.$H$125];2;0)" table:style-name="ce1">
            <text:p>1.6</text:p>
          </table:table-cell>
          <table:table-cell office:value-type="error" office:string-value="#NAME?" table:formula="of:=IF([.G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7036</text:p>
          </table:table-cell>
          <table:table-cell office:value-type="string" table:style-name="ce2">
            <text:p>GIFTBOX202002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7]*[.D7]" table:style-name="ce1">
            <text:p>#N/A</text:p>
          </table:table-cell>
          <table:table-cell office:value-type="error" office:string-value="#N/A" table:formula="of:=[.E7]/1000" table:style-name="ce4">
            <text:p>#N/A</text:p>
          </table:table-cell>
          <table:table-cell office:value-type="error" office:string-value="#NAME?" table:formula="of:=COM.MICROSOFT.SINGLE(COM.MICROSOFT.CEILING.MATH([.F7];0.5))" table:style-name="ce1">
            <text:p>#NAME?</text:p>
          </table:table-cell>
          <table:table-cell office:value-type="string" office:string-value="1.6" table:formula="of:=VLOOKUP([.A7];[courier_company_invoice.$B$2:.$H$125];2;0)" table:style-name="ce1">
            <text:p>1.6</text:p>
          </table:table-cell>
          <table:table-cell office:value-type="error" office:string-value="#NAME?" table:formula="of:=IF([.G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7036</text:p>
          </table:table-cell>
          <table:table-cell office:value-type="float" office:value="8904223818638" table:style-name="ce2">
            <text:p>8904223818638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8]*[.D8]" table:style-name="ce1">
            <text:p>#N/A</text:p>
          </table:table-cell>
          <table:table-cell office:value-type="error" office:string-value="#N/A" table:formula="of:=[.E8]/1000" table:style-name="ce4">
            <text:p>#N/A</text:p>
          </table:table-cell>
          <table:table-cell office:value-type="error" office:string-value="#NAME?" table:formula="of:=COM.MICROSOFT.SINGLE(COM.MICROSOFT.CEILING.MATH([.F8];0.5))" table:style-name="ce1">
            <text:p>#NAME?</text:p>
          </table:table-cell>
          <table:table-cell office:value-type="string" office:string-value="1.6" table:formula="of:=VLOOKUP([.A8];[courier_company_invoice.$B$2:.$H$125];2;0)" table:style-name="ce1">
            <text:p>1.6</text:p>
          </table:table-cell>
          <table:table-cell office:value-type="error" office:string-value="#NAME?" table:formula="of:=IF([.G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7036</text:p>
          </table:table-cell>
          <table:table-cell office:value-type="string" table:style-name="ce2">
            <text:p>SACHETS001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9]*[.D9]" table:style-name="ce1">
            <text:p>#N/A</text:p>
          </table:table-cell>
          <table:table-cell office:value-type="error" office:string-value="#N/A" table:formula="of:=[.E9]/1000" table:style-name="ce4">
            <text:p>#N/A</text:p>
          </table:table-cell>
          <table:table-cell office:value-type="error" office:string-value="#NAME?" table:formula="of:=COM.MICROSOFT.SINGLE(COM.MICROSOFT.CEILING.MATH([.F9];0.5))" table:style-name="ce1">
            <text:p>#NAME?</text:p>
          </table:table-cell>
          <table:table-cell office:value-type="string" office:string-value="1.6" table:formula="of:=VLOOKUP([.A9];[courier_company_invoice.$B$2:.$H$125];2;0)" table:style-name="ce1">
            <text:p>1.6</text:p>
          </table:table-cell>
          <table:table-cell office:value-type="error" office:string-value="#NAME?" table:formula="of:=IF([.G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5261</text:p>
          </table:table-cell>
          <table:table-cell office:value-type="float" office:value="8904223819024" table:style-name="ce2">
            <text:p>8904223819024.00</text:p>
          </table:table-cell>
          <table:table-cell office:value-type="string" table:style-name="ce1">
            <text:p>4.00</text:p>
          </table:table-cell>
          <table:table-cell office:value-type="error" office:string-value="#N/A" table:formula="of:=VLOOKUP([.B1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0]*[.D10]" table:style-name="ce1">
            <text:p>#N/A</text:p>
          </table:table-cell>
          <table:table-cell office:value-type="error" office:string-value="#N/A" table:formula="of:=[.E10]/1000" table:style-name="ce4">
            <text:p>#N/A</text:p>
          </table:table-cell>
          <table:table-cell office:value-type="error" office:string-value="#NAME?" table:formula="of:=COM.MICROSOFT.SINGLE(COM.MICROSOFT.CEILING.MATH([.F10];0.5))" table:style-name="ce1">
            <text:p>#NAME?</text:p>
          </table:table-cell>
          <table:table-cell office:value-type="string" office:string-value="1.6" table:formula="of:=VLOOKUP([.A10];[courier_company_invoice.$B$2:.$H$125];2;0)" table:style-name="ce1">
            <text:p>1.6</text:p>
          </table:table-cell>
          <table:table-cell office:value-type="error" office:string-value="#NAME?" table:formula="of:=IF([.G1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5261</text:p>
          </table:table-cell>
          <table:table-cell office:value-type="float" office:value="8904223819291" table:style-name="ce2">
            <text:p>8904223819291.00</text:p>
          </table:table-cell>
          <table:table-cell office:value-type="string" table:style-name="ce1">
            <text:p>4.00</text:p>
          </table:table-cell>
          <table:table-cell office:value-type="error" office:string-value="#N/A" table:formula="of:=VLOOKUP([.B1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1]*[.D11]" table:style-name="ce1">
            <text:p>#N/A</text:p>
          </table:table-cell>
          <table:table-cell office:value-type="error" office:string-value="#N/A" table:formula="of:=[.E11]/1000" table:style-name="ce4">
            <text:p>#N/A</text:p>
          </table:table-cell>
          <table:table-cell office:value-type="error" office:string-value="#NAME?" table:formula="of:=COM.MICROSOFT.SINGLE(COM.MICROSOFT.CEILING.MATH([.F11];0.5))" table:style-name="ce1">
            <text:p>#NAME?</text:p>
          </table:table-cell>
          <table:table-cell office:value-type="string" office:string-value="1.6" table:formula="of:=VLOOKUP([.A11];[courier_company_invoice.$B$2:.$H$125];2;0)" table:style-name="ce1">
            <text:p>1.6</text:p>
          </table:table-cell>
          <table:table-cell office:value-type="error" office:string-value="#NAME?" table:formula="of:=IF([.G1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5261</text:p>
          </table:table-cell>
          <table:table-cell office:value-type="float" office:value="8904223818638" table:style-name="ce2">
            <text:p>8904223818638.00</text:p>
          </table:table-cell>
          <table:table-cell office:value-type="string" table:style-name="ce1">
            <text:p>3.00</text:p>
          </table:table-cell>
          <table:table-cell office:value-type="error" office:string-value="#N/A" table:formula="of:=VLOOKUP([.B1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2]*[.D12]" table:style-name="ce1">
            <text:p>#N/A</text:p>
          </table:table-cell>
          <table:table-cell office:value-type="error" office:string-value="#N/A" table:formula="of:=[.E12]/1000" table:style-name="ce4">
            <text:p>#N/A</text:p>
          </table:table-cell>
          <table:table-cell office:value-type="error" office:string-value="#NAME?" table:formula="of:=COM.MICROSOFT.SINGLE(COM.MICROSOFT.CEILING.MATH([.F12];0.5))" table:style-name="ce1">
            <text:p>#NAME?</text:p>
          </table:table-cell>
          <table:table-cell office:value-type="string" office:string-value="1.6" table:formula="of:=VLOOKUP([.A12];[courier_company_invoice.$B$2:.$H$125];2;0)" table:style-name="ce1">
            <text:p>1.6</text:p>
          </table:table-cell>
          <table:table-cell office:value-type="error" office:string-value="#NAME?" table:formula="of:=IF([.G1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5261</text:p>
          </table:table-cell>
          <table:table-cell office:value-type="float" office:value="8904223818669" table:style-name="ce2">
            <text:p>8904223818669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3]*[.D13]" table:style-name="ce1">
            <text:p>#N/A</text:p>
          </table:table-cell>
          <table:table-cell office:value-type="error" office:string-value="#N/A" table:formula="of:=[.E13]/1000" table:style-name="ce4">
            <text:p>#N/A</text:p>
          </table:table-cell>
          <table:table-cell office:value-type="error" office:string-value="#NAME?" table:formula="of:=COM.MICROSOFT.SINGLE(COM.MICROSOFT.CEILING.MATH([.F13];0.5))" table:style-name="ce1">
            <text:p>#NAME?</text:p>
          </table:table-cell>
          <table:table-cell office:value-type="string" office:string-value="1.6" table:formula="of:=VLOOKUP([.A13];[courier_company_invoice.$B$2:.$H$125];2;0)" table:style-name="ce1">
            <text:p>1.6</text:p>
          </table:table-cell>
          <table:table-cell office:value-type="error" office:string-value="#NAME?" table:formula="of:=IF([.G1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5261</text:p>
          </table:table-cell>
          <table:table-cell office:value-type="string" table:style-name="ce2">
            <text:p>SACHETS001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4]*[.D14]" table:style-name="ce1">
            <text:p>#N/A</text:p>
          </table:table-cell>
          <table:table-cell office:value-type="error" office:string-value="#N/A" table:formula="of:=[.E14]/1000" table:style-name="ce4">
            <text:p>#N/A</text:p>
          </table:table-cell>
          <table:table-cell office:value-type="error" office:string-value="#NAME?" table:formula="of:=COM.MICROSOFT.SINGLE(COM.MICROSOFT.CEILING.MATH([.F14];0.5))" table:style-name="ce1">
            <text:p>#NAME?</text:p>
          </table:table-cell>
          <table:table-cell office:value-type="string" office:string-value="1.6" table:formula="of:=VLOOKUP([.A14];[courier_company_invoice.$B$2:.$H$125];2;0)" table:style-name="ce1">
            <text:p>1.6</text:p>
          </table:table-cell>
          <table:table-cell office:value-type="error" office:string-value="#NAME?" table:formula="of:=IF([.G1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3564</text:p>
          </table:table-cell>
          <table:table-cell office:value-type="float" office:value="8904223819291" table:style-name="ce2">
            <text:p>8904223819291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1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5]*[.D15]" table:style-name="ce1">
            <text:p>#N/A</text:p>
          </table:table-cell>
          <table:table-cell office:value-type="error" office:string-value="#N/A" table:formula="of:=[.E15]/1000" table:style-name="ce4">
            <text:p>#N/A</text:p>
          </table:table-cell>
          <table:table-cell office:value-type="error" office:string-value="#NAME?" table:formula="of:=COM.MICROSOFT.SINGLE(COM.MICROSOFT.CEILING.MATH([.F15];0.5))" table:style-name="ce1">
            <text:p>#NAME?</text:p>
          </table:table-cell>
          <table:table-cell office:value-type="string" office:string-value="0.7" table:formula="of:=VLOOKUP([.A15];[courier_company_invoice.$B$2:.$H$125];2;0)" table:style-name="ce1">
            <text:p>0.7</text:p>
          </table:table-cell>
          <table:table-cell office:value-type="error" office:string-value="#NAME?" table:formula="of:=IF([.G1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3564</text:p>
          </table:table-cell>
          <table:table-cell office:value-type="float" office:value="8904223819031" table:style-name="ce2">
            <text:p>8904223819031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1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6]*[.D16]" table:style-name="ce1">
            <text:p>#N/A</text:p>
          </table:table-cell>
          <table:table-cell office:value-type="error" office:string-value="#N/A" table:formula="of:=[.E16]/1000" table:style-name="ce4">
            <text:p>#N/A</text:p>
          </table:table-cell>
          <table:table-cell office:value-type="error" office:string-value="#NAME?" table:formula="of:=COM.MICROSOFT.SINGLE(COM.MICROSOFT.CEILING.MATH([.F16];0.5))" table:style-name="ce1">
            <text:p>#NAME?</text:p>
          </table:table-cell>
          <table:table-cell office:value-type="string" office:string-value="0.7" table:formula="of:=VLOOKUP([.A16];[courier_company_invoice.$B$2:.$H$125];2;0)" table:style-name="ce1">
            <text:p>0.7</text:p>
          </table:table-cell>
          <table:table-cell office:value-type="error" office:string-value="#NAME?" table:formula="of:=IF([.G1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3564</text:p>
          </table:table-cell>
          <table:table-cell office:value-type="float" office:value="8904223819024" table:style-name="ce2">
            <text:p>8904223819024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1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7]*[.D17]" table:style-name="ce1">
            <text:p>#N/A</text:p>
          </table:table-cell>
          <table:table-cell office:value-type="error" office:string-value="#N/A" table:formula="of:=[.E17]/1000" table:style-name="ce4">
            <text:p>#N/A</text:p>
          </table:table-cell>
          <table:table-cell office:value-type="error" office:string-value="#NAME?" table:formula="of:=COM.MICROSOFT.SINGLE(COM.MICROSOFT.CEILING.MATH([.F17];0.5))" table:style-name="ce1">
            <text:p>#NAME?</text:p>
          </table:table-cell>
          <table:table-cell office:value-type="string" office:string-value="0.7" table:formula="of:=VLOOKUP([.A17];[courier_company_invoice.$B$2:.$H$125];2;0)" table:style-name="ce1">
            <text:p>0.7</text:p>
          </table:table-cell>
          <table:table-cell office:value-type="error" office:string-value="#NAME?" table:formula="of:=IF([.G1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2466</text:p>
          </table:table-cell>
          <table:table-cell office:value-type="float" office:value="8904223819468" table:style-name="ce2">
            <text:p>8904223819468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1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8]*[.D18]" table:style-name="ce1">
            <text:p>#N/A</text:p>
          </table:table-cell>
          <table:table-cell office:value-type="error" office:string-value="#N/A" table:formula="of:=[.E18]/1000" table:style-name="ce4">
            <text:p>#N/A</text:p>
          </table:table-cell>
          <table:table-cell office:value-type="error" office:string-value="#NAME?" table:formula="of:=COM.MICROSOFT.SINGLE(COM.MICROSOFT.CEILING.MATH([.F18];0.5))" table:style-name="ce1">
            <text:p>#NAME?</text:p>
          </table:table-cell>
          <table:table-cell office:value-type="string" office:string-value="1.1" table:formula="of:=VLOOKUP([.A18];[courier_company_invoice.$B$2:.$H$125];2;0)" table:style-name="ce1">
            <text:p>1.1</text:p>
          </table:table-cell>
          <table:table-cell office:value-type="error" office:string-value="#NAME?" table:formula="of:=IF([.G1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2466</text:p>
          </table:table-cell>
          <table:table-cell office:value-type="float" office:value="8904223819291" table:style-name="ce2">
            <text:p>8904223819291.00</text:p>
          </table:table-cell>
          <table:table-cell office:value-type="string" table:style-name="ce1">
            <text:p>8.00</text:p>
          </table:table-cell>
          <table:table-cell office:value-type="error" office:string-value="#N/A" table:formula="of:=VLOOKUP([.B1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9]*[.D19]" table:style-name="ce1">
            <text:p>#N/A</text:p>
          </table:table-cell>
          <table:table-cell office:value-type="error" office:string-value="#N/A" table:formula="of:=[.E19]/1000" table:style-name="ce4">
            <text:p>#N/A</text:p>
          </table:table-cell>
          <table:table-cell office:value-type="error" office:string-value="#NAME?" table:formula="of:=COM.MICROSOFT.SINGLE(COM.MICROSOFT.CEILING.MATH([.F19];0.5))" table:style-name="ce1">
            <text:p>#NAME?</text:p>
          </table:table-cell>
          <table:table-cell office:value-type="string" office:string-value="1.1" table:formula="of:=VLOOKUP([.A19];[courier_company_invoice.$B$2:.$H$125];2;0)" table:style-name="ce1">
            <text:p>1.1</text:p>
          </table:table-cell>
          <table:table-cell office:value-type="error" office:string-value="#NAME?" table:formula="of:=IF([.G1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1995</text:p>
          </table:table-cell>
          <table:table-cell office:value-type="float" office:value="8904223819130" table:style-name="ce2">
            <text:p>890422381913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0]*[.D20]" table:style-name="ce1">
            <text:p>#N/A</text:p>
          </table:table-cell>
          <table:table-cell office:value-type="error" office:string-value="#N/A" table:formula="of:=[.E20]/1000" table:style-name="ce4">
            <text:p>#N/A</text:p>
          </table:table-cell>
          <table:table-cell office:value-type="error" office:string-value="#NAME?" table:formula="of:=COM.MICROSOFT.SINGLE(COM.MICROSOFT.CEILING.MATH([.F20];0.5))" table:style-name="ce1">
            <text:p>#NAME?</text:p>
          </table:table-cell>
          <table:table-cell office:value-type="string" office:string-value="0.5" table:formula="of:=VLOOKUP([.A20];[courier_company_invoice.$B$2:.$H$125];2;0)" table:style-name="ce1">
            <text:p>0.5</text:p>
          </table:table-cell>
          <table:table-cell office:value-type="error" office:string-value="#NAME?" table:formula="of:=IF([.G2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1995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1]*[.D21]" table:style-name="ce1">
            <text:p>#N/A</text:p>
          </table:table-cell>
          <table:table-cell office:value-type="error" office:string-value="#N/A" table:formula="of:=[.E21]/1000" table:style-name="ce4">
            <text:p>#N/A</text:p>
          </table:table-cell>
          <table:table-cell office:value-type="error" office:string-value="#NAME?" table:formula="of:=COM.MICROSOFT.SINGLE(COM.MICROSOFT.CEILING.MATH([.F21];0.5))" table:style-name="ce1">
            <text:p>#NAME?</text:p>
          </table:table-cell>
          <table:table-cell office:value-type="string" office:string-value="0.5" table:formula="of:=VLOOKUP([.A21];[courier_company_invoice.$B$2:.$H$125];2;0)" table:style-name="ce1">
            <text:p>0.5</text:p>
          </table:table-cell>
          <table:table-cell office:value-type="error" office:string-value="#NAME?" table:formula="of:=IF([.G2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1766</text:p>
          </table:table-cell>
          <table:table-cell office:value-type="float" office:value="8904223818591" table:style-name="ce2">
            <text:p>8904223818591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2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2]*[.D22]" table:style-name="ce1">
            <text:p>#N/A</text:p>
          </table:table-cell>
          <table:table-cell office:value-type="error" office:string-value="#N/A" table:formula="of:=[.E22]/1000" table:style-name="ce4">
            <text:p>#N/A</text:p>
          </table:table-cell>
          <table:table-cell office:value-type="error" office:string-value="#NAME?" table:formula="of:=COM.MICROSOFT.SINGLE(COM.MICROSOFT.CEILING.MATH([.F22];0.5))" table:style-name="ce1">
            <text:p>#NAME?</text:p>
          </table:table-cell>
          <table:table-cell office:value-type="string" office:string-value="0.2" table:formula="of:=VLOOKUP([.A22];[courier_company_invoice.$B$2:.$H$125];2;0)" table:style-name="ce1">
            <text:p>0.2</text:p>
          </table:table-cell>
          <table:table-cell office:value-type="error" office:string-value="#NAME?" table:formula="of:=IF([.G2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1750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3]*[.D23]" table:style-name="ce1">
            <text:p>#N/A</text:p>
          </table:table-cell>
          <table:table-cell office:value-type="error" office:string-value="#N/A" table:formula="of:=[.E23]/1000" table:style-name="ce4">
            <text:p>#N/A</text:p>
          </table:table-cell>
          <table:table-cell office:value-type="error" office:string-value="#NAME?" table:formula="of:=COM.MICROSOFT.SINGLE(COM.MICROSOFT.CEILING.MATH([.F23];0.5))" table:style-name="ce1">
            <text:p>#NAME?</text:p>
          </table:table-cell>
          <table:table-cell office:value-type="string" office:string-value="0.8" table:formula="of:=VLOOKUP([.A23];[courier_company_invoice.$B$2:.$H$125];2;0)" table:style-name="ce1">
            <text:p>0.8</text:p>
          </table:table-cell>
          <table:table-cell office:value-type="error" office:string-value="#NAME?" table:formula="of:=IF([.G2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1750</text:p>
          </table:table-cell>
          <table:table-cell office:value-type="float" office:value="8904223818430" table:style-name="ce2">
            <text:p>890422381843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4]*[.D24]" table:style-name="ce1">
            <text:p>#N/A</text:p>
          </table:table-cell>
          <table:table-cell office:value-type="error" office:string-value="#N/A" table:formula="of:=[.E24]/1000" table:style-name="ce4">
            <text:p>#N/A</text:p>
          </table:table-cell>
          <table:table-cell office:value-type="error" office:string-value="#NAME?" table:formula="of:=COM.MICROSOFT.SINGLE(COM.MICROSOFT.CEILING.MATH([.F24];0.5))" table:style-name="ce1">
            <text:p>#NAME?</text:p>
          </table:table-cell>
          <table:table-cell office:value-type="string" office:string-value="0.8" table:formula="of:=VLOOKUP([.A24];[courier_company_invoice.$B$2:.$H$125];2;0)" table:style-name="ce1">
            <text:p>0.8</text:p>
          </table:table-cell>
          <table:table-cell office:value-type="error" office:string-value="#NAME?" table:formula="of:=IF([.G2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1750</text:p>
          </table:table-cell>
          <table:table-cell office:value-type="float" office:value="8904223819130" table:style-name="ce2">
            <text:p>890422381913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5]*[.D25]" table:style-name="ce1">
            <text:p>#N/A</text:p>
          </table:table-cell>
          <table:table-cell office:value-type="error" office:string-value="#N/A" table:formula="of:=[.E25]/1000" table:style-name="ce4">
            <text:p>#N/A</text:p>
          </table:table-cell>
          <table:table-cell office:value-type="error" office:string-value="#NAME?" table:formula="of:=COM.MICROSOFT.SINGLE(COM.MICROSOFT.CEILING.MATH([.F25];0.5))" table:style-name="ce1">
            <text:p>#NAME?</text:p>
          </table:table-cell>
          <table:table-cell office:value-type="string" office:string-value="0.8" table:formula="of:=VLOOKUP([.A25];[courier_company_invoice.$B$2:.$H$125];2;0)" table:style-name="ce1">
            <text:p>0.8</text:p>
          </table:table-cell>
          <table:table-cell office:value-type="error" office:string-value="#NAME?" table:formula="of:=IF([.G2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1742</text:p>
          </table:table-cell>
          <table:table-cell office:value-type="float" office:value="8904223819468" table:style-name="ce2">
            <text:p>8904223819468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6]*[.D26]" table:style-name="ce1">
            <text:p>#N/A</text:p>
          </table:table-cell>
          <table:table-cell office:value-type="error" office:string-value="#N/A" table:formula="of:=[.E26]/1000" table:style-name="ce4">
            <text:p>#N/A</text:p>
          </table:table-cell>
          <table:table-cell office:value-type="error" office:string-value="#NAME?" table:formula="of:=COM.MICROSOFT.SINGLE(COM.MICROSOFT.CEILING.MATH([.F26];0.5))" table:style-name="ce1">
            <text:p>#NAME?</text:p>
          </table:table-cell>
          <table:table-cell office:value-type="string" office:string-value="0.15" table:formula="of:=VLOOKUP([.A26];[courier_company_invoice.$B$2:.$H$125];2;0)" table:style-name="ce1">
            <text:p>0.15</text:p>
          </table:table-cell>
          <table:table-cell office:value-type="error" office:string-value="#NAME?" table:formula="of:=IF([.G2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1679</text:p>
          </table:table-cell>
          <table:table-cell office:value-type="float" office:value="8904223818430" table:style-name="ce2">
            <text:p>890422381843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7]*[.D27]" table:style-name="ce1">
            <text:p>#N/A</text:p>
          </table:table-cell>
          <table:table-cell office:value-type="error" office:string-value="#N/A" table:formula="of:=[.E27]/1000" table:style-name="ce4">
            <text:p>#N/A</text:p>
          </table:table-cell>
          <table:table-cell office:value-type="error" office:string-value="#NAME?" table:formula="of:=COM.MICROSOFT.SINGLE(COM.MICROSOFT.CEILING.MATH([.F27];0.5))" table:style-name="ce1">
            <text:p>#NAME?</text:p>
          </table:table-cell>
          <table:table-cell office:value-type="string" office:string-value="0.2" table:formula="of:=VLOOKUP([.A27];[courier_company_invoice.$B$2:.$H$125];2;0)" table:style-name="ce1">
            <text:p>0.2</text:p>
          </table:table-cell>
          <table:table-cell office:value-type="error" office:string-value="#NAME?" table:formula="of:=IF([.G2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1502</text:p>
          </table:table-cell>
          <table:table-cell office:value-type="float" office:value="8904223818980" table:style-name="ce2">
            <text:p>890422381898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8]*[.D28]" table:style-name="ce1">
            <text:p>#N/A</text:p>
          </table:table-cell>
          <table:table-cell office:value-type="error" office:string-value="#N/A" table:formula="of:=[.E28]/1000" table:style-name="ce4">
            <text:p>#N/A</text:p>
          </table:table-cell>
          <table:table-cell office:value-type="error" office:string-value="#NAME?" table:formula="of:=COM.MICROSOFT.SINGLE(COM.MICROSOFT.CEILING.MATH([.F28];0.5))" table:style-name="ce1">
            <text:p>#NAME?</text:p>
          </table:table-cell>
          <table:table-cell office:value-type="string" office:string-value="0.6" table:formula="of:=VLOOKUP([.A28];[courier_company_invoice.$B$2:.$H$125];2;0)" table:style-name="ce1">
            <text:p>0.6</text:p>
          </table:table-cell>
          <table:table-cell office:value-type="error" office:string-value="#NAME?" table:formula="of:=IF([.G2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1502</text:p>
          </table:table-cell>
          <table:table-cell office:value-type="float" office:value="8904223819031" table:style-name="ce2">
            <text:p>8904223819031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2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9]*[.D29]" table:style-name="ce1">
            <text:p>#N/A</text:p>
          </table:table-cell>
          <table:table-cell office:value-type="error" office:string-value="#N/A" table:formula="of:=[.E29]/1000" table:style-name="ce4">
            <text:p>#N/A</text:p>
          </table:table-cell>
          <table:table-cell office:value-type="error" office:string-value="#NAME?" table:formula="of:=COM.MICROSOFT.SINGLE(COM.MICROSOFT.CEILING.MATH([.F29];0.5))" table:style-name="ce1">
            <text:p>#NAME?</text:p>
          </table:table-cell>
          <table:table-cell office:value-type="string" office:string-value="0.6" table:formula="of:=VLOOKUP([.A29];[courier_company_invoice.$B$2:.$H$125];2;0)" table:style-name="ce1">
            <text:p>0.6</text:p>
          </table:table-cell>
          <table:table-cell office:value-type="error" office:string-value="#NAME?" table:formula="of:=IF([.G2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1502</text:p>
          </table:table-cell>
          <table:table-cell office:value-type="float" office:value="8904223819024" table:style-name="ce2">
            <text:p>8904223819024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3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0]*[.D30]" table:style-name="ce1">
            <text:p>#N/A</text:p>
          </table:table-cell>
          <table:table-cell office:value-type="error" office:string-value="#N/A" table:formula="of:=[.E30]/1000" table:style-name="ce4">
            <text:p>#N/A</text:p>
          </table:table-cell>
          <table:table-cell office:value-type="error" office:string-value="#NAME?" table:formula="of:=COM.MICROSOFT.SINGLE(COM.MICROSOFT.CEILING.MATH([.F30];0.5))" table:style-name="ce1">
            <text:p>#NAME?</text:p>
          </table:table-cell>
          <table:table-cell office:value-type="string" office:string-value="0.6" table:formula="of:=VLOOKUP([.A30];[courier_company_invoice.$B$2:.$H$125];2;0)" table:style-name="ce1">
            <text:p>0.6</text:p>
          </table:table-cell>
          <table:table-cell office:value-type="error" office:string-value="#NAME?" table:formula="of:=IF([.G3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1284</text:p>
          </table:table-cell>
          <table:table-cell office:value-type="float" office:value="8904223818614" table:style-name="ce2">
            <text:p>890422381861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1]*[.D31]" table:style-name="ce1">
            <text:p>#N/A</text:p>
          </table:table-cell>
          <table:table-cell office:value-type="error" office:string-value="#N/A" table:formula="of:=[.E31]/1000" table:style-name="ce4">
            <text:p>#N/A</text:p>
          </table:table-cell>
          <table:table-cell office:value-type="error" office:string-value="#NAME?" table:formula="of:=COM.MICROSOFT.SINGLE(COM.MICROSOFT.CEILING.MATH([.F31];0.5))" table:style-name="ce1">
            <text:p>#NAME?</text:p>
          </table:table-cell>
          <table:table-cell office:value-type="string" office:string-value="0.2" table:formula="of:=VLOOKUP([.A31];[courier_company_invoice.$B$2:.$H$125];2;0)" table:style-name="ce1">
            <text:p>0.2</text:p>
          </table:table-cell>
          <table:table-cell office:value-type="error" office:string-value="#NAME?" table:formula="of:=IF([.G3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1284</text:p>
          </table:table-cell>
          <table:table-cell office:value-type="float" office:value="8904223819024" table:style-name="ce2">
            <text:p>890422381902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2]*[.D32]" table:style-name="ce1">
            <text:p>#N/A</text:p>
          </table:table-cell>
          <table:table-cell office:value-type="error" office:string-value="#N/A" table:formula="of:=[.E32]/1000" table:style-name="ce4">
            <text:p>#N/A</text:p>
          </table:table-cell>
          <table:table-cell office:value-type="error" office:string-value="#NAME?" table:formula="of:=COM.MICROSOFT.SINGLE(COM.MICROSOFT.CEILING.MATH([.F32];0.5))" table:style-name="ce1">
            <text:p>#NAME?</text:p>
          </table:table-cell>
          <table:table-cell office:value-type="string" office:string-value="0.2" table:formula="of:=VLOOKUP([.A32];[courier_company_invoice.$B$2:.$H$125];2;0)" table:style-name="ce1">
            <text:p>0.2</text:p>
          </table:table-cell>
          <table:table-cell office:value-type="error" office:string-value="#NAME?" table:formula="of:=IF([.G3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1190</text:p>
          </table:table-cell>
          <table:table-cell office:value-type="float" office:value="8904223819321" table:style-name="ce2">
            <text:p>8904223819321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3]*[.D33]" table:style-name="ce1">
            <text:p>#N/A</text:p>
          </table:table-cell>
          <table:table-cell office:value-type="error" office:string-value="#N/A" table:formula="of:=[.E33]/1000" table:style-name="ce4">
            <text:p>#N/A</text:p>
          </table:table-cell>
          <table:table-cell office:value-type="error" office:string-value="#NAME?" table:formula="of:=COM.MICROSOFT.SINGLE(COM.MICROSOFT.CEILING.MATH([.F33];0.5))" table:style-name="ce1">
            <text:p>#NAME?</text:p>
          </table:table-cell>
          <table:table-cell office:value-type="string" office:string-value="1.2" table:formula="of:=VLOOKUP([.A33];[courier_company_invoice.$B$2:.$H$125];2;0)" table:style-name="ce1">
            <text:p>1.2</text:p>
          </table:table-cell>
          <table:table-cell office:value-type="error" office:string-value="#NAME?" table:formula="of:=IF([.G3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1190</text:p>
          </table:table-cell>
          <table:table-cell office:value-type="float" office:value="8904223819338" table:style-name="ce2">
            <text:p>8904223819338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4]*[.D34]" table:style-name="ce1">
            <text:p>#N/A</text:p>
          </table:table-cell>
          <table:table-cell office:value-type="error" office:string-value="#N/A" table:formula="of:=[.E34]/1000" table:style-name="ce4">
            <text:p>#N/A</text:p>
          </table:table-cell>
          <table:table-cell office:value-type="error" office:string-value="#NAME?" table:formula="of:=COM.MICROSOFT.SINGLE(COM.MICROSOFT.CEILING.MATH([.F34];0.5))" table:style-name="ce1">
            <text:p>#NAME?</text:p>
          </table:table-cell>
          <table:table-cell office:value-type="string" office:string-value="1.2" table:formula="of:=VLOOKUP([.A34];[courier_company_invoice.$B$2:.$H$125];2;0)" table:style-name="ce1">
            <text:p>1.2</text:p>
          </table:table-cell>
          <table:table-cell office:value-type="error" office:string-value="#NAME?" table:formula="of:=IF([.G3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1185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3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5]*[.D35]" table:style-name="ce1">
            <text:p>#N/A</text:p>
          </table:table-cell>
          <table:table-cell office:value-type="error" office:string-value="#N/A" table:formula="of:=[.E35]/1000" table:style-name="ce4">
            <text:p>#N/A</text:p>
          </table:table-cell>
          <table:table-cell office:value-type="error" office:string-value="#NAME?" table:formula="of:=COM.MICROSOFT.SINGLE(COM.MICROSOFT.CEILING.MATH([.F35];0.5))" table:style-name="ce1">
            <text:p>#NAME?</text:p>
          </table:table-cell>
          <table:table-cell office:value-type="string" office:string-value="2.1" table:formula="of:=VLOOKUP([.A35];[courier_company_invoice.$B$2:.$H$125];2;0)" table:style-name="ce1">
            <text:p>2.1</text:p>
          </table:table-cell>
          <table:table-cell office:value-type="error" office:string-value="#NAME?" table:formula="of:=IF([.G3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1185</text:p>
          </table:table-cell>
          <table:table-cell office:value-type="float" office:value="8904223818683" table:style-name="ce2">
            <text:p>8904223818683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3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6]*[.D36]" table:style-name="ce1">
            <text:p>#N/A</text:p>
          </table:table-cell>
          <table:table-cell office:value-type="error" office:string-value="#N/A" table:formula="of:=[.E36]/1000" table:style-name="ce4">
            <text:p>#N/A</text:p>
          </table:table-cell>
          <table:table-cell office:value-type="error" office:string-value="#NAME?" table:formula="of:=COM.MICROSOFT.SINGLE(COM.MICROSOFT.CEILING.MATH([.F36];0.5))" table:style-name="ce1">
            <text:p>#NAME?</text:p>
          </table:table-cell>
          <table:table-cell office:value-type="string" office:string-value="2.1" table:formula="of:=VLOOKUP([.A36];[courier_company_invoice.$B$2:.$H$125];2;0)" table:style-name="ce1">
            <text:p>2.1</text:p>
          </table:table-cell>
          <table:table-cell office:value-type="error" office:string-value="#NAME?" table:formula="of:=IF([.G3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1185</text:p>
          </table:table-cell>
          <table:table-cell office:value-type="float" office:value="8904223819239" table:style-name="ce2">
            <text:p>8904223819239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7]*[.D37]" table:style-name="ce1">
            <text:p>#N/A</text:p>
          </table:table-cell>
          <table:table-cell office:value-type="error" office:string-value="#N/A" table:formula="of:=[.E37]/1000" table:style-name="ce4">
            <text:p>#N/A</text:p>
          </table:table-cell>
          <table:table-cell office:value-type="error" office:string-value="#NAME?" table:formula="of:=COM.MICROSOFT.SINGLE(COM.MICROSOFT.CEILING.MATH([.F37];0.5))" table:style-name="ce1">
            <text:p>#NAME?</text:p>
          </table:table-cell>
          <table:table-cell office:value-type="string" office:string-value="2.1" table:formula="of:=VLOOKUP([.A37];[courier_company_invoice.$B$2:.$H$125];2;0)" table:style-name="ce1">
            <text:p>2.1</text:p>
          </table:table-cell>
          <table:table-cell office:value-type="error" office:string-value="#NAME?" table:formula="of:=IF([.G3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1185</text:p>
          </table:table-cell>
          <table:table-cell office:value-type="float" office:value="8904223819246" table:style-name="ce2">
            <text:p>890422381924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8]*[.D38]" table:style-name="ce1">
            <text:p>#N/A</text:p>
          </table:table-cell>
          <table:table-cell office:value-type="error" office:string-value="#N/A" table:formula="of:=[.E38]/1000" table:style-name="ce4">
            <text:p>#N/A</text:p>
          </table:table-cell>
          <table:table-cell office:value-type="error" office:string-value="#NAME?" table:formula="of:=COM.MICROSOFT.SINGLE(COM.MICROSOFT.CEILING.MATH([.F38];0.5))" table:style-name="ce1">
            <text:p>#NAME?</text:p>
          </table:table-cell>
          <table:table-cell office:value-type="string" office:string-value="2.1" table:formula="of:=VLOOKUP([.A38];[courier_company_invoice.$B$2:.$H$125];2;0)" table:style-name="ce1">
            <text:p>2.1</text:p>
          </table:table-cell>
          <table:table-cell office:value-type="error" office:string-value="#NAME?" table:formula="of:=IF([.G3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1185</text:p>
          </table:table-cell>
          <table:table-cell office:value-type="float" office:value="8904223819253" table:style-name="ce2">
            <text:p>8904223819253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9]*[.D39]" table:style-name="ce1">
            <text:p>#N/A</text:p>
          </table:table-cell>
          <table:table-cell office:value-type="error" office:string-value="#N/A" table:formula="of:=[.E39]/1000" table:style-name="ce4">
            <text:p>#N/A</text:p>
          </table:table-cell>
          <table:table-cell office:value-type="error" office:string-value="#NAME?" table:formula="of:=COM.MICROSOFT.SINGLE(COM.MICROSOFT.CEILING.MATH([.F39];0.5))" table:style-name="ce1">
            <text:p>#NAME?</text:p>
          </table:table-cell>
          <table:table-cell office:value-type="string" office:string-value="2.1" table:formula="of:=VLOOKUP([.A39];[courier_company_invoice.$B$2:.$H$125];2;0)" table:style-name="ce1">
            <text:p>2.1</text:p>
          </table:table-cell>
          <table:table-cell office:value-type="error" office:string-value="#NAME?" table:formula="of:=IF([.G3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1185</text:p>
          </table:table-cell>
          <table:table-cell office:value-type="float" office:value="8904223818669" table:style-name="ce2">
            <text:p>8904223818669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4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40]*[.D40]" table:style-name="ce1">
            <text:p>#N/A</text:p>
          </table:table-cell>
          <table:table-cell office:value-type="error" office:string-value="#N/A" table:formula="of:=[.E40]/1000" table:style-name="ce4">
            <text:p>#N/A</text:p>
          </table:table-cell>
          <table:table-cell office:value-type="error" office:string-value="#NAME?" table:formula="of:=COM.MICROSOFT.SINGLE(COM.MICROSOFT.CEILING.MATH([.F40];0.5))" table:style-name="ce1">
            <text:p>#NAME?</text:p>
          </table:table-cell>
          <table:table-cell office:value-type="string" office:string-value="2.1" table:formula="of:=VLOOKUP([.A40];[courier_company_invoice.$B$2:.$H$125];2;0)" table:style-name="ce1">
            <text:p>2.1</text:p>
          </table:table-cell>
          <table:table-cell office:value-type="error" office:string-value="#NAME?" table:formula="of:=IF([.G4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1185</text:p>
          </table:table-cell>
          <table:table-cell office:value-type="float" office:value="8904223819147" table:style-name="ce2">
            <text:p>8904223819147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4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41]*[.D41]" table:style-name="ce1">
            <text:p>#N/A</text:p>
          </table:table-cell>
          <table:table-cell office:value-type="error" office:string-value="#N/A" table:formula="of:=[.E41]/1000" table:style-name="ce4">
            <text:p>#N/A</text:p>
          </table:table-cell>
          <table:table-cell office:value-type="error" office:string-value="#NAME?" table:formula="of:=COM.MICROSOFT.SINGLE(COM.MICROSOFT.CEILING.MATH([.F41];0.5))" table:style-name="ce1">
            <text:p>#NAME?</text:p>
          </table:table-cell>
          <table:table-cell office:value-type="string" office:string-value="2.1" table:formula="of:=VLOOKUP([.A41];[courier_company_invoice.$B$2:.$H$125];2;0)" table:style-name="ce1">
            <text:p>2.1</text:p>
          </table:table-cell>
          <table:table-cell office:value-type="error" office:string-value="#NAME?" table:formula="of:=IF([.G4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1185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4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42]*[.D42]" table:style-name="ce1">
            <text:p>#N/A</text:p>
          </table:table-cell>
          <table:table-cell office:value-type="error" office:string-value="#N/A" table:formula="of:=[.E42]/1000" table:style-name="ce4">
            <text:p>#N/A</text:p>
          </table:table-cell>
          <table:table-cell office:value-type="error" office:string-value="#NAME?" table:formula="of:=COM.MICROSOFT.SINGLE(COM.MICROSOFT.CEILING.MATH([.F42];0.5))" table:style-name="ce1">
            <text:p>#NAME?</text:p>
          </table:table-cell>
          <table:table-cell office:value-type="string" office:string-value="2.1" table:formula="of:=VLOOKUP([.A42];[courier_company_invoice.$B$2:.$H$125];2;0)" table:style-name="ce1">
            <text:p>2.1</text:p>
          </table:table-cell>
          <table:table-cell office:value-type="error" office:string-value="#NAME?" table:formula="of:=IF([.G4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0978</text:p>
          </table:table-cell>
          <table:table-cell office:value-type="float" office:value="8904223815859" table:style-name="ce2">
            <text:p>8904223815859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4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43]*[.D43]" table:style-name="ce1">
            <text:p>#N/A</text:p>
          </table:table-cell>
          <table:table-cell office:value-type="error" office:string-value="#N/A" table:formula="of:=[.E43]/1000" table:style-name="ce4">
            <text:p>#N/A</text:p>
          </table:table-cell>
          <table:table-cell office:value-type="error" office:string-value="#NAME?" table:formula="of:=COM.MICROSOFT.SINGLE(COM.MICROSOFT.CEILING.MATH([.F43];0.5))" table:style-name="ce1">
            <text:p>#NAME?</text:p>
          </table:table-cell>
          <table:table-cell office:value-type="string" office:string-value="0.5" table:formula="of:=VLOOKUP([.A43];[courier_company_invoice.$B$2:.$H$125];2;0)" table:style-name="ce1">
            <text:p>0.5</text:p>
          </table:table-cell>
          <table:table-cell office:value-type="error" office:string-value="#NAME?" table:formula="of:=IF([.G4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0978</text:p>
          </table:table-cell>
          <table:table-cell office:value-type="float" office:value="8904223817501" table:style-name="ce2">
            <text:p>8904223817501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4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44]*[.D44]" table:style-name="ce1">
            <text:p>#N/A</text:p>
          </table:table-cell>
          <table:table-cell office:value-type="error" office:string-value="#N/A" table:formula="of:=[.E44]/1000" table:style-name="ce4">
            <text:p>#N/A</text:p>
          </table:table-cell>
          <table:table-cell office:value-type="error" office:string-value="#NAME?" table:formula="of:=COM.MICROSOFT.SINGLE(COM.MICROSOFT.CEILING.MATH([.F44];0.5))" table:style-name="ce1">
            <text:p>#NAME?</text:p>
          </table:table-cell>
          <table:table-cell office:value-type="string" office:string-value="0.5" table:formula="of:=VLOOKUP([.A44];[courier_company_invoice.$B$2:.$H$125];2;0)" table:style-name="ce1">
            <text:p>0.5</text:p>
          </table:table-cell>
          <table:table-cell office:value-type="error" office:string-value="#NAME?" table:formula="of:=IF([.G4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20690</text:p>
          </table:table-cell>
          <table:table-cell office:value-type="float" office:value="8904223817273" table:style-name="ce2">
            <text:p>8904223817273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4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45]*[.D45]" table:style-name="ce1">
            <text:p>#N/A</text:p>
          </table:table-cell>
          <table:table-cell office:value-type="error" office:string-value="#N/A" table:formula="of:=[.E45]/1000" table:style-name="ce4">
            <text:p>#N/A</text:p>
          </table:table-cell>
          <table:table-cell office:value-type="error" office:string-value="#NAME?" table:formula="of:=COM.MICROSOFT.SINGLE(COM.MICROSOFT.CEILING.MATH([.F45];0.5))" table:style-name="ce1">
            <text:p>#NAME?</text:p>
          </table:table-cell>
          <table:table-cell office:value-type="string" office:string-value="0.15" table:formula="of:=VLOOKUP([.A45];[courier_company_invoice.$B$2:.$H$125];2;0)" table:style-name="ce1">
            <text:p>0.15</text:p>
          </table:table-cell>
          <table:table-cell office:value-type="error" office:string-value="#NAME?" table:formula="of:=IF([.G4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9252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4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46]*[.D46]" table:style-name="ce1">
            <text:p>#N/A</text:p>
          </table:table-cell>
          <table:table-cell office:value-type="error" office:string-value="#N/A" table:formula="of:=[.E46]/1000" table:style-name="ce4">
            <text:p>#N/A</text:p>
          </table:table-cell>
          <table:table-cell office:value-type="error" office:string-value="#NAME?" table:formula="of:=COM.MICROSOFT.SINGLE(COM.MICROSOFT.CEILING.MATH([.F46];0.5))" table:style-name="ce1">
            <text:p>#NAME?</text:p>
          </table:table-cell>
          <table:table-cell office:value-type="string" office:string-value="0.3" table:formula="of:=VLOOKUP([.A46];[courier_company_invoice.$B$2:.$H$125];2;0)" table:style-name="ce1">
            <text:p>0.3</text:p>
          </table:table-cell>
          <table:table-cell office:value-type="error" office:string-value="#NAME?" table:formula="of:=IF([.G4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9252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4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47]*[.D47]" table:style-name="ce1">
            <text:p>#N/A</text:p>
          </table:table-cell>
          <table:table-cell office:value-type="error" office:string-value="#N/A" table:formula="of:=[.E47]/1000" table:style-name="ce4">
            <text:p>#N/A</text:p>
          </table:table-cell>
          <table:table-cell office:value-type="error" office:string-value="#NAME?" table:formula="of:=COM.MICROSOFT.SINGLE(COM.MICROSOFT.CEILING.MATH([.F47];0.5))" table:style-name="ce1">
            <text:p>#NAME?</text:p>
          </table:table-cell>
          <table:table-cell office:value-type="string" office:string-value="0.3" table:formula="of:=VLOOKUP([.A47];[courier_company_invoice.$B$2:.$H$125];2;0)" table:style-name="ce1">
            <text:p>0.3</text:p>
          </table:table-cell>
          <table:table-cell office:value-type="error" office:string-value="#NAME?" table:formula="of:=IF([.G4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9252</text:p>
          </table:table-cell>
          <table:table-cell office:value-type="string" table:style-name="ce2">
            <text:p>SACHETS001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4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48]*[.D48]" table:style-name="ce1">
            <text:p>#N/A</text:p>
          </table:table-cell>
          <table:table-cell office:value-type="error" office:string-value="#N/A" table:formula="of:=[.E48]/1000" table:style-name="ce4">
            <text:p>#N/A</text:p>
          </table:table-cell>
          <table:table-cell office:value-type="error" office:string-value="#NAME?" table:formula="of:=COM.MICROSOFT.SINGLE(COM.MICROSOFT.CEILING.MATH([.F48];0.5))" table:style-name="ce1">
            <text:p>#NAME?</text:p>
          </table:table-cell>
          <table:table-cell office:value-type="string" office:string-value="0.3" table:formula="of:=VLOOKUP([.A48];[courier_company_invoice.$B$2:.$H$125];2;0)" table:style-name="ce1">
            <text:p>0.3</text:p>
          </table:table-cell>
          <table:table-cell office:value-type="error" office:string-value="#NAME?" table:formula="of:=IF([.G4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8390</text:p>
          </table:table-cell>
          <table:table-cell office:value-type="float" office:value="8904223819147" table:style-name="ce2">
            <text:p>8904223819147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4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49]*[.D49]" table:style-name="ce1">
            <text:p>#N/A</text:p>
          </table:table-cell>
          <table:table-cell office:value-type="error" office:string-value="#N/A" table:formula="of:=[.E49]/1000" table:style-name="ce4">
            <text:p>#N/A</text:p>
          </table:table-cell>
          <table:table-cell office:value-type="error" office:string-value="#NAME?" table:formula="of:=COM.MICROSOFT.SINGLE(COM.MICROSOFT.CEILING.MATH([.F49];0.5))" table:style-name="ce1">
            <text:p>#NAME?</text:p>
          </table:table-cell>
          <table:table-cell office:value-type="string" office:string-value="0.8" table:formula="of:=VLOOKUP([.A49];[courier_company_invoice.$B$2:.$H$125];2;0)" table:style-name="ce1">
            <text:p>0.8</text:p>
          </table:table-cell>
          <table:table-cell office:value-type="error" office:string-value="#NAME?" table:formula="of:=IF([.G4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8390</text:p>
          </table:table-cell>
          <table:table-cell office:value-type="float" office:value="8904223818935" table:style-name="ce2">
            <text:p>8904223818935.00</text:p>
          </table:table-cell>
          <table:table-cell office:value-type="string" table:style-name="ce1">
            <text:p>4.00</text:p>
          </table:table-cell>
          <table:table-cell office:value-type="error" office:string-value="#N/A" table:formula="of:=VLOOKUP([.B5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50]*[.D50]" table:style-name="ce1">
            <text:p>#N/A</text:p>
          </table:table-cell>
          <table:table-cell office:value-type="error" office:string-value="#N/A" table:formula="of:=[.E50]/1000" table:style-name="ce4">
            <text:p>#N/A</text:p>
          </table:table-cell>
          <table:table-cell office:value-type="error" office:string-value="#NAME?" table:formula="of:=COM.MICROSOFT.SINGLE(COM.MICROSOFT.CEILING.MATH([.F50];0.5))" table:style-name="ce1">
            <text:p>#NAME?</text:p>
          </table:table-cell>
          <table:table-cell office:value-type="string" office:string-value="0.8" table:formula="of:=VLOOKUP([.A50];[courier_company_invoice.$B$2:.$H$125];2;0)" table:style-name="ce1">
            <text:p>0.8</text:p>
          </table:table-cell>
          <table:table-cell office:value-type="error" office:string-value="#NAME?" table:formula="of:=IF([.G5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8390</text:p>
          </table:table-cell>
          <table:table-cell office:value-type="float" office:value="8904223818683" table:style-name="ce2">
            <text:p>8904223818683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5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51]*[.D51]" table:style-name="ce1">
            <text:p>#N/A</text:p>
          </table:table-cell>
          <table:table-cell office:value-type="error" office:string-value="#N/A" table:formula="of:=[.E51]/1000" table:style-name="ce4">
            <text:p>#N/A</text:p>
          </table:table-cell>
          <table:table-cell office:value-type="error" office:string-value="#NAME?" table:formula="of:=COM.MICROSOFT.SINGLE(COM.MICROSOFT.CEILING.MATH([.F51];0.5))" table:style-name="ce1">
            <text:p>#NAME?</text:p>
          </table:table-cell>
          <table:table-cell office:value-type="string" office:string-value="0.8" table:formula="of:=VLOOKUP([.A51];[courier_company_invoice.$B$2:.$H$125];2;0)" table:style-name="ce1">
            <text:p>0.8</text:p>
          </table:table-cell>
          <table:table-cell office:value-type="error" office:string-value="#NAME?" table:formula="of:=IF([.G5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7160</text:p>
          </table:table-cell>
          <table:table-cell office:value-type="float" office:value="8904223818478" table:style-name="ce2">
            <text:p>8904223818478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5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52]*[.D52]" table:style-name="ce1">
            <text:p>#N/A</text:p>
          </table:table-cell>
          <table:table-cell office:value-type="error" office:string-value="#N/A" table:formula="of:=[.E52]/1000" table:style-name="ce4">
            <text:p>#N/A</text:p>
          </table:table-cell>
          <table:table-cell office:value-type="error" office:string-value="#NAME?" table:formula="of:=COM.MICROSOFT.SINGLE(COM.MICROSOFT.CEILING.MATH([.F52];0.5))" table:style-name="ce1">
            <text:p>#NAME?</text:p>
          </table:table-cell>
          <table:table-cell office:value-type="string" office:string-value="0.7" table:formula="of:=VLOOKUP([.A52];[courier_company_invoice.$B$2:.$H$125];2;0)" table:style-name="ce1">
            <text:p>0.7</text:p>
          </table:table-cell>
          <table:table-cell office:value-type="error" office:string-value="#NAME?" table:formula="of:=IF([.G5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7160</text:p>
          </table:table-cell>
          <table:table-cell office:value-type="float" office:value="8904223819284" table:style-name="ce2">
            <text:p>890422381928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5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53]*[.D53]" table:style-name="ce1">
            <text:p>#N/A</text:p>
          </table:table-cell>
          <table:table-cell office:value-type="error" office:string-value="#N/A" table:formula="of:=[.E53]/1000" table:style-name="ce4">
            <text:p>#N/A</text:p>
          </table:table-cell>
          <table:table-cell office:value-type="error" office:string-value="#NAME?" table:formula="of:=COM.MICROSOFT.SINGLE(COM.MICROSOFT.CEILING.MATH([.F53];0.5))" table:style-name="ce1">
            <text:p>#NAME?</text:p>
          </table:table-cell>
          <table:table-cell office:value-type="string" office:string-value="0.7" table:formula="of:=VLOOKUP([.A53];[courier_company_invoice.$B$2:.$H$125];2;0)" table:style-name="ce1">
            <text:p>0.7</text:p>
          </table:table-cell>
          <table:table-cell office:value-type="error" office:string-value="#NAME?" table:formula="of:=IF([.G5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7093</text:p>
          </table:table-cell>
          <table:table-cell office:value-type="float" office:value="8904223816214" table:style-name="ce2">
            <text:p>890422381621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5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54]*[.D54]" table:style-name="ce1">
            <text:p>#N/A</text:p>
          </table:table-cell>
          <table:table-cell office:value-type="error" office:string-value="#N/A" table:formula="of:=[.E54]/1000" table:style-name="ce4">
            <text:p>#N/A</text:p>
          </table:table-cell>
          <table:table-cell office:value-type="error" office:string-value="#NAME?" table:formula="of:=COM.MICROSOFT.SINGLE(COM.MICROSOFT.CEILING.MATH([.F54];0.5))" table:style-name="ce1">
            <text:p>#NAME?</text:p>
          </table:table-cell>
          <table:table-cell office:value-type="string" office:string-value="1.3" table:formula="of:=VLOOKUP([.A54];[courier_company_invoice.$B$2:.$H$125];2;0)" table:style-name="ce1">
            <text:p>1.3</text:p>
          </table:table-cell>
          <table:table-cell office:value-type="error" office:string-value="#NAME?" table:formula="of:=IF([.G5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7093</text:p>
          </table:table-cell>
          <table:table-cell office:value-type="float" office:value="8904223818874" table:style-name="ce2">
            <text:p>890422381887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5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55]*[.D55]" table:style-name="ce1">
            <text:p>#N/A</text:p>
          </table:table-cell>
          <table:table-cell office:value-type="error" office:string-value="#N/A" table:formula="of:=[.E55]/1000" table:style-name="ce4">
            <text:p>#N/A</text:p>
          </table:table-cell>
          <table:table-cell office:value-type="error" office:string-value="#NAME?" table:formula="of:=COM.MICROSOFT.SINGLE(COM.MICROSOFT.CEILING.MATH([.F55];0.5))" table:style-name="ce1">
            <text:p>#NAME?</text:p>
          </table:table-cell>
          <table:table-cell office:value-type="string" office:string-value="1.3" table:formula="of:=VLOOKUP([.A55];[courier_company_invoice.$B$2:.$H$125];2;0)" table:style-name="ce1">
            <text:p>1.3</text:p>
          </table:table-cell>
          <table:table-cell office:value-type="error" office:string-value="#NAME?" table:formula="of:=IF([.G5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7093</text:p>
          </table:table-cell>
          <table:table-cell office:value-type="float" office:value="8904223819512" table:style-name="ce2">
            <text:p>890422381951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5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56]*[.D56]" table:style-name="ce1">
            <text:p>#N/A</text:p>
          </table:table-cell>
          <table:table-cell office:value-type="error" office:string-value="#N/A" table:formula="of:=[.E56]/1000" table:style-name="ce4">
            <text:p>#N/A</text:p>
          </table:table-cell>
          <table:table-cell office:value-type="error" office:string-value="#NAME?" table:formula="of:=COM.MICROSOFT.SINGLE(COM.MICROSOFT.CEILING.MATH([.F56];0.5))" table:style-name="ce1">
            <text:p>#NAME?</text:p>
          </table:table-cell>
          <table:table-cell office:value-type="string" office:string-value="1.3" table:formula="of:=VLOOKUP([.A56];[courier_company_invoice.$B$2:.$H$125];2;0)" table:style-name="ce1">
            <text:p>1.3</text:p>
          </table:table-cell>
          <table:table-cell office:value-type="error" office:string-value="#NAME?" table:formula="of:=IF([.G5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7093</text:p>
          </table:table-cell>
          <table:table-cell office:value-type="float" office:value="8904223818881" table:style-name="ce2">
            <text:p>8904223818881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5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57]*[.D57]" table:style-name="ce1">
            <text:p>#N/A</text:p>
          </table:table-cell>
          <table:table-cell office:value-type="error" office:string-value="#N/A" table:formula="of:=[.E57]/1000" table:style-name="ce4">
            <text:p>#N/A</text:p>
          </table:table-cell>
          <table:table-cell office:value-type="error" office:string-value="#NAME?" table:formula="of:=COM.MICROSOFT.SINGLE(COM.MICROSOFT.CEILING.MATH([.F57];0.5))" table:style-name="ce1">
            <text:p>#NAME?</text:p>
          </table:table-cell>
          <table:table-cell office:value-type="string" office:string-value="1.3" table:formula="of:=VLOOKUP([.A57];[courier_company_invoice.$B$2:.$H$125];2;0)" table:style-name="ce1">
            <text:p>1.3</text:p>
          </table:table-cell>
          <table:table-cell office:value-type="error" office:string-value="#NAME?" table:formula="of:=IF([.G5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7093</text:p>
          </table:table-cell>
          <table:table-cell office:value-type="float" office:value="8904223819291" table:style-name="ce2">
            <text:p>8904223819291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5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58]*[.D58]" table:style-name="ce1">
            <text:p>#N/A</text:p>
          </table:table-cell>
          <table:table-cell office:value-type="error" office:string-value="#N/A" table:formula="of:=[.E58]/1000" table:style-name="ce4">
            <text:p>#N/A</text:p>
          </table:table-cell>
          <table:table-cell office:value-type="error" office:string-value="#NAME?" table:formula="of:=COM.MICROSOFT.SINGLE(COM.MICROSOFT.CEILING.MATH([.F58];0.5))" table:style-name="ce1">
            <text:p>#NAME?</text:p>
          </table:table-cell>
          <table:table-cell office:value-type="string" office:string-value="1.3" table:formula="of:=VLOOKUP([.A58];[courier_company_invoice.$B$2:.$H$125];2;0)" table:style-name="ce1">
            <text:p>1.3</text:p>
          </table:table-cell>
          <table:table-cell office:value-type="error" office:string-value="#NAME?" table:formula="of:=IF([.G5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7093</text:p>
          </table:table-cell>
          <table:table-cell office:value-type="float" office:value="8904223819031" table:style-name="ce2">
            <text:p>8904223819031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5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59]*[.D59]" table:style-name="ce1">
            <text:p>#N/A</text:p>
          </table:table-cell>
          <table:table-cell office:value-type="error" office:string-value="#N/A" table:formula="of:=[.E59]/1000" table:style-name="ce4">
            <text:p>#N/A</text:p>
          </table:table-cell>
          <table:table-cell office:value-type="error" office:string-value="#NAME?" table:formula="of:=COM.MICROSOFT.SINGLE(COM.MICROSOFT.CEILING.MATH([.F59];0.5))" table:style-name="ce1">
            <text:p>#NAME?</text:p>
          </table:table-cell>
          <table:table-cell office:value-type="string" office:string-value="1.3" table:formula="of:=VLOOKUP([.A59];[courier_company_invoice.$B$2:.$H$125];2;0)" table:style-name="ce1">
            <text:p>1.3</text:p>
          </table:table-cell>
          <table:table-cell office:value-type="error" office:string-value="#NAME?" table:formula="of:=IF([.G5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7093</text:p>
          </table:table-cell>
          <table:table-cell office:value-type="float" office:value="8904223819024" table:style-name="ce2">
            <text:p>8904223819024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6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60]*[.D60]" table:style-name="ce1">
            <text:p>#N/A</text:p>
          </table:table-cell>
          <table:table-cell office:value-type="error" office:string-value="#N/A" table:formula="of:=[.E60]/1000" table:style-name="ce4">
            <text:p>#N/A</text:p>
          </table:table-cell>
          <table:table-cell office:value-type="error" office:string-value="#NAME?" table:formula="of:=COM.MICROSOFT.SINGLE(COM.MICROSOFT.CEILING.MATH([.F60];0.5))" table:style-name="ce1">
            <text:p>#NAME?</text:p>
          </table:table-cell>
          <table:table-cell office:value-type="string" office:string-value="1.3" table:formula="of:=VLOOKUP([.A60];[courier_company_invoice.$B$2:.$H$125];2;0)" table:style-name="ce1">
            <text:p>1.3</text:p>
          </table:table-cell>
          <table:table-cell office:value-type="error" office:string-value="#NAME?" table:formula="of:=IF([.G6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7093</text:p>
          </table:table-cell>
          <table:table-cell office:value-type="float" office:value="8904223818553" table:style-name="ce2">
            <text:p>8904223818553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6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61]*[.D61]" table:style-name="ce1">
            <text:p>#N/A</text:p>
          </table:table-cell>
          <table:table-cell office:value-type="error" office:string-value="#N/A" table:formula="of:=[.E61]/1000" table:style-name="ce4">
            <text:p>#N/A</text:p>
          </table:table-cell>
          <table:table-cell office:value-type="error" office:string-value="#NAME?" table:formula="of:=COM.MICROSOFT.SINGLE(COM.MICROSOFT.CEILING.MATH([.F61];0.5))" table:style-name="ce1">
            <text:p>#NAME?</text:p>
          </table:table-cell>
          <table:table-cell office:value-type="string" office:string-value="1.3" table:formula="of:=VLOOKUP([.A61];[courier_company_invoice.$B$2:.$H$125];2;0)" table:style-name="ce1">
            <text:p>1.3</text:p>
          </table:table-cell>
          <table:table-cell office:value-type="error" office:string-value="#NAME?" table:formula="of:=IF([.G6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6996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6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62]*[.D62]" table:style-name="ce1">
            <text:p>#N/A</text:p>
          </table:table-cell>
          <table:table-cell office:value-type="error" office:string-value="#N/A" table:formula="of:=[.E62]/1000" table:style-name="ce4">
            <text:p>#N/A</text:p>
          </table:table-cell>
          <table:table-cell office:value-type="error" office:string-value="#NAME?" table:formula="of:=COM.MICROSOFT.SINGLE(COM.MICROSOFT.CEILING.MATH([.F62];0.5))" table:style-name="ce1">
            <text:p>#NAME?</text:p>
          </table:table-cell>
          <table:table-cell office:value-type="string" office:string-value="0.5" table:formula="of:=VLOOKUP([.A62];[courier_company_invoice.$B$2:.$H$125];2;0)" table:style-name="ce1">
            <text:p>0.5</text:p>
          </table:table-cell>
          <table:table-cell office:value-type="error" office:string-value="#NAME?" table:formula="of:=IF([.G6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6996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6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63]*[.D63]" table:style-name="ce1">
            <text:p>#N/A</text:p>
          </table:table-cell>
          <table:table-cell office:value-type="error" office:string-value="#N/A" table:formula="of:=[.E63]/1000" table:style-name="ce4">
            <text:p>#N/A</text:p>
          </table:table-cell>
          <table:table-cell office:value-type="error" office:string-value="#NAME?" table:formula="of:=COM.MICROSOFT.SINGLE(COM.MICROSOFT.CEILING.MATH([.F63];0.5))" table:style-name="ce1">
            <text:p>#NAME?</text:p>
          </table:table-cell>
          <table:table-cell office:value-type="string" office:string-value="0.5" table:formula="of:=VLOOKUP([.A63];[courier_company_invoice.$B$2:.$H$125];2;0)" table:style-name="ce1">
            <text:p>0.5</text:p>
          </table:table-cell>
          <table:table-cell office:value-type="error" office:string-value="#NAME?" table:formula="of:=IF([.G6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6996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6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64]*[.D64]" table:style-name="ce1">
            <text:p>#N/A</text:p>
          </table:table-cell>
          <table:table-cell office:value-type="error" office:string-value="#N/A" table:formula="of:=[.E64]/1000" table:style-name="ce4">
            <text:p>#N/A</text:p>
          </table:table-cell>
          <table:table-cell office:value-type="error" office:string-value="#NAME?" table:formula="of:=COM.MICROSOFT.SINGLE(COM.MICROSOFT.CEILING.MATH([.F64];0.5))" table:style-name="ce1">
            <text:p>#NAME?</text:p>
          </table:table-cell>
          <table:table-cell office:value-type="string" office:string-value="0.5" table:formula="of:=VLOOKUP([.A64];[courier_company_invoice.$B$2:.$H$125];2;0)" table:style-name="ce1">
            <text:p>0.5</text:p>
          </table:table-cell>
          <table:table-cell office:value-type="error" office:string-value="#NAME?" table:formula="of:=IF([.G6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6684</text:p>
          </table:table-cell>
          <table:table-cell office:value-type="float" office:value="8904223816214" table:style-name="ce2">
            <text:p>8904223816214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6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65]*[.D65]" table:style-name="ce1">
            <text:p>#N/A</text:p>
          </table:table-cell>
          <table:table-cell office:value-type="error" office:string-value="#N/A" table:formula="of:=[.E65]/1000" table:style-name="ce4">
            <text:p>#N/A</text:p>
          </table:table-cell>
          <table:table-cell office:value-type="error" office:string-value="#NAME?" table:formula="of:=COM.MICROSOFT.SINGLE(COM.MICROSOFT.CEILING.MATH([.F65];0.5))" table:style-name="ce1">
            <text:p>#NAME?</text:p>
          </table:table-cell>
          <table:table-cell office:value-type="string" office:string-value="0.99" table:formula="of:=VLOOKUP([.A65];[courier_company_invoice.$B$2:.$H$125];2;0)" table:style-name="ce1">
            <text:p>0.99</text:p>
          </table:table-cell>
          <table:table-cell office:value-type="error" office:string-value="#NAME?" table:formula="of:=IF([.G6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6684</text:p>
          </table:table-cell>
          <table:table-cell office:value-type="float" office:value="8904223818874" table:style-name="ce2">
            <text:p>8904223818874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6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66]*[.D66]" table:style-name="ce1">
            <text:p>#N/A</text:p>
          </table:table-cell>
          <table:table-cell office:value-type="error" office:string-value="#N/A" table:formula="of:=[.E66]/1000" table:style-name="ce4">
            <text:p>#N/A</text:p>
          </table:table-cell>
          <table:table-cell office:value-type="error" office:string-value="#NAME?" table:formula="of:=COM.MICROSOFT.SINGLE(COM.MICROSOFT.CEILING.MATH([.F66];0.5))" table:style-name="ce1">
            <text:p>#NAME?</text:p>
          </table:table-cell>
          <table:table-cell office:value-type="string" office:string-value="0.99" table:formula="of:=VLOOKUP([.A66];[courier_company_invoice.$B$2:.$H$125];2;0)" table:style-name="ce1">
            <text:p>0.99</text:p>
          </table:table-cell>
          <table:table-cell office:value-type="error" office:string-value="#NAME?" table:formula="of:=IF([.G6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6684</text:p>
          </table:table-cell>
          <table:table-cell office:value-type="float" office:value="8904223818935" table:style-name="ce2">
            <text:p>8904223818935.00</text:p>
          </table:table-cell>
          <table:table-cell office:value-type="string" table:style-name="ce1">
            <text:p>4.00</text:p>
          </table:table-cell>
          <table:table-cell office:value-type="error" office:string-value="#N/A" table:formula="of:=VLOOKUP([.B6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67]*[.D67]" table:style-name="ce1">
            <text:p>#N/A</text:p>
          </table:table-cell>
          <table:table-cell office:value-type="error" office:string-value="#N/A" table:formula="of:=[.E67]/1000" table:style-name="ce4">
            <text:p>#N/A</text:p>
          </table:table-cell>
          <table:table-cell office:value-type="error" office:string-value="#NAME?" table:formula="of:=COM.MICROSOFT.SINGLE(COM.MICROSOFT.CEILING.MATH([.F67];0.5))" table:style-name="ce1">
            <text:p>#NAME?</text:p>
          </table:table-cell>
          <table:table-cell office:value-type="string" office:string-value="0.99" table:formula="of:=VLOOKUP([.A67];[courier_company_invoice.$B$2:.$H$125];2;0)" table:style-name="ce1">
            <text:p>0.99</text:p>
          </table:table-cell>
          <table:table-cell office:value-type="error" office:string-value="#NAME?" table:formula="of:=IF([.G6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6131</text:p>
          </table:table-cell>
          <table:table-cell office:value-type="float" office:value="8904223816665" table:style-name="ce2">
            <text:p>8904223816665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6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68]*[.D68]" table:style-name="ce1">
            <text:p>#N/A</text:p>
          </table:table-cell>
          <table:table-cell office:value-type="error" office:string-value="#N/A" table:formula="of:=[.E68]/1000" table:style-name="ce4">
            <text:p>#N/A</text:p>
          </table:table-cell>
          <table:table-cell office:value-type="error" office:string-value="#NAME?" table:formula="of:=COM.MICROSOFT.SINGLE(COM.MICROSOFT.CEILING.MATH([.F68];0.5))" table:style-name="ce1">
            <text:p>#NAME?</text:p>
          </table:table-cell>
          <table:table-cell office:value-type="string" office:string-value="0.7" table:formula="of:=VLOOKUP([.A68];[courier_company_invoice.$B$2:.$H$125];2;0)" table:style-name="ce1">
            <text:p>0.7</text:p>
          </table:table-cell>
          <table:table-cell office:value-type="error" office:string-value="#NAME?" table:formula="of:=IF([.G6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6131</text:p>
          </table:table-cell>
          <table:table-cell office:value-type="float" office:value="8904223819277" table:style-name="ce2">
            <text:p>8904223819277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6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69]*[.D69]" table:style-name="ce1">
            <text:p>#N/A</text:p>
          </table:table-cell>
          <table:table-cell office:value-type="error" office:string-value="#N/A" table:formula="of:=[.E69]/1000" table:style-name="ce4">
            <text:p>#N/A</text:p>
          </table:table-cell>
          <table:table-cell office:value-type="error" office:string-value="#NAME?" table:formula="of:=COM.MICROSOFT.SINGLE(COM.MICROSOFT.CEILING.MATH([.F69];0.5))" table:style-name="ce1">
            <text:p>#NAME?</text:p>
          </table:table-cell>
          <table:table-cell office:value-type="string" office:string-value="0.7" table:formula="of:=VLOOKUP([.A69];[courier_company_invoice.$B$2:.$H$125];2;0)" table:style-name="ce1">
            <text:p>0.7</text:p>
          </table:table-cell>
          <table:table-cell office:value-type="error" office:string-value="#NAME?" table:formula="of:=IF([.G6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5688</text:p>
          </table:table-cell>
          <table:table-cell office:value-type="float" office:value="8904223816214" table:style-name="ce2">
            <text:p>890422381621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7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70]*[.D70]" table:style-name="ce1">
            <text:p>#N/A</text:p>
          </table:table-cell>
          <table:table-cell office:value-type="error" office:string-value="#N/A" table:formula="of:=[.E70]/1000" table:style-name="ce4">
            <text:p>#N/A</text:p>
          </table:table-cell>
          <table:table-cell office:value-type="error" office:string-value="#NAME?" table:formula="of:=COM.MICROSOFT.SINGLE(COM.MICROSOFT.CEILING.MATH([.F70];0.5))" table:style-name="ce1">
            <text:p>#NAME?</text:p>
          </table:table-cell>
          <table:table-cell office:value-type="string" office:string-value="0.2" table:formula="of:=VLOOKUP([.A70];[courier_company_invoice.$B$2:.$H$125];2;0)" table:style-name="ce1">
            <text:p>0.2</text:p>
          </table:table-cell>
          <table:table-cell office:value-type="error" office:string-value="#NAME?" table:formula="of:=IF([.G7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5688</text:p>
          </table:table-cell>
          <table:table-cell office:value-type="float" office:value="8904223818874" table:style-name="ce2">
            <text:p>890422381887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7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71]*[.D71]" table:style-name="ce1">
            <text:p>#N/A</text:p>
          </table:table-cell>
          <table:table-cell office:value-type="error" office:string-value="#N/A" table:formula="of:=[.E71]/1000" table:style-name="ce4">
            <text:p>#N/A</text:p>
          </table:table-cell>
          <table:table-cell office:value-type="error" office:string-value="#NAME?" table:formula="of:=COM.MICROSOFT.SINGLE(COM.MICROSOFT.CEILING.MATH([.F71];0.5))" table:style-name="ce1">
            <text:p>#NAME?</text:p>
          </table:table-cell>
          <table:table-cell office:value-type="string" office:string-value="0.2" table:formula="of:=VLOOKUP([.A71];[courier_company_invoice.$B$2:.$H$125];2;0)" table:style-name="ce1">
            <text:p>0.2</text:p>
          </table:table-cell>
          <table:table-cell office:value-type="error" office:string-value="#NAME?" table:formula="of:=IF([.G7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4580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7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72]*[.D72]" table:style-name="ce1">
            <text:p>#N/A</text:p>
          </table:table-cell>
          <table:table-cell office:value-type="error" office:string-value="#N/A" table:formula="of:=[.E72]/1000" table:style-name="ce4">
            <text:p>#N/A</text:p>
          </table:table-cell>
          <table:table-cell office:value-type="error" office:string-value="#NAME?" table:formula="of:=COM.MICROSOFT.SINGLE(COM.MICROSOFT.CEILING.MATH([.F72];0.5))" table:style-name="ce1">
            <text:p>#NAME?</text:p>
          </table:table-cell>
          <table:table-cell office:value-type="string" office:string-value="0.15" table:formula="of:=VLOOKUP([.A72];[courier_company_invoice.$B$2:.$H$125];2;0)" table:style-name="ce1">
            <text:p>0.15</text:p>
          </table:table-cell>
          <table:table-cell office:value-type="error" office:string-value="#NAME?" table:formula="of:=IF([.G7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3009</text:p>
          </table:table-cell>
          <table:table-cell office:value-type="float" office:value="8904223816214" table:style-name="ce2">
            <text:p>890422381621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7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73]*[.D73]" table:style-name="ce1">
            <text:p>#N/A</text:p>
          </table:table-cell>
          <table:table-cell office:value-type="error" office:string-value="#N/A" table:formula="of:=[.E73]/1000" table:style-name="ce4">
            <text:p>#N/A</text:p>
          </table:table-cell>
          <table:table-cell office:value-type="error" office:string-value="#NAME?" table:formula="of:=COM.MICROSOFT.SINGLE(COM.MICROSOFT.CEILING.MATH([.F73];0.5))" table:style-name="ce1">
            <text:p>#NAME?</text:p>
          </table:table-cell>
          <table:table-cell office:value-type="string" office:string-value="1" table:formula="of:=VLOOKUP([.A73];[courier_company_invoice.$B$2:.$H$125];2;0)" table:style-name="ce1">
            <text:p>1</text:p>
          </table:table-cell>
          <table:table-cell office:value-type="error" office:string-value="#NAME?" table:formula="of:=IF([.G7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3009</text:p>
          </table:table-cell>
          <table:table-cell office:value-type="float" office:value="8904223818874" table:style-name="ce2">
            <text:p>890422381887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7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74]*[.D74]" table:style-name="ce1">
            <text:p>#N/A</text:p>
          </table:table-cell>
          <table:table-cell office:value-type="error" office:string-value="#N/A" table:formula="of:=[.E74]/1000" table:style-name="ce4">
            <text:p>#N/A</text:p>
          </table:table-cell>
          <table:table-cell office:value-type="error" office:string-value="#NAME?" table:formula="of:=COM.MICROSOFT.SINGLE(COM.MICROSOFT.CEILING.MATH([.F74];0.5))" table:style-name="ce1">
            <text:p>#NAME?</text:p>
          </table:table-cell>
          <table:table-cell office:value-type="string" office:string-value="1" table:formula="of:=VLOOKUP([.A74];[courier_company_invoice.$B$2:.$H$125];2;0)" table:style-name="ce1">
            <text:p>1</text:p>
          </table:table-cell>
          <table:table-cell office:value-type="error" office:string-value="#NAME?" table:formula="of:=IF([.G7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3009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7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75]*[.D75]" table:style-name="ce1">
            <text:p>#N/A</text:p>
          </table:table-cell>
          <table:table-cell office:value-type="error" office:string-value="#N/A" table:formula="of:=[.E75]/1000" table:style-name="ce4">
            <text:p>#N/A</text:p>
          </table:table-cell>
          <table:table-cell office:value-type="error" office:string-value="#NAME?" table:formula="of:=COM.MICROSOFT.SINGLE(COM.MICROSOFT.CEILING.MATH([.F75];0.5))" table:style-name="ce1">
            <text:p>#NAME?</text:p>
          </table:table-cell>
          <table:table-cell office:value-type="string" office:string-value="1" table:formula="of:=VLOOKUP([.A75];[courier_company_invoice.$B$2:.$H$125];2;0)" table:style-name="ce1">
            <text:p>1</text:p>
          </table:table-cell>
          <table:table-cell office:value-type="error" office:string-value="#NAME?" table:formula="of:=IF([.G7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3009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7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76]*[.D76]" table:style-name="ce1">
            <text:p>#N/A</text:p>
          </table:table-cell>
          <table:table-cell office:value-type="error" office:string-value="#N/A" table:formula="of:=[.E76]/1000" table:style-name="ce4">
            <text:p>#N/A</text:p>
          </table:table-cell>
          <table:table-cell office:value-type="error" office:string-value="#NAME?" table:formula="of:=COM.MICROSOFT.SINGLE(COM.MICROSOFT.CEILING.MATH([.F76];0.5))" table:style-name="ce1">
            <text:p>#NAME?</text:p>
          </table:table-cell>
          <table:table-cell office:value-type="string" office:string-value="1" table:formula="of:=VLOOKUP([.A76];[courier_company_invoice.$B$2:.$H$125];2;0)" table:style-name="ce1">
            <text:p>1</text:p>
          </table:table-cell>
          <table:table-cell office:value-type="error" office:string-value="#NAME?" table:formula="of:=IF([.G7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3009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7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77]*[.D77]" table:style-name="ce1">
            <text:p>#N/A</text:p>
          </table:table-cell>
          <table:table-cell office:value-type="error" office:string-value="#N/A" table:formula="of:=[.E77]/1000" table:style-name="ce4">
            <text:p>#N/A</text:p>
          </table:table-cell>
          <table:table-cell office:value-type="error" office:string-value="#NAME?" table:formula="of:=COM.MICROSOFT.SINGLE(COM.MICROSOFT.CEILING.MATH([.F77];0.5))" table:style-name="ce1">
            <text:p>#NAME?</text:p>
          </table:table-cell>
          <table:table-cell office:value-type="string" office:string-value="1" table:formula="of:=VLOOKUP([.A77];[courier_company_invoice.$B$2:.$H$125];2;0)" table:style-name="ce1">
            <text:p>1</text:p>
          </table:table-cell>
          <table:table-cell office:value-type="error" office:string-value="#NAME?" table:formula="of:=IF([.G7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2941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7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78]*[.D78]" table:style-name="ce1">
            <text:p>#N/A</text:p>
          </table:table-cell>
          <table:table-cell office:value-type="error" office:string-value="#N/A" table:formula="of:=[.E78]/1000" table:style-name="ce4">
            <text:p>#N/A</text:p>
          </table:table-cell>
          <table:table-cell office:value-type="error" office:string-value="#NAME?" table:formula="of:=COM.MICROSOFT.SINGLE(COM.MICROSOFT.CEILING.MATH([.F78];0.5))" table:style-name="ce1">
            <text:p>#NAME?</text:p>
          </table:table-cell>
          <table:table-cell office:value-type="string" office:string-value="0.73" table:formula="of:=VLOOKUP([.A78];[courier_company_invoice.$B$2:.$H$125];2;0)" table:style-name="ce1">
            <text:p>0.73</text:p>
          </table:table-cell>
          <table:table-cell office:value-type="error" office:string-value="#NAME?" table:formula="of:=IF([.G7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2941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7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79]*[.D79]" table:style-name="ce1">
            <text:p>#N/A</text:p>
          </table:table-cell>
          <table:table-cell office:value-type="error" office:string-value="#N/A" table:formula="of:=[.E79]/1000" table:style-name="ce4">
            <text:p>#N/A</text:p>
          </table:table-cell>
          <table:table-cell office:value-type="error" office:string-value="#NAME?" table:formula="of:=COM.MICROSOFT.SINGLE(COM.MICROSOFT.CEILING.MATH([.F79];0.5))" table:style-name="ce1">
            <text:p>#NAME?</text:p>
          </table:table-cell>
          <table:table-cell office:value-type="string" office:string-value="0.73" table:formula="of:=VLOOKUP([.A79];[courier_company_invoice.$B$2:.$H$125];2;0)" table:style-name="ce1">
            <text:p>0.73</text:p>
          </table:table-cell>
          <table:table-cell office:value-type="error" office:string-value="#NAME?" table:formula="of:=IF([.G7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2941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8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80]*[.D80]" table:style-name="ce1">
            <text:p>#N/A</text:p>
          </table:table-cell>
          <table:table-cell office:value-type="error" office:string-value="#N/A" table:formula="of:=[.E80]/1000" table:style-name="ce4">
            <text:p>#N/A</text:p>
          </table:table-cell>
          <table:table-cell office:value-type="error" office:string-value="#NAME?" table:formula="of:=COM.MICROSOFT.SINGLE(COM.MICROSOFT.CEILING.MATH([.F80];0.5))" table:style-name="ce1">
            <text:p>#NAME?</text:p>
          </table:table-cell>
          <table:table-cell office:value-type="string" office:string-value="0.73" table:formula="of:=VLOOKUP([.A80];[courier_company_invoice.$B$2:.$H$125];2;0)" table:style-name="ce1">
            <text:p>0.73</text:p>
          </table:table-cell>
          <table:table-cell office:value-type="error" office:string-value="#NAME?" table:formula="of:=IF([.G8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2854</text:p>
          </table:table-cell>
          <table:table-cell office:value-type="float" office:value="8904223818478" table:style-name="ce2">
            <text:p>8904223818478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8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81]*[.D81]" table:style-name="ce1">
            <text:p>#N/A</text:p>
          </table:table-cell>
          <table:table-cell office:value-type="error" office:string-value="#N/A" table:formula="of:=[.E81]/1000" table:style-name="ce4">
            <text:p>#N/A</text:p>
          </table:table-cell>
          <table:table-cell office:value-type="error" office:string-value="#NAME?" table:formula="of:=COM.MICROSOFT.SINGLE(COM.MICROSOFT.CEILING.MATH([.F81];0.5))" table:style-name="ce1">
            <text:p>#NAME?</text:p>
          </table:table-cell>
          <table:table-cell office:value-type="string" office:string-value="2.94" table:formula="of:=VLOOKUP([.A81];[courier_company_invoice.$B$2:.$H$125];2;0)" table:style-name="ce1">
            <text:p>2.94</text:p>
          </table:table-cell>
          <table:table-cell office:value-type="error" office:string-value="#NAME?" table:formula="of:=IF([.G8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2854</text:p>
          </table:table-cell>
          <table:table-cell office:value-type="float" office:value="8904223819130" table:style-name="ce2">
            <text:p>890422381913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8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82]*[.D82]" table:style-name="ce1">
            <text:p>#N/A</text:p>
          </table:table-cell>
          <table:table-cell office:value-type="error" office:string-value="#N/A" table:formula="of:=[.E82]/1000" table:style-name="ce4">
            <text:p>#N/A</text:p>
          </table:table-cell>
          <table:table-cell office:value-type="error" office:string-value="#NAME?" table:formula="of:=COM.MICROSOFT.SINGLE(COM.MICROSOFT.CEILING.MATH([.F82];0.5))" table:style-name="ce1">
            <text:p>#NAME?</text:p>
          </table:table-cell>
          <table:table-cell office:value-type="string" office:string-value="2.94" table:formula="of:=VLOOKUP([.A82];[courier_company_invoice.$B$2:.$H$125];2;0)" table:style-name="ce1">
            <text:p>2.94</text:p>
          </table:table-cell>
          <table:table-cell office:value-type="error" office:string-value="#NAME?" table:formula="of:=IF([.G8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2854</text:p>
          </table:table-cell>
          <table:table-cell office:value-type="float" office:value="8904223819277" table:style-name="ce2">
            <text:p>8904223819277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8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83]*[.D83]" table:style-name="ce1">
            <text:p>#N/A</text:p>
          </table:table-cell>
          <table:table-cell office:value-type="error" office:string-value="#N/A" table:formula="of:=[.E83]/1000" table:style-name="ce4">
            <text:p>#N/A</text:p>
          </table:table-cell>
          <table:table-cell office:value-type="error" office:string-value="#NAME?" table:formula="of:=COM.MICROSOFT.SINGLE(COM.MICROSOFT.CEILING.MATH([.F83];0.5))" table:style-name="ce1">
            <text:p>#NAME?</text:p>
          </table:table-cell>
          <table:table-cell office:value-type="string" office:string-value="2.94" table:formula="of:=VLOOKUP([.A83];[courier_company_invoice.$B$2:.$H$125];2;0)" table:style-name="ce1">
            <text:p>2.94</text:p>
          </table:table-cell>
          <table:table-cell office:value-type="error" office:string-value="#NAME?" table:formula="of:=IF([.G8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2854</text:p>
          </table:table-cell>
          <table:table-cell office:value-type="float" office:value="8904223819284" table:style-name="ce2">
            <text:p>890422381928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8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84]*[.D84]" table:style-name="ce1">
            <text:p>#N/A</text:p>
          </table:table-cell>
          <table:table-cell office:value-type="error" office:string-value="#N/A" table:formula="of:=[.E84]/1000" table:style-name="ce4">
            <text:p>#N/A</text:p>
          </table:table-cell>
          <table:table-cell office:value-type="error" office:string-value="#NAME?" table:formula="of:=COM.MICROSOFT.SINGLE(COM.MICROSOFT.CEILING.MATH([.F84];0.5))" table:style-name="ce1">
            <text:p>#NAME?</text:p>
          </table:table-cell>
          <table:table-cell office:value-type="string" office:string-value="2.94" table:formula="of:=VLOOKUP([.A84];[courier_company_invoice.$B$2:.$H$125];2;0)" table:style-name="ce1">
            <text:p>2.94</text:p>
          </table:table-cell>
          <table:table-cell office:value-type="error" office:string-value="#NAME?" table:formula="of:=IF([.G8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2854</text:p>
          </table:table-cell>
          <table:table-cell office:value-type="string" table:style-name="ce2">
            <text:p>GIFTBOX202003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8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85]*[.D85]" table:style-name="ce1">
            <text:p>#N/A</text:p>
          </table:table-cell>
          <table:table-cell office:value-type="error" office:string-value="#N/A" table:formula="of:=[.E85]/1000" table:style-name="ce4">
            <text:p>#N/A</text:p>
          </table:table-cell>
          <table:table-cell office:value-type="error" office:string-value="#NAME?" table:formula="of:=COM.MICROSOFT.SINGLE(COM.MICROSOFT.CEILING.MATH([.F85];0.5))" table:style-name="ce1">
            <text:p>#NAME?</text:p>
          </table:table-cell>
          <table:table-cell office:value-type="string" office:string-value="2.94" table:formula="of:=VLOOKUP([.A85];[courier_company_invoice.$B$2:.$H$125];2;0)" table:style-name="ce1">
            <text:p>2.94</text:p>
          </table:table-cell>
          <table:table-cell office:value-type="error" office:string-value="#NAME?" table:formula="of:=IF([.G8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2854</text:p>
          </table:table-cell>
          <table:table-cell office:value-type="float" office:value="8904223819291" table:style-name="ce2">
            <text:p>8904223819291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8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86]*[.D86]" table:style-name="ce1">
            <text:p>#N/A</text:p>
          </table:table-cell>
          <table:table-cell office:value-type="error" office:string-value="#N/A" table:formula="of:=[.E86]/1000" table:style-name="ce4">
            <text:p>#N/A</text:p>
          </table:table-cell>
          <table:table-cell office:value-type="error" office:string-value="#NAME?" table:formula="of:=COM.MICROSOFT.SINGLE(COM.MICROSOFT.CEILING.MATH([.F86];0.5))" table:style-name="ce1">
            <text:p>#NAME?</text:p>
          </table:table-cell>
          <table:table-cell office:value-type="string" office:string-value="2.94" table:formula="of:=VLOOKUP([.A86];[courier_company_invoice.$B$2:.$H$125];2;0)" table:style-name="ce1">
            <text:p>2.94</text:p>
          </table:table-cell>
          <table:table-cell office:value-type="error" office:string-value="#NAME?" table:formula="of:=IF([.G8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2854</text:p>
          </table:table-cell>
          <table:table-cell office:value-type="float" office:value="8904223819031" table:style-name="ce2">
            <text:p>8904223819031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8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87]*[.D87]" table:style-name="ce1">
            <text:p>#N/A</text:p>
          </table:table-cell>
          <table:table-cell office:value-type="error" office:string-value="#N/A" table:formula="of:=[.E87]/1000" table:style-name="ce4">
            <text:p>#N/A</text:p>
          </table:table-cell>
          <table:table-cell office:value-type="error" office:string-value="#NAME?" table:formula="of:=COM.MICROSOFT.SINGLE(COM.MICROSOFT.CEILING.MATH([.F87];0.5))" table:style-name="ce1">
            <text:p>#NAME?</text:p>
          </table:table-cell>
          <table:table-cell office:value-type="string" office:string-value="2.94" table:formula="of:=VLOOKUP([.A87];[courier_company_invoice.$B$2:.$H$125];2;0)" table:style-name="ce1">
            <text:p>2.94</text:p>
          </table:table-cell>
          <table:table-cell office:value-type="error" office:string-value="#NAME?" table:formula="of:=IF([.G8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2854</text:p>
          </table:table-cell>
          <table:table-cell office:value-type="float" office:value="8904223819024" table:style-name="ce2">
            <text:p>8904223819024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8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88]*[.D88]" table:style-name="ce1">
            <text:p>#N/A</text:p>
          </table:table-cell>
          <table:table-cell office:value-type="error" office:string-value="#N/A" table:formula="of:=[.E88]/1000" table:style-name="ce4">
            <text:p>#N/A</text:p>
          </table:table-cell>
          <table:table-cell office:value-type="error" office:string-value="#NAME?" table:formula="of:=COM.MICROSOFT.SINGLE(COM.MICROSOFT.CEILING.MATH([.F88];0.5))" table:style-name="ce1">
            <text:p>#NAME?</text:p>
          </table:table-cell>
          <table:table-cell office:value-type="string" office:string-value="2.94" table:formula="of:=VLOOKUP([.A88];[courier_company_invoice.$B$2:.$H$125];2;0)" table:style-name="ce1">
            <text:p>2.94</text:p>
          </table:table-cell>
          <table:table-cell office:value-type="error" office:string-value="#NAME?" table:formula="of:=IF([.G8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2838</text:p>
          </table:table-cell>
          <table:table-cell office:value-type="float" office:value="8904223818980" table:style-name="ce2">
            <text:p>890422381898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8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89]*[.D89]" table:style-name="ce1">
            <text:p>#N/A</text:p>
          </table:table-cell>
          <table:table-cell office:value-type="error" office:string-value="#N/A" table:formula="of:=[.E89]/1000" table:style-name="ce4">
            <text:p>#N/A</text:p>
          </table:table-cell>
          <table:table-cell office:value-type="error" office:string-value="#NAME?" table:formula="of:=COM.MICROSOFT.SINGLE(COM.MICROSOFT.CEILING.MATH([.F89];0.5))" table:style-name="ce1">
            <text:p>#NAME?</text:p>
          </table:table-cell>
          <table:table-cell office:value-type="string" office:string-value="0.6" table:formula="of:=VLOOKUP([.A89];[courier_company_invoice.$B$2:.$H$125];2;0)" table:style-name="ce1">
            <text:p>0.6</text:p>
          </table:table-cell>
          <table:table-cell office:value-type="error" office:string-value="#NAME?" table:formula="of:=IF([.G8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2838</text:p>
          </table:table-cell>
          <table:table-cell office:value-type="float" office:value="8904223819031" table:style-name="ce2">
            <text:p>8904223819031.00</text:p>
          </table:table-cell>
          <table:table-cell office:value-type="string" table:style-name="ce1">
            <text:p>4.00</text:p>
          </table:table-cell>
          <table:table-cell office:value-type="error" office:string-value="#N/A" table:formula="of:=VLOOKUP([.B9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90]*[.D90]" table:style-name="ce1">
            <text:p>#N/A</text:p>
          </table:table-cell>
          <table:table-cell office:value-type="error" office:string-value="#N/A" table:formula="of:=[.E90]/1000" table:style-name="ce4">
            <text:p>#N/A</text:p>
          </table:table-cell>
          <table:table-cell office:value-type="error" office:string-value="#NAME?" table:formula="of:=COM.MICROSOFT.SINGLE(COM.MICROSOFT.CEILING.MATH([.F90];0.5))" table:style-name="ce1">
            <text:p>#NAME?</text:p>
          </table:table-cell>
          <table:table-cell office:value-type="string" office:string-value="0.6" table:formula="of:=VLOOKUP([.A90];[courier_company_invoice.$B$2:.$H$125];2;0)" table:style-name="ce1">
            <text:p>0.6</text:p>
          </table:table-cell>
          <table:table-cell office:value-type="error" office:string-value="#NAME?" table:formula="of:=IF([.G9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2650</text:p>
          </table:table-cell>
          <table:table-cell office:value-type="float" office:value="8904223819031" table:style-name="ce2">
            <text:p>8904223819031.00</text:p>
          </table:table-cell>
          <table:table-cell office:value-type="string" table:style-name="ce1">
            <text:p>4.00</text:p>
          </table:table-cell>
          <table:table-cell office:value-type="error" office:string-value="#N/A" table:formula="of:=VLOOKUP([.B9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91]*[.D91]" table:style-name="ce1">
            <text:p>#N/A</text:p>
          </table:table-cell>
          <table:table-cell office:value-type="error" office:string-value="#N/A" table:formula="of:=[.E91]/1000" table:style-name="ce4">
            <text:p>#N/A</text:p>
          </table:table-cell>
          <table:table-cell office:value-type="error" office:string-value="#NAME?" table:formula="of:=COM.MICROSOFT.SINGLE(COM.MICROSOFT.CEILING.MATH([.F91];0.5))" table:style-name="ce1">
            <text:p>#NAME?</text:p>
          </table:table-cell>
          <table:table-cell office:value-type="string" office:string-value="0.61" table:formula="of:=VLOOKUP([.A91];[courier_company_invoice.$B$2:.$H$125];2;0)" table:style-name="ce1">
            <text:p>0.61</text:p>
          </table:table-cell>
          <table:table-cell office:value-type="error" office:string-value="#NAME?" table:formula="of:=IF([.G9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2650</text:p>
          </table:table-cell>
          <table:table-cell office:value-type="float" office:value="8904223819017" table:style-name="ce2">
            <text:p>8904223819017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9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92]*[.D92]" table:style-name="ce1">
            <text:p>#N/A</text:p>
          </table:table-cell>
          <table:table-cell office:value-type="error" office:string-value="#N/A" table:formula="of:=[.E92]/1000" table:style-name="ce4">
            <text:p>#N/A</text:p>
          </table:table-cell>
          <table:table-cell office:value-type="error" office:string-value="#NAME?" table:formula="of:=COM.MICROSOFT.SINGLE(COM.MICROSOFT.CEILING.MATH([.F92];0.5))" table:style-name="ce1">
            <text:p>#NAME?</text:p>
          </table:table-cell>
          <table:table-cell office:value-type="string" office:string-value="0.61" table:formula="of:=VLOOKUP([.A92];[courier_company_invoice.$B$2:.$H$125];2;0)" table:style-name="ce1">
            <text:p>0.61</text:p>
          </table:table-cell>
          <table:table-cell office:value-type="error" office:string-value="#NAME?" table:formula="of:=IF([.G9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2195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9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93]*[.D93]" table:style-name="ce1">
            <text:p>#N/A</text:p>
          </table:table-cell>
          <table:table-cell office:value-type="error" office:string-value="#N/A" table:formula="of:=[.E93]/1000" table:style-name="ce4">
            <text:p>#N/A</text:p>
          </table:table-cell>
          <table:table-cell office:value-type="error" office:string-value="#NAME?" table:formula="of:=COM.MICROSOFT.SINGLE(COM.MICROSOFT.CEILING.MATH([.F93];0.5))" table:style-name="ce1">
            <text:p>#NAME?</text:p>
          </table:table-cell>
          <table:table-cell office:value-type="string" office:string-value="0.67" table:formula="of:=VLOOKUP([.A93];[courier_company_invoice.$B$2:.$H$125];2;0)" table:style-name="ce1">
            <text:p>0.67</text:p>
          </table:table-cell>
          <table:table-cell office:value-type="error" office:string-value="#NAME?" table:formula="of:=IF([.G9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2195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9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94]*[.D94]" table:style-name="ce1">
            <text:p>#N/A</text:p>
          </table:table-cell>
          <table:table-cell office:value-type="error" office:string-value="#N/A" table:formula="of:=[.E94]/1000" table:style-name="ce4">
            <text:p>#N/A</text:p>
          </table:table-cell>
          <table:table-cell office:value-type="error" office:string-value="#NAME?" table:formula="of:=COM.MICROSOFT.SINGLE(COM.MICROSOFT.CEILING.MATH([.F94];0.5))" table:style-name="ce1">
            <text:p>#NAME?</text:p>
          </table:table-cell>
          <table:table-cell office:value-type="string" office:string-value="0.67" table:formula="of:=VLOOKUP([.A94];[courier_company_invoice.$B$2:.$H$125];2;0)" table:style-name="ce1">
            <text:p>0.67</text:p>
          </table:table-cell>
          <table:table-cell office:value-type="error" office:string-value="#NAME?" table:formula="of:=IF([.G9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2195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9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95]*[.D95]" table:style-name="ce1">
            <text:p>#N/A</text:p>
          </table:table-cell>
          <table:table-cell office:value-type="error" office:string-value="#N/A" table:formula="of:=[.E95]/1000" table:style-name="ce4">
            <text:p>#N/A</text:p>
          </table:table-cell>
          <table:table-cell office:value-type="error" office:string-value="#NAME?" table:formula="of:=COM.MICROSOFT.SINGLE(COM.MICROSOFT.CEILING.MATH([.F95];0.5))" table:style-name="ce1">
            <text:p>#NAME?</text:p>
          </table:table-cell>
          <table:table-cell office:value-type="string" office:string-value="0.67" table:formula="of:=VLOOKUP([.A95];[courier_company_invoice.$B$2:.$H$125];2;0)" table:style-name="ce1">
            <text:p>0.67</text:p>
          </table:table-cell>
          <table:table-cell office:value-type="error" office:string-value="#NAME?" table:formula="of:=IF([.G9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809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9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96]*[.D96]" table:style-name="ce1">
            <text:p>#N/A</text:p>
          </table:table-cell>
          <table:table-cell office:value-type="error" office:string-value="#N/A" table:formula="of:=[.E96]/1000" table:style-name="ce4">
            <text:p>#N/A</text:p>
          </table:table-cell>
          <table:table-cell office:value-type="error" office:string-value="#NAME?" table:formula="of:=COM.MICROSOFT.SINGLE(COM.MICROSOFT.CEILING.MATH([.F96];0.5))" table:style-name="ce1">
            <text:p>#NAME?</text:p>
          </table:table-cell>
          <table:table-cell office:value-type="string" office:string-value="0.5" table:formula="of:=VLOOKUP([.A96];[courier_company_invoice.$B$2:.$H$125];2;0)" table:style-name="ce1">
            <text:p>0.5</text:p>
          </table:table-cell>
          <table:table-cell office:value-type="error" office:string-value="#NAME?" table:formula="of:=IF([.G9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809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9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97]*[.D97]" table:style-name="ce1">
            <text:p>#N/A</text:p>
          </table:table-cell>
          <table:table-cell office:value-type="error" office:string-value="#N/A" table:formula="of:=[.E97]/1000" table:style-name="ce4">
            <text:p>#N/A</text:p>
          </table:table-cell>
          <table:table-cell office:value-type="error" office:string-value="#NAME?" table:formula="of:=COM.MICROSOFT.SINGLE(COM.MICROSOFT.CEILING.MATH([.F97];0.5))" table:style-name="ce1">
            <text:p>#NAME?</text:p>
          </table:table-cell>
          <table:table-cell office:value-type="string" office:string-value="0.5" table:formula="of:=VLOOKUP([.A97];[courier_company_invoice.$B$2:.$H$125];2;0)" table:style-name="ce1">
            <text:p>0.5</text:p>
          </table:table-cell>
          <table:table-cell office:value-type="error" office:string-value="#NAME?" table:formula="of:=IF([.G9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809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9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98]*[.D98]" table:style-name="ce1">
            <text:p>#N/A</text:p>
          </table:table-cell>
          <table:table-cell office:value-type="error" office:string-value="#N/A" table:formula="of:=[.E98]/1000" table:style-name="ce4">
            <text:p>#N/A</text:p>
          </table:table-cell>
          <table:table-cell office:value-type="error" office:string-value="#NAME?" table:formula="of:=COM.MICROSOFT.SINGLE(COM.MICROSOFT.CEILING.MATH([.F98];0.5))" table:style-name="ce1">
            <text:p>#NAME?</text:p>
          </table:table-cell>
          <table:table-cell office:value-type="string" office:string-value="0.5" table:formula="of:=VLOOKUP([.A98];[courier_company_invoice.$B$2:.$H$125];2;0)" table:style-name="ce1">
            <text:p>0.5</text:p>
          </table:table-cell>
          <table:table-cell office:value-type="error" office:string-value="#NAME?" table:formula="of:=IF([.G9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604</text:p>
          </table:table-cell>
          <table:table-cell office:value-type="float" office:value="8904223816214" table:style-name="ce2">
            <text:p>890422381621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9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99]*[.D99]" table:style-name="ce1">
            <text:p>#N/A</text:p>
          </table:table-cell>
          <table:table-cell office:value-type="error" office:string-value="#N/A" table:formula="of:=[.E99]/1000" table:style-name="ce4">
            <text:p>#N/A</text:p>
          </table:table-cell>
          <table:table-cell office:value-type="error" office:string-value="#NAME?" table:formula="of:=COM.MICROSOFT.SINGLE(COM.MICROSOFT.CEILING.MATH([.F99];0.5))" table:style-name="ce1">
            <text:p>#NAME?</text:p>
          </table:table-cell>
          <table:table-cell office:value-type="string" office:string-value="0.8" table:formula="of:=VLOOKUP([.A99];[courier_company_invoice.$B$2:.$H$125];2;0)" table:style-name="ce1">
            <text:p>0.8</text:p>
          </table:table-cell>
          <table:table-cell office:value-type="error" office:string-value="#NAME?" table:formula="of:=IF([.G9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604</text:p>
          </table:table-cell>
          <table:table-cell office:value-type="float" office:value="8904223818669" table:style-name="ce2">
            <text:p>8904223818669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10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00]*[.D100]" table:style-name="ce1">
            <text:p>#N/A</text:p>
          </table:table-cell>
          <table:table-cell office:value-type="error" office:string-value="#N/A" table:formula="of:=[.E100]/1000" table:style-name="ce4">
            <text:p>#N/A</text:p>
          </table:table-cell>
          <table:table-cell office:value-type="error" office:string-value="#NAME?" table:formula="of:=COM.MICROSOFT.SINGLE(COM.MICROSOFT.CEILING.MATH([.F100];0.5))" table:style-name="ce1">
            <text:p>#NAME?</text:p>
          </table:table-cell>
          <table:table-cell office:value-type="string" office:string-value="0.8" table:formula="of:=VLOOKUP([.A100];[courier_company_invoice.$B$2:.$H$125];2;0)" table:style-name="ce1">
            <text:p>0.8</text:p>
          </table:table-cell>
          <table:table-cell office:value-type="error" office:string-value="#NAME?" table:formula="of:=IF([.G10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604</text:p>
          </table:table-cell>
          <table:table-cell office:value-type="float" office:value="8904223818683" table:style-name="ce2">
            <text:p>8904223818683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0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01]*[.D101]" table:style-name="ce1">
            <text:p>#N/A</text:p>
          </table:table-cell>
          <table:table-cell office:value-type="error" office:string-value="#N/A" table:formula="of:=[.E101]/1000" table:style-name="ce4">
            <text:p>#N/A</text:p>
          </table:table-cell>
          <table:table-cell office:value-type="error" office:string-value="#NAME?" table:formula="of:=COM.MICROSOFT.SINGLE(COM.MICROSOFT.CEILING.MATH([.F101];0.5))" table:style-name="ce1">
            <text:p>#NAME?</text:p>
          </table:table-cell>
          <table:table-cell office:value-type="string" office:string-value="0.8" table:formula="of:=VLOOKUP([.A101];[courier_company_invoice.$B$2:.$H$125];2;0)" table:style-name="ce1">
            <text:p>0.8</text:p>
          </table:table-cell>
          <table:table-cell office:value-type="error" office:string-value="#NAME?" table:formula="of:=IF([.G10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475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0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02]*[.D102]" table:style-name="ce1">
            <text:p>#N/A</text:p>
          </table:table-cell>
          <table:table-cell office:value-type="error" office:string-value="#N/A" table:formula="of:=[.E102]/1000" table:style-name="ce4">
            <text:p>#N/A</text:p>
          </table:table-cell>
          <table:table-cell office:value-type="error" office:string-value="#NAME?" table:formula="of:=COM.MICROSOFT.SINGLE(COM.MICROSOFT.CEILING.MATH([.F102];0.5))" table:style-name="ce1">
            <text:p>#NAME?</text:p>
          </table:table-cell>
          <table:table-cell office:value-type="string" office:string-value="0.5" table:formula="of:=VLOOKUP([.A102];[courier_company_invoice.$B$2:.$H$125];2;0)" table:style-name="ce1">
            <text:p>0.5</text:p>
          </table:table-cell>
          <table:table-cell office:value-type="error" office:string-value="#NAME?" table:formula="of:=IF([.G10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475</text:p>
          </table:table-cell>
          <table:table-cell office:value-type="float" office:value="8904223818669" table:style-name="ce2">
            <text:p>8904223818669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0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03]*[.D103]" table:style-name="ce1">
            <text:p>#N/A</text:p>
          </table:table-cell>
          <table:table-cell office:value-type="error" office:string-value="#N/A" table:formula="of:=[.E103]/1000" table:style-name="ce4">
            <text:p>#N/A</text:p>
          </table:table-cell>
          <table:table-cell office:value-type="error" office:string-value="#NAME?" table:formula="of:=COM.MICROSOFT.SINGLE(COM.MICROSOFT.CEILING.MATH([.F103];0.5))" table:style-name="ce1">
            <text:p>#NAME?</text:p>
          </table:table-cell>
          <table:table-cell office:value-type="string" office:string-value="0.5" table:formula="of:=VLOOKUP([.A103];[courier_company_invoice.$B$2:.$H$125];2;0)" table:style-name="ce1">
            <text:p>0.5</text:p>
          </table:table-cell>
          <table:table-cell office:value-type="error" office:string-value="#NAME?" table:formula="of:=IF([.G10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475</text:p>
          </table:table-cell>
          <table:table-cell office:value-type="float" office:value="8904223819499" table:style-name="ce2">
            <text:p>8904223819499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0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04]*[.D104]" table:style-name="ce1">
            <text:p>#N/A</text:p>
          </table:table-cell>
          <table:table-cell office:value-type="error" office:string-value="#N/A" table:formula="of:=[.E104]/1000" table:style-name="ce4">
            <text:p>#N/A</text:p>
          </table:table-cell>
          <table:table-cell office:value-type="error" office:string-value="#NAME?" table:formula="of:=COM.MICROSOFT.SINGLE(COM.MICROSOFT.CEILING.MATH([.F104];0.5))" table:style-name="ce1">
            <text:p>#NAME?</text:p>
          </table:table-cell>
          <table:table-cell office:value-type="string" office:string-value="0.5" table:formula="of:=VLOOKUP([.A104];[courier_company_invoice.$B$2:.$H$125];2;0)" table:style-name="ce1">
            <text:p>0.5</text:p>
          </table:table-cell>
          <table:table-cell office:value-type="error" office:string-value="#NAME?" table:formula="of:=IF([.G10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475</text:p>
          </table:table-cell>
          <table:table-cell office:value-type="float" office:value="8904223819031" table:style-name="ce2">
            <text:p>8904223819031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0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05]*[.D105]" table:style-name="ce1">
            <text:p>#N/A</text:p>
          </table:table-cell>
          <table:table-cell office:value-type="error" office:string-value="#N/A" table:formula="of:=[.E105]/1000" table:style-name="ce4">
            <text:p>#N/A</text:p>
          </table:table-cell>
          <table:table-cell office:value-type="error" office:string-value="#NAME?" table:formula="of:=COM.MICROSOFT.SINGLE(COM.MICROSOFT.CEILING.MATH([.F105];0.5))" table:style-name="ce1">
            <text:p>#NAME?</text:p>
          </table:table-cell>
          <table:table-cell office:value-type="string" office:string-value="0.5" table:formula="of:=VLOOKUP([.A105];[courier_company_invoice.$B$2:.$H$125];2;0)" table:style-name="ce1">
            <text:p>0.5</text:p>
          </table:table-cell>
          <table:table-cell office:value-type="error" office:string-value="#NAME?" table:formula="of:=IF([.G10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466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0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06]*[.D106]" table:style-name="ce1">
            <text:p>#N/A</text:p>
          </table:table-cell>
          <table:table-cell office:value-type="error" office:string-value="#N/A" table:formula="of:=[.E106]/1000" table:style-name="ce4">
            <text:p>#N/A</text:p>
          </table:table-cell>
          <table:table-cell office:value-type="error" office:string-value="#NAME?" table:formula="of:=COM.MICROSOFT.SINGLE(COM.MICROSOFT.CEILING.MATH([.F106];0.5))" table:style-name="ce1">
            <text:p>#NAME?</text:p>
          </table:table-cell>
          <table:table-cell office:value-type="string" office:string-value="0.8" table:formula="of:=VLOOKUP([.A106];[courier_company_invoice.$B$2:.$H$125];2;0)" table:style-name="ce1">
            <text:p>0.8</text:p>
          </table:table-cell>
          <table:table-cell office:value-type="error" office:string-value="#NAME?" table:formula="of:=IF([.G10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466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0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07]*[.D107]" table:style-name="ce1">
            <text:p>#N/A</text:p>
          </table:table-cell>
          <table:table-cell office:value-type="error" office:string-value="#N/A" table:formula="of:=[.E107]/1000" table:style-name="ce4">
            <text:p>#N/A</text:p>
          </table:table-cell>
          <table:table-cell office:value-type="error" office:string-value="#NAME?" table:formula="of:=COM.MICROSOFT.SINGLE(COM.MICROSOFT.CEILING.MATH([.F107];0.5))" table:style-name="ce1">
            <text:p>#NAME?</text:p>
          </table:table-cell>
          <table:table-cell office:value-type="string" office:string-value="0.8" table:formula="of:=VLOOKUP([.A107];[courier_company_invoice.$B$2:.$H$125];2;0)" table:style-name="ce1">
            <text:p>0.8</text:p>
          </table:table-cell>
          <table:table-cell office:value-type="error" office:string-value="#NAME?" table:formula="of:=IF([.G10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466</text:p>
          </table:table-cell>
          <table:table-cell office:value-type="float" office:value="8904223819468" table:style-name="ce2">
            <text:p>8904223819468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0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08]*[.D108]" table:style-name="ce1">
            <text:p>#N/A</text:p>
          </table:table-cell>
          <table:table-cell office:value-type="error" office:string-value="#N/A" table:formula="of:=[.E108]/1000" table:style-name="ce4">
            <text:p>#N/A</text:p>
          </table:table-cell>
          <table:table-cell office:value-type="error" office:string-value="#NAME?" table:formula="of:=COM.MICROSOFT.SINGLE(COM.MICROSOFT.CEILING.MATH([.F108];0.5))" table:style-name="ce1">
            <text:p>#NAME?</text:p>
          </table:table-cell>
          <table:table-cell office:value-type="string" office:string-value="0.8" table:formula="of:=VLOOKUP([.A108];[courier_company_invoice.$B$2:.$H$125];2;0)" table:style-name="ce1">
            <text:p>0.8</text:p>
          </table:table-cell>
          <table:table-cell office:value-type="error" office:string-value="#NAME?" table:formula="of:=IF([.G10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363</text:p>
          </table:table-cell>
          <table:table-cell office:value-type="float" office:value="8904223815859" table:style-name="ce2">
            <text:p>8904223815859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0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09]*[.D109]" table:style-name="ce1">
            <text:p>#N/A</text:p>
          </table:table-cell>
          <table:table-cell office:value-type="error" office:string-value="#N/A" table:formula="of:=[.E109]/1000" table:style-name="ce4">
            <text:p>#N/A</text:p>
          </table:table-cell>
          <table:table-cell office:value-type="error" office:string-value="#NAME?" table:formula="of:=COM.MICROSOFT.SINGLE(COM.MICROSOFT.CEILING.MATH([.F109];0.5))" table:style-name="ce1">
            <text:p>#NAME?</text:p>
          </table:table-cell>
          <table:table-cell office:value-type="string" office:string-value="0.59" table:formula="of:=VLOOKUP([.A109];[courier_company_invoice.$B$2:.$H$125];2;0)" table:style-name="ce1">
            <text:p>0.59</text:p>
          </table:table-cell>
          <table:table-cell office:value-type="error" office:string-value="#NAME?" table:formula="of:=IF([.G10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363</text:p>
          </table:table-cell>
          <table:table-cell office:value-type="float" office:value="8904223818751" table:style-name="ce2">
            <text:p>8904223818751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1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10]*[.D110]" table:style-name="ce1">
            <text:p>#N/A</text:p>
          </table:table-cell>
          <table:table-cell office:value-type="error" office:string-value="#N/A" table:formula="of:=[.E110]/1000" table:style-name="ce4">
            <text:p>#N/A</text:p>
          </table:table-cell>
          <table:table-cell office:value-type="error" office:string-value="#NAME?" table:formula="of:=COM.MICROSOFT.SINGLE(COM.MICROSOFT.CEILING.MATH([.F110];0.5))" table:style-name="ce1">
            <text:p>#NAME?</text:p>
          </table:table-cell>
          <table:table-cell office:value-type="string" office:string-value="0.59" table:formula="of:=VLOOKUP([.A110];[courier_company_invoice.$B$2:.$H$125];2;0)" table:style-name="ce1">
            <text:p>0.59</text:p>
          </table:table-cell>
          <table:table-cell office:value-type="error" office:string-value="#NAME?" table:formula="of:=IF([.G11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363</text:p>
          </table:table-cell>
          <table:table-cell office:value-type="float" office:value="8904223815873" table:style-name="ce2">
            <text:p>8904223815873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1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11]*[.D111]" table:style-name="ce1">
            <text:p>#N/A</text:p>
          </table:table-cell>
          <table:table-cell office:value-type="error" office:string-value="#N/A" table:formula="of:=[.E111]/1000" table:style-name="ce4">
            <text:p>#N/A</text:p>
          </table:table-cell>
          <table:table-cell office:value-type="error" office:string-value="#NAME?" table:formula="of:=COM.MICROSOFT.SINGLE(COM.MICROSOFT.CEILING.MATH([.F111];0.5))" table:style-name="ce1">
            <text:p>#NAME?</text:p>
          </table:table-cell>
          <table:table-cell office:value-type="string" office:string-value="0.59" table:formula="of:=VLOOKUP([.A111];[courier_company_invoice.$B$2:.$H$125];2;0)" table:style-name="ce1">
            <text:p>0.59</text:p>
          </table:table-cell>
          <table:table-cell office:value-type="error" office:string-value="#NAME?" table:formula="of:=IF([.G11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363</text:p>
          </table:table-cell>
          <table:table-cell office:value-type="float" office:value="8904223815859" table:style-name="ce2">
            <text:p>8904223815859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1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12]*[.D112]" table:style-name="ce1">
            <text:p>#N/A</text:p>
          </table:table-cell>
          <table:table-cell office:value-type="error" office:string-value="#N/A" table:formula="of:=[.E112]/1000" table:style-name="ce4">
            <text:p>#N/A</text:p>
          </table:table-cell>
          <table:table-cell office:value-type="error" office:string-value="#NAME?" table:formula="of:=COM.MICROSOFT.SINGLE(COM.MICROSOFT.CEILING.MATH([.F112];0.5))" table:style-name="ce1">
            <text:p>#NAME?</text:p>
          </table:table-cell>
          <table:table-cell office:value-type="string" office:string-value="0.59" table:formula="of:=VLOOKUP([.A112];[courier_company_invoice.$B$2:.$H$125];2;0)" table:style-name="ce1">
            <text:p>0.59</text:p>
          </table:table-cell>
          <table:table-cell office:value-type="error" office:string-value="#NAME?" table:formula="of:=IF([.G11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306</text:p>
          </table:table-cell>
          <table:table-cell office:value-type="float" office:value="8904223819352" table:style-name="ce2">
            <text:p>890422381935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1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13]*[.D113]" table:style-name="ce1">
            <text:p>#N/A</text:p>
          </table:table-cell>
          <table:table-cell office:value-type="error" office:string-value="#N/A" table:formula="of:=[.E113]/1000" table:style-name="ce4">
            <text:p>#N/A</text:p>
          </table:table-cell>
          <table:table-cell office:value-type="error" office:string-value="#NAME?" table:formula="of:=COM.MICROSOFT.SINGLE(COM.MICROSOFT.CEILING.MATH([.F113];0.5))" table:style-name="ce1">
            <text:p>#NAME?</text:p>
          </table:table-cell>
          <table:table-cell office:value-type="string" office:string-value="1.1" table:formula="of:=VLOOKUP([.A113];[courier_company_invoice.$B$2:.$H$125];2;0)" table:style-name="ce1">
            <text:p>1.1</text:p>
          </table:table-cell>
          <table:table-cell office:value-type="error" office:string-value="#NAME?" table:formula="of:=IF([.G11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306</text:p>
          </table:table-cell>
          <table:table-cell office:value-type="float" office:value="8904223819543" table:style-name="ce2">
            <text:p>8904223819543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1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14]*[.D114]" table:style-name="ce1">
            <text:p>#N/A</text:p>
          </table:table-cell>
          <table:table-cell office:value-type="error" office:string-value="#N/A" table:formula="of:=[.E114]/1000" table:style-name="ce4">
            <text:p>#N/A</text:p>
          </table:table-cell>
          <table:table-cell office:value-type="error" office:string-value="#NAME?" table:formula="of:=COM.MICROSOFT.SINGLE(COM.MICROSOFT.CEILING.MATH([.F114];0.5))" table:style-name="ce1">
            <text:p>#NAME?</text:p>
          </table:table-cell>
          <table:table-cell office:value-type="string" office:string-value="1.1" table:formula="of:=VLOOKUP([.A114];[courier_company_invoice.$B$2:.$H$125];2;0)" table:style-name="ce1">
            <text:p>1.1</text:p>
          </table:table-cell>
          <table:table-cell office:value-type="error" office:string-value="#NAME?" table:formula="of:=IF([.G11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306</text:p>
          </table:table-cell>
          <table:table-cell office:value-type="float" office:value="8904223819147" table:style-name="ce2">
            <text:p>8904223819147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1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15]*[.D115]" table:style-name="ce1">
            <text:p>#N/A</text:p>
          </table:table-cell>
          <table:table-cell office:value-type="error" office:string-value="#N/A" table:formula="of:=[.E115]/1000" table:style-name="ce4">
            <text:p>#N/A</text:p>
          </table:table-cell>
          <table:table-cell office:value-type="error" office:string-value="#NAME?" table:formula="of:=COM.MICROSOFT.SINGLE(COM.MICROSOFT.CEILING.MATH([.F115];0.5))" table:style-name="ce1">
            <text:p>#NAME?</text:p>
          </table:table-cell>
          <table:table-cell office:value-type="string" office:string-value="1.1" table:formula="of:=VLOOKUP([.A115];[courier_company_invoice.$B$2:.$H$125];2;0)" table:style-name="ce1">
            <text:p>1.1</text:p>
          </table:table-cell>
          <table:table-cell office:value-type="error" office:string-value="#NAME?" table:formula="of:=IF([.G11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306</text:p>
          </table:table-cell>
          <table:table-cell office:value-type="float" office:value="8904223819468" table:style-name="ce2">
            <text:p>8904223819468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1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16]*[.D116]" table:style-name="ce1">
            <text:p>#N/A</text:p>
          </table:table-cell>
          <table:table-cell office:value-type="error" office:string-value="#N/A" table:formula="of:=[.E116]/1000" table:style-name="ce4">
            <text:p>#N/A</text:p>
          </table:table-cell>
          <table:table-cell office:value-type="error" office:string-value="#NAME?" table:formula="of:=COM.MICROSOFT.SINGLE(COM.MICROSOFT.CEILING.MATH([.F116];0.5))" table:style-name="ce1">
            <text:p>#NAME?</text:p>
          </table:table-cell>
          <table:table-cell office:value-type="string" office:string-value="1.1" table:formula="of:=VLOOKUP([.A116];[courier_company_invoice.$B$2:.$H$125];2;0)" table:style-name="ce1">
            <text:p>1.1</text:p>
          </table:table-cell>
          <table:table-cell office:value-type="error" office:string-value="#NAME?" table:formula="of:=IF([.G11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305</text:p>
          </table:table-cell>
          <table:table-cell office:value-type="float" office:value="8904223816214" table:style-name="ce2">
            <text:p>890422381621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1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17]*[.D117]" table:style-name="ce1">
            <text:p>#N/A</text:p>
          </table:table-cell>
          <table:table-cell office:value-type="error" office:string-value="#N/A" table:formula="of:=[.E117]/1000" table:style-name="ce4">
            <text:p>#N/A</text:p>
          </table:table-cell>
          <table:table-cell office:value-type="error" office:string-value="#NAME?" table:formula="of:=COM.MICROSOFT.SINGLE(COM.MICROSOFT.CEILING.MATH([.F117];0.5))" table:style-name="ce1">
            <text:p>#NAME?</text:p>
          </table:table-cell>
          <table:table-cell office:value-type="string" office:string-value="0.5" table:formula="of:=VLOOKUP([.A117];[courier_company_invoice.$B$2:.$H$125];2;0)" table:style-name="ce1">
            <text:p>0.5</text:p>
          </table:table-cell>
          <table:table-cell office:value-type="error" office:string-value="#NAME?" table:formula="of:=IF([.G11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305</text:p>
          </table:table-cell>
          <table:table-cell office:value-type="float" office:value="8904223819499" table:style-name="ce2">
            <text:p>8904223819499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1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18]*[.D118]" table:style-name="ce1">
            <text:p>#N/A</text:p>
          </table:table-cell>
          <table:table-cell office:value-type="error" office:string-value="#N/A" table:formula="of:=[.E118]/1000" table:style-name="ce4">
            <text:p>#N/A</text:p>
          </table:table-cell>
          <table:table-cell office:value-type="error" office:string-value="#NAME?" table:formula="of:=COM.MICROSOFT.SINGLE(COM.MICROSOFT.CEILING.MATH([.F118];0.5))" table:style-name="ce1">
            <text:p>#NAME?</text:p>
          </table:table-cell>
          <table:table-cell office:value-type="string" office:string-value="0.5" table:formula="of:=VLOOKUP([.A118];[courier_company_invoice.$B$2:.$H$125];2;0)" table:style-name="ce1">
            <text:p>0.5</text:p>
          </table:table-cell>
          <table:table-cell office:value-type="error" office:string-value="#NAME?" table:formula="of:=IF([.G11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305</text:p>
          </table:table-cell>
          <table:table-cell office:value-type="float" office:value="8904223819505" table:style-name="ce2">
            <text:p>8904223819505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1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19]*[.D119]" table:style-name="ce1">
            <text:p>#N/A</text:p>
          </table:table-cell>
          <table:table-cell office:value-type="error" office:string-value="#N/A" table:formula="of:=[.E119]/1000" table:style-name="ce4">
            <text:p>#N/A</text:p>
          </table:table-cell>
          <table:table-cell office:value-type="error" office:string-value="#NAME?" table:formula="of:=COM.MICROSOFT.SINGLE(COM.MICROSOFT.CEILING.MATH([.F119];0.5))" table:style-name="ce1">
            <text:p>#NAME?</text:p>
          </table:table-cell>
          <table:table-cell office:value-type="string" office:string-value="0.5" table:formula="of:=VLOOKUP([.A119];[courier_company_invoice.$B$2:.$H$125];2;0)" table:style-name="ce1">
            <text:p>0.5</text:p>
          </table:table-cell>
          <table:table-cell office:value-type="error" office:string-value="#NAME?" table:formula="of:=IF([.G11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305</text:p>
          </table:table-cell>
          <table:table-cell office:value-type="float" office:value="8904223819512" table:style-name="ce2">
            <text:p>890422381951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2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20]*[.D120]" table:style-name="ce1">
            <text:p>#N/A</text:p>
          </table:table-cell>
          <table:table-cell office:value-type="error" office:string-value="#N/A" table:formula="of:=[.E120]/1000" table:style-name="ce4">
            <text:p>#N/A</text:p>
          </table:table-cell>
          <table:table-cell office:value-type="error" office:string-value="#NAME?" table:formula="of:=COM.MICROSOFT.SINGLE(COM.MICROSOFT.CEILING.MATH([.F120];0.5))" table:style-name="ce1">
            <text:p>#NAME?</text:p>
          </table:table-cell>
          <table:table-cell office:value-type="string" office:string-value="0.5" table:formula="of:=VLOOKUP([.A120];[courier_company_invoice.$B$2:.$H$125];2;0)" table:style-name="ce1">
            <text:p>0.5</text:p>
          </table:table-cell>
          <table:table-cell office:value-type="error" office:string-value="#NAME?" table:formula="of:=IF([.G12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229</text:p>
          </table:table-cell>
          <table:table-cell office:value-type="float" office:value="8904223819468" table:style-name="ce2">
            <text:p>8904223819468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2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21]*[.D121]" table:style-name="ce1">
            <text:p>#N/A</text:p>
          </table:table-cell>
          <table:table-cell office:value-type="error" office:string-value="#N/A" table:formula="of:=[.E121]/1000" table:style-name="ce4">
            <text:p>#N/A</text:p>
          </table:table-cell>
          <table:table-cell office:value-type="error" office:string-value="#NAME?" table:formula="of:=COM.MICROSOFT.SINGLE(COM.MICROSOFT.CEILING.MATH([.F121];0.5))" table:style-name="ce1">
            <text:p>#NAME?</text:p>
          </table:table-cell>
          <table:table-cell office:value-type="string" office:string-value="0.6" table:formula="of:=VLOOKUP([.A121];[courier_company_invoice.$B$2:.$H$125];2;0)" table:style-name="ce1">
            <text:p>0.6</text:p>
          </table:table-cell>
          <table:table-cell office:value-type="error" office:string-value="#NAME?" table:formula="of:=IF([.G12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229</text:p>
          </table:table-cell>
          <table:table-cell office:value-type="float" office:value="8904223819345" table:style-name="ce2">
            <text:p>8904223819345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2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22]*[.D122]" table:style-name="ce1">
            <text:p>#N/A</text:p>
          </table:table-cell>
          <table:table-cell office:value-type="error" office:string-value="#N/A" table:formula="of:=[.E122]/1000" table:style-name="ce4">
            <text:p>#N/A</text:p>
          </table:table-cell>
          <table:table-cell office:value-type="error" office:string-value="#NAME?" table:formula="of:=COM.MICROSOFT.SINGLE(COM.MICROSOFT.CEILING.MATH([.F122];0.5))" table:style-name="ce1">
            <text:p>#NAME?</text:p>
          </table:table-cell>
          <table:table-cell office:value-type="string" office:string-value="0.6" table:formula="of:=VLOOKUP([.A122];[courier_company_invoice.$B$2:.$H$125];2;0)" table:style-name="ce1">
            <text:p>0.6</text:p>
          </table:table-cell>
          <table:table-cell office:value-type="error" office:string-value="#NAME?" table:formula="of:=IF([.G12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229</text:p>
          </table:table-cell>
          <table:table-cell office:value-type="float" office:value="8904223818874" table:style-name="ce2">
            <text:p>890422381887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2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23]*[.D123]" table:style-name="ce1">
            <text:p>#N/A</text:p>
          </table:table-cell>
          <table:table-cell office:value-type="error" office:string-value="#N/A" table:formula="of:=[.E123]/1000" table:style-name="ce4">
            <text:p>#N/A</text:p>
          </table:table-cell>
          <table:table-cell office:value-type="error" office:string-value="#NAME?" table:formula="of:=COM.MICROSOFT.SINGLE(COM.MICROSOFT.CEILING.MATH([.F123];0.5))" table:style-name="ce1">
            <text:p>#NAME?</text:p>
          </table:table-cell>
          <table:table-cell office:value-type="string" office:string-value="0.6" table:formula="of:=VLOOKUP([.A123];[courier_company_invoice.$B$2:.$H$125];2;0)" table:style-name="ce1">
            <text:p>0.6</text:p>
          </table:table-cell>
          <table:table-cell office:value-type="error" office:string-value="#NAME?" table:formula="of:=IF([.G12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192</text:p>
          </table:table-cell>
          <table:table-cell office:value-type="float" office:value="8904223816214" table:style-name="ce2">
            <text:p>890422381621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2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24]*[.D124]" table:style-name="ce1">
            <text:p>#N/A</text:p>
          </table:table-cell>
          <table:table-cell office:value-type="error" office:string-value="#N/A" table:formula="of:=[.E124]/1000" table:style-name="ce4">
            <text:p>#N/A</text:p>
          </table:table-cell>
          <table:table-cell office:value-type="error" office:string-value="#NAME?" table:formula="of:=COM.MICROSOFT.SINGLE(COM.MICROSOFT.CEILING.MATH([.F124];0.5))" table:style-name="ce1">
            <text:p>#NAME?</text:p>
          </table:table-cell>
          <table:table-cell office:value-type="string" office:string-value="1.13" table:formula="of:=VLOOKUP([.A124];[courier_company_invoice.$B$2:.$H$125];2;0)" table:style-name="ce1">
            <text:p>1.13</text:p>
          </table:table-cell>
          <table:table-cell office:value-type="error" office:string-value="#NAME?" table:formula="of:=IF([.G12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192</text:p>
          </table:table-cell>
          <table:table-cell office:value-type="float" office:value="8904223818874" table:style-name="ce2">
            <text:p>890422381887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2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25]*[.D125]" table:style-name="ce1">
            <text:p>#N/A</text:p>
          </table:table-cell>
          <table:table-cell office:value-type="error" office:string-value="#N/A" table:formula="of:=[.E125]/1000" table:style-name="ce4">
            <text:p>#N/A</text:p>
          </table:table-cell>
          <table:table-cell office:value-type="error" office:string-value="#NAME?" table:formula="of:=COM.MICROSOFT.SINGLE(COM.MICROSOFT.CEILING.MATH([.F125];0.5))" table:style-name="ce1">
            <text:p>#NAME?</text:p>
          </table:table-cell>
          <table:table-cell office:value-type="string" office:string-value="1.13" table:formula="of:=VLOOKUP([.A125];[courier_company_invoice.$B$2:.$H$125];2;0)" table:style-name="ce1">
            <text:p>1.13</text:p>
          </table:table-cell>
          <table:table-cell office:value-type="error" office:string-value="#NAME?" table:formula="of:=IF([.G12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192</text:p>
          </table:table-cell>
          <table:table-cell office:value-type="float" office:value="8904223818881" table:style-name="ce2">
            <text:p>8904223818881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2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26]*[.D126]" table:style-name="ce1">
            <text:p>#N/A</text:p>
          </table:table-cell>
          <table:table-cell office:value-type="error" office:string-value="#N/A" table:formula="of:=[.E126]/1000" table:style-name="ce4">
            <text:p>#N/A</text:p>
          </table:table-cell>
          <table:table-cell office:value-type="error" office:string-value="#NAME?" table:formula="of:=COM.MICROSOFT.SINGLE(COM.MICROSOFT.CEILING.MATH([.F126];0.5))" table:style-name="ce1">
            <text:p>#NAME?</text:p>
          </table:table-cell>
          <table:table-cell office:value-type="string" office:string-value="1.13" table:formula="of:=VLOOKUP([.A126];[courier_company_invoice.$B$2:.$H$125];2;0)" table:style-name="ce1">
            <text:p>1.13</text:p>
          </table:table-cell>
          <table:table-cell office:value-type="error" office:string-value="#NAME?" table:formula="of:=IF([.G12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192</text:p>
          </table:table-cell>
          <table:table-cell office:value-type="float" office:value="8904223819291" table:style-name="ce2">
            <text:p>8904223819291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12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27]*[.D127]" table:style-name="ce1">
            <text:p>#N/A</text:p>
          </table:table-cell>
          <table:table-cell office:value-type="error" office:string-value="#N/A" table:formula="of:=[.E127]/1000" table:style-name="ce4">
            <text:p>#N/A</text:p>
          </table:table-cell>
          <table:table-cell office:value-type="error" office:string-value="#NAME?" table:formula="of:=COM.MICROSOFT.SINGLE(COM.MICROSOFT.CEILING.MATH([.F127];0.5))" table:style-name="ce1">
            <text:p>#NAME?</text:p>
          </table:table-cell>
          <table:table-cell office:value-type="string" office:string-value="1.13" table:formula="of:=VLOOKUP([.A127];[courier_company_invoice.$B$2:.$H$125];2;0)" table:style-name="ce1">
            <text:p>1.13</text:p>
          </table:table-cell>
          <table:table-cell office:value-type="error" office:string-value="#NAME?" table:formula="of:=IF([.G12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192</text:p>
          </table:table-cell>
          <table:table-cell office:value-type="float" office:value="8904223819031" table:style-name="ce2">
            <text:p>8904223819031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12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28]*[.D128]" table:style-name="ce1">
            <text:p>#N/A</text:p>
          </table:table-cell>
          <table:table-cell office:value-type="error" office:string-value="#N/A" table:formula="of:=[.E128]/1000" table:style-name="ce4">
            <text:p>#N/A</text:p>
          </table:table-cell>
          <table:table-cell office:value-type="error" office:string-value="#NAME?" table:formula="of:=COM.MICROSOFT.SINGLE(COM.MICROSOFT.CEILING.MATH([.F128];0.5))" table:style-name="ce1">
            <text:p>#NAME?</text:p>
          </table:table-cell>
          <table:table-cell office:value-type="string" office:string-value="1.13" table:formula="of:=VLOOKUP([.A128];[courier_company_invoice.$B$2:.$H$125];2;0)" table:style-name="ce1">
            <text:p>1.13</text:p>
          </table:table-cell>
          <table:table-cell office:value-type="error" office:string-value="#NAME?" table:formula="of:=IF([.G12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192</text:p>
          </table:table-cell>
          <table:table-cell office:value-type="float" office:value="8904223819024" table:style-name="ce2">
            <text:p>8904223819024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12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29]*[.D129]" table:style-name="ce1">
            <text:p>#N/A</text:p>
          </table:table-cell>
          <table:table-cell office:value-type="error" office:string-value="#N/A" table:formula="of:=[.E129]/1000" table:style-name="ce4">
            <text:p>#N/A</text:p>
          </table:table-cell>
          <table:table-cell office:value-type="error" office:string-value="#NAME?" table:formula="of:=COM.MICROSOFT.SINGLE(COM.MICROSOFT.CEILING.MATH([.F129];0.5))" table:style-name="ce1">
            <text:p>#NAME?</text:p>
          </table:table-cell>
          <table:table-cell office:value-type="string" office:string-value="1.13" table:formula="of:=VLOOKUP([.A129];[courier_company_invoice.$B$2:.$H$125];2;0)" table:style-name="ce1">
            <text:p>1.13</text:p>
          </table:table-cell>
          <table:table-cell office:value-type="error" office:string-value="#NAME?" table:formula="of:=IF([.G12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153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3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30]*[.D130]" table:style-name="ce1">
            <text:p>#N/A</text:p>
          </table:table-cell>
          <table:table-cell office:value-type="error" office:string-value="#N/A" table:formula="of:=[.E130]/1000" table:style-name="ce4">
            <text:p>#N/A</text:p>
          </table:table-cell>
          <table:table-cell office:value-type="error" office:string-value="#NAME?" table:formula="of:=COM.MICROSOFT.SINGLE(COM.MICROSOFT.CEILING.MATH([.F130];0.5))" table:style-name="ce1">
            <text:p>#NAME?</text:p>
          </table:table-cell>
          <table:table-cell office:value-type="string" office:string-value="0.76" table:formula="of:=VLOOKUP([.A130];[courier_company_invoice.$B$2:.$H$125];2;0)" table:style-name="ce1">
            <text:p>0.76</text:p>
          </table:table-cell>
          <table:table-cell office:value-type="error" office:string-value="#NAME?" table:formula="of:=IF([.G13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153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3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31]*[.D131]" table:style-name="ce1">
            <text:p>#N/A</text:p>
          </table:table-cell>
          <table:table-cell office:value-type="error" office:string-value="#N/A" table:formula="of:=[.E131]/1000" table:style-name="ce4">
            <text:p>#N/A</text:p>
          </table:table-cell>
          <table:table-cell office:value-type="error" office:string-value="#NAME?" table:formula="of:=COM.MICROSOFT.SINGLE(COM.MICROSOFT.CEILING.MATH([.F131];0.5))" table:style-name="ce1">
            <text:p>#NAME?</text:p>
          </table:table-cell>
          <table:table-cell office:value-type="string" office:string-value="0.76" table:formula="of:=VLOOKUP([.A131];[courier_company_invoice.$B$2:.$H$125];2;0)" table:style-name="ce1">
            <text:p>0.76</text:p>
          </table:table-cell>
          <table:table-cell office:value-type="error" office:string-value="#NAME?" table:formula="of:=IF([.G13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153</text:p>
          </table:table-cell>
          <table:table-cell office:value-type="float" office:value="8904223819468" table:style-name="ce2">
            <text:p>8904223819468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3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32]*[.D132]" table:style-name="ce1">
            <text:p>#N/A</text:p>
          </table:table-cell>
          <table:table-cell office:value-type="error" office:string-value="#N/A" table:formula="of:=[.E132]/1000" table:style-name="ce4">
            <text:p>#N/A</text:p>
          </table:table-cell>
          <table:table-cell office:value-type="error" office:string-value="#NAME?" table:formula="of:=COM.MICROSOFT.SINGLE(COM.MICROSOFT.CEILING.MATH([.F132];0.5))" table:style-name="ce1">
            <text:p>#NAME?</text:p>
          </table:table-cell>
          <table:table-cell office:value-type="string" office:string-value="0.76" table:formula="of:=VLOOKUP([.A132];[courier_company_invoice.$B$2:.$H$125];2;0)" table:style-name="ce1">
            <text:p>0.76</text:p>
          </table:table-cell>
          <table:table-cell office:value-type="error" office:string-value="#NAME?" table:formula="of:=IF([.G13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058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3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33]*[.D133]" table:style-name="ce1">
            <text:p>#N/A</text:p>
          </table:table-cell>
          <table:table-cell office:value-type="error" office:string-value="#N/A" table:formula="of:=[.E133]/1000" table:style-name="ce4">
            <text:p>#N/A</text:p>
          </table:table-cell>
          <table:table-cell office:value-type="error" office:string-value="#NAME?" table:formula="of:=COM.MICROSOFT.SINGLE(COM.MICROSOFT.CEILING.MATH([.F133];0.5))" table:style-name="ce1">
            <text:p>#NAME?</text:p>
          </table:table-cell>
          <table:table-cell office:value-type="string" office:string-value="0.72" table:formula="of:=VLOOKUP([.A133];[courier_company_invoice.$B$2:.$H$125];2;0)" table:style-name="ce1">
            <text:p>0.72</text:p>
          </table:table-cell>
          <table:table-cell office:value-type="error" office:string-value="#NAME?" table:formula="of:=IF([.G13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058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3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34]*[.D134]" table:style-name="ce1">
            <text:p>#N/A</text:p>
          </table:table-cell>
          <table:table-cell office:value-type="error" office:string-value="#N/A" table:formula="of:=[.E134]/1000" table:style-name="ce4">
            <text:p>#N/A</text:p>
          </table:table-cell>
          <table:table-cell office:value-type="error" office:string-value="#NAME?" table:formula="of:=COM.MICROSOFT.SINGLE(COM.MICROSOFT.CEILING.MATH([.F134];0.5))" table:style-name="ce1">
            <text:p>#NAME?</text:p>
          </table:table-cell>
          <table:table-cell office:value-type="string" office:string-value="0.72" table:formula="of:=VLOOKUP([.A134];[courier_company_invoice.$B$2:.$H$125];2;0)" table:style-name="ce1">
            <text:p>0.72</text:p>
          </table:table-cell>
          <table:table-cell office:value-type="error" office:string-value="#NAME?" table:formula="of:=IF([.G13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058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3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35]*[.D135]" table:style-name="ce1">
            <text:p>#N/A</text:p>
          </table:table-cell>
          <table:table-cell office:value-type="error" office:string-value="#N/A" table:formula="of:=[.E135]/1000" table:style-name="ce4">
            <text:p>#N/A</text:p>
          </table:table-cell>
          <table:table-cell office:value-type="error" office:string-value="#NAME?" table:formula="of:=COM.MICROSOFT.SINGLE(COM.MICROSOFT.CEILING.MATH([.F135];0.5))" table:style-name="ce1">
            <text:p>#NAME?</text:p>
          </table:table-cell>
          <table:table-cell office:value-type="string" office:string-value="0.72" table:formula="of:=VLOOKUP([.A135];[courier_company_invoice.$B$2:.$H$125];2;0)" table:style-name="ce1">
            <text:p>0.72</text:p>
          </table:table-cell>
          <table:table-cell office:value-type="error" office:string-value="#NAME?" table:formula="of:=IF([.G13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039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3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36]*[.D136]" table:style-name="ce1">
            <text:p>#N/A</text:p>
          </table:table-cell>
          <table:table-cell office:value-type="error" office:string-value="#N/A" table:formula="of:=[.E136]/1000" table:style-name="ce4">
            <text:p>#N/A</text:p>
          </table:table-cell>
          <table:table-cell office:value-type="error" office:string-value="#NAME?" table:formula="of:=COM.MICROSOFT.SINGLE(COM.MICROSOFT.CEILING.MATH([.F136];0.5))" table:style-name="ce1">
            <text:p>#NAME?</text:p>
          </table:table-cell>
          <table:table-cell office:value-type="string" office:string-value="0.68" table:formula="of:=VLOOKUP([.A136];[courier_company_invoice.$B$2:.$H$125];2;0)" table:style-name="ce1">
            <text:p>0.68</text:p>
          </table:table-cell>
          <table:table-cell office:value-type="error" office:string-value="#NAME?" table:formula="of:=IF([.G13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039</text:p>
          </table:table-cell>
          <table:table-cell office:value-type="float" office:value="8904223818683" table:style-name="ce2">
            <text:p>8904223818683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3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37]*[.D137]" table:style-name="ce1">
            <text:p>#N/A</text:p>
          </table:table-cell>
          <table:table-cell office:value-type="error" office:string-value="#N/A" table:formula="of:=[.E137]/1000" table:style-name="ce4">
            <text:p>#N/A</text:p>
          </table:table-cell>
          <table:table-cell office:value-type="error" office:string-value="#NAME?" table:formula="of:=COM.MICROSOFT.SINGLE(COM.MICROSOFT.CEILING.MATH([.F137];0.5))" table:style-name="ce1">
            <text:p>#NAME?</text:p>
          </table:table-cell>
          <table:table-cell office:value-type="string" office:string-value="0.68" table:formula="of:=VLOOKUP([.A137];[courier_company_invoice.$B$2:.$H$125];2;0)" table:style-name="ce1">
            <text:p>0.68</text:p>
          </table:table-cell>
          <table:table-cell office:value-type="error" office:string-value="#NAME?" table:formula="of:=IF([.G13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1039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3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38]*[.D138]" table:style-name="ce1">
            <text:p>#N/A</text:p>
          </table:table-cell>
          <table:table-cell office:value-type="error" office:string-value="#N/A" table:formula="of:=[.E138]/1000" table:style-name="ce4">
            <text:p>#N/A</text:p>
          </table:table-cell>
          <table:table-cell office:value-type="error" office:string-value="#NAME?" table:formula="of:=COM.MICROSOFT.SINGLE(COM.MICROSOFT.CEILING.MATH([.F138];0.5))" table:style-name="ce1">
            <text:p>#NAME?</text:p>
          </table:table-cell>
          <table:table-cell office:value-type="string" office:string-value="0.68" table:formula="of:=VLOOKUP([.A138];[courier_company_invoice.$B$2:.$H$125];2;0)" table:style-name="ce1">
            <text:p>0.68</text:p>
          </table:table-cell>
          <table:table-cell office:value-type="error" office:string-value="#NAME?" table:formula="of:=IF([.G13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0697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3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39]*[.D139]" table:style-name="ce1">
            <text:p>#N/A</text:p>
          </table:table-cell>
          <table:table-cell office:value-type="error" office:string-value="#N/A" table:formula="of:=[.E139]/1000" table:style-name="ce4">
            <text:p>#N/A</text:p>
          </table:table-cell>
          <table:table-cell office:value-type="error" office:string-value="#NAME?" table:formula="of:=COM.MICROSOFT.SINGLE(COM.MICROSOFT.CEILING.MATH([.F139];0.5))" table:style-name="ce1">
            <text:p>#NAME?</text:p>
          </table:table-cell>
          <table:table-cell office:value-type="string" office:string-value="2.27" table:formula="of:=VLOOKUP([.A139];[courier_company_invoice.$B$2:.$H$125];2;0)" table:style-name="ce1">
            <text:p>2.27</text:p>
          </table:table-cell>
          <table:table-cell office:value-type="error" office:string-value="#NAME?" table:formula="of:=IF([.G13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0697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4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40]*[.D140]" table:style-name="ce1">
            <text:p>#N/A</text:p>
          </table:table-cell>
          <table:table-cell office:value-type="error" office:string-value="#N/A" table:formula="of:=[.E140]/1000" table:style-name="ce4">
            <text:p>#N/A</text:p>
          </table:table-cell>
          <table:table-cell office:value-type="error" office:string-value="#NAME?" table:formula="of:=COM.MICROSOFT.SINGLE(COM.MICROSOFT.CEILING.MATH([.F140];0.5))" table:style-name="ce1">
            <text:p>#NAME?</text:p>
          </table:table-cell>
          <table:table-cell office:value-type="string" office:string-value="2.27" table:formula="of:=VLOOKUP([.A140];[courier_company_invoice.$B$2:.$H$125];2;0)" table:style-name="ce1">
            <text:p>2.27</text:p>
          </table:table-cell>
          <table:table-cell office:value-type="error" office:string-value="#NAME?" table:formula="of:=IF([.G14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0697</text:p>
          </table:table-cell>
          <table:table-cell office:value-type="float" office:value="8904223819468" table:style-name="ce2">
            <text:p>8904223819468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4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41]*[.D141]" table:style-name="ce1">
            <text:p>#N/A</text:p>
          </table:table-cell>
          <table:table-cell office:value-type="error" office:string-value="#N/A" table:formula="of:=[.E141]/1000" table:style-name="ce4">
            <text:p>#N/A</text:p>
          </table:table-cell>
          <table:table-cell office:value-type="error" office:string-value="#NAME?" table:formula="of:=COM.MICROSOFT.SINGLE(COM.MICROSOFT.CEILING.MATH([.F141];0.5))" table:style-name="ce1">
            <text:p>#NAME?</text:p>
          </table:table-cell>
          <table:table-cell office:value-type="string" office:string-value="2.27" table:formula="of:=VLOOKUP([.A141];[courier_company_invoice.$B$2:.$H$125];2;0)" table:style-name="ce1">
            <text:p>2.27</text:p>
          </table:table-cell>
          <table:table-cell office:value-type="error" office:string-value="#NAME?" table:formula="of:=IF([.G14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0549</text:p>
          </table:table-cell>
          <table:table-cell office:value-type="float" office:value="8904223819468" table:style-name="ce2">
            <text:p>8904223819468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4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42]*[.D142]" table:style-name="ce1">
            <text:p>#N/A</text:p>
          </table:table-cell>
          <table:table-cell office:value-type="error" office:string-value="#N/A" table:formula="of:=[.E142]/1000" table:style-name="ce4">
            <text:p>#N/A</text:p>
          </table:table-cell>
          <table:table-cell office:value-type="error" office:string-value="#NAME?" table:formula="of:=COM.MICROSOFT.SINGLE(COM.MICROSOFT.CEILING.MATH([.F142];0.5))" table:style-name="ce1">
            <text:p>#NAME?</text:p>
          </table:table-cell>
          <table:table-cell office:value-type="string" office:string-value="1.86" table:formula="of:=VLOOKUP([.A142];[courier_company_invoice.$B$2:.$H$125];2;0)" table:style-name="ce1">
            <text:p>1.86</text:p>
          </table:table-cell>
          <table:table-cell office:value-type="error" office:string-value="#NAME?" table:formula="of:=IF([.G14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0549</text:p>
          </table:table-cell>
          <table:table-cell office:value-type="float" office:value="8904223818454" table:style-name="ce2">
            <text:p>890422381845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4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43]*[.D143]" table:style-name="ce1">
            <text:p>#N/A</text:p>
          </table:table-cell>
          <table:table-cell office:value-type="error" office:string-value="#N/A" table:formula="of:=[.E143]/1000" table:style-name="ce4">
            <text:p>#N/A</text:p>
          </table:table-cell>
          <table:table-cell office:value-type="error" office:string-value="#NAME?" table:formula="of:=COM.MICROSOFT.SINGLE(COM.MICROSOFT.CEILING.MATH([.F143];0.5))" table:style-name="ce1">
            <text:p>#NAME?</text:p>
          </table:table-cell>
          <table:table-cell office:value-type="string" office:string-value="1.86" table:formula="of:=VLOOKUP([.A143];[courier_company_invoice.$B$2:.$H$125];2;0)" table:style-name="ce1">
            <text:p>1.86</text:p>
          </table:table-cell>
          <table:table-cell office:value-type="error" office:string-value="#NAME?" table:formula="of:=IF([.G14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0549</text:p>
          </table:table-cell>
          <table:table-cell office:value-type="float" office:value="8904223818669" table:style-name="ce2">
            <text:p>8904223818669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4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44]*[.D144]" table:style-name="ce1">
            <text:p>#N/A</text:p>
          </table:table-cell>
          <table:table-cell office:value-type="error" office:string-value="#N/A" table:formula="of:=[.E144]/1000" table:style-name="ce4">
            <text:p>#N/A</text:p>
          </table:table-cell>
          <table:table-cell office:value-type="error" office:string-value="#NAME?" table:formula="of:=COM.MICROSOFT.SINGLE(COM.MICROSOFT.CEILING.MATH([.F144];0.5))" table:style-name="ce1">
            <text:p>#NAME?</text:p>
          </table:table-cell>
          <table:table-cell office:value-type="string" office:string-value="1.86" table:formula="of:=VLOOKUP([.A144];[courier_company_invoice.$B$2:.$H$125];2;0)" table:style-name="ce1">
            <text:p>1.86</text:p>
          </table:table-cell>
          <table:table-cell office:value-type="error" office:string-value="#NAME?" table:formula="of:=IF([.G14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0549</text:p>
          </table:table-cell>
          <table:table-cell office:value-type="float" office:value="8904223818638" table:style-name="ce2">
            <text:p>8904223818638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14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45]*[.D145]" table:style-name="ce1">
            <text:p>#N/A</text:p>
          </table:table-cell>
          <table:table-cell office:value-type="error" office:string-value="#N/A" table:formula="of:=[.E145]/1000" table:style-name="ce4">
            <text:p>#N/A</text:p>
          </table:table-cell>
          <table:table-cell office:value-type="error" office:string-value="#NAME?" table:formula="of:=COM.MICROSOFT.SINGLE(COM.MICROSOFT.CEILING.MATH([.F145];0.5))" table:style-name="ce1">
            <text:p>#NAME?</text:p>
          </table:table-cell>
          <table:table-cell office:value-type="string" office:string-value="1.86" table:formula="of:=VLOOKUP([.A145];[courier_company_invoice.$B$2:.$H$125];2;0)" table:style-name="ce1">
            <text:p>1.86</text:p>
          </table:table-cell>
          <table:table-cell office:value-type="error" office:string-value="#NAME?" table:formula="of:=IF([.G14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0281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4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46]*[.D146]" table:style-name="ce1">
            <text:p>#N/A</text:p>
          </table:table-cell>
          <table:table-cell office:value-type="error" office:string-value="#N/A" table:formula="of:=[.E146]/1000" table:style-name="ce4">
            <text:p>#N/A</text:p>
          </table:table-cell>
          <table:table-cell office:value-type="error" office:string-value="#NAME?" table:formula="of:=COM.MICROSOFT.SINGLE(COM.MICROSOFT.CEILING.MATH([.F146];0.5))" table:style-name="ce1">
            <text:p>#NAME?</text:p>
          </table:table-cell>
          <table:table-cell office:value-type="string" office:string-value="0.68" table:formula="of:=VLOOKUP([.A146];[courier_company_invoice.$B$2:.$H$125];2;0)" table:style-name="ce1">
            <text:p>0.68</text:p>
          </table:table-cell>
          <table:table-cell office:value-type="error" office:string-value="#NAME?" table:formula="of:=IF([.G14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0281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4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47]*[.D147]" table:style-name="ce1">
            <text:p>#N/A</text:p>
          </table:table-cell>
          <table:table-cell office:value-type="error" office:string-value="#N/A" table:formula="of:=[.E147]/1000" table:style-name="ce4">
            <text:p>#N/A</text:p>
          </table:table-cell>
          <table:table-cell office:value-type="error" office:string-value="#NAME?" table:formula="of:=COM.MICROSOFT.SINGLE(COM.MICROSOFT.CEILING.MATH([.F147];0.5))" table:style-name="ce1">
            <text:p>#NAME?</text:p>
          </table:table-cell>
          <table:table-cell office:value-type="string" office:string-value="0.68" table:formula="of:=VLOOKUP([.A147];[courier_company_invoice.$B$2:.$H$125];2;0)" table:style-name="ce1">
            <text:p>0.68</text:p>
          </table:table-cell>
          <table:table-cell office:value-type="error" office:string-value="#NAME?" table:formula="of:=IF([.G14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0281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4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48]*[.D148]" table:style-name="ce1">
            <text:p>#N/A</text:p>
          </table:table-cell>
          <table:table-cell office:value-type="error" office:string-value="#N/A" table:formula="of:=[.E148]/1000" table:style-name="ce4">
            <text:p>#N/A</text:p>
          </table:table-cell>
          <table:table-cell office:value-type="error" office:string-value="#NAME?" table:formula="of:=COM.MICROSOFT.SINGLE(COM.MICROSOFT.CEILING.MATH([.F148];0.5))" table:style-name="ce1">
            <text:p>#NAME?</text:p>
          </table:table-cell>
          <table:table-cell office:value-type="string" office:string-value="0.68" table:formula="of:=VLOOKUP([.A148];[courier_company_invoice.$B$2:.$H$125];2;0)" table:style-name="ce1">
            <text:p>0.68</text:p>
          </table:table-cell>
          <table:table-cell office:value-type="error" office:string-value="#NAME?" table:formula="of:=IF([.G14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0125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4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49]*[.D149]" table:style-name="ce1">
            <text:p>#N/A</text:p>
          </table:table-cell>
          <table:table-cell office:value-type="error" office:string-value="#N/A" table:formula="of:=[.E149]/1000" table:style-name="ce4">
            <text:p>#N/A</text:p>
          </table:table-cell>
          <table:table-cell office:value-type="error" office:string-value="#NAME?" table:formula="of:=COM.MICROSOFT.SINGLE(COM.MICROSOFT.CEILING.MATH([.F149];0.5))" table:style-name="ce1">
            <text:p>#NAME?</text:p>
          </table:table-cell>
          <table:table-cell office:value-type="string" office:string-value="0.66" table:formula="of:=VLOOKUP([.A149];[courier_company_invoice.$B$2:.$H$125];2;0)" table:style-name="ce1">
            <text:p>0.66</text:p>
          </table:table-cell>
          <table:table-cell office:value-type="error" office:string-value="#NAME?" table:formula="of:=IF([.G14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0125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5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50]*[.D150]" table:style-name="ce1">
            <text:p>#N/A</text:p>
          </table:table-cell>
          <table:table-cell office:value-type="error" office:string-value="#N/A" table:formula="of:=[.E150]/1000" table:style-name="ce4">
            <text:p>#N/A</text:p>
          </table:table-cell>
          <table:table-cell office:value-type="error" office:string-value="#NAME?" table:formula="of:=COM.MICROSOFT.SINGLE(COM.MICROSOFT.CEILING.MATH([.F150];0.5))" table:style-name="ce1">
            <text:p>#NAME?</text:p>
          </table:table-cell>
          <table:table-cell office:value-type="string" office:string-value="0.66" table:formula="of:=VLOOKUP([.A150];[courier_company_invoice.$B$2:.$H$125];2;0)" table:style-name="ce1">
            <text:p>0.66</text:p>
          </table:table-cell>
          <table:table-cell office:value-type="error" office:string-value="#NAME?" table:formula="of:=IF([.G15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0125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5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51]*[.D151]" table:style-name="ce1">
            <text:p>#N/A</text:p>
          </table:table-cell>
          <table:table-cell office:value-type="error" office:string-value="#N/A" table:formula="of:=[.E151]/1000" table:style-name="ce4">
            <text:p>#N/A</text:p>
          </table:table-cell>
          <table:table-cell office:value-type="error" office:string-value="#NAME?" table:formula="of:=COM.MICROSOFT.SINGLE(COM.MICROSOFT.CEILING.MATH([.F151];0.5))" table:style-name="ce1">
            <text:p>#NAME?</text:p>
          </table:table-cell>
          <table:table-cell office:value-type="string" office:string-value="0.66" table:formula="of:=VLOOKUP([.A151];[courier_company_invoice.$B$2:.$H$125];2;0)" table:style-name="ce1">
            <text:p>0.66</text:p>
          </table:table-cell>
          <table:table-cell office:value-type="error" office:string-value="#NAME?" table:formula="of:=IF([.G15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0104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5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52]*[.D152]" table:style-name="ce1">
            <text:p>#N/A</text:p>
          </table:table-cell>
          <table:table-cell office:value-type="error" office:string-value="#N/A" table:formula="of:=[.E152]/1000" table:style-name="ce4">
            <text:p>#N/A</text:p>
          </table:table-cell>
          <table:table-cell office:value-type="error" office:string-value="#NAME?" table:formula="of:=COM.MICROSOFT.SINGLE(COM.MICROSOFT.CEILING.MATH([.F152];0.5))" table:style-name="ce1">
            <text:p>#NAME?</text:p>
          </table:table-cell>
          <table:table-cell office:value-type="string" office:string-value="0.76" table:formula="of:=VLOOKUP([.A152];[courier_company_invoice.$B$2:.$H$125];2;0)" table:style-name="ce1">
            <text:p>0.76</text:p>
          </table:table-cell>
          <table:table-cell office:value-type="error" office:string-value="#NAME?" table:formula="of:=IF([.G15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0104</text:p>
          </table:table-cell>
          <table:table-cell office:value-type="float" office:value="8904223818683" table:style-name="ce2">
            <text:p>8904223818683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5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53]*[.D153]" table:style-name="ce1">
            <text:p>#N/A</text:p>
          </table:table-cell>
          <table:table-cell office:value-type="error" office:string-value="#N/A" table:formula="of:=[.E153]/1000" table:style-name="ce4">
            <text:p>#N/A</text:p>
          </table:table-cell>
          <table:table-cell office:value-type="error" office:string-value="#NAME?" table:formula="of:=COM.MICROSOFT.SINGLE(COM.MICROSOFT.CEILING.MATH([.F153];0.5))" table:style-name="ce1">
            <text:p>#NAME?</text:p>
          </table:table-cell>
          <table:table-cell office:value-type="string" office:string-value="0.76" table:formula="of:=VLOOKUP([.A153];[courier_company_invoice.$B$2:.$H$125];2;0)" table:style-name="ce1">
            <text:p>0.76</text:p>
          </table:table-cell>
          <table:table-cell office:value-type="error" office:string-value="#NAME?" table:formula="of:=IF([.G15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10104</text:p>
          </table:table-cell>
          <table:table-cell office:value-type="float" office:value="8904223819468" table:style-name="ce2">
            <text:p>8904223819468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5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54]*[.D154]" table:style-name="ce1">
            <text:p>#N/A</text:p>
          </table:table-cell>
          <table:table-cell office:value-type="error" office:string-value="#N/A" table:formula="of:=[.E154]/1000" table:style-name="ce4">
            <text:p>#N/A</text:p>
          </table:table-cell>
          <table:table-cell office:value-type="error" office:string-value="#NAME?" table:formula="of:=COM.MICROSOFT.SINGLE(COM.MICROSOFT.CEILING.MATH([.F154];0.5))" table:style-name="ce1">
            <text:p>#NAME?</text:p>
          </table:table-cell>
          <table:table-cell office:value-type="string" office:string-value="0.76" table:formula="of:=VLOOKUP([.A154];[courier_company_invoice.$B$2:.$H$125];2;0)" table:style-name="ce1">
            <text:p>0.76</text:p>
          </table:table-cell>
          <table:table-cell office:value-type="error" office:string-value="#NAME?" table:formula="of:=IF([.G15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934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5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55]*[.D155]" table:style-name="ce1">
            <text:p>#N/A</text:p>
          </table:table-cell>
          <table:table-cell office:value-type="error" office:string-value="#N/A" table:formula="of:=[.E155]/1000" table:style-name="ce4">
            <text:p>#N/A</text:p>
          </table:table-cell>
          <table:table-cell office:value-type="error" office:string-value="#NAME?" table:formula="of:=COM.MICROSOFT.SINGLE(COM.MICROSOFT.CEILING.MATH([.F155];0.5))" table:style-name="ce1">
            <text:p>#NAME?</text:p>
          </table:table-cell>
          <table:table-cell office:value-type="string" office:string-value="0.82" table:formula="of:=VLOOKUP([.A155];[courier_company_invoice.$B$2:.$H$125];2;0)" table:style-name="ce1">
            <text:p>0.82</text:p>
          </table:table-cell>
          <table:table-cell office:value-type="error" office:string-value="#NAME?" table:formula="of:=IF([.G15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934</text:p>
          </table:table-cell>
          <table:table-cell office:value-type="float" office:value="8904223818683" table:style-name="ce2">
            <text:p>8904223818683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5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56]*[.D156]" table:style-name="ce1">
            <text:p>#N/A</text:p>
          </table:table-cell>
          <table:table-cell office:value-type="error" office:string-value="#N/A" table:formula="of:=[.E156]/1000" table:style-name="ce4">
            <text:p>#N/A</text:p>
          </table:table-cell>
          <table:table-cell office:value-type="error" office:string-value="#NAME?" table:formula="of:=COM.MICROSOFT.SINGLE(COM.MICROSOFT.CEILING.MATH([.F156];0.5))" table:style-name="ce1">
            <text:p>#NAME?</text:p>
          </table:table-cell>
          <table:table-cell office:value-type="string" office:string-value="0.82" table:formula="of:=VLOOKUP([.A156];[courier_company_invoice.$B$2:.$H$125];2;0)" table:style-name="ce1">
            <text:p>0.82</text:p>
          </table:table-cell>
          <table:table-cell office:value-type="error" office:string-value="#NAME?" table:formula="of:=IF([.G15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917</text:p>
          </table:table-cell>
          <table:table-cell office:value-type="float" office:value="8904223819499" table:style-name="ce2">
            <text:p>8904223819499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5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57]*[.D157]" table:style-name="ce1">
            <text:p>#N/A</text:p>
          </table:table-cell>
          <table:table-cell office:value-type="error" office:string-value="#N/A" table:formula="of:=[.E157]/1000" table:style-name="ce4">
            <text:p>#N/A</text:p>
          </table:table-cell>
          <table:table-cell office:value-type="error" office:string-value="#NAME?" table:formula="of:=COM.MICROSOFT.SINGLE(COM.MICROSOFT.CEILING.MATH([.F157];0.5))" table:style-name="ce1">
            <text:p>#NAME?</text:p>
          </table:table-cell>
          <table:table-cell office:value-type="string" office:string-value="0.6" table:formula="of:=VLOOKUP([.A157];[courier_company_invoice.$B$2:.$H$125];2;0)" table:style-name="ce1">
            <text:p>0.6</text:p>
          </table:table-cell>
          <table:table-cell office:value-type="error" office:string-value="#NAME?" table:formula="of:=IF([.G15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917</text:p>
          </table:table-cell>
          <table:table-cell office:value-type="float" office:value="8904223819505" table:style-name="ce2">
            <text:p>8904223819505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5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58]*[.D158]" table:style-name="ce1">
            <text:p>#N/A</text:p>
          </table:table-cell>
          <table:table-cell office:value-type="error" office:string-value="#N/A" table:formula="of:=[.E158]/1000" table:style-name="ce4">
            <text:p>#N/A</text:p>
          </table:table-cell>
          <table:table-cell office:value-type="error" office:string-value="#NAME?" table:formula="of:=COM.MICROSOFT.SINGLE(COM.MICROSOFT.CEILING.MATH([.F158];0.5))" table:style-name="ce1">
            <text:p>#NAME?</text:p>
          </table:table-cell>
          <table:table-cell office:value-type="string" office:string-value="0.6" table:formula="of:=VLOOKUP([.A158];[courier_company_invoice.$B$2:.$H$125];2;0)" table:style-name="ce1">
            <text:p>0.6</text:p>
          </table:table-cell>
          <table:table-cell office:value-type="error" office:string-value="#NAME?" table:formula="of:=IF([.G15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917</text:p>
          </table:table-cell>
          <table:table-cell office:value-type="float" office:value="8904223819512" table:style-name="ce2">
            <text:p>890422381951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5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59]*[.D159]" table:style-name="ce1">
            <text:p>#N/A</text:p>
          </table:table-cell>
          <table:table-cell office:value-type="error" office:string-value="#N/A" table:formula="of:=[.E159]/1000" table:style-name="ce4">
            <text:p>#N/A</text:p>
          </table:table-cell>
          <table:table-cell office:value-type="error" office:string-value="#NAME?" table:formula="of:=COM.MICROSOFT.SINGLE(COM.MICROSOFT.CEILING.MATH([.F159];0.5))" table:style-name="ce1">
            <text:p>#NAME?</text:p>
          </table:table-cell>
          <table:table-cell office:value-type="string" office:string-value="0.6" table:formula="of:=VLOOKUP([.A159];[courier_company_invoice.$B$2:.$H$125];2;0)" table:style-name="ce1">
            <text:p>0.6</text:p>
          </table:table-cell>
          <table:table-cell office:value-type="error" office:string-value="#NAME?" table:formula="of:=IF([.G15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820</text:p>
          </table:table-cell>
          <table:table-cell office:value-type="float" office:value="8904223819277" table:style-name="ce2">
            <text:p>8904223819277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6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60]*[.D160]" table:style-name="ce1">
            <text:p>#N/A</text:p>
          </table:table-cell>
          <table:table-cell office:value-type="error" office:string-value="#N/A" table:formula="of:=[.E160]/1000" table:style-name="ce4">
            <text:p>#N/A</text:p>
          </table:table-cell>
          <table:table-cell office:value-type="error" office:string-value="#NAME?" table:formula="of:=COM.MICROSOFT.SINGLE(COM.MICROSOFT.CEILING.MATH([.F160];0.5))" table:style-name="ce1">
            <text:p>#NAME?</text:p>
          </table:table-cell>
          <table:table-cell office:value-type="string" office:string-value="3" table:formula="of:=VLOOKUP([.A160];[courier_company_invoice.$B$2:.$H$125];2;0)" table:style-name="ce1">
            <text:p>3</text:p>
          </table:table-cell>
          <table:table-cell office:value-type="error" office:string-value="#NAME?" table:formula="of:=IF([.G16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820</text:p>
          </table:table-cell>
          <table:table-cell office:value-type="float" office:value="8904223818478" table:style-name="ce2">
            <text:p>8904223818478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6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61]*[.D161]" table:style-name="ce1">
            <text:p>#N/A</text:p>
          </table:table-cell>
          <table:table-cell office:value-type="error" office:string-value="#N/A" table:formula="of:=[.E161]/1000" table:style-name="ce4">
            <text:p>#N/A</text:p>
          </table:table-cell>
          <table:table-cell office:value-type="error" office:string-value="#NAME?" table:formula="of:=COM.MICROSOFT.SINGLE(COM.MICROSOFT.CEILING.MATH([.F161];0.5))" table:style-name="ce1">
            <text:p>#NAME?</text:p>
          </table:table-cell>
          <table:table-cell office:value-type="string" office:string-value="3" table:formula="of:=VLOOKUP([.A161];[courier_company_invoice.$B$2:.$H$125];2;0)" table:style-name="ce1">
            <text:p>3</text:p>
          </table:table-cell>
          <table:table-cell office:value-type="error" office:string-value="#NAME?" table:formula="of:=IF([.G16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820</text:p>
          </table:table-cell>
          <table:table-cell office:value-type="float" office:value="8904223819284" table:style-name="ce2">
            <text:p>890422381928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6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62]*[.D162]" table:style-name="ce1">
            <text:p>#N/A</text:p>
          </table:table-cell>
          <table:table-cell office:value-type="error" office:string-value="#N/A" table:formula="of:=[.E162]/1000" table:style-name="ce4">
            <text:p>#N/A</text:p>
          </table:table-cell>
          <table:table-cell office:value-type="error" office:string-value="#NAME?" table:formula="of:=COM.MICROSOFT.SINGLE(COM.MICROSOFT.CEILING.MATH([.F162];0.5))" table:style-name="ce1">
            <text:p>#NAME?</text:p>
          </table:table-cell>
          <table:table-cell office:value-type="string" office:string-value="3" table:formula="of:=VLOOKUP([.A162];[courier_company_invoice.$B$2:.$H$125];2;0)" table:style-name="ce1">
            <text:p>3</text:p>
          </table:table-cell>
          <table:table-cell office:value-type="error" office:string-value="#NAME?" table:formula="of:=IF([.G16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820</text:p>
          </table:table-cell>
          <table:table-cell office:value-type="float" office:value="8904223819130" table:style-name="ce2">
            <text:p>890422381913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6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63]*[.D163]" table:style-name="ce1">
            <text:p>#N/A</text:p>
          </table:table-cell>
          <table:table-cell office:value-type="error" office:string-value="#N/A" table:formula="of:=[.E163]/1000" table:style-name="ce4">
            <text:p>#N/A</text:p>
          </table:table-cell>
          <table:table-cell office:value-type="error" office:string-value="#NAME?" table:formula="of:=COM.MICROSOFT.SINGLE(COM.MICROSOFT.CEILING.MATH([.F163];0.5))" table:style-name="ce1">
            <text:p>#NAME?</text:p>
          </table:table-cell>
          <table:table-cell office:value-type="string" office:string-value="3" table:formula="of:=VLOOKUP([.A163];[courier_company_invoice.$B$2:.$H$125];2;0)" table:style-name="ce1">
            <text:p>3</text:p>
          </table:table-cell>
          <table:table-cell office:value-type="error" office:string-value="#NAME?" table:formula="of:=IF([.G16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820</text:p>
          </table:table-cell>
          <table:table-cell office:value-type="float" office:value="8904223819031" table:style-name="ce2">
            <text:p>8904223819031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16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64]*[.D164]" table:style-name="ce1">
            <text:p>#N/A</text:p>
          </table:table-cell>
          <table:table-cell office:value-type="error" office:string-value="#N/A" table:formula="of:=[.E164]/1000" table:style-name="ce4">
            <text:p>#N/A</text:p>
          </table:table-cell>
          <table:table-cell office:value-type="error" office:string-value="#NAME?" table:formula="of:=COM.MICROSOFT.SINGLE(COM.MICROSOFT.CEILING.MATH([.F164];0.5))" table:style-name="ce1">
            <text:p>#NAME?</text:p>
          </table:table-cell>
          <table:table-cell office:value-type="string" office:string-value="3" table:formula="of:=VLOOKUP([.A164];[courier_company_invoice.$B$2:.$H$125];2;0)" table:style-name="ce1">
            <text:p>3</text:p>
          </table:table-cell>
          <table:table-cell office:value-type="error" office:string-value="#NAME?" table:formula="of:=IF([.G16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820</text:p>
          </table:table-cell>
          <table:table-cell office:value-type="float" office:value="8904223819024" table:style-name="ce2">
            <text:p>8904223819024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16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65]*[.D165]" table:style-name="ce1">
            <text:p>#N/A</text:p>
          </table:table-cell>
          <table:table-cell office:value-type="error" office:string-value="#N/A" table:formula="of:=[.E165]/1000" table:style-name="ce4">
            <text:p>#N/A</text:p>
          </table:table-cell>
          <table:table-cell office:value-type="error" office:string-value="#NAME?" table:formula="of:=COM.MICROSOFT.SINGLE(COM.MICROSOFT.CEILING.MATH([.F165];0.5))" table:style-name="ce1">
            <text:p>#NAME?</text:p>
          </table:table-cell>
          <table:table-cell office:value-type="string" office:string-value="3" table:formula="of:=VLOOKUP([.A165];[courier_company_invoice.$B$2:.$H$125];2;0)" table:style-name="ce1">
            <text:p>3</text:p>
          </table:table-cell>
          <table:table-cell office:value-type="error" office:string-value="#NAME?" table:formula="of:=IF([.G16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820</text:p>
          </table:table-cell>
          <table:table-cell office:value-type="float" office:value="8904223816214" table:style-name="ce2">
            <text:p>890422381621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6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66]*[.D166]" table:style-name="ce1">
            <text:p>#N/A</text:p>
          </table:table-cell>
          <table:table-cell office:value-type="error" office:string-value="#N/A" table:formula="of:=[.E166]/1000" table:style-name="ce4">
            <text:p>#N/A</text:p>
          </table:table-cell>
          <table:table-cell office:value-type="error" office:string-value="#NAME?" table:formula="of:=COM.MICROSOFT.SINGLE(COM.MICROSOFT.CEILING.MATH([.F166];0.5))" table:style-name="ce1">
            <text:p>#NAME?</text:p>
          </table:table-cell>
          <table:table-cell office:value-type="string" office:string-value="3" table:formula="of:=VLOOKUP([.A166];[courier_company_invoice.$B$2:.$H$125];2;0)" table:style-name="ce1">
            <text:p>3</text:p>
          </table:table-cell>
          <table:table-cell office:value-type="error" office:string-value="#NAME?" table:formula="of:=IF([.G16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820</text:p>
          </table:table-cell>
          <table:table-cell office:value-type="float" office:value="8904223818874" table:style-name="ce2">
            <text:p>890422381887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6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67]*[.D167]" table:style-name="ce1">
            <text:p>#N/A</text:p>
          </table:table-cell>
          <table:table-cell office:value-type="error" office:string-value="#N/A" table:formula="of:=[.E167]/1000" table:style-name="ce4">
            <text:p>#N/A</text:p>
          </table:table-cell>
          <table:table-cell office:value-type="error" office:string-value="#NAME?" table:formula="of:=COM.MICROSOFT.SINGLE(COM.MICROSOFT.CEILING.MATH([.F167];0.5))" table:style-name="ce1">
            <text:p>#NAME?</text:p>
          </table:table-cell>
          <table:table-cell office:value-type="string" office:string-value="3" table:formula="of:=VLOOKUP([.A167];[courier_company_invoice.$B$2:.$H$125];2;0)" table:style-name="ce1">
            <text:p>3</text:p>
          </table:table-cell>
          <table:table-cell office:value-type="error" office:string-value="#NAME?" table:formula="of:=IF([.G16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820</text:p>
          </table:table-cell>
          <table:table-cell office:value-type="float" office:value="8904223818881" table:style-name="ce2">
            <text:p>8904223818881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6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68]*[.D168]" table:style-name="ce1">
            <text:p>#N/A</text:p>
          </table:table-cell>
          <table:table-cell office:value-type="error" office:string-value="#N/A" table:formula="of:=[.E168]/1000" table:style-name="ce4">
            <text:p>#N/A</text:p>
          </table:table-cell>
          <table:table-cell office:value-type="error" office:string-value="#NAME?" table:formula="of:=COM.MICROSOFT.SINGLE(COM.MICROSOFT.CEILING.MATH([.F168];0.5))" table:style-name="ce1">
            <text:p>#NAME?</text:p>
          </table:table-cell>
          <table:table-cell office:value-type="string" office:string-value="3" table:formula="of:=VLOOKUP([.A168];[courier_company_invoice.$B$2:.$H$125];2;0)" table:style-name="ce1">
            <text:p>3</text:p>
          </table:table-cell>
          <table:table-cell office:value-type="error" office:string-value="#NAME?" table:formula="of:=IF([.G16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820</text:p>
          </table:table-cell>
          <table:table-cell office:value-type="float" office:value="8904223818898" table:style-name="ce2">
            <text:p>8904223818898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6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69]*[.D169]" table:style-name="ce1">
            <text:p>#N/A</text:p>
          </table:table-cell>
          <table:table-cell office:value-type="error" office:string-value="#N/A" table:formula="of:=[.E169]/1000" table:style-name="ce4">
            <text:p>#N/A</text:p>
          </table:table-cell>
          <table:table-cell office:value-type="error" office:string-value="#NAME?" table:formula="of:=COM.MICROSOFT.SINGLE(COM.MICROSOFT.CEILING.MATH([.F169];0.5))" table:style-name="ce1">
            <text:p>#NAME?</text:p>
          </table:table-cell>
          <table:table-cell office:value-type="string" office:string-value="3" table:formula="of:=VLOOKUP([.A169];[courier_company_invoice.$B$2:.$H$125];2;0)" table:style-name="ce1">
            <text:p>3</text:p>
          </table:table-cell>
          <table:table-cell office:value-type="error" office:string-value="#NAME?" table:formula="of:=IF([.G16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820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7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70]*[.D170]" table:style-name="ce1">
            <text:p>#N/A</text:p>
          </table:table-cell>
          <table:table-cell office:value-type="error" office:string-value="#N/A" table:formula="of:=[.E170]/1000" table:style-name="ce4">
            <text:p>#N/A</text:p>
          </table:table-cell>
          <table:table-cell office:value-type="error" office:string-value="#NAME?" table:formula="of:=COM.MICROSOFT.SINGLE(COM.MICROSOFT.CEILING.MATH([.F170];0.5))" table:style-name="ce1">
            <text:p>#NAME?</text:p>
          </table:table-cell>
          <table:table-cell office:value-type="string" office:string-value="3" table:formula="of:=VLOOKUP([.A170];[courier_company_invoice.$B$2:.$H$125];2;0)" table:style-name="ce1">
            <text:p>3</text:p>
          </table:table-cell>
          <table:table-cell office:value-type="error" office:string-value="#NAME?" table:formula="of:=IF([.G17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820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7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71]*[.D171]" table:style-name="ce1">
            <text:p>#N/A</text:p>
          </table:table-cell>
          <table:table-cell office:value-type="error" office:string-value="#N/A" table:formula="of:=[.E171]/1000" table:style-name="ce4">
            <text:p>#N/A</text:p>
          </table:table-cell>
          <table:table-cell office:value-type="error" office:string-value="#NAME?" table:formula="of:=COM.MICROSOFT.SINGLE(COM.MICROSOFT.CEILING.MATH([.F171];0.5))" table:style-name="ce1">
            <text:p>#NAME?</text:p>
          </table:table-cell>
          <table:table-cell office:value-type="string" office:string-value="3" table:formula="of:=VLOOKUP([.A171];[courier_company_invoice.$B$2:.$H$125];2;0)" table:style-name="ce1">
            <text:p>3</text:p>
          </table:table-cell>
          <table:table-cell office:value-type="error" office:string-value="#NAME?" table:formula="of:=IF([.G17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820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7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72]*[.D172]" table:style-name="ce1">
            <text:p>#N/A</text:p>
          </table:table-cell>
          <table:table-cell office:value-type="error" office:string-value="#N/A" table:formula="of:=[.E172]/1000" table:style-name="ce4">
            <text:p>#N/A</text:p>
          </table:table-cell>
          <table:table-cell office:value-type="error" office:string-value="#NAME?" table:formula="of:=COM.MICROSOFT.SINGLE(COM.MICROSOFT.CEILING.MATH([.F172];0.5))" table:style-name="ce1">
            <text:p>#NAME?</text:p>
          </table:table-cell>
          <table:table-cell office:value-type="string" office:string-value="3" table:formula="of:=VLOOKUP([.A172];[courier_company_invoice.$B$2:.$H$125];2;0)" table:style-name="ce1">
            <text:p>3</text:p>
          </table:table-cell>
          <table:table-cell office:value-type="error" office:string-value="#NAME?" table:formula="of:=IF([.G17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820</text:p>
          </table:table-cell>
          <table:table-cell office:value-type="float" office:value="8904223818454" table:style-name="ce2">
            <text:p>890422381845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7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73]*[.D173]" table:style-name="ce1">
            <text:p>#N/A</text:p>
          </table:table-cell>
          <table:table-cell office:value-type="error" office:string-value="#N/A" table:formula="of:=[.E173]/1000" table:style-name="ce4">
            <text:p>#N/A</text:p>
          </table:table-cell>
          <table:table-cell office:value-type="error" office:string-value="#NAME?" table:formula="of:=COM.MICROSOFT.SINGLE(COM.MICROSOFT.CEILING.MATH([.F173];0.5))" table:style-name="ce1">
            <text:p>#NAME?</text:p>
          </table:table-cell>
          <table:table-cell office:value-type="string" office:string-value="3" table:formula="of:=VLOOKUP([.A173];[courier_company_invoice.$B$2:.$H$125];2;0)" table:style-name="ce1">
            <text:p>3</text:p>
          </table:table-cell>
          <table:table-cell office:value-type="error" office:string-value="#NAME?" table:formula="of:=IF([.G17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794</text:p>
          </table:table-cell>
          <table:table-cell office:value-type="float" office:value="8904223819284" table:style-name="ce2">
            <text:p>890422381928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7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74]*[.D174]" table:style-name="ce1">
            <text:p>#N/A</text:p>
          </table:table-cell>
          <table:table-cell office:value-type="error" office:string-value="#N/A" table:formula="of:=[.E174]/1000" table:style-name="ce4">
            <text:p>#N/A</text:p>
          </table:table-cell>
          <table:table-cell office:value-type="error" office:string-value="#NAME?" table:formula="of:=COM.MICROSOFT.SINGLE(COM.MICROSOFT.CEILING.MATH([.F174];0.5))" table:style-name="ce1">
            <text:p>#NAME?</text:p>
          </table:table-cell>
          <table:table-cell office:value-type="string" office:string-value="1.5" table:formula="of:=VLOOKUP([.A174];[courier_company_invoice.$B$2:.$H$125];2;0)" table:style-name="ce1">
            <text:p>1.5</text:p>
          </table:table-cell>
          <table:table-cell office:value-type="error" office:string-value="#NAME?" table:formula="of:=IF([.G17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794</text:p>
          </table:table-cell>
          <table:table-cell office:value-type="float" office:value="8904223819352" table:style-name="ce2">
            <text:p>890422381935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7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75]*[.D175]" table:style-name="ce1">
            <text:p>#N/A</text:p>
          </table:table-cell>
          <table:table-cell office:value-type="error" office:string-value="#N/A" table:formula="of:=[.E175]/1000" table:style-name="ce4">
            <text:p>#N/A</text:p>
          </table:table-cell>
          <table:table-cell office:value-type="error" office:string-value="#NAME?" table:formula="of:=COM.MICROSOFT.SINGLE(COM.MICROSOFT.CEILING.MATH([.F175];0.5))" table:style-name="ce1">
            <text:p>#NAME?</text:p>
          </table:table-cell>
          <table:table-cell office:value-type="string" office:string-value="1.5" table:formula="of:=VLOOKUP([.A175];[courier_company_invoice.$B$2:.$H$125];2;0)" table:style-name="ce1">
            <text:p>1.5</text:p>
          </table:table-cell>
          <table:table-cell office:value-type="error" office:string-value="#NAME?" table:formula="of:=IF([.G17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794</text:p>
          </table:table-cell>
          <table:table-cell office:value-type="float" office:value="8904223818935" table:style-name="ce2">
            <text:p>8904223818935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7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76]*[.D176]" table:style-name="ce1">
            <text:p>#N/A</text:p>
          </table:table-cell>
          <table:table-cell office:value-type="error" office:string-value="#N/A" table:formula="of:=[.E176]/1000" table:style-name="ce4">
            <text:p>#N/A</text:p>
          </table:table-cell>
          <table:table-cell office:value-type="error" office:string-value="#NAME?" table:formula="of:=COM.MICROSOFT.SINGLE(COM.MICROSOFT.CEILING.MATH([.F176];0.5))" table:style-name="ce1">
            <text:p>#NAME?</text:p>
          </table:table-cell>
          <table:table-cell office:value-type="string" office:string-value="1.5" table:formula="of:=VLOOKUP([.A176];[courier_company_invoice.$B$2:.$H$125];2;0)" table:style-name="ce1">
            <text:p>1.5</text:p>
          </table:table-cell>
          <table:table-cell office:value-type="error" office:string-value="#NAME?" table:formula="of:=IF([.G17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794</text:p>
          </table:table-cell>
          <table:table-cell office:value-type="float" office:value="8904223816214" table:style-name="ce2">
            <text:p>890422381621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7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77]*[.D177]" table:style-name="ce1">
            <text:p>#N/A</text:p>
          </table:table-cell>
          <table:table-cell office:value-type="error" office:string-value="#N/A" table:formula="of:=[.E177]/1000" table:style-name="ce4">
            <text:p>#N/A</text:p>
          </table:table-cell>
          <table:table-cell office:value-type="error" office:string-value="#NAME?" table:formula="of:=COM.MICROSOFT.SINGLE(COM.MICROSOFT.CEILING.MATH([.F177];0.5))" table:style-name="ce1">
            <text:p>#NAME?</text:p>
          </table:table-cell>
          <table:table-cell office:value-type="string" office:string-value="1.5" table:formula="of:=VLOOKUP([.A177];[courier_company_invoice.$B$2:.$H$125];2;0)" table:style-name="ce1">
            <text:p>1.5</text:p>
          </table:table-cell>
          <table:table-cell office:value-type="error" office:string-value="#NAME?" table:formula="of:=IF([.G17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794</text:p>
          </table:table-cell>
          <table:table-cell office:value-type="float" office:value="8904223818454" table:style-name="ce2">
            <text:p>890422381845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7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78]*[.D178]" table:style-name="ce1">
            <text:p>#N/A</text:p>
          </table:table-cell>
          <table:table-cell office:value-type="error" office:string-value="#N/A" table:formula="of:=[.E178]/1000" table:style-name="ce4">
            <text:p>#N/A</text:p>
          </table:table-cell>
          <table:table-cell office:value-type="error" office:string-value="#NAME?" table:formula="of:=COM.MICROSOFT.SINGLE(COM.MICROSOFT.CEILING.MATH([.F178];0.5))" table:style-name="ce1">
            <text:p>#NAME?</text:p>
          </table:table-cell>
          <table:table-cell office:value-type="string" office:string-value="1.5" table:formula="of:=VLOOKUP([.A178];[courier_company_invoice.$B$2:.$H$125];2;0)" table:style-name="ce1">
            <text:p>1.5</text:p>
          </table:table-cell>
          <table:table-cell office:value-type="error" office:string-value="#NAME?" table:formula="of:=IF([.G17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794</text:p>
          </table:table-cell>
          <table:table-cell office:value-type="string" table:style-name="ce2">
            <text:p>GIFTBOX202004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7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79]*[.D179]" table:style-name="ce1">
            <text:p>#N/A</text:p>
          </table:table-cell>
          <table:table-cell office:value-type="error" office:string-value="#N/A" table:formula="of:=[.E179]/1000" table:style-name="ce4">
            <text:p>#N/A</text:p>
          </table:table-cell>
          <table:table-cell office:value-type="error" office:string-value="#NAME?" table:formula="of:=COM.MICROSOFT.SINGLE(COM.MICROSOFT.CEILING.MATH([.F179];0.5))" table:style-name="ce1">
            <text:p>#NAME?</text:p>
          </table:table-cell>
          <table:table-cell office:value-type="string" office:string-value="1.5" table:formula="of:=VLOOKUP([.A179];[courier_company_invoice.$B$2:.$H$125];2;0)" table:style-name="ce1">
            <text:p>1.5</text:p>
          </table:table-cell>
          <table:table-cell office:value-type="error" office:string-value="#NAME?" table:formula="of:=IF([.G17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794</text:p>
          </table:table-cell>
          <table:table-cell office:value-type="float" office:value="8904223819116" table:style-name="ce2">
            <text:p>890422381911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8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80]*[.D180]" table:style-name="ce1">
            <text:p>#N/A</text:p>
          </table:table-cell>
          <table:table-cell office:value-type="error" office:string-value="#N/A" table:formula="of:=[.E180]/1000" table:style-name="ce4">
            <text:p>#N/A</text:p>
          </table:table-cell>
          <table:table-cell office:value-type="error" office:string-value="#NAME?" table:formula="of:=COM.MICROSOFT.SINGLE(COM.MICROSOFT.CEILING.MATH([.F180];0.5))" table:style-name="ce1">
            <text:p>#NAME?</text:p>
          </table:table-cell>
          <table:table-cell office:value-type="string" office:string-value="1.5" table:formula="of:=VLOOKUP([.A180];[courier_company_invoice.$B$2:.$H$125];2;0)" table:style-name="ce1">
            <text:p>1.5</text:p>
          </table:table-cell>
          <table:table-cell office:value-type="error" office:string-value="#NAME?" table:formula="of:=IF([.G18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592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8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81]*[.D181]" table:style-name="ce1">
            <text:p>#N/A</text:p>
          </table:table-cell>
          <table:table-cell office:value-type="error" office:string-value="#N/A" table:formula="of:=[.E181]/1000" table:style-name="ce4">
            <text:p>#N/A</text:p>
          </table:table-cell>
          <table:table-cell office:value-type="error" office:string-value="#NAME?" table:formula="of:=COM.MICROSOFT.SINGLE(COM.MICROSOFT.CEILING.MATH([.F181];0.5))" table:style-name="ce1">
            <text:p>#NAME?</text:p>
          </table:table-cell>
          <table:table-cell office:value-type="string" office:string-value="1.5" table:formula="of:=VLOOKUP([.A181];[courier_company_invoice.$B$2:.$H$125];2;0)" table:style-name="ce1">
            <text:p>1.5</text:p>
          </table:table-cell>
          <table:table-cell office:value-type="error" office:string-value="#NAME?" table:formula="of:=IF([.G18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592</text:p>
          </table:table-cell>
          <table:table-cell office:value-type="float" office:value="8904223819024" table:style-name="ce2">
            <text:p>8904223819024.00</text:p>
          </table:table-cell>
          <table:table-cell office:value-type="string" table:style-name="ce1">
            <text:p>8.00</text:p>
          </table:table-cell>
          <table:table-cell office:value-type="error" office:string-value="#N/A" table:formula="of:=VLOOKUP([.B18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82]*[.D182]" table:style-name="ce1">
            <text:p>#N/A</text:p>
          </table:table-cell>
          <table:table-cell office:value-type="error" office:string-value="#N/A" table:formula="of:=[.E182]/1000" table:style-name="ce4">
            <text:p>#N/A</text:p>
          </table:table-cell>
          <table:table-cell office:value-type="error" office:string-value="#NAME?" table:formula="of:=COM.MICROSOFT.SINGLE(COM.MICROSOFT.CEILING.MATH([.F182];0.5))" table:style-name="ce1">
            <text:p>#NAME?</text:p>
          </table:table-cell>
          <table:table-cell office:value-type="string" office:string-value="1.5" table:formula="of:=VLOOKUP([.A182];[courier_company_invoice.$B$2:.$H$125];2;0)" table:style-name="ce1">
            <text:p>1.5</text:p>
          </table:table-cell>
          <table:table-cell office:value-type="error" office:string-value="#NAME?" table:formula="of:=IF([.G18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592</text:p>
          </table:table-cell>
          <table:table-cell office:value-type="float" office:value="8904223818683" table:style-name="ce2">
            <text:p>8904223818683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18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83]*[.D183]" table:style-name="ce1">
            <text:p>#N/A</text:p>
          </table:table-cell>
          <table:table-cell office:value-type="error" office:string-value="#N/A" table:formula="of:=[.E183]/1000" table:style-name="ce4">
            <text:p>#N/A</text:p>
          </table:table-cell>
          <table:table-cell office:value-type="error" office:string-value="#NAME?" table:formula="of:=COM.MICROSOFT.SINGLE(COM.MICROSOFT.CEILING.MATH([.F183];0.5))" table:style-name="ce1">
            <text:p>#NAME?</text:p>
          </table:table-cell>
          <table:table-cell office:value-type="string" office:string-value="1.5" table:formula="of:=VLOOKUP([.A183];[courier_company_invoice.$B$2:.$H$125];2;0)" table:style-name="ce1">
            <text:p>1.5</text:p>
          </table:table-cell>
          <table:table-cell office:value-type="error" office:string-value="#NAME?" table:formula="of:=IF([.G18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592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8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84]*[.D184]" table:style-name="ce1">
            <text:p>#N/A</text:p>
          </table:table-cell>
          <table:table-cell office:value-type="error" office:string-value="#N/A" table:formula="of:=[.E184]/1000" table:style-name="ce4">
            <text:p>#N/A</text:p>
          </table:table-cell>
          <table:table-cell office:value-type="error" office:string-value="#NAME?" table:formula="of:=COM.MICROSOFT.SINGLE(COM.MICROSOFT.CEILING.MATH([.F184];0.5))" table:style-name="ce1">
            <text:p>#NAME?</text:p>
          </table:table-cell>
          <table:table-cell office:value-type="string" office:string-value="1.5" table:formula="of:=VLOOKUP([.A184];[courier_company_invoice.$B$2:.$H$125];2;0)" table:style-name="ce1">
            <text:p>1.5</text:p>
          </table:table-cell>
          <table:table-cell office:value-type="error" office:string-value="#NAME?" table:formula="of:=IF([.G18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383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8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85]*[.D185]" table:style-name="ce1">
            <text:p>#N/A</text:p>
          </table:table-cell>
          <table:table-cell office:value-type="error" office:string-value="#N/A" table:formula="of:=[.E185]/1000" table:style-name="ce4">
            <text:p>#N/A</text:p>
          </table:table-cell>
          <table:table-cell office:value-type="error" office:string-value="#NAME?" table:formula="of:=COM.MICROSOFT.SINGLE(COM.MICROSOFT.CEILING.MATH([.F185];0.5))" table:style-name="ce1">
            <text:p>#NAME?</text:p>
          </table:table-cell>
          <table:table-cell office:value-type="string" office:string-value="0.5" table:formula="of:=VLOOKUP([.A185];[courier_company_invoice.$B$2:.$H$125];2;0)" table:style-name="ce1">
            <text:p>0.5</text:p>
          </table:table-cell>
          <table:table-cell office:value-type="error" office:string-value="#NAME?" table:formula="of:=IF([.G18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383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8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86]*[.D186]" table:style-name="ce1">
            <text:p>#N/A</text:p>
          </table:table-cell>
          <table:table-cell office:value-type="error" office:string-value="#N/A" table:formula="of:=[.E186]/1000" table:style-name="ce4">
            <text:p>#N/A</text:p>
          </table:table-cell>
          <table:table-cell office:value-type="error" office:string-value="#NAME?" table:formula="of:=COM.MICROSOFT.SINGLE(COM.MICROSOFT.CEILING.MATH([.F186];0.5))" table:style-name="ce1">
            <text:p>#NAME?</text:p>
          </table:table-cell>
          <table:table-cell office:value-type="string" office:string-value="0.5" table:formula="of:=VLOOKUP([.A186];[courier_company_invoice.$B$2:.$H$125];2;0)" table:style-name="ce1">
            <text:p>0.5</text:p>
          </table:table-cell>
          <table:table-cell office:value-type="error" office:string-value="#NAME?" table:formula="of:=IF([.G18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383</text:p>
          </table:table-cell>
          <table:table-cell office:value-type="float" office:value="8904223819468" table:style-name="ce2">
            <text:p>8904223819468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8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87]*[.D187]" table:style-name="ce1">
            <text:p>#N/A</text:p>
          </table:table-cell>
          <table:table-cell office:value-type="error" office:string-value="#N/A" table:formula="of:=[.E187]/1000" table:style-name="ce4">
            <text:p>#N/A</text:p>
          </table:table-cell>
          <table:table-cell office:value-type="error" office:string-value="#NAME?" table:formula="of:=COM.MICROSOFT.SINGLE(COM.MICROSOFT.CEILING.MATH([.F187];0.5))" table:style-name="ce1">
            <text:p>#NAME?</text:p>
          </table:table-cell>
          <table:table-cell office:value-type="string" office:string-value="0.5" table:formula="of:=VLOOKUP([.A187];[courier_company_invoice.$B$2:.$H$125];2;0)" table:style-name="ce1">
            <text:p>0.5</text:p>
          </table:table-cell>
          <table:table-cell office:value-type="error" office:string-value="#NAME?" table:formula="of:=IF([.G18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270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8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88]*[.D188]" table:style-name="ce1">
            <text:p>#N/A</text:p>
          </table:table-cell>
          <table:table-cell office:value-type="error" office:string-value="#N/A" table:formula="of:=[.E188]/1000" table:style-name="ce4">
            <text:p>#N/A</text:p>
          </table:table-cell>
          <table:table-cell office:value-type="error" office:string-value="#NAME?" table:formula="of:=COM.MICROSOFT.SINGLE(COM.MICROSOFT.CEILING.MATH([.F188];0.5))" table:style-name="ce1">
            <text:p>#NAME?</text:p>
          </table:table-cell>
          <table:table-cell office:value-type="string" office:string-value="0.68" table:formula="of:=VLOOKUP([.A188];[courier_company_invoice.$B$2:.$H$125];2;0)" table:style-name="ce1">
            <text:p>0.68</text:p>
          </table:table-cell>
          <table:table-cell office:value-type="error" office:string-value="#NAME?" table:formula="of:=IF([.G18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270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8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89]*[.D189]" table:style-name="ce1">
            <text:p>#N/A</text:p>
          </table:table-cell>
          <table:table-cell office:value-type="error" office:string-value="#N/A" table:formula="of:=[.E189]/1000" table:style-name="ce4">
            <text:p>#N/A</text:p>
          </table:table-cell>
          <table:table-cell office:value-type="error" office:string-value="#NAME?" table:formula="of:=COM.MICROSOFT.SINGLE(COM.MICROSOFT.CEILING.MATH([.F189];0.5))" table:style-name="ce1">
            <text:p>#NAME?</text:p>
          </table:table-cell>
          <table:table-cell office:value-type="string" office:string-value="0.68" table:formula="of:=VLOOKUP([.A189];[courier_company_invoice.$B$2:.$H$125];2;0)" table:style-name="ce1">
            <text:p>0.68</text:p>
          </table:table-cell>
          <table:table-cell office:value-type="error" office:string-value="#NAME?" table:formula="of:=IF([.G18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9270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9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90]*[.D190]" table:style-name="ce1">
            <text:p>#N/A</text:p>
          </table:table-cell>
          <table:table-cell office:value-type="error" office:string-value="#N/A" table:formula="of:=[.E190]/1000" table:style-name="ce4">
            <text:p>#N/A</text:p>
          </table:table-cell>
          <table:table-cell office:value-type="error" office:string-value="#NAME?" table:formula="of:=COM.MICROSOFT.SINGLE(COM.MICROSOFT.CEILING.MATH([.F190];0.5))" table:style-name="ce1">
            <text:p>#NAME?</text:p>
          </table:table-cell>
          <table:table-cell office:value-type="string" office:string-value="0.68" table:formula="of:=VLOOKUP([.A190];[courier_company_invoice.$B$2:.$H$125];2;0)" table:style-name="ce1">
            <text:p>0.68</text:p>
          </table:table-cell>
          <table:table-cell office:value-type="error" office:string-value="#NAME?" table:formula="of:=IF([.G19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992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9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91]*[.D191]" table:style-name="ce1">
            <text:p>#N/A</text:p>
          </table:table-cell>
          <table:table-cell office:value-type="error" office:string-value="#N/A" table:formula="of:=[.E191]/1000" table:style-name="ce4">
            <text:p>#N/A</text:p>
          </table:table-cell>
          <table:table-cell office:value-type="error" office:string-value="#NAME?" table:formula="of:=COM.MICROSOFT.SINGLE(COM.MICROSOFT.CEILING.MATH([.F191];0.5))" table:style-name="ce1">
            <text:p>#NAME?</text:p>
          </table:table-cell>
          <table:table-cell office:value-type="string" office:string-value="0.72" table:formula="of:=VLOOKUP([.A191];[courier_company_invoice.$B$2:.$H$125];2;0)" table:style-name="ce1">
            <text:p>0.72</text:p>
          </table:table-cell>
          <table:table-cell office:value-type="error" office:string-value="#NAME?" table:formula="of:=IF([.G19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992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9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92]*[.D192]" table:style-name="ce1">
            <text:p>#N/A</text:p>
          </table:table-cell>
          <table:table-cell office:value-type="error" office:string-value="#N/A" table:formula="of:=[.E192]/1000" table:style-name="ce4">
            <text:p>#N/A</text:p>
          </table:table-cell>
          <table:table-cell office:value-type="error" office:string-value="#NAME?" table:formula="of:=COM.MICROSOFT.SINGLE(COM.MICROSOFT.CEILING.MATH([.F192];0.5))" table:style-name="ce1">
            <text:p>#NAME?</text:p>
          </table:table-cell>
          <table:table-cell office:value-type="string" office:string-value="0.72" table:formula="of:=VLOOKUP([.A192];[courier_company_invoice.$B$2:.$H$125];2;0)" table:style-name="ce1">
            <text:p>0.72</text:p>
          </table:table-cell>
          <table:table-cell office:value-type="error" office:string-value="#NAME?" table:formula="of:=IF([.G19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992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9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93]*[.D193]" table:style-name="ce1">
            <text:p>#N/A</text:p>
          </table:table-cell>
          <table:table-cell office:value-type="error" office:string-value="#N/A" table:formula="of:=[.E193]/1000" table:style-name="ce4">
            <text:p>#N/A</text:p>
          </table:table-cell>
          <table:table-cell office:value-type="error" office:string-value="#NAME?" table:formula="of:=COM.MICROSOFT.SINGLE(COM.MICROSOFT.CEILING.MATH([.F193];0.5))" table:style-name="ce1">
            <text:p>#NAME?</text:p>
          </table:table-cell>
          <table:table-cell office:value-type="string" office:string-value="0.72" table:formula="of:=VLOOKUP([.A193];[courier_company_invoice.$B$2:.$H$125];2;0)" table:style-name="ce1">
            <text:p>0.72</text:p>
          </table:table-cell>
          <table:table-cell office:value-type="error" office:string-value="#NAME?" table:formula="of:=IF([.G19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883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9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94]*[.D194]" table:style-name="ce1">
            <text:p>#N/A</text:p>
          </table:table-cell>
          <table:table-cell office:value-type="error" office:string-value="#N/A" table:formula="of:=[.E194]/1000" table:style-name="ce4">
            <text:p>#N/A</text:p>
          </table:table-cell>
          <table:table-cell office:value-type="error" office:string-value="#NAME?" table:formula="of:=COM.MICROSOFT.SINGLE(COM.MICROSOFT.CEILING.MATH([.F194];0.5))" table:style-name="ce1">
            <text:p>#NAME?</text:p>
          </table:table-cell>
          <table:table-cell office:value-type="string" office:string-value="0.72" table:formula="of:=VLOOKUP([.A194];[courier_company_invoice.$B$2:.$H$125];2;0)" table:style-name="ce1">
            <text:p>0.72</text:p>
          </table:table-cell>
          <table:table-cell office:value-type="error" office:string-value="#NAME?" table:formula="of:=IF([.G19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883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9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95]*[.D195]" table:style-name="ce1">
            <text:p>#N/A</text:p>
          </table:table-cell>
          <table:table-cell office:value-type="error" office:string-value="#N/A" table:formula="of:=[.E195]/1000" table:style-name="ce4">
            <text:p>#N/A</text:p>
          </table:table-cell>
          <table:table-cell office:value-type="error" office:string-value="#NAME?" table:formula="of:=COM.MICROSOFT.SINGLE(COM.MICROSOFT.CEILING.MATH([.F195];0.5))" table:style-name="ce1">
            <text:p>#NAME?</text:p>
          </table:table-cell>
          <table:table-cell office:value-type="string" office:string-value="0.72" table:formula="of:=VLOOKUP([.A195];[courier_company_invoice.$B$2:.$H$125];2;0)" table:style-name="ce1">
            <text:p>0.72</text:p>
          </table:table-cell>
          <table:table-cell office:value-type="error" office:string-value="#NAME?" table:formula="of:=IF([.G19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883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9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96]*[.D196]" table:style-name="ce1">
            <text:p>#N/A</text:p>
          </table:table-cell>
          <table:table-cell office:value-type="error" office:string-value="#N/A" table:formula="of:=[.E196]/1000" table:style-name="ce4">
            <text:p>#N/A</text:p>
          </table:table-cell>
          <table:table-cell office:value-type="error" office:string-value="#NAME?" table:formula="of:=COM.MICROSOFT.SINGLE(COM.MICROSOFT.CEILING.MATH([.F196];0.5))" table:style-name="ce1">
            <text:p>#NAME?</text:p>
          </table:table-cell>
          <table:table-cell office:value-type="string" office:string-value="0.72" table:formula="of:=VLOOKUP([.A196];[courier_company_invoice.$B$2:.$H$125];2;0)" table:style-name="ce1">
            <text:p>0.72</text:p>
          </table:table-cell>
          <table:table-cell office:value-type="error" office:string-value="#NAME?" table:formula="of:=IF([.G19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837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9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97]*[.D197]" table:style-name="ce1">
            <text:p>#N/A</text:p>
          </table:table-cell>
          <table:table-cell office:value-type="error" office:string-value="#N/A" table:formula="of:=[.E197]/1000" table:style-name="ce4">
            <text:p>#N/A</text:p>
          </table:table-cell>
          <table:table-cell office:value-type="error" office:string-value="#NAME?" table:formula="of:=COM.MICROSOFT.SINGLE(COM.MICROSOFT.CEILING.MATH([.F197];0.5))" table:style-name="ce1">
            <text:p>#NAME?</text:p>
          </table:table-cell>
          <table:table-cell office:value-type="string" office:string-value="0.67" table:formula="of:=VLOOKUP([.A197];[courier_company_invoice.$B$2:.$H$125];2;0)" table:style-name="ce1">
            <text:p>0.67</text:p>
          </table:table-cell>
          <table:table-cell office:value-type="error" office:string-value="#NAME?" table:formula="of:=IF([.G19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837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9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98]*[.D198]" table:style-name="ce1">
            <text:p>#N/A</text:p>
          </table:table-cell>
          <table:table-cell office:value-type="error" office:string-value="#N/A" table:formula="of:=[.E198]/1000" table:style-name="ce4">
            <text:p>#N/A</text:p>
          </table:table-cell>
          <table:table-cell office:value-type="error" office:string-value="#NAME?" table:formula="of:=COM.MICROSOFT.SINGLE(COM.MICROSOFT.CEILING.MATH([.F198];0.5))" table:style-name="ce1">
            <text:p>#NAME?</text:p>
          </table:table-cell>
          <table:table-cell office:value-type="string" office:string-value="0.67" table:formula="of:=VLOOKUP([.A198];[courier_company_invoice.$B$2:.$H$125];2;0)" table:style-name="ce1">
            <text:p>0.67</text:p>
          </table:table-cell>
          <table:table-cell office:value-type="error" office:string-value="#NAME?" table:formula="of:=IF([.G19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837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19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199]*[.D199]" table:style-name="ce1">
            <text:p>#N/A</text:p>
          </table:table-cell>
          <table:table-cell office:value-type="error" office:string-value="#N/A" table:formula="of:=[.E199]/1000" table:style-name="ce4">
            <text:p>#N/A</text:p>
          </table:table-cell>
          <table:table-cell office:value-type="error" office:string-value="#NAME?" table:formula="of:=COM.MICROSOFT.SINGLE(COM.MICROSOFT.CEILING.MATH([.F199];0.5))" table:style-name="ce1">
            <text:p>#NAME?</text:p>
          </table:table-cell>
          <table:table-cell office:value-type="string" office:string-value="0.67" table:formula="of:=VLOOKUP([.A199];[courier_company_invoice.$B$2:.$H$125];2;0)" table:style-name="ce1">
            <text:p>0.67</text:p>
          </table:table-cell>
          <table:table-cell office:value-type="error" office:string-value="#NAME?" table:formula="of:=IF([.G19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832</text:p>
          </table:table-cell>
          <table:table-cell office:value-type="float" office:value="8904223819338" table:style-name="ce2">
            <text:p>8904223819338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0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00]*[.D200]" table:style-name="ce1">
            <text:p>#N/A</text:p>
          </table:table-cell>
          <table:table-cell office:value-type="error" office:string-value="#N/A" table:formula="of:=[.E200]/1000" table:style-name="ce4">
            <text:p>#N/A</text:p>
          </table:table-cell>
          <table:table-cell office:value-type="error" office:string-value="#NAME?" table:formula="of:=COM.MICROSOFT.SINGLE(COM.MICROSOFT.CEILING.MATH([.F200];0.5))" table:style-name="ce1">
            <text:p>#NAME?</text:p>
          </table:table-cell>
          <table:table-cell office:value-type="string" office:string-value="2.47" table:formula="of:=VLOOKUP([.A200];[courier_company_invoice.$B$2:.$H$125];2;0)" table:style-name="ce1">
            <text:p>2.47</text:p>
          </table:table-cell>
          <table:table-cell office:value-type="error" office:string-value="#NAME?" table:formula="of:=IF([.G20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801</text:p>
          </table:table-cell>
          <table:table-cell office:value-type="float" office:value="8904223817273" table:style-name="ce2">
            <text:p>8904223817273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20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01]*[.D201]" table:style-name="ce1">
            <text:p>#N/A</text:p>
          </table:table-cell>
          <table:table-cell office:value-type="error" office:string-value="#N/A" table:formula="of:=[.E201]/1000" table:style-name="ce4">
            <text:p>#N/A</text:p>
          </table:table-cell>
          <table:table-cell office:value-type="error" office:string-value="#NAME?" table:formula="of:=COM.MICROSOFT.SINGLE(COM.MICROSOFT.CEILING.MATH([.F201];0.5))" table:style-name="ce1">
            <text:p>#NAME?</text:p>
          </table:table-cell>
          <table:table-cell office:value-type="string" office:string-value="0.8" table:formula="of:=VLOOKUP([.A201];[courier_company_invoice.$B$2:.$H$125];2;0)" table:style-name="ce1">
            <text:p>0.8</text:p>
          </table:table-cell>
          <table:table-cell office:value-type="error" office:string-value="#NAME?" table:formula="of:=IF([.G20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801</text:p>
          </table:table-cell>
          <table:table-cell office:value-type="float" office:value="8904223815866" table:style-name="ce2">
            <text:p>8904223815866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20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02]*[.D202]" table:style-name="ce1">
            <text:p>#N/A</text:p>
          </table:table-cell>
          <table:table-cell office:value-type="error" office:string-value="#N/A" table:formula="of:=[.E202]/1000" table:style-name="ce4">
            <text:p>#N/A</text:p>
          </table:table-cell>
          <table:table-cell office:value-type="error" office:string-value="#NAME?" table:formula="of:=COM.MICROSOFT.SINGLE(COM.MICROSOFT.CEILING.MATH([.F202];0.5))" table:style-name="ce1">
            <text:p>#NAME?</text:p>
          </table:table-cell>
          <table:table-cell office:value-type="string" office:string-value="0.8" table:formula="of:=VLOOKUP([.A202];[courier_company_invoice.$B$2:.$H$125];2;0)" table:style-name="ce1">
            <text:p>0.8</text:p>
          </table:table-cell>
          <table:table-cell office:value-type="error" office:string-value="#NAME?" table:formula="of:=IF([.G20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801</text:p>
          </table:table-cell>
          <table:table-cell office:value-type="float" office:value="8904223815859" table:style-name="ce2">
            <text:p>8904223815859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0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03]*[.D203]" table:style-name="ce1">
            <text:p>#N/A</text:p>
          </table:table-cell>
          <table:table-cell office:value-type="error" office:string-value="#N/A" table:formula="of:=[.E203]/1000" table:style-name="ce4">
            <text:p>#N/A</text:p>
          </table:table-cell>
          <table:table-cell office:value-type="error" office:string-value="#NAME?" table:formula="of:=COM.MICROSOFT.SINGLE(COM.MICROSOFT.CEILING.MATH([.F203];0.5))" table:style-name="ce1">
            <text:p>#NAME?</text:p>
          </table:table-cell>
          <table:table-cell office:value-type="string" office:string-value="0.8" table:formula="of:=VLOOKUP([.A203];[courier_company_invoice.$B$2:.$H$125];2;0)" table:style-name="ce1">
            <text:p>0.8</text:p>
          </table:table-cell>
          <table:table-cell office:value-type="error" office:string-value="#NAME?" table:formula="of:=IF([.G20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801</text:p>
          </table:table-cell>
          <table:table-cell office:value-type="float" office:value="8904223815682" table:style-name="ce2">
            <text:p>890422381568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0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04]*[.D204]" table:style-name="ce1">
            <text:p>#N/A</text:p>
          </table:table-cell>
          <table:table-cell office:value-type="error" office:string-value="#N/A" table:formula="of:=[.E204]/1000" table:style-name="ce4">
            <text:p>#N/A</text:p>
          </table:table-cell>
          <table:table-cell office:value-type="error" office:string-value="#NAME?" table:formula="of:=COM.MICROSOFT.SINGLE(COM.MICROSOFT.CEILING.MATH([.F204];0.5))" table:style-name="ce1">
            <text:p>#NAME?</text:p>
          </table:table-cell>
          <table:table-cell office:value-type="string" office:string-value="0.8" table:formula="of:=VLOOKUP([.A204];[courier_company_invoice.$B$2:.$H$125];2;0)" table:style-name="ce1">
            <text:p>0.8</text:p>
          </table:table-cell>
          <table:table-cell office:value-type="error" office:string-value="#NAME?" table:formula="of:=IF([.G20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739</text:p>
          </table:table-cell>
          <table:table-cell office:value-type="float" office:value="8904223816214" table:style-name="ce2">
            <text:p>890422381621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0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05]*[.D205]" table:style-name="ce1">
            <text:p>#N/A</text:p>
          </table:table-cell>
          <table:table-cell office:value-type="error" office:string-value="#N/A" table:formula="of:=[.E205]/1000" table:style-name="ce4">
            <text:p>#N/A</text:p>
          </table:table-cell>
          <table:table-cell office:value-type="error" office:string-value="#NAME?" table:formula="of:=COM.MICROSOFT.SINGLE(COM.MICROSOFT.CEILING.MATH([.F205];0.5))" table:style-name="ce1">
            <text:p>#NAME?</text:p>
          </table:table-cell>
          <table:table-cell office:value-type="string" office:string-value="1.63" table:formula="of:=VLOOKUP([.A205];[courier_company_invoice.$B$2:.$H$125];2;0)" table:style-name="ce1">
            <text:p>1.63</text:p>
          </table:table-cell>
          <table:table-cell office:value-type="error" office:string-value="#NAME?" table:formula="of:=IF([.G20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739</text:p>
          </table:table-cell>
          <table:table-cell office:value-type="float" office:value="8904223818874" table:style-name="ce2">
            <text:p>890422381887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0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06]*[.D206]" table:style-name="ce1">
            <text:p>#N/A</text:p>
          </table:table-cell>
          <table:table-cell office:value-type="error" office:string-value="#N/A" table:formula="of:=[.E206]/1000" table:style-name="ce4">
            <text:p>#N/A</text:p>
          </table:table-cell>
          <table:table-cell office:value-type="error" office:string-value="#NAME?" table:formula="of:=COM.MICROSOFT.SINGLE(COM.MICROSOFT.CEILING.MATH([.F206];0.5))" table:style-name="ce1">
            <text:p>#NAME?</text:p>
          </table:table-cell>
          <table:table-cell office:value-type="string" office:string-value="1.63" table:formula="of:=VLOOKUP([.A206];[courier_company_invoice.$B$2:.$H$125];2;0)" table:style-name="ce1">
            <text:p>1.63</text:p>
          </table:table-cell>
          <table:table-cell office:value-type="error" office:string-value="#NAME?" table:formula="of:=IF([.G20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679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0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07]*[.D207]" table:style-name="ce1">
            <text:p>#N/A</text:p>
          </table:table-cell>
          <table:table-cell office:value-type="error" office:string-value="#N/A" table:formula="of:=[.E207]/1000" table:style-name="ce4">
            <text:p>#N/A</text:p>
          </table:table-cell>
          <table:table-cell office:value-type="error" office:string-value="#NAME?" table:formula="of:=COM.MICROSOFT.SINGLE(COM.MICROSOFT.CEILING.MATH([.F207];0.5))" table:style-name="ce1">
            <text:p>#NAME?</text:p>
          </table:table-cell>
          <table:table-cell office:value-type="string" office:string-value="0.72" table:formula="of:=VLOOKUP([.A207];[courier_company_invoice.$B$2:.$H$125];2;0)" table:style-name="ce1">
            <text:p>0.72</text:p>
          </table:table-cell>
          <table:table-cell office:value-type="error" office:string-value="#NAME?" table:formula="of:=IF([.G20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679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0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08]*[.D208]" table:style-name="ce1">
            <text:p>#N/A</text:p>
          </table:table-cell>
          <table:table-cell office:value-type="error" office:string-value="#N/A" table:formula="of:=[.E208]/1000" table:style-name="ce4">
            <text:p>#N/A</text:p>
          </table:table-cell>
          <table:table-cell office:value-type="error" office:string-value="#NAME?" table:formula="of:=COM.MICROSOFT.SINGLE(COM.MICROSOFT.CEILING.MATH([.F208];0.5))" table:style-name="ce1">
            <text:p>#NAME?</text:p>
          </table:table-cell>
          <table:table-cell office:value-type="string" office:string-value="0.72" table:formula="of:=VLOOKUP([.A208];[courier_company_invoice.$B$2:.$H$125];2;0)" table:style-name="ce1">
            <text:p>0.72</text:p>
          </table:table-cell>
          <table:table-cell office:value-type="error" office:string-value="#NAME?" table:formula="of:=IF([.G20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679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0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09]*[.D209]" table:style-name="ce1">
            <text:p>#N/A</text:p>
          </table:table-cell>
          <table:table-cell office:value-type="error" office:string-value="#N/A" table:formula="of:=[.E209]/1000" table:style-name="ce4">
            <text:p>#N/A</text:p>
          </table:table-cell>
          <table:table-cell office:value-type="error" office:string-value="#NAME?" table:formula="of:=COM.MICROSOFT.SINGLE(COM.MICROSOFT.CEILING.MATH([.F209];0.5))" table:style-name="ce1">
            <text:p>#NAME?</text:p>
          </table:table-cell>
          <table:table-cell office:value-type="string" office:string-value="0.72" table:formula="of:=VLOOKUP([.A209];[courier_company_invoice.$B$2:.$H$125];2;0)" table:style-name="ce1">
            <text:p>0.72</text:p>
          </table:table-cell>
          <table:table-cell office:value-type="error" office:string-value="#NAME?" table:formula="of:=IF([.G20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675</text:p>
          </table:table-cell>
          <table:table-cell office:value-type="float" office:value="8904223818614" table:style-name="ce2">
            <text:p>890422381861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1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10]*[.D210]" table:style-name="ce1">
            <text:p>#N/A</text:p>
          </table:table-cell>
          <table:table-cell office:value-type="error" office:string-value="#N/A" table:formula="of:=[.E210]/1000" table:style-name="ce4">
            <text:p>#N/A</text:p>
          </table:table-cell>
          <table:table-cell office:value-type="error" office:string-value="#NAME?" table:formula="of:=COM.MICROSOFT.SINGLE(COM.MICROSOFT.CEILING.MATH([.F210];0.5))" table:style-name="ce1">
            <text:p>#NAME?</text:p>
          </table:table-cell>
          <table:table-cell office:value-type="string" office:string-value="1.2" table:formula="of:=VLOOKUP([.A210];[courier_company_invoice.$B$2:.$H$125];2;0)" table:style-name="ce1">
            <text:p>1.2</text:p>
          </table:table-cell>
          <table:table-cell office:value-type="error" office:string-value="#NAME?" table:formula="of:=IF([.G21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675</text:p>
          </table:table-cell>
          <table:table-cell office:value-type="float" office:value="8904223815866" table:style-name="ce2">
            <text:p>890422381586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1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11]*[.D211]" table:style-name="ce1">
            <text:p>#N/A</text:p>
          </table:table-cell>
          <table:table-cell office:value-type="error" office:string-value="#N/A" table:formula="of:=[.E211]/1000" table:style-name="ce4">
            <text:p>#N/A</text:p>
          </table:table-cell>
          <table:table-cell office:value-type="error" office:string-value="#NAME?" table:formula="of:=COM.MICROSOFT.SINGLE(COM.MICROSOFT.CEILING.MATH([.F211];0.5))" table:style-name="ce1">
            <text:p>#NAME?</text:p>
          </table:table-cell>
          <table:table-cell office:value-type="string" office:string-value="1.2" table:formula="of:=VLOOKUP([.A211];[courier_company_invoice.$B$2:.$H$125];2;0)" table:style-name="ce1">
            <text:p>1.2</text:p>
          </table:table-cell>
          <table:table-cell office:value-type="error" office:string-value="#NAME?" table:formula="of:=IF([.G21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675</text:p>
          </table:table-cell>
          <table:table-cell office:value-type="float" office:value="8904223815859" table:style-name="ce2">
            <text:p>8904223815859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1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12]*[.D212]" table:style-name="ce1">
            <text:p>#N/A</text:p>
          </table:table-cell>
          <table:table-cell office:value-type="error" office:string-value="#N/A" table:formula="of:=[.E212]/1000" table:style-name="ce4">
            <text:p>#N/A</text:p>
          </table:table-cell>
          <table:table-cell office:value-type="error" office:string-value="#NAME?" table:formula="of:=COM.MICROSOFT.SINGLE(COM.MICROSOFT.CEILING.MATH([.F212];0.5))" table:style-name="ce1">
            <text:p>#NAME?</text:p>
          </table:table-cell>
          <table:table-cell office:value-type="string" office:string-value="1.2" table:formula="of:=VLOOKUP([.A212];[courier_company_invoice.$B$2:.$H$125];2;0)" table:style-name="ce1">
            <text:p>1.2</text:p>
          </table:table-cell>
          <table:table-cell office:value-type="error" office:string-value="#NAME?" table:formula="of:=IF([.G21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675</text:p>
          </table:table-cell>
          <table:table-cell office:value-type="float" office:value="8904223817334" table:style-name="ce2">
            <text:p>890422381733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1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13]*[.D213]" table:style-name="ce1">
            <text:p>#N/A</text:p>
          </table:table-cell>
          <table:table-cell office:value-type="error" office:string-value="#N/A" table:formula="of:=[.E213]/1000" table:style-name="ce4">
            <text:p>#N/A</text:p>
          </table:table-cell>
          <table:table-cell office:value-type="error" office:string-value="#NAME?" table:formula="of:=COM.MICROSOFT.SINGLE(COM.MICROSOFT.CEILING.MATH([.F213];0.5))" table:style-name="ce1">
            <text:p>#NAME?</text:p>
          </table:table-cell>
          <table:table-cell office:value-type="string" office:string-value="1.2" table:formula="of:=VLOOKUP([.A213];[courier_company_invoice.$B$2:.$H$125];2;0)" table:style-name="ce1">
            <text:p>1.2</text:p>
          </table:table-cell>
          <table:table-cell office:value-type="error" office:string-value="#NAME?" table:formula="of:=IF([.G21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675</text:p>
          </table:table-cell>
          <table:table-cell office:value-type="string" table:style-name="ce2">
            <text:p>GIFTBOX202001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1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14]*[.D214]" table:style-name="ce1">
            <text:p>#N/A</text:p>
          </table:table-cell>
          <table:table-cell office:value-type="error" office:string-value="#N/A" table:formula="of:=[.E214]/1000" table:style-name="ce4">
            <text:p>#N/A</text:p>
          </table:table-cell>
          <table:table-cell office:value-type="error" office:string-value="#NAME?" table:formula="of:=COM.MICROSOFT.SINGLE(COM.MICROSOFT.CEILING.MATH([.F214];0.5))" table:style-name="ce1">
            <text:p>#NAME?</text:p>
          </table:table-cell>
          <table:table-cell office:value-type="string" office:string-value="1.2" table:formula="of:=VLOOKUP([.A214];[courier_company_invoice.$B$2:.$H$125];2;0)" table:style-name="ce1">
            <text:p>1.2</text:p>
          </table:table-cell>
          <table:table-cell office:value-type="error" office:string-value="#NAME?" table:formula="of:=IF([.G21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675</text:p>
          </table:table-cell>
          <table:table-cell office:value-type="float" office:value="8904223819369" table:style-name="ce2">
            <text:p>8904223819369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1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15]*[.D215]" table:style-name="ce1">
            <text:p>#N/A</text:p>
          </table:table-cell>
          <table:table-cell office:value-type="error" office:string-value="#N/A" table:formula="of:=[.E215]/1000" table:style-name="ce4">
            <text:p>#N/A</text:p>
          </table:table-cell>
          <table:table-cell office:value-type="error" office:string-value="#NAME?" table:formula="of:=COM.MICROSOFT.SINGLE(COM.MICROSOFT.CEILING.MATH([.F215];0.5))" table:style-name="ce1">
            <text:p>#NAME?</text:p>
          </table:table-cell>
          <table:table-cell office:value-type="string" office:string-value="1.2" table:formula="of:=VLOOKUP([.A215];[courier_company_invoice.$B$2:.$H$125];2;0)" table:style-name="ce1">
            <text:p>1.2</text:p>
          </table:table-cell>
          <table:table-cell office:value-type="error" office:string-value="#NAME?" table:formula="of:=IF([.G21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585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1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16]*[.D216]" table:style-name="ce1">
            <text:p>#N/A</text:p>
          </table:table-cell>
          <table:table-cell office:value-type="error" office:string-value="#N/A" table:formula="of:=[.E216]/1000" table:style-name="ce4">
            <text:p>#N/A</text:p>
          </table:table-cell>
          <table:table-cell office:value-type="error" office:string-value="#NAME?" table:formula="of:=COM.MICROSOFT.SINGLE(COM.MICROSOFT.CEILING.MATH([.F216];0.5))" table:style-name="ce1">
            <text:p>#NAME?</text:p>
          </table:table-cell>
          <table:table-cell office:value-type="string" office:string-value="0.72" table:formula="of:=VLOOKUP([.A216];[courier_company_invoice.$B$2:.$H$125];2;0)" table:style-name="ce1">
            <text:p>0.72</text:p>
          </table:table-cell>
          <table:table-cell office:value-type="error" office:string-value="#NAME?" table:formula="of:=IF([.G21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585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1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17]*[.D217]" table:style-name="ce1">
            <text:p>#N/A</text:p>
          </table:table-cell>
          <table:table-cell office:value-type="error" office:string-value="#N/A" table:formula="of:=[.E217]/1000" table:style-name="ce4">
            <text:p>#N/A</text:p>
          </table:table-cell>
          <table:table-cell office:value-type="error" office:string-value="#NAME?" table:formula="of:=COM.MICROSOFT.SINGLE(COM.MICROSOFT.CEILING.MATH([.F217];0.5))" table:style-name="ce1">
            <text:p>#NAME?</text:p>
          </table:table-cell>
          <table:table-cell office:value-type="string" office:string-value="0.72" table:formula="of:=VLOOKUP([.A217];[courier_company_invoice.$B$2:.$H$125];2;0)" table:style-name="ce1">
            <text:p>0.72</text:p>
          </table:table-cell>
          <table:table-cell office:value-type="error" office:string-value="#NAME?" table:formula="of:=IF([.G21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585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1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18]*[.D218]" table:style-name="ce1">
            <text:p>#N/A</text:p>
          </table:table-cell>
          <table:table-cell office:value-type="error" office:string-value="#N/A" table:formula="of:=[.E218]/1000" table:style-name="ce4">
            <text:p>#N/A</text:p>
          </table:table-cell>
          <table:table-cell office:value-type="error" office:string-value="#NAME?" table:formula="of:=COM.MICROSOFT.SINGLE(COM.MICROSOFT.CEILING.MATH([.F218];0.5))" table:style-name="ce1">
            <text:p>#NAME?</text:p>
          </table:table-cell>
          <table:table-cell office:value-type="string" office:string-value="0.72" table:formula="of:=VLOOKUP([.A218];[courier_company_invoice.$B$2:.$H$125];2;0)" table:style-name="ce1">
            <text:p>0.72</text:p>
          </table:table-cell>
          <table:table-cell office:value-type="error" office:string-value="#NAME?" table:formula="of:=IF([.G21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542</text:p>
          </table:table-cell>
          <table:table-cell office:value-type="float" office:value="8904223819468" table:style-name="ce2">
            <text:p>8904223819468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21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19]*[.D219]" table:style-name="ce1">
            <text:p>#N/A</text:p>
          </table:table-cell>
          <table:table-cell office:value-type="error" office:string-value="#N/A" table:formula="of:=[.E219]/1000" table:style-name="ce4">
            <text:p>#N/A</text:p>
          </table:table-cell>
          <table:table-cell office:value-type="error" office:string-value="#NAME?" table:formula="of:=COM.MICROSOFT.SINGLE(COM.MICROSOFT.CEILING.MATH([.F219];0.5))" table:style-name="ce1">
            <text:p>#NAME?</text:p>
          </table:table-cell>
          <table:table-cell office:value-type="string" office:string-value="0.86" table:formula="of:=VLOOKUP([.A219];[courier_company_invoice.$B$2:.$H$125];2;0)" table:style-name="ce1">
            <text:p>0.86</text:p>
          </table:table-cell>
          <table:table-cell office:value-type="error" office:string-value="#NAME?" table:formula="of:=IF([.G21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542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22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20]*[.D220]" table:style-name="ce1">
            <text:p>#N/A</text:p>
          </table:table-cell>
          <table:table-cell office:value-type="error" office:string-value="#N/A" table:formula="of:=[.E220]/1000" table:style-name="ce4">
            <text:p>#N/A</text:p>
          </table:table-cell>
          <table:table-cell office:value-type="error" office:string-value="#NAME?" table:formula="of:=COM.MICROSOFT.SINGLE(COM.MICROSOFT.CEILING.MATH([.F220];0.5))" table:style-name="ce1">
            <text:p>#NAME?</text:p>
          </table:table-cell>
          <table:table-cell office:value-type="string" office:string-value="0.86" table:formula="of:=VLOOKUP([.A220];[courier_company_invoice.$B$2:.$H$125];2;0)" table:style-name="ce1">
            <text:p>0.86</text:p>
          </table:table-cell>
          <table:table-cell office:value-type="error" office:string-value="#NAME?" table:formula="of:=IF([.G22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507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2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21]*[.D221]" table:style-name="ce1">
            <text:p>#N/A</text:p>
          </table:table-cell>
          <table:table-cell office:value-type="error" office:string-value="#N/A" table:formula="of:=[.E221]/1000" table:style-name="ce4">
            <text:p>#N/A</text:p>
          </table:table-cell>
          <table:table-cell office:value-type="error" office:string-value="#NAME?" table:formula="of:=COM.MICROSOFT.SINGLE(COM.MICROSOFT.CEILING.MATH([.F221];0.5))" table:style-name="ce1">
            <text:p>#NAME?</text:p>
          </table:table-cell>
          <table:table-cell office:value-type="string" office:string-value="0.79" table:formula="of:=VLOOKUP([.A221];[courier_company_invoice.$B$2:.$H$125];2;0)" table:style-name="ce1">
            <text:p>0.79</text:p>
          </table:table-cell>
          <table:table-cell office:value-type="error" office:string-value="#NAME?" table:formula="of:=IF([.G22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507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2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22]*[.D222]" table:style-name="ce1">
            <text:p>#N/A</text:p>
          </table:table-cell>
          <table:table-cell office:value-type="error" office:string-value="#N/A" table:formula="of:=[.E222]/1000" table:style-name="ce4">
            <text:p>#N/A</text:p>
          </table:table-cell>
          <table:table-cell office:value-type="error" office:string-value="#NAME?" table:formula="of:=COM.MICROSOFT.SINGLE(COM.MICROSOFT.CEILING.MATH([.F222];0.5))" table:style-name="ce1">
            <text:p>#NAME?</text:p>
          </table:table-cell>
          <table:table-cell office:value-type="string" office:string-value="0.79" table:formula="of:=VLOOKUP([.A222];[courier_company_invoice.$B$2:.$H$125];2;0)" table:style-name="ce1">
            <text:p>0.79</text:p>
          </table:table-cell>
          <table:table-cell office:value-type="error" office:string-value="#NAME?" table:formula="of:=IF([.G22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507</text:p>
          </table:table-cell>
          <table:table-cell office:value-type="float" office:value="8904223819468" table:style-name="ce2">
            <text:p>8904223819468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2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23]*[.D223]" table:style-name="ce1">
            <text:p>#N/A</text:p>
          </table:table-cell>
          <table:table-cell office:value-type="error" office:string-value="#N/A" table:formula="of:=[.E223]/1000" table:style-name="ce4">
            <text:p>#N/A</text:p>
          </table:table-cell>
          <table:table-cell office:value-type="error" office:string-value="#NAME?" table:formula="of:=COM.MICROSOFT.SINGLE(COM.MICROSOFT.CEILING.MATH([.F223];0.5))" table:style-name="ce1">
            <text:p>#NAME?</text:p>
          </table:table-cell>
          <table:table-cell office:value-type="string" office:string-value="0.79" table:formula="of:=VLOOKUP([.A223];[courier_company_invoice.$B$2:.$H$125];2;0)" table:style-name="ce1">
            <text:p>0.79</text:p>
          </table:table-cell>
          <table:table-cell office:value-type="error" office:string-value="#NAME?" table:formula="of:=IF([.G22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475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2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24]*[.D224]" table:style-name="ce1">
            <text:p>#N/A</text:p>
          </table:table-cell>
          <table:table-cell office:value-type="error" office:string-value="#N/A" table:formula="of:=[.E224]/1000" table:style-name="ce4">
            <text:p>#N/A</text:p>
          </table:table-cell>
          <table:table-cell office:value-type="error" office:string-value="#NAME?" table:formula="of:=COM.MICROSOFT.SINGLE(COM.MICROSOFT.CEILING.MATH([.F224];0.5))" table:style-name="ce1">
            <text:p>#NAME?</text:p>
          </table:table-cell>
          <table:table-cell office:value-type="string" office:string-value="0.7" table:formula="of:=VLOOKUP([.A224];[courier_company_invoice.$B$2:.$H$125];2;0)" table:style-name="ce1">
            <text:p>0.7</text:p>
          </table:table-cell>
          <table:table-cell office:value-type="error" office:string-value="#NAME?" table:formula="of:=IF([.G22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475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2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25]*[.D225]" table:style-name="ce1">
            <text:p>#N/A</text:p>
          </table:table-cell>
          <table:table-cell office:value-type="error" office:string-value="#N/A" table:formula="of:=[.E225]/1000" table:style-name="ce4">
            <text:p>#N/A</text:p>
          </table:table-cell>
          <table:table-cell office:value-type="error" office:string-value="#NAME?" table:formula="of:=COM.MICROSOFT.SINGLE(COM.MICROSOFT.CEILING.MATH([.F225];0.5))" table:style-name="ce1">
            <text:p>#NAME?</text:p>
          </table:table-cell>
          <table:table-cell office:value-type="string" office:string-value="0.7" table:formula="of:=VLOOKUP([.A225];[courier_company_invoice.$B$2:.$H$125];2;0)" table:style-name="ce1">
            <text:p>0.7</text:p>
          </table:table-cell>
          <table:table-cell office:value-type="error" office:string-value="#NAME?" table:formula="of:=IF([.G22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475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2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26]*[.D226]" table:style-name="ce1">
            <text:p>#N/A</text:p>
          </table:table-cell>
          <table:table-cell office:value-type="error" office:string-value="#N/A" table:formula="of:=[.E226]/1000" table:style-name="ce4">
            <text:p>#N/A</text:p>
          </table:table-cell>
          <table:table-cell office:value-type="error" office:string-value="#NAME?" table:formula="of:=COM.MICROSOFT.SINGLE(COM.MICROSOFT.CEILING.MATH([.F226];0.5))" table:style-name="ce1">
            <text:p>#NAME?</text:p>
          </table:table-cell>
          <table:table-cell office:value-type="string" office:string-value="0.7" table:formula="of:=VLOOKUP([.A226];[courier_company_invoice.$B$2:.$H$125];2;0)" table:style-name="ce1">
            <text:p>0.7</text:p>
          </table:table-cell>
          <table:table-cell office:value-type="error" office:string-value="#NAME?" table:formula="of:=IF([.G22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295</text:p>
          </table:table-cell>
          <table:table-cell office:value-type="float" office:value="8904223819161" table:style-name="ce2">
            <text:p>8904223819161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2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27]*[.D227]" table:style-name="ce1">
            <text:p>#N/A</text:p>
          </table:table-cell>
          <table:table-cell office:value-type="error" office:string-value="#N/A" table:formula="of:=[.E227]/1000" table:style-name="ce4">
            <text:p>#N/A</text:p>
          </table:table-cell>
          <table:table-cell office:value-type="error" office:string-value="#NAME?" table:formula="of:=COM.MICROSOFT.SINGLE(COM.MICROSOFT.CEILING.MATH([.F227];0.5))" table:style-name="ce1">
            <text:p>#NAME?</text:p>
          </table:table-cell>
          <table:table-cell office:value-type="string" office:string-value="0.2" table:formula="of:=VLOOKUP([.A227];[courier_company_invoice.$B$2:.$H$125];2;0)" table:style-name="ce1">
            <text:p>0.2</text:p>
          </table:table-cell>
          <table:table-cell office:value-type="error" office:string-value="#NAME?" table:formula="of:=IF([.G22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295</text:p>
          </table:table-cell>
          <table:table-cell office:value-type="float" office:value="8904223819260" table:style-name="ce2">
            <text:p>890422381926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2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28]*[.D228]" table:style-name="ce1">
            <text:p>#N/A</text:p>
          </table:table-cell>
          <table:table-cell office:value-type="error" office:string-value="#N/A" table:formula="of:=[.E228]/1000" table:style-name="ce4">
            <text:p>#N/A</text:p>
          </table:table-cell>
          <table:table-cell office:value-type="error" office:string-value="#NAME?" table:formula="of:=COM.MICROSOFT.SINGLE(COM.MICROSOFT.CEILING.MATH([.F228];0.5))" table:style-name="ce1">
            <text:p>#NAME?</text:p>
          </table:table-cell>
          <table:table-cell office:value-type="string" office:string-value="0.2" table:formula="of:=VLOOKUP([.A228];[courier_company_invoice.$B$2:.$H$125];2;0)" table:style-name="ce1">
            <text:p>0.2</text:p>
          </table:table-cell>
          <table:table-cell office:value-type="error" office:string-value="#NAME?" table:formula="of:=IF([.G22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286</text:p>
          </table:table-cell>
          <table:table-cell office:value-type="float" office:value="8904223818683" table:style-name="ce2">
            <text:p>8904223818683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2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29]*[.D229]" table:style-name="ce1">
            <text:p>#N/A</text:p>
          </table:table-cell>
          <table:table-cell office:value-type="error" office:string-value="#N/A" table:formula="of:=[.E229]/1000" table:style-name="ce4">
            <text:p>#N/A</text:p>
          </table:table-cell>
          <table:table-cell office:value-type="error" office:string-value="#NAME?" table:formula="of:=COM.MICROSOFT.SINGLE(COM.MICROSOFT.CEILING.MATH([.F229];0.5))" table:style-name="ce1">
            <text:p>#NAME?</text:p>
          </table:table-cell>
          <table:table-cell office:value-type="string" office:string-value="0.77" table:formula="of:=VLOOKUP([.A229];[courier_company_invoice.$B$2:.$H$125];2;0)" table:style-name="ce1">
            <text:p>0.77</text:p>
          </table:table-cell>
          <table:table-cell office:value-type="error" office:string-value="#NAME?" table:formula="of:=IF([.G22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286</text:p>
          </table:table-cell>
          <table:table-cell office:value-type="float" office:value="8904223819468" table:style-name="ce2">
            <text:p>8904223819468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3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30]*[.D230]" table:style-name="ce1">
            <text:p>#N/A</text:p>
          </table:table-cell>
          <table:table-cell office:value-type="error" office:string-value="#N/A" table:formula="of:=[.E230]/1000" table:style-name="ce4">
            <text:p>#N/A</text:p>
          </table:table-cell>
          <table:table-cell office:value-type="error" office:string-value="#NAME?" table:formula="of:=COM.MICROSOFT.SINGLE(COM.MICROSOFT.CEILING.MATH([.F230];0.5))" table:style-name="ce1">
            <text:p>#NAME?</text:p>
          </table:table-cell>
          <table:table-cell office:value-type="string" office:string-value="0.77" table:formula="of:=VLOOKUP([.A230];[courier_company_invoice.$B$2:.$H$125];2;0)" table:style-name="ce1">
            <text:p>0.77</text:p>
          </table:table-cell>
          <table:table-cell office:value-type="error" office:string-value="#NAME?" table:formula="of:=IF([.G23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286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3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31]*[.D231]" table:style-name="ce1">
            <text:p>#N/A</text:p>
          </table:table-cell>
          <table:table-cell office:value-type="error" office:string-value="#N/A" table:formula="of:=[.E231]/1000" table:style-name="ce4">
            <text:p>#N/A</text:p>
          </table:table-cell>
          <table:table-cell office:value-type="error" office:string-value="#NAME?" table:formula="of:=COM.MICROSOFT.SINGLE(COM.MICROSOFT.CEILING.MATH([.F231];0.5))" table:style-name="ce1">
            <text:p>#NAME?</text:p>
          </table:table-cell>
          <table:table-cell office:value-type="string" office:string-value="0.77" table:formula="of:=VLOOKUP([.A231];[courier_company_invoice.$B$2:.$H$125];2;0)" table:style-name="ce1">
            <text:p>0.77</text:p>
          </table:table-cell>
          <table:table-cell office:value-type="error" office:string-value="#NAME?" table:formula="of:=IF([.G23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207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3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32]*[.D232]" table:style-name="ce1">
            <text:p>#N/A</text:p>
          </table:table-cell>
          <table:table-cell office:value-type="error" office:string-value="#N/A" table:formula="of:=[.E232]/1000" table:style-name="ce4">
            <text:p>#N/A</text:p>
          </table:table-cell>
          <table:table-cell office:value-type="error" office:string-value="#NAME?" table:formula="of:=COM.MICROSOFT.SINGLE(COM.MICROSOFT.CEILING.MATH([.F232];0.5))" table:style-name="ce1">
            <text:p>#NAME?</text:p>
          </table:table-cell>
          <table:table-cell office:value-type="string" office:string-value="0.79" table:formula="of:=VLOOKUP([.A232];[courier_company_invoice.$B$2:.$H$125];2;0)" table:style-name="ce1">
            <text:p>0.79</text:p>
          </table:table-cell>
          <table:table-cell office:value-type="error" office:string-value="#NAME?" table:formula="of:=IF([.G23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207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3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33]*[.D233]" table:style-name="ce1">
            <text:p>#N/A</text:p>
          </table:table-cell>
          <table:table-cell office:value-type="error" office:string-value="#N/A" table:formula="of:=[.E233]/1000" table:style-name="ce4">
            <text:p>#N/A</text:p>
          </table:table-cell>
          <table:table-cell office:value-type="error" office:string-value="#NAME?" table:formula="of:=COM.MICROSOFT.SINGLE(COM.MICROSOFT.CEILING.MATH([.F233];0.5))" table:style-name="ce1">
            <text:p>#NAME?</text:p>
          </table:table-cell>
          <table:table-cell office:value-type="string" office:string-value="0.79" table:formula="of:=VLOOKUP([.A233];[courier_company_invoice.$B$2:.$H$125];2;0)" table:style-name="ce1">
            <text:p>0.79</text:p>
          </table:table-cell>
          <table:table-cell office:value-type="error" office:string-value="#NAME?" table:formula="of:=IF([.G23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207</text:p>
          </table:table-cell>
          <table:table-cell office:value-type="float" office:value="8904223819468" table:style-name="ce2">
            <text:p>8904223819468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3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34]*[.D234]" table:style-name="ce1">
            <text:p>#N/A</text:p>
          </table:table-cell>
          <table:table-cell office:value-type="error" office:string-value="#N/A" table:formula="of:=[.E234]/1000" table:style-name="ce4">
            <text:p>#N/A</text:p>
          </table:table-cell>
          <table:table-cell office:value-type="error" office:string-value="#NAME?" table:formula="of:=COM.MICROSOFT.SINGLE(COM.MICROSOFT.CEILING.MATH([.F234];0.5))" table:style-name="ce1">
            <text:p>#NAME?</text:p>
          </table:table-cell>
          <table:table-cell office:value-type="string" office:string-value="0.79" table:formula="of:=VLOOKUP([.A234];[courier_company_invoice.$B$2:.$H$125];2;0)" table:style-name="ce1">
            <text:p>0.79</text:p>
          </table:table-cell>
          <table:table-cell office:value-type="error" office:string-value="#NAME?" table:formula="of:=IF([.G23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118</text:p>
          </table:table-cell>
          <table:table-cell office:value-type="float" office:value="8904223815859" table:style-name="ce2">
            <text:p>8904223815859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3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35]*[.D235]" table:style-name="ce1">
            <text:p>#N/A</text:p>
          </table:table-cell>
          <table:table-cell office:value-type="error" office:string-value="#N/A" table:formula="of:=[.E235]/1000" table:style-name="ce4">
            <text:p>#N/A</text:p>
          </table:table-cell>
          <table:table-cell office:value-type="error" office:string-value="#NAME?" table:formula="of:=COM.MICROSOFT.SINGLE(COM.MICROSOFT.CEILING.MATH([.F235];0.5))" table:style-name="ce1">
            <text:p>#NAME?</text:p>
          </table:table-cell>
          <table:table-cell office:value-type="string" office:string-value="0.5" table:formula="of:=VLOOKUP([.A235];[courier_company_invoice.$B$2:.$H$125];2;0)" table:style-name="ce1">
            <text:p>0.5</text:p>
          </table:table-cell>
          <table:table-cell office:value-type="error" office:string-value="#NAME?" table:formula="of:=IF([.G23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118</text:p>
          </table:table-cell>
          <table:table-cell office:value-type="float" office:value="8904223817273" table:style-name="ce2">
            <text:p>8904223817273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3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36]*[.D236]" table:style-name="ce1">
            <text:p>#N/A</text:p>
          </table:table-cell>
          <table:table-cell office:value-type="error" office:string-value="#N/A" table:formula="of:=[.E236]/1000" table:style-name="ce4">
            <text:p>#N/A</text:p>
          </table:table-cell>
          <table:table-cell office:value-type="error" office:string-value="#NAME?" table:formula="of:=COM.MICROSOFT.SINGLE(COM.MICROSOFT.CEILING.MATH([.F236];0.5))" table:style-name="ce1">
            <text:p>#NAME?</text:p>
          </table:table-cell>
          <table:table-cell office:value-type="string" office:string-value="0.5" table:formula="of:=VLOOKUP([.A236];[courier_company_invoice.$B$2:.$H$125];2;0)" table:style-name="ce1">
            <text:p>0.5</text:p>
          </table:table-cell>
          <table:table-cell office:value-type="error" office:string-value="#NAME?" table:formula="of:=IF([.G23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118</text:p>
          </table:table-cell>
          <table:table-cell office:value-type="float" office:value="8904223818751" table:style-name="ce2">
            <text:p>8904223818751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3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37]*[.D237]" table:style-name="ce1">
            <text:p>#N/A</text:p>
          </table:table-cell>
          <table:table-cell office:value-type="error" office:string-value="#N/A" table:formula="of:=[.E237]/1000" table:style-name="ce4">
            <text:p>#N/A</text:p>
          </table:table-cell>
          <table:table-cell office:value-type="error" office:string-value="#NAME?" table:formula="of:=COM.MICROSOFT.SINGLE(COM.MICROSOFT.CEILING.MATH([.F237];0.5))" table:style-name="ce1">
            <text:p>#NAME?</text:p>
          </table:table-cell>
          <table:table-cell office:value-type="string" office:string-value="0.5" table:formula="of:=VLOOKUP([.A237];[courier_company_invoice.$B$2:.$H$125];2;0)" table:style-name="ce1">
            <text:p>0.5</text:p>
          </table:table-cell>
          <table:table-cell office:value-type="error" office:string-value="#NAME?" table:formula="of:=IF([.G23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102</text:p>
          </table:table-cell>
          <table:table-cell office:value-type="float" office:value="8904223819291" table:style-name="ce2">
            <text:p>8904223819291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23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38]*[.D238]" table:style-name="ce1">
            <text:p>#N/A</text:p>
          </table:table-cell>
          <table:table-cell office:value-type="error" office:string-value="#N/A" table:formula="of:=[.E238]/1000" table:style-name="ce4">
            <text:p>#N/A</text:p>
          </table:table-cell>
          <table:table-cell office:value-type="error" office:string-value="#NAME?" table:formula="of:=COM.MICROSOFT.SINGLE(COM.MICROSOFT.CEILING.MATH([.F238];0.5))" table:style-name="ce1">
            <text:p>#NAME?</text:p>
          </table:table-cell>
          <table:table-cell office:value-type="string" office:string-value="1.28" table:formula="of:=VLOOKUP([.A238];[courier_company_invoice.$B$2:.$H$125];2;0)" table:style-name="ce1">
            <text:p>1.28</text:p>
          </table:table-cell>
          <table:table-cell office:value-type="error" office:string-value="#NAME?" table:formula="of:=IF([.G23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102</text:p>
          </table:table-cell>
          <table:table-cell office:value-type="float" office:value="8904223819031" table:style-name="ce2">
            <text:p>8904223819031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23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39]*[.D239]" table:style-name="ce1">
            <text:p>#N/A</text:p>
          </table:table-cell>
          <table:table-cell office:value-type="error" office:string-value="#N/A" table:formula="of:=[.E239]/1000" table:style-name="ce4">
            <text:p>#N/A</text:p>
          </table:table-cell>
          <table:table-cell office:value-type="error" office:string-value="#NAME?" table:formula="of:=COM.MICROSOFT.SINGLE(COM.MICROSOFT.CEILING.MATH([.F239];0.5))" table:style-name="ce1">
            <text:p>#NAME?</text:p>
          </table:table-cell>
          <table:table-cell office:value-type="string" office:string-value="1.28" table:formula="of:=VLOOKUP([.A239];[courier_company_invoice.$B$2:.$H$125];2;0)" table:style-name="ce1">
            <text:p>1.28</text:p>
          </table:table-cell>
          <table:table-cell office:value-type="error" office:string-value="#NAME?" table:formula="of:=IF([.G23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102</text:p>
          </table:table-cell>
          <table:table-cell office:value-type="float" office:value="8904223819024" table:style-name="ce2">
            <text:p>8904223819024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24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40]*[.D240]" table:style-name="ce1">
            <text:p>#N/A</text:p>
          </table:table-cell>
          <table:table-cell office:value-type="error" office:string-value="#N/A" table:formula="of:=[.E240]/1000" table:style-name="ce4">
            <text:p>#N/A</text:p>
          </table:table-cell>
          <table:table-cell office:value-type="error" office:string-value="#NAME?" table:formula="of:=COM.MICROSOFT.SINGLE(COM.MICROSOFT.CEILING.MATH([.F240];0.5))" table:style-name="ce1">
            <text:p>#NAME?</text:p>
          </table:table-cell>
          <table:table-cell office:value-type="string" office:string-value="1.28" table:formula="of:=VLOOKUP([.A240];[courier_company_invoice.$B$2:.$H$125];2;0)" table:style-name="ce1">
            <text:p>1.28</text:p>
          </table:table-cell>
          <table:table-cell office:value-type="error" office:string-value="#NAME?" table:formula="of:=IF([.G24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102</text:p>
          </table:table-cell>
          <table:table-cell office:value-type="float" office:value="8904223819161" table:style-name="ce2">
            <text:p>8904223819161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4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41]*[.D241]" table:style-name="ce1">
            <text:p>#N/A</text:p>
          </table:table-cell>
          <table:table-cell office:value-type="error" office:string-value="#N/A" table:formula="of:=[.E241]/1000" table:style-name="ce4">
            <text:p>#N/A</text:p>
          </table:table-cell>
          <table:table-cell office:value-type="error" office:string-value="#NAME?" table:formula="of:=COM.MICROSOFT.SINGLE(COM.MICROSOFT.CEILING.MATH([.F241];0.5))" table:style-name="ce1">
            <text:p>#NAME?</text:p>
          </table:table-cell>
          <table:table-cell office:value-type="string" office:string-value="1.28" table:formula="of:=VLOOKUP([.A241];[courier_company_invoice.$B$2:.$H$125];2;0)" table:style-name="ce1">
            <text:p>1.28</text:p>
          </table:table-cell>
          <table:table-cell office:value-type="error" office:string-value="#NAME?" table:formula="of:=IF([.G24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102</text:p>
          </table:table-cell>
          <table:table-cell office:value-type="float" office:value="8904223819260" table:style-name="ce2">
            <text:p>890422381926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4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42]*[.D242]" table:style-name="ce1">
            <text:p>#N/A</text:p>
          </table:table-cell>
          <table:table-cell office:value-type="error" office:string-value="#N/A" table:formula="of:=[.E242]/1000" table:style-name="ce4">
            <text:p>#N/A</text:p>
          </table:table-cell>
          <table:table-cell office:value-type="error" office:string-value="#NAME?" table:formula="of:=COM.MICROSOFT.SINGLE(COM.MICROSOFT.CEILING.MATH([.F242];0.5))" table:style-name="ce1">
            <text:p>#NAME?</text:p>
          </table:table-cell>
          <table:table-cell office:value-type="string" office:string-value="1.28" table:formula="of:=VLOOKUP([.A242];[courier_company_invoice.$B$2:.$H$125];2;0)" table:style-name="ce1">
            <text:p>1.28</text:p>
          </table:table-cell>
          <table:table-cell office:value-type="error" office:string-value="#NAME?" table:formula="of:=IF([.G24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8102</text:p>
          </table:table-cell>
          <table:table-cell office:value-type="float" office:value="8904223819468" table:style-name="ce2">
            <text:p>8904223819468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4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43]*[.D243]" table:style-name="ce1">
            <text:p>#N/A</text:p>
          </table:table-cell>
          <table:table-cell office:value-type="error" office:string-value="#N/A" table:formula="of:=[.E243]/1000" table:style-name="ce4">
            <text:p>#N/A</text:p>
          </table:table-cell>
          <table:table-cell office:value-type="error" office:string-value="#NAME?" table:formula="of:=COM.MICROSOFT.SINGLE(COM.MICROSOFT.CEILING.MATH([.F243];0.5))" table:style-name="ce1">
            <text:p>#NAME?</text:p>
          </table:table-cell>
          <table:table-cell office:value-type="string" office:string-value="1.28" table:formula="of:=VLOOKUP([.A243];[courier_company_invoice.$B$2:.$H$125];2;0)" table:style-name="ce1">
            <text:p>1.28</text:p>
          </table:table-cell>
          <table:table-cell office:value-type="error" office:string-value="#NAME?" table:formula="of:=IF([.G24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981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4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44]*[.D244]" table:style-name="ce1">
            <text:p>#N/A</text:p>
          </table:table-cell>
          <table:table-cell office:value-type="error" office:string-value="#N/A" table:formula="of:=[.E244]/1000" table:style-name="ce4">
            <text:p>#N/A</text:p>
          </table:table-cell>
          <table:table-cell office:value-type="error" office:string-value="#NAME?" table:formula="of:=COM.MICROSOFT.SINGLE(COM.MICROSOFT.CEILING.MATH([.F244];0.5))" table:style-name="ce1">
            <text:p>#NAME?</text:p>
          </table:table-cell>
          <table:table-cell office:value-type="string" office:string-value="0.5" table:formula="of:=VLOOKUP([.A244];[courier_company_invoice.$B$2:.$H$125];2;0)" table:style-name="ce1">
            <text:p>0.5</text:p>
          </table:table-cell>
          <table:table-cell office:value-type="error" office:string-value="#NAME?" table:formula="of:=IF([.G24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981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4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45]*[.D245]" table:style-name="ce1">
            <text:p>#N/A</text:p>
          </table:table-cell>
          <table:table-cell office:value-type="error" office:string-value="#N/A" table:formula="of:=[.E245]/1000" table:style-name="ce4">
            <text:p>#N/A</text:p>
          </table:table-cell>
          <table:table-cell office:value-type="error" office:string-value="#NAME?" table:formula="of:=COM.MICROSOFT.SINGLE(COM.MICROSOFT.CEILING.MATH([.F245];0.5))" table:style-name="ce1">
            <text:p>#NAME?</text:p>
          </table:table-cell>
          <table:table-cell office:value-type="string" office:string-value="0.5" table:formula="of:=VLOOKUP([.A245];[courier_company_invoice.$B$2:.$H$125];2;0)" table:style-name="ce1">
            <text:p>0.5</text:p>
          </table:table-cell>
          <table:table-cell office:value-type="error" office:string-value="#NAME?" table:formula="of:=IF([.G24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981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4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46]*[.D246]" table:style-name="ce1">
            <text:p>#N/A</text:p>
          </table:table-cell>
          <table:table-cell office:value-type="error" office:string-value="#N/A" table:formula="of:=[.E246]/1000" table:style-name="ce4">
            <text:p>#N/A</text:p>
          </table:table-cell>
          <table:table-cell office:value-type="error" office:string-value="#NAME?" table:formula="of:=COM.MICROSOFT.SINGLE(COM.MICROSOFT.CEILING.MATH([.F246];0.5))" table:style-name="ce1">
            <text:p>#NAME?</text:p>
          </table:table-cell>
          <table:table-cell office:value-type="string" office:string-value="0.5" table:formula="of:=VLOOKUP([.A246];[courier_company_invoice.$B$2:.$H$125];2;0)" table:style-name="ce1">
            <text:p>0.5</text:p>
          </table:table-cell>
          <table:table-cell office:value-type="error" office:string-value="#NAME?" table:formula="of:=IF([.G24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976</text:p>
          </table:table-cell>
          <table:table-cell office:value-type="float" office:value="8904223819468" table:style-name="ce2">
            <text:p>8904223819468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4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47]*[.D247]" table:style-name="ce1">
            <text:p>#N/A</text:p>
          </table:table-cell>
          <table:table-cell office:value-type="error" office:string-value="#N/A" table:formula="of:=[.E247]/1000" table:style-name="ce4">
            <text:p>#N/A</text:p>
          </table:table-cell>
          <table:table-cell office:value-type="error" office:string-value="#NAME?" table:formula="of:=COM.MICROSOFT.SINGLE(COM.MICROSOFT.CEILING.MATH([.F247];0.5))" table:style-name="ce1">
            <text:p>#NAME?</text:p>
          </table:table-cell>
          <table:table-cell office:value-type="string" office:string-value="0.7" table:formula="of:=VLOOKUP([.A247];[courier_company_invoice.$B$2:.$H$125];2;0)" table:style-name="ce1">
            <text:p>0.7</text:p>
          </table:table-cell>
          <table:table-cell office:value-type="error" office:string-value="#NAME?" table:formula="of:=IF([.G24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976</text:p>
          </table:table-cell>
          <table:table-cell office:value-type="float" office:value="8904223818669" table:style-name="ce2">
            <text:p>8904223818669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4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48]*[.D248]" table:style-name="ce1">
            <text:p>#N/A</text:p>
          </table:table-cell>
          <table:table-cell office:value-type="error" office:string-value="#N/A" table:formula="of:=[.E248]/1000" table:style-name="ce4">
            <text:p>#N/A</text:p>
          </table:table-cell>
          <table:table-cell office:value-type="error" office:string-value="#NAME?" table:formula="of:=COM.MICROSOFT.SINGLE(COM.MICROSOFT.CEILING.MATH([.F248];0.5))" table:style-name="ce1">
            <text:p>#NAME?</text:p>
          </table:table-cell>
          <table:table-cell office:value-type="string" office:string-value="0.7" table:formula="of:=VLOOKUP([.A248];[courier_company_invoice.$B$2:.$H$125];2;0)" table:style-name="ce1">
            <text:p>0.7</text:p>
          </table:table-cell>
          <table:table-cell office:value-type="error" office:string-value="#NAME?" table:formula="of:=IF([.G24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976</text:p>
          </table:table-cell>
          <table:table-cell office:value-type="float" office:value="8904223818683" table:style-name="ce2">
            <text:p>8904223818683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4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49]*[.D249]" table:style-name="ce1">
            <text:p>#N/A</text:p>
          </table:table-cell>
          <table:table-cell office:value-type="error" office:string-value="#N/A" table:formula="of:=[.E249]/1000" table:style-name="ce4">
            <text:p>#N/A</text:p>
          </table:table-cell>
          <table:table-cell office:value-type="error" office:string-value="#NAME?" table:formula="of:=COM.MICROSOFT.SINGLE(COM.MICROSOFT.CEILING.MATH([.F249];0.5))" table:style-name="ce1">
            <text:p>#NAME?</text:p>
          </table:table-cell>
          <table:table-cell office:value-type="string" office:string-value="0.7" table:formula="of:=VLOOKUP([.A249];[courier_company_invoice.$B$2:.$H$125];2;0)" table:style-name="ce1">
            <text:p>0.7</text:p>
          </table:table-cell>
          <table:table-cell office:value-type="error" office:string-value="#NAME?" table:formula="of:=IF([.G24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976</text:p>
          </table:table-cell>
          <table:table-cell office:value-type="float" office:value="8904223818713" table:style-name="ce2">
            <text:p>8904223818713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5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50]*[.D250]" table:style-name="ce1">
            <text:p>#N/A</text:p>
          </table:table-cell>
          <table:table-cell office:value-type="error" office:string-value="#N/A" table:formula="of:=[.E250]/1000" table:style-name="ce4">
            <text:p>#N/A</text:p>
          </table:table-cell>
          <table:table-cell office:value-type="error" office:string-value="#NAME?" table:formula="of:=COM.MICROSOFT.SINGLE(COM.MICROSOFT.CEILING.MATH([.F250];0.5))" table:style-name="ce1">
            <text:p>#NAME?</text:p>
          </table:table-cell>
          <table:table-cell office:value-type="string" office:string-value="0.7" table:formula="of:=VLOOKUP([.A250];[courier_company_invoice.$B$2:.$H$125];2;0)" table:style-name="ce1">
            <text:p>0.7</text:p>
          </table:table-cell>
          <table:table-cell office:value-type="error" office:string-value="#NAME?" table:formula="of:=IF([.G25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970</text:p>
          </table:table-cell>
          <table:table-cell office:value-type="float" office:value="8904223819321" table:style-name="ce2">
            <text:p>8904223819321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5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51]*[.D251]" table:style-name="ce1">
            <text:p>#N/A</text:p>
          </table:table-cell>
          <table:table-cell office:value-type="error" office:string-value="#N/A" table:formula="of:=[.E251]/1000" table:style-name="ce4">
            <text:p>#N/A</text:p>
          </table:table-cell>
          <table:table-cell office:value-type="error" office:string-value="#NAME?" table:formula="of:=COM.MICROSOFT.SINGLE(COM.MICROSOFT.CEILING.MATH([.F251];0.5))" table:style-name="ce1">
            <text:p>#NAME?</text:p>
          </table:table-cell>
          <table:table-cell office:value-type="string" office:string-value="4.13" table:formula="of:=VLOOKUP([.A251];[courier_company_invoice.$B$2:.$H$125];2;0)" table:style-name="ce1">
            <text:p>4.13</text:p>
          </table:table-cell>
          <table:table-cell office:value-type="error" office:string-value="#NAME?" table:formula="of:=IF([.G25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970</text:p>
          </table:table-cell>
          <table:table-cell office:value-type="float" office:value="8904223818430" table:style-name="ce2">
            <text:p>890422381843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5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52]*[.D252]" table:style-name="ce1">
            <text:p>#N/A</text:p>
          </table:table-cell>
          <table:table-cell office:value-type="error" office:string-value="#N/A" table:formula="of:=[.E252]/1000" table:style-name="ce4">
            <text:p>#N/A</text:p>
          </table:table-cell>
          <table:table-cell office:value-type="error" office:string-value="#NAME?" table:formula="of:=COM.MICROSOFT.SINGLE(COM.MICROSOFT.CEILING.MATH([.F252];0.5))" table:style-name="ce1">
            <text:p>#NAME?</text:p>
          </table:table-cell>
          <table:table-cell office:value-type="string" office:string-value="4.13" table:formula="of:=VLOOKUP([.A252];[courier_company_invoice.$B$2:.$H$125];2;0)" table:style-name="ce1">
            <text:p>4.13</text:p>
          </table:table-cell>
          <table:table-cell office:value-type="error" office:string-value="#NAME?" table:formula="of:=IF([.G25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960</text:p>
          </table:table-cell>
          <table:table-cell office:value-type="float" office:value="8904223818669" table:style-name="ce2">
            <text:p>8904223818669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5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53]*[.D253]" table:style-name="ce1">
            <text:p>#N/A</text:p>
          </table:table-cell>
          <table:table-cell office:value-type="error" office:string-value="#N/A" table:formula="of:=[.E253]/1000" table:style-name="ce4">
            <text:p>#N/A</text:p>
          </table:table-cell>
          <table:table-cell office:value-type="error" office:string-value="#NAME?" table:formula="of:=COM.MICROSOFT.SINGLE(COM.MICROSOFT.CEILING.MATH([.F253];0.5))" table:style-name="ce1">
            <text:p>#NAME?</text:p>
          </table:table-cell>
          <table:table-cell office:value-type="string" office:string-value="1" table:formula="of:=VLOOKUP([.A253];[courier_company_invoice.$B$2:.$H$125];2;0)" table:style-name="ce1">
            <text:p>1</text:p>
          </table:table-cell>
          <table:table-cell office:value-type="error" office:string-value="#NAME?" table:formula="of:=IF([.G25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960</text:p>
          </table:table-cell>
          <table:table-cell office:value-type="float" office:value="8904223819147" table:style-name="ce2">
            <text:p>8904223819147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5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54]*[.D254]" table:style-name="ce1">
            <text:p>#N/A</text:p>
          </table:table-cell>
          <table:table-cell office:value-type="error" office:string-value="#N/A" table:formula="of:=[.E254]/1000" table:style-name="ce4">
            <text:p>#N/A</text:p>
          </table:table-cell>
          <table:table-cell office:value-type="error" office:string-value="#NAME?" table:formula="of:=COM.MICROSOFT.SINGLE(COM.MICROSOFT.CEILING.MATH([.F254];0.5))" table:style-name="ce1">
            <text:p>#NAME?</text:p>
          </table:table-cell>
          <table:table-cell office:value-type="string" office:string-value="1" table:formula="of:=VLOOKUP([.A254];[courier_company_invoice.$B$2:.$H$125];2;0)" table:style-name="ce1">
            <text:p>1</text:p>
          </table:table-cell>
          <table:table-cell office:value-type="error" office:string-value="#NAME?" table:formula="of:=IF([.G25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960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5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55]*[.D255]" table:style-name="ce1">
            <text:p>#N/A</text:p>
          </table:table-cell>
          <table:table-cell office:value-type="error" office:string-value="#N/A" table:formula="of:=[.E255]/1000" table:style-name="ce4">
            <text:p>#N/A</text:p>
          </table:table-cell>
          <table:table-cell office:value-type="error" office:string-value="#NAME?" table:formula="of:=COM.MICROSOFT.SINGLE(COM.MICROSOFT.CEILING.MATH([.F255];0.5))" table:style-name="ce1">
            <text:p>#NAME?</text:p>
          </table:table-cell>
          <table:table-cell office:value-type="string" office:string-value="1" table:formula="of:=VLOOKUP([.A255];[courier_company_invoice.$B$2:.$H$125];2;0)" table:style-name="ce1">
            <text:p>1</text:p>
          </table:table-cell>
          <table:table-cell office:value-type="error" office:string-value="#NAME?" table:formula="of:=IF([.G25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960</text:p>
          </table:table-cell>
          <table:table-cell office:value-type="float" office:value="8904223819505" table:style-name="ce2">
            <text:p>8904223819505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5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56]*[.D256]" table:style-name="ce1">
            <text:p>#N/A</text:p>
          </table:table-cell>
          <table:table-cell office:value-type="error" office:string-value="#N/A" table:formula="of:=[.E256]/1000" table:style-name="ce4">
            <text:p>#N/A</text:p>
          </table:table-cell>
          <table:table-cell office:value-type="error" office:string-value="#NAME?" table:formula="of:=COM.MICROSOFT.SINGLE(COM.MICROSOFT.CEILING.MATH([.F256];0.5))" table:style-name="ce1">
            <text:p>#NAME?</text:p>
          </table:table-cell>
          <table:table-cell office:value-type="string" office:string-value="1" table:formula="of:=VLOOKUP([.A256];[courier_company_invoice.$B$2:.$H$125];2;0)" table:style-name="ce1">
            <text:p>1</text:p>
          </table:table-cell>
          <table:table-cell office:value-type="error" office:string-value="#NAME?" table:formula="of:=IF([.G25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956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5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57]*[.D257]" table:style-name="ce1">
            <text:p>#N/A</text:p>
          </table:table-cell>
          <table:table-cell office:value-type="error" office:string-value="#N/A" table:formula="of:=[.E257]/1000" table:style-name="ce4">
            <text:p>#N/A</text:p>
          </table:table-cell>
          <table:table-cell office:value-type="error" office:string-value="#NAME?" table:formula="of:=COM.MICROSOFT.SINGLE(COM.MICROSOFT.CEILING.MATH([.F257];0.5))" table:style-name="ce1">
            <text:p>#NAME?</text:p>
          </table:table-cell>
          <table:table-cell office:value-type="string" office:string-value="1.08" table:formula="of:=VLOOKUP([.A257];[courier_company_invoice.$B$2:.$H$125];2;0)" table:style-name="ce1">
            <text:p>1.08</text:p>
          </table:table-cell>
          <table:table-cell office:value-type="error" office:string-value="#NAME?" table:formula="of:=IF([.G25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956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5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58]*[.D258]" table:style-name="ce1">
            <text:p>#N/A</text:p>
          </table:table-cell>
          <table:table-cell office:value-type="error" office:string-value="#N/A" table:formula="of:=[.E258]/1000" table:style-name="ce4">
            <text:p>#N/A</text:p>
          </table:table-cell>
          <table:table-cell office:value-type="error" office:string-value="#NAME?" table:formula="of:=COM.MICROSOFT.SINGLE(COM.MICROSOFT.CEILING.MATH([.F258];0.5))" table:style-name="ce1">
            <text:p>#NAME?</text:p>
          </table:table-cell>
          <table:table-cell office:value-type="string" office:string-value="1.08" table:formula="of:=VLOOKUP([.A258];[courier_company_invoice.$B$2:.$H$125];2;0)" table:style-name="ce1">
            <text:p>1.08</text:p>
          </table:table-cell>
          <table:table-cell office:value-type="error" office:string-value="#NAME?" table:formula="of:=IF([.G25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956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5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59]*[.D259]" table:style-name="ce1">
            <text:p>#N/A</text:p>
          </table:table-cell>
          <table:table-cell office:value-type="error" office:string-value="#N/A" table:formula="of:=[.E259]/1000" table:style-name="ce4">
            <text:p>#N/A</text:p>
          </table:table-cell>
          <table:table-cell office:value-type="error" office:string-value="#NAME?" table:formula="of:=COM.MICROSOFT.SINGLE(COM.MICROSOFT.CEILING.MATH([.F259];0.5))" table:style-name="ce1">
            <text:p>#NAME?</text:p>
          </table:table-cell>
          <table:table-cell office:value-type="string" office:string-value="1.08" table:formula="of:=VLOOKUP([.A259];[courier_company_invoice.$B$2:.$H$125];2;0)" table:style-name="ce1">
            <text:p>1.08</text:p>
          </table:table-cell>
          <table:table-cell office:value-type="error" office:string-value="#NAME?" table:formula="of:=IF([.G25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956</text:p>
          </table:table-cell>
          <table:table-cell office:value-type="float" office:value="8904223819246" table:style-name="ce2">
            <text:p>8904223819246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26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60]*[.D260]" table:style-name="ce1">
            <text:p>#N/A</text:p>
          </table:table-cell>
          <table:table-cell office:value-type="error" office:string-value="#N/A" table:formula="of:=[.E260]/1000" table:style-name="ce4">
            <text:p>#N/A</text:p>
          </table:table-cell>
          <table:table-cell office:value-type="error" office:string-value="#NAME?" table:formula="of:=COM.MICROSOFT.SINGLE(COM.MICROSOFT.CEILING.MATH([.F260];0.5))" table:style-name="ce1">
            <text:p>#NAME?</text:p>
          </table:table-cell>
          <table:table-cell office:value-type="string" office:string-value="1.08" table:formula="of:=VLOOKUP([.A260];[courier_company_invoice.$B$2:.$H$125];2;0)" table:style-name="ce1">
            <text:p>1.08</text:p>
          </table:table-cell>
          <table:table-cell office:value-type="error" office:string-value="#NAME?" table:formula="of:=IF([.G26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931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6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61]*[.D261]" table:style-name="ce1">
            <text:p>#N/A</text:p>
          </table:table-cell>
          <table:table-cell office:value-type="error" office:string-value="#N/A" table:formula="of:=[.E261]/1000" table:style-name="ce4">
            <text:p>#N/A</text:p>
          </table:table-cell>
          <table:table-cell office:value-type="error" office:string-value="#NAME?" table:formula="of:=COM.MICROSOFT.SINGLE(COM.MICROSOFT.CEILING.MATH([.F261];0.5))" table:style-name="ce1">
            <text:p>#NAME?</text:p>
          </table:table-cell>
          <table:table-cell office:value-type="string" office:string-value="0.72" table:formula="of:=VLOOKUP([.A261];[courier_company_invoice.$B$2:.$H$125];2;0)" table:style-name="ce1">
            <text:p>0.72</text:p>
          </table:table-cell>
          <table:table-cell office:value-type="error" office:string-value="#NAME?" table:formula="of:=IF([.G26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931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6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62]*[.D262]" table:style-name="ce1">
            <text:p>#N/A</text:p>
          </table:table-cell>
          <table:table-cell office:value-type="error" office:string-value="#N/A" table:formula="of:=[.E262]/1000" table:style-name="ce4">
            <text:p>#N/A</text:p>
          </table:table-cell>
          <table:table-cell office:value-type="error" office:string-value="#NAME?" table:formula="of:=COM.MICROSOFT.SINGLE(COM.MICROSOFT.CEILING.MATH([.F262];0.5))" table:style-name="ce1">
            <text:p>#NAME?</text:p>
          </table:table-cell>
          <table:table-cell office:value-type="string" office:string-value="0.72" table:formula="of:=VLOOKUP([.A262];[courier_company_invoice.$B$2:.$H$125];2;0)" table:style-name="ce1">
            <text:p>0.72</text:p>
          </table:table-cell>
          <table:table-cell office:value-type="error" office:string-value="#NAME?" table:formula="of:=IF([.G26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931</text:p>
          </table:table-cell>
          <table:table-cell office:value-type="float" office:value="8904223819468" table:style-name="ce2">
            <text:p>8904223819468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6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63]*[.D263]" table:style-name="ce1">
            <text:p>#N/A</text:p>
          </table:table-cell>
          <table:table-cell office:value-type="error" office:string-value="#N/A" table:formula="of:=[.E263]/1000" table:style-name="ce4">
            <text:p>#N/A</text:p>
          </table:table-cell>
          <table:table-cell office:value-type="error" office:string-value="#NAME?" table:formula="of:=COM.MICROSOFT.SINGLE(COM.MICROSOFT.CEILING.MATH([.F263];0.5))" table:style-name="ce1">
            <text:p>#NAME?</text:p>
          </table:table-cell>
          <table:table-cell office:value-type="string" office:string-value="0.72" table:formula="of:=VLOOKUP([.A263];[courier_company_invoice.$B$2:.$H$125];2;0)" table:style-name="ce1">
            <text:p>0.72</text:p>
          </table:table-cell>
          <table:table-cell office:value-type="error" office:string-value="#NAME?" table:formula="of:=IF([.G26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930</text:p>
          </table:table-cell>
          <table:table-cell office:value-type="float" office:value="8904223819468" table:style-name="ce2">
            <text:p>8904223819468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6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64]*[.D264]" table:style-name="ce1">
            <text:p>#N/A</text:p>
          </table:table-cell>
          <table:table-cell office:value-type="error" office:string-value="#N/A" table:formula="of:=[.E264]/1000" table:style-name="ce4">
            <text:p>#N/A</text:p>
          </table:table-cell>
          <table:table-cell office:value-type="error" office:string-value="#NAME?" table:formula="of:=COM.MICROSOFT.SINGLE(COM.MICROSOFT.CEILING.MATH([.F264];0.5))" table:style-name="ce1">
            <text:p>#NAME?</text:p>
          </table:table-cell>
          <table:table-cell office:value-type="string" office:string-value="0.15" table:formula="of:=VLOOKUP([.A264];[courier_company_invoice.$B$2:.$H$125];2;0)" table:style-name="ce1">
            <text:p>0.15</text:p>
          </table:table-cell>
          <table:table-cell office:value-type="error" office:string-value="#NAME?" table:formula="of:=IF([.G26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852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6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65]*[.D265]" table:style-name="ce1">
            <text:p>#N/A</text:p>
          </table:table-cell>
          <table:table-cell office:value-type="error" office:string-value="#N/A" table:formula="of:=[.E265]/1000" table:style-name="ce4">
            <text:p>#N/A</text:p>
          </table:table-cell>
          <table:table-cell office:value-type="error" office:string-value="#NAME?" table:formula="of:=COM.MICROSOFT.SINGLE(COM.MICROSOFT.CEILING.MATH([.F265];0.5))" table:style-name="ce1">
            <text:p>#NAME?</text:p>
          </table:table-cell>
          <table:table-cell office:value-type="string" office:string-value="0.74" table:formula="of:=VLOOKUP([.A265];[courier_company_invoice.$B$2:.$H$125];2;0)" table:style-name="ce1">
            <text:p>0.74</text:p>
          </table:table-cell>
          <table:table-cell office:value-type="error" office:string-value="#NAME?" table:formula="of:=IF([.G26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852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6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66]*[.D266]" table:style-name="ce1">
            <text:p>#N/A</text:p>
          </table:table-cell>
          <table:table-cell office:value-type="error" office:string-value="#N/A" table:formula="of:=[.E266]/1000" table:style-name="ce4">
            <text:p>#N/A</text:p>
          </table:table-cell>
          <table:table-cell office:value-type="error" office:string-value="#NAME?" table:formula="of:=COM.MICROSOFT.SINGLE(COM.MICROSOFT.CEILING.MATH([.F266];0.5))" table:style-name="ce1">
            <text:p>#NAME?</text:p>
          </table:table-cell>
          <table:table-cell office:value-type="string" office:string-value="0.74" table:formula="of:=VLOOKUP([.A266];[courier_company_invoice.$B$2:.$H$125];2;0)" table:style-name="ce1">
            <text:p>0.74</text:p>
          </table:table-cell>
          <table:table-cell office:value-type="error" office:string-value="#NAME?" table:formula="of:=IF([.G26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852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6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67]*[.D267]" table:style-name="ce1">
            <text:p>#N/A</text:p>
          </table:table-cell>
          <table:table-cell office:value-type="error" office:string-value="#N/A" table:formula="of:=[.E267]/1000" table:style-name="ce4">
            <text:p>#N/A</text:p>
          </table:table-cell>
          <table:table-cell office:value-type="error" office:string-value="#NAME?" table:formula="of:=COM.MICROSOFT.SINGLE(COM.MICROSOFT.CEILING.MATH([.F267];0.5))" table:style-name="ce1">
            <text:p>#NAME?</text:p>
          </table:table-cell>
          <table:table-cell office:value-type="string" office:string-value="0.74" table:formula="of:=VLOOKUP([.A267];[courier_company_invoice.$B$2:.$H$125];2;0)" table:style-name="ce1">
            <text:p>0.74</text:p>
          </table:table-cell>
          <table:table-cell office:value-type="error" office:string-value="#NAME?" table:formula="of:=IF([.G26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814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6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68]*[.D268]" table:style-name="ce1">
            <text:p>#N/A</text:p>
          </table:table-cell>
          <table:table-cell office:value-type="error" office:string-value="#N/A" table:formula="of:=[.E268]/1000" table:style-name="ce4">
            <text:p>#N/A</text:p>
          </table:table-cell>
          <table:table-cell office:value-type="error" office:string-value="#NAME?" table:formula="of:=COM.MICROSOFT.SINGLE(COM.MICROSOFT.CEILING.MATH([.F268];0.5))" table:style-name="ce1">
            <text:p>#NAME?</text:p>
          </table:table-cell>
          <table:table-cell office:value-type="string" office:string-value="0.79" table:formula="of:=VLOOKUP([.A268];[courier_company_invoice.$B$2:.$H$125];2;0)" table:style-name="ce1">
            <text:p>0.79</text:p>
          </table:table-cell>
          <table:table-cell office:value-type="error" office:string-value="#NAME?" table:formula="of:=IF([.G26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814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6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69]*[.D269]" table:style-name="ce1">
            <text:p>#N/A</text:p>
          </table:table-cell>
          <table:table-cell office:value-type="error" office:string-value="#N/A" table:formula="of:=[.E269]/1000" table:style-name="ce4">
            <text:p>#N/A</text:p>
          </table:table-cell>
          <table:table-cell office:value-type="error" office:string-value="#NAME?" table:formula="of:=COM.MICROSOFT.SINGLE(COM.MICROSOFT.CEILING.MATH([.F269];0.5))" table:style-name="ce1">
            <text:p>#NAME?</text:p>
          </table:table-cell>
          <table:table-cell office:value-type="string" office:string-value="0.79" table:formula="of:=VLOOKUP([.A269];[courier_company_invoice.$B$2:.$H$125];2;0)" table:style-name="ce1">
            <text:p>0.79</text:p>
          </table:table-cell>
          <table:table-cell office:value-type="error" office:string-value="#NAME?" table:formula="of:=IF([.G26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814</text:p>
          </table:table-cell>
          <table:table-cell office:value-type="float" office:value="8904223819468" table:style-name="ce2">
            <text:p>8904223819468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7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70]*[.D270]" table:style-name="ce1">
            <text:p>#N/A</text:p>
          </table:table-cell>
          <table:table-cell office:value-type="error" office:string-value="#N/A" table:formula="of:=[.E270]/1000" table:style-name="ce4">
            <text:p>#N/A</text:p>
          </table:table-cell>
          <table:table-cell office:value-type="error" office:string-value="#NAME?" table:formula="of:=COM.MICROSOFT.SINGLE(COM.MICROSOFT.CEILING.MATH([.F270];0.5))" table:style-name="ce1">
            <text:p>#NAME?</text:p>
          </table:table-cell>
          <table:table-cell office:value-type="string" office:string-value="0.79" table:formula="of:=VLOOKUP([.A270];[courier_company_invoice.$B$2:.$H$125];2;0)" table:style-name="ce1">
            <text:p>0.79</text:p>
          </table:table-cell>
          <table:table-cell office:value-type="error" office:string-value="#NAME?" table:formula="of:=IF([.G27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785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7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71]*[.D271]" table:style-name="ce1">
            <text:p>#N/A</text:p>
          </table:table-cell>
          <table:table-cell office:value-type="error" office:string-value="#N/A" table:formula="of:=[.E271]/1000" table:style-name="ce4">
            <text:p>#N/A</text:p>
          </table:table-cell>
          <table:table-cell office:value-type="error" office:string-value="#NAME?" table:formula="of:=COM.MICROSOFT.SINGLE(COM.MICROSOFT.CEILING.MATH([.F271];0.5))" table:style-name="ce1">
            <text:p>#NAME?</text:p>
          </table:table-cell>
          <table:table-cell office:value-type="string" office:string-value="0.68" table:formula="of:=VLOOKUP([.A271];[courier_company_invoice.$B$2:.$H$125];2;0)" table:style-name="ce1">
            <text:p>0.68</text:p>
          </table:table-cell>
          <table:table-cell office:value-type="error" office:string-value="#NAME?" table:formula="of:=IF([.G27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785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7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72]*[.D272]" table:style-name="ce1">
            <text:p>#N/A</text:p>
          </table:table-cell>
          <table:table-cell office:value-type="error" office:string-value="#N/A" table:formula="of:=[.E272]/1000" table:style-name="ce4">
            <text:p>#N/A</text:p>
          </table:table-cell>
          <table:table-cell office:value-type="error" office:string-value="#NAME?" table:formula="of:=COM.MICROSOFT.SINGLE(COM.MICROSOFT.CEILING.MATH([.F272];0.5))" table:style-name="ce1">
            <text:p>#NAME?</text:p>
          </table:table-cell>
          <table:table-cell office:value-type="string" office:string-value="0.68" table:formula="of:=VLOOKUP([.A272];[courier_company_invoice.$B$2:.$H$125];2;0)" table:style-name="ce1">
            <text:p>0.68</text:p>
          </table:table-cell>
          <table:table-cell office:value-type="error" office:string-value="#NAME?" table:formula="of:=IF([.G27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785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7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73]*[.D273]" table:style-name="ce1">
            <text:p>#N/A</text:p>
          </table:table-cell>
          <table:table-cell office:value-type="error" office:string-value="#N/A" table:formula="of:=[.E273]/1000" table:style-name="ce4">
            <text:p>#N/A</text:p>
          </table:table-cell>
          <table:table-cell office:value-type="error" office:string-value="#NAME?" table:formula="of:=COM.MICROSOFT.SINGLE(COM.MICROSOFT.CEILING.MATH([.F273];0.5))" table:style-name="ce1">
            <text:p>#NAME?</text:p>
          </table:table-cell>
          <table:table-cell office:value-type="string" office:string-value="0.68" table:formula="of:=VLOOKUP([.A273];[courier_company_invoice.$B$2:.$H$125];2;0)" table:style-name="ce1">
            <text:p>0.68</text:p>
          </table:table-cell>
          <table:table-cell office:value-type="error" office:string-value="#NAME?" table:formula="of:=IF([.G27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613</text:p>
          </table:table-cell>
          <table:table-cell office:value-type="float" office:value="8904223819147" table:style-name="ce2">
            <text:p>8904223819147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7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74]*[.D274]" table:style-name="ce1">
            <text:p>#N/A</text:p>
          </table:table-cell>
          <table:table-cell office:value-type="error" office:string-value="#N/A" table:formula="of:=[.E274]/1000" table:style-name="ce4">
            <text:p>#N/A</text:p>
          </table:table-cell>
          <table:table-cell office:value-type="error" office:string-value="#NAME?" table:formula="of:=COM.MICROSOFT.SINGLE(COM.MICROSOFT.CEILING.MATH([.F274];0.5))" table:style-name="ce1">
            <text:p>#NAME?</text:p>
          </table:table-cell>
          <table:table-cell office:value-type="string" office:string-value="1.04" table:formula="of:=VLOOKUP([.A274];[courier_company_invoice.$B$2:.$H$125];2;0)" table:style-name="ce1">
            <text:p>1.04</text:p>
          </table:table-cell>
          <table:table-cell office:value-type="error" office:string-value="#NAME?" table:formula="of:=IF([.G27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613</text:p>
          </table:table-cell>
          <table:table-cell office:value-type="float" office:value="8904223819468" table:style-name="ce2">
            <text:p>8904223819468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7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75]*[.D275]" table:style-name="ce1">
            <text:p>#N/A</text:p>
          </table:table-cell>
          <table:table-cell office:value-type="error" office:string-value="#N/A" table:formula="of:=[.E275]/1000" table:style-name="ce4">
            <text:p>#N/A</text:p>
          </table:table-cell>
          <table:table-cell office:value-type="error" office:string-value="#NAME?" table:formula="of:=COM.MICROSOFT.SINGLE(COM.MICROSOFT.CEILING.MATH([.F275];0.5))" table:style-name="ce1">
            <text:p>#NAME?</text:p>
          </table:table-cell>
          <table:table-cell office:value-type="string" office:string-value="1.04" table:formula="of:=VLOOKUP([.A275];[courier_company_invoice.$B$2:.$H$125];2;0)" table:style-name="ce1">
            <text:p>1.04</text:p>
          </table:table-cell>
          <table:table-cell office:value-type="error" office:string-value="#NAME?" table:formula="of:=IF([.G27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613</text:p>
          </table:table-cell>
          <table:table-cell office:value-type="float" office:value="8904223819277" table:style-name="ce2">
            <text:p>8904223819277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7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76]*[.D276]" table:style-name="ce1">
            <text:p>#N/A</text:p>
          </table:table-cell>
          <table:table-cell office:value-type="error" office:string-value="#N/A" table:formula="of:=[.E276]/1000" table:style-name="ce4">
            <text:p>#N/A</text:p>
          </table:table-cell>
          <table:table-cell office:value-type="error" office:string-value="#NAME?" table:formula="of:=COM.MICROSOFT.SINGLE(COM.MICROSOFT.CEILING.MATH([.F276];0.5))" table:style-name="ce1">
            <text:p>#NAME?</text:p>
          </table:table-cell>
          <table:table-cell office:value-type="string" office:string-value="1.04" table:formula="of:=VLOOKUP([.A276];[courier_company_invoice.$B$2:.$H$125];2;0)" table:style-name="ce1">
            <text:p>1.04</text:p>
          </table:table-cell>
          <table:table-cell office:value-type="error" office:string-value="#NAME?" table:formula="of:=IF([.G27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415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27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77]*[.D277]" table:style-name="ce1">
            <text:p>#N/A</text:p>
          </table:table-cell>
          <table:table-cell office:value-type="error" office:string-value="#N/A" table:formula="of:=[.E277]/1000" table:style-name="ce4">
            <text:p>#N/A</text:p>
          </table:table-cell>
          <table:table-cell office:value-type="error" office:string-value="#NAME?" table:formula="of:=COM.MICROSOFT.SINGLE(COM.MICROSOFT.CEILING.MATH([.F277];0.5))" table:style-name="ce1">
            <text:p>#NAME?</text:p>
          </table:table-cell>
          <table:table-cell office:value-type="string" office:string-value="1" table:formula="of:=VLOOKUP([.A277];[courier_company_invoice.$B$2:.$H$125];2;0)" table:style-name="ce1">
            <text:p>1</text:p>
          </table:table-cell>
          <table:table-cell office:value-type="error" office:string-value="#NAME?" table:formula="of:=IF([.G27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415</text:p>
          </table:table-cell>
          <table:table-cell office:value-type="float" office:value="8904223818713" table:style-name="ce2">
            <text:p>8904223818713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7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78]*[.D278]" table:style-name="ce1">
            <text:p>#N/A</text:p>
          </table:table-cell>
          <table:table-cell office:value-type="error" office:string-value="#N/A" table:formula="of:=[.E278]/1000" table:style-name="ce4">
            <text:p>#N/A</text:p>
          </table:table-cell>
          <table:table-cell office:value-type="error" office:string-value="#NAME?" table:formula="of:=COM.MICROSOFT.SINGLE(COM.MICROSOFT.CEILING.MATH([.F278];0.5))" table:style-name="ce1">
            <text:p>#NAME?</text:p>
          </table:table-cell>
          <table:table-cell office:value-type="string" office:string-value="1" table:formula="of:=VLOOKUP([.A278];[courier_company_invoice.$B$2:.$H$125];2;0)" table:style-name="ce1">
            <text:p>1</text:p>
          </table:table-cell>
          <table:table-cell office:value-type="error" office:string-value="#NAME?" table:formula="of:=IF([.G27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415</text:p>
          </table:table-cell>
          <table:table-cell office:value-type="float" office:value="8904223819024" table:style-name="ce2">
            <text:p>8904223819024.00</text:p>
          </table:table-cell>
          <table:table-cell office:value-type="string" table:style-name="ce1">
            <text:p>4.00</text:p>
          </table:table-cell>
          <table:table-cell office:value-type="error" office:string-value="#N/A" table:formula="of:=VLOOKUP([.B27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79]*[.D279]" table:style-name="ce1">
            <text:p>#N/A</text:p>
          </table:table-cell>
          <table:table-cell office:value-type="error" office:string-value="#N/A" table:formula="of:=[.E279]/1000" table:style-name="ce4">
            <text:p>#N/A</text:p>
          </table:table-cell>
          <table:table-cell office:value-type="error" office:string-value="#NAME?" table:formula="of:=COM.MICROSOFT.SINGLE(COM.MICROSOFT.CEILING.MATH([.F279];0.5))" table:style-name="ce1">
            <text:p>#NAME?</text:p>
          </table:table-cell>
          <table:table-cell office:value-type="string" office:string-value="1" table:formula="of:=VLOOKUP([.A279];[courier_company_invoice.$B$2:.$H$125];2;0)" table:style-name="ce1">
            <text:p>1</text:p>
          </table:table-cell>
          <table:table-cell office:value-type="error" office:string-value="#NAME?" table:formula="of:=IF([.G27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362</text:p>
          </table:table-cell>
          <table:table-cell office:value-type="float" office:value="8904223819031" table:style-name="ce2">
            <text:p>8904223819031.00</text:p>
          </table:table-cell>
          <table:table-cell office:value-type="string" table:style-name="ce1">
            <text:p>6.00</text:p>
          </table:table-cell>
          <table:table-cell office:value-type="error" office:string-value="#N/A" table:formula="of:=VLOOKUP([.B28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80]*[.D280]" table:style-name="ce1">
            <text:p>#N/A</text:p>
          </table:table-cell>
          <table:table-cell office:value-type="error" office:string-value="#N/A" table:formula="of:=[.E280]/1000" table:style-name="ce4">
            <text:p>#N/A</text:p>
          </table:table-cell>
          <table:table-cell office:value-type="error" office:string-value="#NAME?" table:formula="of:=COM.MICROSOFT.SINGLE(COM.MICROSOFT.CEILING.MATH([.F280];0.5))" table:style-name="ce1">
            <text:p>#NAME?</text:p>
          </table:table-cell>
          <table:table-cell office:value-type="string" office:string-value="2" table:formula="of:=VLOOKUP([.A280];[courier_company_invoice.$B$2:.$H$125];2;0)" table:style-name="ce1">
            <text:p>2</text:p>
          </table:table-cell>
          <table:table-cell office:value-type="error" office:string-value="#NAME?" table:formula="of:=IF([.G28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362</text:p>
          </table:table-cell>
          <table:table-cell office:value-type="float" office:value="8904223819024" table:style-name="ce2">
            <text:p>8904223819024.00</text:p>
          </table:table-cell>
          <table:table-cell office:value-type="string" table:style-name="ce1">
            <text:p>6.00</text:p>
          </table:table-cell>
          <table:table-cell office:value-type="error" office:string-value="#N/A" table:formula="of:=VLOOKUP([.B28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81]*[.D281]" table:style-name="ce1">
            <text:p>#N/A</text:p>
          </table:table-cell>
          <table:table-cell office:value-type="error" office:string-value="#N/A" table:formula="of:=[.E281]/1000" table:style-name="ce4">
            <text:p>#N/A</text:p>
          </table:table-cell>
          <table:table-cell office:value-type="error" office:string-value="#NAME?" table:formula="of:=COM.MICROSOFT.SINGLE(COM.MICROSOFT.CEILING.MATH([.F281];0.5))" table:style-name="ce1">
            <text:p>#NAME?</text:p>
          </table:table-cell>
          <table:table-cell office:value-type="string" office:string-value="2" table:formula="of:=VLOOKUP([.A281];[courier_company_invoice.$B$2:.$H$125];2;0)" table:style-name="ce1">
            <text:p>2</text:p>
          </table:table-cell>
          <table:table-cell office:value-type="error" office:string-value="#NAME?" table:formula="of:=IF([.G28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362</text:p>
          </table:table-cell>
          <table:table-cell office:value-type="float" office:value="8904223819291" table:style-name="ce2">
            <text:p>8904223819291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28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82]*[.D282]" table:style-name="ce1">
            <text:p>#N/A</text:p>
          </table:table-cell>
          <table:table-cell office:value-type="error" office:string-value="#N/A" table:formula="of:=[.E282]/1000" table:style-name="ce4">
            <text:p>#N/A</text:p>
          </table:table-cell>
          <table:table-cell office:value-type="error" office:string-value="#NAME?" table:formula="of:=COM.MICROSOFT.SINGLE(COM.MICROSOFT.CEILING.MATH([.F282];0.5))" table:style-name="ce1">
            <text:p>#NAME?</text:p>
          </table:table-cell>
          <table:table-cell office:value-type="string" office:string-value="2" table:formula="of:=VLOOKUP([.A282];[courier_company_invoice.$B$2:.$H$125];2;0)" table:style-name="ce1">
            <text:p>2</text:p>
          </table:table-cell>
          <table:table-cell office:value-type="error" office:string-value="#NAME?" table:formula="of:=IF([.G28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362</text:p>
          </table:table-cell>
          <table:table-cell office:value-type="float" office:value="8904223819031" table:style-name="ce2">
            <text:p>8904223819031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28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83]*[.D283]" table:style-name="ce1">
            <text:p>#N/A</text:p>
          </table:table-cell>
          <table:table-cell office:value-type="error" office:string-value="#N/A" table:formula="of:=[.E283]/1000" table:style-name="ce4">
            <text:p>#N/A</text:p>
          </table:table-cell>
          <table:table-cell office:value-type="error" office:string-value="#NAME?" table:formula="of:=COM.MICROSOFT.SINGLE(COM.MICROSOFT.CEILING.MATH([.F283];0.5))" table:style-name="ce1">
            <text:p>#NAME?</text:p>
          </table:table-cell>
          <table:table-cell office:value-type="string" office:string-value="2" table:formula="of:=VLOOKUP([.A283];[courier_company_invoice.$B$2:.$H$125];2;0)" table:style-name="ce1">
            <text:p>2</text:p>
          </table:table-cell>
          <table:table-cell office:value-type="error" office:string-value="#NAME?" table:formula="of:=IF([.G28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362</text:p>
          </table:table-cell>
          <table:table-cell office:value-type="float" office:value="8904223819024" table:style-name="ce2">
            <text:p>8904223819024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28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84]*[.D284]" table:style-name="ce1">
            <text:p>#N/A</text:p>
          </table:table-cell>
          <table:table-cell office:value-type="error" office:string-value="#N/A" table:formula="of:=[.E284]/1000" table:style-name="ce4">
            <text:p>#N/A</text:p>
          </table:table-cell>
          <table:table-cell office:value-type="error" office:string-value="#NAME?" table:formula="of:=COM.MICROSOFT.SINGLE(COM.MICROSOFT.CEILING.MATH([.F284];0.5))" table:style-name="ce1">
            <text:p>#NAME?</text:p>
          </table:table-cell>
          <table:table-cell office:value-type="string" office:string-value="2" table:formula="of:=VLOOKUP([.A284];[courier_company_invoice.$B$2:.$H$125];2;0)" table:style-name="ce1">
            <text:p>2</text:p>
          </table:table-cell>
          <table:table-cell office:value-type="error" office:string-value="#NAME?" table:formula="of:=IF([.G28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329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8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85]*[.D285]" table:style-name="ce1">
            <text:p>#N/A</text:p>
          </table:table-cell>
          <table:table-cell office:value-type="error" office:string-value="#N/A" table:formula="of:=[.E285]/1000" table:style-name="ce4">
            <text:p>#N/A</text:p>
          </table:table-cell>
          <table:table-cell office:value-type="error" office:string-value="#NAME?" table:formula="of:=COM.MICROSOFT.SINGLE(COM.MICROSOFT.CEILING.MATH([.F285];0.5))" table:style-name="ce1">
            <text:p>#NAME?</text:p>
          </table:table-cell>
          <table:table-cell office:value-type="string" office:string-value="0.73" table:formula="of:=VLOOKUP([.A285];[courier_company_invoice.$B$2:.$H$125];2;0)" table:style-name="ce1">
            <text:p>0.73</text:p>
          </table:table-cell>
          <table:table-cell office:value-type="error" office:string-value="#NAME?" table:formula="of:=IF([.G28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329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8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86]*[.D286]" table:style-name="ce1">
            <text:p>#N/A</text:p>
          </table:table-cell>
          <table:table-cell office:value-type="error" office:string-value="#N/A" table:formula="of:=[.E286]/1000" table:style-name="ce4">
            <text:p>#N/A</text:p>
          </table:table-cell>
          <table:table-cell office:value-type="error" office:string-value="#NAME?" table:formula="of:=COM.MICROSOFT.SINGLE(COM.MICROSOFT.CEILING.MATH([.F286];0.5))" table:style-name="ce1">
            <text:p>#NAME?</text:p>
          </table:table-cell>
          <table:table-cell office:value-type="string" office:string-value="0.73" table:formula="of:=VLOOKUP([.A286];[courier_company_invoice.$B$2:.$H$125];2;0)" table:style-name="ce1">
            <text:p>0.73</text:p>
          </table:table-cell>
          <table:table-cell office:value-type="error" office:string-value="#NAME?" table:formula="of:=IF([.G28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329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8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87]*[.D287]" table:style-name="ce1">
            <text:p>#N/A</text:p>
          </table:table-cell>
          <table:table-cell office:value-type="error" office:string-value="#N/A" table:formula="of:=[.E287]/1000" table:style-name="ce4">
            <text:p>#N/A</text:p>
          </table:table-cell>
          <table:table-cell office:value-type="error" office:string-value="#NAME?" table:formula="of:=COM.MICROSOFT.SINGLE(COM.MICROSOFT.CEILING.MATH([.F287];0.5))" table:style-name="ce1">
            <text:p>#NAME?</text:p>
          </table:table-cell>
          <table:table-cell office:value-type="string" office:string-value="0.73" table:formula="of:=VLOOKUP([.A287];[courier_company_invoice.$B$2:.$H$125];2;0)" table:style-name="ce1">
            <text:p>0.73</text:p>
          </table:table-cell>
          <table:table-cell office:value-type="error" office:string-value="#NAME?" table:formula="of:=IF([.G28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328</text:p>
          </table:table-cell>
          <table:table-cell office:value-type="float" office:value="8904223818997" table:style-name="ce2">
            <text:p>8904223818997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8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88]*[.D288]" table:style-name="ce1">
            <text:p>#N/A</text:p>
          </table:table-cell>
          <table:table-cell office:value-type="error" office:string-value="#N/A" table:formula="of:=[.E288]/1000" table:style-name="ce4">
            <text:p>#N/A</text:p>
          </table:table-cell>
          <table:table-cell office:value-type="error" office:string-value="#NAME?" table:formula="of:=COM.MICROSOFT.SINGLE(COM.MICROSOFT.CEILING.MATH([.F288];0.5))" table:style-name="ce1">
            <text:p>#NAME?</text:p>
          </table:table-cell>
          <table:table-cell office:value-type="string" office:string-value="2.28" table:formula="of:=VLOOKUP([.A288];[courier_company_invoice.$B$2:.$H$125];2;0)" table:style-name="ce1">
            <text:p>2.28</text:p>
          </table:table-cell>
          <table:table-cell office:value-type="error" office:string-value="#NAME?" table:formula="of:=IF([.G28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290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8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89]*[.D289]" table:style-name="ce1">
            <text:p>#N/A</text:p>
          </table:table-cell>
          <table:table-cell office:value-type="error" office:string-value="#N/A" table:formula="of:=[.E289]/1000" table:style-name="ce4">
            <text:p>#N/A</text:p>
          </table:table-cell>
          <table:table-cell office:value-type="error" office:string-value="#NAME?" table:formula="of:=COM.MICROSOFT.SINGLE(COM.MICROSOFT.CEILING.MATH([.F289];0.5))" table:style-name="ce1">
            <text:p>#NAME?</text:p>
          </table:table-cell>
          <table:table-cell office:value-type="string" office:string-value="0.5" table:formula="of:=VLOOKUP([.A289];[courier_company_invoice.$B$2:.$H$125];2;0)" table:style-name="ce1">
            <text:p>0.5</text:p>
          </table:table-cell>
          <table:table-cell office:value-type="error" office:string-value="#NAME?" table:formula="of:=IF([.G28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290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9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90]*[.D290]" table:style-name="ce1">
            <text:p>#N/A</text:p>
          </table:table-cell>
          <table:table-cell office:value-type="error" office:string-value="#N/A" table:formula="of:=[.E290]/1000" table:style-name="ce4">
            <text:p>#N/A</text:p>
          </table:table-cell>
          <table:table-cell office:value-type="error" office:string-value="#NAME?" table:formula="of:=COM.MICROSOFT.SINGLE(COM.MICROSOFT.CEILING.MATH([.F290];0.5))" table:style-name="ce1">
            <text:p>#NAME?</text:p>
          </table:table-cell>
          <table:table-cell office:value-type="string" office:string-value="0.5" table:formula="of:=VLOOKUP([.A290];[courier_company_invoice.$B$2:.$H$125];2;0)" table:style-name="ce1">
            <text:p>0.5</text:p>
          </table:table-cell>
          <table:table-cell office:value-type="error" office:string-value="#NAME?" table:formula="of:=IF([.G29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290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9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91]*[.D291]" table:style-name="ce1">
            <text:p>#N/A</text:p>
          </table:table-cell>
          <table:table-cell office:value-type="error" office:string-value="#N/A" table:formula="of:=[.E291]/1000" table:style-name="ce4">
            <text:p>#N/A</text:p>
          </table:table-cell>
          <table:table-cell office:value-type="error" office:string-value="#NAME?" table:formula="of:=COM.MICROSOFT.SINGLE(COM.MICROSOFT.CEILING.MATH([.F291];0.5))" table:style-name="ce1">
            <text:p>#NAME?</text:p>
          </table:table-cell>
          <table:table-cell office:value-type="string" office:string-value="0.5" table:formula="of:=VLOOKUP([.A291];[courier_company_invoice.$B$2:.$H$125];2;0)" table:style-name="ce1">
            <text:p>0.5</text:p>
          </table:table-cell>
          <table:table-cell office:value-type="error" office:string-value="#NAME?" table:formula="of:=IF([.G29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241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9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92]*[.D292]" table:style-name="ce1">
            <text:p>#N/A</text:p>
          </table:table-cell>
          <table:table-cell office:value-type="error" office:string-value="#N/A" table:formula="of:=[.E292]/1000" table:style-name="ce4">
            <text:p>#N/A</text:p>
          </table:table-cell>
          <table:table-cell office:value-type="error" office:string-value="#NAME?" table:formula="of:=COM.MICROSOFT.SINGLE(COM.MICROSOFT.CEILING.MATH([.F292];0.5))" table:style-name="ce1">
            <text:p>#NAME?</text:p>
          </table:table-cell>
          <table:table-cell office:value-type="string" office:string-value="0.79" table:formula="of:=VLOOKUP([.A292];[courier_company_invoice.$B$2:.$H$125];2;0)" table:style-name="ce1">
            <text:p>0.79</text:p>
          </table:table-cell>
          <table:table-cell office:value-type="error" office:string-value="#NAME?" table:formula="of:=IF([.G29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241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9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93]*[.D293]" table:style-name="ce1">
            <text:p>#N/A</text:p>
          </table:table-cell>
          <table:table-cell office:value-type="error" office:string-value="#N/A" table:formula="of:=[.E293]/1000" table:style-name="ce4">
            <text:p>#N/A</text:p>
          </table:table-cell>
          <table:table-cell office:value-type="error" office:string-value="#NAME?" table:formula="of:=COM.MICROSOFT.SINGLE(COM.MICROSOFT.CEILING.MATH([.F293];0.5))" table:style-name="ce1">
            <text:p>#NAME?</text:p>
          </table:table-cell>
          <table:table-cell office:value-type="string" office:string-value="0.79" table:formula="of:=VLOOKUP([.A293];[courier_company_invoice.$B$2:.$H$125];2;0)" table:style-name="ce1">
            <text:p>0.79</text:p>
          </table:table-cell>
          <table:table-cell office:value-type="error" office:string-value="#NAME?" table:formula="of:=IF([.G29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241</text:p>
          </table:table-cell>
          <table:table-cell office:value-type="float" office:value="8904223819468" table:style-name="ce2">
            <text:p>8904223819468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9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94]*[.D294]" table:style-name="ce1">
            <text:p>#N/A</text:p>
          </table:table-cell>
          <table:table-cell office:value-type="error" office:string-value="#N/A" table:formula="of:=[.E294]/1000" table:style-name="ce4">
            <text:p>#N/A</text:p>
          </table:table-cell>
          <table:table-cell office:value-type="error" office:string-value="#NAME?" table:formula="of:=COM.MICROSOFT.SINGLE(COM.MICROSOFT.CEILING.MATH([.F294];0.5))" table:style-name="ce1">
            <text:p>#NAME?</text:p>
          </table:table-cell>
          <table:table-cell office:value-type="string" office:string-value="0.79" table:formula="of:=VLOOKUP([.A294];[courier_company_invoice.$B$2:.$H$125];2;0)" table:style-name="ce1">
            <text:p>0.79</text:p>
          </table:table-cell>
          <table:table-cell office:value-type="error" office:string-value="#NAME?" table:formula="of:=IF([.G29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186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9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95]*[.D295]" table:style-name="ce1">
            <text:p>#N/A</text:p>
          </table:table-cell>
          <table:table-cell office:value-type="error" office:string-value="#N/A" table:formula="of:=[.E295]/1000" table:style-name="ce4">
            <text:p>#N/A</text:p>
          </table:table-cell>
          <table:table-cell office:value-type="error" office:string-value="#NAME?" table:formula="of:=COM.MICROSOFT.SINGLE(COM.MICROSOFT.CEILING.MATH([.F295];0.5))" table:style-name="ce1">
            <text:p>#NAME?</text:p>
          </table:table-cell>
          <table:table-cell office:value-type="string" office:string-value="0.5" table:formula="of:=VLOOKUP([.A295];[courier_company_invoice.$B$2:.$H$125];2;0)" table:style-name="ce1">
            <text:p>0.5</text:p>
          </table:table-cell>
          <table:table-cell office:value-type="error" office:string-value="#NAME?" table:formula="of:=IF([.G29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186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9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96]*[.D296]" table:style-name="ce1">
            <text:p>#N/A</text:p>
          </table:table-cell>
          <table:table-cell office:value-type="error" office:string-value="#N/A" table:formula="of:=[.E296]/1000" table:style-name="ce4">
            <text:p>#N/A</text:p>
          </table:table-cell>
          <table:table-cell office:value-type="error" office:string-value="#NAME?" table:formula="of:=COM.MICROSOFT.SINGLE(COM.MICROSOFT.CEILING.MATH([.F296];0.5))" table:style-name="ce1">
            <text:p>#NAME?</text:p>
          </table:table-cell>
          <table:table-cell office:value-type="string" office:string-value="0.5" table:formula="of:=VLOOKUP([.A296];[courier_company_invoice.$B$2:.$H$125];2;0)" table:style-name="ce1">
            <text:p>0.5</text:p>
          </table:table-cell>
          <table:table-cell office:value-type="error" office:string-value="#NAME?" table:formula="of:=IF([.G29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186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9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97]*[.D297]" table:style-name="ce1">
            <text:p>#N/A</text:p>
          </table:table-cell>
          <table:table-cell office:value-type="error" office:string-value="#N/A" table:formula="of:=[.E297]/1000" table:style-name="ce4">
            <text:p>#N/A</text:p>
          </table:table-cell>
          <table:table-cell office:value-type="error" office:string-value="#NAME?" table:formula="of:=COM.MICROSOFT.SINGLE(COM.MICROSOFT.CEILING.MATH([.F297];0.5))" table:style-name="ce1">
            <text:p>#NAME?</text:p>
          </table:table-cell>
          <table:table-cell office:value-type="string" office:string-value="0.5" table:formula="of:=VLOOKUP([.A297];[courier_company_invoice.$B$2:.$H$125];2;0)" table:style-name="ce1">
            <text:p>0.5</text:p>
          </table:table-cell>
          <table:table-cell office:value-type="error" office:string-value="#NAME?" table:formula="of:=IF([.G29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084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9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98]*[.D298]" table:style-name="ce1">
            <text:p>#N/A</text:p>
          </table:table-cell>
          <table:table-cell office:value-type="error" office:string-value="#N/A" table:formula="of:=[.E298]/1000" table:style-name="ce4">
            <text:p>#N/A</text:p>
          </table:table-cell>
          <table:table-cell office:value-type="error" office:string-value="#NAME?" table:formula="of:=COM.MICROSOFT.SINGLE(COM.MICROSOFT.CEILING.MATH([.F298];0.5))" table:style-name="ce1">
            <text:p>#NAME?</text:p>
          </table:table-cell>
          <table:table-cell office:value-type="string" office:string-value="0.67" table:formula="of:=VLOOKUP([.A298];[courier_company_invoice.$B$2:.$H$125];2;0)" table:style-name="ce1">
            <text:p>0.67</text:p>
          </table:table-cell>
          <table:table-cell office:value-type="error" office:string-value="#NAME?" table:formula="of:=IF([.G29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084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29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299]*[.D299]" table:style-name="ce1">
            <text:p>#N/A</text:p>
          </table:table-cell>
          <table:table-cell office:value-type="error" office:string-value="#N/A" table:formula="of:=[.E299]/1000" table:style-name="ce4">
            <text:p>#N/A</text:p>
          </table:table-cell>
          <table:table-cell office:value-type="error" office:string-value="#NAME?" table:formula="of:=COM.MICROSOFT.SINGLE(COM.MICROSOFT.CEILING.MATH([.F299];0.5))" table:style-name="ce1">
            <text:p>#NAME?</text:p>
          </table:table-cell>
          <table:table-cell office:value-type="string" office:string-value="0.67" table:formula="of:=VLOOKUP([.A299];[courier_company_invoice.$B$2:.$H$125];2;0)" table:style-name="ce1">
            <text:p>0.67</text:p>
          </table:table-cell>
          <table:table-cell office:value-type="error" office:string-value="#NAME?" table:formula="of:=IF([.G29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084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0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00]*[.D300]" table:style-name="ce1">
            <text:p>#N/A</text:p>
          </table:table-cell>
          <table:table-cell office:value-type="error" office:string-value="#N/A" table:formula="of:=[.E300]/1000" table:style-name="ce4">
            <text:p>#N/A</text:p>
          </table:table-cell>
          <table:table-cell office:value-type="error" office:string-value="#NAME?" table:formula="of:=COM.MICROSOFT.SINGLE(COM.MICROSOFT.CEILING.MATH([.F300];0.5))" table:style-name="ce1">
            <text:p>#NAME?</text:p>
          </table:table-cell>
          <table:table-cell office:value-type="string" office:string-value="0.67" table:formula="of:=VLOOKUP([.A300];[courier_company_invoice.$B$2:.$H$125];2;0)" table:style-name="ce1">
            <text:p>0.67</text:p>
          </table:table-cell>
          <table:table-cell office:value-type="error" office:string-value="#NAME?" table:formula="of:=IF([.G30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058</text:p>
          </table:table-cell>
          <table:table-cell office:value-type="float" office:value="8904223819239" table:style-name="ce2">
            <text:p>8904223819239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0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01]*[.D301]" table:style-name="ce1">
            <text:p>#N/A</text:p>
          </table:table-cell>
          <table:table-cell office:value-type="error" office:string-value="#N/A" table:formula="of:=[.E301]/1000" table:style-name="ce4">
            <text:p>#N/A</text:p>
          </table:table-cell>
          <table:table-cell office:value-type="error" office:string-value="#NAME?" table:formula="of:=COM.MICROSOFT.SINGLE(COM.MICROSOFT.CEILING.MATH([.F301];0.5))" table:style-name="ce1">
            <text:p>#NAME?</text:p>
          </table:table-cell>
          <table:table-cell office:value-type="string" office:string-value="1.15" table:formula="of:=VLOOKUP([.A301];[courier_company_invoice.$B$2:.$H$125];2;0)" table:style-name="ce1">
            <text:p>1.15</text:p>
          </table:table-cell>
          <table:table-cell office:value-type="error" office:string-value="#NAME?" table:formula="of:=IF([.G30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058</text:p>
          </table:table-cell>
          <table:table-cell office:value-type="float" office:value="8904223819246" table:style-name="ce2">
            <text:p>890422381924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0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02]*[.D302]" table:style-name="ce1">
            <text:p>#N/A</text:p>
          </table:table-cell>
          <table:table-cell office:value-type="error" office:string-value="#N/A" table:formula="of:=[.E302]/1000" table:style-name="ce4">
            <text:p>#N/A</text:p>
          </table:table-cell>
          <table:table-cell office:value-type="error" office:string-value="#NAME?" table:formula="of:=COM.MICROSOFT.SINGLE(COM.MICROSOFT.CEILING.MATH([.F302];0.5))" table:style-name="ce1">
            <text:p>#NAME?</text:p>
          </table:table-cell>
          <table:table-cell office:value-type="string" office:string-value="1.15" table:formula="of:=VLOOKUP([.A302];[courier_company_invoice.$B$2:.$H$125];2;0)" table:style-name="ce1">
            <text:p>1.15</text:p>
          </table:table-cell>
          <table:table-cell office:value-type="error" office:string-value="#NAME?" table:formula="of:=IF([.G30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058</text:p>
          </table:table-cell>
          <table:table-cell office:value-type="float" office:value="8904223819253" table:style-name="ce2">
            <text:p>8904223819253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0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03]*[.D303]" table:style-name="ce1">
            <text:p>#N/A</text:p>
          </table:table-cell>
          <table:table-cell office:value-type="error" office:string-value="#N/A" table:formula="of:=[.E303]/1000" table:style-name="ce4">
            <text:p>#N/A</text:p>
          </table:table-cell>
          <table:table-cell office:value-type="error" office:string-value="#NAME?" table:formula="of:=COM.MICROSOFT.SINGLE(COM.MICROSOFT.CEILING.MATH([.F303];0.5))" table:style-name="ce1">
            <text:p>#NAME?</text:p>
          </table:table-cell>
          <table:table-cell office:value-type="string" office:string-value="1.15" table:formula="of:=VLOOKUP([.A303];[courier_company_invoice.$B$2:.$H$125];2;0)" table:style-name="ce1">
            <text:p>1.15</text:p>
          </table:table-cell>
          <table:table-cell office:value-type="error" office:string-value="#NAME?" table:formula="of:=IF([.G30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058</text:p>
          </table:table-cell>
          <table:table-cell office:value-type="float" office:value="8904223818713" table:style-name="ce2">
            <text:p>8904223818713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0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04]*[.D304]" table:style-name="ce1">
            <text:p>#N/A</text:p>
          </table:table-cell>
          <table:table-cell office:value-type="error" office:string-value="#N/A" table:formula="of:=[.E304]/1000" table:style-name="ce4">
            <text:p>#N/A</text:p>
          </table:table-cell>
          <table:table-cell office:value-type="error" office:string-value="#NAME?" table:formula="of:=COM.MICROSOFT.SINGLE(COM.MICROSOFT.CEILING.MATH([.F304];0.5))" table:style-name="ce1">
            <text:p>#NAME?</text:p>
          </table:table-cell>
          <table:table-cell office:value-type="string" office:string-value="1.15" table:formula="of:=VLOOKUP([.A304];[courier_company_invoice.$B$2:.$H$125];2;0)" table:style-name="ce1">
            <text:p>1.15</text:p>
          </table:table-cell>
          <table:table-cell office:value-type="error" office:string-value="#NAME?" table:formula="of:=IF([.G30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058</text:p>
          </table:table-cell>
          <table:table-cell office:value-type="float" office:value="8904223817273" table:style-name="ce2">
            <text:p>8904223817273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0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05]*[.D305]" table:style-name="ce1">
            <text:p>#N/A</text:p>
          </table:table-cell>
          <table:table-cell office:value-type="error" office:string-value="#N/A" table:formula="of:=[.E305]/1000" table:style-name="ce4">
            <text:p>#N/A</text:p>
          </table:table-cell>
          <table:table-cell office:value-type="error" office:string-value="#NAME?" table:formula="of:=COM.MICROSOFT.SINGLE(COM.MICROSOFT.CEILING.MATH([.F305];0.5))" table:style-name="ce1">
            <text:p>#NAME?</text:p>
          </table:table-cell>
          <table:table-cell office:value-type="string" office:string-value="1.15" table:formula="of:=VLOOKUP([.A305];[courier_company_invoice.$B$2:.$H$125];2;0)" table:style-name="ce1">
            <text:p>1.15</text:p>
          </table:table-cell>
          <table:table-cell office:value-type="error" office:string-value="#NAME?" table:formula="of:=IF([.G30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058</text:p>
          </table:table-cell>
          <table:table-cell office:value-type="float" office:value="8904223818751" table:style-name="ce2">
            <text:p>8904223818751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0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06]*[.D306]" table:style-name="ce1">
            <text:p>#N/A</text:p>
          </table:table-cell>
          <table:table-cell office:value-type="error" office:string-value="#N/A" table:formula="of:=[.E306]/1000" table:style-name="ce4">
            <text:p>#N/A</text:p>
          </table:table-cell>
          <table:table-cell office:value-type="error" office:string-value="#NAME?" table:formula="of:=COM.MICROSOFT.SINGLE(COM.MICROSOFT.CEILING.MATH([.F306];0.5))" table:style-name="ce1">
            <text:p>#NAME?</text:p>
          </table:table-cell>
          <table:table-cell office:value-type="string" office:string-value="1.15" table:formula="of:=VLOOKUP([.A306];[courier_company_invoice.$B$2:.$H$125];2;0)" table:style-name="ce1">
            <text:p>1.15</text:p>
          </table:table-cell>
          <table:table-cell office:value-type="error" office:string-value="#NAME?" table:formula="of:=IF([.G30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036</text:p>
          </table:table-cell>
          <table:table-cell office:value-type="float" office:value="8904223819291" table:style-name="ce2">
            <text:p>8904223819291.00</text:p>
          </table:table-cell>
          <table:table-cell office:value-type="string" table:style-name="ce1">
            <text:p>4.00</text:p>
          </table:table-cell>
          <table:table-cell office:value-type="error" office:string-value="#N/A" table:formula="of:=VLOOKUP([.B30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07]*[.D307]" table:style-name="ce1">
            <text:p>#N/A</text:p>
          </table:table-cell>
          <table:table-cell office:value-type="error" office:string-value="#N/A" table:formula="of:=[.E307]/1000" table:style-name="ce4">
            <text:p>#N/A</text:p>
          </table:table-cell>
          <table:table-cell office:value-type="error" office:string-value="#NAME?" table:formula="of:=COM.MICROSOFT.SINGLE(COM.MICROSOFT.CEILING.MATH([.F307];0.5))" table:style-name="ce1">
            <text:p>#NAME?</text:p>
          </table:table-cell>
          <table:table-cell office:value-type="string" office:string-value="1.64" table:formula="of:=VLOOKUP([.A307];[courier_company_invoice.$B$2:.$H$125];2;0)" table:style-name="ce1">
            <text:p>1.64</text:p>
          </table:table-cell>
          <table:table-cell office:value-type="error" office:string-value="#NAME?" table:formula="of:=IF([.G30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036</text:p>
          </table:table-cell>
          <table:table-cell office:value-type="float" office:value="8904223819031" table:style-name="ce2">
            <text:p>8904223819031.00</text:p>
          </table:table-cell>
          <table:table-cell office:value-type="string" table:style-name="ce1">
            <text:p>4.00</text:p>
          </table:table-cell>
          <table:table-cell office:value-type="error" office:string-value="#N/A" table:formula="of:=VLOOKUP([.B30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08]*[.D308]" table:style-name="ce1">
            <text:p>#N/A</text:p>
          </table:table-cell>
          <table:table-cell office:value-type="error" office:string-value="#N/A" table:formula="of:=[.E308]/1000" table:style-name="ce4">
            <text:p>#N/A</text:p>
          </table:table-cell>
          <table:table-cell office:value-type="error" office:string-value="#NAME?" table:formula="of:=COM.MICROSOFT.SINGLE(COM.MICROSOFT.CEILING.MATH([.F308];0.5))" table:style-name="ce1">
            <text:p>#NAME?</text:p>
          </table:table-cell>
          <table:table-cell office:value-type="string" office:string-value="1.64" table:formula="of:=VLOOKUP([.A308];[courier_company_invoice.$B$2:.$H$125];2;0)" table:style-name="ce1">
            <text:p>1.64</text:p>
          </table:table-cell>
          <table:table-cell office:value-type="error" office:string-value="#NAME?" table:formula="of:=IF([.G30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036</text:p>
          </table:table-cell>
          <table:table-cell office:value-type="float" office:value="8904223819024" table:style-name="ce2">
            <text:p>8904223819024.00</text:p>
          </table:table-cell>
          <table:table-cell office:value-type="string" table:style-name="ce1">
            <text:p>4.00</text:p>
          </table:table-cell>
          <table:table-cell office:value-type="error" office:string-value="#N/A" table:formula="of:=VLOOKUP([.B30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09]*[.D309]" table:style-name="ce1">
            <text:p>#N/A</text:p>
          </table:table-cell>
          <table:table-cell office:value-type="error" office:string-value="#N/A" table:formula="of:=[.E309]/1000" table:style-name="ce4">
            <text:p>#N/A</text:p>
          </table:table-cell>
          <table:table-cell office:value-type="error" office:string-value="#NAME?" table:formula="of:=COM.MICROSOFT.SINGLE(COM.MICROSOFT.CEILING.MATH([.F309];0.5))" table:style-name="ce1">
            <text:p>#NAME?</text:p>
          </table:table-cell>
          <table:table-cell office:value-type="string" office:string-value="1.64" table:formula="of:=VLOOKUP([.A309];[courier_company_invoice.$B$2:.$H$125];2;0)" table:style-name="ce1">
            <text:p>1.64</text:p>
          </table:table-cell>
          <table:table-cell office:value-type="error" office:string-value="#NAME?" table:formula="of:=IF([.G30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036</text:p>
          </table:table-cell>
          <table:table-cell office:value-type="float" office:value="8904223819017" table:style-name="ce2">
            <text:p>8904223819017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1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10]*[.D310]" table:style-name="ce1">
            <text:p>#N/A</text:p>
          </table:table-cell>
          <table:table-cell office:value-type="error" office:string-value="#N/A" table:formula="of:=[.E310]/1000" table:style-name="ce4">
            <text:p>#N/A</text:p>
          </table:table-cell>
          <table:table-cell office:value-type="error" office:string-value="#NAME?" table:formula="of:=COM.MICROSOFT.SINGLE(COM.MICROSOFT.CEILING.MATH([.F310];0.5))" table:style-name="ce1">
            <text:p>#NAME?</text:p>
          </table:table-cell>
          <table:table-cell office:value-type="string" office:string-value="1.64" table:formula="of:=VLOOKUP([.A310];[courier_company_invoice.$B$2:.$H$125];2;0)" table:style-name="ce1">
            <text:p>1.64</text:p>
          </table:table-cell>
          <table:table-cell office:value-type="error" office:string-value="#NAME?" table:formula="of:=IF([.G31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012</text:p>
          </table:table-cell>
          <table:table-cell office:value-type="float" office:value="8904223819468" table:style-name="ce2">
            <text:p>8904223819468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1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11]*[.D311]" table:style-name="ce1">
            <text:p>#N/A</text:p>
          </table:table-cell>
          <table:table-cell office:value-type="error" office:string-value="#N/A" table:formula="of:=[.E311]/1000" table:style-name="ce4">
            <text:p>#N/A</text:p>
          </table:table-cell>
          <table:table-cell office:value-type="error" office:string-value="#NAME?" table:formula="of:=COM.MICROSOFT.SINGLE(COM.MICROSOFT.CEILING.MATH([.F311];0.5))" table:style-name="ce1">
            <text:p>#NAME?</text:p>
          </table:table-cell>
          <table:table-cell office:value-type="string" office:string-value="0.15" table:formula="of:=VLOOKUP([.A311];[courier_company_invoice.$B$2:.$H$125];2;0)" table:style-name="ce1">
            <text:p>0.15</text:p>
          </table:table-cell>
          <table:table-cell office:value-type="error" office:string-value="#NAME?" table:formula="of:=IF([.G31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004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1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12]*[.D312]" table:style-name="ce1">
            <text:p>#N/A</text:p>
          </table:table-cell>
          <table:table-cell office:value-type="error" office:string-value="#N/A" table:formula="of:=[.E312]/1000" table:style-name="ce4">
            <text:p>#N/A</text:p>
          </table:table-cell>
          <table:table-cell office:value-type="error" office:string-value="#NAME?" table:formula="of:=COM.MICROSOFT.SINGLE(COM.MICROSOFT.CEILING.MATH([.F312];0.5))" table:style-name="ce1">
            <text:p>#NAME?</text:p>
          </table:table-cell>
          <table:table-cell office:value-type="string" office:string-value="0.68" table:formula="of:=VLOOKUP([.A312];[courier_company_invoice.$B$2:.$H$125];2;0)" table:style-name="ce1">
            <text:p>0.68</text:p>
          </table:table-cell>
          <table:table-cell office:value-type="error" office:string-value="#NAME?" table:formula="of:=IF([.G31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004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1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13]*[.D313]" table:style-name="ce1">
            <text:p>#N/A</text:p>
          </table:table-cell>
          <table:table-cell office:value-type="error" office:string-value="#N/A" table:formula="of:=[.E313]/1000" table:style-name="ce4">
            <text:p>#N/A</text:p>
          </table:table-cell>
          <table:table-cell office:value-type="error" office:string-value="#NAME?" table:formula="of:=COM.MICROSOFT.SINGLE(COM.MICROSOFT.CEILING.MATH([.F313];0.5))" table:style-name="ce1">
            <text:p>#NAME?</text:p>
          </table:table-cell>
          <table:table-cell office:value-type="string" office:string-value="0.68" table:formula="of:=VLOOKUP([.A313];[courier_company_invoice.$B$2:.$H$125];2;0)" table:style-name="ce1">
            <text:p>0.68</text:p>
          </table:table-cell>
          <table:table-cell office:value-type="error" office:string-value="#NAME?" table:formula="of:=IF([.G31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7004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1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14]*[.D314]" table:style-name="ce1">
            <text:p>#N/A</text:p>
          </table:table-cell>
          <table:table-cell office:value-type="error" office:string-value="#N/A" table:formula="of:=[.E314]/1000" table:style-name="ce4">
            <text:p>#N/A</text:p>
          </table:table-cell>
          <table:table-cell office:value-type="error" office:string-value="#NAME?" table:formula="of:=COM.MICROSOFT.SINGLE(COM.MICROSOFT.CEILING.MATH([.F314];0.5))" table:style-name="ce1">
            <text:p>#NAME?</text:p>
          </table:table-cell>
          <table:table-cell office:value-type="string" office:string-value="0.68" table:formula="of:=VLOOKUP([.A314];[courier_company_invoice.$B$2:.$H$125];2;0)" table:style-name="ce1">
            <text:p>0.68</text:p>
          </table:table-cell>
          <table:table-cell office:value-type="error" office:string-value="#NAME?" table:formula="of:=IF([.G31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968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1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15]*[.D315]" table:style-name="ce1">
            <text:p>#N/A</text:p>
          </table:table-cell>
          <table:table-cell office:value-type="error" office:string-value="#N/A" table:formula="of:=[.E315]/1000" table:style-name="ce4">
            <text:p>#N/A</text:p>
          </table:table-cell>
          <table:table-cell office:value-type="error" office:string-value="#NAME?" table:formula="of:=COM.MICROSOFT.SINGLE(COM.MICROSOFT.CEILING.MATH([.F315];0.5))" table:style-name="ce1">
            <text:p>#NAME?</text:p>
          </table:table-cell>
          <table:table-cell office:value-type="string" office:string-value="0.68" table:formula="of:=VLOOKUP([.A315];[courier_company_invoice.$B$2:.$H$125];2;0)" table:style-name="ce1">
            <text:p>0.68</text:p>
          </table:table-cell>
          <table:table-cell office:value-type="error" office:string-value="#NAME?" table:formula="of:=IF([.G31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968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1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16]*[.D316]" table:style-name="ce1">
            <text:p>#N/A</text:p>
          </table:table-cell>
          <table:table-cell office:value-type="error" office:string-value="#N/A" table:formula="of:=[.E316]/1000" table:style-name="ce4">
            <text:p>#N/A</text:p>
          </table:table-cell>
          <table:table-cell office:value-type="error" office:string-value="#NAME?" table:formula="of:=COM.MICROSOFT.SINGLE(COM.MICROSOFT.CEILING.MATH([.F316];0.5))" table:style-name="ce1">
            <text:p>#NAME?</text:p>
          </table:table-cell>
          <table:table-cell office:value-type="string" office:string-value="0.68" table:formula="of:=VLOOKUP([.A316];[courier_company_invoice.$B$2:.$H$125];2;0)" table:style-name="ce1">
            <text:p>0.68</text:p>
          </table:table-cell>
          <table:table-cell office:value-type="error" office:string-value="#NAME?" table:formula="of:=IF([.G31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968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1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17]*[.D317]" table:style-name="ce1">
            <text:p>#N/A</text:p>
          </table:table-cell>
          <table:table-cell office:value-type="error" office:string-value="#N/A" table:formula="of:=[.E317]/1000" table:style-name="ce4">
            <text:p>#N/A</text:p>
          </table:table-cell>
          <table:table-cell office:value-type="error" office:string-value="#NAME?" table:formula="of:=COM.MICROSOFT.SINGLE(COM.MICROSOFT.CEILING.MATH([.F317];0.5))" table:style-name="ce1">
            <text:p>#NAME?</text:p>
          </table:table-cell>
          <table:table-cell office:value-type="string" office:string-value="0.68" table:formula="of:=VLOOKUP([.A317];[courier_company_invoice.$B$2:.$H$125];2;0)" table:style-name="ce1">
            <text:p>0.68</text:p>
          </table:table-cell>
          <table:table-cell office:value-type="error" office:string-value="#NAME?" table:formula="of:=IF([.G31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885</text:p>
          </table:table-cell>
          <table:table-cell office:value-type="float" office:value="8904223819499" table:style-name="ce2">
            <text:p>8904223819499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31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18]*[.D318]" table:style-name="ce1">
            <text:p>#N/A</text:p>
          </table:table-cell>
          <table:table-cell office:value-type="error" office:string-value="#N/A" table:formula="of:=[.E318]/1000" table:style-name="ce4">
            <text:p>#N/A</text:p>
          </table:table-cell>
          <table:table-cell office:value-type="error" office:string-value="#NAME?" table:formula="of:=COM.MICROSOFT.SINGLE(COM.MICROSOFT.CEILING.MATH([.F318];0.5))" table:style-name="ce1">
            <text:p>#NAME?</text:p>
          </table:table-cell>
          <table:table-cell office:value-type="string" office:string-value="1" table:formula="of:=VLOOKUP([.A318];[courier_company_invoice.$B$2:.$H$125];2;0)" table:style-name="ce1">
            <text:p>1</text:p>
          </table:table-cell>
          <table:table-cell office:value-type="error" office:string-value="#NAME?" table:formula="of:=IF([.G31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885</text:p>
          </table:table-cell>
          <table:table-cell office:value-type="float" office:value="8904223819499" table:style-name="ce2">
            <text:p>8904223819499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31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19]*[.D319]" table:style-name="ce1">
            <text:p>#N/A</text:p>
          </table:table-cell>
          <table:table-cell office:value-type="error" office:string-value="#N/A" table:formula="of:=[.E319]/1000" table:style-name="ce4">
            <text:p>#N/A</text:p>
          </table:table-cell>
          <table:table-cell office:value-type="error" office:string-value="#NAME?" table:formula="of:=COM.MICROSOFT.SINGLE(COM.MICROSOFT.CEILING.MATH([.F319];0.5))" table:style-name="ce1">
            <text:p>#NAME?</text:p>
          </table:table-cell>
          <table:table-cell office:value-type="string" office:string-value="1" table:formula="of:=VLOOKUP([.A319];[courier_company_invoice.$B$2:.$H$125];2;0)" table:style-name="ce1">
            <text:p>1</text:p>
          </table:table-cell>
          <table:table-cell office:value-type="error" office:string-value="#NAME?" table:formula="of:=IF([.G31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828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2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20]*[.D320]" table:style-name="ce1">
            <text:p>#N/A</text:p>
          </table:table-cell>
          <table:table-cell office:value-type="error" office:string-value="#N/A" table:formula="of:=[.E320]/1000" table:style-name="ce4">
            <text:p>#N/A</text:p>
          </table:table-cell>
          <table:table-cell office:value-type="error" office:string-value="#NAME?" table:formula="of:=COM.MICROSOFT.SINGLE(COM.MICROSOFT.CEILING.MATH([.F320];0.5))" table:style-name="ce1">
            <text:p>#NAME?</text:p>
          </table:table-cell>
          <table:table-cell office:value-type="string" office:string-value="0.69" table:formula="of:=VLOOKUP([.A320];[courier_company_invoice.$B$2:.$H$125];2;0)" table:style-name="ce1">
            <text:p>0.69</text:p>
          </table:table-cell>
          <table:table-cell office:value-type="error" office:string-value="#NAME?" table:formula="of:=IF([.G32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828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2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21]*[.D321]" table:style-name="ce1">
            <text:p>#N/A</text:p>
          </table:table-cell>
          <table:table-cell office:value-type="error" office:string-value="#N/A" table:formula="of:=[.E321]/1000" table:style-name="ce4">
            <text:p>#N/A</text:p>
          </table:table-cell>
          <table:table-cell office:value-type="error" office:string-value="#NAME?" table:formula="of:=COM.MICROSOFT.SINGLE(COM.MICROSOFT.CEILING.MATH([.F321];0.5))" table:style-name="ce1">
            <text:p>#NAME?</text:p>
          </table:table-cell>
          <table:table-cell office:value-type="string" office:string-value="0.69" table:formula="of:=VLOOKUP([.A321];[courier_company_invoice.$B$2:.$H$125];2;0)" table:style-name="ce1">
            <text:p>0.69</text:p>
          </table:table-cell>
          <table:table-cell office:value-type="error" office:string-value="#NAME?" table:formula="of:=IF([.G32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828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2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22]*[.D322]" table:style-name="ce1">
            <text:p>#N/A</text:p>
          </table:table-cell>
          <table:table-cell office:value-type="error" office:string-value="#N/A" table:formula="of:=[.E322]/1000" table:style-name="ce4">
            <text:p>#N/A</text:p>
          </table:table-cell>
          <table:table-cell office:value-type="error" office:string-value="#NAME?" table:formula="of:=COM.MICROSOFT.SINGLE(COM.MICROSOFT.CEILING.MATH([.F322];0.5))" table:style-name="ce1">
            <text:p>#NAME?</text:p>
          </table:table-cell>
          <table:table-cell office:value-type="string" office:string-value="0.69" table:formula="of:=VLOOKUP([.A322];[courier_company_invoice.$B$2:.$H$125];2;0)" table:style-name="ce1">
            <text:p>0.69</text:p>
          </table:table-cell>
          <table:table-cell office:value-type="error" office:string-value="#NAME?" table:formula="of:=IF([.G32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823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2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23]*[.D323]" table:style-name="ce1">
            <text:p>#N/A</text:p>
          </table:table-cell>
          <table:table-cell office:value-type="error" office:string-value="#N/A" table:formula="of:=[.E323]/1000" table:style-name="ce4">
            <text:p>#N/A</text:p>
          </table:table-cell>
          <table:table-cell office:value-type="error" office:string-value="#NAME?" table:formula="of:=COM.MICROSOFT.SINGLE(COM.MICROSOFT.CEILING.MATH([.F323];0.5))" table:style-name="ce1">
            <text:p>#NAME?</text:p>
          </table:table-cell>
          <table:table-cell office:value-type="string" office:string-value="0.59" table:formula="of:=VLOOKUP([.A323];[courier_company_invoice.$B$2:.$H$125];2;0)" table:style-name="ce1">
            <text:p>0.59</text:p>
          </table:table-cell>
          <table:table-cell office:value-type="error" office:string-value="#NAME?" table:formula="of:=IF([.G32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801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2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24]*[.D324]" table:style-name="ce1">
            <text:p>#N/A</text:p>
          </table:table-cell>
          <table:table-cell office:value-type="error" office:string-value="#N/A" table:formula="of:=[.E324]/1000" table:style-name="ce4">
            <text:p>#N/A</text:p>
          </table:table-cell>
          <table:table-cell office:value-type="error" office:string-value="#NAME?" table:formula="of:=COM.MICROSOFT.SINGLE(COM.MICROSOFT.CEILING.MATH([.F324];0.5))" table:style-name="ce1">
            <text:p>#NAME?</text:p>
          </table:table-cell>
          <table:table-cell office:value-type="string" office:string-value="1.35" table:formula="of:=VLOOKUP([.A324];[courier_company_invoice.$B$2:.$H$125];2;0)" table:style-name="ce1">
            <text:p>1.35</text:p>
          </table:table-cell>
          <table:table-cell office:value-type="error" office:string-value="#NAME?" table:formula="of:=IF([.G32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801</text:p>
          </table:table-cell>
          <table:table-cell office:value-type="float" office:value="8904223818683" table:style-name="ce2">
            <text:p>8904223818683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2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25]*[.D325]" table:style-name="ce1">
            <text:p>#N/A</text:p>
          </table:table-cell>
          <table:table-cell office:value-type="error" office:string-value="#N/A" table:formula="of:=[.E325]/1000" table:style-name="ce4">
            <text:p>#N/A</text:p>
          </table:table-cell>
          <table:table-cell office:value-type="error" office:string-value="#NAME?" table:formula="of:=COM.MICROSOFT.SINGLE(COM.MICROSOFT.CEILING.MATH([.F325];0.5))" table:style-name="ce1">
            <text:p>#NAME?</text:p>
          </table:table-cell>
          <table:table-cell office:value-type="string" office:string-value="1.35" table:formula="of:=VLOOKUP([.A325];[courier_company_invoice.$B$2:.$H$125];2;0)" table:style-name="ce1">
            <text:p>1.35</text:p>
          </table:table-cell>
          <table:table-cell office:value-type="error" office:string-value="#NAME?" table:formula="of:=IF([.G32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776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2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26]*[.D326]" table:style-name="ce1">
            <text:p>#N/A</text:p>
          </table:table-cell>
          <table:table-cell office:value-type="error" office:string-value="#N/A" table:formula="of:=[.E326]/1000" table:style-name="ce4">
            <text:p>#N/A</text:p>
          </table:table-cell>
          <table:table-cell office:value-type="error" office:string-value="#NAME?" table:formula="of:=COM.MICROSOFT.SINGLE(COM.MICROSOFT.CEILING.MATH([.F326];0.5))" table:style-name="ce1">
            <text:p>#NAME?</text:p>
          </table:table-cell>
          <table:table-cell office:value-type="string" office:string-value="2.86" table:formula="of:=VLOOKUP([.A326];[courier_company_invoice.$B$2:.$H$125];2;0)" table:style-name="ce1">
            <text:p>2.86</text:p>
          </table:table-cell>
          <table:table-cell office:value-type="error" office:string-value="#NAME?" table:formula="of:=IF([.G32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776</text:p>
          </table:table-cell>
          <table:table-cell office:value-type="float" office:value="8904223818638" table:style-name="ce2">
            <text:p>8904223818638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32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27]*[.D327]" table:style-name="ce1">
            <text:p>#N/A</text:p>
          </table:table-cell>
          <table:table-cell office:value-type="error" office:string-value="#N/A" table:formula="of:=[.E327]/1000" table:style-name="ce4">
            <text:p>#N/A</text:p>
          </table:table-cell>
          <table:table-cell office:value-type="error" office:string-value="#NAME?" table:formula="of:=COM.MICROSOFT.SINGLE(COM.MICROSOFT.CEILING.MATH([.F327];0.5))" table:style-name="ce1">
            <text:p>#NAME?</text:p>
          </table:table-cell>
          <table:table-cell office:value-type="string" office:string-value="2.86" table:formula="of:=VLOOKUP([.A327];[courier_company_invoice.$B$2:.$H$125];2;0)" table:style-name="ce1">
            <text:p>2.86</text:p>
          </table:table-cell>
          <table:table-cell office:value-type="error" office:string-value="#NAME?" table:formula="of:=IF([.G32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776</text:p>
          </table:table-cell>
          <table:table-cell office:value-type="float" office:value="8904223819505" table:style-name="ce2">
            <text:p>8904223819505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2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28]*[.D328]" table:style-name="ce1">
            <text:p>#N/A</text:p>
          </table:table-cell>
          <table:table-cell office:value-type="error" office:string-value="#N/A" table:formula="of:=[.E328]/1000" table:style-name="ce4">
            <text:p>#N/A</text:p>
          </table:table-cell>
          <table:table-cell office:value-type="error" office:string-value="#NAME?" table:formula="of:=COM.MICROSOFT.SINGLE(COM.MICROSOFT.CEILING.MATH([.F328];0.5))" table:style-name="ce1">
            <text:p>#NAME?</text:p>
          </table:table-cell>
          <table:table-cell office:value-type="string" office:string-value="2.86" table:formula="of:=VLOOKUP([.A328];[courier_company_invoice.$B$2:.$H$125];2;0)" table:style-name="ce1">
            <text:p>2.86</text:p>
          </table:table-cell>
          <table:table-cell office:value-type="error" office:string-value="#NAME?" table:formula="of:=IF([.G32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768</text:p>
          </table:table-cell>
          <table:table-cell office:value-type="float" office:value="8904223819512" table:style-name="ce2">
            <text:p>8904223819512.00</text:p>
          </table:table-cell>
          <table:table-cell office:value-type="string" table:style-name="ce1">
            <text:p>4.00</text:p>
          </table:table-cell>
          <table:table-cell office:value-type="error" office:string-value="#N/A" table:formula="of:=VLOOKUP([.B32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29]*[.D329]" table:style-name="ce1">
            <text:p>#N/A</text:p>
          </table:table-cell>
          <table:table-cell office:value-type="error" office:string-value="#N/A" table:formula="of:=[.E329]/1000" table:style-name="ce4">
            <text:p>#N/A</text:p>
          </table:table-cell>
          <table:table-cell office:value-type="error" office:string-value="#NAME?" table:formula="of:=COM.MICROSOFT.SINGLE(COM.MICROSOFT.CEILING.MATH([.F329];0.5))" table:style-name="ce1">
            <text:p>#NAME?</text:p>
          </table:table-cell>
          <table:table-cell office:value-type="string" office:string-value="1.02" table:formula="of:=VLOOKUP([.A329];[courier_company_invoice.$B$2:.$H$125];2;0)" table:style-name="ce1">
            <text:p>1.02</text:p>
          </table:table-cell>
          <table:table-cell office:value-type="error" office:string-value="#NAME?" table:formula="of:=IF([.G32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735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3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30]*[.D330]" table:style-name="ce1">
            <text:p>#N/A</text:p>
          </table:table-cell>
          <table:table-cell office:value-type="error" office:string-value="#N/A" table:formula="of:=[.E330]/1000" table:style-name="ce4">
            <text:p>#N/A</text:p>
          </table:table-cell>
          <table:table-cell office:value-type="error" office:string-value="#NAME?" table:formula="of:=COM.MICROSOFT.SINGLE(COM.MICROSOFT.CEILING.MATH([.F330];0.5))" table:style-name="ce1">
            <text:p>#NAME?</text:p>
          </table:table-cell>
          <table:table-cell office:value-type="string" office:string-value="0.69" table:formula="of:=VLOOKUP([.A330];[courier_company_invoice.$B$2:.$H$125];2;0)" table:style-name="ce1">
            <text:p>0.69</text:p>
          </table:table-cell>
          <table:table-cell office:value-type="error" office:string-value="#NAME?" table:formula="of:=IF([.G33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735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3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31]*[.D331]" table:style-name="ce1">
            <text:p>#N/A</text:p>
          </table:table-cell>
          <table:table-cell office:value-type="error" office:string-value="#N/A" table:formula="of:=[.E331]/1000" table:style-name="ce4">
            <text:p>#N/A</text:p>
          </table:table-cell>
          <table:table-cell office:value-type="error" office:string-value="#NAME?" table:formula="of:=COM.MICROSOFT.SINGLE(COM.MICROSOFT.CEILING.MATH([.F331];0.5))" table:style-name="ce1">
            <text:p>#NAME?</text:p>
          </table:table-cell>
          <table:table-cell office:value-type="string" office:string-value="0.69" table:formula="of:=VLOOKUP([.A331];[courier_company_invoice.$B$2:.$H$125];2;0)" table:style-name="ce1">
            <text:p>0.69</text:p>
          </table:table-cell>
          <table:table-cell office:value-type="error" office:string-value="#NAME?" table:formula="of:=IF([.G33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735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3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32]*[.D332]" table:style-name="ce1">
            <text:p>#N/A</text:p>
          </table:table-cell>
          <table:table-cell office:value-type="error" office:string-value="#N/A" table:formula="of:=[.E332]/1000" table:style-name="ce4">
            <text:p>#N/A</text:p>
          </table:table-cell>
          <table:table-cell office:value-type="error" office:string-value="#NAME?" table:formula="of:=COM.MICROSOFT.SINGLE(COM.MICROSOFT.CEILING.MATH([.F332];0.5))" table:style-name="ce1">
            <text:p>#NAME?</text:p>
          </table:table-cell>
          <table:table-cell office:value-type="string" office:string-value="0.69" table:formula="of:=VLOOKUP([.A332];[courier_company_invoice.$B$2:.$H$125];2;0)" table:style-name="ce1">
            <text:p>0.69</text:p>
          </table:table-cell>
          <table:table-cell office:value-type="error" office:string-value="#NAME?" table:formula="of:=IF([.G33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733</text:p>
          </table:table-cell>
          <table:table-cell office:value-type="float" office:value="8904223819031" table:style-name="ce2">
            <text:p>8904223819031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3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33]*[.D333]" table:style-name="ce1">
            <text:p>#N/A</text:p>
          </table:table-cell>
          <table:table-cell office:value-type="error" office:string-value="#N/A" table:formula="of:=[.E333]/1000" table:style-name="ce4">
            <text:p>#N/A</text:p>
          </table:table-cell>
          <table:table-cell office:value-type="error" office:string-value="#NAME?" table:formula="of:=COM.MICROSOFT.SINGLE(COM.MICROSOFT.CEILING.MATH([.F333];0.5))" table:style-name="ce1">
            <text:p>#NAME?</text:p>
          </table:table-cell>
          <table:table-cell office:value-type="string" office:string-value="1.13" table:formula="of:=VLOOKUP([.A333];[courier_company_invoice.$B$2:.$H$125];2;0)" table:style-name="ce1">
            <text:p>1.13</text:p>
          </table:table-cell>
          <table:table-cell office:value-type="error" office:string-value="#NAME?" table:formula="of:=IF([.G33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733</text:p>
          </table:table-cell>
          <table:table-cell office:value-type="float" office:value="8904223818430" table:style-name="ce2">
            <text:p>890422381843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3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34]*[.D334]" table:style-name="ce1">
            <text:p>#N/A</text:p>
          </table:table-cell>
          <table:table-cell office:value-type="error" office:string-value="#N/A" table:formula="of:=[.E334]/1000" table:style-name="ce4">
            <text:p>#N/A</text:p>
          </table:table-cell>
          <table:table-cell office:value-type="error" office:string-value="#NAME?" table:formula="of:=COM.MICROSOFT.SINGLE(COM.MICROSOFT.CEILING.MATH([.F334];0.5))" table:style-name="ce1">
            <text:p>#NAME?</text:p>
          </table:table-cell>
          <table:table-cell office:value-type="string" office:string-value="1.13" table:formula="of:=VLOOKUP([.A334];[courier_company_invoice.$B$2:.$H$125];2;0)" table:style-name="ce1">
            <text:p>1.13</text:p>
          </table:table-cell>
          <table:table-cell office:value-type="error" office:string-value="#NAME?" table:formula="of:=IF([.G33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733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3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35]*[.D335]" table:style-name="ce1">
            <text:p>#N/A</text:p>
          </table:table-cell>
          <table:table-cell office:value-type="error" office:string-value="#N/A" table:formula="of:=[.E335]/1000" table:style-name="ce4">
            <text:p>#N/A</text:p>
          </table:table-cell>
          <table:table-cell office:value-type="error" office:string-value="#NAME?" table:formula="of:=COM.MICROSOFT.SINGLE(COM.MICROSOFT.CEILING.MATH([.F335];0.5))" table:style-name="ce1">
            <text:p>#NAME?</text:p>
          </table:table-cell>
          <table:table-cell office:value-type="string" office:string-value="1.13" table:formula="of:=VLOOKUP([.A335];[courier_company_invoice.$B$2:.$H$125];2;0)" table:style-name="ce1">
            <text:p>1.13</text:p>
          </table:table-cell>
          <table:table-cell office:value-type="error" office:string-value="#NAME?" table:formula="of:=IF([.G33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733</text:p>
          </table:table-cell>
          <table:table-cell office:value-type="float" office:value="8904223819512" table:style-name="ce2">
            <text:p>890422381951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3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36]*[.D336]" table:style-name="ce1">
            <text:p>#N/A</text:p>
          </table:table-cell>
          <table:table-cell office:value-type="error" office:string-value="#N/A" table:formula="of:=[.E336]/1000" table:style-name="ce4">
            <text:p>#N/A</text:p>
          </table:table-cell>
          <table:table-cell office:value-type="error" office:string-value="#NAME?" table:formula="of:=COM.MICROSOFT.SINGLE(COM.MICROSOFT.CEILING.MATH([.F336];0.5))" table:style-name="ce1">
            <text:p>#NAME?</text:p>
          </table:table-cell>
          <table:table-cell office:value-type="string" office:string-value="1.13" table:formula="of:=VLOOKUP([.A336];[courier_company_invoice.$B$2:.$H$125];2;0)" table:style-name="ce1">
            <text:p>1.13</text:p>
          </table:table-cell>
          <table:table-cell office:value-type="error" office:string-value="#NAME?" table:formula="of:=IF([.G33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733</text:p>
          </table:table-cell>
          <table:table-cell office:value-type="float" office:value="8904223819468" table:style-name="ce2">
            <text:p>8904223819468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3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37]*[.D337]" table:style-name="ce1">
            <text:p>#N/A</text:p>
          </table:table-cell>
          <table:table-cell office:value-type="error" office:string-value="#N/A" table:formula="of:=[.E337]/1000" table:style-name="ce4">
            <text:p>#N/A</text:p>
          </table:table-cell>
          <table:table-cell office:value-type="error" office:string-value="#NAME?" table:formula="of:=COM.MICROSOFT.SINGLE(COM.MICROSOFT.CEILING.MATH([.F337];0.5))" table:style-name="ce1">
            <text:p>#NAME?</text:p>
          </table:table-cell>
          <table:table-cell office:value-type="string" office:string-value="1.13" table:formula="of:=VLOOKUP([.A337];[courier_company_invoice.$B$2:.$H$125];2;0)" table:style-name="ce1">
            <text:p>1.13</text:p>
          </table:table-cell>
          <table:table-cell office:value-type="error" office:string-value="#NAME?" table:formula="of:=IF([.G33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726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3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38]*[.D338]" table:style-name="ce1">
            <text:p>#N/A</text:p>
          </table:table-cell>
          <table:table-cell office:value-type="error" office:string-value="#N/A" table:formula="of:=[.E338]/1000" table:style-name="ce4">
            <text:p>#N/A</text:p>
          </table:table-cell>
          <table:table-cell office:value-type="error" office:string-value="#NAME?" table:formula="of:=COM.MICROSOFT.SINGLE(COM.MICROSOFT.CEILING.MATH([.F338];0.5))" table:style-name="ce1">
            <text:p>#NAME?</text:p>
          </table:table-cell>
          <table:table-cell office:value-type="string" office:string-value="0.68" table:formula="of:=VLOOKUP([.A338];[courier_company_invoice.$B$2:.$H$125];2;0)" table:style-name="ce1">
            <text:p>0.68</text:p>
          </table:table-cell>
          <table:table-cell office:value-type="error" office:string-value="#NAME?" table:formula="of:=IF([.G33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726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3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39]*[.D339]" table:style-name="ce1">
            <text:p>#N/A</text:p>
          </table:table-cell>
          <table:table-cell office:value-type="error" office:string-value="#N/A" table:formula="of:=[.E339]/1000" table:style-name="ce4">
            <text:p>#N/A</text:p>
          </table:table-cell>
          <table:table-cell office:value-type="error" office:string-value="#NAME?" table:formula="of:=COM.MICROSOFT.SINGLE(COM.MICROSOFT.CEILING.MATH([.F339];0.5))" table:style-name="ce1">
            <text:p>#NAME?</text:p>
          </table:table-cell>
          <table:table-cell office:value-type="string" office:string-value="0.68" table:formula="of:=VLOOKUP([.A339];[courier_company_invoice.$B$2:.$H$125];2;0)" table:style-name="ce1">
            <text:p>0.68</text:p>
          </table:table-cell>
          <table:table-cell office:value-type="error" office:string-value="#NAME?" table:formula="of:=IF([.G33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726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4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40]*[.D340]" table:style-name="ce1">
            <text:p>#N/A</text:p>
          </table:table-cell>
          <table:table-cell office:value-type="error" office:string-value="#N/A" table:formula="of:=[.E340]/1000" table:style-name="ce4">
            <text:p>#N/A</text:p>
          </table:table-cell>
          <table:table-cell office:value-type="error" office:string-value="#NAME?" table:formula="of:=COM.MICROSOFT.SINGLE(COM.MICROSOFT.CEILING.MATH([.F340];0.5))" table:style-name="ce1">
            <text:p>#NAME?</text:p>
          </table:table-cell>
          <table:table-cell office:value-type="string" office:string-value="0.68" table:formula="of:=VLOOKUP([.A340];[courier_company_invoice.$B$2:.$H$125];2;0)" table:style-name="ce1">
            <text:p>0.68</text:p>
          </table:table-cell>
          <table:table-cell office:value-type="error" office:string-value="#NAME?" table:formula="of:=IF([.G34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686</text:p>
          </table:table-cell>
          <table:table-cell office:value-type="float" office:value="8904223819468" table:style-name="ce2">
            <text:p>8904223819468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4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41]*[.D341]" table:style-name="ce1">
            <text:p>#N/A</text:p>
          </table:table-cell>
          <table:table-cell office:value-type="error" office:string-value="#N/A" table:formula="of:=[.E341]/1000" table:style-name="ce4">
            <text:p>#N/A</text:p>
          </table:table-cell>
          <table:table-cell office:value-type="error" office:string-value="#NAME?" table:formula="of:=COM.MICROSOFT.SINGLE(COM.MICROSOFT.CEILING.MATH([.F341];0.5))" table:style-name="ce1">
            <text:p>#NAME?</text:p>
          </table:table-cell>
          <table:table-cell office:value-type="string" office:string-value="0.15" table:formula="of:=VLOOKUP([.A341];[courier_company_invoice.$B$2:.$H$125];2;0)" table:style-name="ce1">
            <text:p>0.15</text:p>
          </table:table-cell>
          <table:table-cell office:value-type="error" office:string-value="#NAME?" table:formula="of:=IF([.G34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652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4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42]*[.D342]" table:style-name="ce1">
            <text:p>#N/A</text:p>
          </table:table-cell>
          <table:table-cell office:value-type="error" office:string-value="#N/A" table:formula="of:=[.E342]/1000" table:style-name="ce4">
            <text:p>#N/A</text:p>
          </table:table-cell>
          <table:table-cell office:value-type="error" office:string-value="#NAME?" table:formula="of:=COM.MICROSOFT.SINGLE(COM.MICROSOFT.CEILING.MATH([.F342];0.5))" table:style-name="ce1">
            <text:p>#NAME?</text:p>
          </table:table-cell>
          <table:table-cell office:value-type="string" office:string-value="0.69" table:formula="of:=VLOOKUP([.A342];[courier_company_invoice.$B$2:.$H$125];2;0)" table:style-name="ce1">
            <text:p>0.69</text:p>
          </table:table-cell>
          <table:table-cell office:value-type="error" office:string-value="#NAME?" table:formula="of:=IF([.G34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652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4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43]*[.D343]" table:style-name="ce1">
            <text:p>#N/A</text:p>
          </table:table-cell>
          <table:table-cell office:value-type="error" office:string-value="#N/A" table:formula="of:=[.E343]/1000" table:style-name="ce4">
            <text:p>#N/A</text:p>
          </table:table-cell>
          <table:table-cell office:value-type="error" office:string-value="#NAME?" table:formula="of:=COM.MICROSOFT.SINGLE(COM.MICROSOFT.CEILING.MATH([.F343];0.5))" table:style-name="ce1">
            <text:p>#NAME?</text:p>
          </table:table-cell>
          <table:table-cell office:value-type="string" office:string-value="0.69" table:formula="of:=VLOOKUP([.A343];[courier_company_invoice.$B$2:.$H$125];2;0)" table:style-name="ce1">
            <text:p>0.69</text:p>
          </table:table-cell>
          <table:table-cell office:value-type="error" office:string-value="#NAME?" table:formula="of:=IF([.G34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652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4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44]*[.D344]" table:style-name="ce1">
            <text:p>#N/A</text:p>
          </table:table-cell>
          <table:table-cell office:value-type="error" office:string-value="#N/A" table:formula="of:=[.E344]/1000" table:style-name="ce4">
            <text:p>#N/A</text:p>
          </table:table-cell>
          <table:table-cell office:value-type="error" office:string-value="#NAME?" table:formula="of:=COM.MICROSOFT.SINGLE(COM.MICROSOFT.CEILING.MATH([.F344];0.5))" table:style-name="ce1">
            <text:p>#NAME?</text:p>
          </table:table-cell>
          <table:table-cell office:value-type="string" office:string-value="0.69" table:formula="of:=VLOOKUP([.A344];[courier_company_invoice.$B$2:.$H$125];2;0)" table:style-name="ce1">
            <text:p>0.69</text:p>
          </table:table-cell>
          <table:table-cell office:value-type="error" office:string-value="#NAME?" table:formula="of:=IF([.G34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616</text:p>
          </table:table-cell>
          <table:table-cell office:value-type="float" office:value="8904223818669" table:style-name="ce2">
            <text:p>8904223818669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4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45]*[.D345]" table:style-name="ce1">
            <text:p>#N/A</text:p>
          </table:table-cell>
          <table:table-cell office:value-type="error" office:string-value="#N/A" table:formula="of:=[.E345]/1000" table:style-name="ce4">
            <text:p>#N/A</text:p>
          </table:table-cell>
          <table:table-cell office:value-type="error" office:string-value="#NAME?" table:formula="of:=COM.MICROSOFT.SINGLE(COM.MICROSOFT.CEILING.MATH([.F345];0.5))" table:style-name="ce1">
            <text:p>#NAME?</text:p>
          </table:table-cell>
          <table:table-cell office:value-type="string" office:string-value="1.08" table:formula="of:=VLOOKUP([.A345];[courier_company_invoice.$B$2:.$H$125];2;0)" table:style-name="ce1">
            <text:p>1.08</text:p>
          </table:table-cell>
          <table:table-cell office:value-type="error" office:string-value="#NAME?" table:formula="of:=IF([.G34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616</text:p>
          </table:table-cell>
          <table:table-cell office:value-type="float" office:value="8904223818683" table:style-name="ce2">
            <text:p>8904223818683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4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46]*[.D346]" table:style-name="ce1">
            <text:p>#N/A</text:p>
          </table:table-cell>
          <table:table-cell office:value-type="error" office:string-value="#N/A" table:formula="of:=[.E346]/1000" table:style-name="ce4">
            <text:p>#N/A</text:p>
          </table:table-cell>
          <table:table-cell office:value-type="error" office:string-value="#NAME?" table:formula="of:=COM.MICROSOFT.SINGLE(COM.MICROSOFT.CEILING.MATH([.F346];0.5))" table:style-name="ce1">
            <text:p>#NAME?</text:p>
          </table:table-cell>
          <table:table-cell office:value-type="string" office:string-value="1.08" table:formula="of:=VLOOKUP([.A346];[courier_company_invoice.$B$2:.$H$125];2;0)" table:style-name="ce1">
            <text:p>1.08</text:p>
          </table:table-cell>
          <table:table-cell office:value-type="error" office:string-value="#NAME?" table:formula="of:=IF([.G34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616</text:p>
          </table:table-cell>
          <table:table-cell office:value-type="float" office:value="8904223818935" table:style-name="ce2">
            <text:p>8904223818935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4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47]*[.D347]" table:style-name="ce1">
            <text:p>#N/A</text:p>
          </table:table-cell>
          <table:table-cell office:value-type="error" office:string-value="#N/A" table:formula="of:=[.E347]/1000" table:style-name="ce4">
            <text:p>#N/A</text:p>
          </table:table-cell>
          <table:table-cell office:value-type="error" office:string-value="#NAME?" table:formula="of:=COM.MICROSOFT.SINGLE(COM.MICROSOFT.CEILING.MATH([.F347];0.5))" table:style-name="ce1">
            <text:p>#NAME?</text:p>
          </table:table-cell>
          <table:table-cell office:value-type="string" office:string-value="1.08" table:formula="of:=VLOOKUP([.A347];[courier_company_invoice.$B$2:.$H$125];2;0)" table:style-name="ce1">
            <text:p>1.08</text:p>
          </table:table-cell>
          <table:table-cell office:value-type="error" office:string-value="#NAME?" table:formula="of:=IF([.G34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616</text:p>
          </table:table-cell>
          <table:table-cell office:value-type="float" office:value="8904223818713" table:style-name="ce2">
            <text:p>8904223818713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4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48]*[.D348]" table:style-name="ce1">
            <text:p>#N/A</text:p>
          </table:table-cell>
          <table:table-cell office:value-type="error" office:string-value="#N/A" table:formula="of:=[.E348]/1000" table:style-name="ce4">
            <text:p>#N/A</text:p>
          </table:table-cell>
          <table:table-cell office:value-type="error" office:string-value="#NAME?" table:formula="of:=COM.MICROSOFT.SINGLE(COM.MICROSOFT.CEILING.MATH([.F348];0.5))" table:style-name="ce1">
            <text:p>#NAME?</text:p>
          </table:table-cell>
          <table:table-cell office:value-type="string" office:string-value="1.08" table:formula="of:=VLOOKUP([.A348];[courier_company_invoice.$B$2:.$H$125];2;0)" table:style-name="ce1">
            <text:p>1.08</text:p>
          </table:table-cell>
          <table:table-cell office:value-type="error" office:string-value="#NAME?" table:formula="of:=IF([.G34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616</text:p>
          </table:table-cell>
          <table:table-cell office:value-type="float" office:value="8904223819024" table:style-name="ce2">
            <text:p>890422381902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4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49]*[.D349]" table:style-name="ce1">
            <text:p>#N/A</text:p>
          </table:table-cell>
          <table:table-cell office:value-type="error" office:string-value="#N/A" table:formula="of:=[.E349]/1000" table:style-name="ce4">
            <text:p>#N/A</text:p>
          </table:table-cell>
          <table:table-cell office:value-type="error" office:string-value="#NAME?" table:formula="of:=COM.MICROSOFT.SINGLE(COM.MICROSOFT.CEILING.MATH([.F349];0.5))" table:style-name="ce1">
            <text:p>#NAME?</text:p>
          </table:table-cell>
          <table:table-cell office:value-type="string" office:string-value="1.08" table:formula="of:=VLOOKUP([.A349];[courier_company_invoice.$B$2:.$H$125];2;0)" table:style-name="ce1">
            <text:p>1.08</text:p>
          </table:table-cell>
          <table:table-cell office:value-type="error" office:string-value="#NAME?" table:formula="of:=IF([.G34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616</text:p>
          </table:table-cell>
          <table:table-cell office:value-type="float" office:value="8904223819123" table:style-name="ce2">
            <text:p>8904223819123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5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50]*[.D350]" table:style-name="ce1">
            <text:p>#N/A</text:p>
          </table:table-cell>
          <table:table-cell office:value-type="error" office:string-value="#N/A" table:formula="of:=[.E350]/1000" table:style-name="ce4">
            <text:p>#N/A</text:p>
          </table:table-cell>
          <table:table-cell office:value-type="error" office:string-value="#NAME?" table:formula="of:=COM.MICROSOFT.SINGLE(COM.MICROSOFT.CEILING.MATH([.F350];0.5))" table:style-name="ce1">
            <text:p>#NAME?</text:p>
          </table:table-cell>
          <table:table-cell office:value-type="string" office:string-value="1.08" table:formula="of:=VLOOKUP([.A350];[courier_company_invoice.$B$2:.$H$125];2;0)" table:style-name="ce1">
            <text:p>1.08</text:p>
          </table:table-cell>
          <table:table-cell office:value-type="error" office:string-value="#NAME?" table:formula="of:=IF([.G35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575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5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51]*[.D351]" table:style-name="ce1">
            <text:p>#N/A</text:p>
          </table:table-cell>
          <table:table-cell office:value-type="error" office:string-value="#N/A" table:formula="of:=[.E351]/1000" table:style-name="ce4">
            <text:p>#N/A</text:p>
          </table:table-cell>
          <table:table-cell office:value-type="error" office:string-value="#NAME?" table:formula="of:=COM.MICROSOFT.SINGLE(COM.MICROSOFT.CEILING.MATH([.F351];0.5))" table:style-name="ce1">
            <text:p>#NAME?</text:p>
          </table:table-cell>
          <table:table-cell office:value-type="string" office:string-value="0.68" table:formula="of:=VLOOKUP([.A351];[courier_company_invoice.$B$2:.$H$125];2;0)" table:style-name="ce1">
            <text:p>0.68</text:p>
          </table:table-cell>
          <table:table-cell office:value-type="error" office:string-value="#NAME?" table:formula="of:=IF([.G35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575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5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52]*[.D352]" table:style-name="ce1">
            <text:p>#N/A</text:p>
          </table:table-cell>
          <table:table-cell office:value-type="error" office:string-value="#N/A" table:formula="of:=[.E352]/1000" table:style-name="ce4">
            <text:p>#N/A</text:p>
          </table:table-cell>
          <table:table-cell office:value-type="error" office:string-value="#NAME?" table:formula="of:=COM.MICROSOFT.SINGLE(COM.MICROSOFT.CEILING.MATH([.F352];0.5))" table:style-name="ce1">
            <text:p>#NAME?</text:p>
          </table:table-cell>
          <table:table-cell office:value-type="string" office:string-value="0.68" table:formula="of:=VLOOKUP([.A352];[courier_company_invoice.$B$2:.$H$125];2;0)" table:style-name="ce1">
            <text:p>0.68</text:p>
          </table:table-cell>
          <table:table-cell office:value-type="error" office:string-value="#NAME?" table:formula="of:=IF([.G35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575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5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53]*[.D353]" table:style-name="ce1">
            <text:p>#N/A</text:p>
          </table:table-cell>
          <table:table-cell office:value-type="error" office:string-value="#N/A" table:formula="of:=[.E353]/1000" table:style-name="ce4">
            <text:p>#N/A</text:p>
          </table:table-cell>
          <table:table-cell office:value-type="error" office:string-value="#NAME?" table:formula="of:=COM.MICROSOFT.SINGLE(COM.MICROSOFT.CEILING.MATH([.F353];0.5))" table:style-name="ce1">
            <text:p>#NAME?</text:p>
          </table:table-cell>
          <table:table-cell office:value-type="string" office:string-value="0.68" table:formula="of:=VLOOKUP([.A353];[courier_company_invoice.$B$2:.$H$125];2;0)" table:style-name="ce1">
            <text:p>0.68</text:p>
          </table:table-cell>
          <table:table-cell office:value-type="error" office:string-value="#NAME?" table:formula="of:=IF([.G35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567</text:p>
          </table:table-cell>
          <table:table-cell office:value-type="float" office:value="8904223818591" table:style-name="ce2">
            <text:p>8904223818591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5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54]*[.D354]" table:style-name="ce1">
            <text:p>#N/A</text:p>
          </table:table-cell>
          <table:table-cell office:value-type="error" office:string-value="#N/A" table:formula="of:=[.E354]/1000" table:style-name="ce4">
            <text:p>#N/A</text:p>
          </table:table-cell>
          <table:table-cell office:value-type="error" office:string-value="#NAME?" table:formula="of:=COM.MICROSOFT.SINGLE(COM.MICROSOFT.CEILING.MATH([.F354];0.5))" table:style-name="ce1">
            <text:p>#NAME?</text:p>
          </table:table-cell>
          <table:table-cell office:value-type="string" office:string-value="1.16" table:formula="of:=VLOOKUP([.A354];[courier_company_invoice.$B$2:.$H$125];2;0)" table:style-name="ce1">
            <text:p>1.16</text:p>
          </table:table-cell>
          <table:table-cell office:value-type="error" office:string-value="#NAME?" table:formula="of:=IF([.G35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567</text:p>
          </table:table-cell>
          <table:table-cell office:value-type="float" office:value="8904223816214" table:style-name="ce2">
            <text:p>890422381621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5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55]*[.D355]" table:style-name="ce1">
            <text:p>#N/A</text:p>
          </table:table-cell>
          <table:table-cell office:value-type="error" office:string-value="#N/A" table:formula="of:=[.E355]/1000" table:style-name="ce4">
            <text:p>#N/A</text:p>
          </table:table-cell>
          <table:table-cell office:value-type="error" office:string-value="#NAME?" table:formula="of:=COM.MICROSOFT.SINGLE(COM.MICROSOFT.CEILING.MATH([.F355];0.5))" table:style-name="ce1">
            <text:p>#NAME?</text:p>
          </table:table-cell>
          <table:table-cell office:value-type="string" office:string-value="1.16" table:formula="of:=VLOOKUP([.A355];[courier_company_invoice.$B$2:.$H$125];2;0)" table:style-name="ce1">
            <text:p>1.16</text:p>
          </table:table-cell>
          <table:table-cell office:value-type="error" office:string-value="#NAME?" table:formula="of:=IF([.G35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567</text:p>
          </table:table-cell>
          <table:table-cell office:value-type="float" office:value="8904223819024" table:style-name="ce2">
            <text:p>890422381902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5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56]*[.D356]" table:style-name="ce1">
            <text:p>#N/A</text:p>
          </table:table-cell>
          <table:table-cell office:value-type="error" office:string-value="#N/A" table:formula="of:=[.E356]/1000" table:style-name="ce4">
            <text:p>#N/A</text:p>
          </table:table-cell>
          <table:table-cell office:value-type="error" office:string-value="#NAME?" table:formula="of:=COM.MICROSOFT.SINGLE(COM.MICROSOFT.CEILING.MATH([.F356];0.5))" table:style-name="ce1">
            <text:p>#NAME?</text:p>
          </table:table-cell>
          <table:table-cell office:value-type="string" office:string-value="1.16" table:formula="of:=VLOOKUP([.A356];[courier_company_invoice.$B$2:.$H$125];2;0)" table:style-name="ce1">
            <text:p>1.16</text:p>
          </table:table-cell>
          <table:table-cell office:value-type="error" office:string-value="#NAME?" table:formula="of:=IF([.G35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567</text:p>
          </table:table-cell>
          <table:table-cell office:value-type="float" office:value="8904223819253" table:style-name="ce2">
            <text:p>8904223819253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5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57]*[.D357]" table:style-name="ce1">
            <text:p>#N/A</text:p>
          </table:table-cell>
          <table:table-cell office:value-type="error" office:string-value="#N/A" table:formula="of:=[.E357]/1000" table:style-name="ce4">
            <text:p>#N/A</text:p>
          </table:table-cell>
          <table:table-cell office:value-type="error" office:string-value="#NAME?" table:formula="of:=COM.MICROSOFT.SINGLE(COM.MICROSOFT.CEILING.MATH([.F357];0.5))" table:style-name="ce1">
            <text:p>#NAME?</text:p>
          </table:table-cell>
          <table:table-cell office:value-type="string" office:string-value="1.16" table:formula="of:=VLOOKUP([.A357];[courier_company_invoice.$B$2:.$H$125];2;0)" table:style-name="ce1">
            <text:p>1.16</text:p>
          </table:table-cell>
          <table:table-cell office:value-type="error" office:string-value="#NAME?" table:formula="of:=IF([.G35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567</text:p>
          </table:table-cell>
          <table:table-cell office:value-type="float" office:value="8904223815804" table:style-name="ce2">
            <text:p>890422381580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5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58]*[.D358]" table:style-name="ce1">
            <text:p>#N/A</text:p>
          </table:table-cell>
          <table:table-cell office:value-type="error" office:string-value="#N/A" table:formula="of:=[.E358]/1000" table:style-name="ce4">
            <text:p>#N/A</text:p>
          </table:table-cell>
          <table:table-cell office:value-type="error" office:string-value="#NAME?" table:formula="of:=COM.MICROSOFT.SINGLE(COM.MICROSOFT.CEILING.MATH([.F358];0.5))" table:style-name="ce1">
            <text:p>#NAME?</text:p>
          </table:table-cell>
          <table:table-cell office:value-type="string" office:string-value="1.16" table:formula="of:=VLOOKUP([.A358];[courier_company_invoice.$B$2:.$H$125];2;0)" table:style-name="ce1">
            <text:p>1.16</text:p>
          </table:table-cell>
          <table:table-cell office:value-type="error" office:string-value="#NAME?" table:formula="of:=IF([.G35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567</text:p>
          </table:table-cell>
          <table:table-cell office:value-type="float" office:value="8904223818577" table:style-name="ce2">
            <text:p>8904223818577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5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59]*[.D359]" table:style-name="ce1">
            <text:p>#N/A</text:p>
          </table:table-cell>
          <table:table-cell office:value-type="error" office:string-value="#N/A" table:formula="of:=[.E359]/1000" table:style-name="ce4">
            <text:p>#N/A</text:p>
          </table:table-cell>
          <table:table-cell office:value-type="error" office:string-value="#NAME?" table:formula="of:=COM.MICROSOFT.SINGLE(COM.MICROSOFT.CEILING.MATH([.F359];0.5))" table:style-name="ce1">
            <text:p>#NAME?</text:p>
          </table:table-cell>
          <table:table-cell office:value-type="string" office:string-value="1.16" table:formula="of:=VLOOKUP([.A359];[courier_company_invoice.$B$2:.$H$125];2;0)" table:style-name="ce1">
            <text:p>1.16</text:p>
          </table:table-cell>
          <table:table-cell office:value-type="error" office:string-value="#NAME?" table:formula="of:=IF([.G35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547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6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60]*[.D360]" table:style-name="ce1">
            <text:p>#N/A</text:p>
          </table:table-cell>
          <table:table-cell office:value-type="error" office:string-value="#N/A" table:formula="of:=[.E360]/1000" table:style-name="ce4">
            <text:p>#N/A</text:p>
          </table:table-cell>
          <table:table-cell office:value-type="error" office:string-value="#NAME?" table:formula="of:=COM.MICROSOFT.SINGLE(COM.MICROSOFT.CEILING.MATH([.F360];0.5))" table:style-name="ce1">
            <text:p>#NAME?</text:p>
          </table:table-cell>
          <table:table-cell office:value-type="string" office:string-value="1" table:formula="of:=VLOOKUP([.A360];[courier_company_invoice.$B$2:.$H$125];2;0)" table:style-name="ce1">
            <text:p>1</text:p>
          </table:table-cell>
          <table:table-cell office:value-type="error" office:string-value="#NAME?" table:formula="of:=IF([.G36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533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6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61]*[.D361]" table:style-name="ce1">
            <text:p>#N/A</text:p>
          </table:table-cell>
          <table:table-cell office:value-type="error" office:string-value="#N/A" table:formula="of:=[.E361]/1000" table:style-name="ce4">
            <text:p>#N/A</text:p>
          </table:table-cell>
          <table:table-cell office:value-type="error" office:string-value="#NAME?" table:formula="of:=COM.MICROSOFT.SINGLE(COM.MICROSOFT.CEILING.MATH([.F361];0.5))" table:style-name="ce1">
            <text:p>#NAME?</text:p>
          </table:table-cell>
          <table:table-cell office:value-type="string" office:string-value="0.68" table:formula="of:=VLOOKUP([.A361];[courier_company_invoice.$B$2:.$H$125];2;0)" table:style-name="ce1">
            <text:p>0.68</text:p>
          </table:table-cell>
          <table:table-cell office:value-type="error" office:string-value="#NAME?" table:formula="of:=IF([.G36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533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6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62]*[.D362]" table:style-name="ce1">
            <text:p>#N/A</text:p>
          </table:table-cell>
          <table:table-cell office:value-type="error" office:string-value="#N/A" table:formula="of:=[.E362]/1000" table:style-name="ce4">
            <text:p>#N/A</text:p>
          </table:table-cell>
          <table:table-cell office:value-type="error" office:string-value="#NAME?" table:formula="of:=COM.MICROSOFT.SINGLE(COM.MICROSOFT.CEILING.MATH([.F362];0.5))" table:style-name="ce1">
            <text:p>#NAME?</text:p>
          </table:table-cell>
          <table:table-cell office:value-type="string" office:string-value="0.68" table:formula="of:=VLOOKUP([.A362];[courier_company_invoice.$B$2:.$H$125];2;0)" table:style-name="ce1">
            <text:p>0.68</text:p>
          </table:table-cell>
          <table:table-cell office:value-type="error" office:string-value="#NAME?" table:formula="of:=IF([.G36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533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6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63]*[.D363]" table:style-name="ce1">
            <text:p>#N/A</text:p>
          </table:table-cell>
          <table:table-cell office:value-type="error" office:string-value="#N/A" table:formula="of:=[.E363]/1000" table:style-name="ce4">
            <text:p>#N/A</text:p>
          </table:table-cell>
          <table:table-cell office:value-type="error" office:string-value="#NAME?" table:formula="of:=COM.MICROSOFT.SINGLE(COM.MICROSOFT.CEILING.MATH([.F363];0.5))" table:style-name="ce1">
            <text:p>#NAME?</text:p>
          </table:table-cell>
          <table:table-cell office:value-type="string" office:string-value="0.68" table:formula="of:=VLOOKUP([.A363];[courier_company_invoice.$B$2:.$H$125];2;0)" table:style-name="ce1">
            <text:p>0.68</text:p>
          </table:table-cell>
          <table:table-cell office:value-type="error" office:string-value="#NAME?" table:formula="of:=IF([.G36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471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36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64]*[.D364]" table:style-name="ce1">
            <text:p>#N/A</text:p>
          </table:table-cell>
          <table:table-cell office:value-type="error" office:string-value="#N/A" table:formula="of:=[.E364]/1000" table:style-name="ce4">
            <text:p>#N/A</text:p>
          </table:table-cell>
          <table:table-cell office:value-type="error" office:string-value="#NAME?" table:formula="of:=COM.MICROSOFT.SINGLE(COM.MICROSOFT.CEILING.MATH([.F364];0.5))" table:style-name="ce1">
            <text:p>#NAME?</text:p>
          </table:table-cell>
          <table:table-cell office:value-type="string" office:string-value="1.7" table:formula="of:=VLOOKUP([.A364];[courier_company_invoice.$B$2:.$H$125];2;0)" table:style-name="ce1">
            <text:p>1.7</text:p>
          </table:table-cell>
          <table:table-cell office:value-type="error" office:string-value="#NAME?" table:formula="of:=IF([.G36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471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36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65]*[.D365]" table:style-name="ce1">
            <text:p>#N/A</text:p>
          </table:table-cell>
          <table:table-cell office:value-type="error" office:string-value="#N/A" table:formula="of:=[.E365]/1000" table:style-name="ce4">
            <text:p>#N/A</text:p>
          </table:table-cell>
          <table:table-cell office:value-type="error" office:string-value="#NAME?" table:formula="of:=COM.MICROSOFT.SINGLE(COM.MICROSOFT.CEILING.MATH([.F365];0.5))" table:style-name="ce1">
            <text:p>#NAME?</text:p>
          </table:table-cell>
          <table:table-cell office:value-type="string" office:string-value="1.7" table:formula="of:=VLOOKUP([.A365];[courier_company_invoice.$B$2:.$H$125];2;0)" table:style-name="ce1">
            <text:p>1.7</text:p>
          </table:table-cell>
          <table:table-cell office:value-type="error" office:string-value="#NAME?" table:formula="of:=IF([.G36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471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36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66]*[.D366]" table:style-name="ce1">
            <text:p>#N/A</text:p>
          </table:table-cell>
          <table:table-cell office:value-type="error" office:string-value="#N/A" table:formula="of:=[.E366]/1000" table:style-name="ce4">
            <text:p>#N/A</text:p>
          </table:table-cell>
          <table:table-cell office:value-type="error" office:string-value="#NAME?" table:formula="of:=COM.MICROSOFT.SINGLE(COM.MICROSOFT.CEILING.MATH([.F366];0.5))" table:style-name="ce1">
            <text:p>#NAME?</text:p>
          </table:table-cell>
          <table:table-cell office:value-type="string" office:string-value="1.7" table:formula="of:=VLOOKUP([.A366];[courier_company_invoice.$B$2:.$H$125];2;0)" table:style-name="ce1">
            <text:p>1.7</text:p>
          </table:table-cell>
          <table:table-cell office:value-type="error" office:string-value="#NAME?" table:formula="of:=IF([.G36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471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6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67]*[.D367]" table:style-name="ce1">
            <text:p>#N/A</text:p>
          </table:table-cell>
          <table:table-cell office:value-type="error" office:string-value="#N/A" table:formula="of:=[.E367]/1000" table:style-name="ce4">
            <text:p>#N/A</text:p>
          </table:table-cell>
          <table:table-cell office:value-type="error" office:string-value="#NAME?" table:formula="of:=COM.MICROSOFT.SINGLE(COM.MICROSOFT.CEILING.MATH([.F367];0.5))" table:style-name="ce1">
            <text:p>#NAME?</text:p>
          </table:table-cell>
          <table:table-cell office:value-type="string" office:string-value="1.7" table:formula="of:=VLOOKUP([.A367];[courier_company_invoice.$B$2:.$H$125];2;0)" table:style-name="ce1">
            <text:p>1.7</text:p>
          </table:table-cell>
          <table:table-cell office:value-type="error" office:string-value="#NAME?" table:formula="of:=IF([.G36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471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6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68]*[.D368]" table:style-name="ce1">
            <text:p>#N/A</text:p>
          </table:table-cell>
          <table:table-cell office:value-type="error" office:string-value="#N/A" table:formula="of:=[.E368]/1000" table:style-name="ce4">
            <text:p>#N/A</text:p>
          </table:table-cell>
          <table:table-cell office:value-type="error" office:string-value="#NAME?" table:formula="of:=COM.MICROSOFT.SINGLE(COM.MICROSOFT.CEILING.MATH([.F368];0.5))" table:style-name="ce1">
            <text:p>#NAME?</text:p>
          </table:table-cell>
          <table:table-cell office:value-type="string" office:string-value="1.7" table:formula="of:=VLOOKUP([.A368];[courier_company_invoice.$B$2:.$H$125];2;0)" table:style-name="ce1">
            <text:p>1.7</text:p>
          </table:table-cell>
          <table:table-cell office:value-type="error" office:string-value="#NAME?" table:formula="of:=IF([.G36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471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6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69]*[.D369]" table:style-name="ce1">
            <text:p>#N/A</text:p>
          </table:table-cell>
          <table:table-cell office:value-type="error" office:string-value="#N/A" table:formula="of:=[.E369]/1000" table:style-name="ce4">
            <text:p>#N/A</text:p>
          </table:table-cell>
          <table:table-cell office:value-type="error" office:string-value="#NAME?" table:formula="of:=COM.MICROSOFT.SINGLE(COM.MICROSOFT.CEILING.MATH([.F369];0.5))" table:style-name="ce1">
            <text:p>#NAME?</text:p>
          </table:table-cell>
          <table:table-cell office:value-type="string" office:string-value="1.7" table:formula="of:=VLOOKUP([.A369];[courier_company_invoice.$B$2:.$H$125];2;0)" table:style-name="ce1">
            <text:p>1.7</text:p>
          </table:table-cell>
          <table:table-cell office:value-type="error" office:string-value="#NAME?" table:formula="of:=IF([.G36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471</text:p>
          </table:table-cell>
          <table:table-cell office:value-type="float" office:value="8904223818683" table:style-name="ce2">
            <text:p>8904223818683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7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70]*[.D370]" table:style-name="ce1">
            <text:p>#N/A</text:p>
          </table:table-cell>
          <table:table-cell office:value-type="error" office:string-value="#N/A" table:formula="of:=[.E370]/1000" table:style-name="ce4">
            <text:p>#N/A</text:p>
          </table:table-cell>
          <table:table-cell office:value-type="error" office:string-value="#NAME?" table:formula="of:=COM.MICROSOFT.SINGLE(COM.MICROSOFT.CEILING.MATH([.F370];0.5))" table:style-name="ce1">
            <text:p>#NAME?</text:p>
          </table:table-cell>
          <table:table-cell office:value-type="string" office:string-value="1.7" table:formula="of:=VLOOKUP([.A370];[courier_company_invoice.$B$2:.$H$125];2;0)" table:style-name="ce1">
            <text:p>1.7</text:p>
          </table:table-cell>
          <table:table-cell office:value-type="error" office:string-value="#NAME?" table:formula="of:=IF([.G37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458</text:p>
          </table:table-cell>
          <table:table-cell office:value-type="float" office:value="8904223819284" table:style-name="ce2">
            <text:p>890422381928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7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71]*[.D371]" table:style-name="ce1">
            <text:p>#N/A</text:p>
          </table:table-cell>
          <table:table-cell office:value-type="error" office:string-value="#N/A" table:formula="of:=[.E371]/1000" table:style-name="ce4">
            <text:p>#N/A</text:p>
          </table:table-cell>
          <table:table-cell office:value-type="error" office:string-value="#NAME?" table:formula="of:=COM.MICROSOFT.SINGLE(COM.MICROSOFT.CEILING.MATH([.F371];0.5))" table:style-name="ce1">
            <text:p>#NAME?</text:p>
          </table:table-cell>
          <table:table-cell office:value-type="string" office:string-value="1" table:formula="of:=VLOOKUP([.A371];[courier_company_invoice.$B$2:.$H$125];2;0)" table:style-name="ce1">
            <text:p>1</text:p>
          </table:table-cell>
          <table:table-cell office:value-type="error" office:string-value="#NAME?" table:formula="of:=IF([.G37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458</text:p>
          </table:table-cell>
          <table:table-cell office:value-type="float" office:value="8904223818478" table:style-name="ce2">
            <text:p>8904223818478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7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72]*[.D372]" table:style-name="ce1">
            <text:p>#N/A</text:p>
          </table:table-cell>
          <table:table-cell office:value-type="error" office:string-value="#N/A" table:formula="of:=[.E372]/1000" table:style-name="ce4">
            <text:p>#N/A</text:p>
          </table:table-cell>
          <table:table-cell office:value-type="error" office:string-value="#NAME?" table:formula="of:=COM.MICROSOFT.SINGLE(COM.MICROSOFT.CEILING.MATH([.F372];0.5))" table:style-name="ce1">
            <text:p>#NAME?</text:p>
          </table:table-cell>
          <table:table-cell office:value-type="string" office:string-value="1" table:formula="of:=VLOOKUP([.A372];[courier_company_invoice.$B$2:.$H$125];2;0)" table:style-name="ce1">
            <text:p>1</text:p>
          </table:table-cell>
          <table:table-cell office:value-type="error" office:string-value="#NAME?" table:formula="of:=IF([.G37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446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7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73]*[.D373]" table:style-name="ce1">
            <text:p>#N/A</text:p>
          </table:table-cell>
          <table:table-cell office:value-type="error" office:string-value="#N/A" table:formula="of:=[.E373]/1000" table:style-name="ce4">
            <text:p>#N/A</text:p>
          </table:table-cell>
          <table:table-cell office:value-type="error" office:string-value="#NAME?" table:formula="of:=COM.MICROSOFT.SINGLE(COM.MICROSOFT.CEILING.MATH([.F373];0.5))" table:style-name="ce1">
            <text:p>#NAME?</text:p>
          </table:table-cell>
          <table:table-cell office:value-type="string" office:string-value="0.69" table:formula="of:=VLOOKUP([.A373];[courier_company_invoice.$B$2:.$H$125];2;0)" table:style-name="ce1">
            <text:p>0.69</text:p>
          </table:table-cell>
          <table:table-cell office:value-type="error" office:string-value="#NAME?" table:formula="of:=IF([.G37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446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7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74]*[.D374]" table:style-name="ce1">
            <text:p>#N/A</text:p>
          </table:table-cell>
          <table:table-cell office:value-type="error" office:string-value="#N/A" table:formula="of:=[.E374]/1000" table:style-name="ce4">
            <text:p>#N/A</text:p>
          </table:table-cell>
          <table:table-cell office:value-type="error" office:string-value="#NAME?" table:formula="of:=COM.MICROSOFT.SINGLE(COM.MICROSOFT.CEILING.MATH([.F374];0.5))" table:style-name="ce1">
            <text:p>#NAME?</text:p>
          </table:table-cell>
          <table:table-cell office:value-type="string" office:string-value="0.69" table:formula="of:=VLOOKUP([.A374];[courier_company_invoice.$B$2:.$H$125];2;0)" table:style-name="ce1">
            <text:p>0.69</text:p>
          </table:table-cell>
          <table:table-cell office:value-type="error" office:string-value="#NAME?" table:formula="of:=IF([.G37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446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7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75]*[.D375]" table:style-name="ce1">
            <text:p>#N/A</text:p>
          </table:table-cell>
          <table:table-cell office:value-type="error" office:string-value="#N/A" table:formula="of:=[.E375]/1000" table:style-name="ce4">
            <text:p>#N/A</text:p>
          </table:table-cell>
          <table:table-cell office:value-type="error" office:string-value="#NAME?" table:formula="of:=COM.MICROSOFT.SINGLE(COM.MICROSOFT.CEILING.MATH([.F375];0.5))" table:style-name="ce1">
            <text:p>#NAME?</text:p>
          </table:table-cell>
          <table:table-cell office:value-type="string" office:string-value="0.69" table:formula="of:=VLOOKUP([.A375];[courier_company_invoice.$B$2:.$H$125];2;0)" table:style-name="ce1">
            <text:p>0.69</text:p>
          </table:table-cell>
          <table:table-cell office:value-type="error" office:string-value="#NAME?" table:formula="of:=IF([.G37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408</text:p>
          </table:table-cell>
          <table:table-cell office:value-type="float" office:value="8904223819437" table:style-name="ce2">
            <text:p>8904223819437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37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76]*[.D376]" table:style-name="ce1">
            <text:p>#N/A</text:p>
          </table:table-cell>
          <table:table-cell office:value-type="error" office:string-value="#N/A" table:formula="of:=[.E376]/1000" table:style-name="ce4">
            <text:p>#N/A</text:p>
          </table:table-cell>
          <table:table-cell office:value-type="error" office:string-value="#NAME?" table:formula="of:=COM.MICROSOFT.SINGLE(COM.MICROSOFT.CEILING.MATH([.F376];0.5))" table:style-name="ce1">
            <text:p>#NAME?</text:p>
          </table:table-cell>
          <table:table-cell office:value-type="string" office:string-value="2.5" table:formula="of:=VLOOKUP([.A376];[courier_company_invoice.$B$2:.$H$125];2;0)" table:style-name="ce1">
            <text:p>2.5</text:p>
          </table:table-cell>
          <table:table-cell office:value-type="error" office:string-value="#NAME?" table:formula="of:=IF([.G37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408</text:p>
          </table:table-cell>
          <table:table-cell office:value-type="float" office:value="8904223819352" table:style-name="ce2">
            <text:p>890422381935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7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77]*[.D377]" table:style-name="ce1">
            <text:p>#N/A</text:p>
          </table:table-cell>
          <table:table-cell office:value-type="error" office:string-value="#N/A" table:formula="of:=[.E377]/1000" table:style-name="ce4">
            <text:p>#N/A</text:p>
          </table:table-cell>
          <table:table-cell office:value-type="error" office:string-value="#NAME?" table:formula="of:=COM.MICROSOFT.SINGLE(COM.MICROSOFT.CEILING.MATH([.F377];0.5))" table:style-name="ce1">
            <text:p>#NAME?</text:p>
          </table:table-cell>
          <table:table-cell office:value-type="string" office:string-value="2.5" table:formula="of:=VLOOKUP([.A377];[courier_company_invoice.$B$2:.$H$125];2;0)" table:style-name="ce1">
            <text:p>2.5</text:p>
          </table:table-cell>
          <table:table-cell office:value-type="error" office:string-value="#NAME?" table:formula="of:=IF([.G37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408</text:p>
          </table:table-cell>
          <table:table-cell office:value-type="float" office:value="8904223819024" table:style-name="ce2">
            <text:p>8904223819024.00</text:p>
          </table:table-cell>
          <table:table-cell office:value-type="string" table:style-name="ce1">
            <text:p>8.00</text:p>
          </table:table-cell>
          <table:table-cell office:value-type="error" office:string-value="#N/A" table:formula="of:=VLOOKUP([.B37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78]*[.D378]" table:style-name="ce1">
            <text:p>#N/A</text:p>
          </table:table-cell>
          <table:table-cell office:value-type="error" office:string-value="#N/A" table:formula="of:=[.E378]/1000" table:style-name="ce4">
            <text:p>#N/A</text:p>
          </table:table-cell>
          <table:table-cell office:value-type="error" office:string-value="#NAME?" table:formula="of:=COM.MICROSOFT.SINGLE(COM.MICROSOFT.CEILING.MATH([.F378];0.5))" table:style-name="ce1">
            <text:p>#NAME?</text:p>
          </table:table-cell>
          <table:table-cell office:value-type="string" office:string-value="2.5" table:formula="of:=VLOOKUP([.A378];[courier_company_invoice.$B$2:.$H$125];2;0)" table:style-name="ce1">
            <text:p>2.5</text:p>
          </table:table-cell>
          <table:table-cell office:value-type="error" office:string-value="#NAME?" table:formula="of:=IF([.G37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408</text:p>
          </table:table-cell>
          <table:table-cell office:value-type="float" office:value="8904223818874" table:style-name="ce2">
            <text:p>890422381887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7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79]*[.D379]" table:style-name="ce1">
            <text:p>#N/A</text:p>
          </table:table-cell>
          <table:table-cell office:value-type="error" office:string-value="#N/A" table:formula="of:=[.E379]/1000" table:style-name="ce4">
            <text:p>#N/A</text:p>
          </table:table-cell>
          <table:table-cell office:value-type="error" office:string-value="#NAME?" table:formula="of:=COM.MICROSOFT.SINGLE(COM.MICROSOFT.CEILING.MATH([.F379];0.5))" table:style-name="ce1">
            <text:p>#NAME?</text:p>
          </table:table-cell>
          <table:table-cell office:value-type="string" office:string-value="2.5" table:formula="of:=VLOOKUP([.A379];[courier_company_invoice.$B$2:.$H$125];2;0)" table:style-name="ce1">
            <text:p>2.5</text:p>
          </table:table-cell>
          <table:table-cell office:value-type="error" office:string-value="#NAME?" table:formula="of:=IF([.G37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338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8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80]*[.D380]" table:style-name="ce1">
            <text:p>#N/A</text:p>
          </table:table-cell>
          <table:table-cell office:value-type="error" office:string-value="#N/A" table:formula="of:=[.E380]/1000" table:style-name="ce4">
            <text:p>#N/A</text:p>
          </table:table-cell>
          <table:table-cell office:value-type="error" office:string-value="#NAME?" table:formula="of:=COM.MICROSOFT.SINGLE(COM.MICROSOFT.CEILING.MATH([.F380];0.5))" table:style-name="ce1">
            <text:p>#NAME?</text:p>
          </table:table-cell>
          <table:table-cell office:value-type="string" office:string-value="0.7" table:formula="of:=VLOOKUP([.A380];[courier_company_invoice.$B$2:.$H$125];2;0)" table:style-name="ce1">
            <text:p>0.7</text:p>
          </table:table-cell>
          <table:table-cell office:value-type="error" office:string-value="#NAME?" table:formula="of:=IF([.G38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338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8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81]*[.D381]" table:style-name="ce1">
            <text:p>#N/A</text:p>
          </table:table-cell>
          <table:table-cell office:value-type="error" office:string-value="#N/A" table:formula="of:=[.E381]/1000" table:style-name="ce4">
            <text:p>#N/A</text:p>
          </table:table-cell>
          <table:table-cell office:value-type="error" office:string-value="#NAME?" table:formula="of:=COM.MICROSOFT.SINGLE(COM.MICROSOFT.CEILING.MATH([.F381];0.5))" table:style-name="ce1">
            <text:p>#NAME?</text:p>
          </table:table-cell>
          <table:table-cell office:value-type="string" office:string-value="0.7" table:formula="of:=VLOOKUP([.A381];[courier_company_invoice.$B$2:.$H$125];2;0)" table:style-name="ce1">
            <text:p>0.7</text:p>
          </table:table-cell>
          <table:table-cell office:value-type="error" office:string-value="#NAME?" table:formula="of:=IF([.G38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338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8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82]*[.D382]" table:style-name="ce1">
            <text:p>#N/A</text:p>
          </table:table-cell>
          <table:table-cell office:value-type="error" office:string-value="#N/A" table:formula="of:=[.E382]/1000" table:style-name="ce4">
            <text:p>#N/A</text:p>
          </table:table-cell>
          <table:table-cell office:value-type="error" office:string-value="#NAME?" table:formula="of:=COM.MICROSOFT.SINGLE(COM.MICROSOFT.CEILING.MATH([.F382];0.5))" table:style-name="ce1">
            <text:p>#NAME?</text:p>
          </table:table-cell>
          <table:table-cell office:value-type="string" office:string-value="0.7" table:formula="of:=VLOOKUP([.A382];[courier_company_invoice.$B$2:.$H$125];2;0)" table:style-name="ce1">
            <text:p>0.7</text:p>
          </table:table-cell>
          <table:table-cell office:value-type="error" office:string-value="#NAME?" table:formula="of:=IF([.G38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304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8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83]*[.D383]" table:style-name="ce1">
            <text:p>#N/A</text:p>
          </table:table-cell>
          <table:table-cell office:value-type="error" office:string-value="#N/A" table:formula="of:=[.E383]/1000" table:style-name="ce4">
            <text:p>#N/A</text:p>
          </table:table-cell>
          <table:table-cell office:value-type="error" office:string-value="#NAME?" table:formula="of:=COM.MICROSOFT.SINGLE(COM.MICROSOFT.CEILING.MATH([.F383];0.5))" table:style-name="ce1">
            <text:p>#NAME?</text:p>
          </table:table-cell>
          <table:table-cell office:value-type="string" office:string-value="0.71" table:formula="of:=VLOOKUP([.A383];[courier_company_invoice.$B$2:.$H$125];2;0)" table:style-name="ce1">
            <text:p>0.71</text:p>
          </table:table-cell>
          <table:table-cell office:value-type="error" office:string-value="#NAME?" table:formula="of:=IF([.G38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304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8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84]*[.D384]" table:style-name="ce1">
            <text:p>#N/A</text:p>
          </table:table-cell>
          <table:table-cell office:value-type="error" office:string-value="#N/A" table:formula="of:=[.E384]/1000" table:style-name="ce4">
            <text:p>#N/A</text:p>
          </table:table-cell>
          <table:table-cell office:value-type="error" office:string-value="#NAME?" table:formula="of:=COM.MICROSOFT.SINGLE(COM.MICROSOFT.CEILING.MATH([.F384];0.5))" table:style-name="ce1">
            <text:p>#NAME?</text:p>
          </table:table-cell>
          <table:table-cell office:value-type="string" office:string-value="0.71" table:formula="of:=VLOOKUP([.A384];[courier_company_invoice.$B$2:.$H$125];2;0)" table:style-name="ce1">
            <text:p>0.71</text:p>
          </table:table-cell>
          <table:table-cell office:value-type="error" office:string-value="#NAME?" table:formula="of:=IF([.G38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304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8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85]*[.D385]" table:style-name="ce1">
            <text:p>#N/A</text:p>
          </table:table-cell>
          <table:table-cell office:value-type="error" office:string-value="#N/A" table:formula="of:=[.E385]/1000" table:style-name="ce4">
            <text:p>#N/A</text:p>
          </table:table-cell>
          <table:table-cell office:value-type="error" office:string-value="#NAME?" table:formula="of:=COM.MICROSOFT.SINGLE(COM.MICROSOFT.CEILING.MATH([.F385];0.5))" table:style-name="ce1">
            <text:p>#NAME?</text:p>
          </table:table-cell>
          <table:table-cell office:value-type="string" office:string-value="0.71" table:formula="of:=VLOOKUP([.A385];[courier_company_invoice.$B$2:.$H$125];2;0)" table:style-name="ce1">
            <text:p>0.71</text:p>
          </table:table-cell>
          <table:table-cell office:value-type="error" office:string-value="#NAME?" table:formula="of:=IF([.G38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273</text:p>
          </table:table-cell>
          <table:table-cell office:value-type="float" office:value="8904223819017" table:style-name="ce2">
            <text:p>8904223819017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8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86]*[.D386]" table:style-name="ce1">
            <text:p>#N/A</text:p>
          </table:table-cell>
          <table:table-cell office:value-type="error" office:string-value="#N/A" table:formula="of:=[.E386]/1000" table:style-name="ce4">
            <text:p>#N/A</text:p>
          </table:table-cell>
          <table:table-cell office:value-type="error" office:string-value="#NAME?" table:formula="of:=COM.MICROSOFT.SINGLE(COM.MICROSOFT.CEILING.MATH([.F386];0.5))" table:style-name="ce1">
            <text:p>#NAME?</text:p>
          </table:table-cell>
          <table:table-cell office:value-type="string" office:string-value="1" table:formula="of:=VLOOKUP([.A386];[courier_company_invoice.$B$2:.$H$125];2;0)" table:style-name="ce1">
            <text:p>1</text:p>
          </table:table-cell>
          <table:table-cell office:value-type="error" office:string-value="#NAME?" table:formula="of:=IF([.G38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273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8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87]*[.D387]" table:style-name="ce1">
            <text:p>#N/A</text:p>
          </table:table-cell>
          <table:table-cell office:value-type="error" office:string-value="#N/A" table:formula="of:=[.E387]/1000" table:style-name="ce4">
            <text:p>#N/A</text:p>
          </table:table-cell>
          <table:table-cell office:value-type="error" office:string-value="#NAME?" table:formula="of:=COM.MICROSOFT.SINGLE(COM.MICROSOFT.CEILING.MATH([.F387];0.5))" table:style-name="ce1">
            <text:p>#NAME?</text:p>
          </table:table-cell>
          <table:table-cell office:value-type="string" office:string-value="1" table:formula="of:=VLOOKUP([.A387];[courier_company_invoice.$B$2:.$H$125];2;0)" table:style-name="ce1">
            <text:p>1</text:p>
          </table:table-cell>
          <table:table-cell office:value-type="error" office:string-value="#NAME?" table:formula="of:=IF([.G38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273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8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88]*[.D388]" table:style-name="ce1">
            <text:p>#N/A</text:p>
          </table:table-cell>
          <table:table-cell office:value-type="error" office:string-value="#N/A" table:formula="of:=[.E388]/1000" table:style-name="ce4">
            <text:p>#N/A</text:p>
          </table:table-cell>
          <table:table-cell office:value-type="error" office:string-value="#NAME?" table:formula="of:=COM.MICROSOFT.SINGLE(COM.MICROSOFT.CEILING.MATH([.F388];0.5))" table:style-name="ce1">
            <text:p>#NAME?</text:p>
          </table:table-cell>
          <table:table-cell office:value-type="string" office:string-value="1" table:formula="of:=VLOOKUP([.A388];[courier_company_invoice.$B$2:.$H$125];2;0)" table:style-name="ce1">
            <text:p>1</text:p>
          </table:table-cell>
          <table:table-cell office:value-type="error" office:string-value="#NAME?" table:formula="of:=IF([.G38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273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8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89]*[.D389]" table:style-name="ce1">
            <text:p>#N/A</text:p>
          </table:table-cell>
          <table:table-cell office:value-type="error" office:string-value="#N/A" table:formula="of:=[.E389]/1000" table:style-name="ce4">
            <text:p>#N/A</text:p>
          </table:table-cell>
          <table:table-cell office:value-type="error" office:string-value="#NAME?" table:formula="of:=COM.MICROSOFT.SINGLE(COM.MICROSOFT.CEILING.MATH([.F389];0.5))" table:style-name="ce1">
            <text:p>#NAME?</text:p>
          </table:table-cell>
          <table:table-cell office:value-type="string" office:string-value="1" table:formula="of:=VLOOKUP([.A389];[courier_company_invoice.$B$2:.$H$125];2;0)" table:style-name="ce1">
            <text:p>1</text:p>
          </table:table-cell>
          <table:table-cell office:value-type="error" office:string-value="#NAME?" table:formula="of:=IF([.G38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251</text:p>
          </table:table-cell>
          <table:table-cell office:value-type="float" office:value="8904223819161" table:style-name="ce2">
            <text:p>8904223819161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9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90]*[.D390]" table:style-name="ce1">
            <text:p>#N/A</text:p>
          </table:table-cell>
          <table:table-cell office:value-type="error" office:string-value="#N/A" table:formula="of:=[.E390]/1000" table:style-name="ce4">
            <text:p>#N/A</text:p>
          </table:table-cell>
          <table:table-cell office:value-type="error" office:string-value="#NAME?" table:formula="of:=COM.MICROSOFT.SINGLE(COM.MICROSOFT.CEILING.MATH([.F390];0.5))" table:style-name="ce1">
            <text:p>#NAME?</text:p>
          </table:table-cell>
          <table:table-cell office:value-type="string" office:string-value="1.27" table:formula="of:=VLOOKUP([.A390];[courier_company_invoice.$B$2:.$H$125];2;0)" table:style-name="ce1">
            <text:p>1.27</text:p>
          </table:table-cell>
          <table:table-cell office:value-type="error" office:string-value="#NAME?" table:formula="of:=IF([.G39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251</text:p>
          </table:table-cell>
          <table:table-cell office:value-type="float" office:value="8904223819260" table:style-name="ce2">
            <text:p>890422381926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9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91]*[.D391]" table:style-name="ce1">
            <text:p>#N/A</text:p>
          </table:table-cell>
          <table:table-cell office:value-type="error" office:string-value="#N/A" table:formula="of:=[.E391]/1000" table:style-name="ce4">
            <text:p>#N/A</text:p>
          </table:table-cell>
          <table:table-cell office:value-type="error" office:string-value="#NAME?" table:formula="of:=COM.MICROSOFT.SINGLE(COM.MICROSOFT.CEILING.MATH([.F391];0.5))" table:style-name="ce1">
            <text:p>#NAME?</text:p>
          </table:table-cell>
          <table:table-cell office:value-type="string" office:string-value="1.27" table:formula="of:=VLOOKUP([.A391];[courier_company_invoice.$B$2:.$H$125];2;0)" table:style-name="ce1">
            <text:p>1.27</text:p>
          </table:table-cell>
          <table:table-cell office:value-type="error" office:string-value="#NAME?" table:formula="of:=IF([.G391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233</text:p>
          </table:table-cell>
          <table:table-cell office:value-type="float" office:value="8904223819161" table:style-name="ce2">
            <text:p>8904223819161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92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92]*[.D392]" table:style-name="ce1">
            <text:p>#N/A</text:p>
          </table:table-cell>
          <table:table-cell office:value-type="error" office:string-value="#N/A" table:formula="of:=[.E392]/1000" table:style-name="ce4">
            <text:p>#N/A</text:p>
          </table:table-cell>
          <table:table-cell office:value-type="error" office:string-value="#NAME?" table:formula="of:=COM.MICROSOFT.SINGLE(COM.MICROSOFT.CEILING.MATH([.F392];0.5))" table:style-name="ce1">
            <text:p>#NAME?</text:p>
          </table:table-cell>
          <table:table-cell office:value-type="string" office:string-value="0.78" table:formula="of:=VLOOKUP([.A392];[courier_company_invoice.$B$2:.$H$125];2;0)" table:style-name="ce1">
            <text:p>0.78</text:p>
          </table:table-cell>
          <table:table-cell office:value-type="error" office:string-value="#NAME?" table:formula="of:=IF([.G392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233</text:p>
          </table:table-cell>
          <table:table-cell office:value-type="float" office:value="8904223819260" table:style-name="ce2">
            <text:p>890422381926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93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93]*[.D393]" table:style-name="ce1">
            <text:p>#N/A</text:p>
          </table:table-cell>
          <table:table-cell office:value-type="error" office:string-value="#N/A" table:formula="of:=[.E393]/1000" table:style-name="ce4">
            <text:p>#N/A</text:p>
          </table:table-cell>
          <table:table-cell office:value-type="error" office:string-value="#NAME?" table:formula="of:=COM.MICROSOFT.SINGLE(COM.MICROSOFT.CEILING.MATH([.F393];0.5))" table:style-name="ce1">
            <text:p>#NAME?</text:p>
          </table:table-cell>
          <table:table-cell office:value-type="string" office:string-value="0.78" table:formula="of:=VLOOKUP([.A393];[courier_company_invoice.$B$2:.$H$125];2;0)" table:style-name="ce1">
            <text:p>0.78</text:p>
          </table:table-cell>
          <table:table-cell office:value-type="error" office:string-value="#NAME?" table:formula="of:=IF([.G393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232</text:p>
          </table:table-cell>
          <table:table-cell office:value-type="float" office:value="8904223818645" table:style-name="ce2">
            <text:p>8904223818645.00</text:p>
          </table:table-cell>
          <table:table-cell office:value-type="string" table:style-name="ce1">
            <text:p>6.00</text:p>
          </table:table-cell>
          <table:table-cell office:value-type="error" office:string-value="#N/A" table:formula="of:=VLOOKUP([.B394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94]*[.D394]" table:style-name="ce1">
            <text:p>#N/A</text:p>
          </table:table-cell>
          <table:table-cell office:value-type="error" office:string-value="#N/A" table:formula="of:=[.E394]/1000" table:style-name="ce4">
            <text:p>#N/A</text:p>
          </table:table-cell>
          <table:table-cell office:value-type="error" office:string-value="#NAME?" table:formula="of:=COM.MICROSOFT.SINGLE(COM.MICROSOFT.CEILING.MATH([.F394];0.5))" table:style-name="ce1">
            <text:p>#NAME?</text:p>
          </table:table-cell>
          <table:table-cell office:value-type="string" office:string-value="1.3" table:formula="of:=VLOOKUP([.A394];[courier_company_invoice.$B$2:.$H$125];2;0)" table:style-name="ce1">
            <text:p>1.3</text:p>
          </table:table-cell>
          <table:table-cell office:value-type="error" office:string-value="#NAME?" table:formula="of:=IF([.G394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232</text:p>
          </table:table-cell>
          <table:table-cell office:value-type="float" office:value="8904223819147" table:style-name="ce2">
            <text:p>8904223819147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395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95]*[.D395]" table:style-name="ce1">
            <text:p>#N/A</text:p>
          </table:table-cell>
          <table:table-cell office:value-type="error" office:string-value="#N/A" table:formula="of:=[.E395]/1000" table:style-name="ce4">
            <text:p>#N/A</text:p>
          </table:table-cell>
          <table:table-cell office:value-type="error" office:string-value="#NAME?" table:formula="of:=COM.MICROSOFT.SINGLE(COM.MICROSOFT.CEILING.MATH([.F395];0.5))" table:style-name="ce1">
            <text:p>#NAME?</text:p>
          </table:table-cell>
          <table:table-cell office:value-type="string" office:string-value="1.3" table:formula="of:=VLOOKUP([.A395];[courier_company_invoice.$B$2:.$H$125];2;0)" table:style-name="ce1">
            <text:p>1.3</text:p>
          </table:table-cell>
          <table:table-cell office:value-type="error" office:string-value="#NAME?" table:formula="of:=IF([.G395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229</text:p>
          </table:table-cell>
          <table:table-cell office:value-type="float" office:value="8904223818706" table:style-name="ce2">
            <text:p>8904223818706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96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96]*[.D396]" table:style-name="ce1">
            <text:p>#N/A</text:p>
          </table:table-cell>
          <table:table-cell office:value-type="error" office:string-value="#N/A" table:formula="of:=[.E396]/1000" table:style-name="ce4">
            <text:p>#N/A</text:p>
          </table:table-cell>
          <table:table-cell office:value-type="error" office:string-value="#NAME?" table:formula="of:=COM.MICROSOFT.SINGLE(COM.MICROSOFT.CEILING.MATH([.F396];0.5))" table:style-name="ce1">
            <text:p>#NAME?</text:p>
          </table:table-cell>
          <table:table-cell office:value-type="string" office:string-value="0.71" table:formula="of:=VLOOKUP([.A396];[courier_company_invoice.$B$2:.$H$125];2;0)" table:style-name="ce1">
            <text:p>0.71</text:p>
          </table:table-cell>
          <table:table-cell office:value-type="error" office:string-value="#NAME?" table:formula="of:=IF([.G396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229</text:p>
          </table:table-cell>
          <table:table-cell office:value-type="float" office:value="8904223818942" table:style-name="ce2">
            <text:p>8904223818942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97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97]*[.D397]" table:style-name="ce1">
            <text:p>#N/A</text:p>
          </table:table-cell>
          <table:table-cell office:value-type="error" office:string-value="#N/A" table:formula="of:=[.E397]/1000" table:style-name="ce4">
            <text:p>#N/A</text:p>
          </table:table-cell>
          <table:table-cell office:value-type="error" office:string-value="#NAME?" table:formula="of:=COM.MICROSOFT.SINGLE(COM.MICROSOFT.CEILING.MATH([.F397];0.5))" table:style-name="ce1">
            <text:p>#NAME?</text:p>
          </table:table-cell>
          <table:table-cell office:value-type="string" office:string-value="0.71" table:formula="of:=VLOOKUP([.A397];[courier_company_invoice.$B$2:.$H$125];2;0)" table:style-name="ce1">
            <text:p>0.71</text:p>
          </table:table-cell>
          <table:table-cell office:value-type="error" office:string-value="#NAME?" table:formula="of:=IF([.G397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229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398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98]*[.D398]" table:style-name="ce1">
            <text:p>#N/A</text:p>
          </table:table-cell>
          <table:table-cell office:value-type="error" office:string-value="#N/A" table:formula="of:=[.E398]/1000" table:style-name="ce4">
            <text:p>#N/A</text:p>
          </table:table-cell>
          <table:table-cell office:value-type="error" office:string-value="#NAME?" table:formula="of:=COM.MICROSOFT.SINGLE(COM.MICROSOFT.CEILING.MATH([.F398];0.5))" table:style-name="ce1">
            <text:p>#NAME?</text:p>
          </table:table-cell>
          <table:table-cell office:value-type="string" office:string-value="0.71" table:formula="of:=VLOOKUP([.A398];[courier_company_invoice.$B$2:.$H$125];2;0)" table:style-name="ce1">
            <text:p>0.71</text:p>
          </table:table-cell>
          <table:table-cell office:value-type="error" office:string-value="#NAME?" table:formula="of:=IF([.G398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226</text:p>
          </table:table-cell>
          <table:table-cell office:value-type="float" office:value="8904223818850" table:style-name="ce2">
            <text:p>8904223818850.00</text:p>
          </table:table-cell>
          <table:table-cell office:value-type="string" table:style-name="ce1">
            <text:p>2.00</text:p>
          </table:table-cell>
          <table:table-cell office:value-type="error" office:string-value="#N/A" table:formula="of:=VLOOKUP([.B399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399]*[.D399]" table:style-name="ce1">
            <text:p>#N/A</text:p>
          </table:table-cell>
          <table:table-cell office:value-type="error" office:string-value="#N/A" table:formula="of:=[.E399]/1000" table:style-name="ce4">
            <text:p>#N/A</text:p>
          </table:table-cell>
          <table:table-cell office:value-type="error" office:string-value="#NAME?" table:formula="of:=COM.MICROSOFT.SINGLE(COM.MICROSOFT.CEILING.MATH([.F399];0.5))" table:style-name="ce1">
            <text:p>#NAME?</text:p>
          </table:table-cell>
          <table:table-cell office:value-type="string" office:string-value="0.68" table:formula="of:=VLOOKUP([.A399];[courier_company_invoice.$B$2:.$H$125];2;0)" table:style-name="ce1">
            <text:p>0.68</text:p>
          </table:table-cell>
          <table:table-cell office:value-type="error" office:string-value="#NAME?" table:formula="of:=IF([.G399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210</text:p>
          </table:table-cell>
          <table:table-cell office:value-type="float" office:value="8904223816214" table:style-name="ce2">
            <text:p>890422381621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400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400]*[.D400]" table:style-name="ce1">
            <text:p>#N/A</text:p>
          </table:table-cell>
          <table:table-cell office:value-type="error" office:string-value="#N/A" table:formula="of:=[.E400]/1000" table:style-name="ce4">
            <text:p>#N/A</text:p>
          </table:table-cell>
          <table:table-cell office:value-type="error" office:string-value="#NAME?" table:formula="of:=COM.MICROSOFT.SINGLE(COM.MICROSOFT.CEILING.MATH([.F400];0.5))" table:style-name="ce1">
            <text:p>#NAME?</text:p>
          </table:table-cell>
          <table:table-cell office:value-type="string" office:string-value="2.92" table:formula="of:=VLOOKUP([.A400];[courier_company_invoice.$B$2:.$H$125];2;0)" table:style-name="ce1">
            <text:p>2.92</text:p>
          </table:table-cell>
          <table:table-cell office:value-type="error" office:string-value="#NAME?" table:formula="of:=IF([.G400]=0.5;&quot;fixed&quot;;&quot;additional&quot;)" table:style-name="ce1">
            <text:p>#NAM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01806210</text:p>
          </table:table-cell>
          <table:table-cell office:value-type="float" office:value="8904223818874" table:style-name="ce2">
            <text:p>8904223818874.00</text:p>
          </table:table-cell>
          <table:table-cell office:value-type="string" table:style-name="ce1">
            <text:p>1.00</text:p>
          </table:table-cell>
          <table:table-cell office:value-type="error" office:string-value="#N/A" table:formula="of:=VLOOKUP([.B401];['file:///C:/home/rgukt-basar/Downloads/Company%20X%20-%20SKU%20Master.xlsx'#Sheet1.$A$2:.$B$67];2;0)" table:style-name="ce1">
            <text:p>#N/A</text:p>
          </table:table-cell>
          <table:table-cell office:value-type="error" office:string-value="#N/A" table:formula="of:=[.C401]*[.D401]" table:style-name="ce1">
            <text:p>#N/A</text:p>
          </table:table-cell>
          <table:table-cell office:value-type="error" office:string-value="#N/A" table:formula="of:=[.E401]/1000" table:style-name="ce4">
            <text:p>#N/A</text:p>
          </table:table-cell>
          <table:table-cell office:value-type="error" office:string-value="#NAME?" table:formula="of:=COM.MICROSOFT.SINGLE(COM.MICROSOFT.CEILING.MATH([.F401];0.5))" table:style-name="ce1">
            <text:p>#NAME?</text:p>
          </table:table-cell>
          <table:table-cell office:value-type="string" office:string-value="2.92" table:formula="of:=VLOOKUP([.A401];[courier_company_invoice.$B$2:.$H$125];2;0)" table:style-name="ce1">
            <text:p>2.92</text:p>
          </table:table-cell>
          <table:table-cell office:value-type="error" office:string-value="#NAME?" table:formula="of:=IF([.G401]=0.5;&quot;fixed&quot;;&quot;additional&quot;)" table:style-name="ce1">
            <text:p>#NAME?</text:p>
          </table:table-cell>
          <table:table-cell table:number-columns-repeated="16375"/>
        </table:table-row>
        <table:table-row table:number-rows-repeated="1048175" table:style-name="ro2">
          <table:table-cell table:number-columns-repeated="16384"/>
        </table:table-row>
      </table:table>
      <table:table table:name="Pivot_Table_Sheet1_1" table:style-name="ta2">
        <table:table-column table:style-name="co11" table:default-cell-style-name="ce1"/>
        <table:table-column table:style-name="co12" table:default-cell-style-name="ce1"/>
        <table:table-column table:style-name="co13" table:number-columns-repeated="1022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5">
            <text:p>ExternOrderNo</text:p>
          </table:table-cell>
          <table:table-cell office:value-type="string" table:style-name="ce6">
            <text:p>Sum - total_weight(KG)</text:p>
          </table:table-cell>
          <table:table-cell office:value-type="string" table:style-name="ce1">
            <text:p>X_slab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2001806210</text:p>
          </table:table-cell>
          <table:table-cell office:value-type="float" office:value="0.22" table:style-name="ce8">
            <text:p>0.220</text:p>
          </table:table-cell>
          <table:table-cell office:value-type="error" office:string-value="#NAME?" table:formula="of:=COM.MICROSOFT.SINGLE(COM.MICROSOFT.CEILING.MATH([.B2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6226</text:p>
          </table:table-cell>
          <table:table-cell office:value-type="float" office:value="0.48" table:style-name="ce10">
            <text:p>0.480</text:p>
          </table:table-cell>
          <table:table-cell office:value-type="error" office:string-value="#NAME?" table:formula="of:=COM.MICROSOFT.SINGLE(COM.MICROSOFT.CEILING.MATH([.B3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6229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4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6232</text:p>
          </table:table-cell>
          <table:table-cell office:value-type="float" office:value="1.302" table:style-name="ce10">
            <text:p>1.302</text:p>
          </table:table-cell>
          <table:table-cell office:value-type="error" office:string-value="#NAME?" table:formula="of:=COM.MICROSOFT.SINGLE(COM.MICROSOFT.CEILING.MATH([.B5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6233</text:p>
          </table:table-cell>
          <table:table-cell office:value-type="float" office:value="0.245" table:style-name="ce10">
            <text:p>0.245</text:p>
          </table:table-cell>
          <table:table-cell office:value-type="error" office:string-value="#NAME?" table:formula="of:=COM.MICROSOFT.SINGLE(COM.MICROSOFT.CEILING.MATH([.B6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6251</text:p>
          </table:table-cell>
          <table:table-cell office:value-type="float" office:value="0.245" table:style-name="ce10">
            <text:p>0.245</text:p>
          </table:table-cell>
          <table:table-cell office:value-type="error" office:string-value="#NAME?" table:formula="of:=COM.MICROSOFT.SINGLE(COM.MICROSOFT.CEILING.MATH([.B7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6273</text:p>
          </table:table-cell>
          <table:table-cell office:value-type="float" office:value="0.61499999999999999" table:style-name="ce10">
            <text:p>0.615</text:p>
          </table:table-cell>
          <table:table-cell office:value-type="error" office:string-value="#NAME?" table:formula="of:=COM.MICROSOFT.SINGLE(COM.MICROSOFT.CEILING.MATH([.B8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6304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9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6338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10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6408</text:p>
          </table:table-cell>
          <table:table-cell office:value-type="float" office:value="2.2650000000000001" table:style-name="ce10">
            <text:p>2.265</text:p>
          </table:table-cell>
          <table:table-cell office:value-type="error" office:string-value="#NAME?" table:formula="of:=COM.MICROSOFT.SINGLE(COM.MICROSOFT.CEILING.MATH([.B11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6446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12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6458</text:p>
          </table:table-cell>
          <table:table-cell office:value-type="float" office:value="0.7" table:style-name="ce10">
            <text:p>0.700</text:p>
          </table:table-cell>
          <table:table-cell office:value-type="error" office:string-value="#NAME?" table:formula="of:=COM.MICROSOFT.SINGLE(COM.MICROSOFT.CEILING.MATH([.B13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6471</text:p>
          </table:table-cell>
          <table:table-cell office:value-type="float" office:value="1.621" table:style-name="ce10">
            <text:p>1.621</text:p>
          </table:table-cell>
          <table:table-cell office:value-type="error" office:string-value="#NAME?" table:formula="of:=COM.MICROSOFT.SINGLE(COM.MICROSOFT.CEILING.MATH([.B14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6533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15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6547</text:p>
          </table:table-cell>
          <table:table-cell office:value-type="float" office:value="0.127" table:style-name="ce10">
            <text:p>0.127</text:p>
          </table:table-cell>
          <table:table-cell office:value-type="error" office:string-value="#NAME?" table:formula="of:=COM.MICROSOFT.SINGLE(COM.MICROSOFT.CEILING.MATH([.B16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6567</text:p>
          </table:table-cell>
          <table:table-cell office:value-type="float" office:value="0.95199999999999996" table:style-name="ce10">
            <text:p>0.952</text:p>
          </table:table-cell>
          <table:table-cell office:value-type="error" office:string-value="#NAME?" table:formula="of:=COM.MICROSOFT.SINGLE(COM.MICROSOFT.CEILING.MATH([.B17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6575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18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6616</text:p>
          </table:table-cell>
          <table:table-cell office:value-type="float" office:value="0.96299999999999997" table:style-name="ce10">
            <text:p>0.963</text:p>
          </table:table-cell>
          <table:table-cell office:value-type="error" office:string-value="#NAME?" table:formula="of:=COM.MICROSOFT.SINGLE(COM.MICROSOFT.CEILING.MATH([.B19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6652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20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6686</text:p>
          </table:table-cell>
          <table:table-cell office:value-type="float" office:value="0.24" table:style-name="ce10">
            <text:p>0.240</text:p>
          </table:table-cell>
          <table:table-cell office:value-type="error" office:string-value="#NAME?" table:formula="of:=COM.MICROSOFT.SINGLE(COM.MICROSOFT.CEILING.MATH([.B21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6726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22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6733</text:p>
          </table:table-cell>
          <table:table-cell office:value-type="float" office:value="0.96699999999999997" table:style-name="ce10">
            <text:p>0.967</text:p>
          </table:table-cell>
          <table:table-cell office:value-type="error" office:string-value="#NAME?" table:formula="of:=COM.MICROSOFT.SINGLE(COM.MICROSOFT.CEILING.MATH([.B23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6735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24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6768</text:p>
          </table:table-cell>
          <table:table-cell office:value-type="float" office:value="0.84" table:style-name="ce10">
            <text:p>0.840</text:p>
          </table:table-cell>
          <table:table-cell office:value-type="error" office:string-value="#NAME?" table:formula="of:=COM.MICROSOFT.SINGLE(COM.MICROSOFT.CEILING.MATH([.B25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6776</text:p>
          </table:table-cell>
          <table:table-cell office:value-type="float" office:value="0.61099999999999999" table:style-name="ce10">
            <text:p>0.611</text:p>
          </table:table-cell>
          <table:table-cell office:value-type="error" office:string-value="#NAME?" table:formula="of:=COM.MICROSOFT.SINGLE(COM.MICROSOFT.CEILING.MATH([.B26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6801</text:p>
          </table:table-cell>
          <table:table-cell office:value-type="float" office:value="0.36099999999999999" table:style-name="ce10">
            <text:p>0.361</text:p>
          </table:table-cell>
          <table:table-cell office:value-type="error" office:string-value="#NAME?" table:formula="of:=COM.MICROSOFT.SINGLE(COM.MICROSOFT.CEILING.MATH([.B27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6823</text:p>
          </table:table-cell>
          <table:table-cell office:value-type="float" office:value="0.127" table:style-name="ce10">
            <text:p>0.127</text:p>
          </table:table-cell>
          <table:table-cell office:value-type="error" office:string-value="#NAME?" table:formula="of:=COM.MICROSOFT.SINGLE(COM.MICROSOFT.CEILING.MATH([.B28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6828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29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6885</text:p>
          </table:table-cell>
          <table:table-cell office:value-type="float" office:value="0.84" table:style-name="ce10">
            <text:p>0.840</text:p>
          </table:table-cell>
          <table:table-cell office:value-type="error" office:string-value="#NAME?" table:formula="of:=COM.MICROSOFT.SINGLE(COM.MICROSOFT.CEILING.MATH([.B30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6968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31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7004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32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7012</text:p>
          </table:table-cell>
          <table:table-cell office:value-type="float" office:value="0.24" table:style-name="ce10">
            <text:p>0.240</text:p>
          </table:table-cell>
          <table:table-cell office:value-type="error" office:string-value="#NAME?" table:formula="of:=COM.MICROSOFT.SINGLE(COM.MICROSOFT.CEILING.MATH([.B33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7036</text:p>
          </table:table-cell>
          <table:table-cell office:value-type="float" office:value="1.4590000000000001" table:style-name="ce10">
            <text:p>1.459</text:p>
          </table:table-cell>
          <table:table-cell office:value-type="error" office:string-value="#NAME?" table:formula="of:=COM.MICROSOFT.SINGLE(COM.MICROSOFT.CEILING.MATH([.B34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7058</text:p>
          </table:table-cell>
          <table:table-cell office:value-type="float" office:value="1.1679999999999999" table:style-name="ce10">
            <text:p>1.168</text:p>
          </table:table-cell>
          <table:table-cell office:value-type="error" office:string-value="#NAME?" table:formula="of:=COM.MICROSOFT.SINGLE(COM.MICROSOFT.CEILING.MATH([.B35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7084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36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7186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37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7241</text:p>
          </table:table-cell>
          <table:table-cell office:value-type="float" office:value="0.60699999999999998" table:style-name="ce10">
            <text:p>0.607</text:p>
          </table:table-cell>
          <table:table-cell office:value-type="error" office:string-value="#NAME?" table:formula="of:=COM.MICROSOFT.SINGLE(COM.MICROSOFT.CEILING.MATH([.B38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7290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39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7328</text:p>
          </table:table-cell>
          <table:table-cell office:value-type="float" office:value="0.49" table:style-name="ce10">
            <text:p>0.490</text:p>
          </table:table-cell>
          <table:table-cell office:value-type="error" office:string-value="#NAME?" table:formula="of:=COM.MICROSOFT.SINGLE(COM.MICROSOFT.CEILING.MATH([.B40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7329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41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7362</text:p>
          </table:table-cell>
          <table:table-cell office:value-type="float" office:value="2.016" table:style-name="ce10">
            <text:p>2.016</text:p>
          </table:table-cell>
          <table:table-cell office:value-type="error" office:string-value="#NAME?" table:formula="of:=COM.MICROSOFT.SINGLE(COM.MICROSOFT.CEILING.MATH([.B42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7415</text:p>
          </table:table-cell>
          <table:table-cell office:value-type="float" office:value="1.048" table:style-name="ce10">
            <text:p>1.048</text:p>
          </table:table-cell>
          <table:table-cell office:value-type="error" office:string-value="#NAME?" table:formula="of:=COM.MICROSOFT.SINGLE(COM.MICROSOFT.CEILING.MATH([.B43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7613</text:p>
          </table:table-cell>
          <table:table-cell office:value-type="float" office:value="0.83" table:style-name="ce10">
            <text:p>0.830</text:p>
          </table:table-cell>
          <table:table-cell office:value-type="error" office:string-value="#NAME?" table:formula="of:=COM.MICROSOFT.SINGLE(COM.MICROSOFT.CEILING.MATH([.B44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7785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45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7814</text:p>
          </table:table-cell>
          <table:table-cell office:value-type="float" office:value="0.60699999999999998" table:style-name="ce10">
            <text:p>0.607</text:p>
          </table:table-cell>
          <table:table-cell office:value-type="error" office:string-value="#NAME?" table:formula="of:=COM.MICROSOFT.SINGLE(COM.MICROSOFT.CEILING.MATH([.B46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7852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47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7930</text:p>
          </table:table-cell>
          <table:table-cell office:value-type="float" office:value="0.24" table:style-name="ce10">
            <text:p>0.240</text:p>
          </table:table-cell>
          <table:table-cell office:value-type="error" office:string-value="#NAME?" table:formula="of:=COM.MICROSOFT.SINGLE(COM.MICROSOFT.CEILING.MATH([.B48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7931</text:p>
          </table:table-cell>
          <table:table-cell office:value-type="float" office:value="0.60699999999999998" table:style-name="ce10">
            <text:p>0.607</text:p>
          </table:table-cell>
          <table:table-cell office:value-type="error" office:string-value="#NAME?" table:formula="of:=COM.MICROSOFT.SINGLE(COM.MICROSOFT.CEILING.MATH([.B49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7956</text:p>
          </table:table-cell>
          <table:table-cell office:value-type="float" office:value="1.08" table:style-name="ce10">
            <text:p>1.080</text:p>
          </table:table-cell>
          <table:table-cell office:value-type="error" office:string-value="#NAME?" table:formula="of:=COM.MICROSOFT.SINGLE(COM.MICROSOFT.CEILING.MATH([.B50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7960</text:p>
          </table:table-cell>
          <table:table-cell office:value-type="float" office:value="0.93" table:style-name="ce10">
            <text:p>0.930</text:p>
          </table:table-cell>
          <table:table-cell office:value-type="error" office:string-value="#NAME?" table:formula="of:=COM.MICROSOFT.SINGLE(COM.MICROSOFT.CEILING.MATH([.B51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7970</text:p>
          </table:table-cell>
          <table:table-cell office:value-type="float" office:value="0.76500000000000001" table:style-name="ce10">
            <text:p>0.765</text:p>
          </table:table-cell>
          <table:table-cell office:value-type="error" office:string-value="#NAME?" table:formula="of:=COM.MICROSOFT.SINGLE(COM.MICROSOFT.CEILING.MATH([.B52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7976</text:p>
          </table:table-cell>
          <table:table-cell office:value-type="float" office:value="0.72099999999999997" table:style-name="ce10">
            <text:p>0.721</text:p>
          </table:table-cell>
          <table:table-cell office:value-type="error" office:string-value="#NAME?" table:formula="of:=COM.MICROSOFT.SINGLE(COM.MICROSOFT.CEILING.MATH([.B53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7981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54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8102</text:p>
          </table:table-cell>
          <table:table-cell office:value-type="float" office:value="1.157" table:style-name="ce10">
            <text:p>1.157</text:p>
          </table:table-cell>
          <table:table-cell office:value-type="error" office:string-value="#NAME?" table:formula="of:=COM.MICROSOFT.SINGLE(COM.MICROSOFT.CEILING.MATH([.B55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8118</text:p>
          </table:table-cell>
          <table:table-cell office:value-type="float" office:value="0.34300000000000003" table:style-name="ce10">
            <text:p>0.343</text:p>
          </table:table-cell>
          <table:table-cell office:value-type="error" office:string-value="#NAME?" table:formula="of:=COM.MICROSOFT.SINGLE(COM.MICROSOFT.CEILING.MATH([.B56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8207</text:p>
          </table:table-cell>
          <table:table-cell office:value-type="float" office:value="0.60699999999999998" table:style-name="ce10">
            <text:p>0.607</text:p>
          </table:table-cell>
          <table:table-cell office:value-type="error" office:string-value="#NAME?" table:formula="of:=COM.MICROSOFT.SINGLE(COM.MICROSOFT.CEILING.MATH([.B57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8286</text:p>
          </table:table-cell>
          <table:table-cell office:value-type="float" office:value="0.60099999999999998" table:style-name="ce10">
            <text:p>0.601</text:p>
          </table:table-cell>
          <table:table-cell office:value-type="error" office:string-value="#NAME?" table:formula="of:=COM.MICROSOFT.SINGLE(COM.MICROSOFT.CEILING.MATH([.B58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8295</text:p>
          </table:table-cell>
          <table:table-cell office:value-type="float" office:value="0.245" table:style-name="ce10">
            <text:p>0.245</text:p>
          </table:table-cell>
          <table:table-cell office:value-type="error" office:string-value="#NAME?" table:formula="of:=COM.MICROSOFT.SINGLE(COM.MICROSOFT.CEILING.MATH([.B59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8475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60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8507</text:p>
          </table:table-cell>
          <table:table-cell office:value-type="float" office:value="0.60699999999999998" table:style-name="ce10">
            <text:p>0.607</text:p>
          </table:table-cell>
          <table:table-cell office:value-type="error" office:string-value="#NAME?" table:formula="of:=COM.MICROSOFT.SINGLE(COM.MICROSOFT.CEILING.MATH([.B61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8542</text:p>
          </table:table-cell>
          <table:table-cell office:value-type="float" office:value="0.73399999999999999" table:style-name="ce10">
            <text:p>0.734</text:p>
          </table:table-cell>
          <table:table-cell office:value-type="error" office:string-value="#NAME?" table:formula="of:=COM.MICROSOFT.SINGLE(COM.MICROSOFT.CEILING.MATH([.B62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8585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63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8675</text:p>
          </table:table-cell>
          <table:table-cell office:value-type="float" office:value="1.1830000000000001" table:style-name="ce10">
            <text:p>1.183</text:p>
          </table:table-cell>
          <table:table-cell office:value-type="error" office:string-value="#NAME?" table:formula="of:=COM.MICROSOFT.SINGLE(COM.MICROSOFT.CEILING.MATH([.B64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8679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65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8739</text:p>
          </table:table-cell>
          <table:table-cell office:value-type="float" office:value="0.22" table:style-name="ce10">
            <text:p>0.220</text:p>
          </table:table-cell>
          <table:table-cell office:value-type="error" office:string-value="#NAME?" table:formula="of:=COM.MICROSOFT.SINGLE(COM.MICROSOFT.CEILING.MATH([.B66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8801</text:p>
          </table:table-cell>
          <table:table-cell office:value-type="float" office:value="0.73099999999999998" table:style-name="ce10">
            <text:p>0.731</text:p>
          </table:table-cell>
          <table:table-cell office:value-type="error" office:string-value="#NAME?" table:formula="of:=COM.MICROSOFT.SINGLE(COM.MICROSOFT.CEILING.MATH([.B67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8832</text:p>
          </table:table-cell>
          <table:table-cell office:value-type="float" office:value="0.6" table:style-name="ce10">
            <text:p>0.600</text:p>
          </table:table-cell>
          <table:table-cell office:value-type="error" office:string-value="#NAME?" table:formula="of:=COM.MICROSOFT.SINGLE(COM.MICROSOFT.CEILING.MATH([.B68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8837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69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8883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70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8992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71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9270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72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9383</text:p>
          </table:table-cell>
          <table:table-cell office:value-type="float" office:value="0.60699999999999998" table:style-name="ce10">
            <text:p>0.607</text:p>
          </table:table-cell>
          <table:table-cell office:value-type="error" office:string-value="#NAME?" table:formula="of:=COM.MICROSOFT.SINGLE(COM.MICROSOFT.CEILING.MATH([.B73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9592</text:p>
          </table:table-cell>
          <table:table-cell office:value-type="float" office:value="1.5049999999999999" table:style-name="ce10">
            <text:p>1.505</text:p>
          </table:table-cell>
          <table:table-cell office:value-type="error" office:string-value="#NAME?" table:formula="of:=COM.MICROSOFT.SINGLE(COM.MICROSOFT.CEILING.MATH([.B74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9794</text:p>
          </table:table-cell>
          <table:table-cell office:value-type="float" office:value="1.5169999999999999" table:style-name="ce10">
            <text:p>1.517</text:p>
          </table:table-cell>
          <table:table-cell office:value-type="error" office:string-value="#NAME?" table:formula="of:=COM.MICROSOFT.SINGLE(COM.MICROSOFT.CEILING.MATH([.B75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9820</text:p>
          </table:table-cell>
          <table:table-cell office:value-type="float" office:value="3.08" table:style-name="ce10">
            <text:p>3.080</text:p>
          </table:table-cell>
          <table:table-cell office:value-type="error" office:string-value="#NAME?" table:formula="of:=COM.MICROSOFT.SINGLE(COM.MICROSOFT.CEILING.MATH([.B76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9917</text:p>
          </table:table-cell>
          <table:table-cell office:value-type="float" office:value="0.63" table:style-name="ce10">
            <text:p>0.630</text:p>
          </table:table-cell>
          <table:table-cell office:value-type="error" office:string-value="#NAME?" table:formula="of:=COM.MICROSOFT.SINGLE(COM.MICROSOFT.CEILING.MATH([.B77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09934</text:p>
          </table:table-cell>
          <table:table-cell office:value-type="float" office:value="0.36099999999999999" table:style-name="ce10">
            <text:p>0.361</text:p>
          </table:table-cell>
          <table:table-cell office:value-type="error" office:string-value="#NAME?" table:formula="of:=COM.MICROSOFT.SINGLE(COM.MICROSOFT.CEILING.MATH([.B78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10104</text:p>
          </table:table-cell>
          <table:table-cell office:value-type="float" office:value="0.60099999999999998" table:style-name="ce10">
            <text:p>0.601</text:p>
          </table:table-cell>
          <table:table-cell office:value-type="error" office:string-value="#NAME?" table:formula="of:=COM.MICROSOFT.SINGLE(COM.MICROSOFT.CEILING.MATH([.B79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10125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80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10281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81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10549</text:p>
          </table:table-cell>
          <table:table-cell office:value-type="float" office:value="0.98599999999999999" table:style-name="ce10">
            <text:p>0.986</text:p>
          </table:table-cell>
          <table:table-cell office:value-type="error" office:string-value="#NAME?" table:formula="of:=COM.MICROSOFT.SINGLE(COM.MICROSOFT.CEILING.MATH([.B82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10697</text:p>
          </table:table-cell>
          <table:table-cell office:value-type="float" office:value="0.60699999999999998" table:style-name="ce10">
            <text:p>0.607</text:p>
          </table:table-cell>
          <table:table-cell office:value-type="error" office:string-value="#NAME?" table:formula="of:=COM.MICROSOFT.SINGLE(COM.MICROSOFT.CEILING.MATH([.B83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11039</text:p>
          </table:table-cell>
          <table:table-cell office:value-type="float" office:value="0.48799999999999999" table:style-name="ce10">
            <text:p>0.488</text:p>
          </table:table-cell>
          <table:table-cell office:value-type="error" office:string-value="#NAME?" table:formula="of:=COM.MICROSOFT.SINGLE(COM.MICROSOFT.CEILING.MATH([.B84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11058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85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11153</text:p>
          </table:table-cell>
          <table:table-cell office:value-type="float" office:value="0.60699999999999998" table:style-name="ce10">
            <text:p>0.607</text:p>
          </table:table-cell>
          <table:table-cell office:value-type="error" office:string-value="#NAME?" table:formula="of:=COM.MICROSOFT.SINGLE(COM.MICROSOFT.CEILING.MATH([.B86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11192</text:p>
          </table:table-cell>
          <table:table-cell office:value-type="float" office:value="1.032" table:style-name="ce10">
            <text:p>1.032</text:p>
          </table:table-cell>
          <table:table-cell office:value-type="error" office:string-value="#NAME?" table:formula="of:=COM.MICROSOFT.SINGLE(COM.MICROSOFT.CEILING.MATH([.B87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11229</text:p>
          </table:table-cell>
          <table:table-cell office:value-type="float" office:value="0.505" table:style-name="ce10">
            <text:p>0.505</text:p>
          </table:table-cell>
          <table:table-cell office:value-type="error" office:string-value="#NAME?" table:formula="of:=COM.MICROSOFT.SINGLE(COM.MICROSOFT.CEILING.MATH([.B88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11305</text:p>
          </table:table-cell>
          <table:table-cell office:value-type="float" office:value="0.75" table:style-name="ce10">
            <text:p>0.750</text:p>
          </table:table-cell>
          <table:table-cell office:value-type="error" office:string-value="#NAME?" table:formula="of:=COM.MICROSOFT.SINGLE(COM.MICROSOFT.CEILING.MATH([.B89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11306</text:p>
          </table:table-cell>
          <table:table-cell office:value-type="float" office:value="0.94499999999999995" table:style-name="ce10">
            <text:p>0.945</text:p>
          </table:table-cell>
          <table:table-cell office:value-type="error" office:string-value="#NAME?" table:formula="of:=COM.MICROSOFT.SINGLE(COM.MICROSOFT.CEILING.MATH([.B90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11363</text:p>
          </table:table-cell>
          <table:table-cell office:value-type="float" office:value="0.50800000000000001" table:style-name="ce10">
            <text:p>0.508</text:p>
          </table:table-cell>
          <table:table-cell office:value-type="error" office:string-value="#NAME?" table:formula="of:=COM.MICROSOFT.SINGLE(COM.MICROSOFT.CEILING.MATH([.B91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11466</text:p>
          </table:table-cell>
          <table:table-cell office:value-type="float" office:value="0.60699999999999998" table:style-name="ce10">
            <text:p>0.607</text:p>
          </table:table-cell>
          <table:table-cell office:value-type="error" office:string-value="#NAME?" table:formula="of:=COM.MICROSOFT.SINGLE(COM.MICROSOFT.CEILING.MATH([.B92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11475</text:p>
          </table:table-cell>
          <table:table-cell office:value-type="float" office:value="0.68899999999999995" table:style-name="ce10">
            <text:p>0.689</text:p>
          </table:table-cell>
          <table:table-cell office:value-type="error" office:string-value="#NAME?" table:formula="of:=COM.MICROSOFT.SINGLE(COM.MICROSOFT.CEILING.MATH([.B93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11604</text:p>
          </table:table-cell>
          <table:table-cell office:value-type="float" office:value="0.72099999999999997" table:style-name="ce10">
            <text:p>0.721</text:p>
          </table:table-cell>
          <table:table-cell office:value-type="error" office:string-value="#NAME?" table:formula="of:=COM.MICROSOFT.SINGLE(COM.MICROSOFT.CEILING.MATH([.B94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11809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95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12195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96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12650</text:p>
          </table:table-cell>
          <table:table-cell office:value-type="float" office:value="0.56299999999999994" table:style-name="ce10">
            <text:p>0.563</text:p>
          </table:table-cell>
          <table:table-cell office:value-type="error" office:string-value="#NAME?" table:formula="of:=COM.MICROSOFT.SINGLE(COM.MICROSOFT.CEILING.MATH([.B97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12838</text:p>
          </table:table-cell>
          <table:table-cell office:value-type="float" office:value="0.55800000000000005" table:style-name="ce10">
            <text:p>0.558</text:p>
          </table:table-cell>
          <table:table-cell office:value-type="error" office:string-value="#NAME?" table:formula="of:=COM.MICROSOFT.SINGLE(COM.MICROSOFT.CEILING.MATH([.B98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12854</text:p>
          </table:table-cell>
          <table:table-cell office:value-type="float" office:value="2.5720000000000001" table:style-name="ce10">
            <text:p>2.572</text:p>
          </table:table-cell>
          <table:table-cell office:value-type="error" office:string-value="#NAME?" table:formula="of:=COM.MICROSOFT.SINGLE(COM.MICROSOFT.CEILING.MATH([.B99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12941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100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13009</text:p>
          </table:table-cell>
          <table:table-cell office:value-type="float" office:value="0.72" table:style-name="ce10">
            <text:p>0.720</text:p>
          </table:table-cell>
          <table:table-cell office:value-type="error" office:string-value="#NAME?" table:formula="of:=COM.MICROSOFT.SINGLE(COM.MICROSOFT.CEILING.MATH([.B101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14580</text:p>
          </table:table-cell>
          <table:table-cell office:value-type="float" office:value="0.127" table:style-name="ce10">
            <text:p>0.127</text:p>
          </table:table-cell>
          <table:table-cell office:value-type="error" office:string-value="#NAME?" table:formula="of:=COM.MICROSOFT.SINGLE(COM.MICROSOFT.CEILING.MATH([.B102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15688</text:p>
          </table:table-cell>
          <table:table-cell office:value-type="float" office:value="0.22" table:style-name="ce10">
            <text:p>0.220</text:p>
          </table:table-cell>
          <table:table-cell office:value-type="error" office:string-value="#NAME?" table:formula="of:=COM.MICROSOFT.SINGLE(COM.MICROSOFT.CEILING.MATH([.B103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16131</text:p>
          </table:table-cell>
          <table:table-cell office:value-type="float" office:value="0.55400000000000005" table:style-name="ce10">
            <text:p>0.554</text:p>
          </table:table-cell>
          <table:table-cell office:value-type="error" office:string-value="#NAME?" table:formula="of:=COM.MICROSOFT.SINGLE(COM.MICROSOFT.CEILING.MATH([.B104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16684</text:p>
          </table:table-cell>
          <table:table-cell office:value-type="float" office:value="0.92" table:style-name="ce10">
            <text:p>0.920</text:p>
          </table:table-cell>
          <table:table-cell office:value-type="error" office:string-value="#NAME?" table:formula="of:=COM.MICROSOFT.SINGLE(COM.MICROSOFT.CEILING.MATH([.B105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16996</text:p>
          </table:table-cell>
          <table:table-cell office:value-type="float" office:value="0.5" table:style-name="ce10">
            <text:p>0.500</text:p>
          </table:table-cell>
          <table:table-cell office:value-type="error" office:string-value="#NAME?" table:formula="of:=COM.MICROSOFT.SINGLE(COM.MICROSOFT.CEILING.MATH([.B106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17093</text:p>
          </table:table-cell>
          <table:table-cell office:value-type="float" office:value="1.357" table:style-name="ce10">
            <text:p>1.357</text:p>
          </table:table-cell>
          <table:table-cell office:value-type="error" office:string-value="#NAME?" table:formula="of:=COM.MICROSOFT.SINGLE(COM.MICROSOFT.CEILING.MATH([.B107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17160</text:p>
          </table:table-cell>
          <table:table-cell office:value-type="float" office:value="0.7" table:style-name="ce10">
            <text:p>0.700</text:p>
          </table:table-cell>
          <table:table-cell office:value-type="error" office:string-value="#NAME?" table:formula="of:=COM.MICROSOFT.SINGLE(COM.MICROSOFT.CEILING.MATH([.B108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18390</text:p>
          </table:table-cell>
          <table:table-cell office:value-type="float" office:value="0.84099999999999997" table:style-name="ce10">
            <text:p>0.841</text:p>
          </table:table-cell>
          <table:table-cell office:value-type="error" office:string-value="#NAME?" table:formula="of:=COM.MICROSOFT.SINGLE(COM.MICROSOFT.CEILING.MATH([.B109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19252</text:p>
          </table:table-cell>
          <table:table-cell office:value-type="float" office:value="0.27" table:style-name="ce10">
            <text:p>0.270</text:p>
          </table:table-cell>
          <table:table-cell office:value-type="error" office:string-value="#NAME?" table:formula="of:=COM.MICROSOFT.SINGLE(COM.MICROSOFT.CEILING.MATH([.B110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20690</text:p>
          </table:table-cell>
          <table:table-cell office:value-type="float" office:value="6.5000000000000002E-2" table:style-name="ce10">
            <text:p>0.065</text:p>
          </table:table-cell>
          <table:table-cell office:value-type="error" office:string-value="#NAME?" table:formula="of:=COM.MICROSOFT.SINGLE(COM.MICROSOFT.CEILING.MATH([.B111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20978</text:p>
          </table:table-cell>
          <table:table-cell office:value-type="float" office:value="0.51500000000000001" table:style-name="ce10">
            <text:p>0.515</text:p>
          </table:table-cell>
          <table:table-cell office:value-type="error" office:string-value="#NAME?" table:formula="of:=COM.MICROSOFT.SINGLE(COM.MICROSOFT.CEILING.MATH([.B112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21185</text:p>
          </table:table-cell>
          <table:table-cell office:value-type="float" office:value="2.0979999999999999" table:style-name="ce10">
            <text:p>2.098</text:p>
          </table:table-cell>
          <table:table-cell office:value-type="error" office:string-value="#NAME?" table:formula="of:=COM.MICROSOFT.SINGLE(COM.MICROSOFT.CEILING.MATH([.B113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21190</text:p>
          </table:table-cell>
          <table:table-cell office:value-type="float" office:value="1.2" table:style-name="ce10">
            <text:p>1.200</text:p>
          </table:table-cell>
          <table:table-cell office:value-type="error" office:string-value="#NAME?" table:formula="of:=COM.MICROSOFT.SINGLE(COM.MICROSOFT.CEILING.MATH([.B114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21284</text:p>
          </table:table-cell>
          <table:table-cell office:value-type="float" office:value="0.17699999999999999" table:style-name="ce10">
            <text:p>0.177</text:p>
          </table:table-cell>
          <table:table-cell office:value-type="error" office:string-value="#NAME?" table:formula="of:=COM.MICROSOFT.SINGLE(COM.MICROSOFT.CEILING.MATH([.B115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21502</text:p>
          </table:table-cell>
          <table:table-cell office:value-type="float" office:value="0.55800000000000005" table:style-name="ce10">
            <text:p>0.558</text:p>
          </table:table-cell>
          <table:table-cell office:value-type="error" office:string-value="#NAME?" table:formula="of:=COM.MICROSOFT.SINGLE(COM.MICROSOFT.CEILING.MATH([.B116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21679</text:p>
          </table:table-cell>
          <table:table-cell office:value-type="float" office:value="0.16500000000000001" table:style-name="ce10">
            <text:p>0.165</text:p>
          </table:table-cell>
          <table:table-cell office:value-type="error" office:string-value="#NAME?" table:formula="of:=COM.MICROSOFT.SINGLE(COM.MICROSOFT.CEILING.MATH([.B117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21742</text:p>
          </table:table-cell>
          <table:table-cell office:value-type="float" office:value="0.24" table:style-name="ce10">
            <text:p>0.240</text:p>
          </table:table-cell>
          <table:table-cell office:value-type="error" office:string-value="#NAME?" table:formula="of:=COM.MICROSOFT.SINGLE(COM.MICROSOFT.CEILING.MATH([.B118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21750</text:p>
          </table:table-cell>
          <table:table-cell office:value-type="float" office:value="0.755" table:style-name="ce10">
            <text:p>0.755</text:p>
          </table:table-cell>
          <table:table-cell office:value-type="error" office:string-value="#NAME?" table:formula="of:=COM.MICROSOFT.SINGLE(COM.MICROSOFT.CEILING.MATH([.B119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21766</text:p>
          </table:table-cell>
          <table:table-cell office:value-type="float" office:value="0.24" table:style-name="ce10">
            <text:p>0.240</text:p>
          </table:table-cell>
          <table:table-cell office:value-type="error" office:string-value="#NAME?" table:formula="of:=COM.MICROSOFT.SINGLE(COM.MICROSOFT.CEILING.MATH([.B120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21995</text:p>
          </table:table-cell>
          <table:table-cell office:value-type="float" office:value="0.47699999999999998" table:style-name="ce10">
            <text:p>0.477</text:p>
          </table:table-cell>
          <table:table-cell office:value-type="error" office:string-value="#NAME?" table:formula="of:=COM.MICROSOFT.SINGLE(COM.MICROSOFT.CEILING.MATH([.B121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22466</text:p>
          </table:table-cell>
          <table:table-cell office:value-type="float" office:value="1.3759999999999999" table:style-name="ce10">
            <text:p>1.376</text:p>
          </table:table-cell>
          <table:table-cell office:value-type="error" office:string-value="#NAME?" table:formula="of:=COM.MICROSOFT.SINGLE(COM.MICROSOFT.CEILING.MATH([.B122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23564</text:p>
          </table:table-cell>
          <table:table-cell office:value-type="float" office:value="0.67200000000000004" table:style-name="ce10">
            <text:p>0.672</text:p>
          </table:table-cell>
          <table:table-cell office:value-type="error" office:string-value="#NAME?" table:formula="of:=COM.MICROSOFT.SINGLE(COM.MICROSOFT.CEILING.MATH([.B123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25261</text:p>
          </table:table-cell>
          <table:table-cell office:value-type="float" office:value="1.5569999999999999" table:style-name="ce10">
            <text:p>1.557</text:p>
          </table:table-cell>
          <table:table-cell office:value-type="error" office:string-value="#NAME?" table:formula="of:=COM.MICROSOFT.SINGLE(COM.MICROSOFT.CEILING.MATH([.B124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2001827036</text:p>
          </table:table-cell>
          <table:table-cell office:value-type="float" office:value="1.5489999999999999" table:style-name="ce10">
            <text:p>1.549</text:p>
          </table:table-cell>
          <table:table-cell office:value-type="error" office:string-value="#NAME?" table:formula="of:=COM.MICROSOFT.SINGLE(COM.MICROSOFT.CEILING.MATH([.B125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(empty)</text:p>
          </table:table-cell>
          <table:table-cell office:value-type="float" office:value="0.127" table:style-name="ce11">
            <text:p>0.127</text:p>
          </table:table-cell>
          <table:table-cell office:value-type="error" office:string-value="#NAME?" table:formula="of:=COM.MICROSOFT.SINGLE(COM.MICROSOFT.CEILING.MATH([.B126];0.5))" table:style-name="ce1">
            <text:p>#NAME?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Total Result</text:p>
          </table:table-cell>
          <table:table-cell office:value-type="float" office:value="87.9759999999998" table:style-name="ce13">
            <text:p>87.976</text:p>
          </table:table-cell>
          <table:table-cell office:value-type="error" office:string-value="#NAME?" table:formula="of:=COM.MICROSOFT.SINGLE(COM.MICROSOFT.CEILING.MATH([.B127];0.5))" table:style-name="ce1">
            <text:p>#NAME?</text:p>
          </table:table-cell>
          <table:table-cell table:number-columns-repeated="16381"/>
        </table:table-row>
        <table:table-row table:number-rows-repeated="1048449" table:style-name="ro3">
          <table:table-cell table:number-columns-repeated="16384"/>
        </table:table-row>
      </table:table>
      <table:table table:name="courier_company_invoice" table:style-name="ta1">
        <table:table-column table:style-name="co14" table:default-cell-style-name="ce1"/>
        <table:table-column table:style-name="co15" table:default-cell-style-name="ce2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9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1" table:default-cell-style-name="ce1"/>
        <table:table-column table:style-name="co15" table:default-cell-style-name="ce1"/>
        <table:table-column table:style-name="co9" table:default-cell-style-name="ce1"/>
        <table:table-column table:style-name="co22" table:default-cell-style-name="ce1"/>
        <table:table-column table:style-name="co9" table:number-columns-repeated="1011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1">
            <text:p>AWB Code</text:p>
          </table:table-cell>
          <table:table-cell office:value-type="string" table:style-name="ce2">
            <text:p>Order ID</text:p>
          </table:table-cell>
          <table:table-cell office:value-type="string" table:style-name="ce1">
            <text:p>Charged Weight</text:p>
          </table:table-cell>
          <table:table-cell office:value-type="string" table:style-name="ce1">
            <text:p>Warehouse Pincode</text:p>
          </table:table-cell>
          <table:table-cell office:value-type="string" table:style-name="ce1">
            <text:p>Customer Pincode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Type of Shipment</text:p>
          </table:table-cell>
          <table:table-cell office:value-type="string" table:style-name="ce1">
            <text:p>Billing Amount (Rs.)</text:p>
          </table:table-cell>
          <table:table-cell office:value-type="string" table:style-name="ce3">
            <text:p>vlookup_Quantity_courier</text:p>
          </table:table-cell>
          <table:table-cell office:value-type="string" table:style-name="ce14">
            <text:p>zone_per(X)</text:p>
          </table:table-cell>
          <table:table-cell office:value-type="string" table:style-name="ce3">
            <text:p>fixed_R_add</text:p>
          </table:table-cell>
          <table:table-cell table:style-name="ce1"/>
          <table:table-cell office:value-type="string" table:style-name="ce3">
            <text:p>fix/rto</text:p>
          </table:table-cell>
          <table:table-cell office:value-type="string" table:style-name="ce3">
            <text:p>rate</text:p>
          </table:table-cell>
          <table:table-cell office:value-type="string" table:style-name="ce3">
            <text:p>weight(X)</text:p>
          </table:table-cell>
          <table:table-cell office:value-type="string" table:style-name="ce3">
            <text:p>expected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222124</text:p>
          </table:table-cell>
          <table:table-cell office:value-type="string" table:style-name="ce2">
            <text:p>2001806232</text:p>
          </table:table-cell>
          <table:table-cell office:value-type="string" table:style-name="ce1">
            <text:p>1.3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50710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135</text:p>
          </table:table-cell>
          <table:table-cell office:value-type="string" office:string-value="6.00" table:formula="of:=VLOOKUP([.B2];[Sheet1.$A$2:.$G$401];3;0)" table:style-name="ce1">
            <text:p>6.00</text:p>
          </table:table-cell>
          <table:table-cell office:value-type="error" office:string-value="#N/A" table:formula="of:=VLOOKUP([.D2];['file:///C:/home/rgukt-basar/Downloads/Company%20X%20-%20Pincode%20Zones.xlsx'#Sheet1.A2:.C125];3;0)" table:style-name="ce1">
            <text:p>#N/A</text:p>
          </table:table-cell>
          <table:table-cell office:value-type="error" office:string-value="#NAME?" table:formula="of:=VLOOKUP([.B2];[Sheet1.$A$2:.$I$401];9;0)" table:style-name="ce1">
            <text:p>#NAME?</text:p>
          </table:table-cell>
          <table:table-cell office:value-type="string" office:string-value="fwd" table:formula="of:=IF(ISNUMBER(SEARCH(&quot;Forward and RTO charges&quot;;[.G2]));&quot;rto&quot;;&#10; IF(ISNUMBER(SEARCH(&quot;Forward charges&quot;;[.G2]));&quot;fwd&quot;))" table:style-name="ce1">
            <text:p>fwd</text:p>
          </table:table-cell>
          <table:table-cell office:value-type="error" office:string-value="#N/A" table:formula="of:=[.L2]&amp;&quot;_&quot;&amp;[.J2]&amp;&quot;_&quot;&amp;[.K2]" table:style-name="ce1">
            <text:p>#N/A</text:p>
          </table:table-cell>
          <table:table-cell office:value-type="error" office:string-value="#N/A" table:formula="of:=VLOOKUP([.M2];[Sheet2.$G$5:.$H$24];2;0)" table:style-name="ce1">
            <text:p>#N/A</text:p>
          </table:table-cell>
          <table:table-cell office:value-type="float" office:value="1.302" table:formula="of:=VLOOKUP([.B2];[Pivot_Table_Sheet1_1.$A$2:.$C$126];2;0)" table:style-name="ce15">
            <text:p>1.302</text:p>
          </table:table-cell>
          <table:table-cell office:value-type="error" office:string-value="#N/A" table:formula="of:=IF([.L2]=&quot;fwd&quot;;&#10;VLOOKUP([.J2];[Sheet2.$J$18:.$Q$22];3;FALSE())+COM.MICROSOFT.CEILING(([.O2]-0.5)/0.5;1)*VLOOKUP([.J2];[Sheet2.$J$18:.$Q$22];2;FALSE());&#10;VLOOKUP([.J2];[Sheet2.$J$18:.$Q$22];6;FALSE())+COM.MICROSOFT.CEILING(([.O2]-0.5)/0.5;1)*VLOOKUP([.J2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222194</text:p>
          </table:table-cell>
          <table:table-cell office:value-type="string" table:style-name="ce2">
            <text:p>2001806273</text:p>
          </table:table-cell>
          <table:table-cell office:value-type="string" table:style-name="ce1">
            <text:p>1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48688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3];[Sheet1.$A$2:.$G$401];3;0)" table:style-name="ce1">
            <text:p>1.00</text:p>
          </table:table-cell>
          <table:table-cell office:value-type="error" office:string-value="#N/A" table:formula="of:=VLOOKUP([.D3];['file:///C:/home/rgukt-basar/Downloads/Company%20X%20-%20Pincode%20Zones.xlsx'#Sheet1.A3:.C126];3;0)" table:style-name="ce1">
            <text:p>#N/A</text:p>
          </table:table-cell>
          <table:table-cell office:value-type="error" office:string-value="#NAME?" table:formula="of:=VLOOKUP([.B3];[Sheet1.$A$2:.$I$401];9;0)" table:style-name="ce1">
            <text:p>#NAME?</text:p>
          </table:table-cell>
          <table:table-cell office:value-type="string" office:string-value="fwd" table:formula="of:=IF(ISNUMBER(SEARCH(&quot;Forward and RTO charges&quot;;[.G3]));&quot;rto&quot;;&#10; IF(ISNUMBER(SEARCH(&quot;Forward charges&quot;;[.G3]));&quot;fwd&quot;))" table:style-name="ce1">
            <text:p>fwd</text:p>
          </table:table-cell>
          <table:table-cell office:value-type="error" office:string-value="#N/A" table:formula="of:=[.L3]&amp;&quot;_&quot;&amp;[.J3]&amp;&quot;_&quot;&amp;[.K3]" table:style-name="ce1">
            <text:p>#N/A</text:p>
          </table:table-cell>
          <table:table-cell office:value-type="error" office:string-value="#N/A" table:formula="of:=VLOOKUP([.M3];[Sheet2.$G$5:.$H$24];2;0)" table:style-name="ce1">
            <text:p>#N/A</text:p>
          </table:table-cell>
          <table:table-cell office:value-type="float" office:value="0.61499999999999999" table:formula="of:=VLOOKUP([.B3];[Pivot_Table_Sheet1_1.$A$2:.$C$126];2;0)" table:style-name="ce15">
            <text:p>0.615</text:p>
          </table:table-cell>
          <table:table-cell office:value-type="error" office:string-value="#N/A" table:formula="of:=IF([.L3]=&quot;fwd&quot;;&#10;VLOOKUP([.J3];[Sheet2.$J$18:.$Q$22];3;FALSE())+COM.MICROSOFT.CEILING(([.O3]-0.5)/0.5;1)*VLOOKUP([.J3];[Sheet2.$J$18:.$Q$22];2;FALSE());&#10;VLOOKUP([.J3];[Sheet2.$J$18:.$Q$22];6;FALSE())+COM.MICROSOFT.CEILING(([.O3]-0.5)/0.5;1)*VLOOKUP([.J3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222931</text:p>
          </table:table-cell>
          <table:table-cell office:value-type="string" table:style-name="ce2">
            <text:p>2001806408</text:p>
          </table:table-cell>
          <table:table-cell office:value-type="string" table:style-name="ce1">
            <text:p>2.5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53248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224.6</text:p>
          </table:table-cell>
          <table:table-cell office:value-type="string" office:string-value="2.00" table:formula="of:=VLOOKUP([.B4];[Sheet1.$A$2:.$G$401];3;0)" table:style-name="ce1">
            <text:p>2.00</text:p>
          </table:table-cell>
          <table:table-cell office:value-type="error" office:string-value="#N/A" table:formula="of:=VLOOKUP([.D4];['file:///C:/home/rgukt-basar/Downloads/Company%20X%20-%20Pincode%20Zones.xlsx'#Sheet1.A4:.C127];3;0)" table:style-name="ce1">
            <text:p>#N/A</text:p>
          </table:table-cell>
          <table:table-cell office:value-type="error" office:string-value="#NAME?" table:formula="of:=VLOOKUP([.B4];[Sheet1.$A$2:.$I$401];9;0)" table:style-name="ce1">
            <text:p>#NAME?</text:p>
          </table:table-cell>
          <table:table-cell office:value-type="string" office:string-value="fwd" table:formula="of:=IF(ISNUMBER(SEARCH(&quot;Forward and RTO charges&quot;;[.G4]));&quot;rto&quot;;&#10; IF(ISNUMBER(SEARCH(&quot;Forward charges&quot;;[.G4]));&quot;fwd&quot;))" table:style-name="ce1">
            <text:p>fwd</text:p>
          </table:table-cell>
          <table:table-cell office:value-type="error" office:string-value="#N/A" table:formula="of:=[.L4]&amp;&quot;_&quot;&amp;[.J4]&amp;&quot;_&quot;&amp;[.K4]" table:style-name="ce1">
            <text:p>#N/A</text:p>
          </table:table-cell>
          <table:table-cell office:value-type="error" office:string-value="#N/A" table:formula="of:=VLOOKUP([.M4];[Sheet2.$G$5:.$H$24];2;0)" table:style-name="ce1">
            <text:p>#N/A</text:p>
          </table:table-cell>
          <table:table-cell office:value-type="float" office:value="2.2650000000000001" table:formula="of:=VLOOKUP([.B4];[Pivot_Table_Sheet1_1.$A$2:.$C$126];2;0)" table:style-name="ce15">
            <text:p>2.265</text:p>
          </table:table-cell>
          <table:table-cell office:value-type="error" office:string-value="#N/A" table:formula="of:=IF([.L4]=&quot;fwd&quot;;&#10;VLOOKUP([.J4];[Sheet2.$J$18:.$Q$22];3;FALSE())+COM.MICROSOFT.CEILING(([.O4]-0.5)/0.5;1)*VLOOKUP([.J4];[Sheet2.$J$18:.$Q$22];2;FALSE());&#10;VLOOKUP([.J4];[Sheet2.$J$18:.$Q$22];6;FALSE())+COM.MICROSOFT.CEILING(([.O4]-0.5)/0.5;1)*VLOOKUP([.J4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223244</text:p>
          </table:table-cell>
          <table:table-cell office:value-type="string" table:style-name="ce2">
            <text:p>2001806458</text:p>
          </table:table-cell>
          <table:table-cell office:value-type="string" table:style-name="ce1">
            <text:p>1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14300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61.3</text:p>
          </table:table-cell>
          <table:table-cell office:value-type="string" office:string-value="1.00" table:formula="of:=VLOOKUP([.B5];[Sheet1.$A$2:.$G$401];3;0)" table:style-name="ce1">
            <text:p>1.00</text:p>
          </table:table-cell>
          <table:table-cell office:value-type="error" office:string-value="#N/A" table:formula="of:=VLOOKUP([.D5];['file:///C:/home/rgukt-basar/Downloads/Company%20X%20-%20Pincode%20Zones.xlsx'#Sheet1.A5:.C128];3;0)" table:style-name="ce1">
            <text:p>#N/A</text:p>
          </table:table-cell>
          <table:table-cell office:value-type="error" office:string-value="#NAME?" table:formula="of:=VLOOKUP([.B5];[Sheet1.$A$2:.$I$401];9;0)" table:style-name="ce1">
            <text:p>#NAME?</text:p>
          </table:table-cell>
          <table:table-cell office:value-type="string" office:string-value="fwd" table:formula="of:=IF(ISNUMBER(SEARCH(&quot;Forward and RTO charges&quot;;[.G5]));&quot;rto&quot;;&#10; IF(ISNUMBER(SEARCH(&quot;Forward charges&quot;;[.G5]));&quot;fwd&quot;))" table:style-name="ce1">
            <text:p>fwd</text:p>
          </table:table-cell>
          <table:table-cell office:value-type="error" office:string-value="#N/A" table:formula="of:=[.L5]&amp;&quot;_&quot;&amp;[.J5]&amp;&quot;_&quot;&amp;[.K5]" table:style-name="ce1">
            <text:p>#N/A</text:p>
          </table:table-cell>
          <table:table-cell office:value-type="error" office:string-value="#N/A" table:formula="of:=VLOOKUP([.M5];[Sheet2.$G$5:.$H$24];2;0)" table:style-name="ce1">
            <text:p>#N/A</text:p>
          </table:table-cell>
          <table:table-cell office:value-type="float" office:value="0.7" table:formula="of:=VLOOKUP([.B5];[Pivot_Table_Sheet1_1.$A$2:.$C$126];2;0)" table:style-name="ce15">
            <text:p>0.7</text:p>
          </table:table-cell>
          <table:table-cell office:value-type="error" office:string-value="#N/A" table:formula="of:=IF([.L5]=&quot;fwd&quot;;&#10;VLOOKUP([.J5];[Sheet2.$J$18:.$Q$22];3;FALSE())+COM.MICROSOFT.CEILING(([.O5]-0.5)/0.5;1)*VLOOKUP([.J5];[Sheet2.$J$18:.$Q$22];2;FALSE());&#10;VLOOKUP([.J5];[Sheet2.$J$18:.$Q$22];6;FALSE())+COM.MICROSOFT.CEILING(([.O5]-0.5)/0.5;1)*VLOOKUP([.J5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229345</text:p>
          </table:table-cell>
          <table:table-cell office:value-type="string" table:style-name="ce2">
            <text:p>2001807012</text:p>
          </table:table-cell>
          <table:table-cell office:value-type="string" table:style-name="ce1">
            <text:p>0.15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51559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45.4</text:p>
          </table:table-cell>
          <table:table-cell office:value-type="string" office:string-value="1.00" table:formula="of:=VLOOKUP([.B6];[Sheet1.$A$2:.$G$401];3;0)" table:style-name="ce1">
            <text:p>1.00</text:p>
          </table:table-cell>
          <table:table-cell office:value-type="error" office:string-value="#N/A" table:formula="of:=VLOOKUP([.D6];['file:///C:/home/rgukt-basar/Downloads/Company%20X%20-%20Pincode%20Zones.xlsx'#Sheet1.A6:.C129];3;0)" table:style-name="ce1">
            <text:p>#N/A</text:p>
          </table:table-cell>
          <table:table-cell office:value-type="error" office:string-value="#NAME?" table:formula="of:=VLOOKUP([.B6];[Sheet1.$A$2:.$I$401];9;0)" table:style-name="ce1">
            <text:p>#NAME?</text:p>
          </table:table-cell>
          <table:table-cell office:value-type="string" office:string-value="fwd" table:formula="of:=IF(ISNUMBER(SEARCH(&quot;Forward and RTO charges&quot;;[.G6]));&quot;rto&quot;;&#10; IF(ISNUMBER(SEARCH(&quot;Forward charges&quot;;[.G6]));&quot;fwd&quot;))" table:style-name="ce1">
            <text:p>fwd</text:p>
          </table:table-cell>
          <table:table-cell office:value-type="error" office:string-value="#N/A" table:formula="of:=[.L6]&amp;&quot;_&quot;&amp;[.J6]&amp;&quot;_&quot;&amp;[.K6]" table:style-name="ce1">
            <text:p>#N/A</text:p>
          </table:table-cell>
          <table:table-cell office:value-type="error" office:string-value="#N/A" table:formula="of:=VLOOKUP([.M6];[Sheet2.$G$5:.$H$24];2;0)" table:style-name="ce1">
            <text:p>#N/A</text:p>
          </table:table-cell>
          <table:table-cell office:value-type="float" office:value="0.24" table:formula="of:=VLOOKUP([.B6];[Pivot_Table_Sheet1_1.$A$2:.$C$126];2;0)" table:style-name="ce15">
            <text:p>0.24</text:p>
          </table:table-cell>
          <table:table-cell office:value-type="error" office:string-value="#N/A" table:formula="of:=IF([.L6]=&quot;fwd&quot;;&#10;VLOOKUP([.J6];[Sheet2.$J$18:.$Q$22];3;FALSE())+COM.MICROSOFT.CEILING(([.O6]-0.5)/0.5;1)*VLOOKUP([.J6];[Sheet2.$J$18:.$Q$22];2;FALSE());&#10;VLOOKUP([.J6];[Sheet2.$J$18:.$Q$22];6;FALSE())+COM.MICROSOFT.CEILING(([.O6]-0.5)/0.5;1)*VLOOKUP([.J6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229555</text:p>
          </table:table-cell>
          <table:table-cell office:value-type="string" table:style-name="ce2">
            <text:p>2001806686</text:p>
          </table:table-cell>
          <table:table-cell office:value-type="string" table:style-name="ce1">
            <text:p>0.15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2650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45.4</text:p>
          </table:table-cell>
          <table:table-cell office:value-type="string" office:string-value="1.00" table:formula="of:=VLOOKUP([.B7];[Sheet1.$A$2:.$G$401];3;0)" table:style-name="ce1">
            <text:p>1.00</text:p>
          </table:table-cell>
          <table:table-cell office:value-type="error" office:string-value="#N/A" table:formula="of:=VLOOKUP([.D7];['file:///C:/home/rgukt-basar/Downloads/Company%20X%20-%20Pincode%20Zones.xlsx'#Sheet1.A7:.C130];3;0)" table:style-name="ce1">
            <text:p>#N/A</text:p>
          </table:table-cell>
          <table:table-cell office:value-type="error" office:string-value="#NAME?" table:formula="of:=VLOOKUP([.B7];[Sheet1.$A$2:.$I$401];9;0)" table:style-name="ce1">
            <text:p>#NAME?</text:p>
          </table:table-cell>
          <table:table-cell office:value-type="string" office:string-value="fwd" table:formula="of:=IF(ISNUMBER(SEARCH(&quot;Forward and RTO charges&quot;;[.G7]));&quot;rto&quot;;&#10; IF(ISNUMBER(SEARCH(&quot;Forward charges&quot;;[.G7]));&quot;fwd&quot;))" table:style-name="ce1">
            <text:p>fwd</text:p>
          </table:table-cell>
          <table:table-cell office:value-type="error" office:string-value="#N/A" table:formula="of:=[.L7]&amp;&quot;_&quot;&amp;[.J7]&amp;&quot;_&quot;&amp;[.K7]" table:style-name="ce1">
            <text:p>#N/A</text:p>
          </table:table-cell>
          <table:table-cell office:value-type="error" office:string-value="#N/A" table:formula="of:=VLOOKUP([.M7];[Sheet2.$G$5:.$H$24];2;0)" table:style-name="ce1">
            <text:p>#N/A</text:p>
          </table:table-cell>
          <table:table-cell office:value-type="float" office:value="0.24" table:formula="of:=VLOOKUP([.B7];[Pivot_Table_Sheet1_1.$A$2:.$C$126];2;0)" table:style-name="ce15">
            <text:p>0.24</text:p>
          </table:table-cell>
          <table:table-cell office:value-type="error" office:string-value="#N/A" table:formula="of:=IF([.L7]=&quot;fwd&quot;;&#10;VLOOKUP([.J7];[Sheet2.$J$18:.$Q$22];3;FALSE())+COM.MICROSOFT.CEILING(([.O7]-0.5)/0.5;1)*VLOOKUP([.J7];[Sheet2.$J$18:.$Q$22];2;FALSE());&#10;VLOOKUP([.J7];[Sheet2.$J$18:.$Q$22];6;FALSE())+COM.MICROSOFT.CEILING(([.O7]-0.5)/0.5;1)*VLOOKUP([.J7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229776</text:p>
          </table:table-cell>
          <table:table-cell office:value-type="string" table:style-name="ce2">
            <text:p>2001806885</text:p>
          </table:table-cell>
          <table:table-cell office:value-type="string" table:style-name="ce1">
            <text:p>1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208019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61.3</text:p>
          </table:table-cell>
          <table:table-cell office:value-type="string" office:string-value="2.00" table:formula="of:=VLOOKUP([.B8];[Sheet1.$A$2:.$G$401];3;0)" table:style-name="ce1">
            <text:p>2.00</text:p>
          </table:table-cell>
          <table:table-cell office:value-type="error" office:string-value="#N/A" table:formula="of:=VLOOKUP([.D8];['file:///C:/home/rgukt-basar/Downloads/Company%20X%20-%20Pincode%20Zones.xlsx'#Sheet1.A8:.C131];3;0)" table:style-name="ce1">
            <text:p>#N/A</text:p>
          </table:table-cell>
          <table:table-cell office:value-type="error" office:string-value="#NAME?" table:formula="of:=VLOOKUP([.B8];[Sheet1.$A$2:.$I$401];9;0)" table:style-name="ce1">
            <text:p>#NAME?</text:p>
          </table:table-cell>
          <table:table-cell office:value-type="string" office:string-value="fwd" table:formula="of:=IF(ISNUMBER(SEARCH(&quot;Forward and RTO charges&quot;;[.G8]));&quot;rto&quot;;&#10; IF(ISNUMBER(SEARCH(&quot;Forward charges&quot;;[.G8]));&quot;fwd&quot;))" table:style-name="ce1">
            <text:p>fwd</text:p>
          </table:table-cell>
          <table:table-cell office:value-type="error" office:string-value="#N/A" table:formula="of:=[.L8]&amp;&quot;_&quot;&amp;[.J8]&amp;&quot;_&quot;&amp;[.K8]" table:style-name="ce1">
            <text:p>#N/A</text:p>
          </table:table-cell>
          <table:table-cell office:value-type="error" office:string-value="#N/A" table:formula="of:=VLOOKUP([.M8];[Sheet2.$G$5:.$H$24];2;0)" table:style-name="ce1">
            <text:p>#N/A</text:p>
          </table:table-cell>
          <table:table-cell office:value-type="float" office:value="0.84" table:formula="of:=VLOOKUP([.B8];[Pivot_Table_Sheet1_1.$A$2:.$C$126];2;0)" table:style-name="ce15">
            <text:p>0.84</text:p>
          </table:table-cell>
          <table:table-cell office:value-type="error" office:string-value="#N/A" table:formula="of:=IF([.L8]=&quot;fwd&quot;;&#10;VLOOKUP([.J8];[Sheet2.$J$18:.$Q$22];3;FALSE())+COM.MICROSOFT.CEILING(([.O8]-0.5)/0.5;1)*VLOOKUP([.J8];[Sheet2.$J$18:.$Q$22];2;FALSE());&#10;VLOOKUP([.J8];[Sheet2.$J$18:.$Q$22];6;FALSE())+COM.MICROSOFT.CEILING(([.O8]-0.5)/0.5;1)*VLOOKUP([.J8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323112</text:p>
          </table:table-cell>
          <table:table-cell office:value-type="string" table:style-name="ce2">
            <text:p>2001807058</text:p>
          </table:table-cell>
          <table:table-cell office:value-type="string" table:style-name="ce1">
            <text:p>1.15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14030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89.6</text:p>
          </table:table-cell>
          <table:table-cell office:value-type="string" office:string-value="1.00" table:formula="of:=VLOOKUP([.B9];[Sheet1.$A$2:.$G$401];3;0)" table:style-name="ce1">
            <text:p>1.00</text:p>
          </table:table-cell>
          <table:table-cell office:value-type="error" office:string-value="#N/A" table:formula="of:=VLOOKUP([.D9];['file:///C:/home/rgukt-basar/Downloads/Company%20X%20-%20Pincode%20Zones.xlsx'#Sheet1.A9:.C132];3;0)" table:style-name="ce1">
            <text:p>#N/A</text:p>
          </table:table-cell>
          <table:table-cell office:value-type="error" office:string-value="#NAME?" table:formula="of:=VLOOKUP([.B9];[Sheet1.$A$2:.$I$401];9;0)" table:style-name="ce1">
            <text:p>#NAME?</text:p>
          </table:table-cell>
          <table:table-cell office:value-type="string" office:string-value="fwd" table:formula="of:=IF(ISNUMBER(SEARCH(&quot;Forward and RTO charges&quot;;[.G9]));&quot;rto&quot;;&#10; IF(ISNUMBER(SEARCH(&quot;Forward charges&quot;;[.G9]));&quot;fwd&quot;))" table:style-name="ce1">
            <text:p>fwd</text:p>
          </table:table-cell>
          <table:table-cell office:value-type="error" office:string-value="#N/A" table:formula="of:=[.L9]&amp;&quot;_&quot;&amp;[.J9]&amp;&quot;_&quot;&amp;[.K9]" table:style-name="ce1">
            <text:p>#N/A</text:p>
          </table:table-cell>
          <table:table-cell office:value-type="error" office:string-value="#N/A" table:formula="of:=VLOOKUP([.M9];[Sheet2.$G$5:.$H$24];2;0)" table:style-name="ce1">
            <text:p>#N/A</text:p>
          </table:table-cell>
          <table:table-cell office:value-type="float" office:value="1.1679999999999999" table:formula="of:=VLOOKUP([.B9];[Pivot_Table_Sheet1_1.$A$2:.$C$126];2;0)" table:style-name="ce15">
            <text:p>1.168</text:p>
          </table:table-cell>
          <table:table-cell office:value-type="error" office:string-value="#N/A" table:formula="of:=IF([.L9]=&quot;fwd&quot;;&#10;VLOOKUP([.J9];[Sheet2.$J$18:.$Q$22];3;FALSE())+COM.MICROSOFT.CEILING(([.O9]-0.5)/0.5;1)*VLOOKUP([.J9];[Sheet2.$J$18:.$Q$22];2;FALSE());&#10;VLOOKUP([.J9];[Sheet2.$J$18:.$Q$22];6;FALSE())+COM.MICROSOFT.CEILING(([.O9]-0.5)/0.5;1)*VLOOKUP([.J9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323812</text:p>
          </table:table-cell>
          <table:table-cell office:value-type="string" table:style-name="ce2">
            <text:p>2001807186</text:p>
          </table:table-cell>
          <table:table-cell office:value-type="string" table:style-name="ce1">
            <text:p>0.5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9600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45.4</text:p>
          </table:table-cell>
          <table:table-cell office:value-type="string" office:string-value="1.00" table:formula="of:=VLOOKUP([.B10];[Sheet1.$A$2:.$G$401];3;0)" table:style-name="ce1">
            <text:p>1.00</text:p>
          </table:table-cell>
          <table:table-cell office:value-type="error" office:string-value="#N/A" table:formula="of:=VLOOKUP([.D10];['file:///C:/home/rgukt-basar/Downloads/Company%20X%20-%20Pincode%20Zones.xlsx'#Sheet1.A10:.C133];3;0)" table:style-name="ce1">
            <text:p>#N/A</text:p>
          </table:table-cell>
          <table:table-cell office:value-type="error" office:string-value="#NAME?" table:formula="of:=VLOOKUP([.B10];[Sheet1.$A$2:.$I$401];9;0)" table:style-name="ce1">
            <text:p>#NAME?</text:p>
          </table:table-cell>
          <table:table-cell office:value-type="string" office:string-value="fwd" table:formula="of:=IF(ISNUMBER(SEARCH(&quot;Forward and RTO charges&quot;;[.G10]));&quot;rto&quot;;&#10; IF(ISNUMBER(SEARCH(&quot;Forward charges&quot;;[.G10]));&quot;fwd&quot;))" table:style-name="ce1">
            <text:p>fwd</text:p>
          </table:table-cell>
          <table:table-cell office:value-type="error" office:string-value="#N/A" table:formula="of:=[.L10]&amp;&quot;_&quot;&amp;[.J10]&amp;&quot;_&quot;&amp;[.K10]" table:style-name="ce1">
            <text:p>#N/A</text:p>
          </table:table-cell>
          <table:table-cell office:value-type="error" office:string-value="#N/A" table:formula="of:=VLOOKUP([.M10];[Sheet2.$G$5:.$H$24];2;0)" table:style-name="ce1">
            <text:p>#N/A</text:p>
          </table:table-cell>
          <table:table-cell office:value-type="float" office:value="0.5" table:formula="of:=VLOOKUP([.B10];[Pivot_Table_Sheet1_1.$A$2:.$C$126];2;0)" table:style-name="ce15">
            <text:p>0.5</text:p>
          </table:table-cell>
          <table:table-cell office:value-type="error" office:string-value="#N/A" table:formula="of:=IF([.L10]=&quot;fwd&quot;;&#10;VLOOKUP([.J10];[Sheet2.$J$18:.$Q$22];3;FALSE())+COM.MICROSOFT.CEILING(([.O10]-0.5)/0.5;1)*VLOOKUP([.J10];[Sheet2.$J$18:.$Q$22];2;FALSE());&#10;VLOOKUP([.J10];[Sheet2.$J$18:.$Q$22];6;FALSE())+COM.MICROSOFT.CEILING(([.O10]-0.5)/0.5;1)*VLOOKUP([.J10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324206</text:p>
          </table:table-cell>
          <table:table-cell office:value-type="string" table:style-name="ce2">
            <text:p>2001807290</text:p>
          </table:table-cell>
          <table:table-cell office:value-type="string" table:style-name="ce1">
            <text:p>0.5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71110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45.4</text:p>
          </table:table-cell>
          <table:table-cell office:value-type="string" office:string-value="1.00" table:formula="of:=VLOOKUP([.B11];[Sheet1.$A$2:.$G$401];3;0)" table:style-name="ce1">
            <text:p>1.00</text:p>
          </table:table-cell>
          <table:table-cell office:value-type="error" office:string-value="#N/A" table:formula="of:=VLOOKUP([.D11];['file:///C:/home/rgukt-basar/Downloads/Company%20X%20-%20Pincode%20Zones.xlsx'#Sheet1.A11:.C134];3;0)" table:style-name="ce1">
            <text:p>#N/A</text:p>
          </table:table-cell>
          <table:table-cell office:value-type="error" office:string-value="#NAME?" table:formula="of:=VLOOKUP([.B11];[Sheet1.$A$2:.$I$401];9;0)" table:style-name="ce1">
            <text:p>#NAME?</text:p>
          </table:table-cell>
          <table:table-cell office:value-type="string" office:string-value="fwd" table:formula="of:=IF(ISNUMBER(SEARCH(&quot;Forward and RTO charges&quot;;[.G11]));&quot;rto&quot;;&#10; IF(ISNUMBER(SEARCH(&quot;Forward charges&quot;;[.G11]));&quot;fwd&quot;))" table:style-name="ce1">
            <text:p>fwd</text:p>
          </table:table-cell>
          <table:table-cell office:value-type="error" office:string-value="#N/A" table:formula="of:=[.L11]&amp;&quot;_&quot;&amp;[.J11]&amp;&quot;_&quot;&amp;[.K11]" table:style-name="ce1">
            <text:p>#N/A</text:p>
          </table:table-cell>
          <table:table-cell office:value-type="error" office:string-value="#N/A" table:formula="of:=VLOOKUP([.M11];[Sheet2.$G$5:.$H$24];2;0)" table:style-name="ce1">
            <text:p>#N/A</text:p>
          </table:table-cell>
          <table:table-cell office:value-type="float" office:value="0.5" table:formula="of:=VLOOKUP([.B11];[Pivot_Table_Sheet1_1.$A$2:.$C$126];2;0)" table:style-name="ce15">
            <text:p>0.5</text:p>
          </table:table-cell>
          <table:table-cell office:value-type="error" office:string-value="#N/A" table:formula="of:=IF([.L11]=&quot;fwd&quot;;&#10;VLOOKUP([.J11];[Sheet2.$J$18:.$Q$22];3;FALSE())+COM.MICROSOFT.CEILING(([.O11]-0.5)/0.5;1)*VLOOKUP([.J11];[Sheet2.$J$18:.$Q$22];2;FALSE());&#10;VLOOKUP([.J11];[Sheet2.$J$18:.$Q$22];6;FALSE())+COM.MICROSOFT.CEILING(([.O11]-0.5)/0.5;1)*VLOOKUP([.J11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326612</text:p>
          </table:table-cell>
          <table:table-cell office:value-type="string" table:style-name="ce2">
            <text:p>2001807814</text:p>
          </table:table-cell>
          <table:table-cell office:value-type="string" table:style-name="ce1">
            <text:p>0.79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28400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61.3</text:p>
          </table:table-cell>
          <table:table-cell office:value-type="string" office:string-value="1.00" table:formula="of:=VLOOKUP([.B12];[Sheet1.$A$2:.$G$401];3;0)" table:style-name="ce1">
            <text:p>1.00</text:p>
          </table:table-cell>
          <table:table-cell office:value-type="error" office:string-value="#N/A" table:formula="of:=VLOOKUP([.D12];['file:///C:/home/rgukt-basar/Downloads/Company%20X%20-%20Pincode%20Zones.xlsx'#Sheet1.A12:.C135];3;0)" table:style-name="ce1">
            <text:p>#N/A</text:p>
          </table:table-cell>
          <table:table-cell office:value-type="error" office:string-value="#NAME?" table:formula="of:=VLOOKUP([.B12];[Sheet1.$A$2:.$I$401];9;0)" table:style-name="ce1">
            <text:p>#NAME?</text:p>
          </table:table-cell>
          <table:table-cell office:value-type="string" office:string-value="fwd" table:formula="of:=IF(ISNUMBER(SEARCH(&quot;Forward and RTO charges&quot;;[.G12]));&quot;rto&quot;;&#10; IF(ISNUMBER(SEARCH(&quot;Forward charges&quot;;[.G12]));&quot;fwd&quot;))" table:style-name="ce1">
            <text:p>fwd</text:p>
          </table:table-cell>
          <table:table-cell office:value-type="error" office:string-value="#N/A" table:formula="of:=[.L12]&amp;&quot;_&quot;&amp;[.J12]&amp;&quot;_&quot;&amp;[.K12]" table:style-name="ce1">
            <text:p>#N/A</text:p>
          </table:table-cell>
          <table:table-cell office:value-type="error" office:string-value="#N/A" table:formula="of:=VLOOKUP([.M12];[Sheet2.$G$5:.$H$24];2;0)" table:style-name="ce1">
            <text:p>#N/A</text:p>
          </table:table-cell>
          <table:table-cell office:value-type="float" office:value="0.60699999999999998" table:formula="of:=VLOOKUP([.B12];[Pivot_Table_Sheet1_1.$A$2:.$C$126];2;0)" table:style-name="ce15">
            <text:p>0.607</text:p>
          </table:table-cell>
          <table:table-cell office:value-type="error" office:string-value="#N/A" table:formula="of:=IF([.L12]=&quot;fwd&quot;;&#10;VLOOKUP([.J12];[Sheet2.$J$18:.$Q$22];3;FALSE())+COM.MICROSOFT.CEILING(([.O12]-0.5)/0.5;1)*VLOOKUP([.J12];[Sheet2.$J$18:.$Q$22];2;FALSE());&#10;VLOOKUP([.J12];[Sheet2.$J$18:.$Q$22];6;FALSE())+COM.MICROSOFT.CEILING(([.O12]-0.5)/0.5;1)*VLOOKUP([.J12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327172</text:p>
          </table:table-cell>
          <table:table-cell office:value-type="string" table:style-name="ce2">
            <text:p>2001807931</text:p>
          </table:table-cell>
          <table:table-cell office:value-type="string" table:style-name="ce1">
            <text:p>0.72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44160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13];[Sheet1.$A$2:.$G$401];3;0)" table:style-name="ce1">
            <text:p>1.00</text:p>
          </table:table-cell>
          <table:table-cell office:value-type="error" office:string-value="#N/A" table:formula="of:=VLOOKUP([.D13];['file:///C:/home/rgukt-basar/Downloads/Company%20X%20-%20Pincode%20Zones.xlsx'#Sheet1.A13:.C136];3;0)" table:style-name="ce1">
            <text:p>#N/A</text:p>
          </table:table-cell>
          <table:table-cell office:value-type="error" office:string-value="#NAME?" table:formula="of:=VLOOKUP([.B13];[Sheet1.$A$2:.$I$401];9;0)" table:style-name="ce1">
            <text:p>#NAME?</text:p>
          </table:table-cell>
          <table:table-cell office:value-type="string" office:string-value="fwd" table:formula="of:=IF(ISNUMBER(SEARCH(&quot;Forward and RTO charges&quot;;[.G13]));&quot;rto&quot;;&#10; IF(ISNUMBER(SEARCH(&quot;Forward charges&quot;;[.G13]));&quot;fwd&quot;))" table:style-name="ce1">
            <text:p>fwd</text:p>
          </table:table-cell>
          <table:table-cell office:value-type="error" office:string-value="#N/A" table:formula="of:=[.L13]&amp;&quot;_&quot;&amp;[.J13]&amp;&quot;_&quot;&amp;[.K13]" table:style-name="ce1">
            <text:p>#N/A</text:p>
          </table:table-cell>
          <table:table-cell office:value-type="error" office:string-value="#N/A" table:formula="of:=VLOOKUP([.M13];[Sheet2.$G$5:.$H$24];2;0)" table:style-name="ce1">
            <text:p>#N/A</text:p>
          </table:table-cell>
          <table:table-cell office:value-type="float" office:value="0.60699999999999998" table:formula="of:=VLOOKUP([.B13];[Pivot_Table_Sheet1_1.$A$2:.$C$126];2;0)" table:style-name="ce15">
            <text:p>0.607</text:p>
          </table:table-cell>
          <table:table-cell office:value-type="error" office:string-value="#N/A" table:formula="of:=IF([.L13]=&quot;fwd&quot;;&#10;VLOOKUP([.J13];[Sheet2.$J$18:.$Q$22];3;FALSE())+COM.MICROSOFT.CEILING(([.O13]-0.5)/0.5;1)*VLOOKUP([.J13];[Sheet2.$J$18:.$Q$22];2;FALSE());&#10;VLOOKUP([.J13];[Sheet2.$J$18:.$Q$22];6;FALSE())+COM.MICROSOFT.CEILING(([.O13]-0.5)/0.5;1)*VLOOKUP([.J13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327275</text:p>
          </table:table-cell>
          <table:table-cell office:value-type="string" table:style-name="ce2">
            <text:p>2001807956</text:p>
          </table:table-cell>
          <table:table-cell office:value-type="string" table:style-name="ce1">
            <text:p>1.08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24800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89.6</text:p>
          </table:table-cell>
          <table:table-cell office:value-type="string" office:string-value="1.00" table:formula="of:=VLOOKUP([.B14];[Sheet1.$A$2:.$G$401];3;0)" table:style-name="ce1">
            <text:p>1.00</text:p>
          </table:table-cell>
          <table:table-cell office:value-type="error" office:string-value="#N/A" table:formula="of:=VLOOKUP([.D14];['file:///C:/home/rgukt-basar/Downloads/Company%20X%20-%20Pincode%20Zones.xlsx'#Sheet1.A14:.C137];3;0)" table:style-name="ce1">
            <text:p>#N/A</text:p>
          </table:table-cell>
          <table:table-cell office:value-type="error" office:string-value="#NAME?" table:formula="of:=VLOOKUP([.B14];[Sheet1.$A$2:.$I$401];9;0)" table:style-name="ce1">
            <text:p>#NAME?</text:p>
          </table:table-cell>
          <table:table-cell office:value-type="string" office:string-value="fwd" table:formula="of:=IF(ISNUMBER(SEARCH(&quot;Forward and RTO charges&quot;;[.G14]));&quot;rto&quot;;&#10; IF(ISNUMBER(SEARCH(&quot;Forward charges&quot;;[.G14]));&quot;fwd&quot;))" table:style-name="ce1">
            <text:p>fwd</text:p>
          </table:table-cell>
          <table:table-cell office:value-type="error" office:string-value="#N/A" table:formula="of:=[.L14]&amp;&quot;_&quot;&amp;[.J14]&amp;&quot;_&quot;&amp;[.K14]" table:style-name="ce1">
            <text:p>#N/A</text:p>
          </table:table-cell>
          <table:table-cell office:value-type="error" office:string-value="#N/A" table:formula="of:=VLOOKUP([.M14];[Sheet2.$G$5:.$H$24];2;0)" table:style-name="ce1">
            <text:p>#N/A</text:p>
          </table:table-cell>
          <table:table-cell office:value-type="float" office:value="1.08" table:formula="of:=VLOOKUP([.B14];[Pivot_Table_Sheet1_1.$A$2:.$C$126];2;0)" table:style-name="ce15">
            <text:p>1.08</text:p>
          </table:table-cell>
          <table:table-cell office:value-type="error" office:string-value="#N/A" table:formula="of:=IF([.L14]=&quot;fwd&quot;;&#10;VLOOKUP([.J14];[Sheet2.$J$18:.$Q$22];3;FALSE())+COM.MICROSOFT.CEILING(([.O14]-0.5)/0.5;1)*VLOOKUP([.J14];[Sheet2.$J$18:.$Q$22];2;FALSE());&#10;VLOOKUP([.J14];[Sheet2.$J$18:.$Q$22];6;FALSE())+COM.MICROSOFT.CEILING(([.O14]-0.5)/0.5;1)*VLOOKUP([.J14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327312</text:p>
          </table:table-cell>
          <table:table-cell office:value-type="string" table:style-name="ce2">
            <text:p>2001807960</text:p>
          </table:table-cell>
          <table:table-cell office:value-type="string" table:style-name="ce1">
            <text:p>1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48500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15];[Sheet1.$A$2:.$G$401];3;0)" table:style-name="ce1">
            <text:p>1.00</text:p>
          </table:table-cell>
          <table:table-cell office:value-type="error" office:string-value="#N/A" table:formula="of:=VLOOKUP([.D15];['file:///C:/home/rgukt-basar/Downloads/Company%20X%20-%20Pincode%20Zones.xlsx'#Sheet1.A15:.C138];3;0)" table:style-name="ce1">
            <text:p>#N/A</text:p>
          </table:table-cell>
          <table:table-cell office:value-type="error" office:string-value="#NAME?" table:formula="of:=VLOOKUP([.B15];[Sheet1.$A$2:.$I$401];9;0)" table:style-name="ce1">
            <text:p>#NAME?</text:p>
          </table:table-cell>
          <table:table-cell office:value-type="string" office:string-value="fwd" table:formula="of:=IF(ISNUMBER(SEARCH(&quot;Forward and RTO charges&quot;;[.G15]));&quot;rto&quot;;&#10; IF(ISNUMBER(SEARCH(&quot;Forward charges&quot;;[.G15]));&quot;fwd&quot;))" table:style-name="ce1">
            <text:p>fwd</text:p>
          </table:table-cell>
          <table:table-cell office:value-type="error" office:string-value="#N/A" table:formula="of:=[.L15]&amp;&quot;_&quot;&amp;[.J15]&amp;&quot;_&quot;&amp;[.K15]" table:style-name="ce1">
            <text:p>#N/A</text:p>
          </table:table-cell>
          <table:table-cell office:value-type="error" office:string-value="#N/A" table:formula="of:=VLOOKUP([.M15];[Sheet2.$G$5:.$H$24];2;0)" table:style-name="ce1">
            <text:p>#N/A</text:p>
          </table:table-cell>
          <table:table-cell office:value-type="float" office:value="0.93" table:formula="of:=VLOOKUP([.B15];[Pivot_Table_Sheet1_1.$A$2:.$C$126];2;0)" table:style-name="ce15">
            <text:p>0.93</text:p>
          </table:table-cell>
          <table:table-cell office:value-type="error" office:string-value="#N/A" table:formula="of:=IF([.L15]=&quot;fwd&quot;;&#10;VLOOKUP([.J15];[Sheet2.$J$18:.$Q$22];3;FALSE())+COM.MICROSOFT.CEILING(([.O15]-0.5)/0.5;1)*VLOOKUP([.J15];[Sheet2.$J$18:.$Q$22];2;FALSE());&#10;VLOOKUP([.J15];[Sheet2.$J$18:.$Q$22];6;FALSE())+COM.MICROSOFT.CEILING(([.O15]-0.5)/0.5;1)*VLOOKUP([.J15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327695</text:p>
          </table:table-cell>
          <table:table-cell office:value-type="string" table:style-name="ce2">
            <text:p>2001807930</text:p>
          </table:table-cell>
          <table:table-cell office:value-type="string" table:style-name="ce1">
            <text:p>0.15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84543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45.4</text:p>
          </table:table-cell>
          <table:table-cell office:value-type="string" office:string-value="1.00" table:formula="of:=VLOOKUP([.B16];[Sheet1.$A$2:.$G$401];3;0)" table:style-name="ce1">
            <text:p>1.00</text:p>
          </table:table-cell>
          <table:table-cell office:value-type="error" office:string-value="#N/A" table:formula="of:=VLOOKUP([.D16];['file:///C:/home/rgukt-basar/Downloads/Company%20X%20-%20Pincode%20Zones.xlsx'#Sheet1.A16:.C139];3;0)" table:style-name="ce1">
            <text:p>#N/A</text:p>
          </table:table-cell>
          <table:table-cell office:value-type="error" office:string-value="#NAME?" table:formula="of:=VLOOKUP([.B16];[Sheet1.$A$2:.$I$401];9;0)" table:style-name="ce1">
            <text:p>#NAME?</text:p>
          </table:table-cell>
          <table:table-cell office:value-type="string" office:string-value="fwd" table:formula="of:=IF(ISNUMBER(SEARCH(&quot;Forward and RTO charges&quot;;[.G16]));&quot;rto&quot;;&#10; IF(ISNUMBER(SEARCH(&quot;Forward charges&quot;;[.G16]));&quot;fwd&quot;))" table:style-name="ce1">
            <text:p>fwd</text:p>
          </table:table-cell>
          <table:table-cell office:value-type="error" office:string-value="#N/A" table:formula="of:=[.L16]&amp;&quot;_&quot;&amp;[.J16]&amp;&quot;_&quot;&amp;[.K16]" table:style-name="ce1">
            <text:p>#N/A</text:p>
          </table:table-cell>
          <table:table-cell office:value-type="error" office:string-value="#N/A" table:formula="of:=VLOOKUP([.M16];[Sheet2.$G$5:.$H$24];2;0)" table:style-name="ce1">
            <text:p>#N/A</text:p>
          </table:table-cell>
          <table:table-cell office:value-type="float" office:value="0.24" table:formula="of:=VLOOKUP([.B16];[Pivot_Table_Sheet1_1.$A$2:.$C$126];2;0)" table:style-name="ce15">
            <text:p>0.24</text:p>
          </table:table-cell>
          <table:table-cell office:value-type="error" office:string-value="#N/A" table:formula="of:=IF([.L16]=&quot;fwd&quot;;&#10;VLOOKUP([.J16];[Sheet2.$J$18:.$Q$22];3;FALSE())+COM.MICROSOFT.CEILING(([.O16]-0.5)/0.5;1)*VLOOKUP([.J16];[Sheet2.$J$18:.$Q$22];2;FALSE());&#10;VLOOKUP([.J16];[Sheet2.$J$18:.$Q$22];6;FALSE())+COM.MICROSOFT.CEILING(([.O16]-0.5)/0.5;1)*VLOOKUP([.J16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435005</text:p>
          </table:table-cell>
          <table:table-cell office:value-type="string" table:style-name="ce2">
            <text:p>2001808102</text:p>
          </table:table-cell>
          <table:table-cell office:value-type="string" table:style-name="ce1">
            <text:p>1.28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46310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135</text:p>
          </table:table-cell>
          <table:table-cell office:value-type="string" office:string-value="2.00" table:formula="of:=VLOOKUP([.B17];[Sheet1.$A$2:.$G$401];3;0)" table:style-name="ce1">
            <text:p>2.00</text:p>
          </table:table-cell>
          <table:table-cell office:value-type="error" office:string-value="#N/A" table:formula="of:=VLOOKUP([.D17];['file:///C:/home/rgukt-basar/Downloads/Company%20X%20-%20Pincode%20Zones.xlsx'#Sheet1.A17:.C140];3;0)" table:style-name="ce1">
            <text:p>#N/A</text:p>
          </table:table-cell>
          <table:table-cell office:value-type="error" office:string-value="#NAME?" table:formula="of:=VLOOKUP([.B17];[Sheet1.$A$2:.$I$401];9;0)" table:style-name="ce1">
            <text:p>#NAME?</text:p>
          </table:table-cell>
          <table:table-cell office:value-type="string" office:string-value="fwd" table:formula="of:=IF(ISNUMBER(SEARCH(&quot;Forward and RTO charges&quot;;[.G17]));&quot;rto&quot;;&#10; IF(ISNUMBER(SEARCH(&quot;Forward charges&quot;;[.G17]));&quot;fwd&quot;))" table:style-name="ce1">
            <text:p>fwd</text:p>
          </table:table-cell>
          <table:table-cell office:value-type="error" office:string-value="#N/A" table:formula="of:=[.L17]&amp;&quot;_&quot;&amp;[.J17]&amp;&quot;_&quot;&amp;[.K17]" table:style-name="ce1">
            <text:p>#N/A</text:p>
          </table:table-cell>
          <table:table-cell office:value-type="error" office:string-value="#N/A" table:formula="of:=VLOOKUP([.M17];[Sheet2.$G$5:.$H$24];2;0)" table:style-name="ce1">
            <text:p>#N/A</text:p>
          </table:table-cell>
          <table:table-cell office:value-type="float" office:value="1.157" table:formula="of:=VLOOKUP([.B17];[Pivot_Table_Sheet1_1.$A$2:.$C$126];2;0)" table:style-name="ce15">
            <text:p>1.157</text:p>
          </table:table-cell>
          <table:table-cell office:value-type="error" office:string-value="#N/A" table:formula="of:=IF([.L17]=&quot;fwd&quot;;&#10;VLOOKUP([.J17];[Sheet2.$J$18:.$Q$22];3;FALSE())+COM.MICROSOFT.CEILING(([.O17]-0.5)/0.5;1)*VLOOKUP([.J17];[Sheet2.$J$18:.$Q$22];2;FALSE());&#10;VLOOKUP([.J17];[Sheet2.$J$18:.$Q$22];6;FALSE())+COM.MICROSOFT.CEILING(([.O17]-0.5)/0.5;1)*VLOOKUP([.J17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435134</text:p>
          </table:table-cell>
          <table:table-cell office:value-type="string" table:style-name="ce2">
            <text:p>2001808118</text:p>
          </table:table-cell>
          <table:table-cell office:value-type="string" table:style-name="ce1">
            <text:p>0.5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14030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33</text:p>
          </table:table-cell>
          <table:table-cell office:value-type="string" office:string-value="1.00" table:formula="of:=VLOOKUP([.B18];[Sheet1.$A$2:.$G$401];3;0)" table:style-name="ce1">
            <text:p>1.00</text:p>
          </table:table-cell>
          <table:table-cell office:value-type="error" office:string-value="#N/A" table:formula="of:=VLOOKUP([.D18];['file:///C:/home/rgukt-basar/Downloads/Company%20X%20-%20Pincode%20Zones.xlsx'#Sheet1.A18:.C141];3;0)" table:style-name="ce1">
            <text:p>#N/A</text:p>
          </table:table-cell>
          <table:table-cell office:value-type="error" office:string-value="#NAME?" table:formula="of:=VLOOKUP([.B18];[Sheet1.$A$2:.$I$401];9;0)" table:style-name="ce1">
            <text:p>#NAME?</text:p>
          </table:table-cell>
          <table:table-cell office:value-type="string" office:string-value="fwd" table:formula="of:=IF(ISNUMBER(SEARCH(&quot;Forward and RTO charges&quot;;[.G18]));&quot;rto&quot;;&#10; IF(ISNUMBER(SEARCH(&quot;Forward charges&quot;;[.G18]));&quot;fwd&quot;))" table:style-name="ce1">
            <text:p>fwd</text:p>
          </table:table-cell>
          <table:table-cell office:value-type="error" office:string-value="#N/A" table:formula="of:=[.L18]&amp;&quot;_&quot;&amp;[.J18]&amp;&quot;_&quot;&amp;[.K18]" table:style-name="ce1">
            <text:p>#N/A</text:p>
          </table:table-cell>
          <table:table-cell office:value-type="error" office:string-value="#N/A" table:formula="of:=VLOOKUP([.M18];[Sheet2.$G$5:.$H$24];2;0)" table:style-name="ce1">
            <text:p>#N/A</text:p>
          </table:table-cell>
          <table:table-cell office:value-type="float" office:value="0.34300000000000003" table:formula="of:=VLOOKUP([.B18];[Pivot_Table_Sheet1_1.$A$2:.$C$126];2;0)" table:style-name="ce15">
            <text:p>0.343</text:p>
          </table:table-cell>
          <table:table-cell office:value-type="error" office:string-value="#N/A" table:formula="of:=IF([.L18]=&quot;fwd&quot;;&#10;VLOOKUP([.J18];[Sheet2.$J$18:.$Q$22];3;FALSE())+COM.MICROSOFT.CEILING(([.O18]-0.5)/0.5;1)*VLOOKUP([.J18];[Sheet2.$J$18:.$Q$22];2;FALSE());&#10;VLOOKUP([.J18];[Sheet2.$J$18:.$Q$22];6;FALSE())+COM.MICROSOFT.CEILING(([.O18]-0.5)/0.5;1)*VLOOKUP([.J18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435370</text:p>
          </table:table-cell>
          <table:table-cell office:value-type="string" table:style-name="ce2">
            <text:p>2001808207</text:p>
          </table:table-cell>
          <table:table-cell office:value-type="string" table:style-name="ce1">
            <text:p>0.79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49567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19];[Sheet1.$A$2:.$G$401];3;0)" table:style-name="ce1">
            <text:p>1.00</text:p>
          </table:table-cell>
          <table:table-cell office:value-type="error" office:string-value="#N/A" table:formula="of:=VLOOKUP([.D19];['file:///C:/home/rgukt-basar/Downloads/Company%20X%20-%20Pincode%20Zones.xlsx'#Sheet1.A19:.C142];3;0)" table:style-name="ce1">
            <text:p>#N/A</text:p>
          </table:table-cell>
          <table:table-cell office:value-type="error" office:string-value="#NAME?" table:formula="of:=VLOOKUP([.B19];[Sheet1.$A$2:.$I$401];9;0)" table:style-name="ce1">
            <text:p>#NAME?</text:p>
          </table:table-cell>
          <table:table-cell office:value-type="string" office:string-value="fwd" table:formula="of:=IF(ISNUMBER(SEARCH(&quot;Forward and RTO charges&quot;;[.G19]));&quot;rto&quot;;&#10; IF(ISNUMBER(SEARCH(&quot;Forward charges&quot;;[.G19]));&quot;fwd&quot;))" table:style-name="ce1">
            <text:p>fwd</text:p>
          </table:table-cell>
          <table:table-cell office:value-type="error" office:string-value="#N/A" table:formula="of:=[.L19]&amp;&quot;_&quot;&amp;[.J19]&amp;&quot;_&quot;&amp;[.K19]" table:style-name="ce1">
            <text:p>#N/A</text:p>
          </table:table-cell>
          <table:table-cell office:value-type="error" office:string-value="#N/A" table:formula="of:=VLOOKUP([.M19];[Sheet2.$G$5:.$H$24];2;0)" table:style-name="ce1">
            <text:p>#N/A</text:p>
          </table:table-cell>
          <table:table-cell office:value-type="float" office:value="0.60699999999999998" table:formula="of:=VLOOKUP([.B19];[Pivot_Table_Sheet1_1.$A$2:.$C$126];2;0)" table:style-name="ce15">
            <text:p>0.607</text:p>
          </table:table-cell>
          <table:table-cell office:value-type="error" office:string-value="#N/A" table:formula="of:=IF([.L19]=&quot;fwd&quot;;&#10;VLOOKUP([.J19];[Sheet2.$J$18:.$Q$22];3;FALSE())+COM.MICROSOFT.CEILING(([.O19]-0.5)/0.5;1)*VLOOKUP([.J19];[Sheet2.$J$18:.$Q$22];2;FALSE());&#10;VLOOKUP([.J19];[Sheet2.$J$18:.$Q$22];6;FALSE())+COM.MICROSOFT.CEILING(([.O19]-0.5)/0.5;1)*VLOOKUP([.J19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435661</text:p>
          </table:table-cell>
          <table:table-cell office:value-type="string" table:style-name="ce2">
            <text:p>2001808295</text:p>
          </table:table-cell>
          <table:table-cell office:value-type="string" table:style-name="ce1">
            <text:p>0.2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67300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orward and RTO charges</text:p>
          </table:table-cell>
          <table:table-cell office:value-type="string" table:style-name="ce1">
            <text:p>107.3</text:p>
          </table:table-cell>
          <table:table-cell office:value-type="string" office:string-value="1.00" table:formula="of:=VLOOKUP([.B20];[Sheet1.$A$2:.$G$401];3;0)" table:style-name="ce1">
            <text:p>1.00</text:p>
          </table:table-cell>
          <table:table-cell office:value-type="error" office:string-value="#N/A" table:formula="of:=VLOOKUP([.D20];['file:///C:/home/rgukt-basar/Downloads/Company%20X%20-%20Pincode%20Zones.xlsx'#Sheet1.A20:.C143];3;0)" table:style-name="ce1">
            <text:p>#N/A</text:p>
          </table:table-cell>
          <table:table-cell office:value-type="error" office:string-value="#NAME?" table:formula="of:=VLOOKUP([.B20];[Sheet1.$A$2:.$I$401];9;0)" table:style-name="ce1">
            <text:p>#NAME?</text:p>
          </table:table-cell>
          <table:table-cell office:value-type="string" office:string-value="rto" table:formula="of:=IF(ISNUMBER(SEARCH(&quot;Forward and RTO charges&quot;;[.G20]));&quot;rto&quot;;&#10; IF(ISNUMBER(SEARCH(&quot;Forward charges&quot;;[.G20]));&quot;fwd&quot;))" table:style-name="ce1">
            <text:p>rto</text:p>
          </table:table-cell>
          <table:table-cell office:value-type="error" office:string-value="#N/A" table:formula="of:=[.L20]&amp;&quot;_&quot;&amp;[.J20]&amp;&quot;_&quot;&amp;[.K20]" table:style-name="ce1">
            <text:p>#N/A</text:p>
          </table:table-cell>
          <table:table-cell office:value-type="error" office:string-value="#N/A" table:formula="of:=VLOOKUP([.M20];[Sheet2.$G$5:.$H$24];2;0)" table:style-name="ce1">
            <text:p>#N/A</text:p>
          </table:table-cell>
          <table:table-cell office:value-type="float" office:value="0.245" table:formula="of:=VLOOKUP([.B20];[Pivot_Table_Sheet1_1.$A$2:.$C$126];2;0)" table:style-name="ce15">
            <text:p>0.245</text:p>
          </table:table-cell>
          <table:table-cell office:value-type="error" office:string-value="#N/A" table:formula="of:=IF([.L20]=&quot;fwd&quot;;&#10;VLOOKUP([.J20];[Sheet2.$J$18:.$Q$22];3;FALSE())+COM.MICROSOFT.CEILING(([.O20]-0.5)/0.5;1)*VLOOKUP([.J20];[Sheet2.$J$18:.$Q$22];2;FALSE());&#10;VLOOKUP([.J20];[Sheet2.$J$18:.$Q$22];6;FALSE())+COM.MICROSOFT.CEILING(([.O20]-0.5)/0.5;1)*VLOOKUP([.J20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436383</text:p>
          </table:table-cell>
          <table:table-cell office:value-type="string" table:style-name="ce2">
            <text:p>2001808507</text:p>
          </table:table-cell>
          <table:table-cell office:value-type="string" table:style-name="ce1">
            <text:p>0.79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20800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61.3</text:p>
          </table:table-cell>
          <table:table-cell office:value-type="string" office:string-value="1.00" table:formula="of:=VLOOKUP([.B21];[Sheet1.$A$2:.$G$401];3;0)" table:style-name="ce1">
            <text:p>1.00</text:p>
          </table:table-cell>
          <table:table-cell office:value-type="error" office:string-value="#N/A" table:formula="of:=VLOOKUP([.D21];['file:///C:/home/rgukt-basar/Downloads/Company%20X%20-%20Pincode%20Zones.xlsx'#Sheet1.A21:.C144];3;0)" table:style-name="ce1">
            <text:p>#N/A</text:p>
          </table:table-cell>
          <table:table-cell office:value-type="error" office:string-value="#NAME?" table:formula="of:=VLOOKUP([.B21];[Sheet1.$A$2:.$I$401];9;0)" table:style-name="ce1">
            <text:p>#NAME?</text:p>
          </table:table-cell>
          <table:table-cell office:value-type="string" office:string-value="fwd" table:formula="of:=IF(ISNUMBER(SEARCH(&quot;Forward and RTO charges&quot;;[.G21]));&quot;rto&quot;;&#10; IF(ISNUMBER(SEARCH(&quot;Forward charges&quot;;[.G21]));&quot;fwd&quot;))" table:style-name="ce1">
            <text:p>fwd</text:p>
          </table:table-cell>
          <table:table-cell office:value-type="error" office:string-value="#N/A" table:formula="of:=[.L21]&amp;&quot;_&quot;&amp;[.J21]&amp;&quot;_&quot;&amp;[.K21]" table:style-name="ce1">
            <text:p>#N/A</text:p>
          </table:table-cell>
          <table:table-cell office:value-type="error" office:string-value="#N/A" table:formula="of:=VLOOKUP([.M21];[Sheet2.$G$5:.$H$24];2;0)" table:style-name="ce1">
            <text:p>#N/A</text:p>
          </table:table-cell>
          <table:table-cell office:value-type="float" office:value="0.60699999999999998" table:formula="of:=VLOOKUP([.B21];[Pivot_Table_Sheet1_1.$A$2:.$C$126];2;0)" table:style-name="ce15">
            <text:p>0.607</text:p>
          </table:table-cell>
          <table:table-cell office:value-type="error" office:string-value="#N/A" table:formula="of:=IF([.L21]=&quot;fwd&quot;;&#10;VLOOKUP([.J21];[Sheet2.$J$18:.$Q$22];3;FALSE())+COM.MICROSOFT.CEILING(([.O21]-0.5)/0.5;1)*VLOOKUP([.J21];[Sheet2.$J$18:.$Q$22];2;FALSE());&#10;VLOOKUP([.J21];[Sheet2.$J$18:.$Q$22];6;FALSE())+COM.MICROSOFT.CEILING(([.O21]-0.5)/0.5;1)*VLOOKUP([.J21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436464</text:p>
          </table:table-cell>
          <table:table-cell office:value-type="string" table:style-name="ce2">
            <text:p>2001808542</text:p>
          </table:table-cell>
          <table:table-cell office:value-type="string" table:style-name="ce1">
            <text:p>0.86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416010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2.00" table:formula="of:=VLOOKUP([.B22];[Sheet1.$A$2:.$G$401];3;0)" table:style-name="ce1">
            <text:p>2.00</text:p>
          </table:table-cell>
          <table:table-cell office:value-type="error" office:string-value="#N/A" table:formula="of:=VLOOKUP([.D22];['file:///C:/home/rgukt-basar/Downloads/Company%20X%20-%20Pincode%20Zones.xlsx'#Sheet1.A22:.C145];3;0)" table:style-name="ce1">
            <text:p>#N/A</text:p>
          </table:table-cell>
          <table:table-cell office:value-type="error" office:string-value="#NAME?" table:formula="of:=VLOOKUP([.B22];[Sheet1.$A$2:.$I$401];9;0)" table:style-name="ce1">
            <text:p>#NAME?</text:p>
          </table:table-cell>
          <table:table-cell office:value-type="string" office:string-value="fwd" table:formula="of:=IF(ISNUMBER(SEARCH(&quot;Forward and RTO charges&quot;;[.G22]));&quot;rto&quot;;&#10; IF(ISNUMBER(SEARCH(&quot;Forward charges&quot;;[.G22]));&quot;fwd&quot;))" table:style-name="ce1">
            <text:p>fwd</text:p>
          </table:table-cell>
          <table:table-cell office:value-type="error" office:string-value="#N/A" table:formula="of:=[.L22]&amp;&quot;_&quot;&amp;[.J22]&amp;&quot;_&quot;&amp;[.K22]" table:style-name="ce1">
            <text:p>#N/A</text:p>
          </table:table-cell>
          <table:table-cell office:value-type="error" office:string-value="#N/A" table:formula="of:=VLOOKUP([.M22];[Sheet2.$G$5:.$H$24];2;0)" table:style-name="ce1">
            <text:p>#N/A</text:p>
          </table:table-cell>
          <table:table-cell office:value-type="float" office:value="0.73399999999999999" table:formula="of:=VLOOKUP([.B22];[Pivot_Table_Sheet1_1.$A$2:.$C$126];2;0)" table:style-name="ce15">
            <text:p>0.734</text:p>
          </table:table-cell>
          <table:table-cell office:value-type="error" office:string-value="#N/A" table:formula="of:=IF([.L22]=&quot;fwd&quot;;&#10;VLOOKUP([.J22];[Sheet2.$J$18:.$Q$22];3;FALSE())+COM.MICROSOFT.CEILING(([.O22]-0.5)/0.5;1)*VLOOKUP([.J22];[Sheet2.$J$18:.$Q$22];2;FALSE());&#10;VLOOKUP([.J22];[Sheet2.$J$18:.$Q$22];6;FALSE())+COM.MICROSOFT.CEILING(([.O22]-0.5)/0.5;1)*VLOOKUP([.J22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437050</text:p>
          </table:table-cell>
          <table:table-cell office:value-type="string" table:style-name="ce2">
            <text:p>2001808675</text:p>
          </table:table-cell>
          <table:table-cell office:value-type="string" table:style-name="ce1">
            <text:p>1.2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22601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89.6</text:p>
          </table:table-cell>
          <table:table-cell office:value-type="string" office:string-value="1.00" table:formula="of:=VLOOKUP([.B23];[Sheet1.$A$2:.$G$401];3;0)" table:style-name="ce1">
            <text:p>1.00</text:p>
          </table:table-cell>
          <table:table-cell office:value-type="error" office:string-value="#N/A" table:formula="of:=VLOOKUP([.D23];['file:///C:/home/rgukt-basar/Downloads/Company%20X%20-%20Pincode%20Zones.xlsx'#Sheet1.A23:.C146];3;0)" table:style-name="ce1">
            <text:p>#N/A</text:p>
          </table:table-cell>
          <table:table-cell office:value-type="error" office:string-value="#NAME?" table:formula="of:=VLOOKUP([.B23];[Sheet1.$A$2:.$I$401];9;0)" table:style-name="ce1">
            <text:p>#NAME?</text:p>
          </table:table-cell>
          <table:table-cell office:value-type="string" office:string-value="fwd" table:formula="of:=IF(ISNUMBER(SEARCH(&quot;Forward and RTO charges&quot;;[.G23]));&quot;rto&quot;;&#10; IF(ISNUMBER(SEARCH(&quot;Forward charges&quot;;[.G23]));&quot;fwd&quot;))" table:style-name="ce1">
            <text:p>fwd</text:p>
          </table:table-cell>
          <table:table-cell office:value-type="error" office:string-value="#N/A" table:formula="of:=[.L23]&amp;&quot;_&quot;&amp;[.J23]&amp;&quot;_&quot;&amp;[.K23]" table:style-name="ce1">
            <text:p>#N/A</text:p>
          </table:table-cell>
          <table:table-cell office:value-type="error" office:string-value="#N/A" table:formula="of:=VLOOKUP([.M23];[Sheet2.$G$5:.$H$24];2;0)" table:style-name="ce1">
            <text:p>#N/A</text:p>
          </table:table-cell>
          <table:table-cell office:value-type="float" office:value="1.1830000000000001" table:formula="of:=VLOOKUP([.B23];[Pivot_Table_Sheet1_1.$A$2:.$C$126];2;0)" table:style-name="ce15">
            <text:p>1.183</text:p>
          </table:table-cell>
          <table:table-cell office:value-type="error" office:string-value="#N/A" table:formula="of:=IF([.L23]=&quot;fwd&quot;;&#10;VLOOKUP([.J23];[Sheet2.$J$18:.$Q$22];3;FALSE())+COM.MICROSOFT.CEILING(([.O23]-0.5)/0.5;1)*VLOOKUP([.J23];[Sheet2.$J$18:.$Q$22];2;FALSE());&#10;VLOOKUP([.J23];[Sheet2.$J$18:.$Q$22];6;FALSE())+COM.MICROSOFT.CEILING(([.O23]-0.5)/0.5;1)*VLOOKUP([.J23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327496</text:p>
          </table:table-cell>
          <table:table-cell office:value-type="string" table:style-name="ce2">
            <text:p>2001807976</text:p>
          </table:table-cell>
          <table:table-cell office:value-type="string" table:style-name="ce1">
            <text:p>0.7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40070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and RTO charges</text:p>
          </table:table-cell>
          <table:table-cell office:value-type="string" table:style-name="ce1">
            <text:p>172.8</text:p>
          </table:table-cell>
          <table:table-cell office:value-type="string" office:string-value="1.00" table:formula="of:=VLOOKUP([.B24];[Sheet1.$A$2:.$G$401];3;0)" table:style-name="ce1">
            <text:p>1.00</text:p>
          </table:table-cell>
          <table:table-cell office:value-type="error" office:string-value="#N/A" table:formula="of:=VLOOKUP([.D24];['file:///C:/home/rgukt-basar/Downloads/Company%20X%20-%20Pincode%20Zones.xlsx'#Sheet1.A24:.C147];3;0)" table:style-name="ce1">
            <text:p>#N/A</text:p>
          </table:table-cell>
          <table:table-cell office:value-type="error" office:string-value="#NAME?" table:formula="of:=VLOOKUP([.B24];[Sheet1.$A$2:.$I$401];9;0)" table:style-name="ce1">
            <text:p>#NAME?</text:p>
          </table:table-cell>
          <table:table-cell office:value-type="string" office:string-value="rto" table:formula="of:=IF(ISNUMBER(SEARCH(&quot;Forward and RTO charges&quot;;[.G24]));&quot;rto&quot;;&#10; IF(ISNUMBER(SEARCH(&quot;Forward charges&quot;;[.G24]));&quot;fwd&quot;))" table:style-name="ce1">
            <text:p>rto</text:p>
          </table:table-cell>
          <table:table-cell office:value-type="error" office:string-value="#N/A" table:formula="of:=[.L24]&amp;&quot;_&quot;&amp;[.J24]&amp;&quot;_&quot;&amp;[.K24]" table:style-name="ce1">
            <text:p>#N/A</text:p>
          </table:table-cell>
          <table:table-cell office:value-type="error" office:string-value="#N/A" table:formula="of:=VLOOKUP([.M24];[Sheet2.$G$5:.$H$24];2;0)" table:style-name="ce1">
            <text:p>#N/A</text:p>
          </table:table-cell>
          <table:table-cell office:value-type="float" office:value="0.72099999999999997" table:formula="of:=VLOOKUP([.B24];[Pivot_Table_Sheet1_1.$A$2:.$C$126];2;0)" table:style-name="ce15">
            <text:p>0.721</text:p>
          </table:table-cell>
          <table:table-cell office:value-type="error" office:string-value="#N/A" table:formula="of:=IF([.L24]=&quot;fwd&quot;;&#10;VLOOKUP([.J24];[Sheet2.$J$18:.$Q$22];3;FALSE())+COM.MICROSOFT.CEILING(([.O24]-0.5)/0.5;1)*VLOOKUP([.J24];[Sheet2.$J$18:.$Q$22];2;FALSE());&#10;VLOOKUP([.J24];[Sheet2.$J$18:.$Q$22];6;FALSE())+COM.MICROSOFT.CEILING(([.O24]-0.5)/0.5;1)*VLOOKUP([.J24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8547832</text:p>
          </table:table-cell>
          <table:table-cell office:value-type="string" table:style-name="ce2">
            <text:p>2001812838</text:p>
          </table:table-cell>
          <table:table-cell office:value-type="string" table:style-name="ce1">
            <text:p>0.6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26240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orward and RTO charges</text:p>
          </table:table-cell>
          <table:table-cell office:value-type="string" table:style-name="ce1">
            <text:p>102.3</text:p>
          </table:table-cell>
          <table:table-cell office:value-type="string" office:string-value="1.00" table:formula="of:=VLOOKUP([.B25];[Sheet1.$A$2:.$G$401];3;0)" table:style-name="ce1">
            <text:p>1.00</text:p>
          </table:table-cell>
          <table:table-cell office:value-type="error" office:string-value="#N/A" table:formula="of:=VLOOKUP([.D25];['file:///C:/home/rgukt-basar/Downloads/Company%20X%20-%20Pincode%20Zones.xlsx'#Sheet1.A25:.C148];3;0)" table:style-name="ce1">
            <text:p>#N/A</text:p>
          </table:table-cell>
          <table:table-cell office:value-type="error" office:string-value="#NAME?" table:formula="of:=VLOOKUP([.B25];[Sheet1.$A$2:.$I$401];9;0)" table:style-name="ce1">
            <text:p>#NAME?</text:p>
          </table:table-cell>
          <table:table-cell office:value-type="string" office:string-value="rto" table:formula="of:=IF(ISNUMBER(SEARCH(&quot;Forward and RTO charges&quot;;[.G25]));&quot;rto&quot;;&#10; IF(ISNUMBER(SEARCH(&quot;Forward charges&quot;;[.G25]));&quot;fwd&quot;))" table:style-name="ce1">
            <text:p>rto</text:p>
          </table:table-cell>
          <table:table-cell office:value-type="error" office:string-value="#N/A" table:formula="of:=[.L25]&amp;&quot;_&quot;&amp;[.J25]&amp;&quot;_&quot;&amp;[.K25]" table:style-name="ce1">
            <text:p>#N/A</text:p>
          </table:table-cell>
          <table:table-cell office:value-type="error" office:string-value="#N/A" table:formula="of:=VLOOKUP([.M25];[Sheet2.$G$5:.$H$24];2;0)" table:style-name="ce1">
            <text:p>#N/A</text:p>
          </table:table-cell>
          <table:table-cell office:value-type="float" office:value="0.55800000000000005" table:formula="of:=VLOOKUP([.B25];[Pivot_Table_Sheet1_1.$A$2:.$C$126];2;0)" table:style-name="ce15">
            <text:p>0.558</text:p>
          </table:table-cell>
          <table:table-cell office:value-type="error" office:string-value="#N/A" table:formula="of:=IF([.L25]=&quot;fwd&quot;;&#10;VLOOKUP([.J25];[Sheet2.$J$18:.$Q$22];3;FALSE())+COM.MICROSOFT.CEILING(([.O25]-0.5)/0.5;1)*VLOOKUP([.J25];[Sheet2.$J$18:.$Q$22];2;FALSE());&#10;VLOOKUP([.J25];[Sheet2.$J$18:.$Q$22];6;FALSE())+COM.MICROSOFT.CEILING(([.O25]-0.5)/0.5;1)*VLOOKUP([.J25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9398844</text:p>
          </table:table-cell>
          <table:table-cell office:value-type="string" table:style-name="ce2">
            <text:p>2001816684</text:p>
          </table:table-cell>
          <table:table-cell office:value-type="string" table:style-name="ce1">
            <text:p>0.99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94210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and RTO charges</text:p>
          </table:table-cell>
          <table:table-cell office:value-type="string" table:style-name="ce1">
            <text:p>172.8</text:p>
          </table:table-cell>
          <table:table-cell office:value-type="string" office:string-value="2.00" table:formula="of:=VLOOKUP([.B26];[Sheet1.$A$2:.$G$401];3;0)" table:style-name="ce1">
            <text:p>2.00</text:p>
          </table:table-cell>
          <table:table-cell office:value-type="error" office:string-value="#N/A" table:formula="of:=VLOOKUP([.D26];['file:///C:/home/rgukt-basar/Downloads/Company%20X%20-%20Pincode%20Zones.xlsx'#Sheet1.A26:.C149];3;0)" table:style-name="ce1">
            <text:p>#N/A</text:p>
          </table:table-cell>
          <table:table-cell office:value-type="error" office:string-value="#NAME?" table:formula="of:=VLOOKUP([.B26];[Sheet1.$A$2:.$I$401];9;0)" table:style-name="ce1">
            <text:p>#NAME?</text:p>
          </table:table-cell>
          <table:table-cell office:value-type="string" office:string-value="rto" table:formula="of:=IF(ISNUMBER(SEARCH(&quot;Forward and RTO charges&quot;;[.G26]));&quot;rto&quot;;&#10; IF(ISNUMBER(SEARCH(&quot;Forward charges&quot;;[.G26]));&quot;fwd&quot;))" table:style-name="ce1">
            <text:p>rto</text:p>
          </table:table-cell>
          <table:table-cell office:value-type="error" office:string-value="#N/A" table:formula="of:=[.L26]&amp;&quot;_&quot;&amp;[.J26]&amp;&quot;_&quot;&amp;[.K26]" table:style-name="ce1">
            <text:p>#N/A</text:p>
          </table:table-cell>
          <table:table-cell office:value-type="error" office:string-value="#N/A" table:formula="of:=VLOOKUP([.M26];[Sheet2.$G$5:.$H$24];2;0)" table:style-name="ce1">
            <text:p>#N/A</text:p>
          </table:table-cell>
          <table:table-cell office:value-type="float" office:value="0.92" table:formula="of:=VLOOKUP([.B26];[Pivot_Table_Sheet1_1.$A$2:.$C$126];2;0)" table:style-name="ce15">
            <text:p>0.92</text:p>
          </table:table-cell>
          <table:table-cell office:value-type="error" office:string-value="#N/A" table:formula="of:=IF([.L26]=&quot;fwd&quot;;&#10;VLOOKUP([.J26];[Sheet2.$J$18:.$Q$22];3;FALSE())+COM.MICROSOFT.CEILING(([.O26]-0.5)/0.5;1)*VLOOKUP([.J26];[Sheet2.$J$18:.$Q$22];2;FALSE());&#10;VLOOKUP([.J26];[Sheet2.$J$18:.$Q$22];6;FALSE())+COM.MICROSOFT.CEILING(([.O26]-0.5)/0.5;1)*VLOOKUP([.J26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9630264</text:p>
          </table:table-cell>
          <table:table-cell office:value-type="string" table:style-name="ce2">
            <text:p>2001817160</text:p>
          </table:table-cell>
          <table:table-cell office:value-type="string" table:style-name="ce1">
            <text:p>0.7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41101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and RTO charges</text:p>
          </table:table-cell>
          <table:table-cell office:value-type="string" table:style-name="ce1">
            <text:p>172.8</text:p>
          </table:table-cell>
          <table:table-cell office:value-type="string" office:string-value="1.00" table:formula="of:=VLOOKUP([.B27];[Sheet1.$A$2:.$G$401];3;0)" table:style-name="ce1">
            <text:p>1.00</text:p>
          </table:table-cell>
          <table:table-cell office:value-type="error" office:string-value="#N/A" table:formula="of:=VLOOKUP([.D27];['file:///C:/home/rgukt-basar/Downloads/Company%20X%20-%20Pincode%20Zones.xlsx'#Sheet1.A27:.C150];3;0)" table:style-name="ce1">
            <text:p>#N/A</text:p>
          </table:table-cell>
          <table:table-cell office:value-type="error" office:string-value="#NAME?" table:formula="of:=VLOOKUP([.B27];[Sheet1.$A$2:.$I$401];9;0)" table:style-name="ce1">
            <text:p>#NAME?</text:p>
          </table:table-cell>
          <table:table-cell office:value-type="string" office:string-value="rto" table:formula="of:=IF(ISNUMBER(SEARCH(&quot;Forward and RTO charges&quot;;[.G27]));&quot;rto&quot;;&#10; IF(ISNUMBER(SEARCH(&quot;Forward charges&quot;;[.G27]));&quot;fwd&quot;))" table:style-name="ce1">
            <text:p>rto</text:p>
          </table:table-cell>
          <table:table-cell office:value-type="error" office:string-value="#N/A" table:formula="of:=[.L27]&amp;&quot;_&quot;&amp;[.J27]&amp;&quot;_&quot;&amp;[.K27]" table:style-name="ce1">
            <text:p>#N/A</text:p>
          </table:table-cell>
          <table:table-cell office:value-type="error" office:string-value="#N/A" table:formula="of:=VLOOKUP([.M27];[Sheet2.$G$5:.$H$24];2;0)" table:style-name="ce1">
            <text:p>#N/A</text:p>
          </table:table-cell>
          <table:table-cell office:value-type="float" office:value="0.7" table:formula="of:=VLOOKUP([.B27];[Pivot_Table_Sheet1_1.$A$2:.$C$126];2;0)" table:style-name="ce15">
            <text:p>0.7</text:p>
          </table:table-cell>
          <table:table-cell office:value-type="error" office:string-value="#N/A" table:formula="of:=IF([.L27]=&quot;fwd&quot;;&#10;VLOOKUP([.J27];[Sheet2.$J$18:.$Q$22];3;FALSE())+COM.MICROSOFT.CEILING(([.O27]-0.5)/0.5;1)*VLOOKUP([.J27];[Sheet2.$J$18:.$Q$22];2;FALSE());&#10;VLOOKUP([.J27];[Sheet2.$J$18:.$Q$22];6;FALSE())+COM.MICROSOFT.CEILING(([.O27]-0.5)/0.5;1)*VLOOKUP([.J27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20014461</text:p>
          </table:table-cell>
          <table:table-cell office:value-type="string" table:style-name="ce2">
            <text:p>2001818390</text:p>
          </table:table-cell>
          <table:table-cell office:value-type="string" table:style-name="ce1">
            <text:p>0.8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78330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orward and RTO charges</text:p>
          </table:table-cell>
          <table:table-cell office:value-type="string" table:style-name="ce1">
            <text:p>213.5</text:p>
          </table:table-cell>
          <table:table-cell office:value-type="string" office:string-value="1.00" table:formula="of:=VLOOKUP([.B28];[Sheet1.$A$2:.$G$401];3;0)" table:style-name="ce1">
            <text:p>1.00</text:p>
          </table:table-cell>
          <table:table-cell office:value-type="error" office:string-value="#N/A" table:formula="of:=VLOOKUP([.D28];['file:///C:/home/rgukt-basar/Downloads/Company%20X%20-%20Pincode%20Zones.xlsx'#Sheet1.A28:.C151];3;0)" table:style-name="ce1">
            <text:p>#N/A</text:p>
          </table:table-cell>
          <table:table-cell office:value-type="error" office:string-value="#NAME?" table:formula="of:=VLOOKUP([.B28];[Sheet1.$A$2:.$I$401];9;0)" table:style-name="ce1">
            <text:p>#NAME?</text:p>
          </table:table-cell>
          <table:table-cell office:value-type="string" office:string-value="rto" table:formula="of:=IF(ISNUMBER(SEARCH(&quot;Forward and RTO charges&quot;;[.G28]));&quot;rto&quot;;&#10; IF(ISNUMBER(SEARCH(&quot;Forward charges&quot;;[.G28]));&quot;fwd&quot;))" table:style-name="ce1">
            <text:p>rto</text:p>
          </table:table-cell>
          <table:table-cell office:value-type="error" office:string-value="#N/A" table:formula="of:=[.L28]&amp;&quot;_&quot;&amp;[.J28]&amp;&quot;_&quot;&amp;[.K28]" table:style-name="ce1">
            <text:p>#N/A</text:p>
          </table:table-cell>
          <table:table-cell office:value-type="error" office:string-value="#N/A" table:formula="of:=VLOOKUP([.M28];[Sheet2.$G$5:.$H$24];2;0)" table:style-name="ce1">
            <text:p>#N/A</text:p>
          </table:table-cell>
          <table:table-cell office:value-type="float" office:value="0.84099999999999997" table:formula="of:=VLOOKUP([.B28];[Pivot_Table_Sheet1_1.$A$2:.$C$126];2;0)" table:style-name="ce15">
            <text:p>0.841</text:p>
          </table:table-cell>
          <table:table-cell office:value-type="error" office:string-value="#N/A" table:formula="of:=IF([.L28]=&quot;fwd&quot;;&#10;VLOOKUP([.J28];[Sheet2.$J$18:.$Q$22];3;FALSE())+COM.MICROSOFT.CEILING(([.O28]-0.5)/0.5;1)*VLOOKUP([.J28];[Sheet2.$J$18:.$Q$22];2;FALSE());&#10;VLOOKUP([.J28];[Sheet2.$J$18:.$Q$22];6;FALSE())+COM.MICROSOFT.CEILING(([.O28]-0.5)/0.5;1)*VLOOKUP([.J28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20959015</text:p>
          </table:table-cell>
          <table:table-cell office:value-type="string" table:style-name="ce2">
            <text:p>2001821190</text:p>
          </table:table-cell>
          <table:table-cell office:value-type="string" table:style-name="ce1">
            <text:p>1.2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48666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and RTO charges</text:p>
          </table:table-cell>
          <table:table-cell office:value-type="string" table:style-name="ce1">
            <text:p>258.9</text:p>
          </table:table-cell>
          <table:table-cell office:value-type="string" office:string-value="1.00" table:formula="of:=VLOOKUP([.B29];[Sheet1.$A$2:.$G$401];3;0)" table:style-name="ce1">
            <text:p>1.00</text:p>
          </table:table-cell>
          <table:table-cell office:value-type="error" office:string-value="#N/A" table:formula="of:=VLOOKUP([.D29];['file:///C:/home/rgukt-basar/Downloads/Company%20X%20-%20Pincode%20Zones.xlsx'#Sheet1.A29:.C152];3;0)" table:style-name="ce1">
            <text:p>#N/A</text:p>
          </table:table-cell>
          <table:table-cell office:value-type="error" office:string-value="#NAME?" table:formula="of:=VLOOKUP([.B29];[Sheet1.$A$2:.$I$401];9;0)" table:style-name="ce1">
            <text:p>#NAME?</text:p>
          </table:table-cell>
          <table:table-cell office:value-type="string" office:string-value="rto" table:formula="of:=IF(ISNUMBER(SEARCH(&quot;Forward and RTO charges&quot;;[.G29]));&quot;rto&quot;;&#10; IF(ISNUMBER(SEARCH(&quot;Forward charges&quot;;[.G29]));&quot;fwd&quot;))" table:style-name="ce1">
            <text:p>rto</text:p>
          </table:table-cell>
          <table:table-cell office:value-type="error" office:string-value="#N/A" table:formula="of:=[.L29]&amp;&quot;_&quot;&amp;[.J29]&amp;&quot;_&quot;&amp;[.K29]" table:style-name="ce1">
            <text:p>#N/A</text:p>
          </table:table-cell>
          <table:table-cell office:value-type="error" office:string-value="#N/A" table:formula="of:=VLOOKUP([.M29];[Sheet2.$G$5:.$H$24];2;0)" table:style-name="ce1">
            <text:p>#N/A</text:p>
          </table:table-cell>
          <table:table-cell office:value-type="float" office:value="1.2" table:formula="of:=VLOOKUP([.B29];[Pivot_Table_Sheet1_1.$A$2:.$C$126];2;0)" table:style-name="ce15">
            <text:p>1.2</text:p>
          </table:table-cell>
          <table:table-cell office:value-type="error" office:string-value="#N/A" table:formula="of:=IF([.L29]=&quot;fwd&quot;;&#10;VLOOKUP([.J29];[Sheet2.$J$18:.$Q$22];3;FALSE())+COM.MICROSOFT.CEILING(([.O29]-0.5)/0.5;1)*VLOOKUP([.J29];[Sheet2.$J$18:.$Q$22];2;FALSE());&#10;VLOOKUP([.J29];[Sheet2.$J$18:.$Q$22];6;FALSE())+COM.MICROSOFT.CEILING(([.O29]-0.5)/0.5;1)*VLOOKUP([.J29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21485824</text:p>
          </table:table-cell>
          <table:table-cell office:value-type="string" table:style-name="ce2">
            <text:p>2001817093</text:p>
          </table:table-cell>
          <table:table-cell office:value-type="string" table:style-name="ce1">
            <text:p>1.3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24400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orward and RTO charges</text:p>
          </table:table-cell>
          <table:table-cell office:value-type="string" table:style-name="ce1">
            <text:p>151.1</text:p>
          </table:table-cell>
          <table:table-cell office:value-type="string" office:string-value="1.00" table:formula="of:=VLOOKUP([.B30];[Sheet1.$A$2:.$G$401];3;0)" table:style-name="ce1">
            <text:p>1.00</text:p>
          </table:table-cell>
          <table:table-cell office:value-type="error" office:string-value="#N/A" table:formula="of:=VLOOKUP([.D30];['file:///C:/home/rgukt-basar/Downloads/Company%20X%20-%20Pincode%20Zones.xlsx'#Sheet1.A30:.C153];3;0)" table:style-name="ce1">
            <text:p>#N/A</text:p>
          </table:table-cell>
          <table:table-cell office:value-type="error" office:string-value="#NAME?" table:formula="of:=VLOOKUP([.B30];[Sheet1.$A$2:.$I$401];9;0)" table:style-name="ce1">
            <text:p>#NAME?</text:p>
          </table:table-cell>
          <table:table-cell office:value-type="string" office:string-value="rto" table:formula="of:=IF(ISNUMBER(SEARCH(&quot;Forward and RTO charges&quot;;[.G30]));&quot;rto&quot;;&#10; IF(ISNUMBER(SEARCH(&quot;Forward charges&quot;;[.G30]));&quot;fwd&quot;))" table:style-name="ce1">
            <text:p>rto</text:p>
          </table:table-cell>
          <table:table-cell office:value-type="error" office:string-value="#N/A" table:formula="of:=[.L30]&amp;&quot;_&quot;&amp;[.J30]&amp;&quot;_&quot;&amp;[.K30]" table:style-name="ce1">
            <text:p>#N/A</text:p>
          </table:table-cell>
          <table:table-cell office:value-type="error" office:string-value="#N/A" table:formula="of:=VLOOKUP([.M30];[Sheet2.$G$5:.$H$24];2;0)" table:style-name="ce1">
            <text:p>#N/A</text:p>
          </table:table-cell>
          <table:table-cell office:value-type="float" office:value="1.357" table:formula="of:=VLOOKUP([.B30];[Pivot_Table_Sheet1_1.$A$2:.$C$126];2;0)" table:style-name="ce15">
            <text:p>1.357</text:p>
          </table:table-cell>
          <table:table-cell office:value-type="error" office:string-value="#N/A" table:formula="of:=IF([.L30]=&quot;fwd&quot;;&#10;VLOOKUP([.J30];[Sheet2.$J$18:.$Q$22];3;FALSE())+COM.MICROSOFT.CEILING(([.O30]-0.5)/0.5;1)*VLOOKUP([.J30];[Sheet2.$J$18:.$Q$22];2;FALSE());&#10;VLOOKUP([.J30];[Sheet2.$J$18:.$Q$22];6;FALSE())+COM.MICROSOFT.CEILING(([.O30]-0.5)/0.5;1)*VLOOKUP([.J30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21666133</text:p>
          </table:table-cell>
          <table:table-cell office:value-type="string" table:style-name="ce2">
            <text:p>2001823564</text:p>
          </table:table-cell>
          <table:table-cell office:value-type="string" table:style-name="ce1">
            <text:p>0.7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49200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and RTO charges</text:p>
          </table:table-cell>
          <table:table-cell office:value-type="string" table:style-name="ce1">
            <text:p>172.8</text:p>
          </table:table-cell>
          <table:table-cell office:value-type="string" office:string-value="2.00" table:formula="of:=VLOOKUP([.B31];[Sheet1.$A$2:.$G$401];3;0)" table:style-name="ce1">
            <text:p>2.00</text:p>
          </table:table-cell>
          <table:table-cell office:value-type="error" office:string-value="#N/A" table:formula="of:=VLOOKUP([.D31];['file:///C:/home/rgukt-basar/Downloads/Company%20X%20-%20Pincode%20Zones.xlsx'#Sheet1.A31:.C154];3;0)" table:style-name="ce1">
            <text:p>#N/A</text:p>
          </table:table-cell>
          <table:table-cell office:value-type="error" office:string-value="#NAME?" table:formula="of:=VLOOKUP([.B31];[Sheet1.$A$2:.$I$401];9;0)" table:style-name="ce1">
            <text:p>#NAME?</text:p>
          </table:table-cell>
          <table:table-cell office:value-type="string" office:string-value="rto" table:formula="of:=IF(ISNUMBER(SEARCH(&quot;Forward and RTO charges&quot;;[.G31]));&quot;rto&quot;;&#10; IF(ISNUMBER(SEARCH(&quot;Forward charges&quot;;[.G31]));&quot;fwd&quot;))" table:style-name="ce1">
            <text:p>rto</text:p>
          </table:table-cell>
          <table:table-cell office:value-type="error" office:string-value="#N/A" table:formula="of:=[.L31]&amp;&quot;_&quot;&amp;[.J31]&amp;&quot;_&quot;&amp;[.K31]" table:style-name="ce1">
            <text:p>#N/A</text:p>
          </table:table-cell>
          <table:table-cell office:value-type="error" office:string-value="#N/A" table:formula="of:=VLOOKUP([.M31];[Sheet2.$G$5:.$H$24];2;0)" table:style-name="ce1">
            <text:p>#N/A</text:p>
          </table:table-cell>
          <table:table-cell office:value-type="float" office:value="0.67200000000000004" table:formula="of:=VLOOKUP([.B31];[Pivot_Table_Sheet1_1.$A$2:.$C$126];2;0)" table:style-name="ce15">
            <text:p>0.672</text:p>
          </table:table-cell>
          <table:table-cell office:value-type="error" office:string-value="#N/A" table:formula="of:=IF([.L31]=&quot;fwd&quot;;&#10;VLOOKUP([.J31];[Sheet2.$J$18:.$Q$22];3;FALSE())+COM.MICROSOFT.CEILING(([.O31]-0.5)/0.5;1)*VLOOKUP([.J31];[Sheet2.$J$18:.$Q$22];2;FALSE());&#10;VLOOKUP([.J31];[Sheet2.$J$18:.$Q$22];6;FALSE())+COM.MICROSOFT.CEILING(([.O31]-0.5)/0.5;1)*VLOOKUP([.J31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21981575</text:p>
          </table:table-cell>
          <table:table-cell office:value-type="string" table:style-name="ce2">
            <text:p>2001825261</text:p>
          </table:table-cell>
          <table:table-cell office:value-type="string" table:style-name="ce1">
            <text:p>1.6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51712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and RTO charges</text:p>
          </table:table-cell>
          <table:table-cell office:value-type="string" table:style-name="ce1">
            <text:p>345</text:p>
          </table:table-cell>
          <table:table-cell office:value-type="string" office:string-value="4.00" table:formula="of:=VLOOKUP([.B32];[Sheet1.$A$2:.$G$401];3;0)" table:style-name="ce1">
            <text:p>4.00</text:p>
          </table:table-cell>
          <table:table-cell office:value-type="error" office:string-value="#N/A" table:formula="of:=VLOOKUP([.D32];['file:///C:/home/rgukt-basar/Downloads/Company%20X%20-%20Pincode%20Zones.xlsx'#Sheet1.A32:.C155];3;0)" table:style-name="ce1">
            <text:p>#N/A</text:p>
          </table:table-cell>
          <table:table-cell office:value-type="error" office:string-value="#NAME?" table:formula="of:=VLOOKUP([.B32];[Sheet1.$A$2:.$I$401];9;0)" table:style-name="ce1">
            <text:p>#NAME?</text:p>
          </table:table-cell>
          <table:table-cell office:value-type="string" office:string-value="rto" table:formula="of:=IF(ISNUMBER(SEARCH(&quot;Forward and RTO charges&quot;;[.G32]));&quot;rto&quot;;&#10; IF(ISNUMBER(SEARCH(&quot;Forward charges&quot;;[.G32]));&quot;fwd&quot;))" table:style-name="ce1">
            <text:p>rto</text:p>
          </table:table-cell>
          <table:table-cell office:value-type="error" office:string-value="#N/A" table:formula="of:=[.L32]&amp;&quot;_&quot;&amp;[.J32]&amp;&quot;_&quot;&amp;[.K32]" table:style-name="ce1">
            <text:p>#N/A</text:p>
          </table:table-cell>
          <table:table-cell office:value-type="error" office:string-value="#N/A" table:formula="of:=VLOOKUP([.M32];[Sheet2.$G$5:.$H$24];2;0)" table:style-name="ce1">
            <text:p>#N/A</text:p>
          </table:table-cell>
          <table:table-cell office:value-type="float" office:value="1.5569999999999999" table:formula="of:=VLOOKUP([.B32];[Pivot_Table_Sheet1_1.$A$2:.$C$126];2;0)" table:style-name="ce15">
            <text:p>1.557</text:p>
          </table:table-cell>
          <table:table-cell office:value-type="error" office:string-value="#N/A" table:formula="of:=IF([.L32]=&quot;fwd&quot;;&#10;VLOOKUP([.J32];[Sheet2.$J$18:.$Q$22];3;FALSE())+COM.MICROSOFT.CEILING(([.O32]-0.5)/0.5;1)*VLOOKUP([.J32];[Sheet2.$J$18:.$Q$22];2;FALSE());&#10;VLOOKUP([.J32];[Sheet2.$J$18:.$Q$22];6;FALSE())+COM.MICROSOFT.CEILING(([.O32]-0.5)/0.5;1)*VLOOKUP([.J32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957780</text:p>
          </table:table-cell>
          <table:table-cell office:value-type="string" table:style-name="ce2">
            <text:p>2001811192</text:p>
          </table:table-cell>
          <table:table-cell office:value-type="string" table:style-name="ce1">
            <text:p>1.13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562110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and RTO charges</text:p>
          </table:table-cell>
          <table:table-cell office:value-type="string" table:style-name="ce1">
            <text:p>258.9</text:p>
          </table:table-cell>
          <table:table-cell office:value-type="string" office:string-value="1.00" table:formula="of:=VLOOKUP([.B33];[Sheet1.$A$2:.$G$401];3;0)" table:style-name="ce1">
            <text:p>1.00</text:p>
          </table:table-cell>
          <table:table-cell office:value-type="error" office:string-value="#N/A" table:formula="of:=VLOOKUP([.D33];['file:///C:/home/rgukt-basar/Downloads/Company%20X%20-%20Pincode%20Zones.xlsx'#Sheet1.A33:.C156];3;0)" table:style-name="ce1">
            <text:p>#N/A</text:p>
          </table:table-cell>
          <table:table-cell office:value-type="error" office:string-value="#NAME?" table:formula="of:=VLOOKUP([.B33];[Sheet1.$A$2:.$I$401];9;0)" table:style-name="ce1">
            <text:p>#NAME?</text:p>
          </table:table-cell>
          <table:table-cell office:value-type="string" office:string-value="rto" table:formula="of:=IF(ISNUMBER(SEARCH(&quot;Forward and RTO charges&quot;;[.G33]));&quot;rto&quot;;&#10; IF(ISNUMBER(SEARCH(&quot;Forward charges&quot;;[.G33]));&quot;fwd&quot;))" table:style-name="ce1">
            <text:p>rto</text:p>
          </table:table-cell>
          <table:table-cell office:value-type="error" office:string-value="#N/A" table:formula="of:=[.L33]&amp;&quot;_&quot;&amp;[.J33]&amp;&quot;_&quot;&amp;[.K33]" table:style-name="ce1">
            <text:p>#N/A</text:p>
          </table:table-cell>
          <table:table-cell office:value-type="error" office:string-value="#N/A" table:formula="of:=VLOOKUP([.M33];[Sheet2.$G$5:.$H$24];2;0)" table:style-name="ce1">
            <text:p>#N/A</text:p>
          </table:table-cell>
          <table:table-cell office:value-type="float" office:value="1.032" table:formula="of:=VLOOKUP([.B33];[Pivot_Table_Sheet1_1.$A$2:.$C$126];2;0)" table:style-name="ce15">
            <text:p>1.032</text:p>
          </table:table-cell>
          <table:table-cell office:value-type="error" office:string-value="#N/A" table:formula="of:=IF([.L33]=&quot;fwd&quot;;&#10;VLOOKUP([.J33];[Sheet2.$J$18:.$Q$22];3;FALSE())+COM.MICROSOFT.CEILING(([.O33]-0.5)/0.5;1)*VLOOKUP([.J33];[Sheet2.$J$18:.$Q$22];2;FALSE());&#10;VLOOKUP([.J33];[Sheet2.$J$18:.$Q$22];6;FALSE())+COM.MICROSOFT.CEILING(([.O33]-0.5)/0.5;1)*VLOOKUP([.J33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21482593</text:p>
          </table:table-cell>
          <table:table-cell office:value-type="string" table:style-name="ce2">
            <text:p>2001809917</text:p>
          </table:table-cell>
          <table:table-cell office:value-type="string" table:style-name="ce1">
            <text:p>0.6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83100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and RTO charges</text:p>
          </table:table-cell>
          <table:table-cell office:value-type="string" table:style-name="ce1">
            <text:p>172.8</text:p>
          </table:table-cell>
          <table:table-cell office:value-type="string" office:string-value="1.00" table:formula="of:=VLOOKUP([.B34];[Sheet1.$A$2:.$G$401];3;0)" table:style-name="ce1">
            <text:p>1.00</text:p>
          </table:table-cell>
          <table:table-cell office:value-type="error" office:string-value="#N/A" table:formula="of:=VLOOKUP([.D34];['file:///C:/home/rgukt-basar/Downloads/Company%20X%20-%20Pincode%20Zones.xlsx'#Sheet1.A34:.C157];3;0)" table:style-name="ce1">
            <text:p>#N/A</text:p>
          </table:table-cell>
          <table:table-cell office:value-type="error" office:string-value="#NAME?" table:formula="of:=VLOOKUP([.B34];[Sheet1.$A$2:.$I$401];9;0)" table:style-name="ce1">
            <text:p>#NAME?</text:p>
          </table:table-cell>
          <table:table-cell office:value-type="string" office:string-value="rto" table:formula="of:=IF(ISNUMBER(SEARCH(&quot;Forward and RTO charges&quot;;[.G34]));&quot;rto&quot;;&#10; IF(ISNUMBER(SEARCH(&quot;Forward charges&quot;;[.G34]));&quot;fwd&quot;))" table:style-name="ce1">
            <text:p>rto</text:p>
          </table:table-cell>
          <table:table-cell office:value-type="error" office:string-value="#N/A" table:formula="of:=[.L34]&amp;&quot;_&quot;&amp;[.J34]&amp;&quot;_&quot;&amp;[.K34]" table:style-name="ce1">
            <text:p>#N/A</text:p>
          </table:table-cell>
          <table:table-cell office:value-type="error" office:string-value="#N/A" table:formula="of:=VLOOKUP([.M34];[Sheet2.$G$5:.$H$24];2;0)" table:style-name="ce1">
            <text:p>#N/A</text:p>
          </table:table-cell>
          <table:table-cell office:value-type="float" office:value="0.63" table:formula="of:=VLOOKUP([.B34];[Pivot_Table_Sheet1_1.$A$2:.$C$126];2;0)" table:style-name="ce15">
            <text:p>0.63</text:p>
          </table:table-cell>
          <table:table-cell office:value-type="error" office:string-value="#N/A" table:formula="of:=IF([.L34]=&quot;fwd&quot;;&#10;VLOOKUP([.J34];[Sheet2.$J$18:.$Q$22];3;FALSE())+COM.MICROSOFT.CEILING(([.O34]-0.5)/0.5;1)*VLOOKUP([.J34];[Sheet2.$J$18:.$Q$22];2;FALSE());&#10;VLOOKUP([.J34];[Sheet2.$J$18:.$Q$22];6;FALSE())+COM.MICROSOFT.CEILING(([.O34]-0.5)/0.5;1)*VLOOKUP([.J34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221940</text:p>
          </table:table-cell>
          <table:table-cell office:value-type="string" table:style-name="ce2">
            <text:p>2001806210</text:p>
          </table:table-cell>
          <table:table-cell office:value-type="string" table:style-name="ce1">
            <text:p>2.92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14060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174.5</text:p>
          </table:table-cell>
          <table:table-cell office:value-type="string" office:string-value="1.00" table:formula="of:=VLOOKUP([.B35];[Sheet1.$A$2:.$G$401];3;0)" table:style-name="ce1">
            <text:p>1.00</text:p>
          </table:table-cell>
          <table:table-cell office:value-type="error" office:string-value="#N/A" table:formula="of:=VLOOKUP([.D35];['file:///C:/home/rgukt-basar/Downloads/Company%20X%20-%20Pincode%20Zones.xlsx'#Sheet1.A35:.C158];3;0)" table:style-name="ce1">
            <text:p>#N/A</text:p>
          </table:table-cell>
          <table:table-cell office:value-type="error" office:string-value="#NAME?" table:formula="of:=VLOOKUP([.B35];[Sheet1.$A$2:.$I$401];9;0)" table:style-name="ce1">
            <text:p>#NAME?</text:p>
          </table:table-cell>
          <table:table-cell office:value-type="string" office:string-value="fwd" table:formula="of:=IF(ISNUMBER(SEARCH(&quot;Forward and RTO charges&quot;;[.G35]));&quot;rto&quot;;&#10; IF(ISNUMBER(SEARCH(&quot;Forward charges&quot;;[.G35]));&quot;fwd&quot;))" table:style-name="ce1">
            <text:p>fwd</text:p>
          </table:table-cell>
          <table:table-cell office:value-type="error" office:string-value="#N/A" table:formula="of:=[.L35]&amp;&quot;_&quot;&amp;[.J35]&amp;&quot;_&quot;&amp;[.K35]" table:style-name="ce1">
            <text:p>#N/A</text:p>
          </table:table-cell>
          <table:table-cell office:value-type="error" office:string-value="#N/A" table:formula="of:=VLOOKUP([.M35];[Sheet2.$G$5:.$H$24];2;0)" table:style-name="ce1">
            <text:p>#N/A</text:p>
          </table:table-cell>
          <table:table-cell office:value-type="float" office:value="0.22" table:formula="of:=VLOOKUP([.B35];[Pivot_Table_Sheet1_1.$A$2:.$C$126];2;0)" table:style-name="ce15">
            <text:p>0.22</text:p>
          </table:table-cell>
          <table:table-cell office:value-type="error" office:string-value="#N/A" table:formula="of:=IF([.L35]=&quot;fwd&quot;;&#10;VLOOKUP([.J35];[Sheet2.$J$18:.$Q$22];3;FALSE())+COM.MICROSOFT.CEILING(([.O35]-0.5)/0.5;1)*VLOOKUP([.J35];[Sheet2.$J$18:.$Q$22];2;FALSE());&#10;VLOOKUP([.J35];[Sheet2.$J$18:.$Q$22];6;FALSE())+COM.MICROSOFT.CEILING(([.O35]-0.5)/0.5;1)*VLOOKUP([.J35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222065</text:p>
          </table:table-cell>
          <table:table-cell office:value-type="string" table:style-name="ce2">
            <text:p>2001806226</text:p>
          </table:table-cell>
          <table:table-cell office:value-type="string" table:style-name="ce1">
            <text:p>0.68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72314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2.00" table:formula="of:=VLOOKUP([.B36];[Sheet1.$A$2:.$G$401];3;0)" table:style-name="ce1">
            <text:p>2.00</text:p>
          </table:table-cell>
          <table:table-cell office:value-type="error" office:string-value="#N/A" table:formula="of:=VLOOKUP([.D36];['file:///C:/home/rgukt-basar/Downloads/Company%20X%20-%20Pincode%20Zones.xlsx'#Sheet1.A36:.C159];3;0)" table:style-name="ce1">
            <text:p>#N/A</text:p>
          </table:table-cell>
          <table:table-cell office:value-type="error" office:string-value="#NAME?" table:formula="of:=VLOOKUP([.B36];[Sheet1.$A$2:.$I$401];9;0)" table:style-name="ce1">
            <text:p>#NAME?</text:p>
          </table:table-cell>
          <table:table-cell office:value-type="string" office:string-value="fwd" table:formula="of:=IF(ISNUMBER(SEARCH(&quot;Forward and RTO charges&quot;;[.G36]));&quot;rto&quot;;&#10; IF(ISNUMBER(SEARCH(&quot;Forward charges&quot;;[.G36]));&quot;fwd&quot;))" table:style-name="ce1">
            <text:p>fwd</text:p>
          </table:table-cell>
          <table:table-cell office:value-type="error" office:string-value="#N/A" table:formula="of:=[.L36]&amp;&quot;_&quot;&amp;[.J36]&amp;&quot;_&quot;&amp;[.K36]" table:style-name="ce1">
            <text:p>#N/A</text:p>
          </table:table-cell>
          <table:table-cell office:value-type="error" office:string-value="#N/A" table:formula="of:=VLOOKUP([.M36];[Sheet2.$G$5:.$H$24];2;0)" table:style-name="ce1">
            <text:p>#N/A</text:p>
          </table:table-cell>
          <table:table-cell office:value-type="float" office:value="0.48" table:formula="of:=VLOOKUP([.B36];[Pivot_Table_Sheet1_1.$A$2:.$C$126];2;0)" table:style-name="ce15">
            <text:p>0.48</text:p>
          </table:table-cell>
          <table:table-cell office:value-type="error" office:string-value="#N/A" table:formula="of:=IF([.L36]=&quot;fwd&quot;;&#10;VLOOKUP([.J36];[Sheet2.$J$18:.$Q$22];3;FALSE())+COM.MICROSOFT.CEILING(([.O36]-0.5)/0.5;1)*VLOOKUP([.J36];[Sheet2.$J$18:.$Q$22];2;FALSE());&#10;VLOOKUP([.J36];[Sheet2.$J$18:.$Q$22];6;FALSE())+COM.MICROSOFT.CEILING(([.O36]-0.5)/0.5;1)*VLOOKUP([.J36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222080</text:p>
          </table:table-cell>
          <table:table-cell office:value-type="string" table:style-name="ce2">
            <text:p>2001806229</text:p>
          </table:table-cell>
          <table:table-cell office:value-type="string" table:style-name="ce1">
            <text:p>0.71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42120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37];[Sheet1.$A$2:.$G$401];3;0)" table:style-name="ce1">
            <text:p>1.00</text:p>
          </table:table-cell>
          <table:table-cell office:value-type="error" office:string-value="#N/A" table:formula="of:=VLOOKUP([.D37];['file:///C:/home/rgukt-basar/Downloads/Company%20X%20-%20Pincode%20Zones.xlsx'#Sheet1.A37:.C160];3;0)" table:style-name="ce1">
            <text:p>#N/A</text:p>
          </table:table-cell>
          <table:table-cell office:value-type="error" office:string-value="#NAME?" table:formula="of:=VLOOKUP([.B37];[Sheet1.$A$2:.$I$401];9;0)" table:style-name="ce1">
            <text:p>#NAME?</text:p>
          </table:table-cell>
          <table:table-cell office:value-type="string" office:string-value="fwd" table:formula="of:=IF(ISNUMBER(SEARCH(&quot;Forward and RTO charges&quot;;[.G37]));&quot;rto&quot;;&#10; IF(ISNUMBER(SEARCH(&quot;Forward charges&quot;;[.G37]));&quot;fwd&quot;))" table:style-name="ce1">
            <text:p>fwd</text:p>
          </table:table-cell>
          <table:table-cell office:value-type="error" office:string-value="#N/A" table:formula="of:=[.L37]&amp;&quot;_&quot;&amp;[.J37]&amp;&quot;_&quot;&amp;[.K37]" table:style-name="ce1">
            <text:p>#N/A</text:p>
          </table:table-cell>
          <table:table-cell office:value-type="error" office:string-value="#N/A" table:formula="of:=VLOOKUP([.M37];[Sheet2.$G$5:.$H$24];2;0)" table:style-name="ce1">
            <text:p>#N/A</text:p>
          </table:table-cell>
          <table:table-cell office:value-type="float" office:value="0.5" table:formula="of:=VLOOKUP([.B37];[Pivot_Table_Sheet1_1.$A$2:.$C$126];2;0)" table:style-name="ce15">
            <text:p>0.5</text:p>
          </table:table-cell>
          <table:table-cell office:value-type="error" office:string-value="#N/A" table:formula="of:=IF([.L37]=&quot;fwd&quot;;&#10;VLOOKUP([.J37];[Sheet2.$J$18:.$Q$22];3;FALSE())+COM.MICROSOFT.CEILING(([.O37]-0.5)/0.5;1)*VLOOKUP([.J37];[Sheet2.$J$18:.$Q$22];2;FALSE());&#10;VLOOKUP([.J37];[Sheet2.$J$18:.$Q$22];6;FALSE())+COM.MICROSOFT.CEILING(([.O37]-0.5)/0.5;1)*VLOOKUP([.J37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222135</text:p>
          </table:table-cell>
          <table:table-cell office:value-type="string" table:style-name="ce2">
            <text:p>2001806233</text:p>
          </table:table-cell>
          <table:table-cell office:value-type="string" table:style-name="ce1">
            <text:p>0.78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263139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61.3</text:p>
          </table:table-cell>
          <table:table-cell office:value-type="string" office:string-value="1.00" table:formula="of:=VLOOKUP([.B38];[Sheet1.$A$2:.$G$401];3;0)" table:style-name="ce1">
            <text:p>1.00</text:p>
          </table:table-cell>
          <table:table-cell office:value-type="error" office:string-value="#N/A" table:formula="of:=VLOOKUP([.D38];['file:///C:/home/rgukt-basar/Downloads/Company%20X%20-%20Pincode%20Zones.xlsx'#Sheet1.A38:.C161];3;0)" table:style-name="ce1">
            <text:p>#N/A</text:p>
          </table:table-cell>
          <table:table-cell office:value-type="error" office:string-value="#NAME?" table:formula="of:=VLOOKUP([.B38];[Sheet1.$A$2:.$I$401];9;0)" table:style-name="ce1">
            <text:p>#NAME?</text:p>
          </table:table-cell>
          <table:table-cell office:value-type="string" office:string-value="fwd" table:formula="of:=IF(ISNUMBER(SEARCH(&quot;Forward and RTO charges&quot;;[.G38]));&quot;rto&quot;;&#10; IF(ISNUMBER(SEARCH(&quot;Forward charges&quot;;[.G38]));&quot;fwd&quot;))" table:style-name="ce1">
            <text:p>fwd</text:p>
          </table:table-cell>
          <table:table-cell office:value-type="error" office:string-value="#N/A" table:formula="of:=[.L38]&amp;&quot;_&quot;&amp;[.J38]&amp;&quot;_&quot;&amp;[.K38]" table:style-name="ce1">
            <text:p>#N/A</text:p>
          </table:table-cell>
          <table:table-cell office:value-type="error" office:string-value="#N/A" table:formula="of:=VLOOKUP([.M38];[Sheet2.$G$5:.$H$24];2;0)" table:style-name="ce1">
            <text:p>#N/A</text:p>
          </table:table-cell>
          <table:table-cell office:value-type="float" office:value="0.245" table:formula="of:=VLOOKUP([.B38];[Pivot_Table_Sheet1_1.$A$2:.$C$126];2;0)" table:style-name="ce15">
            <text:p>0.245</text:p>
          </table:table-cell>
          <table:table-cell office:value-type="error" office:string-value="#N/A" table:formula="of:=IF([.L38]=&quot;fwd&quot;;&#10;VLOOKUP([.J38];[Sheet2.$J$18:.$Q$22];3;FALSE())+COM.MICROSOFT.CEILING(([.O38]-0.5)/0.5;1)*VLOOKUP([.J38];[Sheet2.$J$18:.$Q$22];2;FALSE());&#10;VLOOKUP([.J38];[Sheet2.$J$18:.$Q$22];6;FALSE())+COM.MICROSOFT.CEILING(([.O38]-0.5)/0.5;1)*VLOOKUP([.J38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222146</text:p>
          </table:table-cell>
          <table:table-cell office:value-type="string" table:style-name="ce2">
            <text:p>2001806251</text:p>
          </table:table-cell>
          <table:table-cell office:value-type="string" table:style-name="ce1">
            <text:p>1.27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74326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135</text:p>
          </table:table-cell>
          <table:table-cell office:value-type="string" office:string-value="1.00" table:formula="of:=VLOOKUP([.B39];[Sheet1.$A$2:.$G$401];3;0)" table:style-name="ce1">
            <text:p>1.00</text:p>
          </table:table-cell>
          <table:table-cell office:value-type="error" office:string-value="#N/A" table:formula="of:=VLOOKUP([.D39];['file:///C:/home/rgukt-basar/Downloads/Company%20X%20-%20Pincode%20Zones.xlsx'#Sheet1.A39:.C162];3;0)" table:style-name="ce1">
            <text:p>#N/A</text:p>
          </table:table-cell>
          <table:table-cell office:value-type="error" office:string-value="#NAME?" table:formula="of:=VLOOKUP([.B39];[Sheet1.$A$2:.$I$401];9;0)" table:style-name="ce1">
            <text:p>#NAME?</text:p>
          </table:table-cell>
          <table:table-cell office:value-type="string" office:string-value="fwd" table:formula="of:=IF(ISNUMBER(SEARCH(&quot;Forward and RTO charges&quot;;[.G39]));&quot;rto&quot;;&#10; IF(ISNUMBER(SEARCH(&quot;Forward charges&quot;;[.G39]));&quot;fwd&quot;))" table:style-name="ce1">
            <text:p>fwd</text:p>
          </table:table-cell>
          <table:table-cell office:value-type="error" office:string-value="#N/A" table:formula="of:=[.L39]&amp;&quot;_&quot;&amp;[.J39]&amp;&quot;_&quot;&amp;[.K39]" table:style-name="ce1">
            <text:p>#N/A</text:p>
          </table:table-cell>
          <table:table-cell office:value-type="error" office:string-value="#N/A" table:formula="of:=VLOOKUP([.M39];[Sheet2.$G$5:.$H$24];2;0)" table:style-name="ce1">
            <text:p>#N/A</text:p>
          </table:table-cell>
          <table:table-cell office:value-type="float" office:value="0.245" table:formula="of:=VLOOKUP([.B39];[Pivot_Table_Sheet1_1.$A$2:.$C$126];2;0)" table:style-name="ce15">
            <text:p>0.245</text:p>
          </table:table-cell>
          <table:table-cell office:value-type="error" office:string-value="#N/A" table:formula="of:=IF([.L39]=&quot;fwd&quot;;&#10;VLOOKUP([.J39];[Sheet2.$J$18:.$Q$22];3;FALSE())+COM.MICROSOFT.CEILING(([.O39]-0.5)/0.5;1)*VLOOKUP([.J39];[Sheet2.$J$18:.$Q$22];2;FALSE());&#10;VLOOKUP([.J39];[Sheet2.$J$18:.$Q$22];6;FALSE())+COM.MICROSOFT.CEILING(([.O39]-0.5)/0.5;1)*VLOOKUP([.J39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222570</text:p>
          </table:table-cell>
          <table:table-cell office:value-type="string" table:style-name="ce2">
            <text:p>2001806338</text:p>
          </table:table-cell>
          <table:table-cell office:value-type="string" table:style-name="ce1">
            <text:p>0.7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92150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40];[Sheet1.$A$2:.$G$401];3;0)" table:style-name="ce1">
            <text:p>1.00</text:p>
          </table:table-cell>
          <table:table-cell office:value-type="error" office:string-value="#N/A" table:formula="of:=VLOOKUP([.D40];['file:///C:/home/rgukt-basar/Downloads/Company%20X%20-%20Pincode%20Zones.xlsx'#Sheet1.A40:.C163];3;0)" table:style-name="ce1">
            <text:p>#N/A</text:p>
          </table:table-cell>
          <table:table-cell office:value-type="error" office:string-value="#NAME?" table:formula="of:=VLOOKUP([.B40];[Sheet1.$A$2:.$I$401];9;0)" table:style-name="ce1">
            <text:p>#NAME?</text:p>
          </table:table-cell>
          <table:table-cell office:value-type="string" office:string-value="fwd" table:formula="of:=IF(ISNUMBER(SEARCH(&quot;Forward and RTO charges&quot;;[.G40]));&quot;rto&quot;;&#10; IF(ISNUMBER(SEARCH(&quot;Forward charges&quot;;[.G40]));&quot;fwd&quot;))" table:style-name="ce1">
            <text:p>fwd</text:p>
          </table:table-cell>
          <table:table-cell office:value-type="error" office:string-value="#N/A" table:formula="of:=[.L40]&amp;&quot;_&quot;&amp;[.J40]&amp;&quot;_&quot;&amp;[.K40]" table:style-name="ce1">
            <text:p>#N/A</text:p>
          </table:table-cell>
          <table:table-cell office:value-type="error" office:string-value="#N/A" table:formula="of:=VLOOKUP([.M40];[Sheet2.$G$5:.$H$24];2;0)" table:style-name="ce1">
            <text:p>#N/A</text:p>
          </table:table-cell>
          <table:table-cell office:value-type="float" office:value="0.5" table:formula="of:=VLOOKUP([.B40];[Pivot_Table_Sheet1_1.$A$2:.$C$126];2;0)" table:style-name="ce15">
            <text:p>0.5</text:p>
          </table:table-cell>
          <table:table-cell office:value-type="error" office:string-value="#N/A" table:formula="of:=IF([.L40]=&quot;fwd&quot;;&#10;VLOOKUP([.J40];[Sheet2.$J$18:.$Q$22];3;FALSE())+COM.MICROSOFT.CEILING(([.O40]-0.5)/0.5;1)*VLOOKUP([.J40];[Sheet2.$J$18:.$Q$22];2;FALSE());&#10;VLOOKUP([.J40];[Sheet2.$J$18:.$Q$22];6;FALSE())+COM.MICROSOFT.CEILING(([.O40]-0.5)/0.5;1)*VLOOKUP([.J40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223211</text:p>
          </table:table-cell>
          <table:table-cell office:value-type="string" table:style-name="ce2">
            <text:p>2001806446</text:p>
          </table:table-cell>
          <table:table-cell office:value-type="string" table:style-name="ce1">
            <text:p>0.69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82830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41];[Sheet1.$A$2:.$G$401];3;0)" table:style-name="ce1">
            <text:p>1.00</text:p>
          </table:table-cell>
          <table:table-cell office:value-type="error" office:string-value="#N/A" table:formula="of:=VLOOKUP([.D41];['file:///C:/home/rgukt-basar/Downloads/Company%20X%20-%20Pincode%20Zones.xlsx'#Sheet1.A41:.C164];3;0)" table:style-name="ce1">
            <text:p>#N/A</text:p>
          </table:table-cell>
          <table:table-cell office:value-type="error" office:string-value="#NAME?" table:formula="of:=VLOOKUP([.B41];[Sheet1.$A$2:.$I$401];9;0)" table:style-name="ce1">
            <text:p>#NAME?</text:p>
          </table:table-cell>
          <table:table-cell office:value-type="string" office:string-value="fwd" table:formula="of:=IF(ISNUMBER(SEARCH(&quot;Forward and RTO charges&quot;;[.G41]));&quot;rto&quot;;&#10; IF(ISNUMBER(SEARCH(&quot;Forward charges&quot;;[.G41]));&quot;fwd&quot;))" table:style-name="ce1">
            <text:p>fwd</text:p>
          </table:table-cell>
          <table:table-cell office:value-type="error" office:string-value="#N/A" table:formula="of:=[.L41]&amp;&quot;_&quot;&amp;[.J41]&amp;&quot;_&quot;&amp;[.K41]" table:style-name="ce1">
            <text:p>#N/A</text:p>
          </table:table-cell>
          <table:table-cell office:value-type="error" office:string-value="#N/A" table:formula="of:=VLOOKUP([.M41];[Sheet2.$G$5:.$H$24];2;0)" table:style-name="ce1">
            <text:p>#N/A</text:p>
          </table:table-cell>
          <table:table-cell office:value-type="float" office:value="0.5" table:formula="of:=VLOOKUP([.B41];[Pivot_Table_Sheet1_1.$A$2:.$C$126];2;0)" table:style-name="ce15">
            <text:p>0.5</text:p>
          </table:table-cell>
          <table:table-cell office:value-type="error" office:string-value="#N/A" table:formula="of:=IF([.L41]=&quot;fwd&quot;;&#10;VLOOKUP([.J41];[Sheet2.$J$18:.$Q$22];3;FALSE())+COM.MICROSOFT.CEILING(([.O41]-0.5)/0.5;1)*VLOOKUP([.J41];[Sheet2.$J$18:.$Q$22];2;FALSE());&#10;VLOOKUP([.J41];[Sheet2.$J$18:.$Q$22];6;FALSE())+COM.MICROSOFT.CEILING(([.O41]-0.5)/0.5;1)*VLOOKUP([.J41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224353</text:p>
          </table:table-cell>
          <table:table-cell office:value-type="string" table:style-name="ce2">
            <text:p>2001806533</text:p>
          </table:table-cell>
          <table:table-cell office:value-type="string" table:style-name="ce1">
            <text:p>0.68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71130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42];[Sheet1.$A$2:.$G$401];3;0)" table:style-name="ce1">
            <text:p>1.00</text:p>
          </table:table-cell>
          <table:table-cell office:value-type="error" office:string-value="#N/A" table:formula="of:=VLOOKUP([.D42];['file:///C:/home/rgukt-basar/Downloads/Company%20X%20-%20Pincode%20Zones.xlsx'#Sheet1.A42:.C165];3;0)" table:style-name="ce1">
            <text:p>#N/A</text:p>
          </table:table-cell>
          <table:table-cell office:value-type="error" office:string-value="#NAME?" table:formula="of:=VLOOKUP([.B42];[Sheet1.$A$2:.$I$401];9;0)" table:style-name="ce1">
            <text:p>#NAME?</text:p>
          </table:table-cell>
          <table:table-cell office:value-type="string" office:string-value="fwd" table:formula="of:=IF(ISNUMBER(SEARCH(&quot;Forward and RTO charges&quot;;[.G42]));&quot;rto&quot;;&#10; IF(ISNUMBER(SEARCH(&quot;Forward charges&quot;;[.G42]));&quot;fwd&quot;))" table:style-name="ce1">
            <text:p>fwd</text:p>
          </table:table-cell>
          <table:table-cell office:value-type="error" office:string-value="#N/A" table:formula="of:=[.L42]&amp;&quot;_&quot;&amp;[.J42]&amp;&quot;_&quot;&amp;[.K42]" table:style-name="ce1">
            <text:p>#N/A</text:p>
          </table:table-cell>
          <table:table-cell office:value-type="error" office:string-value="#N/A" table:formula="of:=VLOOKUP([.M42];[Sheet2.$G$5:.$H$24];2;0)" table:style-name="ce1">
            <text:p>#N/A</text:p>
          </table:table-cell>
          <table:table-cell office:value-type="float" office:value="0.5" table:formula="of:=VLOOKUP([.B42];[Pivot_Table_Sheet1_1.$A$2:.$C$126];2;0)" table:style-name="ce15">
            <text:p>0.5</text:p>
          </table:table-cell>
          <table:table-cell office:value-type="error" office:string-value="#N/A" table:formula="of:=IF([.L42]=&quot;fwd&quot;;&#10;VLOOKUP([.J42];[Sheet2.$J$18:.$Q$22];3;FALSE())+COM.MICROSOFT.CEILING(([.O42]-0.5)/0.5;1)*VLOOKUP([.J42];[Sheet2.$J$18:.$Q$22];2;FALSE());&#10;VLOOKUP([.J42];[Sheet2.$J$18:.$Q$22];6;FALSE())+COM.MICROSOFT.CEILING(([.O42]-0.5)/0.5;1)*VLOOKUP([.J42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224611</text:p>
          </table:table-cell>
          <table:table-cell office:value-type="string" table:style-name="ce2">
            <text:p>2001806547</text:p>
          </table:table-cell>
          <table:table-cell office:value-type="string" table:style-name="ce1">
            <text:p>1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28310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61.3</text:p>
          </table:table-cell>
          <table:table-cell office:value-type="string" office:string-value="1.00" table:formula="of:=VLOOKUP([.B43];[Sheet1.$A$2:.$G$401];3;0)" table:style-name="ce1">
            <text:p>1.00</text:p>
          </table:table-cell>
          <table:table-cell office:value-type="error" office:string-value="#N/A" table:formula="of:=VLOOKUP([.D43];['file:///C:/home/rgukt-basar/Downloads/Company%20X%20-%20Pincode%20Zones.xlsx'#Sheet1.A43:.C166];3;0)" table:style-name="ce1">
            <text:p>#N/A</text:p>
          </table:table-cell>
          <table:table-cell office:value-type="error" office:string-value="#NAME?" table:formula="of:=VLOOKUP([.B43];[Sheet1.$A$2:.$I$401];9;0)" table:style-name="ce1">
            <text:p>#NAME?</text:p>
          </table:table-cell>
          <table:table-cell office:value-type="string" office:string-value="fwd" table:formula="of:=IF(ISNUMBER(SEARCH(&quot;Forward and RTO charges&quot;;[.G43]));&quot;rto&quot;;&#10; IF(ISNUMBER(SEARCH(&quot;Forward charges&quot;;[.G43]));&quot;fwd&quot;))" table:style-name="ce1">
            <text:p>fwd</text:p>
          </table:table-cell>
          <table:table-cell office:value-type="error" office:string-value="#N/A" table:formula="of:=[.L43]&amp;&quot;_&quot;&amp;[.J43]&amp;&quot;_&quot;&amp;[.K43]" table:style-name="ce1">
            <text:p>#N/A</text:p>
          </table:table-cell>
          <table:table-cell office:value-type="error" office:string-value="#N/A" table:formula="of:=VLOOKUP([.M43];[Sheet2.$G$5:.$H$24];2;0)" table:style-name="ce1">
            <text:p>#N/A</text:p>
          </table:table-cell>
          <table:table-cell office:value-type="float" office:value="0.127" table:formula="of:=VLOOKUP([.B43];[Pivot_Table_Sheet1_1.$A$2:.$C$126];2;0)" table:style-name="ce15">
            <text:p>0.127</text:p>
          </table:table-cell>
          <table:table-cell office:value-type="error" office:string-value="#N/A" table:formula="of:=IF([.L43]=&quot;fwd&quot;;&#10;VLOOKUP([.J43];[Sheet2.$J$18:.$Q$22];3;FALSE())+COM.MICROSOFT.CEILING(([.O43]-0.5)/0.5;1)*VLOOKUP([.J43];[Sheet2.$J$18:.$Q$22];2;FALSE());&#10;VLOOKUP([.J43];[Sheet2.$J$18:.$Q$22];6;FALSE())+COM.MICROSOFT.CEILING(([.O43]-0.5)/0.5;1)*VLOOKUP([.J43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224902</text:p>
          </table:table-cell>
          <table:table-cell office:value-type="string" table:style-name="ce2">
            <text:p>2001806567</text:p>
          </table:table-cell>
          <table:table-cell office:value-type="string" table:style-name="ce1">
            <text:p>1.16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7020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135</text:p>
          </table:table-cell>
          <table:table-cell office:value-type="string" office:string-value="1.00" table:formula="of:=VLOOKUP([.B44];[Sheet1.$A$2:.$G$401];3;0)" table:style-name="ce1">
            <text:p>1.00</text:p>
          </table:table-cell>
          <table:table-cell office:value-type="error" office:string-value="#N/A" table:formula="of:=VLOOKUP([.D44];['file:///C:/home/rgukt-basar/Downloads/Company%20X%20-%20Pincode%20Zones.xlsx'#Sheet1.A44:.C167];3;0)" table:style-name="ce1">
            <text:p>#N/A</text:p>
          </table:table-cell>
          <table:table-cell office:value-type="error" office:string-value="#NAME?" table:formula="of:=VLOOKUP([.B44];[Sheet1.$A$2:.$I$401];9;0)" table:style-name="ce1">
            <text:p>#NAME?</text:p>
          </table:table-cell>
          <table:table-cell office:value-type="string" office:string-value="fwd" table:formula="of:=IF(ISNUMBER(SEARCH(&quot;Forward and RTO charges&quot;;[.G44]));&quot;rto&quot;;&#10; IF(ISNUMBER(SEARCH(&quot;Forward charges&quot;;[.G44]));&quot;fwd&quot;))" table:style-name="ce1">
            <text:p>fwd</text:p>
          </table:table-cell>
          <table:table-cell office:value-type="error" office:string-value="#N/A" table:formula="of:=[.L44]&amp;&quot;_&quot;&amp;[.J44]&amp;&quot;_&quot;&amp;[.K44]" table:style-name="ce1">
            <text:p>#N/A</text:p>
          </table:table-cell>
          <table:table-cell office:value-type="error" office:string-value="#N/A" table:formula="of:=VLOOKUP([.M44];[Sheet2.$G$5:.$H$24];2;0)" table:style-name="ce1">
            <text:p>#N/A</text:p>
          </table:table-cell>
          <table:table-cell office:value-type="float" office:value="0.95199999999999996" table:formula="of:=VLOOKUP([.B44];[Pivot_Table_Sheet1_1.$A$2:.$C$126];2;0)" table:style-name="ce15">
            <text:p>0.952</text:p>
          </table:table-cell>
          <table:table-cell office:value-type="error" office:string-value="#N/A" table:formula="of:=IF([.L44]=&quot;fwd&quot;;&#10;VLOOKUP([.J44];[Sheet2.$J$18:.$Q$22];3;FALSE())+COM.MICROSOFT.CEILING(([.O44]-0.5)/0.5;1)*VLOOKUP([.J44];[Sheet2.$J$18:.$Q$22];2;FALSE());&#10;VLOOKUP([.J44];[Sheet2.$J$18:.$Q$22];6;FALSE())+COM.MICROSOFT.CEILING(([.O44]-0.5)/0.5;1)*VLOOKUP([.J44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225016</text:p>
          </table:table-cell>
          <table:table-cell office:value-type="string" table:style-name="ce2">
            <text:p>2001806575</text:p>
          </table:table-cell>
          <table:table-cell office:value-type="string" table:style-name="ce1">
            <text:p>0.68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24800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61.3</text:p>
          </table:table-cell>
          <table:table-cell office:value-type="string" office:string-value="1.00" table:formula="of:=VLOOKUP([.B45];[Sheet1.$A$2:.$G$401];3;0)" table:style-name="ce1">
            <text:p>1.00</text:p>
          </table:table-cell>
          <table:table-cell office:value-type="error" office:string-value="#N/A" table:formula="of:=VLOOKUP([.D45];['file:///C:/home/rgukt-basar/Downloads/Company%20X%20-%20Pincode%20Zones.xlsx'#Sheet1.A45:.C168];3;0)" table:style-name="ce1">
            <text:p>#N/A</text:p>
          </table:table-cell>
          <table:table-cell office:value-type="error" office:string-value="#NAME?" table:formula="of:=VLOOKUP([.B45];[Sheet1.$A$2:.$I$401];9;0)" table:style-name="ce1">
            <text:p>#NAME?</text:p>
          </table:table-cell>
          <table:table-cell office:value-type="string" office:string-value="fwd" table:formula="of:=IF(ISNUMBER(SEARCH(&quot;Forward and RTO charges&quot;;[.G45]));&quot;rto&quot;;&#10; IF(ISNUMBER(SEARCH(&quot;Forward charges&quot;;[.G45]));&quot;fwd&quot;))" table:style-name="ce1">
            <text:p>fwd</text:p>
          </table:table-cell>
          <table:table-cell office:value-type="error" office:string-value="#N/A" table:formula="of:=[.L45]&amp;&quot;_&quot;&amp;[.J45]&amp;&quot;_&quot;&amp;[.K45]" table:style-name="ce1">
            <text:p>#N/A</text:p>
          </table:table-cell>
          <table:table-cell office:value-type="error" office:string-value="#N/A" table:formula="of:=VLOOKUP([.M45];[Sheet2.$G$5:.$H$24];2;0)" table:style-name="ce1">
            <text:p>#N/A</text:p>
          </table:table-cell>
          <table:table-cell office:value-type="float" office:value="0.5" table:formula="of:=VLOOKUP([.B45];[Pivot_Table_Sheet1_1.$A$2:.$C$126];2;0)" table:style-name="ce15">
            <text:p>0.5</text:p>
          </table:table-cell>
          <table:table-cell office:value-type="error" office:string-value="#N/A" table:formula="of:=IF([.L45]=&quot;fwd&quot;;&#10;VLOOKUP([.J45];[Sheet2.$J$18:.$Q$22];3;FALSE())+COM.MICROSOFT.CEILING(([.O45]-0.5)/0.5;1)*VLOOKUP([.J45];[Sheet2.$J$18:.$Q$22];2;FALSE());&#10;VLOOKUP([.J45];[Sheet2.$J$18:.$Q$22];6;FALSE())+COM.MICROSOFT.CEILING(([.O45]-0.5)/0.5;1)*VLOOKUP([.J45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225484</text:p>
          </table:table-cell>
          <table:table-cell office:value-type="string" table:style-name="ce2">
            <text:p>2001806616</text:p>
          </table:table-cell>
          <table:table-cell office:value-type="string" table:style-name="ce1">
            <text:p>1.08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14400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89.6</text:p>
          </table:table-cell>
          <table:table-cell office:value-type="string" office:string-value="1.00" table:formula="of:=VLOOKUP([.B46];[Sheet1.$A$2:.$G$401];3;0)" table:style-name="ce1">
            <text:p>1.00</text:p>
          </table:table-cell>
          <table:table-cell office:value-type="error" office:string-value="#N/A" table:formula="of:=VLOOKUP([.D46];['file:///C:/home/rgukt-basar/Downloads/Company%20X%20-%20Pincode%20Zones.xlsx'#Sheet1.A46:.C169];3;0)" table:style-name="ce1">
            <text:p>#N/A</text:p>
          </table:table-cell>
          <table:table-cell office:value-type="error" office:string-value="#NAME?" table:formula="of:=VLOOKUP([.B46];[Sheet1.$A$2:.$I$401];9;0)" table:style-name="ce1">
            <text:p>#NAME?</text:p>
          </table:table-cell>
          <table:table-cell office:value-type="string" office:string-value="fwd" table:formula="of:=IF(ISNUMBER(SEARCH(&quot;Forward and RTO charges&quot;;[.G46]));&quot;rto&quot;;&#10; IF(ISNUMBER(SEARCH(&quot;Forward charges&quot;;[.G46]));&quot;fwd&quot;))" table:style-name="ce1">
            <text:p>fwd</text:p>
          </table:table-cell>
          <table:table-cell office:value-type="error" office:string-value="#N/A" table:formula="of:=[.L46]&amp;&quot;_&quot;&amp;[.J46]&amp;&quot;_&quot;&amp;[.K46]" table:style-name="ce1">
            <text:p>#N/A</text:p>
          </table:table-cell>
          <table:table-cell office:value-type="error" office:string-value="#N/A" table:formula="of:=VLOOKUP([.M46];[Sheet2.$G$5:.$H$24];2;0)" table:style-name="ce1">
            <text:p>#N/A</text:p>
          </table:table-cell>
          <table:table-cell office:value-type="float" office:value="0.96299999999999997" table:formula="of:=VLOOKUP([.B46];[Pivot_Table_Sheet1_1.$A$2:.$C$126];2;0)" table:style-name="ce15">
            <text:p>0.963</text:p>
          </table:table-cell>
          <table:table-cell office:value-type="error" office:string-value="#N/A" table:formula="of:=IF([.L46]=&quot;fwd&quot;;&#10;VLOOKUP([.J46];[Sheet2.$J$18:.$Q$22];3;FALSE())+COM.MICROSOFT.CEILING(([.O46]-0.5)/0.5;1)*VLOOKUP([.J46];[Sheet2.$J$18:.$Q$22];2;FALSE());&#10;VLOOKUP([.J46];[Sheet2.$J$18:.$Q$22];6;FALSE())+COM.MICROSOFT.CEILING(([.O46]-0.5)/0.5;1)*VLOOKUP([.J46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226221</text:p>
          </table:table-cell>
          <table:table-cell office:value-type="string" table:style-name="ce2">
            <text:p>2001806652</text:p>
          </table:table-cell>
          <table:table-cell office:value-type="string" table:style-name="ce1">
            <text:p>0.69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40340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47];[Sheet1.$A$2:.$G$401];3;0)" table:style-name="ce1">
            <text:p>1.00</text:p>
          </table:table-cell>
          <table:table-cell office:value-type="error" office:string-value="#N/A" table:formula="of:=VLOOKUP([.D47];['file:///C:/home/rgukt-basar/Downloads/Company%20X%20-%20Pincode%20Zones.xlsx'#Sheet1.A47:.C170];3;0)" table:style-name="ce1">
            <text:p>#N/A</text:p>
          </table:table-cell>
          <table:table-cell office:value-type="error" office:string-value="#NAME?" table:formula="of:=VLOOKUP([.B47];[Sheet1.$A$2:.$I$401];9;0)" table:style-name="ce1">
            <text:p>#NAME?</text:p>
          </table:table-cell>
          <table:table-cell office:value-type="string" office:string-value="fwd" table:formula="of:=IF(ISNUMBER(SEARCH(&quot;Forward and RTO charges&quot;;[.G47]));&quot;rto&quot;;&#10; IF(ISNUMBER(SEARCH(&quot;Forward charges&quot;;[.G47]));&quot;fwd&quot;))" table:style-name="ce1">
            <text:p>fwd</text:p>
          </table:table-cell>
          <table:table-cell office:value-type="error" office:string-value="#N/A" table:formula="of:=[.L47]&amp;&quot;_&quot;&amp;[.J47]&amp;&quot;_&quot;&amp;[.K47]" table:style-name="ce1">
            <text:p>#N/A</text:p>
          </table:table-cell>
          <table:table-cell office:value-type="error" office:string-value="#N/A" table:formula="of:=VLOOKUP([.M47];[Sheet2.$G$5:.$H$24];2;0)" table:style-name="ce1">
            <text:p>#N/A</text:p>
          </table:table-cell>
          <table:table-cell office:value-type="float" office:value="0.5" table:formula="of:=VLOOKUP([.B47];[Pivot_Table_Sheet1_1.$A$2:.$C$126];2;0)" table:style-name="ce15">
            <text:p>0.5</text:p>
          </table:table-cell>
          <table:table-cell office:value-type="error" office:string-value="#N/A" table:formula="of:=IF([.L47]=&quot;fwd&quot;;&#10;VLOOKUP([.J47];[Sheet2.$J$18:.$Q$22];3;FALSE())+COM.MICROSOFT.CEILING(([.O47]-0.5)/0.5;1)*VLOOKUP([.J47];[Sheet2.$J$18:.$Q$22];2;FALSE());&#10;VLOOKUP([.J47];[Sheet2.$J$18:.$Q$22];6;FALSE())+COM.MICROSOFT.CEILING(([.O47]-0.5)/0.5;1)*VLOOKUP([.J47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226674</text:p>
          </table:table-cell>
          <table:table-cell office:value-type="string" table:style-name="ce2">
            <text:p>2001806733</text:p>
          </table:table-cell>
          <table:table-cell office:value-type="string" table:style-name="ce1">
            <text:p>1.13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45200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135</text:p>
          </table:table-cell>
          <table:table-cell office:value-type="string" office:string-value="1.00" table:formula="of:=VLOOKUP([.B48];[Sheet1.$A$2:.$G$401];3;0)" table:style-name="ce1">
            <text:p>1.00</text:p>
          </table:table-cell>
          <table:table-cell office:value-type="error" office:string-value="#N/A" table:formula="of:=VLOOKUP([.D48];['file:///C:/home/rgukt-basar/Downloads/Company%20X%20-%20Pincode%20Zones.xlsx'#Sheet1.A48:.C171];3;0)" table:style-name="ce1">
            <text:p>#N/A</text:p>
          </table:table-cell>
          <table:table-cell office:value-type="error" office:string-value="#NAME?" table:formula="of:=VLOOKUP([.B48];[Sheet1.$A$2:.$I$401];9;0)" table:style-name="ce1">
            <text:p>#NAME?</text:p>
          </table:table-cell>
          <table:table-cell office:value-type="string" office:string-value="fwd" table:formula="of:=IF(ISNUMBER(SEARCH(&quot;Forward and RTO charges&quot;;[.G48]));&quot;rto&quot;;&#10; IF(ISNUMBER(SEARCH(&quot;Forward charges&quot;;[.G48]));&quot;fwd&quot;))" table:style-name="ce1">
            <text:p>fwd</text:p>
          </table:table-cell>
          <table:table-cell office:value-type="error" office:string-value="#N/A" table:formula="of:=[.L48]&amp;&quot;_&quot;&amp;[.J48]&amp;&quot;_&quot;&amp;[.K48]" table:style-name="ce1">
            <text:p>#N/A</text:p>
          </table:table-cell>
          <table:table-cell office:value-type="error" office:string-value="#N/A" table:formula="of:=VLOOKUP([.M48];[Sheet2.$G$5:.$H$24];2;0)" table:style-name="ce1">
            <text:p>#N/A</text:p>
          </table:table-cell>
          <table:table-cell office:value-type="float" office:value="0.96699999999999997" table:formula="of:=VLOOKUP([.B48];[Pivot_Table_Sheet1_1.$A$2:.$C$126];2;0)" table:style-name="ce15">
            <text:p>0.967</text:p>
          </table:table-cell>
          <table:table-cell office:value-type="error" office:string-value="#N/A" table:formula="of:=IF([.L48]=&quot;fwd&quot;;&#10;VLOOKUP([.J48];[Sheet2.$J$18:.$Q$22];3;FALSE())+COM.MICROSOFT.CEILING(([.O48]-0.5)/0.5;1)*VLOOKUP([.J48];[Sheet2.$J$18:.$Q$22];2;FALSE());&#10;VLOOKUP([.J48];[Sheet2.$J$18:.$Q$22];6;FALSE())+COM.MICROSOFT.CEILING(([.O48]-0.5)/0.5;1)*VLOOKUP([.J48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226711</text:p>
          </table:table-cell>
          <table:table-cell office:value-type="string" table:style-name="ce2">
            <text:p>2001806735</text:p>
          </table:table-cell>
          <table:table-cell office:value-type="string" table:style-name="ce1">
            <text:p>0.69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72163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49];[Sheet1.$A$2:.$G$401];3;0)" table:style-name="ce1">
            <text:p>1.00</text:p>
          </table:table-cell>
          <table:table-cell office:value-type="error" office:string-value="#N/A" table:formula="of:=VLOOKUP([.D49];['file:///C:/home/rgukt-basar/Downloads/Company%20X%20-%20Pincode%20Zones.xlsx'#Sheet1.A49:.C172];3;0)" table:style-name="ce1">
            <text:p>#N/A</text:p>
          </table:table-cell>
          <table:table-cell office:value-type="error" office:string-value="#NAME?" table:formula="of:=VLOOKUP([.B49];[Sheet1.$A$2:.$I$401];9;0)" table:style-name="ce1">
            <text:p>#NAME?</text:p>
          </table:table-cell>
          <table:table-cell office:value-type="string" office:string-value="fwd" table:formula="of:=IF(ISNUMBER(SEARCH(&quot;Forward and RTO charges&quot;;[.G49]));&quot;rto&quot;;&#10; IF(ISNUMBER(SEARCH(&quot;Forward charges&quot;;[.G49]));&quot;fwd&quot;))" table:style-name="ce1">
            <text:p>fwd</text:p>
          </table:table-cell>
          <table:table-cell office:value-type="error" office:string-value="#N/A" table:formula="of:=[.L49]&amp;&quot;_&quot;&amp;[.J49]&amp;&quot;_&quot;&amp;[.K49]" table:style-name="ce1">
            <text:p>#N/A</text:p>
          </table:table-cell>
          <table:table-cell office:value-type="error" office:string-value="#N/A" table:formula="of:=VLOOKUP([.M49];[Sheet2.$G$5:.$H$24];2;0)" table:style-name="ce1">
            <text:p>#N/A</text:p>
          </table:table-cell>
          <table:table-cell office:value-type="float" office:value="0.5" table:formula="of:=VLOOKUP([.B49];[Pivot_Table_Sheet1_1.$A$2:.$C$126];2;0)" table:style-name="ce15">
            <text:p>0.5</text:p>
          </table:table-cell>
          <table:table-cell office:value-type="error" office:string-value="#N/A" table:formula="of:=IF([.L49]=&quot;fwd&quot;;&#10;VLOOKUP([.J49];[Sheet2.$J$18:.$Q$22];3;FALSE())+COM.MICROSOFT.CEILING(([.O49]-0.5)/0.5;1)*VLOOKUP([.J49];[Sheet2.$J$18:.$Q$22];2;FALSE());&#10;VLOOKUP([.J49];[Sheet2.$J$18:.$Q$22];6;FALSE())+COM.MICROSOFT.CEILING(([.O49]-0.5)/0.5;1)*VLOOKUP([.J49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226910</text:p>
          </table:table-cell>
          <table:table-cell office:value-type="string" table:style-name="ce2">
            <text:p>2001806726</text:p>
          </table:table-cell>
          <table:table-cell office:value-type="string" table:style-name="ce1">
            <text:p>0.68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83100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50];[Sheet1.$A$2:.$G$401];3;0)" table:style-name="ce1">
            <text:p>1.00</text:p>
          </table:table-cell>
          <table:table-cell office:value-type="error" office:string-value="#N/A" table:formula="of:=VLOOKUP([.D50];['file:///C:/home/rgukt-basar/Downloads/Company%20X%20-%20Pincode%20Zones.xlsx'#Sheet1.A50:.C173];3;0)" table:style-name="ce1">
            <text:p>#N/A</text:p>
          </table:table-cell>
          <table:table-cell office:value-type="error" office:string-value="#NAME?" table:formula="of:=VLOOKUP([.B50];[Sheet1.$A$2:.$I$401];9;0)" table:style-name="ce1">
            <text:p>#NAME?</text:p>
          </table:table-cell>
          <table:table-cell office:value-type="string" office:string-value="fwd" table:formula="of:=IF(ISNUMBER(SEARCH(&quot;Forward and RTO charges&quot;;[.G50]));&quot;rto&quot;;&#10; IF(ISNUMBER(SEARCH(&quot;Forward charges&quot;;[.G50]));&quot;fwd&quot;))" table:style-name="ce1">
            <text:p>fwd</text:p>
          </table:table-cell>
          <table:table-cell office:value-type="error" office:string-value="#N/A" table:formula="of:=[.L50]&amp;&quot;_&quot;&amp;[.J50]&amp;&quot;_&quot;&amp;[.K50]" table:style-name="ce1">
            <text:p>#N/A</text:p>
          </table:table-cell>
          <table:table-cell office:value-type="error" office:string-value="#N/A" table:formula="of:=VLOOKUP([.M50];[Sheet2.$G$5:.$H$24];2;0)" table:style-name="ce1">
            <text:p>#N/A</text:p>
          </table:table-cell>
          <table:table-cell office:value-type="float" office:value="0.5" table:formula="of:=VLOOKUP([.B50];[Pivot_Table_Sheet1_1.$A$2:.$C$126];2;0)" table:style-name="ce15">
            <text:p>0.5</text:p>
          </table:table-cell>
          <table:table-cell office:value-type="error" office:string-value="#N/A" table:formula="of:=IF([.L50]=&quot;fwd&quot;;&#10;VLOOKUP([.J50];[Sheet2.$J$18:.$Q$22];3;FALSE())+COM.MICROSOFT.CEILING(([.O50]-0.5)/0.5;1)*VLOOKUP([.J50];[Sheet2.$J$18:.$Q$22];2;FALSE());&#10;VLOOKUP([.J50];[Sheet2.$J$18:.$Q$22];6;FALSE())+COM.MICROSOFT.CEILING(([.O50]-0.5)/0.5;1)*VLOOKUP([.J50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227573</text:p>
          </table:table-cell>
          <table:table-cell office:value-type="string" table:style-name="ce2">
            <text:p>2001806776</text:p>
          </table:table-cell>
          <table:table-cell office:value-type="string" table:style-name="ce1">
            <text:p>2.86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22600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174.5</text:p>
          </table:table-cell>
          <table:table-cell office:value-type="string" office:string-value="1.00" table:formula="of:=VLOOKUP([.B51];[Sheet1.$A$2:.$G$401];3;0)" table:style-name="ce1">
            <text:p>1.00</text:p>
          </table:table-cell>
          <table:table-cell office:value-type="error" office:string-value="#N/A" table:formula="of:=VLOOKUP([.D51];['file:///C:/home/rgukt-basar/Downloads/Company%20X%20-%20Pincode%20Zones.xlsx'#Sheet1.A51:.C174];3;0)" table:style-name="ce1">
            <text:p>#N/A</text:p>
          </table:table-cell>
          <table:table-cell office:value-type="error" office:string-value="#NAME?" table:formula="of:=VLOOKUP([.B51];[Sheet1.$A$2:.$I$401];9;0)" table:style-name="ce1">
            <text:p>#NAME?</text:p>
          </table:table-cell>
          <table:table-cell office:value-type="string" office:string-value="fwd" table:formula="of:=IF(ISNUMBER(SEARCH(&quot;Forward and RTO charges&quot;;[.G51]));&quot;rto&quot;;&#10; IF(ISNUMBER(SEARCH(&quot;Forward charges&quot;;[.G51]));&quot;fwd&quot;))" table:style-name="ce1">
            <text:p>fwd</text:p>
          </table:table-cell>
          <table:table-cell office:value-type="error" office:string-value="#N/A" table:formula="of:=[.L51]&amp;&quot;_&quot;&amp;[.J51]&amp;&quot;_&quot;&amp;[.K51]" table:style-name="ce1">
            <text:p>#N/A</text:p>
          </table:table-cell>
          <table:table-cell office:value-type="error" office:string-value="#N/A" table:formula="of:=VLOOKUP([.M51];[Sheet2.$G$5:.$H$24];2;0)" table:style-name="ce1">
            <text:p>#N/A</text:p>
          </table:table-cell>
          <table:table-cell office:value-type="float" office:value="0.61099999999999999" table:formula="of:=VLOOKUP([.B51];[Pivot_Table_Sheet1_1.$A$2:.$C$126];2;0)" table:style-name="ce15">
            <text:p>0.611</text:p>
          </table:table-cell>
          <table:table-cell office:value-type="error" office:string-value="#N/A" table:formula="of:=IF([.L51]=&quot;fwd&quot;;&#10;VLOOKUP([.J51];[Sheet2.$J$18:.$Q$22];3;FALSE())+COM.MICROSOFT.CEILING(([.O51]-0.5)/0.5;1)*VLOOKUP([.J51];[Sheet2.$J$18:.$Q$22];2;FALSE());&#10;VLOOKUP([.J51];[Sheet2.$J$18:.$Q$22];6;FALSE())+COM.MICROSOFT.CEILING(([.O51]-0.5)/0.5;1)*VLOOKUP([.J51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227816</text:p>
          </table:table-cell>
          <table:table-cell office:value-type="string" table:style-name="ce2">
            <text:p>2001806801</text:p>
          </table:table-cell>
          <table:table-cell office:value-type="string" table:style-name="ce1">
            <text:p>1.35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24800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89.6</text:p>
          </table:table-cell>
          <table:table-cell office:value-type="string" office:string-value="1.00" table:formula="of:=VLOOKUP([.B52];[Sheet1.$A$2:.$G$401];3;0)" table:style-name="ce1">
            <text:p>1.00</text:p>
          </table:table-cell>
          <table:table-cell office:value-type="error" office:string-value="#N/A" table:formula="of:=VLOOKUP([.D52];['file:///C:/home/rgukt-basar/Downloads/Company%20X%20-%20Pincode%20Zones.xlsx'#Sheet1.A52:.C175];3;0)" table:style-name="ce1">
            <text:p>#N/A</text:p>
          </table:table-cell>
          <table:table-cell office:value-type="error" office:string-value="#NAME?" table:formula="of:=VLOOKUP([.B52];[Sheet1.$A$2:.$I$401];9;0)" table:style-name="ce1">
            <text:p>#NAME?</text:p>
          </table:table-cell>
          <table:table-cell office:value-type="string" office:string-value="fwd" table:formula="of:=IF(ISNUMBER(SEARCH(&quot;Forward and RTO charges&quot;;[.G52]));&quot;rto&quot;;&#10; IF(ISNUMBER(SEARCH(&quot;Forward charges&quot;;[.G52]));&quot;fwd&quot;))" table:style-name="ce1">
            <text:p>fwd</text:p>
          </table:table-cell>
          <table:table-cell office:value-type="error" office:string-value="#N/A" table:formula="of:=[.L52]&amp;&quot;_&quot;&amp;[.J52]&amp;&quot;_&quot;&amp;[.K52]" table:style-name="ce1">
            <text:p>#N/A</text:p>
          </table:table-cell>
          <table:table-cell office:value-type="error" office:string-value="#N/A" table:formula="of:=VLOOKUP([.M52];[Sheet2.$G$5:.$H$24];2;0)" table:style-name="ce1">
            <text:p>#N/A</text:p>
          </table:table-cell>
          <table:table-cell office:value-type="float" office:value="0.36099999999999999" table:formula="of:=VLOOKUP([.B52];[Pivot_Table_Sheet1_1.$A$2:.$C$126];2;0)" table:style-name="ce15">
            <text:p>0.361</text:p>
          </table:table-cell>
          <table:table-cell office:value-type="error" office:string-value="#N/A" table:formula="of:=IF([.L52]=&quot;fwd&quot;;&#10;VLOOKUP([.J52];[Sheet2.$J$18:.$Q$22];3;FALSE())+COM.MICROSOFT.CEILING(([.O52]-0.5)/0.5;1)*VLOOKUP([.J52];[Sheet2.$J$18:.$Q$22];2;FALSE());&#10;VLOOKUP([.J52];[Sheet2.$J$18:.$Q$22];6;FALSE())+COM.MICROSOFT.CEILING(([.O52]-0.5)/0.5;1)*VLOOKUP([.J52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229290</text:p>
          </table:table-cell>
          <table:table-cell office:value-type="string" table:style-name="ce2">
            <text:p>2001807004</text:p>
          </table:table-cell>
          <table:table-cell office:value-type="string" table:style-name="ce1">
            <text:p>0.68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41020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53];[Sheet1.$A$2:.$G$401];3;0)" table:style-name="ce1">
            <text:p>1.00</text:p>
          </table:table-cell>
          <table:table-cell office:value-type="error" office:string-value="#N/A" table:formula="of:=VLOOKUP([.D53];['file:///C:/home/rgukt-basar/Downloads/Company%20X%20-%20Pincode%20Zones.xlsx'#Sheet1.A53:.C176];3;0)" table:style-name="ce1">
            <text:p>#N/A</text:p>
          </table:table-cell>
          <table:table-cell office:value-type="error" office:string-value="#NAME?" table:formula="of:=VLOOKUP([.B53];[Sheet1.$A$2:.$I$401];9;0)" table:style-name="ce1">
            <text:p>#NAME?</text:p>
          </table:table-cell>
          <table:table-cell office:value-type="string" office:string-value="fwd" table:formula="of:=IF(ISNUMBER(SEARCH(&quot;Forward and RTO charges&quot;;[.G53]));&quot;rto&quot;;&#10; IF(ISNUMBER(SEARCH(&quot;Forward charges&quot;;[.G53]));&quot;fwd&quot;))" table:style-name="ce1">
            <text:p>fwd</text:p>
          </table:table-cell>
          <table:table-cell office:value-type="error" office:string-value="#N/A" table:formula="of:=[.L53]&amp;&quot;_&quot;&amp;[.J53]&amp;&quot;_&quot;&amp;[.K53]" table:style-name="ce1">
            <text:p>#N/A</text:p>
          </table:table-cell>
          <table:table-cell office:value-type="error" office:string-value="#N/A" table:formula="of:=VLOOKUP([.M53];[Sheet2.$G$5:.$H$24];2;0)" table:style-name="ce1">
            <text:p>#N/A</text:p>
          </table:table-cell>
          <table:table-cell office:value-type="float" office:value="0.5" table:formula="of:=VLOOKUP([.B53];[Pivot_Table_Sheet1_1.$A$2:.$C$126];2;0)" table:style-name="ce15">
            <text:p>0.5</text:p>
          </table:table-cell>
          <table:table-cell office:value-type="error" office:string-value="#N/A" table:formula="of:=IF([.L53]=&quot;fwd&quot;;&#10;VLOOKUP([.J53];[Sheet2.$J$18:.$Q$22];3;FALSE())+COM.MICROSOFT.CEILING(([.O53]-0.5)/0.5;1)*VLOOKUP([.J53];[Sheet2.$J$18:.$Q$22];2;FALSE());&#10;VLOOKUP([.J53];[Sheet2.$J$18:.$Q$22];6;FALSE())+COM.MICROSOFT.CEILING(([.O53]-0.5)/0.5;1)*VLOOKUP([.J53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323005</text:p>
          </table:table-cell>
          <table:table-cell office:value-type="string" table:style-name="ce2">
            <text:p>2001807036</text:p>
          </table:table-cell>
          <table:table-cell office:value-type="string" table:style-name="ce1">
            <text:p>1.64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51650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179.8</text:p>
          </table:table-cell>
          <table:table-cell office:value-type="string" office:string-value="4.00" table:formula="of:=VLOOKUP([.B54];[Sheet1.$A$2:.$G$401];3;0)" table:style-name="ce1">
            <text:p>4.00</text:p>
          </table:table-cell>
          <table:table-cell office:value-type="error" office:string-value="#N/A" table:formula="of:=VLOOKUP([.D54];['file:///C:/home/rgukt-basar/Downloads/Company%20X%20-%20Pincode%20Zones.xlsx'#Sheet1.A54:.C177];3;0)" table:style-name="ce1">
            <text:p>#N/A</text:p>
          </table:table-cell>
          <table:table-cell office:value-type="error" office:string-value="#NAME?" table:formula="of:=VLOOKUP([.B54];[Sheet1.$A$2:.$I$401];9;0)" table:style-name="ce1">
            <text:p>#NAME?</text:p>
          </table:table-cell>
          <table:table-cell office:value-type="string" office:string-value="fwd" table:formula="of:=IF(ISNUMBER(SEARCH(&quot;Forward and RTO charges&quot;;[.G54]));&quot;rto&quot;;&#10; IF(ISNUMBER(SEARCH(&quot;Forward charges&quot;;[.G54]));&quot;fwd&quot;))" table:style-name="ce1">
            <text:p>fwd</text:p>
          </table:table-cell>
          <table:table-cell office:value-type="error" office:string-value="#N/A" table:formula="of:=[.L54]&amp;&quot;_&quot;&amp;[.J54]&amp;&quot;_&quot;&amp;[.K54]" table:style-name="ce1">
            <text:p>#N/A</text:p>
          </table:table-cell>
          <table:table-cell office:value-type="error" office:string-value="#N/A" table:formula="of:=VLOOKUP([.M54];[Sheet2.$G$5:.$H$24];2;0)" table:style-name="ce1">
            <text:p>#N/A</text:p>
          </table:table-cell>
          <table:table-cell office:value-type="float" office:value="1.4590000000000001" table:formula="of:=VLOOKUP([.B54];[Pivot_Table_Sheet1_1.$A$2:.$C$126];2;0)" table:style-name="ce15">
            <text:p>1.459</text:p>
          </table:table-cell>
          <table:table-cell office:value-type="error" office:string-value="#N/A" table:formula="of:=IF([.L54]=&quot;fwd&quot;;&#10;VLOOKUP([.J54];[Sheet2.$J$18:.$Q$22];3;FALSE())+COM.MICROSOFT.CEILING(([.O54]-0.5)/0.5;1)*VLOOKUP([.J54];[Sheet2.$J$18:.$Q$22];2;FALSE());&#10;VLOOKUP([.J54];[Sheet2.$J$18:.$Q$22];6;FALSE())+COM.MICROSOFT.CEILING(([.O54]-0.5)/0.5;1)*VLOOKUP([.J54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323215</text:p>
          </table:table-cell>
          <table:table-cell office:value-type="string" table:style-name="ce2">
            <text:p>2001807084</text:p>
          </table:table-cell>
          <table:table-cell office:value-type="string" table:style-name="ce1">
            <text:p>0.67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74210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55];[Sheet1.$A$2:.$G$401];3;0)" table:style-name="ce1">
            <text:p>1.00</text:p>
          </table:table-cell>
          <table:table-cell office:value-type="error" office:string-value="#N/A" table:formula="of:=VLOOKUP([.D55];['file:///C:/home/rgukt-basar/Downloads/Company%20X%20-%20Pincode%20Zones.xlsx'#Sheet1.A55:.C178];3;0)" table:style-name="ce1">
            <text:p>#N/A</text:p>
          </table:table-cell>
          <table:table-cell office:value-type="error" office:string-value="#NAME?" table:formula="of:=VLOOKUP([.B55];[Sheet1.$A$2:.$I$401];9;0)" table:style-name="ce1">
            <text:p>#NAME?</text:p>
          </table:table-cell>
          <table:table-cell office:value-type="string" office:string-value="fwd" table:formula="of:=IF(ISNUMBER(SEARCH(&quot;Forward and RTO charges&quot;;[.G55]));&quot;rto&quot;;&#10; IF(ISNUMBER(SEARCH(&quot;Forward charges&quot;;[.G55]));&quot;fwd&quot;))" table:style-name="ce1">
            <text:p>fwd</text:p>
          </table:table-cell>
          <table:table-cell office:value-type="error" office:string-value="#N/A" table:formula="of:=[.L55]&amp;&quot;_&quot;&amp;[.J55]&amp;&quot;_&quot;&amp;[.K55]" table:style-name="ce1">
            <text:p>#N/A</text:p>
          </table:table-cell>
          <table:table-cell office:value-type="error" office:string-value="#N/A" table:formula="of:=VLOOKUP([.M55];[Sheet2.$G$5:.$H$24];2;0)" table:style-name="ce1">
            <text:p>#N/A</text:p>
          </table:table-cell>
          <table:table-cell office:value-type="float" office:value="0.5" table:formula="of:=VLOOKUP([.B55];[Pivot_Table_Sheet1_1.$A$2:.$C$126];2;0)" table:style-name="ce15">
            <text:p>0.5</text:p>
          </table:table-cell>
          <table:table-cell office:value-type="error" office:string-value="#N/A" table:formula="of:=IF([.L55]=&quot;fwd&quot;;&#10;VLOOKUP([.J55];[Sheet2.$J$18:.$Q$22];3;FALSE())+COM.MICROSOFT.CEILING(([.O55]-0.5)/0.5;1)*VLOOKUP([.J55];[Sheet2.$J$18:.$Q$22];2;FALSE());&#10;VLOOKUP([.J55];[Sheet2.$J$18:.$Q$22];6;FALSE())+COM.MICROSOFT.CEILING(([.O55]-0.5)/0.5;1)*VLOOKUP([.J55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324394</text:p>
          </table:table-cell>
          <table:table-cell office:value-type="string" table:style-name="ce2">
            <text:p>2001807362</text:p>
          </table:table-cell>
          <table:table-cell office:value-type="string" table:style-name="ce1">
            <text:p>2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45201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179.8</text:p>
          </table:table-cell>
          <table:table-cell office:value-type="string" office:string-value="6.00" table:formula="of:=VLOOKUP([.B56];[Sheet1.$A$2:.$G$401];3;0)" table:style-name="ce1">
            <text:p>6.00</text:p>
          </table:table-cell>
          <table:table-cell office:value-type="error" office:string-value="#N/A" table:formula="of:=VLOOKUP([.D56];['file:///C:/home/rgukt-basar/Downloads/Company%20X%20-%20Pincode%20Zones.xlsx'#Sheet1.A56:.C179];3;0)" table:style-name="ce1">
            <text:p>#N/A</text:p>
          </table:table-cell>
          <table:table-cell office:value-type="error" office:string-value="#NAME?" table:formula="of:=VLOOKUP([.B56];[Sheet1.$A$2:.$I$401];9;0)" table:style-name="ce1">
            <text:p>#NAME?</text:p>
          </table:table-cell>
          <table:table-cell office:value-type="string" office:string-value="fwd" table:formula="of:=IF(ISNUMBER(SEARCH(&quot;Forward and RTO charges&quot;;[.G56]));&quot;rto&quot;;&#10; IF(ISNUMBER(SEARCH(&quot;Forward charges&quot;;[.G56]));&quot;fwd&quot;))" table:style-name="ce1">
            <text:p>fwd</text:p>
          </table:table-cell>
          <table:table-cell office:value-type="error" office:string-value="#N/A" table:formula="of:=[.L56]&amp;&quot;_&quot;&amp;[.J56]&amp;&quot;_&quot;&amp;[.K56]" table:style-name="ce1">
            <text:p>#N/A</text:p>
          </table:table-cell>
          <table:table-cell office:value-type="error" office:string-value="#N/A" table:formula="of:=VLOOKUP([.M56];[Sheet2.$G$5:.$H$24];2;0)" table:style-name="ce1">
            <text:p>#N/A</text:p>
          </table:table-cell>
          <table:table-cell office:value-type="float" office:value="2.016" table:formula="of:=VLOOKUP([.B56];[Pivot_Table_Sheet1_1.$A$2:.$C$126];2;0)" table:style-name="ce15">
            <text:p>2.016</text:p>
          </table:table-cell>
          <table:table-cell office:value-type="error" office:string-value="#N/A" table:formula="of:=IF([.L56]=&quot;fwd&quot;;&#10;VLOOKUP([.J56];[Sheet2.$J$18:.$Q$22];3;FALSE())+COM.MICROSOFT.CEILING(([.O56]-0.5)/0.5;1)*VLOOKUP([.J56];[Sheet2.$J$18:.$Q$22];2;FALSE());&#10;VLOOKUP([.J56];[Sheet2.$J$18:.$Q$22];6;FALSE())+COM.MICROSOFT.CEILING(([.O56]-0.5)/0.5;1)*VLOOKUP([.J56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325094</text:p>
          </table:table-cell>
          <table:table-cell office:value-type="string" table:style-name="ce2">
            <text:p>2001807415</text:p>
          </table:table-cell>
          <table:table-cell office:value-type="string" table:style-name="ce1">
            <text:p>1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20800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61.3</text:p>
          </table:table-cell>
          <table:table-cell office:value-type="string" office:string-value="2.00" table:formula="of:=VLOOKUP([.B57];[Sheet1.$A$2:.$G$401];3;0)" table:style-name="ce1">
            <text:p>2.00</text:p>
          </table:table-cell>
          <table:table-cell office:value-type="error" office:string-value="#N/A" table:formula="of:=VLOOKUP([.D57];['file:///C:/home/rgukt-basar/Downloads/Company%20X%20-%20Pincode%20Zones.xlsx'#Sheet1.A57:.C180];3;0)" table:style-name="ce1">
            <text:p>#N/A</text:p>
          </table:table-cell>
          <table:table-cell office:value-type="error" office:string-value="#NAME?" table:formula="of:=VLOOKUP([.B57];[Sheet1.$A$2:.$I$401];9;0)" table:style-name="ce1">
            <text:p>#NAME?</text:p>
          </table:table-cell>
          <table:table-cell office:value-type="string" office:string-value="fwd" table:formula="of:=IF(ISNUMBER(SEARCH(&quot;Forward and RTO charges&quot;;[.G57]));&quot;rto&quot;;&#10; IF(ISNUMBER(SEARCH(&quot;Forward charges&quot;;[.G57]));&quot;fwd&quot;))" table:style-name="ce1">
            <text:p>fwd</text:p>
          </table:table-cell>
          <table:table-cell office:value-type="error" office:string-value="#N/A" table:formula="of:=[.L57]&amp;&quot;_&quot;&amp;[.J57]&amp;&quot;_&quot;&amp;[.K57]" table:style-name="ce1">
            <text:p>#N/A</text:p>
          </table:table-cell>
          <table:table-cell office:value-type="error" office:string-value="#N/A" table:formula="of:=VLOOKUP([.M57];[Sheet2.$G$5:.$H$24];2;0)" table:style-name="ce1">
            <text:p>#N/A</text:p>
          </table:table-cell>
          <table:table-cell office:value-type="float" office:value="1.048" table:formula="of:=VLOOKUP([.B57];[Pivot_Table_Sheet1_1.$A$2:.$C$126];2;0)" table:style-name="ce15">
            <text:p>1.048</text:p>
          </table:table-cell>
          <table:table-cell office:value-type="error" office:string-value="#N/A" table:formula="of:=IF([.L57]=&quot;fwd&quot;;&#10;VLOOKUP([.J57];[Sheet2.$J$18:.$Q$22];3;FALSE())+COM.MICROSOFT.CEILING(([.O57]-0.5)/0.5;1)*VLOOKUP([.J57];[Sheet2.$J$18:.$Q$22];2;FALSE());&#10;VLOOKUP([.J57];[Sheet2.$J$18:.$Q$22];6;FALSE())+COM.MICROSOFT.CEILING(([.O57]-0.5)/0.5;1)*VLOOKUP([.J57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616121</text:p>
          </table:table-cell>
          <table:table-cell office:value-type="string" table:style-name="ce2">
            <text:p>2001809592</text:p>
          </table:table-cell>
          <table:table-cell office:value-type="string" table:style-name="ce1">
            <text:p>1.5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24471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89.6</text:p>
          </table:table-cell>
          <table:table-cell office:value-type="string" office:string-value="1.00" table:formula="of:=VLOOKUP([.B58];[Sheet1.$A$2:.$G$401];3;0)" table:style-name="ce1">
            <text:p>1.00</text:p>
          </table:table-cell>
          <table:table-cell office:value-type="error" office:string-value="#N/A" table:formula="of:=VLOOKUP([.D58];['file:///C:/home/rgukt-basar/Downloads/Company%20X%20-%20Pincode%20Zones.xlsx'#Sheet1.A58:.C181];3;0)" table:style-name="ce1">
            <text:p>#N/A</text:p>
          </table:table-cell>
          <table:table-cell office:value-type="error" office:string-value="#NAME?" table:formula="of:=VLOOKUP([.B58];[Sheet1.$A$2:.$I$401];9;0)" table:style-name="ce1">
            <text:p>#NAME?</text:p>
          </table:table-cell>
          <table:table-cell office:value-type="string" office:string-value="fwd" table:formula="of:=IF(ISNUMBER(SEARCH(&quot;Forward and RTO charges&quot;;[.G58]));&quot;rto&quot;;&#10; IF(ISNUMBER(SEARCH(&quot;Forward charges&quot;;[.G58]));&quot;fwd&quot;))" table:style-name="ce1">
            <text:p>fwd</text:p>
          </table:table-cell>
          <table:table-cell office:value-type="error" office:string-value="#N/A" table:formula="of:=[.L58]&amp;&quot;_&quot;&amp;[.J58]&amp;&quot;_&quot;&amp;[.K58]" table:style-name="ce1">
            <text:p>#N/A</text:p>
          </table:table-cell>
          <table:table-cell office:value-type="error" office:string-value="#N/A" table:formula="of:=VLOOKUP([.M58];[Sheet2.$G$5:.$H$24];2;0)" table:style-name="ce1">
            <text:p>#N/A</text:p>
          </table:table-cell>
          <table:table-cell office:value-type="float" office:value="1.5049999999999999" table:formula="of:=VLOOKUP([.B58];[Pivot_Table_Sheet1_1.$A$2:.$C$126];2;0)" table:style-name="ce15">
            <text:p>1.505</text:p>
          </table:table-cell>
          <table:table-cell office:value-type="error" office:string-value="#N/A" table:formula="of:=IF([.L58]=&quot;fwd&quot;;&#10;VLOOKUP([.J58];[Sheet2.$J$18:.$Q$22];3;FALSE())+COM.MICROSOFT.CEILING(([.O58]-0.5)/0.5;1)*VLOOKUP([.J58];[Sheet2.$J$18:.$Q$22];2;FALSE());&#10;VLOOKUP([.J58];[Sheet2.$J$18:.$Q$22];6;FALSE())+COM.MICROSOFT.CEILING(([.O58]-0.5)/0.5;1)*VLOOKUP([.J58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795531</text:p>
          </table:table-cell>
          <table:table-cell office:value-type="string" table:style-name="ce2">
            <text:p>2001809794</text:p>
          </table:table-cell>
          <table:table-cell office:value-type="string" table:style-name="ce1">
            <text:p>1.5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58000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135</text:p>
          </table:table-cell>
          <table:table-cell office:value-type="string" office:string-value="1.00" table:formula="of:=VLOOKUP([.B59];[Sheet1.$A$2:.$G$401];3;0)" table:style-name="ce1">
            <text:p>1.00</text:p>
          </table:table-cell>
          <table:table-cell office:value-type="error" office:string-value="#N/A" table:formula="of:=VLOOKUP([.D59];['file:///C:/home/rgukt-basar/Downloads/Company%20X%20-%20Pincode%20Zones.xlsx'#Sheet1.A59:.C182];3;0)" table:style-name="ce1">
            <text:p>#N/A</text:p>
          </table:table-cell>
          <table:table-cell office:value-type="error" office:string-value="#NAME?" table:formula="of:=VLOOKUP([.B59];[Sheet1.$A$2:.$I$401];9;0)" table:style-name="ce1">
            <text:p>#NAME?</text:p>
          </table:table-cell>
          <table:table-cell office:value-type="string" office:string-value="fwd" table:formula="of:=IF(ISNUMBER(SEARCH(&quot;Forward and RTO charges&quot;;[.G59]));&quot;rto&quot;;&#10; IF(ISNUMBER(SEARCH(&quot;Forward charges&quot;;[.G59]));&quot;fwd&quot;))" table:style-name="ce1">
            <text:p>fwd</text:p>
          </table:table-cell>
          <table:table-cell office:value-type="error" office:string-value="#N/A" table:formula="of:=[.L59]&amp;&quot;_&quot;&amp;[.J59]&amp;&quot;_&quot;&amp;[.K59]" table:style-name="ce1">
            <text:p>#N/A</text:p>
          </table:table-cell>
          <table:table-cell office:value-type="error" office:string-value="#N/A" table:formula="of:=VLOOKUP([.M59];[Sheet2.$G$5:.$H$24];2;0)" table:style-name="ce1">
            <text:p>#N/A</text:p>
          </table:table-cell>
          <table:table-cell office:value-type="float" office:value="1.5169999999999999" table:formula="of:=VLOOKUP([.B59];[Pivot_Table_Sheet1_1.$A$2:.$C$126];2;0)" table:style-name="ce15">
            <text:p>1.517</text:p>
          </table:table-cell>
          <table:table-cell office:value-type="error" office:string-value="#N/A" table:formula="of:=IF([.L59]=&quot;fwd&quot;;&#10;VLOOKUP([.J59];[Sheet2.$J$18:.$Q$22];3;FALSE())+COM.MICROSOFT.CEILING(([.O59]-0.5)/0.5;1)*VLOOKUP([.J59];[Sheet2.$J$18:.$Q$22];2;FALSE());&#10;VLOOKUP([.J59];[Sheet2.$J$18:.$Q$22];6;FALSE())+COM.MICROSOFT.CEILING(([.O59]-0.5)/0.5;1)*VLOOKUP([.J59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795623</text:p>
          </table:table-cell>
          <table:table-cell office:value-type="string" table:style-name="ce2">
            <text:p>2001809820</text:p>
          </table:table-cell>
          <table:table-cell office:value-type="string" table:style-name="ce1">
            <text:p>3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6000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269.4</text:p>
          </table:table-cell>
          <table:table-cell office:value-type="string" office:string-value="1.00" table:formula="of:=VLOOKUP([.B60];[Sheet1.$A$2:.$G$401];3;0)" table:style-name="ce1">
            <text:p>1.00</text:p>
          </table:table-cell>
          <table:table-cell office:value-type="error" office:string-value="#N/A" table:formula="of:=VLOOKUP([.D60];['file:///C:/home/rgukt-basar/Downloads/Company%20X%20-%20Pincode%20Zones.xlsx'#Sheet1.A60:.C183];3;0)" table:style-name="ce1">
            <text:p>#N/A</text:p>
          </table:table-cell>
          <table:table-cell office:value-type="error" office:string-value="#NAME?" table:formula="of:=VLOOKUP([.B60];[Sheet1.$A$2:.$I$401];9;0)" table:style-name="ce1">
            <text:p>#NAME?</text:p>
          </table:table-cell>
          <table:table-cell office:value-type="string" office:string-value="fwd" table:formula="of:=IF(ISNUMBER(SEARCH(&quot;Forward and RTO charges&quot;;[.G60]));&quot;rto&quot;;&#10; IF(ISNUMBER(SEARCH(&quot;Forward charges&quot;;[.G60]));&quot;fwd&quot;))" table:style-name="ce1">
            <text:p>fwd</text:p>
          </table:table-cell>
          <table:table-cell office:value-type="error" office:string-value="#N/A" table:formula="of:=[.L60]&amp;&quot;_&quot;&amp;[.J60]&amp;&quot;_&quot;&amp;[.K60]" table:style-name="ce1">
            <text:p>#N/A</text:p>
          </table:table-cell>
          <table:table-cell office:value-type="error" office:string-value="#N/A" table:formula="of:=VLOOKUP([.M60];[Sheet2.$G$5:.$H$24];2;0)" table:style-name="ce1">
            <text:p>#N/A</text:p>
          </table:table-cell>
          <table:table-cell office:value-type="float" office:value="3.08" table:formula="of:=VLOOKUP([.B60];[Pivot_Table_Sheet1_1.$A$2:.$C$126];2;0)" table:style-name="ce15">
            <text:p>3.08</text:p>
          </table:table-cell>
          <table:table-cell office:value-type="error" office:string-value="#N/A" table:formula="of:=IF([.L60]=&quot;fwd&quot;;&#10;VLOOKUP([.J60];[Sheet2.$J$18:.$Q$22];3;FALSE())+COM.MICROSOFT.CEILING(([.O60]-0.5)/0.5;1)*VLOOKUP([.J60];[Sheet2.$J$18:.$Q$22];2;FALSE());&#10;VLOOKUP([.J60];[Sheet2.$J$18:.$Q$22];6;FALSE())+COM.MICROSOFT.CEILING(([.O60]-0.5)/0.5;1)*VLOOKUP([.J60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223351</text:p>
          </table:table-cell>
          <table:table-cell office:value-type="string" table:style-name="ce2">
            <text:p>2001806471</text:p>
          </table:table-cell>
          <table:table-cell office:value-type="string" table:style-name="ce1">
            <text:p>1.7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1302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179.8</text:p>
          </table:table-cell>
          <table:table-cell office:value-type="string" office:string-value="2.00" table:formula="of:=VLOOKUP([.B61];[Sheet1.$A$2:.$G$401];3;0)" table:style-name="ce1">
            <text:p>2.00</text:p>
          </table:table-cell>
          <table:table-cell office:value-type="error" office:string-value="#N/A" table:formula="of:=VLOOKUP([.D61];['file:///C:/home/rgukt-basar/Downloads/Company%20X%20-%20Pincode%20Zones.xlsx'#Sheet1.A61:.C184];3;0)" table:style-name="ce1">
            <text:p>#N/A</text:p>
          </table:table-cell>
          <table:table-cell office:value-type="error" office:string-value="#NAME?" table:formula="of:=VLOOKUP([.B61];[Sheet1.$A$2:.$I$401];9;0)" table:style-name="ce1">
            <text:p>#NAME?</text:p>
          </table:table-cell>
          <table:table-cell office:value-type="string" office:string-value="fwd" table:formula="of:=IF(ISNUMBER(SEARCH(&quot;Forward and RTO charges&quot;;[.G61]));&quot;rto&quot;;&#10; IF(ISNUMBER(SEARCH(&quot;Forward charges&quot;;[.G61]));&quot;fwd&quot;))" table:style-name="ce1">
            <text:p>fwd</text:p>
          </table:table-cell>
          <table:table-cell office:value-type="error" office:string-value="#N/A" table:formula="of:=[.L61]&amp;&quot;_&quot;&amp;[.J61]&amp;&quot;_&quot;&amp;[.K61]" table:style-name="ce1">
            <text:p>#N/A</text:p>
          </table:table-cell>
          <table:table-cell office:value-type="error" office:string-value="#N/A" table:formula="of:=VLOOKUP([.M61];[Sheet2.$G$5:.$H$24];2;0)" table:style-name="ce1">
            <text:p>#N/A</text:p>
          </table:table-cell>
          <table:table-cell office:value-type="float" office:value="1.621" table:formula="of:=VLOOKUP([.B61];[Pivot_Table_Sheet1_1.$A$2:.$C$126];2;0)" table:style-name="ce15">
            <text:p>1.621</text:p>
          </table:table-cell>
          <table:table-cell office:value-type="error" office:string-value="#N/A" table:formula="of:=IF([.L61]=&quot;fwd&quot;;&#10;VLOOKUP([.J61];[Sheet2.$J$18:.$Q$22];3;FALSE())+COM.MICROSOFT.CEILING(([.O61]-0.5)/0.5;1)*VLOOKUP([.J61];[Sheet2.$J$18:.$Q$22];2;FALSE());&#10;VLOOKUP([.J61];[Sheet2.$J$18:.$Q$22];6;FALSE())+COM.MICROSOFT.CEILING(([.O61]-0.5)/0.5;1)*VLOOKUP([.J61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324011</text:p>
          </table:table-cell>
          <table:table-cell office:value-type="string" table:style-name="ce2">
            <text:p>2001807241</text:p>
          </table:table-cell>
          <table:table-cell office:value-type="string" table:style-name="ce1">
            <text:p>0.79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4100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62];[Sheet1.$A$2:.$G$401];3;0)" table:style-name="ce1">
            <text:p>1.00</text:p>
          </table:table-cell>
          <table:table-cell office:value-type="error" office:string-value="#N/A" table:formula="of:=VLOOKUP([.D62];['file:///C:/home/rgukt-basar/Downloads/Company%20X%20-%20Pincode%20Zones.xlsx'#Sheet1.A62:.C185];3;0)" table:style-name="ce1">
            <text:p>#N/A</text:p>
          </table:table-cell>
          <table:table-cell office:value-type="error" office:string-value="#NAME?" table:formula="of:=VLOOKUP([.B62];[Sheet1.$A$2:.$I$401];9;0)" table:style-name="ce1">
            <text:p>#NAME?</text:p>
          </table:table-cell>
          <table:table-cell office:value-type="string" office:string-value="fwd" table:formula="of:=IF(ISNUMBER(SEARCH(&quot;Forward and RTO charges&quot;;[.G62]));&quot;rto&quot;;&#10; IF(ISNUMBER(SEARCH(&quot;Forward charges&quot;;[.G62]));&quot;fwd&quot;))" table:style-name="ce1">
            <text:p>fwd</text:p>
          </table:table-cell>
          <table:table-cell office:value-type="error" office:string-value="#N/A" table:formula="of:=[.L62]&amp;&quot;_&quot;&amp;[.J62]&amp;&quot;_&quot;&amp;[.K62]" table:style-name="ce1">
            <text:p>#N/A</text:p>
          </table:table-cell>
          <table:table-cell office:value-type="error" office:string-value="#N/A" table:formula="of:=VLOOKUP([.M62];[Sheet2.$G$5:.$H$24];2;0)" table:style-name="ce1">
            <text:p>#N/A</text:p>
          </table:table-cell>
          <table:table-cell office:value-type="float" office:value="0.60699999999999998" table:formula="of:=VLOOKUP([.B62];[Pivot_Table_Sheet1_1.$A$2:.$C$126];2;0)" table:style-name="ce15">
            <text:p>0.607</text:p>
          </table:table-cell>
          <table:table-cell office:value-type="error" office:string-value="#N/A" table:formula="of:=IF([.L62]=&quot;fwd&quot;;&#10;VLOOKUP([.J62];[Sheet2.$J$18:.$Q$22];3;FALSE())+COM.MICROSOFT.CEILING(([.O62]-0.5)/0.5;1)*VLOOKUP([.J62];[Sheet2.$J$18:.$Q$22];2;FALSE());&#10;VLOOKUP([.J62];[Sheet2.$J$18:.$Q$22];6;FALSE())+COM.MICROSOFT.CEILING(([.O62]-0.5)/0.5;1)*VLOOKUP([.J62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327570</text:p>
          </table:table-cell>
          <table:table-cell office:value-type="string" table:style-name="ce2">
            <text:p>2001807981</text:p>
          </table:table-cell>
          <table:table-cell office:value-type="string" table:style-name="ce1">
            <text:p>0.5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3271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45.4</text:p>
          </table:table-cell>
          <table:table-cell office:value-type="string" office:string-value="1.00" table:formula="of:=VLOOKUP([.B63];[Sheet1.$A$2:.$G$401];3;0)" table:style-name="ce1">
            <text:p>1.00</text:p>
          </table:table-cell>
          <table:table-cell office:value-type="error" office:string-value="#N/A" table:formula="of:=VLOOKUP([.D63];['file:///C:/home/rgukt-basar/Downloads/Company%20X%20-%20Pincode%20Zones.xlsx'#Sheet1.A63:.C186];3;0)" table:style-name="ce1">
            <text:p>#N/A</text:p>
          </table:table-cell>
          <table:table-cell office:value-type="error" office:string-value="#NAME?" table:formula="of:=VLOOKUP([.B63];[Sheet1.$A$2:.$I$401];9;0)" table:style-name="ce1">
            <text:p>#NAME?</text:p>
          </table:table-cell>
          <table:table-cell office:value-type="string" office:string-value="fwd" table:formula="of:=IF(ISNUMBER(SEARCH(&quot;Forward and RTO charges&quot;;[.G63]));&quot;rto&quot;;&#10; IF(ISNUMBER(SEARCH(&quot;Forward charges&quot;;[.G63]));&quot;fwd&quot;))" table:style-name="ce1">
            <text:p>fwd</text:p>
          </table:table-cell>
          <table:table-cell office:value-type="error" office:string-value="#N/A" table:formula="of:=[.L63]&amp;&quot;_&quot;&amp;[.J63]&amp;&quot;_&quot;&amp;[.K63]" table:style-name="ce1">
            <text:p>#N/A</text:p>
          </table:table-cell>
          <table:table-cell office:value-type="error" office:string-value="#N/A" table:formula="of:=VLOOKUP([.M63];[Sheet2.$G$5:.$H$24];2;0)" table:style-name="ce1">
            <text:p>#N/A</text:p>
          </table:table-cell>
          <table:table-cell office:value-type="float" office:value="0.5" table:formula="of:=VLOOKUP([.B63];[Pivot_Table_Sheet1_1.$A$2:.$C$126];2;0)" table:style-name="ce15">
            <text:p>0.5</text:p>
          </table:table-cell>
          <table:table-cell office:value-type="error" office:string-value="#N/A" table:formula="of:=IF([.L63]=&quot;fwd&quot;;&#10;VLOOKUP([.J63];[Sheet2.$J$18:.$Q$22];3;FALSE())+COM.MICROSOFT.CEILING(([.O63]-0.5)/0.5;1)*VLOOKUP([.J63];[Sheet2.$J$18:.$Q$22];2;FALSE());&#10;VLOOKUP([.J63];[Sheet2.$J$18:.$Q$22];6;FALSE())+COM.MICROSOFT.CEILING(([.O63]-0.5)/0.5;1)*VLOOKUP([.J63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435602</text:p>
          </table:table-cell>
          <table:table-cell office:value-type="string" table:style-name="ce2">
            <text:p>2001808286</text:p>
          </table:table-cell>
          <table:table-cell office:value-type="string" table:style-name="ce1">
            <text:p>0.77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0203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64];[Sheet1.$A$2:.$G$401];3;0)" table:style-name="ce1">
            <text:p>1.00</text:p>
          </table:table-cell>
          <table:table-cell office:value-type="error" office:string-value="#N/A" table:formula="of:=VLOOKUP([.D64];['file:///C:/home/rgukt-basar/Downloads/Company%20X%20-%20Pincode%20Zones.xlsx'#Sheet1.A64:.C187];3;0)" table:style-name="ce1">
            <text:p>#N/A</text:p>
          </table:table-cell>
          <table:table-cell office:value-type="error" office:string-value="#NAME?" table:formula="of:=VLOOKUP([.B64];[Sheet1.$A$2:.$I$401];9;0)" table:style-name="ce1">
            <text:p>#NAME?</text:p>
          </table:table-cell>
          <table:table-cell office:value-type="string" office:string-value="fwd" table:formula="of:=IF(ISNUMBER(SEARCH(&quot;Forward and RTO charges&quot;;[.G64]));&quot;rto&quot;;&#10; IF(ISNUMBER(SEARCH(&quot;Forward charges&quot;;[.G64]));&quot;fwd&quot;))" table:style-name="ce1">
            <text:p>fwd</text:p>
          </table:table-cell>
          <table:table-cell office:value-type="error" office:string-value="#N/A" table:formula="of:=[.L64]&amp;&quot;_&quot;&amp;[.J64]&amp;&quot;_&quot;&amp;[.K64]" table:style-name="ce1">
            <text:p>#N/A</text:p>
          </table:table-cell>
          <table:table-cell office:value-type="error" office:string-value="#N/A" table:formula="of:=VLOOKUP([.M64];[Sheet2.$G$5:.$H$24];2;0)" table:style-name="ce1">
            <text:p>#N/A</text:p>
          </table:table-cell>
          <table:table-cell office:value-type="float" office:value="0.60099999999999998" table:formula="of:=VLOOKUP([.B64];[Pivot_Table_Sheet1_1.$A$2:.$C$126];2;0)" table:style-name="ce15">
            <text:p>0.601</text:p>
          </table:table-cell>
          <table:table-cell office:value-type="error" office:string-value="#N/A" table:formula="of:=IF([.L64]=&quot;fwd&quot;;&#10;VLOOKUP([.J64];[Sheet2.$J$18:.$Q$22];3;FALSE())+COM.MICROSOFT.CEILING(([.O64]-0.5)/0.5;1)*VLOOKUP([.J64];[Sheet2.$J$18:.$Q$22];2;FALSE());&#10;VLOOKUP([.J64];[Sheet2.$J$18:.$Q$22];6;FALSE())+COM.MICROSOFT.CEILING(([.O64]-0.5)/0.5;1)*VLOOKUP([.J64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437680</text:p>
          </table:table-cell>
          <table:table-cell office:value-type="string" table:style-name="ce2">
            <text:p>2001808801</text:p>
          </table:table-cell>
          <table:table-cell office:value-type="string" table:style-name="ce1">
            <text:p>0.8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3500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2.00" table:formula="of:=VLOOKUP([.B65];[Sheet1.$A$2:.$G$401];3;0)" table:style-name="ce1">
            <text:p>2.00</text:p>
          </table:table-cell>
          <table:table-cell office:value-type="error" office:string-value="#N/A" table:formula="of:=VLOOKUP([.D65];['file:///C:/home/rgukt-basar/Downloads/Company%20X%20-%20Pincode%20Zones.xlsx'#Sheet1.A65:.C188];3;0)" table:style-name="ce1">
            <text:p>#N/A</text:p>
          </table:table-cell>
          <table:table-cell office:value-type="error" office:string-value="#NAME?" table:formula="of:=VLOOKUP([.B65];[Sheet1.$A$2:.$I$401];9;0)" table:style-name="ce1">
            <text:p>#NAME?</text:p>
          </table:table-cell>
          <table:table-cell office:value-type="string" office:string-value="fwd" table:formula="of:=IF(ISNUMBER(SEARCH(&quot;Forward and RTO charges&quot;;[.G65]));&quot;rto&quot;;&#10; IF(ISNUMBER(SEARCH(&quot;Forward charges&quot;;[.G65]));&quot;fwd&quot;))" table:style-name="ce1">
            <text:p>fwd</text:p>
          </table:table-cell>
          <table:table-cell office:value-type="error" office:string-value="#N/A" table:formula="of:=[.L65]&amp;&quot;_&quot;&amp;[.J65]&amp;&quot;_&quot;&amp;[.K65]" table:style-name="ce1">
            <text:p>#N/A</text:p>
          </table:table-cell>
          <table:table-cell office:value-type="error" office:string-value="#N/A" table:formula="of:=VLOOKUP([.M65];[Sheet2.$G$5:.$H$24];2;0)" table:style-name="ce1">
            <text:p>#N/A</text:p>
          </table:table-cell>
          <table:table-cell office:value-type="float" office:value="0.73099999999999998" table:formula="of:=VLOOKUP([.B65];[Pivot_Table_Sheet1_1.$A$2:.$C$126];2;0)" table:style-name="ce15">
            <text:p>0.731</text:p>
          </table:table-cell>
          <table:table-cell office:value-type="error" office:string-value="#N/A" table:formula="of:=IF([.L65]=&quot;fwd&quot;;&#10;VLOOKUP([.J65];[Sheet2.$J$18:.$Q$22];3;FALSE())+COM.MICROSOFT.CEILING(([.O65]-0.5)/0.5;1)*VLOOKUP([.J65];[Sheet2.$J$18:.$Q$22];2;FALSE());&#10;VLOOKUP([.J65];[Sheet2.$J$18:.$Q$22];6;FALSE())+COM.MICROSOFT.CEILING(([.O65]-0.5)/0.5;1)*VLOOKUP([.J65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804200</text:p>
          </table:table-cell>
          <table:table-cell office:value-type="string" table:style-name="ce2">
            <text:p>2001810104</text:p>
          </table:table-cell>
          <table:table-cell office:value-type="string" table:style-name="ce1">
            <text:p>0.76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3400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66];[Sheet1.$A$2:.$G$401];3;0)" table:style-name="ce1">
            <text:p>1.00</text:p>
          </table:table-cell>
          <table:table-cell office:value-type="error" office:string-value="#N/A" table:formula="of:=VLOOKUP([.D66];['file:///C:/home/rgukt-basar/Downloads/Company%20X%20-%20Pincode%20Zones.xlsx'#Sheet1.A66:.C189];3;0)" table:style-name="ce1">
            <text:p>#N/A</text:p>
          </table:table-cell>
          <table:table-cell office:value-type="error" office:string-value="#NAME?" table:formula="of:=VLOOKUP([.B66];[Sheet1.$A$2:.$I$401];9;0)" table:style-name="ce1">
            <text:p>#NAME?</text:p>
          </table:table-cell>
          <table:table-cell office:value-type="string" office:string-value="fwd" table:formula="of:=IF(ISNUMBER(SEARCH(&quot;Forward and RTO charges&quot;;[.G66]));&quot;rto&quot;;&#10; IF(ISNUMBER(SEARCH(&quot;Forward charges&quot;;[.G66]));&quot;fwd&quot;))" table:style-name="ce1">
            <text:p>fwd</text:p>
          </table:table-cell>
          <table:table-cell office:value-type="error" office:string-value="#N/A" table:formula="of:=[.L66]&amp;&quot;_&quot;&amp;[.J66]&amp;&quot;_&quot;&amp;[.K66]" table:style-name="ce1">
            <text:p>#N/A</text:p>
          </table:table-cell>
          <table:table-cell office:value-type="error" office:string-value="#N/A" table:formula="of:=VLOOKUP([.M66];[Sheet2.$G$5:.$H$24];2;0)" table:style-name="ce1">
            <text:p>#N/A</text:p>
          </table:table-cell>
          <table:table-cell office:value-type="float" office:value="0.60099999999999998" table:formula="of:=VLOOKUP([.B66];[Pivot_Table_Sheet1_1.$A$2:.$C$126];2;0)" table:style-name="ce15">
            <text:p>0.601</text:p>
          </table:table-cell>
          <table:table-cell office:value-type="error" office:string-value="#N/A" table:formula="of:=IF([.L66]=&quot;fwd&quot;;&#10;VLOOKUP([.J66];[Sheet2.$J$18:.$Q$22];3;FALSE())+COM.MICROSOFT.CEILING(([.O66]-0.5)/0.5;1)*VLOOKUP([.J66];[Sheet2.$J$18:.$Q$22];2;FALSE());&#10;VLOOKUP([.J66];[Sheet2.$J$18:.$Q$22];6;FALSE())+COM.MICROSOFT.CEILING(([.O66]-0.5)/0.5;1)*VLOOKUP([.J66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957533</text:p>
          </table:table-cell>
          <table:table-cell office:value-type="string" table:style-name="ce2">
            <text:p>2001811153</text:p>
          </table:table-cell>
          <table:table-cell office:value-type="string" table:style-name="ce1">
            <text:p>0.76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2100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67];[Sheet1.$A$2:.$G$401];3;0)" table:style-name="ce1">
            <text:p>1.00</text:p>
          </table:table-cell>
          <table:table-cell office:value-type="error" office:string-value="#N/A" table:formula="of:=VLOOKUP([.D67];['file:///C:/home/rgukt-basar/Downloads/Company%20X%20-%20Pincode%20Zones.xlsx'#Sheet1.A67:.C190];3;0)" table:style-name="ce1">
            <text:p>#N/A</text:p>
          </table:table-cell>
          <table:table-cell office:value-type="error" office:string-value="#NAME?" table:formula="of:=VLOOKUP([.B67];[Sheet1.$A$2:.$I$401];9;0)" table:style-name="ce1">
            <text:p>#NAME?</text:p>
          </table:table-cell>
          <table:table-cell office:value-type="string" office:string-value="fwd" table:formula="of:=IF(ISNUMBER(SEARCH(&quot;Forward and RTO charges&quot;;[.G67]));&quot;rto&quot;;&#10; IF(ISNUMBER(SEARCH(&quot;Forward charges&quot;;[.G67]));&quot;fwd&quot;))" table:style-name="ce1">
            <text:p>fwd</text:p>
          </table:table-cell>
          <table:table-cell office:value-type="error" office:string-value="#N/A" table:formula="of:=[.L67]&amp;&quot;_&quot;&amp;[.J67]&amp;&quot;_&quot;&amp;[.K67]" table:style-name="ce1">
            <text:p>#N/A</text:p>
          </table:table-cell>
          <table:table-cell office:value-type="error" office:string-value="#N/A" table:formula="of:=VLOOKUP([.M67];[Sheet2.$G$5:.$H$24];2;0)" table:style-name="ce1">
            <text:p>#N/A</text:p>
          </table:table-cell>
          <table:table-cell office:value-type="float" office:value="0.60699999999999998" table:formula="of:=VLOOKUP([.B67];[Pivot_Table_Sheet1_1.$A$2:.$C$126];2;0)" table:style-name="ce15">
            <text:p>0.607</text:p>
          </table:table-cell>
          <table:table-cell office:value-type="error" office:string-value="#N/A" table:formula="of:=IF([.L67]=&quot;fwd&quot;;&#10;VLOOKUP([.J67];[Sheet2.$J$18:.$Q$22];3;FALSE())+COM.MICROSOFT.CEILING(([.O67]-0.5)/0.5;1)*VLOOKUP([.J67];[Sheet2.$J$18:.$Q$22];2;FALSE());&#10;VLOOKUP([.J67];[Sheet2.$J$18:.$Q$22];6;FALSE())+COM.MICROSOFT.CEILING(([.O67]-0.5)/0.5;1)*VLOOKUP([.J67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957942</text:p>
          </table:table-cell>
          <table:table-cell office:value-type="string" table:style-name="ce2">
            <text:p>2001811229</text:p>
          </table:table-cell>
          <table:table-cell office:value-type="string" table:style-name="ce1">
            <text:p>0.6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2400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68];[Sheet1.$A$2:.$G$401];3;0)" table:style-name="ce1">
            <text:p>1.00</text:p>
          </table:table-cell>
          <table:table-cell office:value-type="error" office:string-value="#N/A" table:formula="of:=VLOOKUP([.D68];['file:///C:/home/rgukt-basar/Downloads/Company%20X%20-%20Pincode%20Zones.xlsx'#Sheet1.A68:.C191];3;0)" table:style-name="ce1">
            <text:p>#N/A</text:p>
          </table:table-cell>
          <table:table-cell office:value-type="error" office:string-value="#NAME?" table:formula="of:=VLOOKUP([.B68];[Sheet1.$A$2:.$I$401];9;0)" table:style-name="ce1">
            <text:p>#NAME?</text:p>
          </table:table-cell>
          <table:table-cell office:value-type="string" office:string-value="fwd" table:formula="of:=IF(ISNUMBER(SEARCH(&quot;Forward and RTO charges&quot;;[.G68]));&quot;rto&quot;;&#10; IF(ISNUMBER(SEARCH(&quot;Forward charges&quot;;[.G68]));&quot;fwd&quot;))" table:style-name="ce1">
            <text:p>fwd</text:p>
          </table:table-cell>
          <table:table-cell office:value-type="error" office:string-value="#N/A" table:formula="of:=[.L68]&amp;&quot;_&quot;&amp;[.J68]&amp;&quot;_&quot;&amp;[.K68]" table:style-name="ce1">
            <text:p>#N/A</text:p>
          </table:table-cell>
          <table:table-cell office:value-type="error" office:string-value="#N/A" table:formula="of:=VLOOKUP([.M68];[Sheet2.$G$5:.$H$24];2;0)" table:style-name="ce1">
            <text:p>#N/A</text:p>
          </table:table-cell>
          <table:table-cell office:value-type="float" office:value="0.505" table:formula="of:=VLOOKUP([.B68];[Pivot_Table_Sheet1_1.$A$2:.$C$126];2;0)" table:style-name="ce15">
            <text:p>0.505</text:p>
          </table:table-cell>
          <table:table-cell office:value-type="error" office:string-value="#N/A" table:formula="of:=IF([.L68]=&quot;fwd&quot;;&#10;VLOOKUP([.J68];[Sheet2.$J$18:.$Q$22];3;FALSE())+COM.MICROSOFT.CEILING(([.O68]-0.5)/0.5;1)*VLOOKUP([.J68];[Sheet2.$J$18:.$Q$22];2;FALSE());&#10;VLOOKUP([.J68];[Sheet2.$J$18:.$Q$22];6;FALSE())+COM.MICROSOFT.CEILING(([.O68]-0.5)/0.5;1)*VLOOKUP([.J68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958395</text:p>
          </table:table-cell>
          <table:table-cell office:value-type="string" table:style-name="ce2">
            <text:p>2001811363</text:p>
          </table:table-cell>
          <table:table-cell office:value-type="string" table:style-name="ce1">
            <text:p>0.59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2160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69];[Sheet1.$A$2:.$G$401];3;0)" table:style-name="ce1">
            <text:p>1.00</text:p>
          </table:table-cell>
          <table:table-cell office:value-type="error" office:string-value="#N/A" table:formula="of:=VLOOKUP([.D69];['file:///C:/home/rgukt-basar/Downloads/Company%20X%20-%20Pincode%20Zones.xlsx'#Sheet1.A69:.C192];3;0)" table:style-name="ce1">
            <text:p>#N/A</text:p>
          </table:table-cell>
          <table:table-cell office:value-type="error" office:string-value="#NAME?" table:formula="of:=VLOOKUP([.B69];[Sheet1.$A$2:.$I$401];9;0)" table:style-name="ce1">
            <text:p>#NAME?</text:p>
          </table:table-cell>
          <table:table-cell office:value-type="string" office:string-value="fwd" table:formula="of:=IF(ISNUMBER(SEARCH(&quot;Forward and RTO charges&quot;;[.G69]));&quot;rto&quot;;&#10; IF(ISNUMBER(SEARCH(&quot;Forward charges&quot;;[.G69]));&quot;fwd&quot;))" table:style-name="ce1">
            <text:p>fwd</text:p>
          </table:table-cell>
          <table:table-cell office:value-type="error" office:string-value="#N/A" table:formula="of:=[.L69]&amp;&quot;_&quot;&amp;[.J69]&amp;&quot;_&quot;&amp;[.K69]" table:style-name="ce1">
            <text:p>#N/A</text:p>
          </table:table-cell>
          <table:table-cell office:value-type="error" office:string-value="#N/A" table:formula="of:=VLOOKUP([.M69];[Sheet2.$G$5:.$H$24];2;0)" table:style-name="ce1">
            <text:p>#N/A</text:p>
          </table:table-cell>
          <table:table-cell office:value-type="float" office:value="0.50800000000000001" table:formula="of:=VLOOKUP([.B69];[Pivot_Table_Sheet1_1.$A$2:.$C$126];2;0)" table:style-name="ce15">
            <text:p>0.508</text:p>
          </table:table-cell>
          <table:table-cell office:value-type="error" office:string-value="#N/A" table:formula="of:=IF([.L69]=&quot;fwd&quot;;&#10;VLOOKUP([.J69];[Sheet2.$J$18:.$Q$22];3;FALSE())+COM.MICROSOFT.CEILING(([.O69]-0.5)/0.5;1)*VLOOKUP([.J69];[Sheet2.$J$18:.$Q$22];2;FALSE());&#10;VLOOKUP([.J69];[Sheet2.$J$18:.$Q$22];6;FALSE())+COM.MICROSOFT.CEILING(([.O69]-0.5)/0.5;1)*VLOOKUP([.J69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8001865</text:p>
          </table:table-cell>
          <table:table-cell office:value-type="string" table:style-name="ce2">
            <text:p>2001811466</text:p>
          </table:table-cell>
          <table:table-cell office:value-type="string" table:style-name="ce1">
            <text:p>0.8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0200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70];[Sheet1.$A$2:.$G$401];3;0)" table:style-name="ce1">
            <text:p>1.00</text:p>
          </table:table-cell>
          <table:table-cell office:value-type="error" office:string-value="#N/A" table:formula="of:=VLOOKUP([.D70];['file:///C:/home/rgukt-basar/Downloads/Company%20X%20-%20Pincode%20Zones.xlsx'#Sheet1.A70:.C193];3;0)" table:style-name="ce1">
            <text:p>#N/A</text:p>
          </table:table-cell>
          <table:table-cell office:value-type="error" office:string-value="#NAME?" table:formula="of:=VLOOKUP([.B70];[Sheet1.$A$2:.$I$401];9;0)" table:style-name="ce1">
            <text:p>#NAME?</text:p>
          </table:table-cell>
          <table:table-cell office:value-type="string" office:string-value="fwd" table:formula="of:=IF(ISNUMBER(SEARCH(&quot;Forward and RTO charges&quot;;[.G70]));&quot;rto&quot;;&#10; IF(ISNUMBER(SEARCH(&quot;Forward charges&quot;;[.G70]));&quot;fwd&quot;))" table:style-name="ce1">
            <text:p>fwd</text:p>
          </table:table-cell>
          <table:table-cell office:value-type="error" office:string-value="#N/A" table:formula="of:=[.L70]&amp;&quot;_&quot;&amp;[.J70]&amp;&quot;_&quot;&amp;[.K70]" table:style-name="ce1">
            <text:p>#N/A</text:p>
          </table:table-cell>
          <table:table-cell office:value-type="error" office:string-value="#N/A" table:formula="of:=VLOOKUP([.M70];[Sheet2.$G$5:.$H$24];2;0)" table:style-name="ce1">
            <text:p>#N/A</text:p>
          </table:table-cell>
          <table:table-cell office:value-type="float" office:value="0.60699999999999998" table:formula="of:=VLOOKUP([.B70];[Pivot_Table_Sheet1_1.$A$2:.$C$126];2;0)" table:style-name="ce15">
            <text:p>0.607</text:p>
          </table:table-cell>
          <table:table-cell office:value-type="error" office:string-value="#N/A" table:formula="of:=IF([.L70]=&quot;fwd&quot;;&#10;VLOOKUP([.J70];[Sheet2.$J$18:.$Q$22];3;FALSE())+COM.MICROSOFT.CEILING(([.O70]-0.5)/0.5;1)*VLOOKUP([.J70];[Sheet2.$J$18:.$Q$22];2;FALSE());&#10;VLOOKUP([.J70];[Sheet2.$J$18:.$Q$22];6;FALSE())+COM.MICROSOFT.CEILING(([.O70]-0.5)/0.5;1)*VLOOKUP([.J70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8009786</text:p>
          </table:table-cell>
          <table:table-cell office:value-type="string" table:style-name="ce2">
            <text:p>2001811809</text:p>
          </table:table-cell>
          <table:table-cell office:value-type="string" table:style-name="ce1">
            <text:p>0.5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1101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and RTO charges</text:p>
          </table:table-cell>
          <table:table-cell office:value-type="string" table:style-name="ce1">
            <text:p>86.7</text:p>
          </table:table-cell>
          <table:table-cell office:value-type="string" office:string-value="1.00" table:formula="of:=VLOOKUP([.B71];[Sheet1.$A$2:.$G$401];3;0)" table:style-name="ce1">
            <text:p>1.00</text:p>
          </table:table-cell>
          <table:table-cell office:value-type="error" office:string-value="#N/A" table:formula="of:=VLOOKUP([.D71];['file:///C:/home/rgukt-basar/Downloads/Company%20X%20-%20Pincode%20Zones.xlsx'#Sheet1.A71:.C194];3;0)" table:style-name="ce1">
            <text:p>#N/A</text:p>
          </table:table-cell>
          <table:table-cell office:value-type="error" office:string-value="#NAME?" table:formula="of:=VLOOKUP([.B71];[Sheet1.$A$2:.$I$401];9;0)" table:style-name="ce1">
            <text:p>#NAME?</text:p>
          </table:table-cell>
          <table:table-cell office:value-type="string" office:string-value="rto" table:formula="of:=IF(ISNUMBER(SEARCH(&quot;Forward and RTO charges&quot;;[.G71]));&quot;rto&quot;;&#10; IF(ISNUMBER(SEARCH(&quot;Forward charges&quot;;[.G71]));&quot;fwd&quot;))" table:style-name="ce1">
            <text:p>rto</text:p>
          </table:table-cell>
          <table:table-cell office:value-type="error" office:string-value="#N/A" table:formula="of:=[.L71]&amp;&quot;_&quot;&amp;[.J71]&amp;&quot;_&quot;&amp;[.K71]" table:style-name="ce1">
            <text:p>#N/A</text:p>
          </table:table-cell>
          <table:table-cell office:value-type="error" office:string-value="#N/A" table:formula="of:=VLOOKUP([.M71];[Sheet2.$G$5:.$H$24];2;0)" table:style-name="ce1">
            <text:p>#N/A</text:p>
          </table:table-cell>
          <table:table-cell office:value-type="float" office:value="0.5" table:formula="of:=VLOOKUP([.B71];[Pivot_Table_Sheet1_1.$A$2:.$C$126];2;0)" table:style-name="ce15">
            <text:p>0.5</text:p>
          </table:table-cell>
          <table:table-cell office:value-type="error" office:string-value="#N/A" table:formula="of:=IF([.L71]=&quot;fwd&quot;;&#10;VLOOKUP([.J71];[Sheet2.$J$18:.$Q$22];3;FALSE())+COM.MICROSOFT.CEILING(([.O71]-0.5)/0.5;1)*VLOOKUP([.J71];[Sheet2.$J$18:.$Q$22];2;FALSE());&#10;VLOOKUP([.J71];[Sheet2.$J$18:.$Q$22];6;FALSE())+COM.MICROSOFT.CEILING(([.O71]-0.5)/0.5;1)*VLOOKUP([.J71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8548333</text:p>
          </table:table-cell>
          <table:table-cell office:value-type="string" table:style-name="ce2">
            <text:p>2001812854</text:p>
          </table:table-cell>
          <table:table-cell office:value-type="string" table:style-name="ce1">
            <text:p>2.94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0630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269.4</text:p>
          </table:table-cell>
          <table:table-cell office:value-type="string" office:string-value="1.00" table:formula="of:=VLOOKUP([.B72];[Sheet1.$A$2:.$G$401];3;0)" table:style-name="ce1">
            <text:p>1.00</text:p>
          </table:table-cell>
          <table:table-cell office:value-type="error" office:string-value="#N/A" table:formula="of:=VLOOKUP([.D72];['file:///C:/home/rgukt-basar/Downloads/Company%20X%20-%20Pincode%20Zones.xlsx'#Sheet1.A72:.C195];3;0)" table:style-name="ce1">
            <text:p>#N/A</text:p>
          </table:table-cell>
          <table:table-cell office:value-type="error" office:string-value="#NAME?" table:formula="of:=VLOOKUP([.B72];[Sheet1.$A$2:.$I$401];9;0)" table:style-name="ce1">
            <text:p>#NAME?</text:p>
          </table:table-cell>
          <table:table-cell office:value-type="string" office:string-value="fwd" table:formula="of:=IF(ISNUMBER(SEARCH(&quot;Forward and RTO charges&quot;;[.G72]));&quot;rto&quot;;&#10; IF(ISNUMBER(SEARCH(&quot;Forward charges&quot;;[.G72]));&quot;fwd&quot;))" table:style-name="ce1">
            <text:p>fwd</text:p>
          </table:table-cell>
          <table:table-cell office:value-type="error" office:string-value="#N/A" table:formula="of:=[.L72]&amp;&quot;_&quot;&amp;[.J72]&amp;&quot;_&quot;&amp;[.K72]" table:style-name="ce1">
            <text:p>#N/A</text:p>
          </table:table-cell>
          <table:table-cell office:value-type="error" office:string-value="#N/A" table:formula="of:=VLOOKUP([.M72];[Sheet2.$G$5:.$H$24];2;0)" table:style-name="ce1">
            <text:p>#N/A</text:p>
          </table:table-cell>
          <table:table-cell office:value-type="float" office:value="2.5720000000000001" table:formula="of:=VLOOKUP([.B72];[Pivot_Table_Sheet1_1.$A$2:.$C$126];2;0)" table:style-name="ce15">
            <text:p>2.572</text:p>
          </table:table-cell>
          <table:table-cell office:value-type="error" office:string-value="#N/A" table:formula="of:=IF([.L72]=&quot;fwd&quot;;&#10;VLOOKUP([.J72];[Sheet2.$J$18:.$Q$22];3;FALSE())+COM.MICROSOFT.CEILING(([.O72]-0.5)/0.5;1)*VLOOKUP([.J72];[Sheet2.$J$18:.$Q$22];2;FALSE());&#10;VLOOKUP([.J72];[Sheet2.$J$18:.$Q$22];6;FALSE())+COM.MICROSOFT.CEILING(([.O72]-0.5)/0.5;1)*VLOOKUP([.J72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8553701</text:p>
          </table:table-cell>
          <table:table-cell office:value-type="string" table:style-name="ce2">
            <text:p>2001813009</text:p>
          </table:table-cell>
          <table:table-cell office:value-type="string" table:style-name="ce1">
            <text:p>1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1300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73];[Sheet1.$A$2:.$G$401];3;0)" table:style-name="ce1">
            <text:p>1.00</text:p>
          </table:table-cell>
          <table:table-cell office:value-type="error" office:string-value="#N/A" table:formula="of:=VLOOKUP([.D73];['file:///C:/home/rgukt-basar/Downloads/Company%20X%20-%20Pincode%20Zones.xlsx'#Sheet1.A73:.C196];3;0)" table:style-name="ce1">
            <text:p>#N/A</text:p>
          </table:table-cell>
          <table:table-cell office:value-type="error" office:string-value="#NAME?" table:formula="of:=VLOOKUP([.B73];[Sheet1.$A$2:.$I$401];9;0)" table:style-name="ce1">
            <text:p>#NAME?</text:p>
          </table:table-cell>
          <table:table-cell office:value-type="string" office:string-value="fwd" table:formula="of:=IF(ISNUMBER(SEARCH(&quot;Forward and RTO charges&quot;;[.G73]));&quot;rto&quot;;&#10; IF(ISNUMBER(SEARCH(&quot;Forward charges&quot;;[.G73]));&quot;fwd&quot;))" table:style-name="ce1">
            <text:p>fwd</text:p>
          </table:table-cell>
          <table:table-cell office:value-type="error" office:string-value="#N/A" table:formula="of:=[.L73]&amp;&quot;_&quot;&amp;[.J73]&amp;&quot;_&quot;&amp;[.K73]" table:style-name="ce1">
            <text:p>#N/A</text:p>
          </table:table-cell>
          <table:table-cell office:value-type="error" office:string-value="#N/A" table:formula="of:=VLOOKUP([.M73];[Sheet2.$G$5:.$H$24];2;0)" table:style-name="ce1">
            <text:p>#N/A</text:p>
          </table:table-cell>
          <table:table-cell office:value-type="float" office:value="0.72" table:formula="of:=VLOOKUP([.B73];[Pivot_Table_Sheet1_1.$A$2:.$C$126];2;0)" table:style-name="ce15">
            <text:p>0.72</text:p>
          </table:table-cell>
          <table:table-cell office:value-type="error" office:string-value="#N/A" table:formula="of:=IF([.L73]=&quot;fwd&quot;;&#10;VLOOKUP([.J73];[Sheet2.$J$18:.$Q$22];3;FALSE())+COM.MICROSOFT.CEILING(([.O73]-0.5)/0.5;1)*VLOOKUP([.J73];[Sheet2.$J$18:.$Q$22];2;FALSE());&#10;VLOOKUP([.J73];[Sheet2.$J$18:.$Q$22];6;FALSE())+COM.MICROSOFT.CEILING(([.O73]-0.5)/0.5;1)*VLOOKUP([.J73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8591534</text:p>
          </table:table-cell>
          <table:table-cell office:value-type="string" table:style-name="ce2">
            <text:p>2001812650</text:p>
          </table:table-cell>
          <table:table-cell office:value-type="string" table:style-name="ce1">
            <text:p>0.61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0200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4.00" table:formula="of:=VLOOKUP([.B74];[Sheet1.$A$2:.$G$401];3;0)" table:style-name="ce1">
            <text:p>4.00</text:p>
          </table:table-cell>
          <table:table-cell office:value-type="error" office:string-value="#N/A" table:formula="of:=VLOOKUP([.D74];['file:///C:/home/rgukt-basar/Downloads/Company%20X%20-%20Pincode%20Zones.xlsx'#Sheet1.A74:.C197];3;0)" table:style-name="ce1">
            <text:p>#N/A</text:p>
          </table:table-cell>
          <table:table-cell office:value-type="error" office:string-value="#NAME?" table:formula="of:=VLOOKUP([.B74];[Sheet1.$A$2:.$I$401];9;0)" table:style-name="ce1">
            <text:p>#NAME?</text:p>
          </table:table-cell>
          <table:table-cell office:value-type="string" office:string-value="fwd" table:formula="of:=IF(ISNUMBER(SEARCH(&quot;Forward and RTO charges&quot;;[.G74]));&quot;rto&quot;;&#10; IF(ISNUMBER(SEARCH(&quot;Forward charges&quot;;[.G74]));&quot;fwd&quot;))" table:style-name="ce1">
            <text:p>fwd</text:p>
          </table:table-cell>
          <table:table-cell office:value-type="error" office:string-value="#N/A" table:formula="of:=[.L74]&amp;&quot;_&quot;&amp;[.J74]&amp;&quot;_&quot;&amp;[.K74]" table:style-name="ce1">
            <text:p>#N/A</text:p>
          </table:table-cell>
          <table:table-cell office:value-type="error" office:string-value="#N/A" table:formula="of:=VLOOKUP([.M74];[Sheet2.$G$5:.$H$24];2;0)" table:style-name="ce1">
            <text:p>#N/A</text:p>
          </table:table-cell>
          <table:table-cell office:value-type="float" office:value="0.56299999999999994" table:formula="of:=VLOOKUP([.B74];[Pivot_Table_Sheet1_1.$A$2:.$C$126];2;0)" table:style-name="ce15">
            <text:p>0.563</text:p>
          </table:table-cell>
          <table:table-cell office:value-type="error" office:string-value="#N/A" table:formula="of:=IF([.L74]=&quot;fwd&quot;;&#10;VLOOKUP([.J74];[Sheet2.$J$18:.$Q$22];3;FALSE())+COM.MICROSOFT.CEILING(([.O74]-0.5)/0.5;1)*VLOOKUP([.J74];[Sheet2.$J$18:.$Q$22];2;FALSE());&#10;VLOOKUP([.J74];[Sheet2.$J$18:.$Q$22];6;FALSE())+COM.MICROSOFT.CEILING(([.O74]-0.5)/0.5;1)*VLOOKUP([.J74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8925110</text:p>
          </table:table-cell>
          <table:table-cell office:value-type="string" table:style-name="ce2">
            <text:p>2001814580</text:p>
          </table:table-cell>
          <table:table-cell office:value-type="string" table:style-name="ce1">
            <text:p>0.15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2225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and RTO charges</text:p>
          </table:table-cell>
          <table:table-cell office:value-type="string" table:style-name="ce1">
            <text:p>86.7</text:p>
          </table:table-cell>
          <table:table-cell office:value-type="string" office:string-value="1.00" table:formula="of:=VLOOKUP([.B75];[Sheet1.$A$2:.$G$401];3;0)" table:style-name="ce1">
            <text:p>1.00</text:p>
          </table:table-cell>
          <table:table-cell office:value-type="error" office:string-value="#N/A" table:formula="of:=VLOOKUP([.D75];['file:///C:/home/rgukt-basar/Downloads/Company%20X%20-%20Pincode%20Zones.xlsx'#Sheet1.A75:.C198];3;0)" table:style-name="ce1">
            <text:p>#N/A</text:p>
          </table:table-cell>
          <table:table-cell office:value-type="error" office:string-value="#NAME?" table:formula="of:=VLOOKUP([.B75];[Sheet1.$A$2:.$I$401];9;0)" table:style-name="ce1">
            <text:p>#NAME?</text:p>
          </table:table-cell>
          <table:table-cell office:value-type="string" office:string-value="rto" table:formula="of:=IF(ISNUMBER(SEARCH(&quot;Forward and RTO charges&quot;;[.G75]));&quot;rto&quot;;&#10; IF(ISNUMBER(SEARCH(&quot;Forward charges&quot;;[.G75]));&quot;fwd&quot;))" table:style-name="ce1">
            <text:p>rto</text:p>
          </table:table-cell>
          <table:table-cell office:value-type="error" office:string-value="#N/A" table:formula="of:=[.L75]&amp;&quot;_&quot;&amp;[.J75]&amp;&quot;_&quot;&amp;[.K75]" table:style-name="ce1">
            <text:p>#N/A</text:p>
          </table:table-cell>
          <table:table-cell office:value-type="error" office:string-value="#N/A" table:formula="of:=VLOOKUP([.M75];[Sheet2.$G$5:.$H$24];2;0)" table:style-name="ce1">
            <text:p>#N/A</text:p>
          </table:table-cell>
          <table:table-cell office:value-type="float" office:value="0.127" table:formula="of:=VLOOKUP([.B75];[Pivot_Table_Sheet1_1.$A$2:.$C$126];2;0)" table:style-name="ce15">
            <text:p>0.127</text:p>
          </table:table-cell>
          <table:table-cell office:value-type="error" office:string-value="#N/A" table:formula="of:=IF([.L75]=&quot;fwd&quot;;&#10;VLOOKUP([.J75];[Sheet2.$J$18:.$Q$22];3;FALSE())+COM.MICROSOFT.CEILING(([.O75]-0.5)/0.5;1)*VLOOKUP([.J75];[Sheet2.$J$18:.$Q$22];2;FALSE());&#10;VLOOKUP([.J75];[Sheet2.$J$18:.$Q$22];6;FALSE())+COM.MICROSOFT.CEILING(([.O75]-0.5)/0.5;1)*VLOOKUP([.J75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9169701</text:p>
          </table:table-cell>
          <table:table-cell office:value-type="string" table:style-name="ce2">
            <text:p>2001815688</text:p>
          </table:table-cell>
          <table:table-cell office:value-type="string" table:style-name="ce1">
            <text:p>0.2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0201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45.4</text:p>
          </table:table-cell>
          <table:table-cell office:value-type="string" office:string-value="1.00" table:formula="of:=VLOOKUP([.B76];[Sheet1.$A$2:.$G$401];3;0)" table:style-name="ce1">
            <text:p>1.00</text:p>
          </table:table-cell>
          <table:table-cell office:value-type="error" office:string-value="#N/A" table:formula="of:=VLOOKUP([.D76];['file:///C:/home/rgukt-basar/Downloads/Company%20X%20-%20Pincode%20Zones.xlsx'#Sheet1.A76:.C199];3;0)" table:style-name="ce1">
            <text:p>#N/A</text:p>
          </table:table-cell>
          <table:table-cell office:value-type="error" office:string-value="#NAME?" table:formula="of:=VLOOKUP([.B76];[Sheet1.$A$2:.$I$401];9;0)" table:style-name="ce1">
            <text:p>#NAME?</text:p>
          </table:table-cell>
          <table:table-cell office:value-type="string" office:string-value="fwd" table:formula="of:=IF(ISNUMBER(SEARCH(&quot;Forward and RTO charges&quot;;[.G76]));&quot;rto&quot;;&#10; IF(ISNUMBER(SEARCH(&quot;Forward charges&quot;;[.G76]));&quot;fwd&quot;))" table:style-name="ce1">
            <text:p>fwd</text:p>
          </table:table-cell>
          <table:table-cell office:value-type="error" office:string-value="#N/A" table:formula="of:=[.L76]&amp;&quot;_&quot;&amp;[.J76]&amp;&quot;_&quot;&amp;[.K76]" table:style-name="ce1">
            <text:p>#N/A</text:p>
          </table:table-cell>
          <table:table-cell office:value-type="error" office:string-value="#N/A" table:formula="of:=VLOOKUP([.M76];[Sheet2.$G$5:.$H$24];2;0)" table:style-name="ce1">
            <text:p>#N/A</text:p>
          </table:table-cell>
          <table:table-cell office:value-type="float" office:value="0.22" table:formula="of:=VLOOKUP([.B76];[Pivot_Table_Sheet1_1.$A$2:.$C$126];2;0)" table:style-name="ce15">
            <text:p>0.22</text:p>
          </table:table-cell>
          <table:table-cell office:value-type="error" office:string-value="#N/A" table:formula="of:=IF([.L76]=&quot;fwd&quot;;&#10;VLOOKUP([.J76];[Sheet2.$J$18:.$Q$22];3;FALSE())+COM.MICROSOFT.CEILING(([.O76]-0.5)/0.5;1)*VLOOKUP([.J76];[Sheet2.$J$18:.$Q$22];2;FALSE());&#10;VLOOKUP([.J76];[Sheet2.$J$18:.$Q$22];6;FALSE())+COM.MICROSOFT.CEILING(([.O76]-0.5)/0.5;1)*VLOOKUP([.J76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9367193</text:p>
          </table:table-cell>
          <table:table-cell office:value-type="string" table:style-name="ce2">
            <text:p>2001816131</text:p>
          </table:table-cell>
          <table:table-cell office:value-type="string" table:style-name="ce1">
            <text:p>0.7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0201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2.00" table:formula="of:=VLOOKUP([.B77];[Sheet1.$A$2:.$G$401];3;0)" table:style-name="ce1">
            <text:p>2.00</text:p>
          </table:table-cell>
          <table:table-cell office:value-type="error" office:string-value="#N/A" table:formula="of:=VLOOKUP([.D77];['file:///C:/home/rgukt-basar/Downloads/Company%20X%20-%20Pincode%20Zones.xlsx'#Sheet1.A77:.C200];3;0)" table:style-name="ce1">
            <text:p>#N/A</text:p>
          </table:table-cell>
          <table:table-cell office:value-type="error" office:string-value="#NAME?" table:formula="of:=VLOOKUP([.B77];[Sheet1.$A$2:.$I$401];9;0)" table:style-name="ce1">
            <text:p>#NAME?</text:p>
          </table:table-cell>
          <table:table-cell office:value-type="string" office:string-value="fwd" table:formula="of:=IF(ISNUMBER(SEARCH(&quot;Forward and RTO charges&quot;;[.G77]));&quot;rto&quot;;&#10; IF(ISNUMBER(SEARCH(&quot;Forward charges&quot;;[.G77]));&quot;fwd&quot;))" table:style-name="ce1">
            <text:p>fwd</text:p>
          </table:table-cell>
          <table:table-cell office:value-type="error" office:string-value="#N/A" table:formula="of:=[.L77]&amp;&quot;_&quot;&amp;[.J77]&amp;&quot;_&quot;&amp;[.K77]" table:style-name="ce1">
            <text:p>#N/A</text:p>
          </table:table-cell>
          <table:table-cell office:value-type="error" office:string-value="#N/A" table:formula="of:=VLOOKUP([.M77];[Sheet2.$G$5:.$H$24];2;0)" table:style-name="ce1">
            <text:p>#N/A</text:p>
          </table:table-cell>
          <table:table-cell office:value-type="float" office:value="0.55400000000000005" table:formula="of:=VLOOKUP([.B77];[Pivot_Table_Sheet1_1.$A$2:.$C$126];2;0)" table:style-name="ce15">
            <text:p>0.554</text:p>
          </table:table-cell>
          <table:table-cell office:value-type="error" office:string-value="#N/A" table:formula="of:=IF([.L77]=&quot;fwd&quot;;&#10;VLOOKUP([.J77];[Sheet2.$J$18:.$Q$22];3;FALSE())+COM.MICROSOFT.CEILING(([.O77]-0.5)/0.5;1)*VLOOKUP([.J77];[Sheet2.$J$18:.$Q$22];2;FALSE());&#10;VLOOKUP([.J77];[Sheet2.$J$18:.$Q$22];6;FALSE())+COM.MICROSOFT.CEILING(([.O77]-0.5)/0.5;1)*VLOOKUP([.J77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9429202</text:p>
          </table:table-cell>
          <table:table-cell office:value-type="string" table:style-name="ce2">
            <text:p>2001816996</text:p>
          </table:table-cell>
          <table:table-cell office:value-type="string" table:style-name="ce1">
            <text:p>0.5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3551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45.4</text:p>
          </table:table-cell>
          <table:table-cell office:value-type="string" office:string-value="1.00" table:formula="of:=VLOOKUP([.B78];[Sheet1.$A$2:.$G$401];3;0)" table:style-name="ce1">
            <text:p>1.00</text:p>
          </table:table-cell>
          <table:table-cell office:value-type="error" office:string-value="#N/A" table:formula="of:=VLOOKUP([.D78];['file:///C:/home/rgukt-basar/Downloads/Company%20X%20-%20Pincode%20Zones.xlsx'#Sheet1.A78:.C201];3;0)" table:style-name="ce1">
            <text:p>#N/A</text:p>
          </table:table-cell>
          <table:table-cell office:value-type="error" office:string-value="#NAME?" table:formula="of:=VLOOKUP([.B78];[Sheet1.$A$2:.$I$401];9;0)" table:style-name="ce1">
            <text:p>#NAME?</text:p>
          </table:table-cell>
          <table:table-cell office:value-type="string" office:string-value="fwd" table:formula="of:=IF(ISNUMBER(SEARCH(&quot;Forward and RTO charges&quot;;[.G78]));&quot;rto&quot;;&#10; IF(ISNUMBER(SEARCH(&quot;Forward charges&quot;;[.G78]));&quot;fwd&quot;))" table:style-name="ce1">
            <text:p>fwd</text:p>
          </table:table-cell>
          <table:table-cell office:value-type="error" office:string-value="#N/A" table:formula="of:=[.L78]&amp;&quot;_&quot;&amp;[.J78]&amp;&quot;_&quot;&amp;[.K78]" table:style-name="ce1">
            <text:p>#N/A</text:p>
          </table:table-cell>
          <table:table-cell office:value-type="error" office:string-value="#N/A" table:formula="of:=VLOOKUP([.M78];[Sheet2.$G$5:.$H$24];2;0)" table:style-name="ce1">
            <text:p>#N/A</text:p>
          </table:table-cell>
          <table:table-cell office:value-type="float" office:value="0.5" table:formula="of:=VLOOKUP([.B78];[Pivot_Table_Sheet1_1.$A$2:.$C$126];2;0)" table:style-name="ce15">
            <text:p>0.5</text:p>
          </table:table-cell>
          <table:table-cell office:value-type="error" office:string-value="#N/A" table:formula="of:=IF([.L78]=&quot;fwd&quot;;&#10;VLOOKUP([.J78];[Sheet2.$J$18:.$Q$22];3;FALSE())+COM.MICROSOFT.CEILING(([.O78]-0.5)/0.5;1)*VLOOKUP([.J78];[Sheet2.$J$18:.$Q$22];2;FALSE());&#10;VLOOKUP([.J78];[Sheet2.$J$18:.$Q$22];6;FALSE())+COM.MICROSOFT.CEILING(([.O78]-0.5)/0.5;1)*VLOOKUP([.J78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20959225</text:p>
          </table:table-cell>
          <table:table-cell office:value-type="string" table:style-name="ce2">
            <text:p>2001821185</text:p>
          </table:table-cell>
          <table:table-cell office:value-type="string" table:style-name="ce1">
            <text:p>2.1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1300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224.6</text:p>
          </table:table-cell>
          <table:table-cell office:value-type="string" office:string-value="2.00" table:formula="of:=VLOOKUP([.B79];[Sheet1.$A$2:.$G$401];3;0)" table:style-name="ce1">
            <text:p>2.00</text:p>
          </table:table-cell>
          <table:table-cell office:value-type="error" office:string-value="#N/A" table:formula="of:=VLOOKUP([.D79];['file:///C:/home/rgukt-basar/Downloads/Company%20X%20-%20Pincode%20Zones.xlsx'#Sheet1.A79:.C202];3;0)" table:style-name="ce1">
            <text:p>#N/A</text:p>
          </table:table-cell>
          <table:table-cell office:value-type="error" office:string-value="#NAME?" table:formula="of:=VLOOKUP([.B79];[Sheet1.$A$2:.$I$401];9;0)" table:style-name="ce1">
            <text:p>#NAME?</text:p>
          </table:table-cell>
          <table:table-cell office:value-type="string" office:string-value="fwd" table:formula="of:=IF(ISNUMBER(SEARCH(&quot;Forward and RTO charges&quot;;[.G79]));&quot;rto&quot;;&#10; IF(ISNUMBER(SEARCH(&quot;Forward charges&quot;;[.G79]));&quot;fwd&quot;))" table:style-name="ce1">
            <text:p>fwd</text:p>
          </table:table-cell>
          <table:table-cell office:value-type="error" office:string-value="#N/A" table:formula="of:=[.L79]&amp;&quot;_&quot;&amp;[.J79]&amp;&quot;_&quot;&amp;[.K79]" table:style-name="ce1">
            <text:p>#N/A</text:p>
          </table:table-cell>
          <table:table-cell office:value-type="error" office:string-value="#N/A" table:formula="of:=VLOOKUP([.M79];[Sheet2.$G$5:.$H$24];2;0)" table:style-name="ce1">
            <text:p>#N/A</text:p>
          </table:table-cell>
          <table:table-cell office:value-type="float" office:value="2.0979999999999999" table:formula="of:=VLOOKUP([.B79];[Pivot_Table_Sheet1_1.$A$2:.$C$126];2;0)" table:style-name="ce15">
            <text:p>2.098</text:p>
          </table:table-cell>
          <table:table-cell office:value-type="error" office:string-value="#N/A" table:formula="of:=IF([.L79]=&quot;fwd&quot;;&#10;VLOOKUP([.J79];[Sheet2.$J$18:.$Q$22];3;FALSE())+COM.MICROSOFT.CEILING(([.O79]-0.5)/0.5;1)*VLOOKUP([.J79];[Sheet2.$J$18:.$Q$22];2;FALSE());&#10;VLOOKUP([.J79];[Sheet2.$J$18:.$Q$22];6;FALSE())+COM.MICROSOFT.CEILING(([.O79]-0.5)/0.5;1)*VLOOKUP([.J79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20962515</text:p>
          </table:table-cell>
          <table:table-cell office:value-type="string" table:style-name="ce2">
            <text:p>2001821284</text:p>
          </table:table-cell>
          <table:table-cell office:value-type="string" table:style-name="ce1">
            <text:p>0.2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1300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45.4</text:p>
          </table:table-cell>
          <table:table-cell office:value-type="string" office:string-value="1.00" table:formula="of:=VLOOKUP([.B80];[Sheet1.$A$2:.$G$401];3;0)" table:style-name="ce1">
            <text:p>1.00</text:p>
          </table:table-cell>
          <table:table-cell office:value-type="error" office:string-value="#N/A" table:formula="of:=VLOOKUP([.D80];['file:///C:/home/rgukt-basar/Downloads/Company%20X%20-%20Pincode%20Zones.xlsx'#Sheet1.A80:.C203];3;0)" table:style-name="ce1">
            <text:p>#N/A</text:p>
          </table:table-cell>
          <table:table-cell office:value-type="error" office:string-value="#NAME?" table:formula="of:=VLOOKUP([.B80];[Sheet1.$A$2:.$I$401];9;0)" table:style-name="ce1">
            <text:p>#NAME?</text:p>
          </table:table-cell>
          <table:table-cell office:value-type="string" office:string-value="fwd" table:formula="of:=IF(ISNUMBER(SEARCH(&quot;Forward and RTO charges&quot;;[.G80]));&quot;rto&quot;;&#10; IF(ISNUMBER(SEARCH(&quot;Forward charges&quot;;[.G80]));&quot;fwd&quot;))" table:style-name="ce1">
            <text:p>fwd</text:p>
          </table:table-cell>
          <table:table-cell office:value-type="error" office:string-value="#N/A" table:formula="of:=[.L80]&amp;&quot;_&quot;&amp;[.J80]&amp;&quot;_&quot;&amp;[.K80]" table:style-name="ce1">
            <text:p>#N/A</text:p>
          </table:table-cell>
          <table:table-cell office:value-type="error" office:string-value="#N/A" table:formula="of:=VLOOKUP([.M80];[Sheet2.$G$5:.$H$24];2;0)" table:style-name="ce1">
            <text:p>#N/A</text:p>
          </table:table-cell>
          <table:table-cell office:value-type="float" office:value="0.17699999999999999" table:formula="of:=VLOOKUP([.B80];[Pivot_Table_Sheet1_1.$A$2:.$C$126];2;0)" table:style-name="ce15">
            <text:p>0.177</text:p>
          </table:table-cell>
          <table:table-cell office:value-type="error" office:string-value="#N/A" table:formula="of:=IF([.L80]=&quot;fwd&quot;;&#10;VLOOKUP([.J80];[Sheet2.$J$18:.$Q$22];3;FALSE())+COM.MICROSOFT.CEILING(([.O80]-0.5)/0.5;1)*VLOOKUP([.J80];[Sheet2.$J$18:.$Q$22];2;FALSE());&#10;VLOOKUP([.J80];[Sheet2.$J$18:.$Q$22];6;FALSE())+COM.MICROSOFT.CEILING(([.O80]-0.5)/0.5;1)*VLOOKUP([.J80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21031745</text:p>
          </table:table-cell>
          <table:table-cell office:value-type="string" table:style-name="ce2">
            <text:p>2001821679</text:p>
          </table:table-cell>
          <table:table-cell office:value-type="string" table:style-name="ce1">
            <text:p>0.2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0702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45.4</text:p>
          </table:table-cell>
          <table:table-cell office:value-type="string" office:string-value="1.00" table:formula="of:=VLOOKUP([.B81];[Sheet1.$A$2:.$G$401];3;0)" table:style-name="ce1">
            <text:p>1.00</text:p>
          </table:table-cell>
          <table:table-cell office:value-type="error" office:string-value="#N/A" table:formula="of:=VLOOKUP([.D81];['file:///C:/home/rgukt-basar/Downloads/Company%20X%20-%20Pincode%20Zones.xlsx'#Sheet1.A81:.C204];3;0)" table:style-name="ce1">
            <text:p>#N/A</text:p>
          </table:table-cell>
          <table:table-cell office:value-type="error" office:string-value="#NAME?" table:formula="of:=VLOOKUP([.B81];[Sheet1.$A$2:.$I$401];9;0)" table:style-name="ce1">
            <text:p>#NAME?</text:p>
          </table:table-cell>
          <table:table-cell office:value-type="string" office:string-value="fwd" table:formula="of:=IF(ISNUMBER(SEARCH(&quot;Forward and RTO charges&quot;;[.G81]));&quot;rto&quot;;&#10; IF(ISNUMBER(SEARCH(&quot;Forward charges&quot;;[.G81]));&quot;fwd&quot;))" table:style-name="ce1">
            <text:p>fwd</text:p>
          </table:table-cell>
          <table:table-cell office:value-type="error" office:string-value="#N/A" table:formula="of:=[.L81]&amp;&quot;_&quot;&amp;[.J81]&amp;&quot;_&quot;&amp;[.K81]" table:style-name="ce1">
            <text:p>#N/A</text:p>
          </table:table-cell>
          <table:table-cell office:value-type="error" office:string-value="#N/A" table:formula="of:=VLOOKUP([.M81];[Sheet2.$G$5:.$H$24];2;0)" table:style-name="ce1">
            <text:p>#N/A</text:p>
          </table:table-cell>
          <table:table-cell office:value-type="float" office:value="0.16500000000000001" table:formula="of:=VLOOKUP([.B81];[Pivot_Table_Sheet1_1.$A$2:.$C$126];2;0)" table:style-name="ce15">
            <text:p>0.165</text:p>
          </table:table-cell>
          <table:table-cell office:value-type="error" office:string-value="#N/A" table:formula="of:=IF([.L81]=&quot;fwd&quot;;&#10;VLOOKUP([.J81];[Sheet2.$J$18:.$Q$22];3;FALSE())+COM.MICROSOFT.CEILING(([.O81]-0.5)/0.5;1)*VLOOKUP([.J81];[Sheet2.$J$18:.$Q$22];2;FALSE());&#10;VLOOKUP([.J81];[Sheet2.$J$18:.$Q$22];6;FALSE())+COM.MICROSOFT.CEILING(([.O81]-0.5)/0.5;1)*VLOOKUP([.J81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21034114</text:p>
          </table:table-cell>
          <table:table-cell office:value-type="string" table:style-name="ce2">
            <text:p>2001821742</text:p>
          </table:table-cell>
          <table:table-cell office:value-type="string" table:style-name="ce1">
            <text:p>0.15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2702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45.4</text:p>
          </table:table-cell>
          <table:table-cell office:value-type="string" office:string-value="1.00" table:formula="of:=VLOOKUP([.B82];[Sheet1.$A$2:.$G$401];3;0)" table:style-name="ce1">
            <text:p>1.00</text:p>
          </table:table-cell>
          <table:table-cell office:value-type="error" office:string-value="#N/A" table:formula="of:=VLOOKUP([.D82];['file:///C:/home/rgukt-basar/Downloads/Company%20X%20-%20Pincode%20Zones.xlsx'#Sheet1.A82:.C205];3;0)" table:style-name="ce1">
            <text:p>#N/A</text:p>
          </table:table-cell>
          <table:table-cell office:value-type="error" office:string-value="#NAME?" table:formula="of:=VLOOKUP([.B82];[Sheet1.$A$2:.$I$401];9;0)" table:style-name="ce1">
            <text:p>#NAME?</text:p>
          </table:table-cell>
          <table:table-cell office:value-type="string" office:string-value="fwd" table:formula="of:=IF(ISNUMBER(SEARCH(&quot;Forward and RTO charges&quot;;[.G82]));&quot;rto&quot;;&#10; IF(ISNUMBER(SEARCH(&quot;Forward charges&quot;;[.G82]));&quot;fwd&quot;))" table:style-name="ce1">
            <text:p>fwd</text:p>
          </table:table-cell>
          <table:table-cell office:value-type="error" office:string-value="#N/A" table:formula="of:=[.L82]&amp;&quot;_&quot;&amp;[.J82]&amp;&quot;_&quot;&amp;[.K82]" table:style-name="ce1">
            <text:p>#N/A</text:p>
          </table:table-cell>
          <table:table-cell office:value-type="error" office:string-value="#N/A" table:formula="of:=VLOOKUP([.M82];[Sheet2.$G$5:.$H$24];2;0)" table:style-name="ce1">
            <text:p>#N/A</text:p>
          </table:table-cell>
          <table:table-cell office:value-type="float" office:value="0.24" table:formula="of:=VLOOKUP([.B82];[Pivot_Table_Sheet1_1.$A$2:.$C$126];2;0)" table:style-name="ce15">
            <text:p>0.24</text:p>
          </table:table-cell>
          <table:table-cell office:value-type="error" office:string-value="#N/A" table:formula="of:=IF([.L82]=&quot;fwd&quot;;&#10;VLOOKUP([.J82];[Sheet2.$J$18:.$Q$22];3;FALSE())+COM.MICROSOFT.CEILING(([.O82]-0.5)/0.5;1)*VLOOKUP([.J82];[Sheet2.$J$18:.$Q$22];2;FALSE());&#10;VLOOKUP([.J82];[Sheet2.$J$18:.$Q$22];6;FALSE())+COM.MICROSOFT.CEILING(([.O82]-0.5)/0.5;1)*VLOOKUP([.J82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21034350</text:p>
          </table:table-cell>
          <table:table-cell office:value-type="string" table:style-name="ce2">
            <text:p>2001821750</text:p>
          </table:table-cell>
          <table:table-cell office:value-type="string" table:style-name="ce1">
            <text:p>0.8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1333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83];[Sheet1.$A$2:.$G$401];3;0)" table:style-name="ce1">
            <text:p>1.00</text:p>
          </table:table-cell>
          <table:table-cell office:value-type="error" office:string-value="#N/A" table:formula="of:=VLOOKUP([.D83];['file:///C:/home/rgukt-basar/Downloads/Company%20X%20-%20Pincode%20Zones.xlsx'#Sheet1.A83:.C206];3;0)" table:style-name="ce1">
            <text:p>#N/A</text:p>
          </table:table-cell>
          <table:table-cell office:value-type="error" office:string-value="#NAME?" table:formula="of:=VLOOKUP([.B83];[Sheet1.$A$2:.$I$401];9;0)" table:style-name="ce1">
            <text:p>#NAME?</text:p>
          </table:table-cell>
          <table:table-cell office:value-type="string" office:string-value="fwd" table:formula="of:=IF(ISNUMBER(SEARCH(&quot;Forward and RTO charges&quot;;[.G83]));&quot;rto&quot;;&#10; IF(ISNUMBER(SEARCH(&quot;Forward charges&quot;;[.G83]));&quot;fwd&quot;))" table:style-name="ce1">
            <text:p>fwd</text:p>
          </table:table-cell>
          <table:table-cell office:value-type="error" office:string-value="#N/A" table:formula="of:=[.L83]&amp;&quot;_&quot;&amp;[.J83]&amp;&quot;_&quot;&amp;[.K83]" table:style-name="ce1">
            <text:p>#N/A</text:p>
          </table:table-cell>
          <table:table-cell office:value-type="error" office:string-value="#N/A" table:formula="of:=VLOOKUP([.M83];[Sheet2.$G$5:.$H$24];2;0)" table:style-name="ce1">
            <text:p>#N/A</text:p>
          </table:table-cell>
          <table:table-cell office:value-type="float" office:value="0.755" table:formula="of:=VLOOKUP([.B83];[Pivot_Table_Sheet1_1.$A$2:.$C$126];2;0)" table:style-name="ce15">
            <text:p>0.755</text:p>
          </table:table-cell>
          <table:table-cell office:value-type="error" office:string-value="#N/A" table:formula="of:=IF([.L83]=&quot;fwd&quot;;&#10;VLOOKUP([.J83];[Sheet2.$J$18:.$Q$22];3;FALSE())+COM.MICROSOFT.CEILING(([.O83]-0.5)/0.5;1)*VLOOKUP([.J83];[Sheet2.$J$18:.$Q$22];2;FALSE());&#10;VLOOKUP([.J83];[Sheet2.$J$18:.$Q$22];6;FALSE())+COM.MICROSOFT.CEILING(([.O83]-0.5)/0.5;1)*VLOOKUP([.J83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21034641</text:p>
          </table:table-cell>
          <table:table-cell office:value-type="string" table:style-name="ce2">
            <text:p>2001821766</text:p>
          </table:table-cell>
          <table:table-cell office:value-type="string" table:style-name="ce1">
            <text:p>0.2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1300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45.4</text:p>
          </table:table-cell>
          <table:table-cell office:value-type="string" office:string-value="2.00" table:formula="of:=VLOOKUP([.B84];[Sheet1.$A$2:.$G$401];3;0)" table:style-name="ce1">
            <text:p>2.00</text:p>
          </table:table-cell>
          <table:table-cell office:value-type="error" office:string-value="#N/A" table:formula="of:=VLOOKUP([.D84];['file:///C:/home/rgukt-basar/Downloads/Company%20X%20-%20Pincode%20Zones.xlsx'#Sheet1.A84:.C207];3;0)" table:style-name="ce1">
            <text:p>#N/A</text:p>
          </table:table-cell>
          <table:table-cell office:value-type="error" office:string-value="#NAME?" table:formula="of:=VLOOKUP([.B84];[Sheet1.$A$2:.$I$401];9;0)" table:style-name="ce1">
            <text:p>#NAME?</text:p>
          </table:table-cell>
          <table:table-cell office:value-type="string" office:string-value="fwd" table:formula="of:=IF(ISNUMBER(SEARCH(&quot;Forward and RTO charges&quot;;[.G84]));&quot;rto&quot;;&#10; IF(ISNUMBER(SEARCH(&quot;Forward charges&quot;;[.G84]));&quot;fwd&quot;))" table:style-name="ce1">
            <text:p>fwd</text:p>
          </table:table-cell>
          <table:table-cell office:value-type="error" office:string-value="#N/A" table:formula="of:=[.L84]&amp;&quot;_&quot;&amp;[.J84]&amp;&quot;_&quot;&amp;[.K84]" table:style-name="ce1">
            <text:p>#N/A</text:p>
          </table:table-cell>
          <table:table-cell office:value-type="error" office:string-value="#N/A" table:formula="of:=VLOOKUP([.M84];[Sheet2.$G$5:.$H$24];2;0)" table:style-name="ce1">
            <text:p>#N/A</text:p>
          </table:table-cell>
          <table:table-cell office:value-type="float" office:value="0.24" table:formula="of:=VLOOKUP([.B84];[Pivot_Table_Sheet1_1.$A$2:.$C$126];2;0)" table:style-name="ce15">
            <text:p>0.24</text:p>
          </table:table-cell>
          <table:table-cell office:value-type="error" office:string-value="#N/A" table:formula="of:=IF([.L84]=&quot;fwd&quot;;&#10;VLOOKUP([.J84];[Sheet2.$J$18:.$Q$22];3;FALSE())+COM.MICROSOFT.CEILING(([.O84]-0.5)/0.5;1)*VLOOKUP([.J84];[Sheet2.$J$18:.$Q$22];2;FALSE());&#10;VLOOKUP([.J84];[Sheet2.$J$18:.$Q$22];6;FALSE())+COM.MICROSOFT.CEILING(([.O84]-0.5)/0.5;1)*VLOOKUP([.J84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21183730</text:p>
          </table:table-cell>
          <table:table-cell office:value-type="string" table:style-name="ce2">
            <text:p>2001821995</text:p>
          </table:table-cell>
          <table:table-cell office:value-type="string" table:style-name="ce1">
            <text:p>0.5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4200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45.4</text:p>
          </table:table-cell>
          <table:table-cell office:value-type="string" office:string-value="1.00" table:formula="of:=VLOOKUP([.B85];[Sheet1.$A$2:.$G$401];3;0)" table:style-name="ce1">
            <text:p>1.00</text:p>
          </table:table-cell>
          <table:table-cell office:value-type="error" office:string-value="#N/A" table:formula="of:=VLOOKUP([.D85];['file:///C:/home/rgukt-basar/Downloads/Company%20X%20-%20Pincode%20Zones.xlsx'#Sheet1.A85:.C208];3;0)" table:style-name="ce1">
            <text:p>#N/A</text:p>
          </table:table-cell>
          <table:table-cell office:value-type="error" office:string-value="#NAME?" table:formula="of:=VLOOKUP([.B85];[Sheet1.$A$2:.$I$401];9;0)" table:style-name="ce1">
            <text:p>#NAME?</text:p>
          </table:table-cell>
          <table:table-cell office:value-type="string" office:string-value="fwd" table:formula="of:=IF(ISNUMBER(SEARCH(&quot;Forward and RTO charges&quot;;[.G85]));&quot;rto&quot;;&#10; IF(ISNUMBER(SEARCH(&quot;Forward charges&quot;;[.G85]));&quot;fwd&quot;))" table:style-name="ce1">
            <text:p>fwd</text:p>
          </table:table-cell>
          <table:table-cell office:value-type="error" office:string-value="#N/A" table:formula="of:=[.L85]&amp;&quot;_&quot;&amp;[.J85]&amp;&quot;_&quot;&amp;[.K85]" table:style-name="ce1">
            <text:p>#N/A</text:p>
          </table:table-cell>
          <table:table-cell office:value-type="error" office:string-value="#N/A" table:formula="of:=VLOOKUP([.M85];[Sheet2.$G$5:.$H$24];2;0)" table:style-name="ce1">
            <text:p>#N/A</text:p>
          </table:table-cell>
          <table:table-cell office:value-type="float" office:value="0.47699999999999998" table:formula="of:=VLOOKUP([.B85];[Pivot_Table_Sheet1_1.$A$2:.$C$126];2;0)" table:style-name="ce15">
            <text:p>0.477</text:p>
          </table:table-cell>
          <table:table-cell office:value-type="error" office:string-value="#N/A" table:formula="of:=IF([.L85]=&quot;fwd&quot;;&#10;VLOOKUP([.J85];[Sheet2.$J$18:.$Q$22];3;FALSE())+COM.MICROSOFT.CEILING(([.O85]-0.5)/0.5;1)*VLOOKUP([.J85];[Sheet2.$J$18:.$Q$22];2;FALSE());&#10;VLOOKUP([.J85];[Sheet2.$J$18:.$Q$22];6;FALSE())+COM.MICROSOFT.CEILING(([.O85]-0.5)/0.5;1)*VLOOKUP([.J85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21185863</text:p>
          </table:table-cell>
          <table:table-cell office:value-type="string" table:style-name="ce2">
            <text:p>2001821502</text:p>
          </table:table-cell>
          <table:table-cell office:value-type="string" table:style-name="ce1">
            <text:p>0.6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1440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86];[Sheet1.$A$2:.$G$401];3;0)" table:style-name="ce1">
            <text:p>1.00</text:p>
          </table:table-cell>
          <table:table-cell office:value-type="error" office:string-value="#N/A" table:formula="of:=VLOOKUP([.D86];['file:///C:/home/rgukt-basar/Downloads/Company%20X%20-%20Pincode%20Zones.xlsx'#Sheet1.A86:.C209];3;0)" table:style-name="ce1">
            <text:p>#N/A</text:p>
          </table:table-cell>
          <table:table-cell office:value-type="error" office:string-value="#NAME?" table:formula="of:=VLOOKUP([.B86];[Sheet1.$A$2:.$I$401];9;0)" table:style-name="ce1">
            <text:p>#NAME?</text:p>
          </table:table-cell>
          <table:table-cell office:value-type="string" office:string-value="fwd" table:formula="of:=IF(ISNUMBER(SEARCH(&quot;Forward and RTO charges&quot;;[.G86]));&quot;rto&quot;;&#10; IF(ISNUMBER(SEARCH(&quot;Forward charges&quot;;[.G86]));&quot;fwd&quot;))" table:style-name="ce1">
            <text:p>fwd</text:p>
          </table:table-cell>
          <table:table-cell office:value-type="error" office:string-value="#N/A" table:formula="of:=[.L86]&amp;&quot;_&quot;&amp;[.J86]&amp;&quot;_&quot;&amp;[.K86]" table:style-name="ce1">
            <text:p>#N/A</text:p>
          </table:table-cell>
          <table:table-cell office:value-type="error" office:string-value="#N/A" table:formula="of:=VLOOKUP([.M86];[Sheet2.$G$5:.$H$24];2;0)" table:style-name="ce1">
            <text:p>#N/A</text:p>
          </table:table-cell>
          <table:table-cell office:value-type="float" office:value="0.55800000000000005" table:formula="of:=VLOOKUP([.B86];[Pivot_Table_Sheet1_1.$A$2:.$C$126];2;0)" table:style-name="ce15">
            <text:p>0.558</text:p>
          </table:table-cell>
          <table:table-cell office:value-type="error" office:string-value="#N/A" table:formula="of:=IF([.L86]=&quot;fwd&quot;;&#10;VLOOKUP([.J86];[Sheet2.$J$18:.$Q$22];3;FALSE())+COM.MICROSOFT.CEILING(([.O86]-0.5)/0.5;1)*VLOOKUP([.J86];[Sheet2.$J$18:.$Q$22];2;FALSE());&#10;VLOOKUP([.J86];[Sheet2.$J$18:.$Q$22];6;FALSE())+COM.MICROSOFT.CEILING(([.O86]-0.5)/0.5;1)*VLOOKUP([.J86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21305541</text:p>
          </table:table-cell>
          <table:table-cell office:value-type="string" table:style-name="ce2">
            <text:p>2001822466</text:p>
          </table:table-cell>
          <table:table-cell office:value-type="string" table:style-name="ce1">
            <text:p>1.1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4230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135</text:p>
          </table:table-cell>
          <table:table-cell office:value-type="string" office:string-value="2.00" table:formula="of:=VLOOKUP([.B87];[Sheet1.$A$2:.$G$401];3;0)" table:style-name="ce1">
            <text:p>2.00</text:p>
          </table:table-cell>
          <table:table-cell office:value-type="error" office:string-value="#N/A" table:formula="of:=VLOOKUP([.D87];['file:///C:/home/rgukt-basar/Downloads/Company%20X%20-%20Pincode%20Zones.xlsx'#Sheet1.A87:.C210];3;0)" table:style-name="ce1">
            <text:p>#N/A</text:p>
          </table:table-cell>
          <table:table-cell office:value-type="error" office:string-value="#NAME?" table:formula="of:=VLOOKUP([.B87];[Sheet1.$A$2:.$I$401];9;0)" table:style-name="ce1">
            <text:p>#NAME?</text:p>
          </table:table-cell>
          <table:table-cell office:value-type="string" office:string-value="fwd" table:formula="of:=IF(ISNUMBER(SEARCH(&quot;Forward and RTO charges&quot;;[.G87]));&quot;rto&quot;;&#10; IF(ISNUMBER(SEARCH(&quot;Forward charges&quot;;[.G87]));&quot;fwd&quot;))" table:style-name="ce1">
            <text:p>fwd</text:p>
          </table:table-cell>
          <table:table-cell office:value-type="error" office:string-value="#N/A" table:formula="of:=[.L87]&amp;&quot;_&quot;&amp;[.J87]&amp;&quot;_&quot;&amp;[.K87]" table:style-name="ce1">
            <text:p>#N/A</text:p>
          </table:table-cell>
          <table:table-cell office:value-type="error" office:string-value="#N/A" table:formula="of:=VLOOKUP([.M87];[Sheet2.$G$5:.$H$24];2;0)" table:style-name="ce1">
            <text:p>#N/A</text:p>
          </table:table-cell>
          <table:table-cell office:value-type="float" office:value="1.3759999999999999" table:formula="of:=VLOOKUP([.B87];[Pivot_Table_Sheet1_1.$A$2:.$C$126];2;0)" table:style-name="ce15">
            <text:p>1.376</text:p>
          </table:table-cell>
          <table:table-cell office:value-type="error" office:string-value="#N/A" table:formula="of:=IF([.L87]=&quot;fwd&quot;;&#10;VLOOKUP([.J87];[Sheet2.$J$18:.$Q$22];3;FALSE())+COM.MICROSOFT.CEILING(([.O87]-0.5)/0.5;1)*VLOOKUP([.J87];[Sheet2.$J$18:.$Q$22];2;FALSE());&#10;VLOOKUP([.J87];[Sheet2.$J$18:.$Q$22];6;FALSE())+COM.MICROSOFT.CEILING(([.O87]-0.5)/0.5;1)*VLOOKUP([.J87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21306101</text:p>
          </table:table-cell>
          <table:table-cell office:value-type="string" table:style-name="ce2">
            <text:p>2001820690</text:p>
          </table:table-cell>
          <table:table-cell office:value-type="string" table:style-name="ce1">
            <text:p>0.15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1300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45.4</text:p>
          </table:table-cell>
          <table:table-cell office:value-type="string" office:string-value="1.00" table:formula="of:=VLOOKUP([.B88];[Sheet1.$A$2:.$G$401];3;0)" table:style-name="ce1">
            <text:p>1.00</text:p>
          </table:table-cell>
          <table:table-cell office:value-type="error" office:string-value="#N/A" table:formula="of:=VLOOKUP([.D88];['file:///C:/home/rgukt-basar/Downloads/Company%20X%20-%20Pincode%20Zones.xlsx'#Sheet1.A88:.C211];3;0)" table:style-name="ce1">
            <text:p>#N/A</text:p>
          </table:table-cell>
          <table:table-cell office:value-type="error" office:string-value="#NAME?" table:formula="of:=VLOOKUP([.B88];[Sheet1.$A$2:.$I$401];9;0)" table:style-name="ce1">
            <text:p>#NAME?</text:p>
          </table:table-cell>
          <table:table-cell office:value-type="string" office:string-value="fwd" table:formula="of:=IF(ISNUMBER(SEARCH(&quot;Forward and RTO charges&quot;;[.G88]));&quot;rto&quot;;&#10; IF(ISNUMBER(SEARCH(&quot;Forward charges&quot;;[.G88]));&quot;fwd&quot;))" table:style-name="ce1">
            <text:p>fwd</text:p>
          </table:table-cell>
          <table:table-cell office:value-type="error" office:string-value="#N/A" table:formula="of:=[.L88]&amp;&quot;_&quot;&amp;[.J88]&amp;&quot;_&quot;&amp;[.K88]" table:style-name="ce1">
            <text:p>#N/A</text:p>
          </table:table-cell>
          <table:table-cell office:value-type="error" office:string-value="#N/A" table:formula="of:=VLOOKUP([.M88];[Sheet2.$G$5:.$H$24];2;0)" table:style-name="ce1">
            <text:p>#N/A</text:p>
          </table:table-cell>
          <table:table-cell office:value-type="float" office:value="6.5000000000000002E-2" table:formula="of:=VLOOKUP([.B88];[Pivot_Table_Sheet1_1.$A$2:.$C$126];2;0)" table:style-name="ce15">
            <text:p>0.065</text:p>
          </table:table-cell>
          <table:table-cell office:value-type="error" office:string-value="#N/A" table:formula="of:=IF([.L88]=&quot;fwd&quot;;&#10;VLOOKUP([.J88];[Sheet2.$J$18:.$Q$22];3;FALSE())+COM.MICROSOFT.CEILING(([.O88]-0.5)/0.5;1)*VLOOKUP([.J88];[Sheet2.$J$18:.$Q$22];2;FALSE());&#10;VLOOKUP([.J88];[Sheet2.$J$18:.$Q$22];6;FALSE())+COM.MICROSOFT.CEILING(([.O88]-0.5)/0.5;1)*VLOOKUP([.J88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8004245</text:p>
          </table:table-cell>
          <table:table-cell office:value-type="string" table:style-name="ce2">
            <text:p>2001811604</text:p>
          </table:table-cell>
          <table:table-cell office:value-type="string" table:style-name="ce1">
            <text:p>0.8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17321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61.3</text:p>
          </table:table-cell>
          <table:table-cell office:value-type="string" office:string-value="1.00" table:formula="of:=VLOOKUP([.B89];[Sheet1.$A$2:.$G$401];3;0)" table:style-name="ce1">
            <text:p>1.00</text:p>
          </table:table-cell>
          <table:table-cell office:value-type="error" office:string-value="#N/A" table:formula="of:=VLOOKUP([.D89];['file:///C:/home/rgukt-basar/Downloads/Company%20X%20-%20Pincode%20Zones.xlsx'#Sheet1.A89:.C212];3;0)" table:style-name="ce1">
            <text:p>#N/A</text:p>
          </table:table-cell>
          <table:table-cell office:value-type="error" office:string-value="#NAME?" table:formula="of:=VLOOKUP([.B89];[Sheet1.$A$2:.$I$401];9;0)" table:style-name="ce1">
            <text:p>#NAME?</text:p>
          </table:table-cell>
          <table:table-cell office:value-type="string" office:string-value="fwd" table:formula="of:=IF(ISNUMBER(SEARCH(&quot;Forward and RTO charges&quot;;[.G89]));&quot;rto&quot;;&#10; IF(ISNUMBER(SEARCH(&quot;Forward charges&quot;;[.G89]));&quot;fwd&quot;))" table:style-name="ce1">
            <text:p>fwd</text:p>
          </table:table-cell>
          <table:table-cell office:value-type="error" office:string-value="#N/A" table:formula="of:=[.L89]&amp;&quot;_&quot;&amp;[.J89]&amp;&quot;_&quot;&amp;[.K89]" table:style-name="ce1">
            <text:p>#N/A</text:p>
          </table:table-cell>
          <table:table-cell office:value-type="error" office:string-value="#N/A" table:formula="of:=VLOOKUP([.M89];[Sheet2.$G$5:.$H$24];2;0)" table:style-name="ce1">
            <text:p>#N/A</text:p>
          </table:table-cell>
          <table:table-cell office:value-type="float" office:value="0.72099999999999997" table:formula="of:=VLOOKUP([.B89];[Pivot_Table_Sheet1_1.$A$2:.$C$126];2;0)" table:style-name="ce15">
            <text:p>0.721</text:p>
          </table:table-cell>
          <table:table-cell office:value-type="error" office:string-value="#N/A" table:formula="of:=IF([.L89]=&quot;fwd&quot;;&#10;VLOOKUP([.J89];[Sheet2.$J$18:.$Q$22];3;FALSE())+COM.MICROSOFT.CEILING(([.O89]-0.5)/0.5;1)*VLOOKUP([.J89];[Sheet2.$J$18:.$Q$22];2;FALSE());&#10;VLOOKUP([.J89];[Sheet2.$J$18:.$Q$22];6;FALSE())+COM.MICROSOFT.CEILING(([.O89]-0.5)/0.5;1)*VLOOKUP([.J89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20352712</text:p>
          </table:table-cell>
          <table:table-cell office:value-type="string" table:style-name="ce2">
            <text:p>2001819252</text:p>
          </table:table-cell>
          <table:table-cell office:value-type="string" table:style-name="ce1">
            <text:p>0.3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17410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33</text:p>
          </table:table-cell>
          <table:table-cell office:value-type="string" office:string-value="1.00" table:formula="of:=VLOOKUP([.B90];[Sheet1.$A$2:.$G$401];3;0)" table:style-name="ce1">
            <text:p>1.00</text:p>
          </table:table-cell>
          <table:table-cell office:value-type="error" office:string-value="#N/A" table:formula="of:=VLOOKUP([.D90];['file:///C:/home/rgukt-basar/Downloads/Company%20X%20-%20Pincode%20Zones.xlsx'#Sheet1.A90:.C213];3;0)" table:style-name="ce1">
            <text:p>#N/A</text:p>
          </table:table-cell>
          <table:table-cell office:value-type="error" office:string-value="#NAME?" table:formula="of:=VLOOKUP([.B90];[Sheet1.$A$2:.$I$401];9;0)" table:style-name="ce1">
            <text:p>#NAME?</text:p>
          </table:table-cell>
          <table:table-cell office:value-type="string" office:string-value="fwd" table:formula="of:=IF(ISNUMBER(SEARCH(&quot;Forward and RTO charges&quot;;[.G90]));&quot;rto&quot;;&#10; IF(ISNUMBER(SEARCH(&quot;Forward charges&quot;;[.G90]));&quot;fwd&quot;))" table:style-name="ce1">
            <text:p>fwd</text:p>
          </table:table-cell>
          <table:table-cell office:value-type="error" office:string-value="#N/A" table:formula="of:=[.L90]&amp;&quot;_&quot;&amp;[.J90]&amp;&quot;_&quot;&amp;[.K90]" table:style-name="ce1">
            <text:p>#N/A</text:p>
          </table:table-cell>
          <table:table-cell office:value-type="error" office:string-value="#N/A" table:formula="of:=VLOOKUP([.M90];[Sheet2.$G$5:.$H$24];2;0)" table:style-name="ce1">
            <text:p>#N/A</text:p>
          </table:table-cell>
          <table:table-cell office:value-type="float" office:value="0.27" table:formula="of:=VLOOKUP([.B90];[Pivot_Table_Sheet1_1.$A$2:.$C$126];2;0)" table:style-name="ce15">
            <text:p>0.27</text:p>
          </table:table-cell>
          <table:table-cell office:value-type="error" office:string-value="#N/A" table:formula="of:=IF([.L90]=&quot;fwd&quot;;&#10;VLOOKUP([.J90];[Sheet2.$J$18:.$Q$22];3;FALSE())+COM.MICROSOFT.CEILING(([.O90]-0.5)/0.5;1)*VLOOKUP([.J90];[Sheet2.$J$18:.$Q$22];2;FALSE());&#10;VLOOKUP([.J90];[Sheet2.$J$18:.$Q$22];6;FALSE())+COM.MICROSOFT.CEILING(([.O90]-0.5)/0.5;1)*VLOOKUP([.J90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22418320</text:p>
          </table:table-cell>
          <table:table-cell office:value-type="string" table:style-name="ce2">
            <text:p>2001827036</text:p>
          </table:table-cell>
          <table:table-cell office:value-type="string" table:style-name="ce1">
            <text:p>1.6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17321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117.9</text:p>
          </table:table-cell>
          <table:table-cell office:value-type="string" office:string-value="1.00" table:formula="of:=VLOOKUP([.B91];[Sheet1.$A$2:.$G$401];3;0)" table:style-name="ce1">
            <text:p>1.00</text:p>
          </table:table-cell>
          <table:table-cell office:value-type="error" office:string-value="#N/A" table:formula="of:=VLOOKUP([.D91];['file:///C:/home/rgukt-basar/Downloads/Company%20X%20-%20Pincode%20Zones.xlsx'#Sheet1.A91:.C214];3;0)" table:style-name="ce1">
            <text:p>#N/A</text:p>
          </table:table-cell>
          <table:table-cell office:value-type="error" office:string-value="#NAME?" table:formula="of:=VLOOKUP([.B91];[Sheet1.$A$2:.$I$401];9;0)" table:style-name="ce1">
            <text:p>#NAME?</text:p>
          </table:table-cell>
          <table:table-cell office:value-type="string" office:string-value="fwd" table:formula="of:=IF(ISNUMBER(SEARCH(&quot;Forward and RTO charges&quot;;[.G91]));&quot;rto&quot;;&#10; IF(ISNUMBER(SEARCH(&quot;Forward charges&quot;;[.G91]));&quot;fwd&quot;))" table:style-name="ce1">
            <text:p>fwd</text:p>
          </table:table-cell>
          <table:table-cell office:value-type="error" office:string-value="#N/A" table:formula="of:=[.L91]&amp;&quot;_&quot;&amp;[.J91]&amp;&quot;_&quot;&amp;[.K91]" table:style-name="ce1">
            <text:p>#N/A</text:p>
          </table:table-cell>
          <table:table-cell office:value-type="error" office:string-value="#N/A" table:formula="of:=VLOOKUP([.M91];[Sheet2.$G$5:.$H$24];2;0)" table:style-name="ce1">
            <text:p>#N/A</text:p>
          </table:table-cell>
          <table:table-cell office:value-type="float" office:value="1.5489999999999999" table:formula="of:=VLOOKUP([.B91];[Pivot_Table_Sheet1_1.$A$2:.$C$126];2;0)" table:style-name="ce15">
            <text:p>1.549</text:p>
          </table:table-cell>
          <table:table-cell office:value-type="error" office:string-value="#N/A" table:formula="of:=IF([.L91]=&quot;fwd&quot;;&#10;VLOOKUP([.J91];[Sheet2.$J$18:.$Q$22];3;FALSE())+COM.MICROSOFT.CEILING(([.O91]-0.5)/0.5;1)*VLOOKUP([.J91];[Sheet2.$J$18:.$Q$22];2;FALSE());&#10;VLOOKUP([.J91];[Sheet2.$J$18:.$Q$22];6;FALSE())+COM.MICROSOFT.CEILING(([.O91]-0.5)/0.5;1)*VLOOKUP([.J91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222360</text:p>
          </table:table-cell>
          <table:table-cell office:value-type="string" table:style-name="ce2">
            <text:p>2001806304</text:p>
          </table:table-cell>
          <table:table-cell office:value-type="string" table:style-name="ce1">
            <text:p>0.71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0201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92];[Sheet1.$A$2:.$G$401];3;0)" table:style-name="ce1">
            <text:p>1.00</text:p>
          </table:table-cell>
          <table:table-cell office:value-type="error" office:string-value="#N/A" table:formula="of:=VLOOKUP([.D92];['file:///C:/home/rgukt-basar/Downloads/Company%20X%20-%20Pincode%20Zones.xlsx'#Sheet1.A92:.C215];3;0)" table:style-name="ce1">
            <text:p>#N/A</text:p>
          </table:table-cell>
          <table:table-cell office:value-type="error" office:string-value="#NAME?" table:formula="of:=VLOOKUP([.B92];[Sheet1.$A$2:.$I$401];9;0)" table:style-name="ce1">
            <text:p>#NAME?</text:p>
          </table:table-cell>
          <table:table-cell office:value-type="string" office:string-value="fwd" table:formula="of:=IF(ISNUMBER(SEARCH(&quot;Forward and RTO charges&quot;;[.G92]));&quot;rto&quot;;&#10; IF(ISNUMBER(SEARCH(&quot;Forward charges&quot;;[.G92]));&quot;fwd&quot;))" table:style-name="ce1">
            <text:p>fwd</text:p>
          </table:table-cell>
          <table:table-cell office:value-type="error" office:string-value="#N/A" table:formula="of:=[.L92]&amp;&quot;_&quot;&amp;[.J92]&amp;&quot;_&quot;&amp;[.K92]" table:style-name="ce1">
            <text:p>#N/A</text:p>
          </table:table-cell>
          <table:table-cell office:value-type="error" office:string-value="#N/A" table:formula="of:=VLOOKUP([.M92];[Sheet2.$G$5:.$H$24];2;0)" table:style-name="ce1">
            <text:p>#N/A</text:p>
          </table:table-cell>
          <table:table-cell office:value-type="float" office:value="0.5" table:formula="of:=VLOOKUP([.B92];[Pivot_Table_Sheet1_1.$A$2:.$C$126];2;0)" table:style-name="ce15">
            <text:p>0.5</text:p>
          </table:table-cell>
          <table:table-cell office:value-type="error" office:string-value="#N/A" table:formula="of:=IF([.L92]=&quot;fwd&quot;;&#10;VLOOKUP([.J92];[Sheet2.$J$18:.$Q$22];3;FALSE())+COM.MICROSOFT.CEILING(([.O92]-0.5)/0.5;1)*VLOOKUP([.J92];[Sheet2.$J$18:.$Q$22];2;FALSE());&#10;VLOOKUP([.J92];[Sheet2.$J$18:.$Q$22];6;FALSE())+COM.MICROSOFT.CEILING(([.O92]-0.5)/0.5;1)*VLOOKUP([.J92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227116</text:p>
          </table:table-cell>
          <table:table-cell office:value-type="string" table:style-name="ce2">
            <text:p>2001806768</text:p>
          </table:table-cell>
          <table:table-cell office:value-type="string" table:style-name="ce1">
            <text:p>1.02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2220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135</text:p>
          </table:table-cell>
          <table:table-cell office:value-type="string" office:string-value="4.00" table:formula="of:=VLOOKUP([.B93];[Sheet1.$A$2:.$G$401];3;0)" table:style-name="ce1">
            <text:p>4.00</text:p>
          </table:table-cell>
          <table:table-cell office:value-type="error" office:string-value="#N/A" table:formula="of:=VLOOKUP([.D93];['file:///C:/home/rgukt-basar/Downloads/Company%20X%20-%20Pincode%20Zones.xlsx'#Sheet1.A93:.C216];3;0)" table:style-name="ce1">
            <text:p>#N/A</text:p>
          </table:table-cell>
          <table:table-cell office:value-type="error" office:string-value="#NAME?" table:formula="of:=VLOOKUP([.B93];[Sheet1.$A$2:.$I$401];9;0)" table:style-name="ce1">
            <text:p>#NAME?</text:p>
          </table:table-cell>
          <table:table-cell office:value-type="string" office:string-value="fwd" table:formula="of:=IF(ISNUMBER(SEARCH(&quot;Forward and RTO charges&quot;;[.G93]));&quot;rto&quot;;&#10; IF(ISNUMBER(SEARCH(&quot;Forward charges&quot;;[.G93]));&quot;fwd&quot;))" table:style-name="ce1">
            <text:p>fwd</text:p>
          </table:table-cell>
          <table:table-cell office:value-type="error" office:string-value="#N/A" table:formula="of:=[.L93]&amp;&quot;_&quot;&amp;[.J93]&amp;&quot;_&quot;&amp;[.K93]" table:style-name="ce1">
            <text:p>#N/A</text:p>
          </table:table-cell>
          <table:table-cell office:value-type="error" office:string-value="#N/A" table:formula="of:=VLOOKUP([.M93];[Sheet2.$G$5:.$H$24];2;0)" table:style-name="ce1">
            <text:p>#N/A</text:p>
          </table:table-cell>
          <table:table-cell office:value-type="float" office:value="0.84" table:formula="of:=VLOOKUP([.B93];[Pivot_Table_Sheet1_1.$A$2:.$C$126];2;0)" table:style-name="ce15">
            <text:p>0.84</text:p>
          </table:table-cell>
          <table:table-cell office:value-type="error" office:string-value="#N/A" table:formula="of:=IF([.L93]=&quot;fwd&quot;;&#10;VLOOKUP([.J93];[Sheet2.$J$18:.$Q$22];3;FALSE())+COM.MICROSOFT.CEILING(([.O93]-0.5)/0.5;1)*VLOOKUP([.J93];[Sheet2.$J$18:.$Q$22];2;FALSE());&#10;VLOOKUP([.J93];[Sheet2.$J$18:.$Q$22];6;FALSE())+COM.MICROSOFT.CEILING(([.O93]-0.5)/0.5;1)*VLOOKUP([.J93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228133</text:p>
          </table:table-cell>
          <table:table-cell office:value-type="string" table:style-name="ce2">
            <text:p>2001806823</text:p>
          </table:table-cell>
          <table:table-cell office:value-type="string" table:style-name="ce1">
            <text:p>0.59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1400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94];[Sheet1.$A$2:.$G$401];3;0)" table:style-name="ce1">
            <text:p>1.00</text:p>
          </table:table-cell>
          <table:table-cell office:value-type="error" office:string-value="#N/A" table:formula="of:=VLOOKUP([.D94];['file:///C:/home/rgukt-basar/Downloads/Company%20X%20-%20Pincode%20Zones.xlsx'#Sheet1.A94:.C217];3;0)" table:style-name="ce1">
            <text:p>#N/A</text:p>
          </table:table-cell>
          <table:table-cell office:value-type="error" office:string-value="#NAME?" table:formula="of:=VLOOKUP([.B94];[Sheet1.$A$2:.$I$401];9;0)" table:style-name="ce1">
            <text:p>#NAME?</text:p>
          </table:table-cell>
          <table:table-cell office:value-type="string" office:string-value="fwd" table:formula="of:=IF(ISNUMBER(SEARCH(&quot;Forward and RTO charges&quot;;[.G94]));&quot;rto&quot;;&#10; IF(ISNUMBER(SEARCH(&quot;Forward charges&quot;;[.G94]));&quot;fwd&quot;))" table:style-name="ce1">
            <text:p>fwd</text:p>
          </table:table-cell>
          <table:table-cell office:value-type="error" office:string-value="#N/A" table:formula="of:=[.L94]&amp;&quot;_&quot;&amp;[.J94]&amp;&quot;_&quot;&amp;[.K94]" table:style-name="ce1">
            <text:p>#N/A</text:p>
          </table:table-cell>
          <table:table-cell office:value-type="error" office:string-value="#N/A" table:formula="of:=VLOOKUP([.M94];[Sheet2.$G$5:.$H$24];2;0)" table:style-name="ce1">
            <text:p>#N/A</text:p>
          </table:table-cell>
          <table:table-cell office:value-type="float" office:value="0.127" table:formula="of:=VLOOKUP([.B94];[Pivot_Table_Sheet1_1.$A$2:.$C$126];2;0)" table:style-name="ce15">
            <text:p>0.127</text:p>
          </table:table-cell>
          <table:table-cell office:value-type="error" office:string-value="#N/A" table:formula="of:=IF([.L94]=&quot;fwd&quot;;&#10;VLOOKUP([.J94];[Sheet2.$J$18:.$Q$22];3;FALSE())+COM.MICROSOFT.CEILING(([.O94]-0.5)/0.5;1)*VLOOKUP([.J94];[Sheet2.$J$18:.$Q$22];2;FALSE());&#10;VLOOKUP([.J94];[Sheet2.$J$18:.$Q$22];6;FALSE())+COM.MICROSOFT.CEILING(([.O94]-0.5)/0.5;1)*VLOOKUP([.J94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228192</text:p>
          </table:table-cell>
          <table:table-cell office:value-type="string" table:style-name="ce2">
            <text:p>2001806828</text:p>
          </table:table-cell>
          <table:table-cell office:value-type="string" table:style-name="ce1">
            <text:p>0.69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3102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95];[Sheet1.$A$2:.$G$401];3;0)" table:style-name="ce1">
            <text:p>1.00</text:p>
          </table:table-cell>
          <table:table-cell office:value-type="error" office:string-value="#N/A" table:formula="of:=VLOOKUP([.D95];['file:///C:/home/rgukt-basar/Downloads/Company%20X%20-%20Pincode%20Zones.xlsx'#Sheet1.A95:.C218];3;0)" table:style-name="ce1">
            <text:p>#N/A</text:p>
          </table:table-cell>
          <table:table-cell office:value-type="error" office:string-value="#NAME?" table:formula="of:=VLOOKUP([.B95];[Sheet1.$A$2:.$I$401];9;0)" table:style-name="ce1">
            <text:p>#NAME?</text:p>
          </table:table-cell>
          <table:table-cell office:value-type="string" office:string-value="fwd" table:formula="of:=IF(ISNUMBER(SEARCH(&quot;Forward and RTO charges&quot;;[.G95]));&quot;rto&quot;;&#10; IF(ISNUMBER(SEARCH(&quot;Forward charges&quot;;[.G95]));&quot;fwd&quot;))" table:style-name="ce1">
            <text:p>fwd</text:p>
          </table:table-cell>
          <table:table-cell office:value-type="error" office:string-value="#N/A" table:formula="of:=[.L95]&amp;&quot;_&quot;&amp;[.J95]&amp;&quot;_&quot;&amp;[.K95]" table:style-name="ce1">
            <text:p>#N/A</text:p>
          </table:table-cell>
          <table:table-cell office:value-type="error" office:string-value="#N/A" table:formula="of:=VLOOKUP([.M95];[Sheet2.$G$5:.$H$24];2;0)" table:style-name="ce1">
            <text:p>#N/A</text:p>
          </table:table-cell>
          <table:table-cell office:value-type="float" office:value="0.5" table:formula="of:=VLOOKUP([.B95];[Pivot_Table_Sheet1_1.$A$2:.$C$126];2;0)" table:style-name="ce15">
            <text:p>0.5</text:p>
          </table:table-cell>
          <table:table-cell office:value-type="error" office:string-value="#N/A" table:formula="of:=IF([.L95]=&quot;fwd&quot;;&#10;VLOOKUP([.J95];[Sheet2.$J$18:.$Q$22];3;FALSE())+COM.MICROSOFT.CEILING(([.O95]-0.5)/0.5;1)*VLOOKUP([.J95];[Sheet2.$J$18:.$Q$22];2;FALSE());&#10;VLOOKUP([.J95];[Sheet2.$J$18:.$Q$22];6;FALSE())+COM.MICROSOFT.CEILING(([.O95]-0.5)/0.5;1)*VLOOKUP([.J95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229183</text:p>
          </table:table-cell>
          <table:table-cell office:value-type="string" table:style-name="ce2">
            <text:p>2001806968</text:p>
          </table:table-cell>
          <table:table-cell office:value-type="string" table:style-name="ce1">
            <text:p>0.68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0580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96];[Sheet1.$A$2:.$G$401];3;0)" table:style-name="ce1">
            <text:p>1.00</text:p>
          </table:table-cell>
          <table:table-cell office:value-type="error" office:string-value="#N/A" table:formula="of:=VLOOKUP([.D96];['file:///C:/home/rgukt-basar/Downloads/Company%20X%20-%20Pincode%20Zones.xlsx'#Sheet1.A96:.C219];3;0)" table:style-name="ce1">
            <text:p>#N/A</text:p>
          </table:table-cell>
          <table:table-cell office:value-type="error" office:string-value="#NAME?" table:formula="of:=VLOOKUP([.B96];[Sheet1.$A$2:.$I$401];9;0)" table:style-name="ce1">
            <text:p>#NAME?</text:p>
          </table:table-cell>
          <table:table-cell office:value-type="string" office:string-value="fwd" table:formula="of:=IF(ISNUMBER(SEARCH(&quot;Forward and RTO charges&quot;;[.G96]));&quot;rto&quot;;&#10; IF(ISNUMBER(SEARCH(&quot;Forward charges&quot;;[.G96]));&quot;fwd&quot;))" table:style-name="ce1">
            <text:p>fwd</text:p>
          </table:table-cell>
          <table:table-cell office:value-type="error" office:string-value="#N/A" table:formula="of:=[.L96]&amp;&quot;_&quot;&amp;[.J96]&amp;&quot;_&quot;&amp;[.K96]" table:style-name="ce1">
            <text:p>#N/A</text:p>
          </table:table-cell>
          <table:table-cell office:value-type="error" office:string-value="#N/A" table:formula="of:=VLOOKUP([.M96];[Sheet2.$G$5:.$H$24];2;0)" table:style-name="ce1">
            <text:p>#N/A</text:p>
          </table:table-cell>
          <table:table-cell office:value-type="float" office:value="0.5" table:formula="of:=VLOOKUP([.B96];[Pivot_Table_Sheet1_1.$A$2:.$C$126];2;0)" table:style-name="ce15">
            <text:p>0.5</text:p>
          </table:table-cell>
          <table:table-cell office:value-type="error" office:string-value="#N/A" table:formula="of:=IF([.L96]=&quot;fwd&quot;;&#10;VLOOKUP([.J96];[Sheet2.$J$18:.$Q$22];3;FALSE())+COM.MICROSOFT.CEILING(([.O96]-0.5)/0.5;1)*VLOOKUP([.J96];[Sheet2.$J$18:.$Q$22];2;FALSE());&#10;VLOOKUP([.J96];[Sheet2.$J$18:.$Q$22];6;FALSE())+COM.MICROSOFT.CEILING(([.O96]-0.5)/0.5;1)*VLOOKUP([.J96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324346</text:p>
          </table:table-cell>
          <table:table-cell office:value-type="string" table:style-name="ce2">
            <text:p>2001807328</text:p>
          </table:table-cell>
          <table:table-cell office:value-type="string" table:style-name="ce1">
            <text:p>2.28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3550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224.6</text:p>
          </table:table-cell>
          <table:table-cell office:value-type="string" office:string-value="1.00" table:formula="of:=VLOOKUP([.B97];[Sheet1.$A$2:.$G$401];3;0)" table:style-name="ce1">
            <text:p>1.00</text:p>
          </table:table-cell>
          <table:table-cell office:value-type="error" office:string-value="#N/A" table:formula="of:=VLOOKUP([.D97];['file:///C:/home/rgukt-basar/Downloads/Company%20X%20-%20Pincode%20Zones.xlsx'#Sheet1.A97:.C220];3;0)" table:style-name="ce1">
            <text:p>#N/A</text:p>
          </table:table-cell>
          <table:table-cell office:value-type="error" office:string-value="#NAME?" table:formula="of:=VLOOKUP([.B97];[Sheet1.$A$2:.$I$401];9;0)" table:style-name="ce1">
            <text:p>#NAME?</text:p>
          </table:table-cell>
          <table:table-cell office:value-type="string" office:string-value="fwd" table:formula="of:=IF(ISNUMBER(SEARCH(&quot;Forward and RTO charges&quot;;[.G97]));&quot;rto&quot;;&#10; IF(ISNUMBER(SEARCH(&quot;Forward charges&quot;;[.G97]));&quot;fwd&quot;))" table:style-name="ce1">
            <text:p>fwd</text:p>
          </table:table-cell>
          <table:table-cell office:value-type="error" office:string-value="#N/A" table:formula="of:=[.L97]&amp;&quot;_&quot;&amp;[.J97]&amp;&quot;_&quot;&amp;[.K97]" table:style-name="ce1">
            <text:p>#N/A</text:p>
          </table:table-cell>
          <table:table-cell office:value-type="error" office:string-value="#N/A" table:formula="of:=VLOOKUP([.M97];[Sheet2.$G$5:.$H$24];2;0)" table:style-name="ce1">
            <text:p>#N/A</text:p>
          </table:table-cell>
          <table:table-cell office:value-type="float" office:value="0.49" table:formula="of:=VLOOKUP([.B97];[Pivot_Table_Sheet1_1.$A$2:.$C$126];2;0)" table:style-name="ce15">
            <text:p>0.49</text:p>
          </table:table-cell>
          <table:table-cell office:value-type="error" office:string-value="#N/A" table:formula="of:=IF([.L97]=&quot;fwd&quot;;&#10;VLOOKUP([.J97];[Sheet2.$J$18:.$Q$22];3;FALSE())+COM.MICROSOFT.CEILING(([.O97]-0.5)/0.5;1)*VLOOKUP([.J97];[Sheet2.$J$18:.$Q$22];2;FALSE());&#10;VLOOKUP([.J97];[Sheet2.$J$18:.$Q$22];6;FALSE())+COM.MICROSOFT.CEILING(([.O97]-0.5)/0.5;1)*VLOOKUP([.J97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326424</text:p>
          </table:table-cell>
          <table:table-cell office:value-type="string" table:style-name="ce2">
            <text:p>2001807785</text:p>
          </table:table-cell>
          <table:table-cell office:value-type="string" table:style-name="ce1">
            <text:p>0.68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0611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98];[Sheet1.$A$2:.$G$401];3;0)" table:style-name="ce1">
            <text:p>1.00</text:p>
          </table:table-cell>
          <table:table-cell office:value-type="error" office:string-value="#N/A" table:formula="of:=VLOOKUP([.D98];['file:///C:/home/rgukt-basar/Downloads/Company%20X%20-%20Pincode%20Zones.xlsx'#Sheet1.A98:.C221];3;0)" table:style-name="ce1">
            <text:p>#N/A</text:p>
          </table:table-cell>
          <table:table-cell office:value-type="error" office:string-value="#NAME?" table:formula="of:=VLOOKUP([.B98];[Sheet1.$A$2:.$I$401];9;0)" table:style-name="ce1">
            <text:p>#NAME?</text:p>
          </table:table-cell>
          <table:table-cell office:value-type="string" office:string-value="fwd" table:formula="of:=IF(ISNUMBER(SEARCH(&quot;Forward and RTO charges&quot;;[.G98]));&quot;rto&quot;;&#10; IF(ISNUMBER(SEARCH(&quot;Forward charges&quot;;[.G98]));&quot;fwd&quot;))" table:style-name="ce1">
            <text:p>fwd</text:p>
          </table:table-cell>
          <table:table-cell office:value-type="error" office:string-value="#N/A" table:formula="of:=[.L98]&amp;&quot;_&quot;&amp;[.J98]&amp;&quot;_&quot;&amp;[.K98]" table:style-name="ce1">
            <text:p>#N/A</text:p>
          </table:table-cell>
          <table:table-cell office:value-type="error" office:string-value="#N/A" table:formula="of:=VLOOKUP([.M98];[Sheet2.$G$5:.$H$24];2;0)" table:style-name="ce1">
            <text:p>#N/A</text:p>
          </table:table-cell>
          <table:table-cell office:value-type="float" office:value="0.5" table:formula="of:=VLOOKUP([.B98];[Pivot_Table_Sheet1_1.$A$2:.$C$126];2;0)" table:style-name="ce15">
            <text:p>0.5</text:p>
          </table:table-cell>
          <table:table-cell office:value-type="error" office:string-value="#N/A" table:formula="of:=IF([.L98]=&quot;fwd&quot;;&#10;VLOOKUP([.J98];[Sheet2.$J$18:.$Q$22];3;FALSE())+COM.MICROSOFT.CEILING(([.O98]-0.5)/0.5;1)*VLOOKUP([.J98];[Sheet2.$J$18:.$Q$22];2;FALSE());&#10;VLOOKUP([.J98];[Sheet2.$J$18:.$Q$22];6;FALSE())+COM.MICROSOFT.CEILING(([.O98]-0.5)/0.5;1)*VLOOKUP([.J98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326925</text:p>
          </table:table-cell>
          <table:table-cell office:value-type="string" table:style-name="ce2">
            <text:p>2001807852</text:p>
          </table:table-cell>
          <table:table-cell office:value-type="string" table:style-name="ce1">
            <text:p>0.74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1100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99];[Sheet1.$A$2:.$G$401];3;0)" table:style-name="ce1">
            <text:p>1.00</text:p>
          </table:table-cell>
          <table:table-cell office:value-type="error" office:string-value="#N/A" table:formula="of:=VLOOKUP([.D99];['file:///C:/home/rgukt-basar/Downloads/Company%20X%20-%20Pincode%20Zones.xlsx'#Sheet1.A99:.C222];3;0)" table:style-name="ce1">
            <text:p>#N/A</text:p>
          </table:table-cell>
          <table:table-cell office:value-type="error" office:string-value="#NAME?" table:formula="of:=VLOOKUP([.B99];[Sheet1.$A$2:.$I$401];9;0)" table:style-name="ce1">
            <text:p>#NAME?</text:p>
          </table:table-cell>
          <table:table-cell office:value-type="string" office:string-value="fwd" table:formula="of:=IF(ISNUMBER(SEARCH(&quot;Forward and RTO charges&quot;;[.G99]));&quot;rto&quot;;&#10; IF(ISNUMBER(SEARCH(&quot;Forward charges&quot;;[.G99]));&quot;fwd&quot;))" table:style-name="ce1">
            <text:p>fwd</text:p>
          </table:table-cell>
          <table:table-cell office:value-type="error" office:string-value="#N/A" table:formula="of:=[.L99]&amp;&quot;_&quot;&amp;[.J99]&amp;&quot;_&quot;&amp;[.K99]" table:style-name="ce1">
            <text:p>#N/A</text:p>
          </table:table-cell>
          <table:table-cell office:value-type="error" office:string-value="#N/A" table:formula="of:=VLOOKUP([.M99];[Sheet2.$G$5:.$H$24];2;0)" table:style-name="ce1">
            <text:p>#N/A</text:p>
          </table:table-cell>
          <table:table-cell office:value-type="float" office:value="0.5" table:formula="of:=VLOOKUP([.B99];[Pivot_Table_Sheet1_1.$A$2:.$C$126];2;0)" table:style-name="ce15">
            <text:p>0.5</text:p>
          </table:table-cell>
          <table:table-cell office:value-type="error" office:string-value="#N/A" table:formula="of:=IF([.L99]=&quot;fwd&quot;;&#10;VLOOKUP([.J99];[Sheet2.$J$18:.$Q$22];3;FALSE())+COM.MICROSOFT.CEILING(([.O99]-0.5)/0.5;1)*VLOOKUP([.J99];[Sheet2.$J$18:.$Q$22];2;FALSE());&#10;VLOOKUP([.J99];[Sheet2.$J$18:.$Q$22];6;FALSE())+COM.MICROSOFT.CEILING(([.O99]-0.5)/0.5;1)*VLOOKUP([.J99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327474</text:p>
          </table:table-cell>
          <table:table-cell office:value-type="string" table:style-name="ce2">
            <text:p>2001807970</text:p>
          </table:table-cell>
          <table:table-cell office:value-type="string" table:style-name="ce1">
            <text:p>4.13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02019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403.8</text:p>
          </table:table-cell>
          <table:table-cell office:value-type="string" office:string-value="1.00" table:formula="of:=VLOOKUP([.B100];[Sheet1.$A$2:.$G$401];3;0)" table:style-name="ce1">
            <text:p>1.00</text:p>
          </table:table-cell>
          <table:table-cell office:value-type="error" office:string-value="#N/A" table:formula="of:=VLOOKUP([.D100];['file:///C:/home/rgukt-basar/Downloads/Company%20X%20-%20Pincode%20Zones.xlsx'#Sheet1.A100:.C223];3;0)" table:style-name="ce1">
            <text:p>#N/A</text:p>
          </table:table-cell>
          <table:table-cell office:value-type="error" office:string-value="#NAME?" table:formula="of:=VLOOKUP([.B100];[Sheet1.$A$2:.$I$401];9;0)" table:style-name="ce1">
            <text:p>#NAME?</text:p>
          </table:table-cell>
          <table:table-cell office:value-type="string" office:string-value="fwd" table:formula="of:=IF(ISNUMBER(SEARCH(&quot;Forward and RTO charges&quot;;[.G100]));&quot;rto&quot;;&#10; IF(ISNUMBER(SEARCH(&quot;Forward charges&quot;;[.G100]));&quot;fwd&quot;))" table:style-name="ce1">
            <text:p>fwd</text:p>
          </table:table-cell>
          <table:table-cell office:value-type="error" office:string-value="#N/A" table:formula="of:=[.L100]&amp;&quot;_&quot;&amp;[.J100]&amp;&quot;_&quot;&amp;[.K100]" table:style-name="ce1">
            <text:p>#N/A</text:p>
          </table:table-cell>
          <table:table-cell office:value-type="error" office:string-value="#N/A" table:formula="of:=VLOOKUP([.M100];[Sheet2.$G$5:.$H$24];2;0)" table:style-name="ce1">
            <text:p>#N/A</text:p>
          </table:table-cell>
          <table:table-cell office:value-type="float" office:value="0.76500000000000001" table:formula="of:=VLOOKUP([.B100];[Pivot_Table_Sheet1_1.$A$2:.$C$126];2;0)" table:style-name="ce15">
            <text:p>0.765</text:p>
          </table:table-cell>
          <table:table-cell office:value-type="error" office:string-value="#N/A" table:formula="of:=IF([.L100]=&quot;fwd&quot;;&#10;VLOOKUP([.J100];[Sheet2.$J$18:.$Q$22];3;FALSE())+COM.MICROSOFT.CEILING(([.O100]-0.5)/0.5;1)*VLOOKUP([.J100];[Sheet2.$J$18:.$Q$22];2;FALSE());&#10;VLOOKUP([.J100];[Sheet2.$J$18:.$Q$22];6;FALSE())+COM.MICROSOFT.CEILING(([.O100]-0.5)/0.5;1)*VLOOKUP([.J100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333100</text:p>
          </table:table-cell>
          <table:table-cell office:value-type="string" table:style-name="ce2">
            <text:p>2001807329</text:p>
          </table:table-cell>
          <table:table-cell office:value-type="string" table:style-name="ce1">
            <text:p>0.73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02039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101];[Sheet1.$A$2:.$G$401];3;0)" table:style-name="ce1">
            <text:p>1.00</text:p>
          </table:table-cell>
          <table:table-cell office:value-type="error" office:string-value="#N/A" table:formula="of:=VLOOKUP([.D101];['file:///C:/home/rgukt-basar/Downloads/Company%20X%20-%20Pincode%20Zones.xlsx'#Sheet1.A101:.C224];3;0)" table:style-name="ce1">
            <text:p>#N/A</text:p>
          </table:table-cell>
          <table:table-cell office:value-type="error" office:string-value="#NAME?" table:formula="of:=VLOOKUP([.B101];[Sheet1.$A$2:.$I$401];9;0)" table:style-name="ce1">
            <text:p>#NAME?</text:p>
          </table:table-cell>
          <table:table-cell office:value-type="string" office:string-value="fwd" table:formula="of:=IF(ISNUMBER(SEARCH(&quot;Forward and RTO charges&quot;;[.G101]));&quot;rto&quot;;&#10; IF(ISNUMBER(SEARCH(&quot;Forward charges&quot;;[.G101]));&quot;fwd&quot;))" table:style-name="ce1">
            <text:p>fwd</text:p>
          </table:table-cell>
          <table:table-cell office:value-type="error" office:string-value="#N/A" table:formula="of:=[.L101]&amp;&quot;_&quot;&amp;[.J101]&amp;&quot;_&quot;&amp;[.K101]" table:style-name="ce1">
            <text:p>#N/A</text:p>
          </table:table-cell>
          <table:table-cell office:value-type="error" office:string-value="#N/A" table:formula="of:=VLOOKUP([.M101];[Sheet2.$G$5:.$H$24];2;0)" table:style-name="ce1">
            <text:p>#N/A</text:p>
          </table:table-cell>
          <table:table-cell office:value-type="float" office:value="0.5" table:formula="of:=VLOOKUP([.B101];[Pivot_Table_Sheet1_1.$A$2:.$C$126];2;0)" table:style-name="ce15">
            <text:p>0.5</text:p>
          </table:table-cell>
          <table:table-cell office:value-type="error" office:string-value="#N/A" table:formula="of:=IF([.L101]=&quot;fwd&quot;;&#10;VLOOKUP([.J101];[Sheet2.$J$18:.$Q$22];3;FALSE())+COM.MICROSOFT.CEILING(([.O101]-0.5)/0.5;1)*VLOOKUP([.J101];[Sheet2.$J$18:.$Q$22];2;FALSE());&#10;VLOOKUP([.J101];[Sheet2.$J$18:.$Q$22];6;FALSE())+COM.MICROSOFT.CEILING(([.O101]-0.5)/0.5;1)*VLOOKUP([.J101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333251</text:p>
          </table:table-cell>
          <table:table-cell office:value-type="string" table:style-name="ce2">
            <text:p>2001807613</text:p>
          </table:table-cell>
          <table:table-cell office:value-type="string" table:style-name="ce1">
            <text:p>1.04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3580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135</text:p>
          </table:table-cell>
          <table:table-cell office:value-type="string" office:string-value="1.00" table:formula="of:=VLOOKUP([.B102];[Sheet1.$A$2:.$G$401];3;0)" table:style-name="ce1">
            <text:p>1.00</text:p>
          </table:table-cell>
          <table:table-cell office:value-type="error" office:string-value="#N/A" table:formula="of:=VLOOKUP([.D102];['file:///C:/home/rgukt-basar/Downloads/Company%20X%20-%20Pincode%20Zones.xlsx'#Sheet1.A102:.C225];3;0)" table:style-name="ce1">
            <text:p>#N/A</text:p>
          </table:table-cell>
          <table:table-cell office:value-type="error" office:string-value="#NAME?" table:formula="of:=VLOOKUP([.B102];[Sheet1.$A$2:.$I$401];9;0)" table:style-name="ce1">
            <text:p>#NAME?</text:p>
          </table:table-cell>
          <table:table-cell office:value-type="string" office:string-value="fwd" table:formula="of:=IF(ISNUMBER(SEARCH(&quot;Forward and RTO charges&quot;;[.G102]));&quot;rto&quot;;&#10; IF(ISNUMBER(SEARCH(&quot;Forward charges&quot;;[.G102]));&quot;fwd&quot;))" table:style-name="ce1">
            <text:p>fwd</text:p>
          </table:table-cell>
          <table:table-cell office:value-type="error" office:string-value="#N/A" table:formula="of:=[.L102]&amp;&quot;_&quot;&amp;[.J102]&amp;&quot;_&quot;&amp;[.K102]" table:style-name="ce1">
            <text:p>#N/A</text:p>
          </table:table-cell>
          <table:table-cell office:value-type="error" office:string-value="#N/A" table:formula="of:=VLOOKUP([.M102];[Sheet2.$G$5:.$H$24];2;0)" table:style-name="ce1">
            <text:p>#N/A</text:p>
          </table:table-cell>
          <table:table-cell office:value-type="float" office:value="0.83" table:formula="of:=VLOOKUP([.B102];[Pivot_Table_Sheet1_1.$A$2:.$C$126];2;0)" table:style-name="ce15">
            <text:p>0.83</text:p>
          </table:table-cell>
          <table:table-cell office:value-type="error" office:string-value="#N/A" table:formula="of:=IF([.L102]=&quot;fwd&quot;;&#10;VLOOKUP([.J102];[Sheet2.$J$18:.$Q$22];3;FALSE())+COM.MICROSOFT.CEILING(([.O102]-0.5)/0.5;1)*VLOOKUP([.J102];[Sheet2.$J$18:.$Q$22];2;FALSE());&#10;VLOOKUP([.J102];[Sheet2.$J$18:.$Q$22];6;FALSE())+COM.MICROSOFT.CEILING(([.O102]-0.5)/0.5;1)*VLOOKUP([.J102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436346</text:p>
          </table:table-cell>
          <table:table-cell office:value-type="string" table:style-name="ce2">
            <text:p>2001808475</text:p>
          </table:table-cell>
          <table:table-cell office:value-type="string" table:style-name="ce1">
            <text:p>0.7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3500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103];[Sheet1.$A$2:.$G$401];3;0)" table:style-name="ce1">
            <text:p>1.00</text:p>
          </table:table-cell>
          <table:table-cell office:value-type="error" office:string-value="#N/A" table:formula="of:=VLOOKUP([.D103];['file:///C:/home/rgukt-basar/Downloads/Company%20X%20-%20Pincode%20Zones.xlsx'#Sheet1.A103:.C226];3;0)" table:style-name="ce1">
            <text:p>#N/A</text:p>
          </table:table-cell>
          <table:table-cell office:value-type="error" office:string-value="#NAME?" table:formula="of:=VLOOKUP([.B103];[Sheet1.$A$2:.$I$401];9;0)" table:style-name="ce1">
            <text:p>#NAME?</text:p>
          </table:table-cell>
          <table:table-cell office:value-type="string" office:string-value="fwd" table:formula="of:=IF(ISNUMBER(SEARCH(&quot;Forward and RTO charges&quot;;[.G103]));&quot;rto&quot;;&#10; IF(ISNUMBER(SEARCH(&quot;Forward charges&quot;;[.G103]));&quot;fwd&quot;))" table:style-name="ce1">
            <text:p>fwd</text:p>
          </table:table-cell>
          <table:table-cell office:value-type="error" office:string-value="#N/A" table:formula="of:=[.L103]&amp;&quot;_&quot;&amp;[.J103]&amp;&quot;_&quot;&amp;[.K103]" table:style-name="ce1">
            <text:p>#N/A</text:p>
          </table:table-cell>
          <table:table-cell office:value-type="error" office:string-value="#N/A" table:formula="of:=VLOOKUP([.M103];[Sheet2.$G$5:.$H$24];2;0)" table:style-name="ce1">
            <text:p>#N/A</text:p>
          </table:table-cell>
          <table:table-cell office:value-type="float" office:value="0.5" table:formula="of:=VLOOKUP([.B103];[Pivot_Table_Sheet1_1.$A$2:.$C$126];2;0)" table:style-name="ce15">
            <text:p>0.5</text:p>
          </table:table-cell>
          <table:table-cell office:value-type="error" office:string-value="#N/A" table:formula="of:=IF([.L103]=&quot;fwd&quot;;&#10;VLOOKUP([.J103];[Sheet2.$J$18:.$Q$22];3;FALSE())+COM.MICROSOFT.CEILING(([.O103]-0.5)/0.5;1)*VLOOKUP([.J103];[Sheet2.$J$18:.$Q$22];2;FALSE());&#10;VLOOKUP([.J103];[Sheet2.$J$18:.$Q$22];6;FALSE())+COM.MICROSOFT.CEILING(([.O103]-0.5)/0.5;1)*VLOOKUP([.J103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436652</text:p>
          </table:table-cell>
          <table:table-cell office:value-type="string" table:style-name="ce2">
            <text:p>2001808585</text:p>
          </table:table-cell>
          <table:table-cell office:value-type="string" table:style-name="ce1">
            <text:p>0.72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17510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61.3</text:p>
          </table:table-cell>
          <table:table-cell office:value-type="string" office:string-value="1.00" table:formula="of:=VLOOKUP([.B104];[Sheet1.$A$2:.$G$401];3;0)" table:style-name="ce1">
            <text:p>1.00</text:p>
          </table:table-cell>
          <table:table-cell office:value-type="error" office:string-value="#N/A" table:formula="of:=VLOOKUP([.D104];['file:///C:/home/rgukt-basar/Downloads/Company%20X%20-%20Pincode%20Zones.xlsx'#Sheet1.A104:.C227];3;0)" table:style-name="ce1">
            <text:p>#N/A</text:p>
          </table:table-cell>
          <table:table-cell office:value-type="error" office:string-value="#NAME?" table:formula="of:=VLOOKUP([.B104];[Sheet1.$A$2:.$I$401];9;0)" table:style-name="ce1">
            <text:p>#NAME?</text:p>
          </table:table-cell>
          <table:table-cell office:value-type="string" office:string-value="fwd" table:formula="of:=IF(ISNUMBER(SEARCH(&quot;Forward and RTO charges&quot;;[.G104]));&quot;rto&quot;;&#10; IF(ISNUMBER(SEARCH(&quot;Forward charges&quot;;[.G104]));&quot;fwd&quot;))" table:style-name="ce1">
            <text:p>fwd</text:p>
          </table:table-cell>
          <table:table-cell office:value-type="error" office:string-value="#N/A" table:formula="of:=[.L104]&amp;&quot;_&quot;&amp;[.J104]&amp;&quot;_&quot;&amp;[.K104]" table:style-name="ce1">
            <text:p>#N/A</text:p>
          </table:table-cell>
          <table:table-cell office:value-type="error" office:string-value="#N/A" table:formula="of:=VLOOKUP([.M104];[Sheet2.$G$5:.$H$24];2;0)" table:style-name="ce1">
            <text:p>#N/A</text:p>
          </table:table-cell>
          <table:table-cell office:value-type="float" office:value="0.5" table:formula="of:=VLOOKUP([.B104];[Pivot_Table_Sheet1_1.$A$2:.$C$126];2;0)" table:style-name="ce15">
            <text:p>0.5</text:p>
          </table:table-cell>
          <table:table-cell office:value-type="error" office:string-value="#N/A" table:formula="of:=IF([.L104]=&quot;fwd&quot;;&#10;VLOOKUP([.J104];[Sheet2.$J$18:.$Q$22];3;FALSE())+COM.MICROSOFT.CEILING(([.O104]-0.5)/0.5;1)*VLOOKUP([.J104];[Sheet2.$J$18:.$Q$22];2;FALSE());&#10;VLOOKUP([.J104];[Sheet2.$J$18:.$Q$22];6;FALSE())+COM.MICROSOFT.CEILING(([.O104]-0.5)/0.5;1)*VLOOKUP([.J104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437035</text:p>
          </table:table-cell>
          <table:table-cell office:value-type="string" table:style-name="ce2">
            <text:p>2001808679</text:p>
          </table:table-cell>
          <table:table-cell office:value-type="string" table:style-name="ce1">
            <text:p>0.72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0390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105];[Sheet1.$A$2:.$G$401];3;0)" table:style-name="ce1">
            <text:p>1.00</text:p>
          </table:table-cell>
          <table:table-cell office:value-type="error" office:string-value="#N/A" table:formula="of:=VLOOKUP([.D105];['file:///C:/home/rgukt-basar/Downloads/Company%20X%20-%20Pincode%20Zones.xlsx'#Sheet1.A105:.C228];3;0)" table:style-name="ce1">
            <text:p>#N/A</text:p>
          </table:table-cell>
          <table:table-cell office:value-type="error" office:string-value="#NAME?" table:formula="of:=VLOOKUP([.B105];[Sheet1.$A$2:.$I$401];9;0)" table:style-name="ce1">
            <text:p>#NAME?</text:p>
          </table:table-cell>
          <table:table-cell office:value-type="string" office:string-value="fwd" table:formula="of:=IF(ISNUMBER(SEARCH(&quot;Forward and RTO charges&quot;;[.G105]));&quot;rto&quot;;&#10; IF(ISNUMBER(SEARCH(&quot;Forward charges&quot;;[.G105]));&quot;fwd&quot;))" table:style-name="ce1">
            <text:p>fwd</text:p>
          </table:table-cell>
          <table:table-cell office:value-type="error" office:string-value="#N/A" table:formula="of:=[.L105]&amp;&quot;_&quot;&amp;[.J105]&amp;&quot;_&quot;&amp;[.K105]" table:style-name="ce1">
            <text:p>#N/A</text:p>
          </table:table-cell>
          <table:table-cell office:value-type="error" office:string-value="#N/A" table:formula="of:=VLOOKUP([.M105];[Sheet2.$G$5:.$H$24];2;0)" table:style-name="ce1">
            <text:p>#N/A</text:p>
          </table:table-cell>
          <table:table-cell office:value-type="float" office:value="0.5" table:formula="of:=VLOOKUP([.B105];[Pivot_Table_Sheet1_1.$A$2:.$C$126];2;0)" table:style-name="ce15">
            <text:p>0.5</text:p>
          </table:table-cell>
          <table:table-cell office:value-type="error" office:string-value="#N/A" table:formula="of:=IF([.L105]=&quot;fwd&quot;;&#10;VLOOKUP([.J105];[Sheet2.$J$18:.$Q$22];3;FALSE())+COM.MICROSOFT.CEILING(([.O105]-0.5)/0.5;1)*VLOOKUP([.J105];[Sheet2.$J$18:.$Q$22];2;FALSE());&#10;VLOOKUP([.J105];[Sheet2.$J$18:.$Q$22];6;FALSE())+COM.MICROSOFT.CEILING(([.O105]-0.5)/0.5;1)*VLOOKUP([.J105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437293</text:p>
          </table:table-cell>
          <table:table-cell office:value-type="string" table:style-name="ce2">
            <text:p>2001808739</text:p>
          </table:table-cell>
          <table:table-cell office:value-type="string" table:style-name="ce1">
            <text:p>1.63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4201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179.8</text:p>
          </table:table-cell>
          <table:table-cell office:value-type="string" office:string-value="1.00" table:formula="of:=VLOOKUP([.B106];[Sheet1.$A$2:.$G$401];3;0)" table:style-name="ce1">
            <text:p>1.00</text:p>
          </table:table-cell>
          <table:table-cell office:value-type="error" office:string-value="#N/A" table:formula="of:=VLOOKUP([.D106];['file:///C:/home/rgukt-basar/Downloads/Company%20X%20-%20Pincode%20Zones.xlsx'#Sheet1.A106:.C229];3;0)" table:style-name="ce1">
            <text:p>#N/A</text:p>
          </table:table-cell>
          <table:table-cell office:value-type="error" office:string-value="#NAME?" table:formula="of:=VLOOKUP([.B106];[Sheet1.$A$2:.$I$401];9;0)" table:style-name="ce1">
            <text:p>#NAME?</text:p>
          </table:table-cell>
          <table:table-cell office:value-type="string" office:string-value="fwd" table:formula="of:=IF(ISNUMBER(SEARCH(&quot;Forward and RTO charges&quot;;[.G106]));&quot;rto&quot;;&#10; IF(ISNUMBER(SEARCH(&quot;Forward charges&quot;;[.G106]));&quot;fwd&quot;))" table:style-name="ce1">
            <text:p>fwd</text:p>
          </table:table-cell>
          <table:table-cell office:value-type="error" office:string-value="#N/A" table:formula="of:=[.L106]&amp;&quot;_&quot;&amp;[.J106]&amp;&quot;_&quot;&amp;[.K106]" table:style-name="ce1">
            <text:p>#N/A</text:p>
          </table:table-cell>
          <table:table-cell office:value-type="error" office:string-value="#N/A" table:formula="of:=VLOOKUP([.M106];[Sheet2.$G$5:.$H$24];2;0)" table:style-name="ce1">
            <text:p>#N/A</text:p>
          </table:table-cell>
          <table:table-cell office:value-type="float" office:value="0.22" table:formula="of:=VLOOKUP([.B106];[Pivot_Table_Sheet1_1.$A$2:.$C$126];2;0)" table:style-name="ce15">
            <text:p>0.22</text:p>
          </table:table-cell>
          <table:table-cell office:value-type="error" office:string-value="#N/A" table:formula="of:=IF([.L106]=&quot;fwd&quot;;&#10;VLOOKUP([.J106];[Sheet2.$J$18:.$Q$22];3;FALSE())+COM.MICROSOFT.CEILING(([.O106]-0.5)/0.5;1)*VLOOKUP([.J106];[Sheet2.$J$18:.$Q$22];2;FALSE());&#10;VLOOKUP([.J106];[Sheet2.$J$18:.$Q$22];6;FALSE())+COM.MICROSOFT.CEILING(([.O106]-0.5)/0.5;1)*VLOOKUP([.J106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437864</text:p>
          </table:table-cell>
          <table:table-cell office:value-type="string" table:style-name="ce2">
            <text:p>2001808832</text:p>
          </table:table-cell>
          <table:table-cell office:value-type="string" table:style-name="ce1">
            <text:p>2.47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3400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224.6</text:p>
          </table:table-cell>
          <table:table-cell office:value-type="string" office:string-value="1.00" table:formula="of:=VLOOKUP([.B107];[Sheet1.$A$2:.$G$401];3;0)" table:style-name="ce1">
            <text:p>1.00</text:p>
          </table:table-cell>
          <table:table-cell office:value-type="error" office:string-value="#N/A" table:formula="of:=VLOOKUP([.D107];['file:///C:/home/rgukt-basar/Downloads/Company%20X%20-%20Pincode%20Zones.xlsx'#Sheet1.A107:.C230];3;0)" table:style-name="ce1">
            <text:p>#N/A</text:p>
          </table:table-cell>
          <table:table-cell office:value-type="error" office:string-value="#NAME?" table:formula="of:=VLOOKUP([.B107];[Sheet1.$A$2:.$I$401];9;0)" table:style-name="ce1">
            <text:p>#NAME?</text:p>
          </table:table-cell>
          <table:table-cell office:value-type="string" office:string-value="fwd" table:formula="of:=IF(ISNUMBER(SEARCH(&quot;Forward and RTO charges&quot;;[.G107]));&quot;rto&quot;;&#10; IF(ISNUMBER(SEARCH(&quot;Forward charges&quot;;[.G107]));&quot;fwd&quot;))" table:style-name="ce1">
            <text:p>fwd</text:p>
          </table:table-cell>
          <table:table-cell office:value-type="error" office:string-value="#N/A" table:formula="of:=[.L107]&amp;&quot;_&quot;&amp;[.J107]&amp;&quot;_&quot;&amp;[.K107]" table:style-name="ce1">
            <text:p>#N/A</text:p>
          </table:table-cell>
          <table:table-cell office:value-type="error" office:string-value="#N/A" table:formula="of:=VLOOKUP([.M107];[Sheet2.$G$5:.$H$24];2;0)" table:style-name="ce1">
            <text:p>#N/A</text:p>
          </table:table-cell>
          <table:table-cell office:value-type="float" office:value="0.6" table:formula="of:=VLOOKUP([.B107];[Pivot_Table_Sheet1_1.$A$2:.$C$126];2;0)" table:style-name="ce15">
            <text:p>0.6</text:p>
          </table:table-cell>
          <table:table-cell office:value-type="error" office:string-value="#N/A" table:formula="of:=IF([.L107]=&quot;fwd&quot;;&#10;VLOOKUP([.J107];[Sheet2.$J$18:.$Q$22];3;FALSE())+COM.MICROSOFT.CEILING(([.O107]-0.5)/0.5;1)*VLOOKUP([.J107];[Sheet2.$J$18:.$Q$22];2;FALSE());&#10;VLOOKUP([.J107];[Sheet2.$J$18:.$Q$22];6;FALSE())+COM.MICROSOFT.CEILING(([.O107]-0.5)/0.5;1)*VLOOKUP([.J107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437890</text:p>
          </table:table-cell>
          <table:table-cell office:value-type="string" table:style-name="ce2">
            <text:p>2001808837</text:p>
          </table:table-cell>
          <table:table-cell office:value-type="string" table:style-name="ce1">
            <text:p>0.67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0203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108];[Sheet1.$A$2:.$G$401];3;0)" table:style-name="ce1">
            <text:p>1.00</text:p>
          </table:table-cell>
          <table:table-cell office:value-type="error" office:string-value="#N/A" table:formula="of:=VLOOKUP([.D108];['file:///C:/home/rgukt-basar/Downloads/Company%20X%20-%20Pincode%20Zones.xlsx'#Sheet1.A108:.C231];3;0)" table:style-name="ce1">
            <text:p>#N/A</text:p>
          </table:table-cell>
          <table:table-cell office:value-type="error" office:string-value="#NAME?" table:formula="of:=VLOOKUP([.B108];[Sheet1.$A$2:.$I$401];9;0)" table:style-name="ce1">
            <text:p>#NAME?</text:p>
          </table:table-cell>
          <table:table-cell office:value-type="string" office:string-value="fwd" table:formula="of:=IF(ISNUMBER(SEARCH(&quot;Forward and RTO charges&quot;;[.G108]));&quot;rto&quot;;&#10; IF(ISNUMBER(SEARCH(&quot;Forward charges&quot;;[.G108]));&quot;fwd&quot;))" table:style-name="ce1">
            <text:p>fwd</text:p>
          </table:table-cell>
          <table:table-cell office:value-type="error" office:string-value="#N/A" table:formula="of:=[.L108]&amp;&quot;_&quot;&amp;[.J108]&amp;&quot;_&quot;&amp;[.K108]" table:style-name="ce1">
            <text:p>#N/A</text:p>
          </table:table-cell>
          <table:table-cell office:value-type="error" office:string-value="#N/A" table:formula="of:=VLOOKUP([.M108];[Sheet2.$G$5:.$H$24];2;0)" table:style-name="ce1">
            <text:p>#N/A</text:p>
          </table:table-cell>
          <table:table-cell office:value-type="float" office:value="0.5" table:formula="of:=VLOOKUP([.B108];[Pivot_Table_Sheet1_1.$A$2:.$C$126];2;0)" table:style-name="ce15">
            <text:p>0.5</text:p>
          </table:table-cell>
          <table:table-cell office:value-type="error" office:string-value="#N/A" table:formula="of:=IF([.L108]=&quot;fwd&quot;;&#10;VLOOKUP([.J108];[Sheet2.$J$18:.$Q$22];3;FALSE())+COM.MICROSOFT.CEILING(([.O108]-0.5)/0.5;1)*VLOOKUP([.J108];[Sheet2.$J$18:.$Q$22];2;FALSE());&#10;VLOOKUP([.J108];[Sheet2.$J$18:.$Q$22];6;FALSE())+COM.MICROSOFT.CEILING(([.O108]-0.5)/0.5;1)*VLOOKUP([.J108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438074</text:p>
          </table:table-cell>
          <table:table-cell office:value-type="string" table:style-name="ce2">
            <text:p>2001808883</text:p>
          </table:table-cell>
          <table:table-cell office:value-type="string" table:style-name="ce1">
            <text:p>0.72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0201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109];[Sheet1.$A$2:.$G$401];3;0)" table:style-name="ce1">
            <text:p>1.00</text:p>
          </table:table-cell>
          <table:table-cell office:value-type="error" office:string-value="#N/A" table:formula="of:=VLOOKUP([.D109];['file:///C:/home/rgukt-basar/Downloads/Company%20X%20-%20Pincode%20Zones.xlsx'#Sheet1.A109:.C232];3;0)" table:style-name="ce1">
            <text:p>#N/A</text:p>
          </table:table-cell>
          <table:table-cell office:value-type="error" office:string-value="#NAME?" table:formula="of:=VLOOKUP([.B109];[Sheet1.$A$2:.$I$401];9;0)" table:style-name="ce1">
            <text:p>#NAME?</text:p>
          </table:table-cell>
          <table:table-cell office:value-type="string" office:string-value="fwd" table:formula="of:=IF(ISNUMBER(SEARCH(&quot;Forward and RTO charges&quot;;[.G109]));&quot;rto&quot;;&#10; IF(ISNUMBER(SEARCH(&quot;Forward charges&quot;;[.G109]));&quot;fwd&quot;))" table:style-name="ce1">
            <text:p>fwd</text:p>
          </table:table-cell>
          <table:table-cell office:value-type="error" office:string-value="#N/A" table:formula="of:=[.L109]&amp;&quot;_&quot;&amp;[.J109]&amp;&quot;_&quot;&amp;[.K109]" table:style-name="ce1">
            <text:p>#N/A</text:p>
          </table:table-cell>
          <table:table-cell office:value-type="error" office:string-value="#N/A" table:formula="of:=VLOOKUP([.M109];[Sheet2.$G$5:.$H$24];2;0)" table:style-name="ce1">
            <text:p>#N/A</text:p>
          </table:table-cell>
          <table:table-cell office:value-type="float" office:value="0.5" table:formula="of:=VLOOKUP([.B109];[Pivot_Table_Sheet1_1.$A$2:.$C$126];2;0)" table:style-name="ce15">
            <text:p>0.5</text:p>
          </table:table-cell>
          <table:table-cell office:value-type="error" office:string-value="#N/A" table:formula="of:=IF([.L109]=&quot;fwd&quot;;&#10;VLOOKUP([.J109];[Sheet2.$J$18:.$Q$22];3;FALSE())+COM.MICROSOFT.CEILING(([.O109]-0.5)/0.5;1)*VLOOKUP([.J109];[Sheet2.$J$18:.$Q$22];2;FALSE());&#10;VLOOKUP([.J109];[Sheet2.$J$18:.$Q$22];6;FALSE())+COM.MICROSOFT.CEILING(([.O109]-0.5)/0.5;1)*VLOOKUP([.J109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611501</text:p>
          </table:table-cell>
          <table:table-cell office:value-type="string" table:style-name="ce2">
            <text:p>2001808992</text:p>
          </table:table-cell>
          <table:table-cell office:value-type="string" table:style-name="ce1">
            <text:p>0.72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4201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110];[Sheet1.$A$2:.$G$401];3;0)" table:style-name="ce1">
            <text:p>1.00</text:p>
          </table:table-cell>
          <table:table-cell office:value-type="error" office:string-value="#N/A" table:formula="of:=VLOOKUP([.D110];['file:///C:/home/rgukt-basar/Downloads/Company%20X%20-%20Pincode%20Zones.xlsx'#Sheet1.A110:.C233];3;0)" table:style-name="ce1">
            <text:p>#N/A</text:p>
          </table:table-cell>
          <table:table-cell office:value-type="error" office:string-value="#NAME?" table:formula="of:=VLOOKUP([.B110];[Sheet1.$A$2:.$I$401];9;0)" table:style-name="ce1">
            <text:p>#NAME?</text:p>
          </table:table-cell>
          <table:table-cell office:value-type="string" office:string-value="fwd" table:formula="of:=IF(ISNUMBER(SEARCH(&quot;Forward and RTO charges&quot;;[.G110]));&quot;rto&quot;;&#10; IF(ISNUMBER(SEARCH(&quot;Forward charges&quot;;[.G110]));&quot;fwd&quot;))" table:style-name="ce1">
            <text:p>fwd</text:p>
          </table:table-cell>
          <table:table-cell office:value-type="error" office:string-value="#N/A" table:formula="of:=[.L110]&amp;&quot;_&quot;&amp;[.J110]&amp;&quot;_&quot;&amp;[.K110]" table:style-name="ce1">
            <text:p>#N/A</text:p>
          </table:table-cell>
          <table:table-cell office:value-type="error" office:string-value="#N/A" table:formula="of:=VLOOKUP([.M110];[Sheet2.$G$5:.$H$24];2;0)" table:style-name="ce1">
            <text:p>#N/A</text:p>
          </table:table-cell>
          <table:table-cell office:value-type="float" office:value="0.5" table:formula="of:=VLOOKUP([.B110];[Pivot_Table_Sheet1_1.$A$2:.$C$126];2;0)" table:style-name="ce15">
            <text:p>0.5</text:p>
          </table:table-cell>
          <table:table-cell office:value-type="error" office:string-value="#N/A" table:formula="of:=IF([.L110]=&quot;fwd&quot;;&#10;VLOOKUP([.J110];[Sheet2.$J$18:.$Q$22];3;FALSE())+COM.MICROSOFT.CEILING(([.O110]-0.5)/0.5;1)*VLOOKUP([.J110];[Sheet2.$J$18:.$Q$22];2;FALSE());&#10;VLOOKUP([.J110];[Sheet2.$J$18:.$Q$22];6;FALSE())+COM.MICROSOFT.CEILING(([.O110]-0.5)/0.5;1)*VLOOKUP([.J110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613962</text:p>
          </table:table-cell>
          <table:table-cell office:value-type="string" table:style-name="ce2">
            <text:p>2001809270</text:p>
          </table:table-cell>
          <table:table-cell office:value-type="string" table:style-name="ce1">
            <text:p>0.68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2400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111];[Sheet1.$A$2:.$G$401];3;0)" table:style-name="ce1">
            <text:p>1.00</text:p>
          </table:table-cell>
          <table:table-cell office:value-type="error" office:string-value="#N/A" table:formula="of:=VLOOKUP([.D111];['file:///C:/home/rgukt-basar/Downloads/Company%20X%20-%20Pincode%20Zones.xlsx'#Sheet1.A111:.C234];3;0)" table:style-name="ce1">
            <text:p>#N/A</text:p>
          </table:table-cell>
          <table:table-cell office:value-type="error" office:string-value="#NAME?" table:formula="of:=VLOOKUP([.B111];[Sheet1.$A$2:.$I$401];9;0)" table:style-name="ce1">
            <text:p>#NAME?</text:p>
          </table:table-cell>
          <table:table-cell office:value-type="string" office:string-value="fwd" table:formula="of:=IF(ISNUMBER(SEARCH(&quot;Forward and RTO charges&quot;;[.G111]));&quot;rto&quot;;&#10; IF(ISNUMBER(SEARCH(&quot;Forward charges&quot;;[.G111]));&quot;fwd&quot;))" table:style-name="ce1">
            <text:p>fwd</text:p>
          </table:table-cell>
          <table:table-cell office:value-type="error" office:string-value="#N/A" table:formula="of:=[.L111]&amp;&quot;_&quot;&amp;[.J111]&amp;&quot;_&quot;&amp;[.K111]" table:style-name="ce1">
            <text:p>#N/A</text:p>
          </table:table-cell>
          <table:table-cell office:value-type="error" office:string-value="#N/A" table:formula="of:=VLOOKUP([.M111];[Sheet2.$G$5:.$H$24];2;0)" table:style-name="ce1">
            <text:p>#N/A</text:p>
          </table:table-cell>
          <table:table-cell office:value-type="float" office:value="0.5" table:formula="of:=VLOOKUP([.B111];[Pivot_Table_Sheet1_1.$A$2:.$C$126];2;0)" table:style-name="ce15">
            <text:p>0.5</text:p>
          </table:table-cell>
          <table:table-cell office:value-type="error" office:string-value="#N/A" table:formula="of:=IF([.L111]=&quot;fwd&quot;;&#10;VLOOKUP([.J111];[Sheet2.$J$18:.$Q$22];3;FALSE())+COM.MICROSOFT.CEILING(([.O111]-0.5)/0.5;1)*VLOOKUP([.J111];[Sheet2.$J$18:.$Q$22];2;FALSE());&#10;VLOOKUP([.J111];[Sheet2.$J$18:.$Q$22];6;FALSE())+COM.MICROSOFT.CEILING(([.O111]-0.5)/0.5;1)*VLOOKUP([.J111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803511</text:p>
          </table:table-cell>
          <table:table-cell office:value-type="string" table:style-name="ce2">
            <text:p>2001809934</text:p>
          </table:table-cell>
          <table:table-cell office:value-type="string" table:style-name="ce1">
            <text:p>0.82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0200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112];[Sheet1.$A$2:.$G$401];3;0)" table:style-name="ce1">
            <text:p>1.00</text:p>
          </table:table-cell>
          <table:table-cell office:value-type="error" office:string-value="#N/A" table:formula="of:=VLOOKUP([.D112];['file:///C:/home/rgukt-basar/Downloads/Company%20X%20-%20Pincode%20Zones.xlsx'#Sheet1.A112:.C235];3;0)" table:style-name="ce1">
            <text:p>#N/A</text:p>
          </table:table-cell>
          <table:table-cell office:value-type="error" office:string-value="#NAME?" table:formula="of:=VLOOKUP([.B112];[Sheet1.$A$2:.$I$401];9;0)" table:style-name="ce1">
            <text:p>#NAME?</text:p>
          </table:table-cell>
          <table:table-cell office:value-type="string" office:string-value="fwd" table:formula="of:=IF(ISNUMBER(SEARCH(&quot;Forward and RTO charges&quot;;[.G112]));&quot;rto&quot;;&#10; IF(ISNUMBER(SEARCH(&quot;Forward charges&quot;;[.G112]));&quot;fwd&quot;))" table:style-name="ce1">
            <text:p>fwd</text:p>
          </table:table-cell>
          <table:table-cell office:value-type="error" office:string-value="#N/A" table:formula="of:=[.L112]&amp;&quot;_&quot;&amp;[.J112]&amp;&quot;_&quot;&amp;[.K112]" table:style-name="ce1">
            <text:p>#N/A</text:p>
          </table:table-cell>
          <table:table-cell office:value-type="error" office:string-value="#N/A" table:formula="of:=VLOOKUP([.M112];[Sheet2.$G$5:.$H$24];2;0)" table:style-name="ce1">
            <text:p>#N/A</text:p>
          </table:table-cell>
          <table:table-cell office:value-type="float" office:value="0.36099999999999999" table:formula="of:=VLOOKUP([.B112];[Pivot_Table_Sheet1_1.$A$2:.$C$126];2;0)" table:style-name="ce15">
            <text:p>0.361</text:p>
          </table:table-cell>
          <table:table-cell office:value-type="error" office:string-value="#N/A" table:formula="of:=IF([.L112]=&quot;fwd&quot;;&#10;VLOOKUP([.J112];[Sheet2.$J$18:.$Q$22];3;FALSE())+COM.MICROSOFT.CEILING(([.O112]-0.5)/0.5;1)*VLOOKUP([.J112];[Sheet2.$J$18:.$Q$22];2;FALSE());&#10;VLOOKUP([.J112];[Sheet2.$J$18:.$Q$22];6;FALSE())+COM.MICROSOFT.CEILING(([.O112]-0.5)/0.5;1)*VLOOKUP([.J112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804314</text:p>
          </table:table-cell>
          <table:table-cell office:value-type="string" table:style-name="ce2">
            <text:p>2001810125</text:p>
          </table:table-cell>
          <table:table-cell office:value-type="string" table:style-name="ce1">
            <text:p>0.66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0200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113];[Sheet1.$A$2:.$G$401];3;0)" table:style-name="ce1">
            <text:p>1.00</text:p>
          </table:table-cell>
          <table:table-cell office:value-type="error" office:string-value="#N/A" table:formula="of:=VLOOKUP([.D113];['file:///C:/home/rgukt-basar/Downloads/Company%20X%20-%20Pincode%20Zones.xlsx'#Sheet1.A113:.C236];3;0)" table:style-name="ce1">
            <text:p>#N/A</text:p>
          </table:table-cell>
          <table:table-cell office:value-type="error" office:string-value="#NAME?" table:formula="of:=VLOOKUP([.B113];[Sheet1.$A$2:.$I$401];9;0)" table:style-name="ce1">
            <text:p>#NAME?</text:p>
          </table:table-cell>
          <table:table-cell office:value-type="string" office:string-value="fwd" table:formula="of:=IF(ISNUMBER(SEARCH(&quot;Forward and RTO charges&quot;;[.G113]));&quot;rto&quot;;&#10; IF(ISNUMBER(SEARCH(&quot;Forward charges&quot;;[.G113]));&quot;fwd&quot;))" table:style-name="ce1">
            <text:p>fwd</text:p>
          </table:table-cell>
          <table:table-cell office:value-type="error" office:string-value="#N/A" table:formula="of:=[.L113]&amp;&quot;_&quot;&amp;[.J113]&amp;&quot;_&quot;&amp;[.K113]" table:style-name="ce1">
            <text:p>#N/A</text:p>
          </table:table-cell>
          <table:table-cell office:value-type="error" office:string-value="#N/A" table:formula="of:=VLOOKUP([.M113];[Sheet2.$G$5:.$H$24];2;0)" table:style-name="ce1">
            <text:p>#N/A</text:p>
          </table:table-cell>
          <table:table-cell office:value-type="float" office:value="0.5" table:formula="of:=VLOOKUP([.B113];[Pivot_Table_Sheet1_1.$A$2:.$C$126];2;0)" table:style-name="ce15">
            <text:p>0.5</text:p>
          </table:table-cell>
          <table:table-cell office:value-type="error" office:string-value="#N/A" table:formula="of:=IF([.L113]=&quot;fwd&quot;;&#10;VLOOKUP([.J113];[Sheet2.$J$18:.$Q$22];3;FALSE())+COM.MICROSOFT.CEILING(([.O113]-0.5)/0.5;1)*VLOOKUP([.J113];[Sheet2.$J$18:.$Q$22];2;FALSE());&#10;VLOOKUP([.J113];[Sheet2.$J$18:.$Q$22];6;FALSE())+COM.MICROSOFT.CEILING(([.O113]-0.5)/0.5;1)*VLOOKUP([.J113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805390</text:p>
          </table:table-cell>
          <table:table-cell office:value-type="string" table:style-name="ce2">
            <text:p>2001810281</text:p>
          </table:table-cell>
          <table:table-cell office:value-type="string" table:style-name="ce1">
            <text:p>0.68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0201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114];[Sheet1.$A$2:.$G$401];3;0)" table:style-name="ce1">
            <text:p>1.00</text:p>
          </table:table-cell>
          <table:table-cell office:value-type="error" office:string-value="#N/A" table:formula="of:=VLOOKUP([.D114];['file:///C:/home/rgukt-basar/Downloads/Company%20X%20-%20Pincode%20Zones.xlsx'#Sheet1.A114:.C237];3;0)" table:style-name="ce1">
            <text:p>#N/A</text:p>
          </table:table-cell>
          <table:table-cell office:value-type="error" office:string-value="#NAME?" table:formula="of:=VLOOKUP([.B114];[Sheet1.$A$2:.$I$401];9;0)" table:style-name="ce1">
            <text:p>#NAME?</text:p>
          </table:table-cell>
          <table:table-cell office:value-type="string" office:string-value="fwd" table:formula="of:=IF(ISNUMBER(SEARCH(&quot;Forward and RTO charges&quot;;[.G114]));&quot;rto&quot;;&#10; IF(ISNUMBER(SEARCH(&quot;Forward charges&quot;;[.G114]));&quot;fwd&quot;))" table:style-name="ce1">
            <text:p>fwd</text:p>
          </table:table-cell>
          <table:table-cell office:value-type="error" office:string-value="#N/A" table:formula="of:=[.L114]&amp;&quot;_&quot;&amp;[.J114]&amp;&quot;_&quot;&amp;[.K114]" table:style-name="ce1">
            <text:p>#N/A</text:p>
          </table:table-cell>
          <table:table-cell office:value-type="error" office:string-value="#N/A" table:formula="of:=VLOOKUP([.M114];[Sheet2.$G$5:.$H$24];2;0)" table:style-name="ce1">
            <text:p>#N/A</text:p>
          </table:table-cell>
          <table:table-cell office:value-type="float" office:value="0.5" table:formula="of:=VLOOKUP([.B114];[Pivot_Table_Sheet1_1.$A$2:.$C$126];2;0)" table:style-name="ce15">
            <text:p>0.5</text:p>
          </table:table-cell>
          <table:table-cell office:value-type="error" office:string-value="#N/A" table:formula="of:=IF([.L114]=&quot;fwd&quot;;&#10;VLOOKUP([.J114];[Sheet2.$J$18:.$Q$22];3;FALSE())+COM.MICROSOFT.CEILING(([.O114]-0.5)/0.5;1)*VLOOKUP([.J114];[Sheet2.$J$18:.$Q$22];2;FALSE());&#10;VLOOKUP([.J114];[Sheet2.$J$18:.$Q$22];6;FALSE())+COM.MICROSOFT.CEILING(([.O114]-0.5)/0.5;1)*VLOOKUP([.J114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806263</text:p>
          </table:table-cell>
          <table:table-cell office:value-type="string" table:style-name="ce2">
            <text:p>2001810549</text:p>
          </table:table-cell>
          <table:table-cell office:value-type="string" table:style-name="ce1">
            <text:p>1.86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0201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179.8</text:p>
          </table:table-cell>
          <table:table-cell office:value-type="string" office:string-value="1.00" table:formula="of:=VLOOKUP([.B115];[Sheet1.$A$2:.$G$401];3;0)" table:style-name="ce1">
            <text:p>1.00</text:p>
          </table:table-cell>
          <table:table-cell office:value-type="error" office:string-value="#N/A" table:formula="of:=VLOOKUP([.D115];['file:///C:/home/rgukt-basar/Downloads/Company%20X%20-%20Pincode%20Zones.xlsx'#Sheet1.A115:.C238];3;0)" table:style-name="ce1">
            <text:p>#N/A</text:p>
          </table:table-cell>
          <table:table-cell office:value-type="error" office:string-value="#NAME?" table:formula="of:=VLOOKUP([.B115];[Sheet1.$A$2:.$I$401];9;0)" table:style-name="ce1">
            <text:p>#NAME?</text:p>
          </table:table-cell>
          <table:table-cell office:value-type="string" office:string-value="fwd" table:formula="of:=IF(ISNUMBER(SEARCH(&quot;Forward and RTO charges&quot;;[.G115]));&quot;rto&quot;;&#10; IF(ISNUMBER(SEARCH(&quot;Forward charges&quot;;[.G115]));&quot;fwd&quot;))" table:style-name="ce1">
            <text:p>fwd</text:p>
          </table:table-cell>
          <table:table-cell office:value-type="error" office:string-value="#N/A" table:formula="of:=[.L115]&amp;&quot;_&quot;&amp;[.J115]&amp;&quot;_&quot;&amp;[.K115]" table:style-name="ce1">
            <text:p>#N/A</text:p>
          </table:table-cell>
          <table:table-cell office:value-type="error" office:string-value="#N/A" table:formula="of:=VLOOKUP([.M115];[Sheet2.$G$5:.$H$24];2;0)" table:style-name="ce1">
            <text:p>#N/A</text:p>
          </table:table-cell>
          <table:table-cell office:value-type="float" office:value="0.98599999999999999" table:formula="of:=VLOOKUP([.B115];[Pivot_Table_Sheet1_1.$A$2:.$C$126];2;0)" table:style-name="ce15">
            <text:p>0.986</text:p>
          </table:table-cell>
          <table:table-cell office:value-type="error" office:string-value="#N/A" table:formula="of:=IF([.L115]=&quot;fwd&quot;;&#10;VLOOKUP([.J115];[Sheet2.$J$18:.$Q$22];3;FALSE())+COM.MICROSOFT.CEILING(([.O115]-0.5)/0.5;1)*VLOOKUP([.J115];[Sheet2.$J$18:.$Q$22];2;FALSE());&#10;VLOOKUP([.J115];[Sheet2.$J$18:.$Q$22];6;FALSE())+COM.MICROSOFT.CEILING(([.O115]-0.5)/0.5;1)*VLOOKUP([.J115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807140</text:p>
          </table:table-cell>
          <table:table-cell office:value-type="string" table:style-name="ce2">
            <text:p>2001810697</text:p>
          </table:table-cell>
          <table:table-cell office:value-type="string" table:style-name="ce1">
            <text:p>2.27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2400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224.6</text:p>
          </table:table-cell>
          <table:table-cell office:value-type="string" office:string-value="1.00" table:formula="of:=VLOOKUP([.B116];[Sheet1.$A$2:.$G$401];3;0)" table:style-name="ce1">
            <text:p>1.00</text:p>
          </table:table-cell>
          <table:table-cell office:value-type="error" office:string-value="#N/A" table:formula="of:=VLOOKUP([.D116];['file:///C:/home/rgukt-basar/Downloads/Company%20X%20-%20Pincode%20Zones.xlsx'#Sheet1.A116:.C239];3;0)" table:style-name="ce1">
            <text:p>#N/A</text:p>
          </table:table-cell>
          <table:table-cell office:value-type="error" office:string-value="#NAME?" table:formula="of:=VLOOKUP([.B116];[Sheet1.$A$2:.$I$401];9;0)" table:style-name="ce1">
            <text:p>#NAME?</text:p>
          </table:table-cell>
          <table:table-cell office:value-type="string" office:string-value="fwd" table:formula="of:=IF(ISNUMBER(SEARCH(&quot;Forward and RTO charges&quot;;[.G116]));&quot;rto&quot;;&#10; IF(ISNUMBER(SEARCH(&quot;Forward charges&quot;;[.G116]));&quot;fwd&quot;))" table:style-name="ce1">
            <text:p>fwd</text:p>
          </table:table-cell>
          <table:table-cell office:value-type="error" office:string-value="#N/A" table:formula="of:=[.L116]&amp;&quot;_&quot;&amp;[.J116]&amp;&quot;_&quot;&amp;[.K116]" table:style-name="ce1">
            <text:p>#N/A</text:p>
          </table:table-cell>
          <table:table-cell office:value-type="error" office:string-value="#N/A" table:formula="of:=VLOOKUP([.M116];[Sheet2.$G$5:.$H$24];2;0)" table:style-name="ce1">
            <text:p>#N/A</text:p>
          </table:table-cell>
          <table:table-cell office:value-type="float" office:value="0.60699999999999998" table:formula="of:=VLOOKUP([.B116];[Pivot_Table_Sheet1_1.$A$2:.$C$126];2;0)" table:style-name="ce15">
            <text:p>0.607</text:p>
          </table:table-cell>
          <table:table-cell office:value-type="error" office:string-value="#N/A" table:formula="of:=IF([.L116]=&quot;fwd&quot;;&#10;VLOOKUP([.J116];[Sheet2.$J$18:.$Q$22];3;FALSE())+COM.MICROSOFT.CEILING(([.O116]-0.5)/0.5;1)*VLOOKUP([.J116];[Sheet2.$J$18:.$Q$22];2;FALSE());&#10;VLOOKUP([.J116];[Sheet2.$J$18:.$Q$22];6;FALSE())+COM.MICROSOFT.CEILING(([.O116]-0.5)/0.5;1)*VLOOKUP([.J116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904860</text:p>
          </table:table-cell>
          <table:table-cell office:value-type="string" table:style-name="ce2">
            <text:p>2001811039</text:p>
          </table:table-cell>
          <table:table-cell office:value-type="string" table:style-name="ce1">
            <text:p>0.68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02020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117];[Sheet1.$A$2:.$G$401];3;0)" table:style-name="ce1">
            <text:p>1.00</text:p>
          </table:table-cell>
          <table:table-cell office:value-type="error" office:string-value="#N/A" table:formula="of:=VLOOKUP([.D117];['file:///C:/home/rgukt-basar/Downloads/Company%20X%20-%20Pincode%20Zones.xlsx'#Sheet1.A117:.C240];3;0)" table:style-name="ce1">
            <text:p>#N/A</text:p>
          </table:table-cell>
          <table:table-cell office:value-type="error" office:string-value="#NAME?" table:formula="of:=VLOOKUP([.B117];[Sheet1.$A$2:.$I$401];9;0)" table:style-name="ce1">
            <text:p>#NAME?</text:p>
          </table:table-cell>
          <table:table-cell office:value-type="string" office:string-value="fwd" table:formula="of:=IF(ISNUMBER(SEARCH(&quot;Forward and RTO charges&quot;;[.G117]));&quot;rto&quot;;&#10; IF(ISNUMBER(SEARCH(&quot;Forward charges&quot;;[.G117]));&quot;fwd&quot;))" table:style-name="ce1">
            <text:p>fwd</text:p>
          </table:table-cell>
          <table:table-cell office:value-type="error" office:string-value="#N/A" table:formula="of:=[.L117]&amp;&quot;_&quot;&amp;[.J117]&amp;&quot;_&quot;&amp;[.K117]" table:style-name="ce1">
            <text:p>#N/A</text:p>
          </table:table-cell>
          <table:table-cell office:value-type="error" office:string-value="#N/A" table:formula="of:=VLOOKUP([.M117];[Sheet2.$G$5:.$H$24];2;0)" table:style-name="ce1">
            <text:p>#N/A</text:p>
          </table:table-cell>
          <table:table-cell office:value-type="float" office:value="0.48799999999999999" table:formula="of:=VLOOKUP([.B117];[Pivot_Table_Sheet1_1.$A$2:.$C$126];2;0)" table:style-name="ce15">
            <text:p>0.488</text:p>
          </table:table-cell>
          <table:table-cell office:value-type="error" office:string-value="#N/A" table:formula="of:=IF([.L117]=&quot;fwd&quot;;&#10;VLOOKUP([.J117];[Sheet2.$J$18:.$Q$22];3;FALSE())+COM.MICROSOFT.CEILING(([.O117]-0.5)/0.5;1)*VLOOKUP([.J117];[Sheet2.$J$18:.$Q$22];2;FALSE());&#10;VLOOKUP([.J117];[Sheet2.$J$18:.$Q$22];6;FALSE())+COM.MICROSOFT.CEILING(([.O117]-0.5)/0.5;1)*VLOOKUP([.J117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905022</text:p>
          </table:table-cell>
          <table:table-cell office:value-type="string" table:style-name="ce2">
            <text:p>2001811058</text:p>
          </table:table-cell>
          <table:table-cell office:value-type="string" table:style-name="ce1">
            <text:p>0.72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0201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118];[Sheet1.$A$2:.$G$401];3;0)" table:style-name="ce1">
            <text:p>1.00</text:p>
          </table:table-cell>
          <table:table-cell office:value-type="error" office:string-value="#N/A" table:formula="of:=VLOOKUP([.D118];['file:///C:/home/rgukt-basar/Downloads/Company%20X%20-%20Pincode%20Zones.xlsx'#Sheet1.A118:.C241];3;0)" table:style-name="ce1">
            <text:p>#N/A</text:p>
          </table:table-cell>
          <table:table-cell office:value-type="error" office:string-value="#NAME?" table:formula="of:=VLOOKUP([.B118];[Sheet1.$A$2:.$I$401];9;0)" table:style-name="ce1">
            <text:p>#NAME?</text:p>
          </table:table-cell>
          <table:table-cell office:value-type="string" office:string-value="fwd" table:formula="of:=IF(ISNUMBER(SEARCH(&quot;Forward and RTO charges&quot;;[.G118]));&quot;rto&quot;;&#10; IF(ISNUMBER(SEARCH(&quot;Forward charges&quot;;[.G118]));&quot;fwd&quot;))" table:style-name="ce1">
            <text:p>fwd</text:p>
          </table:table-cell>
          <table:table-cell office:value-type="error" office:string-value="#N/A" table:formula="of:=[.L118]&amp;&quot;_&quot;&amp;[.J118]&amp;&quot;_&quot;&amp;[.K118]" table:style-name="ce1">
            <text:p>#N/A</text:p>
          </table:table-cell>
          <table:table-cell office:value-type="error" office:string-value="#N/A" table:formula="of:=VLOOKUP([.M118];[Sheet2.$G$5:.$H$24];2;0)" table:style-name="ce1">
            <text:p>#N/A</text:p>
          </table:table-cell>
          <table:table-cell office:value-type="float" office:value="0.5" table:formula="of:=VLOOKUP([.B118];[Pivot_Table_Sheet1_1.$A$2:.$C$126];2;0)" table:style-name="ce15">
            <text:p>0.5</text:p>
          </table:table-cell>
          <table:table-cell office:value-type="error" office:string-value="#N/A" table:formula="of:=IF([.L118]=&quot;fwd&quot;;&#10;VLOOKUP([.J118];[Sheet2.$J$18:.$Q$22];3;FALSE())+COM.MICROSOFT.CEILING(([.O118]-0.5)/0.5;1)*VLOOKUP([.J118];[Sheet2.$J$18:.$Q$22];2;FALSE());&#10;VLOOKUP([.J118];[Sheet2.$J$18:.$Q$22];6;FALSE())+COM.MICROSOFT.CEILING(([.O118]-0.5)/0.5;1)*VLOOKUP([.J118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958163</text:p>
          </table:table-cell>
          <table:table-cell office:value-type="string" table:style-name="ce2">
            <text:p>2001811306</text:p>
          </table:table-cell>
          <table:table-cell office:value-type="string" table:style-name="ce1">
            <text:p>1.1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0201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135</text:p>
          </table:table-cell>
          <table:table-cell office:value-type="string" office:string-value="1.00" table:formula="of:=VLOOKUP([.B119];[Sheet1.$A$2:.$G$401];3;0)" table:style-name="ce1">
            <text:p>1.00</text:p>
          </table:table-cell>
          <table:table-cell office:value-type="error" office:string-value="#N/A" table:formula="of:=VLOOKUP([.D119];['file:///C:/home/rgukt-basar/Downloads/Company%20X%20-%20Pincode%20Zones.xlsx'#Sheet1.A119:.C242];3;0)" table:style-name="ce1">
            <text:p>#N/A</text:p>
          </table:table-cell>
          <table:table-cell office:value-type="error" office:string-value="#NAME?" table:formula="of:=VLOOKUP([.B119];[Sheet1.$A$2:.$I$401];9;0)" table:style-name="ce1">
            <text:p>#NAME?</text:p>
          </table:table-cell>
          <table:table-cell office:value-type="string" office:string-value="fwd" table:formula="of:=IF(ISNUMBER(SEARCH(&quot;Forward and RTO charges&quot;;[.G119]));&quot;rto&quot;;&#10; IF(ISNUMBER(SEARCH(&quot;Forward charges&quot;;[.G119]));&quot;fwd&quot;))" table:style-name="ce1">
            <text:p>fwd</text:p>
          </table:table-cell>
          <table:table-cell office:value-type="error" office:string-value="#N/A" table:formula="of:=[.L119]&amp;&quot;_&quot;&amp;[.J119]&amp;&quot;_&quot;&amp;[.K119]" table:style-name="ce1">
            <text:p>#N/A</text:p>
          </table:table-cell>
          <table:table-cell office:value-type="error" office:string-value="#N/A" table:formula="of:=VLOOKUP([.M119];[Sheet2.$G$5:.$H$24];2;0)" table:style-name="ce1">
            <text:p>#N/A</text:p>
          </table:table-cell>
          <table:table-cell office:value-type="float" office:value="0.94499999999999995" table:formula="of:=VLOOKUP([.B119];[Pivot_Table_Sheet1_1.$A$2:.$C$126];2;0)" table:style-name="ce15">
            <text:p>0.945</text:p>
          </table:table-cell>
          <table:table-cell office:value-type="error" office:string-value="#N/A" table:formula="of:=IF([.L119]=&quot;fwd&quot;;&#10;VLOOKUP([.J119];[Sheet2.$J$18:.$Q$22];3;FALSE())+COM.MICROSOFT.CEILING(([.O119]-0.5)/0.5;1)*VLOOKUP([.J119];[Sheet2.$J$18:.$Q$22];2;FALSE());&#10;VLOOKUP([.J119];[Sheet2.$J$18:.$Q$22];6;FALSE())+COM.MICROSOFT.CEILING(([.O119]-0.5)/0.5;1)*VLOOKUP([.J119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8442390</text:p>
          </table:table-cell>
          <table:table-cell office:value-type="string" table:style-name="ce2">
            <text:p>2001812195</text:p>
          </table:table-cell>
          <table:table-cell office:value-type="string" table:style-name="ce1">
            <text:p>0.67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0201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120];[Sheet1.$A$2:.$G$401];3;0)" table:style-name="ce1">
            <text:p>1.00</text:p>
          </table:table-cell>
          <table:table-cell office:value-type="error" office:string-value="#N/A" table:formula="of:=VLOOKUP([.D120];['file:///C:/home/rgukt-basar/Downloads/Company%20X%20-%20Pincode%20Zones.xlsx'#Sheet1.A120:.C243];3;0)" table:style-name="ce1">
            <text:p>#N/A</text:p>
          </table:table-cell>
          <table:table-cell office:value-type="error" office:string-value="#NAME?" table:formula="of:=VLOOKUP([.B120];[Sheet1.$A$2:.$I$401];9;0)" table:style-name="ce1">
            <text:p>#NAME?</text:p>
          </table:table-cell>
          <table:table-cell office:value-type="string" office:string-value="fwd" table:formula="of:=IF(ISNUMBER(SEARCH(&quot;Forward and RTO charges&quot;;[.G120]));&quot;rto&quot;;&#10; IF(ISNUMBER(SEARCH(&quot;Forward charges&quot;;[.G120]));&quot;fwd&quot;))" table:style-name="ce1">
            <text:p>fwd</text:p>
          </table:table-cell>
          <table:table-cell office:value-type="error" office:string-value="#N/A" table:formula="of:=[.L120]&amp;&quot;_&quot;&amp;[.J120]&amp;&quot;_&quot;&amp;[.K120]" table:style-name="ce1">
            <text:p>#N/A</text:p>
          </table:table-cell>
          <table:table-cell office:value-type="error" office:string-value="#N/A" table:formula="of:=VLOOKUP([.M120];[Sheet2.$G$5:.$H$24];2;0)" table:style-name="ce1">
            <text:p>#N/A</text:p>
          </table:table-cell>
          <table:table-cell office:value-type="float" office:value="0.5" table:formula="of:=VLOOKUP([.B120];[Pivot_Table_Sheet1_1.$A$2:.$C$126];2;0)" table:style-name="ce15">
            <text:p>0.5</text:p>
          </table:table-cell>
          <table:table-cell office:value-type="error" office:string-value="#N/A" table:formula="of:=IF([.L120]=&quot;fwd&quot;;&#10;VLOOKUP([.J120];[Sheet2.$J$18:.$Q$22];3;FALSE())+COM.MICROSOFT.CEILING(([.O120]-0.5)/0.5;1)*VLOOKUP([.J120];[Sheet2.$J$18:.$Q$22];2;FALSE());&#10;VLOOKUP([.J120];[Sheet2.$J$18:.$Q$22];6;FALSE())+COM.MICROSOFT.CEILING(([.O120]-0.5)/0.5;1)*VLOOKUP([.J120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8551656</text:p>
          </table:table-cell>
          <table:table-cell office:value-type="string" table:style-name="ce2">
            <text:p>2001812941</text:p>
          </table:table-cell>
          <table:table-cell office:value-type="string" table:style-name="ce1">
            <text:p>0.73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2520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90.2</text:p>
          </table:table-cell>
          <table:table-cell office:value-type="string" office:string-value="1.00" table:formula="of:=VLOOKUP([.B121];[Sheet1.$A$2:.$G$401];3;0)" table:style-name="ce1">
            <text:p>1.00</text:p>
          </table:table-cell>
          <table:table-cell office:value-type="error" office:string-value="#N/A" table:formula="of:=VLOOKUP([.D121];['file:///C:/home/rgukt-basar/Downloads/Company%20X%20-%20Pincode%20Zones.xlsx'#Sheet1.A121:.C244];3;0)" table:style-name="ce1">
            <text:p>#N/A</text:p>
          </table:table-cell>
          <table:table-cell office:value-type="error" office:string-value="#NAME?" table:formula="of:=VLOOKUP([.B121];[Sheet1.$A$2:.$I$401];9;0)" table:style-name="ce1">
            <text:p>#NAME?</text:p>
          </table:table-cell>
          <table:table-cell office:value-type="string" office:string-value="fwd" table:formula="of:=IF(ISNUMBER(SEARCH(&quot;Forward and RTO charges&quot;;[.G121]));&quot;rto&quot;;&#10; IF(ISNUMBER(SEARCH(&quot;Forward charges&quot;;[.G121]));&quot;fwd&quot;))" table:style-name="ce1">
            <text:p>fwd</text:p>
          </table:table-cell>
          <table:table-cell office:value-type="error" office:string-value="#N/A" table:formula="of:=[.L121]&amp;&quot;_&quot;&amp;[.J121]&amp;&quot;_&quot;&amp;[.K121]" table:style-name="ce1">
            <text:p>#N/A</text:p>
          </table:table-cell>
          <table:table-cell office:value-type="error" office:string-value="#N/A" table:formula="of:=VLOOKUP([.M121];[Sheet2.$G$5:.$H$24];2;0)" table:style-name="ce1">
            <text:p>#N/A</text:p>
          </table:table-cell>
          <table:table-cell office:value-type="float" office:value="0.5" table:formula="of:=VLOOKUP([.B121];[Pivot_Table_Sheet1_1.$A$2:.$C$126];2;0)" table:style-name="ce15">
            <text:p>0.5</text:p>
          </table:table-cell>
          <table:table-cell office:value-type="error" office:string-value="#N/A" table:formula="of:=IF([.L121]=&quot;fwd&quot;;&#10;VLOOKUP([.J121];[Sheet2.$J$18:.$Q$22];3;FALSE())+COM.MICROSOFT.CEILING(([.O121]-0.5)/0.5;1)*VLOOKUP([.J121];[Sheet2.$J$18:.$Q$22];2;FALSE());&#10;VLOOKUP([.J121];[Sheet2.$J$18:.$Q$22];6;FALSE())+COM.MICROSOFT.CEILING(([.O121]-0.5)/0.5;1)*VLOOKUP([.J121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17614452</text:p>
          </table:table-cell>
          <table:table-cell office:value-type="string" table:style-name="ce2">
            <text:p>2001809383</text:p>
          </table:table-cell>
          <table:table-cell office:value-type="string" table:style-name="ce1">
            <text:p>0.5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0370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and RTO charges</text:p>
          </table:table-cell>
          <table:table-cell office:value-type="string" table:style-name="ce1">
            <text:p>86.7</text:p>
          </table:table-cell>
          <table:table-cell office:value-type="string" office:string-value="1.00" table:formula="of:=VLOOKUP([.B122];[Sheet1.$A$2:.$G$401];3;0)" table:style-name="ce1">
            <text:p>1.00</text:p>
          </table:table-cell>
          <table:table-cell office:value-type="error" office:string-value="#N/A" table:formula="of:=VLOOKUP([.D122];['file:///C:/home/rgukt-basar/Downloads/Company%20X%20-%20Pincode%20Zones.xlsx'#Sheet1.A122:.C245];3;0)" table:style-name="ce1">
            <text:p>#N/A</text:p>
          </table:table-cell>
          <table:table-cell office:value-type="error" office:string-value="#NAME?" table:formula="of:=VLOOKUP([.B122];[Sheet1.$A$2:.$I$401];9;0)" table:style-name="ce1">
            <text:p>#NAME?</text:p>
          </table:table-cell>
          <table:table-cell office:value-type="string" office:string-value="rto" table:formula="of:=IF(ISNUMBER(SEARCH(&quot;Forward and RTO charges&quot;;[.G122]));&quot;rto&quot;;&#10; IF(ISNUMBER(SEARCH(&quot;Forward charges&quot;;[.G122]));&quot;fwd&quot;))" table:style-name="ce1">
            <text:p>rto</text:p>
          </table:table-cell>
          <table:table-cell office:value-type="error" office:string-value="#N/A" table:formula="of:=[.L122]&amp;&quot;_&quot;&amp;[.J122]&amp;&quot;_&quot;&amp;[.K122]" table:style-name="ce1">
            <text:p>#N/A</text:p>
          </table:table-cell>
          <table:table-cell office:value-type="error" office:string-value="#N/A" table:formula="of:=VLOOKUP([.M122];[Sheet2.$G$5:.$H$24];2;0)" table:style-name="ce1">
            <text:p>#N/A</text:p>
          </table:table-cell>
          <table:table-cell office:value-type="float" office:value="0.60699999999999998" table:formula="of:=VLOOKUP([.B122];[Pivot_Table_Sheet1_1.$A$2:.$C$126];2;0)" table:style-name="ce15">
            <text:p>0.607</text:p>
          </table:table-cell>
          <table:table-cell office:value-type="error" office:string-value="#N/A" table:formula="of:=IF([.L122]=&quot;fwd&quot;;&#10;VLOOKUP([.J122];[Sheet2.$J$18:.$Q$22];3;FALSE())+COM.MICROSOFT.CEILING(([.O122]-0.5)/0.5;1)*VLOOKUP([.J122];[Sheet2.$J$18:.$Q$22];2;FALSE());&#10;VLOOKUP([.J122];[Sheet2.$J$18:.$Q$22];6;FALSE())+COM.MICROSOFT.CEILING(([.O122]-0.5)/0.5;1)*VLOOKUP([.J122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20922803</text:p>
          </table:table-cell>
          <table:table-cell office:value-type="string" table:style-name="ce2">
            <text:p>2001820978</text:p>
          </table:table-cell>
          <table:table-cell office:value-type="string" table:style-name="ce1">
            <text:p>0.5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1330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45.4</text:p>
          </table:table-cell>
          <table:table-cell office:value-type="string" office:string-value="1.00" table:formula="of:=VLOOKUP([.B123];[Sheet1.$A$2:.$G$401];3;0)" table:style-name="ce1">
            <text:p>1.00</text:p>
          </table:table-cell>
          <table:table-cell office:value-type="error" office:string-value="#N/A" table:formula="of:=VLOOKUP([.D123];['file:///C:/home/rgukt-basar/Downloads/Company%20X%20-%20Pincode%20Zones.xlsx'#Sheet1.A123:.C246];3;0)" table:style-name="ce1">
            <text:p>#N/A</text:p>
          </table:table-cell>
          <table:table-cell office:value-type="error" office:string-value="#NAME?" table:formula="of:=VLOOKUP([.B123];[Sheet1.$A$2:.$I$401];9;0)" table:style-name="ce1">
            <text:p>#NAME?</text:p>
          </table:table-cell>
          <table:table-cell office:value-type="string" office:string-value="fwd" table:formula="of:=IF(ISNUMBER(SEARCH(&quot;Forward and RTO charges&quot;;[.G123]));&quot;rto&quot;;&#10; IF(ISNUMBER(SEARCH(&quot;Forward charges&quot;;[.G123]));&quot;fwd&quot;))" table:style-name="ce1">
            <text:p>fwd</text:p>
          </table:table-cell>
          <table:table-cell office:value-type="error" office:string-value="#N/A" table:formula="of:=[.L123]&amp;&quot;_&quot;&amp;[.J123]&amp;&quot;_&quot;&amp;[.K123]" table:style-name="ce1">
            <text:p>#N/A</text:p>
          </table:table-cell>
          <table:table-cell office:value-type="error" office:string-value="#N/A" table:formula="of:=VLOOKUP([.M123];[Sheet2.$G$5:.$H$24];2;0)" table:style-name="ce1">
            <text:p>#N/A</text:p>
          </table:table-cell>
          <table:table-cell office:value-type="float" office:value="0.51500000000000001" table:formula="of:=VLOOKUP([.B123];[Pivot_Table_Sheet1_1.$A$2:.$C$126];2;0)" table:style-name="ce15">
            <text:p>0.515</text:p>
          </table:table-cell>
          <table:table-cell office:value-type="error" office:string-value="#N/A" table:formula="of:=IF([.L123]=&quot;fwd&quot;;&#10;VLOOKUP([.J123];[Sheet2.$J$18:.$Q$22];3;FALSE())+COM.MICROSOFT.CEILING(([.O123]-0.5)/0.5;1)*VLOOKUP([.J123];[Sheet2.$J$18:.$Q$22];2;FALSE());&#10;VLOOKUP([.J123];[Sheet2.$J$18:.$Q$22];6;FALSE())+COM.MICROSOFT.CEILING(([.O123]-0.5)/0.5;1)*VLOOKUP([.J123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21844806</text:p>
          </table:table-cell>
          <table:table-cell office:value-type="string" table:style-name="ce2">
            <text:p>2001811475</text:p>
          </table:table-cell>
          <table:table-cell office:value-type="string" table:style-name="ce1">
            <text:p>0.5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17321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33</text:p>
          </table:table-cell>
          <table:table-cell office:value-type="string" office:string-value="1.00" table:formula="of:=VLOOKUP([.B124];[Sheet1.$A$2:.$G$401];3;0)" table:style-name="ce1">
            <text:p>1.00</text:p>
          </table:table-cell>
          <table:table-cell office:value-type="error" office:string-value="#N/A" table:formula="of:=VLOOKUP([.D124];['file:///C:/home/rgukt-basar/Downloads/Company%20X%20-%20Pincode%20Zones.xlsx'#Sheet1.A124:.C247];3;0)" table:style-name="ce1">
            <text:p>#N/A</text:p>
          </table:table-cell>
          <table:table-cell office:value-type="error" office:string-value="#NAME?" table:formula="of:=VLOOKUP([.B124];[Sheet1.$A$2:.$I$401];9;0)" table:style-name="ce1">
            <text:p>#NAME?</text:p>
          </table:table-cell>
          <table:table-cell office:value-type="string" office:string-value="fwd" table:formula="of:=IF(ISNUMBER(SEARCH(&quot;Forward and RTO charges&quot;;[.G124]));&quot;rto&quot;;&#10; IF(ISNUMBER(SEARCH(&quot;Forward charges&quot;;[.G124]));&quot;fwd&quot;))" table:style-name="ce1">
            <text:p>fwd</text:p>
          </table:table-cell>
          <table:table-cell office:value-type="error" office:string-value="#N/A" table:formula="of:=[.L124]&amp;&quot;_&quot;&amp;[.J124]&amp;&quot;_&quot;&amp;[.K124]" table:style-name="ce1">
            <text:p>#N/A</text:p>
          </table:table-cell>
          <table:table-cell office:value-type="error" office:string-value="#N/A" table:formula="of:=VLOOKUP([.M124];[Sheet2.$G$5:.$H$24];2;0)" table:style-name="ce1">
            <text:p>#N/A</text:p>
          </table:table-cell>
          <table:table-cell office:value-type="float" office:value="0.68899999999999995" table:formula="of:=VLOOKUP([.B124];[Pivot_Table_Sheet1_1.$A$2:.$C$126];2;0)" table:style-name="ce15">
            <text:p>0.689</text:p>
          </table:table-cell>
          <table:table-cell office:value-type="error" office:string-value="#N/A" table:formula="of:=IF([.L124]=&quot;fwd&quot;;&#10;VLOOKUP([.J124];[Sheet2.$J$18:.$Q$22];3;FALSE())+COM.MICROSOFT.CEILING(([.O124]-0.5)/0.5;1)*VLOOKUP([.J124];[Sheet2.$J$18:.$Q$22];2;FALSE());&#10;VLOOKUP([.J124];[Sheet2.$J$18:.$Q$22];6;FALSE())+COM.MICROSOFT.CEILING(([.O124]-0.5)/0.5;1)*VLOOKUP([.J124];[Sheet2.$J$18:.$Q$22];5;FALSE())&#10;)" table:style-name="ce1">
            <text:p>#N/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91121846136</text:p>
          </table:table-cell>
          <table:table-cell office:value-type="string" table:style-name="ce2">
            <text:p>2001811305</text:p>
          </table:table-cell>
          <table:table-cell office:value-type="string" table:style-name="ce1">
            <text:p>0.5</text:p>
          </table:table-cell>
          <table:table-cell office:value-type="float" office:value="121003" table:style-name="ce1">
            <text:p>121003</text:p>
          </table:table-cell>
          <table:table-cell office:value-type="string" table:style-name="ce1">
            <text:p>302020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orward charges</text:p>
          </table:table-cell>
          <table:table-cell office:value-type="string" table:style-name="ce1">
            <text:p>45.4</text:p>
          </table:table-cell>
          <table:table-cell office:value-type="string" office:string-value="1.00" table:formula="of:=VLOOKUP([.B125];[Sheet1.$A$2:.$G$401];3;0)" table:style-name="ce1">
            <text:p>1.00</text:p>
          </table:table-cell>
          <table:table-cell office:value-type="error" office:string-value="#N/A" table:formula="of:=VLOOKUP([.D125];['file:///C:/home/rgukt-basar/Downloads/Company%20X%20-%20Pincode%20Zones.xlsx'#Sheet1.A125:.C248];3;0)" table:style-name="ce1">
            <text:p>#N/A</text:p>
          </table:table-cell>
          <table:table-cell office:value-type="error" office:string-value="#NAME?" table:formula="of:=VLOOKUP([.B125];[Sheet1.$A$2:.$I$401];9;0)" table:style-name="ce1">
            <text:p>#NAME?</text:p>
          </table:table-cell>
          <table:table-cell office:value-type="string" office:string-value="fwd" table:formula="of:=IF(ISNUMBER(SEARCH(&quot;Forward and RTO charges&quot;;[.G125]));&quot;rto&quot;;&#10; IF(ISNUMBER(SEARCH(&quot;Forward charges&quot;;[.G125]));&quot;fwd&quot;))" table:style-name="ce1">
            <text:p>fwd</text:p>
          </table:table-cell>
          <table:table-cell office:value-type="error" office:string-value="#N/A" table:formula="of:=[.L125]&amp;&quot;_&quot;&amp;[.J125]&amp;&quot;_&quot;&amp;[.K125]" table:style-name="ce1">
            <text:p>#N/A</text:p>
          </table:table-cell>
          <table:table-cell office:value-type="error" office:string-value="#N/A" table:formula="of:=VLOOKUP([.M125];[Sheet2.$G$5:.$H$24];2;0)" table:style-name="ce1">
            <text:p>#N/A</text:p>
          </table:table-cell>
          <table:table-cell office:value-type="float" office:value="0.75" table:formula="of:=VLOOKUP([.B125];[Pivot_Table_Sheet1_1.$A$2:.$C$126];2;0)" table:style-name="ce15">
            <text:p>0.75</text:p>
          </table:table-cell>
          <table:table-cell office:value-type="error" office:string-value="#N/A" table:formula="of:=IF([.L125]=&quot;fwd&quot;;&#10;VLOOKUP([.J125];[Sheet2.$J$18:.$Q$22];3;FALSE())+COM.MICROSOFT.CEILING(([.O125]-0.5)/0.5;1)*VLOOKUP([.J125];[Sheet2.$J$18:.$Q$22];2;FALSE());&#10;VLOOKUP([.J125];[Sheet2.$J$18:.$Q$22];6;FALSE())+COM.MICROSOFT.CEILING(([.O125]-0.5)/0.5;1)*VLOOKUP([.J125];[Sheet2.$J$18:.$Q$22];5;FALSE())&#10;)" table:style-name="ce1">
            <text:p>#N/A</text:p>
          </table:table-cell>
          <table:table-cell table:number-columns-repeated="16368"/>
        </table:table-row>
        <table:table-row table:number-rows-repeated="1048451" table:style-name="ro2">
          <table:table-cell table:number-columns-repeated="16384"/>
        </table:table-row>
      </table:table>
      <table:table table:name="Sheet2" table:style-name="ta1">
        <table:table-column table:style-name="co23" table:default-cell-style-name="ce1"/>
        <table:table-column table:style-name="co14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7" table:default-cell-style-name="ce1"/>
        <table:table-column table:style-name="co27" table:default-cell-style-name="ce1"/>
        <table:table-column table:style-name="co25" table:default-cell-style-name="ce1"/>
        <table:table-column table:style-name="co24" table:default-cell-style-name="ce1"/>
        <table:table-column table:style-name="co26" table:default-cell-style-name="ce1"/>
        <table:table-column table:style-name="co28" table:number-columns-repeated="2" table:default-cell-style-name="ce1"/>
        <table:table-column table:style-name="co29" table:default-cell-style-name="ce1"/>
        <table:table-column table:style-name="co28" table:number-columns-repeated="2" table:default-cell-style-name="ce1"/>
        <table:table-column table:style-name="co30" table:default-cell-style-name="ce1"/>
        <table:table-column table:style-name="co31" table:default-cell-style-name="ce1"/>
        <table:table-column table:style-name="co22" table:default-cell-style-name="ce1"/>
        <table:table-column table:style-name="co32" table:default-cell-style-name="ce1"/>
        <table:table-column table:style-name="co22" table:default-cell-style-name="ce1"/>
        <table:table-column table:style-name="co9" table:number-columns-repeated="1004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16">
            <text:p>fwd_a_fixed</text:p>
          </table:table-cell>
          <table:table-cell office:value-type="string" table:style-name="ce16">
            <text:p>fwd_a_additional</text:p>
          </table:table-cell>
          <table:table-cell office:value-type="string" table:style-name="ce16">
            <text:p>fwd_b_fixed</text:p>
          </table:table-cell>
          <table:table-cell office:value-type="string" table:style-name="ce16">
            <text:p>fwd_b_additional</text:p>
          </table:table-cell>
          <table:table-cell office:value-type="string" table:style-name="ce16">
            <text:p>fwd_c_fixed</text:p>
          </table:table-cell>
          <table:table-cell office:value-type="string" table:style-name="ce16">
            <text:p>fwd_c_additional</text:p>
          </table:table-cell>
          <table:table-cell office:value-type="string" table:style-name="ce16">
            <text:p>fwd_d_fixed</text:p>
          </table:table-cell>
          <table:table-cell office:value-type="string" table:style-name="ce16">
            <text:p>fwd_d_additional</text:p>
          </table:table-cell>
          <table:table-cell office:value-type="string" table:style-name="ce16">
            <text:p>fwd_e_fixed</text:p>
          </table:table-cell>
          <table:table-cell office:value-type="string" table:style-name="ce16">
            <text:p>fwd_e_additional</text:p>
          </table:table-cell>
          <table:table-cell office:value-type="string" table:style-name="ce16">
            <text:p>rto_a_fixed</text:p>
          </table:table-cell>
          <table:table-cell office:value-type="string" table:style-name="ce16">
            <text:p>rto_a_additional</text:p>
          </table:table-cell>
          <table:table-cell office:value-type="string" table:style-name="ce16">
            <text:p>rto_b_fixed</text:p>
          </table:table-cell>
          <table:table-cell office:value-type="string" table:style-name="ce16">
            <text:p>rto_b_additional</text:p>
          </table:table-cell>
          <table:table-cell office:value-type="string" table:style-name="ce16">
            <text:p>rto_c_fixed</text:p>
          </table:table-cell>
          <table:table-cell office:value-type="string" table:style-name="ce16">
            <text:p>rto_c_additional</text:p>
          </table:table-cell>
          <table:table-cell office:value-type="string" table:style-name="ce16">
            <text:p>rto_d_fixed</text:p>
          </table:table-cell>
          <table:table-cell office:value-type="string" table:style-name="ce16">
            <text:p>rto_d_additional</text:p>
          </table:table-cell>
          <table:table-cell office:value-type="string" table:style-name="ce16">
            <text:p>rto_e_fixed</text:p>
          </table:table-cell>
          <table:table-cell office:value-type="string" table:style-name="ce16">
            <text:p>rto_e_additional</text:p>
          </table:table-cell>
          <table:table-cell table:number-columns-repeated="16364"/>
        </table:table-row>
        <table:table-row table:style-name="ro1">
          <table:table-cell office:value-type="float" office:value="29.5" table:style-name="ce17">
            <text:p>29.5</text:p>
          </table:table-cell>
          <table:table-cell office:value-type="float" office:value="23.6" table:style-name="ce17">
            <text:p>23.6</text:p>
          </table:table-cell>
          <table:table-cell office:value-type="float" office:value="33" table:style-name="ce17">
            <text:p>33</text:p>
          </table:table-cell>
          <table:table-cell office:value-type="float" office:value="28.3" table:style-name="ce17">
            <text:p>28.3</text:p>
          </table:table-cell>
          <table:table-cell office:value-type="float" office:value="40.1" table:style-name="ce17">
            <text:p>40.1</text:p>
          </table:table-cell>
          <table:table-cell office:value-type="float" office:value="38.9" table:style-name="ce17">
            <text:p>38.9</text:p>
          </table:table-cell>
          <table:table-cell office:value-type="float" office:value="45.4" table:style-name="ce17">
            <text:p>45.4</text:p>
          </table:table-cell>
          <table:table-cell office:value-type="float" office:value="44.8" table:style-name="ce17">
            <text:p>44.8</text:p>
          </table:table-cell>
          <table:table-cell office:value-type="float" office:value="56.6" table:style-name="ce17">
            <text:p>56.6</text:p>
          </table:table-cell>
          <table:table-cell office:value-type="float" office:value="55.5" table:style-name="ce17">
            <text:p>55.5</text:p>
          </table:table-cell>
          <table:table-cell office:value-type="float" office:value="13.6" table:style-name="ce17">
            <text:p>13.6</text:p>
          </table:table-cell>
          <table:table-cell office:value-type="float" office:value="23.6" table:style-name="ce17">
            <text:p>23.6</text:p>
          </table:table-cell>
          <table:table-cell office:value-type="float" office:value="20.5" table:style-name="ce17">
            <text:p>20.5</text:p>
          </table:table-cell>
          <table:table-cell office:value-type="float" office:value="28.3" table:style-name="ce17">
            <text:p>28.3</text:p>
          </table:table-cell>
          <table:table-cell office:value-type="float" office:value="31.9" table:style-name="ce17">
            <text:p>31.9</text:p>
          </table:table-cell>
          <table:table-cell office:value-type="float" office:value="38.9" table:style-name="ce17">
            <text:p>38.9</text:p>
          </table:table-cell>
          <table:table-cell office:value-type="float" office:value="41.3" table:style-name="ce17">
            <text:p>41.3</text:p>
          </table:table-cell>
          <table:table-cell office:value-type="float" office:value="44.8" table:style-name="ce17">
            <text:p>44.8</text:p>
          </table:table-cell>
          <table:table-cell office:value-type="float" office:value="50.7" table:style-name="ce17">
            <text:p>50.7</text:p>
          </table:table-cell>
          <table:table-cell office:value-type="float" office:value="55.5" table:style-name="ce17">
            <text:p>55.5</text:p>
          </table:table-cell>
          <table:table-cell table:number-columns-repeated="16364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6">
            <text:p>fwd_a_fixed</text:p>
          </table:table-cell>
          <table:table-cell office:value-type="float" office:value="29.5" table:style-name="ce17">
            <text:p>29.5</text:p>
          </table:table-cell>
          <table:table-cell table:style-name="ce1"/>
          <table:table-cell office:value-type="string" table:style-name="ce3">
            <text:p>zone</text:p>
          </table:table-cell>
          <table:table-cell office:value-type="string" table:style-name="ce18">
            <text:p>fwd_fixed</text:p>
          </table:table-cell>
          <table:table-cell office:value-type="string" table:style-name="ce19">
            <text:p>fwd_additional</text:p>
          </table:table-cell>
          <table:table-cell office:value-type="string" table:style-name="ce1">
            <text:p>o</text:p>
          </table:table-cell>
          <table:table-cell office:value-type="string" table:style-name="ce1">
            <text:p>fixed</text:p>
          </table:table-cell>
          <table:table-cell table:style-name="ce1"/>
          <table:table-cell office:value-type="string" table:style-name="ce20">
            <text:p>Sum of fixed</text:p>
          </table:table-cell>
          <table:table-cell office:value-type="string" table:style-name="ce21">
            <text:p>fwd_fixed</text:p>
          </table:table-cell>
          <table:table-cell office:value-type="string" table:style-name="ce21">
            <text:p>fwd_additional</text:p>
          </table:table-cell>
          <table:table-cell table:number-columns-repeated="4" table:style-name="ce22"/>
          <table:table-cell table:style-name="ce23"/>
          <table:table-cell table:number-columns-repeated="16367" table:style-name="ce1"/>
        </table:table-row>
        <table:table-row table:style-name="ro1">
          <table:table-cell office:value-type="string" table:style-name="ce16">
            <text:p>fwd_a_additional</text:p>
          </table:table-cell>
          <table:table-cell office:value-type="float" office:value="23.6" table:style-name="ce17">
            <text:p>23.6</text:p>
          </table:table-cell>
          <table:table-cell table:style-name="ce1"/>
          <table:table-cell office:value-type="string" office:string-value="a" table:formula="of:=LOWER(MID([.A4];5;1))" table:style-name="ce1">
            <text:p>a</text:p>
          </table:table-cell>
          <table:table-cell office:value-type="string" office:string-value="fwd" table:formula="of:=IF(ISNUMBER(SEARCH(&quot;fwd&quot;;[.A4]));&quot;fwd&quot;;&quot;rto&quot;)" table:style-name="ce16">
            <text:p>fwd</text:p>
          </table:table-cell>
          <table:table-cell office:value-type="string" office:string-value="fixed" table:formula="of:=IF(RIGHT([.A4];10)=&quot;additional&quot;;&quot;additional&quot;;&quot;fixed&quot;)" table:style-name="ce17">
            <text:p>fixed</text:p>
          </table:table-cell>
          <table:table-cell office:value-type="string" office:string-value="fwd_a_fixed" table:formula="of:=[.E5]&amp;&quot;_&quot;&amp;[.D5]&amp;&quot;_&quot;&amp;[.F5]" table:style-name="ce1">
            <text:p>fwd_a_fixed</text:p>
          </table:table-cell>
          <table:table-cell office:value-type="float" office:value="29.5" table:formula="of:=IF([.G5]=[.A4];[.B4];&quot;&quot;)" table:style-name="ce1">
            <text:p>29.5</text:p>
          </table:table-cell>
          <table:table-cell table:style-name="ce1"/>
          <table:table-cell table:style-name="ce24"/>
          <table:table-cell office:value-type="string" table:style-name="ce25">
            <text:p>fwd</text:p>
          </table:table-cell>
          <table:table-cell table:style-name="ce26"/>
          <table:table-cell office:value-type="string" table:style-name="ce27">
            <text:p>fwd Result</text:p>
          </table:table-cell>
          <table:table-cell office:value-type="string" table:style-name="ce25">
            <text:p>rto</text:p>
          </table:table-cell>
          <table:table-cell table:style-name="ce26"/>
          <table:table-cell office:value-type="string" table:style-name="ce27">
            <text:p>rto Result</text:p>
          </table:table-cell>
          <table:table-cell office:value-type="string" table:style-name="ce28">
            <text:p>Total Result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6">
            <text:p>fwd_b_fixed</text:p>
          </table:table-cell>
          <table:table-cell office:value-type="float" office:value="33" table:style-name="ce17">
            <text:p>33</text:p>
          </table:table-cell>
          <table:table-cell table:style-name="ce1"/>
          <table:table-cell office:value-type="string" office:string-value="a" table:formula="of:=LOWER(MID([.A5];5;1))" table:style-name="ce1">
            <text:p>a</text:p>
          </table:table-cell>
          <table:table-cell office:value-type="string" office:string-value="fwd" table:formula="of:=IF(ISNUMBER(SEARCH(&quot;fwd&quot;;[.A5]));&quot;fwd&quot;;&quot;rto&quot;)" table:style-name="ce16">
            <text:p>fwd</text:p>
          </table:table-cell>
          <table:table-cell office:value-type="string" office:string-value="additional" table:formula="of:=IF(RIGHT([.A5];10)=&quot;additional&quot;;&quot;additional&quot;;&quot;fixed&quot;)" table:style-name="ce17">
            <text:p>additional</text:p>
          </table:table-cell>
          <table:table-cell office:value-type="string" office:string-value="fwd_a_additional" table:formula="of:=[.E6]&amp;&quot;_&quot;&amp;[.D6]&amp;&quot;_&quot;&amp;[.F6]" table:style-name="ce1">
            <text:p>fwd_a_additional</text:p>
          </table:table-cell>
          <table:table-cell office:value-type="float" office:value="23.6" table:formula="of:=IF([.G6]=[.A5];[.B5];&quot;&quot;)" table:style-name="ce1">
            <text:p>23.6</text:p>
          </table:table-cell>
          <table:table-cell table:style-name="ce1"/>
          <table:table-cell office:value-type="string" table:style-name="ce29">
            <text:p>zone</text:p>
          </table:table-cell>
          <table:table-cell office:value-type="string" table:style-name="ce25">
            <text:p>additional</text:p>
          </table:table-cell>
          <table:table-cell office:value-type="string" table:style-name="ce26">
            <text:p>fixed</text:p>
          </table:table-cell>
          <table:table-cell table:style-name="ce30"/>
          <table:table-cell office:value-type="string" table:style-name="ce25">
            <text:p>additional</text:p>
          </table:table-cell>
          <table:table-cell office:value-type="string" table:style-name="ce26">
            <text:p>fixed</text:p>
          </table:table-cell>
          <table:table-cell table:style-name="ce30"/>
          <table:table-cell table:style-name="ce31"/>
          <table:table-cell table:number-columns-repeated="16367" table:style-name="ce1"/>
        </table:table-row>
        <table:table-row table:style-name="ro1">
          <table:table-cell office:value-type="string" table:style-name="ce16">
            <text:p>fwd_b_additional</text:p>
          </table:table-cell>
          <table:table-cell office:value-type="float" office:value="28.3" table:style-name="ce17">
            <text:p>28.3</text:p>
          </table:table-cell>
          <table:table-cell table:style-name="ce1"/>
          <table:table-cell office:value-type="string" office:string-value="b" table:formula="of:=LOWER(MID([.A6];5;1))" table:style-name="ce1">
            <text:p>b</text:p>
          </table:table-cell>
          <table:table-cell office:value-type="string" office:string-value="fwd" table:formula="of:=IF(ISNUMBER(SEARCH(&quot;fwd&quot;;[.A6]));&quot;fwd&quot;;&quot;rto&quot;)" table:style-name="ce16">
            <text:p>fwd</text:p>
          </table:table-cell>
          <table:table-cell office:value-type="string" office:string-value="fixed" table:formula="of:=IF(RIGHT([.A6];10)=&quot;additional&quot;;&quot;additional&quot;;&quot;fixed&quot;)" table:style-name="ce17">
            <text:p>fixed</text:p>
          </table:table-cell>
          <table:table-cell office:value-type="string" office:string-value="fwd_b_fixed" table:formula="of:=[.E7]&amp;&quot;_&quot;&amp;[.D7]&amp;&quot;_&quot;&amp;[.F7]" table:style-name="ce1">
            <text:p>fwd_b_fixed</text:p>
          </table:table-cell>
          <table:table-cell office:value-type="float" office:value="33" table:formula="of:=IF([.G7]=[.A6];[.B6];&quot;&quot;)" table:style-name="ce1">
            <text:p>33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float" office:value="23.6" table:style-name="ce32">
            <text:p>23.6</text:p>
          </table:table-cell>
          <table:table-cell office:value-type="float" office:value="29.5" table:style-name="ce33">
            <text:p>29.5</text:p>
          </table:table-cell>
          <table:table-cell office:value-type="float" office:value="53.1" table:style-name="ce34">
            <text:p>53.1</text:p>
          </table:table-cell>
          <table:table-cell office:value-type="float" office:value="23.6" table:style-name="ce32">
            <text:p>23.6</text:p>
          </table:table-cell>
          <table:table-cell office:value-type="float" office:value="13.6" table:style-name="ce33">
            <text:p>13.6</text:p>
          </table:table-cell>
          <table:table-cell office:value-type="float" office:value="37.200000000000003" table:style-name="ce34">
            <text:p>37.2</text:p>
          </table:table-cell>
          <table:table-cell office:value-type="float" office:value="90.3" table:style-name="ce35">
            <text:p>90.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6">
            <text:p>fwd_c_fixed</text:p>
          </table:table-cell>
          <table:table-cell office:value-type="float" office:value="40.1" table:style-name="ce17">
            <text:p>40.1</text:p>
          </table:table-cell>
          <table:table-cell table:style-name="ce1"/>
          <table:table-cell office:value-type="string" office:string-value="b" table:formula="of:=LOWER(MID([.A7];5;1))" table:style-name="ce1">
            <text:p>b</text:p>
          </table:table-cell>
          <table:table-cell office:value-type="string" office:string-value="fwd" table:formula="of:=IF(ISNUMBER(SEARCH(&quot;fwd&quot;;[.A7]));&quot;fwd&quot;;&quot;rto&quot;)" table:style-name="ce16">
            <text:p>fwd</text:p>
          </table:table-cell>
          <table:table-cell office:value-type="string" office:string-value="additional" table:formula="of:=IF(RIGHT([.A7];10)=&quot;additional&quot;;&quot;additional&quot;;&quot;fixed&quot;)" table:style-name="ce17">
            <text:p>additional</text:p>
          </table:table-cell>
          <table:table-cell office:value-type="string" office:string-value="fwd_b_additional" table:formula="of:=[.E8]&amp;&quot;_&quot;&amp;[.D8]&amp;&quot;_&quot;&amp;[.F8]" table:style-name="ce1">
            <text:p>fwd_b_additional</text:p>
          </table:table-cell>
          <table:table-cell office:value-type="float" office:value="28.3" table:formula="of:=IF([.G8]=[.A7];[.B7];&quot;&quot;)" table:style-name="ce1">
            <text:p>28.3</text:p>
          </table:table-cell>
          <table:table-cell table:style-name="ce1"/>
          <table:table-cell office:value-type="string" table:style-name="ce9">
            <text:p>b</text:p>
          </table:table-cell>
          <table:table-cell office:value-type="float" office:value="28.3" table:style-name="ce36">
            <text:p>28.3</text:p>
          </table:table-cell>
          <table:table-cell office:value-type="float" office:value="33" table:style-name="ce37">
            <text:p>33</text:p>
          </table:table-cell>
          <table:table-cell office:value-type="float" office:value="61.3" table:style-name="ce34">
            <text:p>61.3</text:p>
          </table:table-cell>
          <table:table-cell office:value-type="float" office:value="28.3" table:style-name="ce36">
            <text:p>28.3</text:p>
          </table:table-cell>
          <table:table-cell office:value-type="float" office:value="20.5" table:style-name="ce37">
            <text:p>20.5</text:p>
          </table:table-cell>
          <table:table-cell office:value-type="float" office:value="48.8" table:style-name="ce34">
            <text:p>48.8</text:p>
          </table:table-cell>
          <table:table-cell office:value-type="float" office:value="110.1" table:style-name="ce38">
            <text:p>110.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6">
            <text:p>fwd_c_additional</text:p>
          </table:table-cell>
          <table:table-cell office:value-type="float" office:value="38.9" table:style-name="ce17">
            <text:p>38.9</text:p>
          </table:table-cell>
          <table:table-cell table:style-name="ce1"/>
          <table:table-cell office:value-type="string" office:string-value="c" table:formula="of:=LOWER(MID([.A8];5;1))" table:style-name="ce1">
            <text:p>c</text:p>
          </table:table-cell>
          <table:table-cell office:value-type="string" office:string-value="fwd" table:formula="of:=IF(ISNUMBER(SEARCH(&quot;fwd&quot;;[.A8]));&quot;fwd&quot;;&quot;rto&quot;)" table:style-name="ce16">
            <text:p>fwd</text:p>
          </table:table-cell>
          <table:table-cell office:value-type="string" office:string-value="fixed" table:formula="of:=IF(RIGHT([.A8];10)=&quot;additional&quot;;&quot;additional&quot;;&quot;fixed&quot;)" table:style-name="ce17">
            <text:p>fixed</text:p>
          </table:table-cell>
          <table:table-cell office:value-type="string" office:string-value="fwd_c_fixed" table:formula="of:=[.E9]&amp;&quot;_&quot;&amp;[.D9]&amp;&quot;_&quot;&amp;[.F9]" table:style-name="ce1">
            <text:p>fwd_c_fixed</text:p>
          </table:table-cell>
          <table:table-cell office:value-type="float" office:value="40.1" table:formula="of:=IF([.G9]=[.A8];[.B8];&quot;&quot;)" table:style-name="ce1">
            <text:p>40.1</text:p>
          </table:table-cell>
          <table:table-cell table:style-name="ce1"/>
          <table:table-cell office:value-type="string" table:style-name="ce9">
            <text:p>c</text:p>
          </table:table-cell>
          <table:table-cell office:value-type="float" office:value="38.9" table:style-name="ce36">
            <text:p>38.9</text:p>
          </table:table-cell>
          <table:table-cell office:value-type="float" office:value="40.1" table:style-name="ce37">
            <text:p>40.1</text:p>
          </table:table-cell>
          <table:table-cell office:value-type="float" office:value="79" table:style-name="ce34">
            <text:p>79</text:p>
          </table:table-cell>
          <table:table-cell office:value-type="float" office:value="38.9" table:style-name="ce36">
            <text:p>38.9</text:p>
          </table:table-cell>
          <table:table-cell office:value-type="float" office:value="31.9" table:style-name="ce37">
            <text:p>31.9</text:p>
          </table:table-cell>
          <table:table-cell office:value-type="float" office:value="70.8" table:style-name="ce34">
            <text:p>70.8</text:p>
          </table:table-cell>
          <table:table-cell office:value-type="float" office:value="149.80000000000001" table:style-name="ce38">
            <text:p>149.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6">
            <text:p>fwd_d_fixed</text:p>
          </table:table-cell>
          <table:table-cell office:value-type="float" office:value="45.4" table:style-name="ce17">
            <text:p>45.4</text:p>
          </table:table-cell>
          <table:table-cell table:style-name="ce1"/>
          <table:table-cell office:value-type="string" office:string-value="c" table:formula="of:=LOWER(MID([.A9];5;1))" table:style-name="ce1">
            <text:p>c</text:p>
          </table:table-cell>
          <table:table-cell office:value-type="string" office:string-value="fwd" table:formula="of:=IF(ISNUMBER(SEARCH(&quot;fwd&quot;;[.A9]));&quot;fwd&quot;;&quot;rto&quot;)" table:style-name="ce16">
            <text:p>fwd</text:p>
          </table:table-cell>
          <table:table-cell office:value-type="string" office:string-value="additional" table:formula="of:=IF(RIGHT([.A9];10)=&quot;additional&quot;;&quot;additional&quot;;&quot;fixed&quot;)" table:style-name="ce17">
            <text:p>additional</text:p>
          </table:table-cell>
          <table:table-cell office:value-type="string" office:string-value="fwd_c_additional" table:formula="of:=[.E10]&amp;&quot;_&quot;&amp;[.D10]&amp;&quot;_&quot;&amp;[.F10]" table:style-name="ce1">
            <text:p>fwd_c_additional</text:p>
          </table:table-cell>
          <table:table-cell office:value-type="float" office:value="38.9" table:formula="of:=IF([.G10]=[.A9];[.B9];&quot;&quot;)" table:style-name="ce1">
            <text:p>38.9</text:p>
          </table:table-cell>
          <table:table-cell table:style-name="ce1"/>
          <table:table-cell office:value-type="string" table:style-name="ce9">
            <text:p>d</text:p>
          </table:table-cell>
          <table:table-cell office:value-type="float" office:value="44.8" table:style-name="ce36">
            <text:p>44.8</text:p>
          </table:table-cell>
          <table:table-cell office:value-type="float" office:value="45.4" table:style-name="ce37">
            <text:p>45.4</text:p>
          </table:table-cell>
          <table:table-cell office:value-type="float" office:value="90.2" table:style-name="ce34">
            <text:p>90.2</text:p>
          </table:table-cell>
          <table:table-cell office:value-type="float" office:value="44.8" table:style-name="ce36">
            <text:p>44.8</text:p>
          </table:table-cell>
          <table:table-cell office:value-type="float" office:value="41.3" table:style-name="ce37">
            <text:p>41.3</text:p>
          </table:table-cell>
          <table:table-cell office:value-type="float" office:value="86.1" table:style-name="ce34">
            <text:p>86.1</text:p>
          </table:table-cell>
          <table:table-cell office:value-type="float" office:value="176.3" table:style-name="ce38">
            <text:p>176.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6">
            <text:p>fwd_d_additional</text:p>
          </table:table-cell>
          <table:table-cell office:value-type="float" office:value="44.8" table:style-name="ce17">
            <text:p>44.8</text:p>
          </table:table-cell>
          <table:table-cell table:style-name="ce1"/>
          <table:table-cell office:value-type="string" office:string-value="d" table:formula="of:=LOWER(MID([.A10];5;1))" table:style-name="ce1">
            <text:p>d</text:p>
          </table:table-cell>
          <table:table-cell office:value-type="string" office:string-value="fwd" table:formula="of:=IF(ISNUMBER(SEARCH(&quot;fwd&quot;;[.A10]));&quot;fwd&quot;;&quot;rto&quot;)" table:style-name="ce16">
            <text:p>fwd</text:p>
          </table:table-cell>
          <table:table-cell office:value-type="string" office:string-value="fixed" table:formula="of:=IF(RIGHT([.A10];10)=&quot;additional&quot;;&quot;additional&quot;;&quot;fixed&quot;)" table:style-name="ce17">
            <text:p>fixed</text:p>
          </table:table-cell>
          <table:table-cell office:value-type="string" office:string-value="fwd_d_fixed" table:formula="of:=[.E11]&amp;&quot;_&quot;&amp;[.D11]&amp;&quot;_&quot;&amp;[.F11]" table:style-name="ce1">
            <text:p>fwd_d_fixed</text:p>
          </table:table-cell>
          <table:table-cell office:value-type="float" office:value="45.4" table:formula="of:=IF([.G11]=[.A10];[.B10];&quot;&quot;)" table:style-name="ce1">
            <text:p>45.4</text:p>
          </table:table-cell>
          <table:table-cell table:style-name="ce1"/>
          <table:table-cell office:value-type="string" table:style-name="ce9">
            <text:p>e</text:p>
          </table:table-cell>
          <table:table-cell office:value-type="float" office:value="55.5" table:style-name="ce39">
            <text:p>55.5</text:p>
          </table:table-cell>
          <table:table-cell office:value-type="float" office:value="56.6" table:style-name="ce40">
            <text:p>56.6</text:p>
          </table:table-cell>
          <table:table-cell office:value-type="float" office:value="112.1" table:style-name="ce34">
            <text:p>112.1</text:p>
          </table:table-cell>
          <table:table-cell office:value-type="float" office:value="55.5" table:style-name="ce39">
            <text:p>55.5</text:p>
          </table:table-cell>
          <table:table-cell office:value-type="float" office:value="50.7" table:style-name="ce40">
            <text:p>50.7</text:p>
          </table:table-cell>
          <table:table-cell office:value-type="float" office:value="106.2" table:style-name="ce34">
            <text:p>106.2</text:p>
          </table:table-cell>
          <table:table-cell office:value-type="float" office:value="218.3" table:style-name="ce41">
            <text:p>218.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6">
            <text:p>fwd_e_fixed</text:p>
          </table:table-cell>
          <table:table-cell office:value-type="float" office:value="56.6" table:style-name="ce17">
            <text:p>56.6</text:p>
          </table:table-cell>
          <table:table-cell table:style-name="ce1"/>
          <table:table-cell office:value-type="string" office:string-value="d" table:formula="of:=LOWER(MID([.A11];5;1))" table:style-name="ce1">
            <text:p>d</text:p>
          </table:table-cell>
          <table:table-cell office:value-type="string" office:string-value="fwd" table:formula="of:=IF(ISNUMBER(SEARCH(&quot;fwd&quot;;[.A11]));&quot;fwd&quot;;&quot;rto&quot;)" table:style-name="ce16">
            <text:p>fwd</text:p>
          </table:table-cell>
          <table:table-cell office:value-type="string" office:string-value="additional" table:formula="of:=IF(RIGHT([.A11];10)=&quot;additional&quot;;&quot;additional&quot;;&quot;fixed&quot;)" table:style-name="ce17">
            <text:p>additional</text:p>
          </table:table-cell>
          <table:table-cell office:value-type="string" office:string-value="fwd_d_additional" table:formula="of:=[.E12]&amp;&quot;_&quot;&amp;[.D12]&amp;&quot;_&quot;&amp;[.F12]" table:style-name="ce1">
            <text:p>fwd_d_additional</text:p>
          </table:table-cell>
          <table:table-cell office:value-type="float" office:value="44.8" table:formula="of:=IF([.G12]=[.A11];[.B11];&quot;&quot;)" table:style-name="ce1">
            <text:p>44.8</text:p>
          </table:table-cell>
          <table:table-cell table:style-name="ce1"/>
          <table:table-cell office:value-type="string" table:style-name="ce12">
            <text:p>Total Result</text:p>
          </table:table-cell>
          <table:table-cell office:value-type="float" office:value="191.1" table:style-name="ce42">
            <text:p>191.1</text:p>
          </table:table-cell>
          <table:table-cell office:value-type="float" office:value="204.6" table:style-name="ce43">
            <text:p>204.6</text:p>
          </table:table-cell>
          <table:table-cell office:value-type="float" office:value="395.7" table:style-name="ce44">
            <text:p>395.7</text:p>
          </table:table-cell>
          <table:table-cell office:value-type="float" office:value="191.1" table:style-name="ce42">
            <text:p>191.1</text:p>
          </table:table-cell>
          <table:table-cell office:value-type="float" office:value="158" table:style-name="ce43">
            <text:p>158</text:p>
          </table:table-cell>
          <table:table-cell office:value-type="float" office:value="349.1" table:style-name="ce44">
            <text:p>349.1</text:p>
          </table:table-cell>
          <table:table-cell office:value-type="float" office:value="744.8" table:style-name="ce45">
            <text:p>744.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6">
            <text:p>fwd_e_additional</text:p>
          </table:table-cell>
          <table:table-cell office:value-type="float" office:value="55.5" table:style-name="ce17">
            <text:p>55.5</text:p>
          </table:table-cell>
          <table:table-cell table:style-name="ce1"/>
          <table:table-cell office:value-type="string" office:string-value="e" table:formula="of:=LOWER(MID([.A12];5;1))" table:style-name="ce1">
            <text:p>e</text:p>
          </table:table-cell>
          <table:table-cell office:value-type="string" office:string-value="fwd" table:formula="of:=IF(ISNUMBER(SEARCH(&quot;fwd&quot;;[.A12]));&quot;fwd&quot;;&quot;rto&quot;)" table:style-name="ce16">
            <text:p>fwd</text:p>
          </table:table-cell>
          <table:table-cell office:value-type="string" office:string-value="fixed" table:formula="of:=IF(RIGHT([.A12];10)=&quot;additional&quot;;&quot;additional&quot;;&quot;fixed&quot;)" table:style-name="ce17">
            <text:p>fixed</text:p>
          </table:table-cell>
          <table:table-cell office:value-type="string" office:string-value="fwd_e_fixed" table:formula="of:=[.E13]&amp;&quot;_&quot;&amp;[.D13]&amp;&quot;_&quot;&amp;[.F13]" table:style-name="ce1">
            <text:p>fwd_e_fixed</text:p>
          </table:table-cell>
          <table:table-cell office:value-type="float" office:value="56.6" table:formula="of:=IF([.G13]=[.A12];[.B12];&quot;&quot;)" table:style-name="ce1">
            <text:p>56.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6">
            <text:p>rto_a_fixed</text:p>
          </table:table-cell>
          <table:table-cell office:value-type="float" office:value="13.6" table:style-name="ce17">
            <text:p>13.6</text:p>
          </table:table-cell>
          <table:table-cell table:style-name="ce1"/>
          <table:table-cell office:value-type="string" office:string-value="e" table:formula="of:=LOWER(MID([.A13];5;1))" table:style-name="ce1">
            <text:p>e</text:p>
          </table:table-cell>
          <table:table-cell office:value-type="string" office:string-value="fwd" table:formula="of:=IF(ISNUMBER(SEARCH(&quot;fwd&quot;;[.A13]));&quot;fwd&quot;;&quot;rto&quot;)" table:style-name="ce16">
            <text:p>fwd</text:p>
          </table:table-cell>
          <table:table-cell office:value-type="string" office:string-value="additional" table:formula="of:=IF(RIGHT([.A13];10)=&quot;additional&quot;;&quot;additional&quot;;&quot;fixed&quot;)" table:style-name="ce17">
            <text:p>additional</text:p>
          </table:table-cell>
          <table:table-cell office:value-type="string" office:string-value="fwd_e_additional" table:formula="of:=[.E14]&amp;&quot;_&quot;&amp;[.D14]&amp;&quot;_&quot;&amp;[.F14]" table:style-name="ce1">
            <text:p>fwd_e_additional</text:p>
          </table:table-cell>
          <table:table-cell office:value-type="float" office:value="55.5" table:formula="of:=IF([.G14]=[.A13];[.B13];&quot;&quot;)" table:style-name="ce1">
            <text:p>55.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6">
            <text:p>rto_a_additional</text:p>
          </table:table-cell>
          <table:table-cell office:value-type="float" office:value="23.6" table:style-name="ce17">
            <text:p>23.6</text:p>
          </table:table-cell>
          <table:table-cell table:style-name="ce1"/>
          <table:table-cell office:value-type="string" office:string-value="a" table:formula="of:=LOWER(MID([.A14];5;1))" table:style-name="ce1">
            <text:p>a</text:p>
          </table:table-cell>
          <table:table-cell office:value-type="string" office:string-value="rto" table:formula="of:=IF(ISNUMBER(SEARCH(&quot;fwd&quot;;[.A14]));&quot;fwd&quot;;&quot;rto&quot;)" table:style-name="ce16">
            <text:p>rto</text:p>
          </table:table-cell>
          <table:table-cell office:value-type="string" office:string-value="fixed" table:formula="of:=IF(RIGHT([.A14];10)=&quot;additional&quot;;&quot;additional&quot;;&quot;fixed&quot;)" table:style-name="ce17">
            <text:p>fixed</text:p>
          </table:table-cell>
          <table:table-cell office:value-type="string" office:string-value="rto_a_fixed" table:formula="of:=[.E15]&amp;&quot;_&quot;&amp;[.D15]&amp;&quot;_&quot;&amp;[.F15]" table:style-name="ce1">
            <text:p>rto_a_fixed</text:p>
          </table:table-cell>
          <table:table-cell office:value-type="float" office:value="13.6" table:formula="of:=IF([.G15]=[.A14];[.B14];&quot;&quot;)" table:style-name="ce1">
            <text:p>13.6</text:p>
          </table:table-cell>
          <table:table-cell table:style-name="ce1"/>
          <table:table-cell office:value-type="string" table:style-name="ce20">
            <text:p>Sum of fixed</text:p>
          </table:table-cell>
          <table:table-cell office:value-type="string" table:style-name="ce21">
            <text:p>fwd_fixed</text:p>
          </table:table-cell>
          <table:table-cell office:value-type="string" table:style-name="ce21">
            <text:p>fwd_additional</text:p>
          </table:table-cell>
          <table:table-cell table:number-columns-repeated="4" table:style-name="ce22"/>
          <table:table-cell table:style-name="ce23"/>
          <table:table-cell table:number-columns-repeated="16367" table:style-name="ce1"/>
        </table:table-row>
        <table:table-row table:style-name="ro1">
          <table:table-cell office:value-type="string" table:style-name="ce16">
            <text:p>rto_b_fixed</text:p>
          </table:table-cell>
          <table:table-cell office:value-type="float" office:value="20.5" table:style-name="ce17">
            <text:p>20.5</text:p>
          </table:table-cell>
          <table:table-cell table:style-name="ce1"/>
          <table:table-cell office:value-type="string" office:string-value="a" table:formula="of:=LOWER(MID([.A15];5;1))" table:style-name="ce1">
            <text:p>a</text:p>
          </table:table-cell>
          <table:table-cell office:value-type="string" office:string-value="rto" table:formula="of:=IF(ISNUMBER(SEARCH(&quot;fwd&quot;;[.A15]));&quot;fwd&quot;;&quot;rto&quot;)" table:style-name="ce16">
            <text:p>rto</text:p>
          </table:table-cell>
          <table:table-cell office:value-type="string" office:string-value="additional" table:formula="of:=IF(RIGHT([.A15];10)=&quot;additional&quot;;&quot;additional&quot;;&quot;fixed&quot;)" table:style-name="ce17">
            <text:p>additional</text:p>
          </table:table-cell>
          <table:table-cell office:value-type="string" office:string-value="rto_a_additional" table:formula="of:=[.E16]&amp;&quot;_&quot;&amp;[.D16]&amp;&quot;_&quot;&amp;[.F16]" table:style-name="ce1">
            <text:p>rto_a_additional</text:p>
          </table:table-cell>
          <table:table-cell office:value-type="float" office:value="23.6" table:formula="of:=IF([.G16]=[.A15];[.B15];&quot;&quot;)" table:style-name="ce1">
            <text:p>23.6</text:p>
          </table:table-cell>
          <table:table-cell table:style-name="ce1"/>
          <table:table-cell table:style-name="ce24"/>
          <table:table-cell office:value-type="string" table:style-name="ce25">
            <text:p>fwd</text:p>
          </table:table-cell>
          <table:table-cell table:style-name="ce26"/>
          <table:table-cell office:value-type="string" table:style-name="ce27">
            <text:p>fwd Result</text:p>
          </table:table-cell>
          <table:table-cell office:value-type="string" table:style-name="ce25">
            <text:p>rto</text:p>
          </table:table-cell>
          <table:table-cell table:style-name="ce26"/>
          <table:table-cell office:value-type="string" table:style-name="ce27">
            <text:p>rto Result</text:p>
          </table:table-cell>
          <table:table-cell office:value-type="string" table:style-name="ce28">
            <text:p>Total Result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6">
            <text:p>rto_b_additional</text:p>
          </table:table-cell>
          <table:table-cell office:value-type="float" office:value="28.3" table:style-name="ce17">
            <text:p>28.3</text:p>
          </table:table-cell>
          <table:table-cell table:style-name="ce1"/>
          <table:table-cell office:value-type="string" office:string-value="b" table:formula="of:=LOWER(MID([.A16];5;1))" table:style-name="ce1">
            <text:p>b</text:p>
          </table:table-cell>
          <table:table-cell office:value-type="string" office:string-value="rto" table:formula="of:=IF(ISNUMBER(SEARCH(&quot;fwd&quot;;[.A16]));&quot;fwd&quot;;&quot;rto&quot;)" table:style-name="ce16">
            <text:p>rto</text:p>
          </table:table-cell>
          <table:table-cell office:value-type="string" office:string-value="fixed" table:formula="of:=IF(RIGHT([.A16];10)=&quot;additional&quot;;&quot;additional&quot;;&quot;fixed&quot;)" table:style-name="ce17">
            <text:p>fixed</text:p>
          </table:table-cell>
          <table:table-cell office:value-type="string" office:string-value="rto_b_fixed" table:formula="of:=[.E17]&amp;&quot;_&quot;&amp;[.D17]&amp;&quot;_&quot;&amp;[.F17]" table:style-name="ce1">
            <text:p>rto_b_fixed</text:p>
          </table:table-cell>
          <table:table-cell office:value-type="float" office:value="20.5" table:formula="of:=IF([.G17]=[.A16];[.B16];&quot;&quot;)" table:style-name="ce1">
            <text:p>20.5</text:p>
          </table:table-cell>
          <table:table-cell table:style-name="ce1"/>
          <table:table-cell office:value-type="string" table:style-name="ce29">
            <text:p>zone</text:p>
          </table:table-cell>
          <table:table-cell office:value-type="string" table:style-name="ce25">
            <text:p>additional</text:p>
          </table:table-cell>
          <table:table-cell office:value-type="string" table:style-name="ce26">
            <text:p>fixed</text:p>
          </table:table-cell>
          <table:table-cell table:style-name="ce30"/>
          <table:table-cell office:value-type="string" table:style-name="ce25">
            <text:p>additional</text:p>
          </table:table-cell>
          <table:table-cell office:value-type="string" table:style-name="ce26">
            <text:p>fixed</text:p>
          </table:table-cell>
          <table:table-cell table:style-name="ce30"/>
          <table:table-cell table:style-name="ce31"/>
          <table:table-cell table:number-columns-repeated="16367"/>
        </table:table-row>
        <table:table-row table:style-name="ro1">
          <table:table-cell office:value-type="string" table:style-name="ce16">
            <text:p>rto_c_fixed</text:p>
          </table:table-cell>
          <table:table-cell office:value-type="float" office:value="31.9" table:style-name="ce17">
            <text:p>31.9</text:p>
          </table:table-cell>
          <table:table-cell table:style-name="ce1"/>
          <table:table-cell office:value-type="string" office:string-value="b" table:formula="of:=LOWER(MID([.A17];5;1))" table:style-name="ce1">
            <text:p>b</text:p>
          </table:table-cell>
          <table:table-cell office:value-type="string" office:string-value="rto" table:formula="of:=IF(ISNUMBER(SEARCH(&quot;fwd&quot;;[.A17]));&quot;fwd&quot;;&quot;rto&quot;)" table:style-name="ce16">
            <text:p>rto</text:p>
          </table:table-cell>
          <table:table-cell office:value-type="string" office:string-value="additional" table:formula="of:=IF(RIGHT([.A17];10)=&quot;additional&quot;;&quot;additional&quot;;&quot;fixed&quot;)" table:style-name="ce17">
            <text:p>additional</text:p>
          </table:table-cell>
          <table:table-cell office:value-type="string" office:string-value="rto_b_additional" table:formula="of:=[.E18]&amp;&quot;_&quot;&amp;[.D18]&amp;&quot;_&quot;&amp;[.F18]" table:style-name="ce1">
            <text:p>rto_b_additional</text:p>
          </table:table-cell>
          <table:table-cell office:value-type="float" office:value="28.3" table:formula="of:=IF([.G18]=[.A17];[.B17];&quot;&quot;)" table:style-name="ce1">
            <text:p>28.3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float" office:value="23.6" table:style-name="ce32">
            <text:p>23.6</text:p>
          </table:table-cell>
          <table:table-cell office:value-type="float" office:value="29.5" table:style-name="ce33">
            <text:p>29.5</text:p>
          </table:table-cell>
          <table:table-cell office:value-type="float" office:value="53.1" table:style-name="ce34">
            <text:p>53.1</text:p>
          </table:table-cell>
          <table:table-cell office:value-type="float" office:value="23.6" table:style-name="ce32">
            <text:p>23.6</text:p>
          </table:table-cell>
          <table:table-cell office:value-type="float" office:value="13.6" table:style-name="ce33">
            <text:p>13.6</text:p>
          </table:table-cell>
          <table:table-cell office:value-type="float" office:value="37.200000000000003" table:style-name="ce34">
            <text:p>37.2</text:p>
          </table:table-cell>
          <table:table-cell office:value-type="float" office:value="90.3" table:style-name="ce35">
            <text:p>90.3</text:p>
          </table:table-cell>
          <table:table-cell table:number-columns-repeated="16367"/>
        </table:table-row>
        <table:table-row table:style-name="ro1">
          <table:table-cell office:value-type="string" table:style-name="ce16">
            <text:p>rto_c_additional</text:p>
          </table:table-cell>
          <table:table-cell office:value-type="float" office:value="38.9" table:style-name="ce17">
            <text:p>38.9</text:p>
          </table:table-cell>
          <table:table-cell table:style-name="ce1"/>
          <table:table-cell office:value-type="string" office:string-value="c" table:formula="of:=LOWER(MID([.A18];5;1))" table:style-name="ce1">
            <text:p>c</text:p>
          </table:table-cell>
          <table:table-cell office:value-type="string" office:string-value="rto" table:formula="of:=IF(ISNUMBER(SEARCH(&quot;fwd&quot;;[.A18]));&quot;fwd&quot;;&quot;rto&quot;)" table:style-name="ce16">
            <text:p>rto</text:p>
          </table:table-cell>
          <table:table-cell office:value-type="string" office:string-value="fixed" table:formula="of:=IF(RIGHT([.A18];10)=&quot;additional&quot;;&quot;additional&quot;;&quot;fixed&quot;)" table:style-name="ce17">
            <text:p>fixed</text:p>
          </table:table-cell>
          <table:table-cell office:value-type="string" office:string-value="rto_c_fixed" table:formula="of:=[.E19]&amp;&quot;_&quot;&amp;[.D19]&amp;&quot;_&quot;&amp;[.F19]" table:style-name="ce1">
            <text:p>rto_c_fixed</text:p>
          </table:table-cell>
          <table:table-cell office:value-type="float" office:value="31.9" table:formula="of:=IF([.G19]=[.A18];[.B18];&quot;&quot;)" table:style-name="ce1">
            <text:p>31.9</text:p>
          </table:table-cell>
          <table:table-cell table:style-name="ce1"/>
          <table:table-cell office:value-type="string" table:style-name="ce9">
            <text:p>b</text:p>
          </table:table-cell>
          <table:table-cell office:value-type="float" office:value="28.3" table:style-name="ce36">
            <text:p>28.3</text:p>
          </table:table-cell>
          <table:table-cell office:value-type="float" office:value="33" table:style-name="ce37">
            <text:p>33</text:p>
          </table:table-cell>
          <table:table-cell office:value-type="float" office:value="61.3" table:style-name="ce34">
            <text:p>61.3</text:p>
          </table:table-cell>
          <table:table-cell office:value-type="float" office:value="28.3" table:style-name="ce36">
            <text:p>28.3</text:p>
          </table:table-cell>
          <table:table-cell office:value-type="float" office:value="20.5" table:style-name="ce37">
            <text:p>20.5</text:p>
          </table:table-cell>
          <table:table-cell office:value-type="float" office:value="48.8" table:style-name="ce34">
            <text:p>48.8</text:p>
          </table:table-cell>
          <table:table-cell office:value-type="float" office:value="110.1" table:style-name="ce38">
            <text:p>110.1</text:p>
          </table:table-cell>
          <table:table-cell table:number-columns-repeated="16367"/>
        </table:table-row>
        <table:table-row table:style-name="ro1">
          <table:table-cell office:value-type="string" table:style-name="ce16">
            <text:p>rto_d_fixed</text:p>
          </table:table-cell>
          <table:table-cell office:value-type="float" office:value="41.3" table:style-name="ce17">
            <text:p>41.3</text:p>
          </table:table-cell>
          <table:table-cell table:style-name="ce1"/>
          <table:table-cell office:value-type="string" office:string-value="c" table:formula="of:=LOWER(MID([.A19];5;1))" table:style-name="ce1">
            <text:p>c</text:p>
          </table:table-cell>
          <table:table-cell office:value-type="string" office:string-value="rto" table:formula="of:=IF(ISNUMBER(SEARCH(&quot;fwd&quot;;[.A19]));&quot;fwd&quot;;&quot;rto&quot;)" table:style-name="ce16">
            <text:p>rto</text:p>
          </table:table-cell>
          <table:table-cell office:value-type="string" office:string-value="additional" table:formula="of:=IF(RIGHT([.A19];10)=&quot;additional&quot;;&quot;additional&quot;;&quot;fixed&quot;)" table:style-name="ce17">
            <text:p>additional</text:p>
          </table:table-cell>
          <table:table-cell office:value-type="string" office:string-value="rto_c_additional" table:formula="of:=[.E20]&amp;&quot;_&quot;&amp;[.D20]&amp;&quot;_&quot;&amp;[.F20]" table:style-name="ce1">
            <text:p>rto_c_additional</text:p>
          </table:table-cell>
          <table:table-cell office:value-type="float" office:value="38.9" table:formula="of:=IF([.G20]=[.A19];[.B19];&quot;&quot;)" table:style-name="ce1">
            <text:p>38.9</text:p>
          </table:table-cell>
          <table:table-cell table:style-name="ce1"/>
          <table:table-cell office:value-type="string" table:style-name="ce9">
            <text:p>c</text:p>
          </table:table-cell>
          <table:table-cell office:value-type="float" office:value="38.9" table:style-name="ce36">
            <text:p>38.9</text:p>
          </table:table-cell>
          <table:table-cell office:value-type="float" office:value="40.1" table:style-name="ce37">
            <text:p>40.1</text:p>
          </table:table-cell>
          <table:table-cell office:value-type="float" office:value="79" table:style-name="ce34">
            <text:p>79</text:p>
          </table:table-cell>
          <table:table-cell office:value-type="float" office:value="38.9" table:style-name="ce36">
            <text:p>38.9</text:p>
          </table:table-cell>
          <table:table-cell office:value-type="float" office:value="31.9" table:style-name="ce37">
            <text:p>31.9</text:p>
          </table:table-cell>
          <table:table-cell office:value-type="float" office:value="70.8" table:style-name="ce34">
            <text:p>70.8</text:p>
          </table:table-cell>
          <table:table-cell office:value-type="float" office:value="149.80000000000001" table:style-name="ce38">
            <text:p>149.8</text:p>
          </table:table-cell>
          <table:table-cell table:number-columns-repeated="16367"/>
        </table:table-row>
        <table:table-row table:style-name="ro1">
          <table:table-cell office:value-type="string" table:style-name="ce16">
            <text:p>rto_d_additional</text:p>
          </table:table-cell>
          <table:table-cell office:value-type="float" office:value="44.8" table:style-name="ce17">
            <text:p>44.8</text:p>
          </table:table-cell>
          <table:table-cell table:style-name="ce1"/>
          <table:table-cell office:value-type="string" office:string-value="d" table:formula="of:=LOWER(MID([.A20];5;1))" table:style-name="ce1">
            <text:p>d</text:p>
          </table:table-cell>
          <table:table-cell office:value-type="string" office:string-value="rto" table:formula="of:=IF(ISNUMBER(SEARCH(&quot;fwd&quot;;[.A20]));&quot;fwd&quot;;&quot;rto&quot;)" table:style-name="ce16">
            <text:p>rto</text:p>
          </table:table-cell>
          <table:table-cell office:value-type="string" office:string-value="fixed" table:formula="of:=IF(RIGHT([.A20];10)=&quot;additional&quot;;&quot;additional&quot;;&quot;fixed&quot;)" table:style-name="ce17">
            <text:p>fixed</text:p>
          </table:table-cell>
          <table:table-cell office:value-type="string" office:string-value="rto_d_fixed" table:formula="of:=[.E21]&amp;&quot;_&quot;&amp;[.D21]&amp;&quot;_&quot;&amp;[.F21]" table:style-name="ce1">
            <text:p>rto_d_fixed</text:p>
          </table:table-cell>
          <table:table-cell office:value-type="float" office:value="41.3" table:formula="of:=IF([.G21]=[.A20];[.B20];&quot;&quot;)" table:style-name="ce1">
            <text:p>41.3</text:p>
          </table:table-cell>
          <table:table-cell table:style-name="ce1"/>
          <table:table-cell office:value-type="string" table:style-name="ce9">
            <text:p>d</text:p>
          </table:table-cell>
          <table:table-cell office:value-type="float" office:value="44.8" table:style-name="ce36">
            <text:p>44.8</text:p>
          </table:table-cell>
          <table:table-cell office:value-type="float" office:value="45.4" table:style-name="ce37">
            <text:p>45.4</text:p>
          </table:table-cell>
          <table:table-cell office:value-type="float" office:value="90.2" table:style-name="ce34">
            <text:p>90.2</text:p>
          </table:table-cell>
          <table:table-cell office:value-type="float" office:value="44.8" table:style-name="ce36">
            <text:p>44.8</text:p>
          </table:table-cell>
          <table:table-cell office:value-type="float" office:value="41.3" table:style-name="ce37">
            <text:p>41.3</text:p>
          </table:table-cell>
          <table:table-cell office:value-type="float" office:value="86.1" table:style-name="ce34">
            <text:p>86.1</text:p>
          </table:table-cell>
          <table:table-cell office:value-type="float" office:value="176.3" table:style-name="ce38">
            <text:p>176.3</text:p>
          </table:table-cell>
          <table:table-cell table:number-columns-repeated="16367"/>
        </table:table-row>
        <table:table-row table:style-name="ro1">
          <table:table-cell office:value-type="string" table:style-name="ce16">
            <text:p>rto_e_fixed</text:p>
          </table:table-cell>
          <table:table-cell office:value-type="float" office:value="50.7" table:style-name="ce17">
            <text:p>50.7</text:p>
          </table:table-cell>
          <table:table-cell table:style-name="ce1"/>
          <table:table-cell office:value-type="string" office:string-value="d" table:formula="of:=LOWER(MID([.A21];5;1))" table:style-name="ce1">
            <text:p>d</text:p>
          </table:table-cell>
          <table:table-cell office:value-type="string" office:string-value="rto" table:formula="of:=IF(ISNUMBER(SEARCH(&quot;fwd&quot;;[.A21]));&quot;fwd&quot;;&quot;rto&quot;)" table:style-name="ce16">
            <text:p>rto</text:p>
          </table:table-cell>
          <table:table-cell office:value-type="string" office:string-value="additional" table:formula="of:=IF(RIGHT([.A21];10)=&quot;additional&quot;;&quot;additional&quot;;&quot;fixed&quot;)" table:style-name="ce17">
            <text:p>additional</text:p>
          </table:table-cell>
          <table:table-cell office:value-type="string" office:string-value="rto_d_additional" table:formula="of:=[.E22]&amp;&quot;_&quot;&amp;[.D22]&amp;&quot;_&quot;&amp;[.F22]" table:style-name="ce1">
            <text:p>rto_d_additional</text:p>
          </table:table-cell>
          <table:table-cell office:value-type="float" office:value="44.8" table:formula="of:=IF([.G22]=[.A21];[.B21];&quot;&quot;)" table:style-name="ce1">
            <text:p>44.8</text:p>
          </table:table-cell>
          <table:table-cell table:style-name="ce1"/>
          <table:table-cell office:value-type="string" table:style-name="ce9">
            <text:p>e</text:p>
          </table:table-cell>
          <table:table-cell office:value-type="float" office:value="55.5" table:style-name="ce39">
            <text:p>55.5</text:p>
          </table:table-cell>
          <table:table-cell office:value-type="float" office:value="56.6" table:style-name="ce40">
            <text:p>56.6</text:p>
          </table:table-cell>
          <table:table-cell office:value-type="float" office:value="112.1" table:style-name="ce34">
            <text:p>112.1</text:p>
          </table:table-cell>
          <table:table-cell office:value-type="float" office:value="55.5" table:style-name="ce39">
            <text:p>55.5</text:p>
          </table:table-cell>
          <table:table-cell office:value-type="float" office:value="50.7" table:style-name="ce40">
            <text:p>50.7</text:p>
          </table:table-cell>
          <table:table-cell office:value-type="float" office:value="106.2" table:style-name="ce34">
            <text:p>106.2</text:p>
          </table:table-cell>
          <table:table-cell office:value-type="float" office:value="218.3" table:style-name="ce41">
            <text:p>218.3</text:p>
          </table:table-cell>
          <table:table-cell table:number-columns-repeated="16367"/>
        </table:table-row>
        <table:table-row table:style-name="ro1">
          <table:table-cell office:value-type="string" table:style-name="ce16">
            <text:p>rto_e_additional</text:p>
          </table:table-cell>
          <table:table-cell office:value-type="float" office:value="55.5" table:style-name="ce17">
            <text:p>55.5</text:p>
          </table:table-cell>
          <table:table-cell table:style-name="ce1"/>
          <table:table-cell office:value-type="string" office:string-value="e" table:formula="of:=LOWER(MID([.A22];5;1))" table:style-name="ce1">
            <text:p>e</text:p>
          </table:table-cell>
          <table:table-cell office:value-type="string" office:string-value="rto" table:formula="of:=IF(ISNUMBER(SEARCH(&quot;fwd&quot;;[.A22]));&quot;fwd&quot;;&quot;rto&quot;)" table:style-name="ce16">
            <text:p>rto</text:p>
          </table:table-cell>
          <table:table-cell office:value-type="string" office:string-value="fixed" table:formula="of:=IF(RIGHT([.A22];10)=&quot;additional&quot;;&quot;additional&quot;;&quot;fixed&quot;)" table:style-name="ce17">
            <text:p>fixed</text:p>
          </table:table-cell>
          <table:table-cell office:value-type="string" office:string-value="rto_e_fixed" table:formula="of:=[.E23]&amp;&quot;_&quot;&amp;[.D23]&amp;&quot;_&quot;&amp;[.F23]" table:style-name="ce1">
            <text:p>rto_e_fixed</text:p>
          </table:table-cell>
          <table:table-cell office:value-type="float" office:value="50.7" table:formula="of:=IF([.G23]=[.A22];[.B22];&quot;&quot;)" table:style-name="ce1">
            <text:p>50.7</text:p>
          </table:table-cell>
          <table:table-cell table:style-name="ce1"/>
          <table:table-cell office:value-type="string" table:style-name="ce12">
            <text:p>Total Result</text:p>
          </table:table-cell>
          <table:table-cell office:value-type="float" office:value="191.1" table:style-name="ce42">
            <text:p>191.1</text:p>
          </table:table-cell>
          <table:table-cell office:value-type="float" office:value="204.6" table:style-name="ce43">
            <text:p>204.6</text:p>
          </table:table-cell>
          <table:table-cell office:value-type="float" office:value="395.7" table:style-name="ce44">
            <text:p>395.7</text:p>
          </table:table-cell>
          <table:table-cell office:value-type="float" office:value="191.1" table:style-name="ce42">
            <text:p>191.1</text:p>
          </table:table-cell>
          <table:table-cell office:value-type="float" office:value="158" table:style-name="ce43">
            <text:p>158</text:p>
          </table:table-cell>
          <table:table-cell office:value-type="float" office:value="349.1" table:style-name="ce44">
            <text:p>349.1</text:p>
          </table:table-cell>
          <table:table-cell office:value-type="float" office:value="744.8" table:style-name="ce45">
            <text:p>744.8</text:p>
          </table:table-cell>
          <table:table-cell table:number-columns-repeated="16367"/>
        </table:table-row>
        <table:table-row table:style-name="ro1">
          <table:table-cell table:number-columns-repeated="3" table:style-name="ce1"/>
          <table:table-cell office:value-type="string" office:string-value="e" table:formula="of:=LOWER(MID([.A23];5;1))" table:style-name="ce1">
            <text:p>e</text:p>
          </table:table-cell>
          <table:table-cell office:value-type="string" office:string-value="rto" table:formula="of:=IF(ISNUMBER(SEARCH(&quot;fwd&quot;;[.A23]));&quot;fwd&quot;;&quot;rto&quot;)" table:style-name="ce16">
            <text:p>rto</text:p>
          </table:table-cell>
          <table:table-cell office:value-type="string" office:string-value="additional" table:formula="of:=IF(RIGHT([.A23];10)=&quot;additional&quot;;&quot;additional&quot;;&quot;fixed&quot;)" table:style-name="ce17">
            <text:p>additional</text:p>
          </table:table-cell>
          <table:table-cell office:value-type="string" office:string-value="rto_e_additional" table:formula="of:=[.E24]&amp;&quot;_&quot;&amp;[.D24]&amp;&quot;_&quot;&amp;[.F24]" table:style-name="ce1">
            <text:p>rto_e_additional</text:p>
          </table:table-cell>
          <table:table-cell office:value-type="float" office:value="55.5" table:formula="of:=IF([.G24]=[.A23];[.B23];&quot;&quot;)" table:style-name="ce1">
            <text:p>55.5</text:p>
          </table:table-cell>
          <table:table-cell table:number-columns-repeated="16376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result" table:style-name="ta1">
        <table:table-column table:style-name="co33" table:default-cell-style-name="ce1"/>
        <table:table-column table:style-name="co34" table:default-cell-style-name="ce1"/>
        <table:table-column table:style-name="co19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9" table:number-columns-repeated="1009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46">
            <text:p>AWB</text:p>
          </table:table-cell>
          <table:table-cell office:value-type="string" table:style-name="ce46">
            <text:p>Order ID</text:p>
          </table:table-cell>
          <table:table-cell office:value-type="string" table:style-name="ce46">
            <text:p>Totalweight as per X(Kg)</text:p>
          </table:table-cell>
          <table:table-cell office:value-type="string" table:style-name="ce46">
            <text:p>totalweight slab as per(kg)</text:p>
          </table:table-cell>
          <table:table-cell office:value-type="string" table:style-name="ce46">
            <text:p>totl_weight as per_courier</text:p>
          </table:table-cell>
          <table:table-cell office:value-type="string" table:style-name="ce46">
            <text:p>weight_slab_courier</text:p>
          </table:table-cell>
          <table:table-cell office:value-type="string" table:style-name="ce46">
            <text:p>Deliver_zone_as_per(X)</text:p>
          </table:table-cell>
          <table:table-cell office:value-type="string" table:style-name="ce46">
            <text:p>Delivery_zone_changed_courier</text:p>
          </table:table-cell>
          <table:table-cell office:value-type="string" table:style-name="ce46">
            <text:p>Expected_charges</text:p>
          </table:table-cell>
          <table:table-cell office:value-type="string" table:style-name="ce46">
            <text:p>Charges Billed by Courier Company (Rs.)</text:p>
          </table:table-cell>
          <table:table-cell office:value-type="string" table:style-name="ce46">
            <text:p>Difference Between Expected Charges and Billed Charges (Rs.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091117222124</text:p>
          </table:table-cell>
          <table:table-cell office:value-type="string" table:style-name="ce1">
            <text:p>2001806232</text:p>
          </table:table-cell>
          <table:table-cell office:value-type="float" office:value="1.302" table:formula="of:=VLOOKUP([.B2];[Pivot_Table_Sheet1_1.$A$2:.$C$126];2;0)" table:style-name="ce1">
            <text:p>1.302</text:p>
          </table:table-cell>
          <table:table-cell office:value-type="error" office:string-value="#NAME?" table:formula="of:=VLOOKUP([.B2];[Pivot_Table_Sheet1_1.$A$2:.$C$126];3;0)" table:style-name="ce1">
            <text:p>#NAME?</text:p>
          </table:table-cell>
          <table:table-cell office:value-type="string" office:string-value="1.3" table:formula="of:=VLOOKUP([.B2];[courier_company_invoice.B2:.I125];2;0)" table:style-name="ce1">
            <text:p>1.3</text:p>
          </table:table-cell>
          <table:table-cell office:value-type="error" office:string-value="#NAME?" table:formula="of:=COM.MICROSOFT.SINGLE(COM.MICROSOFT.CEILING.MATH([.E2];0.5))" table:style-name="ce1">
            <text:p>#NAME?</text:p>
          </table:table-cell>
          <table:table-cell office:value-type="error" office:string-value="#N/A" table:formula="of:=VLOOKUP([.B2];[courier_company_invoice.B2:.J125];9;0)" table:style-name="ce1">
            <text:p>#N/A</text:p>
          </table:table-cell>
          <table:table-cell office:value-type="string" office:string-value="d" table:formula="of:=VLOOKUP([.B2];[courier_company_invoice.B2:.J125];5;0)" table:style-name="ce1">
            <text:p>d</text:p>
          </table:table-cell>
          <table:table-cell office:value-type="error" office:string-value="#N/A" table:formula="of:=VLOOKUP([.B2];[courier_company_invoice.$B$2:.$P$125];15;0)" table:style-name="ce1">
            <text:p>#N/A</text:p>
          </table:table-cell>
          <table:table-cell office:value-type="float" office:value="135" table:style-name="ce1">
            <text:p>135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1">
            <text:p>1091117222194</text:p>
          </table:table-cell>
          <table:table-cell office:value-type="string" table:style-name="ce1">
            <text:p>2001806273</text:p>
          </table:table-cell>
          <table:table-cell office:value-type="float" office:value="0.61499999999999999" table:formula="of:=VLOOKUP([.B3];[Pivot_Table_Sheet1_1.$A$2:.$C$126];2;0)" table:style-name="ce1">
            <text:p>0.615</text:p>
          </table:table-cell>
          <table:table-cell office:value-type="error" office:string-value="#NAME?" table:formula="of:=VLOOKUP([.B3];[Pivot_Table_Sheet1_1.$A$2:.$C$126];3;0)" table:style-name="ce1">
            <text:p>#NAME?</text:p>
          </table:table-cell>
          <table:table-cell office:value-type="string" office:string-value="1" table:formula="of:=VLOOKUP([.B3];[courier_company_invoice.B3:.I126];2;0)" table:style-name="ce1">
            <text:p>1</text:p>
          </table:table-cell>
          <table:table-cell office:value-type="error" office:string-value="#NAME?" table:formula="of:=COM.MICROSOFT.SINGLE(COM.MICROSOFT.CEILING.MATH([.E3];0.5))" table:style-name="ce1">
            <text:p>#NAME?</text:p>
          </table:table-cell>
          <table:table-cell office:value-type="error" office:string-value="#N/A" table:formula="of:=VLOOKUP([.B3];[courier_company_invoice.B3:.J126];9;0)" table:style-name="ce1">
            <text:p>#N/A</text:p>
          </table:table-cell>
          <table:table-cell office:value-type="string" office:string-value="d" table:formula="of:=VLOOKUP([.B3];[courier_company_invoice.B3:.J126];5;0)" table:style-name="ce1">
            <text:p>d</text:p>
          </table:table-cell>
          <table:table-cell office:value-type="error" office:string-value="#N/A" table:formula="of:=VLOOKUP([.B3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style-name="ce47"/>
          <table:table-cell office:value-type="string" table:style-name="ce48">
            <text:p>count</text:p>
          </table:table-cell>
          <table:table-cell office:value-type="string" table:style-name="ce47">
            <text:p>amount</text:p>
          </table:table-cell>
          <table:table-cell table:number-columns-repeated="16369" table:style-name="ce1"/>
        </table:table-row>
        <table:table-row table:style-name="ro4">
          <table:table-cell office:value-type="string" table:style-name="ce1">
            <text:p>1091117222931</text:p>
          </table:table-cell>
          <table:table-cell office:value-type="string" table:style-name="ce1">
            <text:p>2001806408</text:p>
          </table:table-cell>
          <table:table-cell office:value-type="float" office:value="2.2650000000000001" table:formula="of:=VLOOKUP([.B4];[Pivot_Table_Sheet1_1.$A$2:.$C$126];2;0)" table:style-name="ce1">
            <text:p>2.265</text:p>
          </table:table-cell>
          <table:table-cell office:value-type="error" office:string-value="#NAME?" table:formula="of:=VLOOKUP([.B4];[Pivot_Table_Sheet1_1.$A$2:.$C$126];3;0)" table:style-name="ce1">
            <text:p>#NAME?</text:p>
          </table:table-cell>
          <table:table-cell office:value-type="string" office:string-value="2.5" table:formula="of:=VLOOKUP([.B4];[courier_company_invoice.B4:.I127];2;0)" table:style-name="ce1">
            <text:p>2.5</text:p>
          </table:table-cell>
          <table:table-cell office:value-type="error" office:string-value="#NAME?" table:formula="of:=COM.MICROSOFT.SINGLE(COM.MICROSOFT.CEILING.MATH([.E4];0.5))" table:style-name="ce1">
            <text:p>#NAME?</text:p>
          </table:table-cell>
          <table:table-cell office:value-type="error" office:string-value="#N/A" table:formula="of:=VLOOKUP([.B4];[courier_company_invoice.B4:.J127];9;0)" table:style-name="ce1">
            <text:p>#N/A</text:p>
          </table:table-cell>
          <table:table-cell office:value-type="string" office:string-value="d" table:formula="of:=VLOOKUP([.B4];[courier_company_invoice.B4:.J127];5;0)" table:style-name="ce1">
            <text:p>d</text:p>
          </table:table-cell>
          <table:table-cell office:value-type="error" office:string-value="#N/A" table:formula="of:=VLOOKUP([.B4];[courier_company_invoice.$B$2:.$P$125];15;0)" table:style-name="ce1">
            <text:p>#N/A</text:p>
          </table:table-cell>
          <table:table-cell office:value-type="float" office:value="224.6" table:style-name="ce1">
            <text:p>224.6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style-name="ce49"/>
          <table:table-cell table:style-name="ce50"/>
          <table:table-cell table:style-name="ce51"/>
          <table:table-cell table:number-columns-repeated="2" table:style-name="ce1"/>
          <table:table-cell office:value-type="string" table:style-name="ce1">
            <text:p>k</text:p>
          </table:table-cell>
          <table:table-cell table:number-columns-repeated="16366"/>
        </table:table-row>
        <table:table-row table:style-name="ro4">
          <table:table-cell office:value-type="string" table:style-name="ce1">
            <text:p>1091117223244</text:p>
          </table:table-cell>
          <table:table-cell office:value-type="string" table:style-name="ce1">
            <text:p>2001806458</text:p>
          </table:table-cell>
          <table:table-cell office:value-type="float" office:value="0.7" table:formula="of:=VLOOKUP([.B5];[Pivot_Table_Sheet1_1.$A$2:.$C$126];2;0)" table:style-name="ce1">
            <text:p>0.7</text:p>
          </table:table-cell>
          <table:table-cell office:value-type="error" office:string-value="#NAME?" table:formula="of:=VLOOKUP([.B5];[Pivot_Table_Sheet1_1.$A$2:.$C$126];3;0)" table:style-name="ce1">
            <text:p>#NAME?</text:p>
          </table:table-cell>
          <table:table-cell office:value-type="string" office:string-value="1" table:formula="of:=VLOOKUP([.B5];[courier_company_invoice.B5:.I128];2;0)" table:style-name="ce1">
            <text:p>1</text:p>
          </table:table-cell>
          <table:table-cell office:value-type="error" office:string-value="#NAME?" table:formula="of:=COM.MICROSOFT.SINGLE(COM.MICROSOFT.CEILING.MATH([.E5];0.5))" table:style-name="ce1">
            <text:p>#NAME?</text:p>
          </table:table-cell>
          <table:table-cell office:value-type="error" office:string-value="#N/A" table:formula="of:=VLOOKUP([.B5];[courier_company_invoice.B5:.J128];9;0)" table:style-name="ce1">
            <text:p>#N/A</text:p>
          </table:table-cell>
          <table:table-cell office:value-type="string" office:string-value="b" table:formula="of:=VLOOKUP([.B5];[courier_company_invoice.B5:.J128];5;0)" table:style-name="ce1">
            <text:p>b</text:p>
          </table:table-cell>
          <table:table-cell office:value-type="error" office:string-value="#N/A" table:formula="of:=VLOOKUP([.B5];[courier_company_invoice.$B$2:.$P$125];15;0)" table:style-name="ce1">
            <text:p>#N/A</text:p>
          </table:table-cell>
          <table:table-cell office:value-type="float" office:value="61.3" table:style-name="ce1">
            <text:p>61.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49">
            <text:p>total correctly charges</text:p>
          </table:table-cell>
          <table:table-cell office:value-type="float" office:value="21" table:formula="of:=COUNTIF([.K:.K];&quot;=0&quot;)" table:style-name="ce52">
            <text:p>21</text:p>
          </table:table-cell>
          <table:table-cell office:value-type="float" office:value="1719.6" table:formula="of:=SUMIF([.K:.K];0;[.J:.J])" table:style-name="ce53">
            <text:p>1719.6</text:p>
          </table:table-cell>
          <table:table-cell table:number-columns-repeated="16369" table:style-name="ce1"/>
        </table:table-row>
        <table:table-row table:style-name="ro4">
          <table:table-cell office:value-type="string" table:style-name="ce1">
            <text:p>1091117229345</text:p>
          </table:table-cell>
          <table:table-cell office:value-type="string" table:style-name="ce1">
            <text:p>2001807012</text:p>
          </table:table-cell>
          <table:table-cell office:value-type="float" office:value="0.24" table:formula="of:=VLOOKUP([.B6];[Pivot_Table_Sheet1_1.$A$2:.$C$126];2;0)" table:style-name="ce1">
            <text:p>0.24</text:p>
          </table:table-cell>
          <table:table-cell office:value-type="error" office:string-value="#NAME?" table:formula="of:=VLOOKUP([.B6];[Pivot_Table_Sheet1_1.$A$2:.$C$126];3;0)" table:style-name="ce1">
            <text:p>#NAME?</text:p>
          </table:table-cell>
          <table:table-cell office:value-type="string" office:string-value="0.15" table:formula="of:=VLOOKUP([.B6];[courier_company_invoice.B6:.I129];2;0)" table:style-name="ce1">
            <text:p>0.15</text:p>
          </table:table-cell>
          <table:table-cell office:value-type="error" office:string-value="#NAME?" table:formula="of:=COM.MICROSOFT.SINGLE(COM.MICROSOFT.CEILING.MATH([.E6];0.5))" table:style-name="ce1">
            <text:p>#NAME?</text:p>
          </table:table-cell>
          <table:table-cell office:value-type="error" office:string-value="#N/A" table:formula="of:=VLOOKUP([.B6];[courier_company_invoice.B6:.J129];9;0)" table:style-name="ce1">
            <text:p>#N/A</text:p>
          </table:table-cell>
          <table:table-cell office:value-type="string" office:string-value="d" table:formula="of:=VLOOKUP([.B6];[courier_company_invoice.B6:.J129];5;0)" table:style-name="ce1">
            <text:p>d</text:p>
          </table:table-cell>
          <table:table-cell office:value-type="error" office:string-value="#N/A" table:formula="of:=VLOOKUP([.B6];[courier_company_invoice.$B$2:.$P$125];15;0)" table:style-name="ce1">
            <text:p>#N/A</text:p>
          </table:table-cell>
          <table:table-cell office:value-type="float" office:value="45.4" table:style-name="ce1">
            <text:p>45.4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style-name="ce49"/>
          <table:table-cell table:style-name="ce50"/>
          <table:table-cell table:style-name="ce51"/>
          <table:table-cell table:number-columns-repeated="16369" table:style-name="ce1"/>
        </table:table-row>
        <table:table-row table:style-name="ro4">
          <table:table-cell office:value-type="string" table:style-name="ce1">
            <text:p>1091117229555</text:p>
          </table:table-cell>
          <table:table-cell office:value-type="string" table:style-name="ce1">
            <text:p>2001806686</text:p>
          </table:table-cell>
          <table:table-cell office:value-type="float" office:value="0.24" table:formula="of:=VLOOKUP([.B7];[Pivot_Table_Sheet1_1.$A$2:.$C$126];2;0)" table:style-name="ce1">
            <text:p>0.24</text:p>
          </table:table-cell>
          <table:table-cell office:value-type="error" office:string-value="#NAME?" table:formula="of:=VLOOKUP([.B7];[Pivot_Table_Sheet1_1.$A$2:.$C$126];3;0)" table:style-name="ce1">
            <text:p>#NAME?</text:p>
          </table:table-cell>
          <table:table-cell office:value-type="string" office:string-value="0.15" table:formula="of:=VLOOKUP([.B7];[courier_company_invoice.B7:.I130];2;0)" table:style-name="ce1">
            <text:p>0.15</text:p>
          </table:table-cell>
          <table:table-cell office:value-type="error" office:string-value="#NAME?" table:formula="of:=COM.MICROSOFT.SINGLE(COM.MICROSOFT.CEILING.MATH([.E7];0.5))" table:style-name="ce1">
            <text:p>#NAME?</text:p>
          </table:table-cell>
          <table:table-cell office:value-type="error" office:string-value="#N/A" table:formula="of:=VLOOKUP([.B7];[courier_company_invoice.B7:.J130];9;0)" table:style-name="ce1">
            <text:p>#N/A</text:p>
          </table:table-cell>
          <table:table-cell office:value-type="string" office:string-value="d" table:formula="of:=VLOOKUP([.B7];[courier_company_invoice.B7:.J130];5;0)" table:style-name="ce1">
            <text:p>d</text:p>
          </table:table-cell>
          <table:table-cell office:value-type="error" office:string-value="#N/A" table:formula="of:=VLOOKUP([.B7];[courier_company_invoice.$B$2:.$P$125];15;0)" table:style-name="ce1">
            <text:p>#N/A</text:p>
          </table:table-cell>
          <table:table-cell office:value-type="float" office:value="45.4" table:style-name="ce1">
            <text:p>45.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54">
            <text:p>total over charges</text:p>
          </table:table-cell>
          <table:table-cell office:value-type="float" office:value="92" table:formula="of:=COUNTIF([.K:.K];&quot;&lt;0&quot;)" table:style-name="ce52">
            <text:p>92</text:p>
          </table:table-cell>
          <table:table-cell office:value-type="float" office:value="-5680.6999999999971" table:formula="of:=SUMIF([.K:.K];&quot;&lt;0&quot;)" table:style-name="ce53">
            <text:p>-5680.7</text:p>
          </table:table-cell>
          <table:table-cell table:number-columns-repeated="16369" table:style-name="ce1"/>
        </table:table-row>
        <table:table-row table:style-name="ro4">
          <table:table-cell office:value-type="string" table:style-name="ce1">
            <text:p>1091117229776</text:p>
          </table:table-cell>
          <table:table-cell office:value-type="string" table:style-name="ce1">
            <text:p>2001806885</text:p>
          </table:table-cell>
          <table:table-cell office:value-type="float" office:value="0.84" table:formula="of:=VLOOKUP([.B8];[Pivot_Table_Sheet1_1.$A$2:.$C$126];2;0)" table:style-name="ce1">
            <text:p>0.84</text:p>
          </table:table-cell>
          <table:table-cell office:value-type="error" office:string-value="#NAME?" table:formula="of:=VLOOKUP([.B8];[Pivot_Table_Sheet1_1.$A$2:.$C$126];3;0)" table:style-name="ce1">
            <text:p>#NAME?</text:p>
          </table:table-cell>
          <table:table-cell office:value-type="string" office:string-value="1" table:formula="of:=VLOOKUP([.B8];[courier_company_invoice.B8:.I131];2;0)" table:style-name="ce1">
            <text:p>1</text:p>
          </table:table-cell>
          <table:table-cell office:value-type="error" office:string-value="#NAME?" table:formula="of:=COM.MICROSOFT.SINGLE(COM.MICROSOFT.CEILING.MATH([.E8];0.5))" table:style-name="ce1">
            <text:p>#NAME?</text:p>
          </table:table-cell>
          <table:table-cell office:value-type="error" office:string-value="#N/A" table:formula="of:=VLOOKUP([.B8];[courier_company_invoice.B8:.J131];9;0)" table:style-name="ce1">
            <text:p>#N/A</text:p>
          </table:table-cell>
          <table:table-cell office:value-type="string" office:string-value="b" table:formula="of:=VLOOKUP([.B8];[courier_company_invoice.B8:.J131];5;0)" table:style-name="ce1">
            <text:p>b</text:p>
          </table:table-cell>
          <table:table-cell office:value-type="error" office:string-value="#N/A" table:formula="of:=VLOOKUP([.B8];[courier_company_invoice.$B$2:.$P$125];15;0)" table:style-name="ce1">
            <text:p>#N/A</text:p>
          </table:table-cell>
          <table:table-cell office:value-type="float" office:value="61.3" table:style-name="ce1">
            <text:p>61.3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style-name="ce49"/>
          <table:table-cell table:style-name="ce50"/>
          <table:table-cell table:style-name="ce51"/>
          <table:table-cell table:number-columns-repeated="16369" table:style-name="ce1"/>
        </table:table-row>
        <table:table-row table:style-name="ro4">
          <table:table-cell office:value-type="string" table:style-name="ce1">
            <text:p>1091117323112</text:p>
          </table:table-cell>
          <table:table-cell office:value-type="string" table:style-name="ce1">
            <text:p>2001807058</text:p>
          </table:table-cell>
          <table:table-cell office:value-type="float" office:value="1.1679999999999999" table:formula="of:=VLOOKUP([.B9];[Pivot_Table_Sheet1_1.$A$2:.$C$126];2;0)" table:style-name="ce1">
            <text:p>1.168</text:p>
          </table:table-cell>
          <table:table-cell office:value-type="error" office:string-value="#NAME?" table:formula="of:=VLOOKUP([.B9];[Pivot_Table_Sheet1_1.$A$2:.$C$126];3;0)" table:style-name="ce1">
            <text:p>#NAME?</text:p>
          </table:table-cell>
          <table:table-cell office:value-type="string" office:string-value="1.15" table:formula="of:=VLOOKUP([.B9];[courier_company_invoice.B9:.I132];2;0)" table:style-name="ce1">
            <text:p>1.15</text:p>
          </table:table-cell>
          <table:table-cell office:value-type="error" office:string-value="#NAME?" table:formula="of:=COM.MICROSOFT.SINGLE(COM.MICROSOFT.CEILING.MATH([.E9];0.5))" table:style-name="ce1">
            <text:p>#NAME?</text:p>
          </table:table-cell>
          <table:table-cell office:value-type="error" office:string-value="#N/A" table:formula="of:=VLOOKUP([.B9];[courier_company_invoice.B9:.J132];9;0)" table:style-name="ce1">
            <text:p>#N/A</text:p>
          </table:table-cell>
          <table:table-cell office:value-type="string" office:string-value="b" table:formula="of:=VLOOKUP([.B9];[courier_company_invoice.B9:.J132];5;0)" table:style-name="ce1">
            <text:p>b</text:p>
          </table:table-cell>
          <table:table-cell office:value-type="error" office:string-value="#N/A" table:formula="of:=VLOOKUP([.B9];[courier_company_invoice.$B$2:.$P$125];15;0)" table:style-name="ce1">
            <text:p>#N/A</text:p>
          </table:table-cell>
          <table:table-cell office:value-type="float" office:value="89.6" table:style-name="ce1">
            <text:p>89.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54">
            <text:p>total under charges</text:p>
          </table:table-cell>
          <table:table-cell office:value-type="float" office:value="11" table:formula="of:=COUNTIF([.K:.K];&quot;&gt;0&quot;)" table:style-name="ce52">
            <text:p>11</text:p>
          </table:table-cell>
          <table:table-cell office:value-type="float" office:value="481.5" table:formula="of:=SUMIF([.K:.K];&quot;&gt;0&quot;)" table:style-name="ce53">
            <text:p>481.5</text:p>
          </table:table-cell>
          <table:table-cell table:number-columns-repeated="16369" table:style-name="ce1"/>
        </table:table-row>
        <table:table-row table:style-name="ro4">
          <table:table-cell office:value-type="string" table:style-name="ce1">
            <text:p>1091117323812</text:p>
          </table:table-cell>
          <table:table-cell office:value-type="string" table:style-name="ce1">
            <text:p>2001807186</text:p>
          </table:table-cell>
          <table:table-cell office:value-type="float" office:value="0.5" table:formula="of:=VLOOKUP([.B10];[Pivot_Table_Sheet1_1.$A$2:.$C$126];2;0)" table:style-name="ce1">
            <text:p>0.5</text:p>
          </table:table-cell>
          <table:table-cell office:value-type="error" office:string-value="#NAME?" table:formula="of:=VLOOKUP([.B10];[Pivot_Table_Sheet1_1.$A$2:.$C$126];3;0)" table:style-name="ce1">
            <text:p>#NAME?</text:p>
          </table:table-cell>
          <table:table-cell office:value-type="string" office:string-value="0.5" table:formula="of:=VLOOKUP([.B10];[courier_company_invoice.B10:.I133];2;0)" table:style-name="ce1">
            <text:p>0.5</text:p>
          </table:table-cell>
          <table:table-cell office:value-type="error" office:string-value="#NAME?" table:formula="of:=COM.MICROSOFT.SINGLE(COM.MICROSOFT.CEILING.MATH([.E10];0.5))" table:style-name="ce1">
            <text:p>#NAME?</text:p>
          </table:table-cell>
          <table:table-cell office:value-type="error" office:string-value="#N/A" table:formula="of:=VLOOKUP([.B10];[courier_company_invoice.B10:.J133];9;0)" table:style-name="ce1">
            <text:p>#N/A</text:p>
          </table:table-cell>
          <table:table-cell office:value-type="string" office:string-value="d" table:formula="of:=VLOOKUP([.B10];[courier_company_invoice.B10:.J133];5;0)" table:style-name="ce1">
            <text:p>d</text:p>
          </table:table-cell>
          <table:table-cell office:value-type="error" office:string-value="#N/A" table:formula="of:=VLOOKUP([.B10];[courier_company_invoice.$B$2:.$P$125];15;0)" table:style-name="ce1">
            <text:p>#N/A</text:p>
          </table:table-cell>
          <table:table-cell office:value-type="float" office:value="45.4" table:style-name="ce1">
            <text:p>45.4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style-name="ce55"/>
          <table:table-cell table:style-name="ce56"/>
          <table:table-cell table:style-name="ce57"/>
          <table:table-cell table:number-columns-repeated="16369" table:style-name="ce1"/>
        </table:table-row>
        <table:table-row table:style-name="ro1">
          <table:table-cell office:value-type="string" table:style-name="ce1">
            <text:p>1091117324206</text:p>
          </table:table-cell>
          <table:table-cell office:value-type="string" table:style-name="ce1">
            <text:p>2001807290</text:p>
          </table:table-cell>
          <table:table-cell office:value-type="float" office:value="0.5" table:formula="of:=VLOOKUP([.B11];[Pivot_Table_Sheet1_1.$A$2:.$C$126];2;0)" table:style-name="ce1">
            <text:p>0.5</text:p>
          </table:table-cell>
          <table:table-cell office:value-type="error" office:string-value="#NAME?" table:formula="of:=VLOOKUP([.B11];[Pivot_Table_Sheet1_1.$A$2:.$C$126];3;0)" table:style-name="ce1">
            <text:p>#NAME?</text:p>
          </table:table-cell>
          <table:table-cell office:value-type="string" office:string-value="0.5" table:formula="of:=VLOOKUP([.B11];[courier_company_invoice.B11:.I134];2;0)" table:style-name="ce1">
            <text:p>0.5</text:p>
          </table:table-cell>
          <table:table-cell office:value-type="error" office:string-value="#NAME?" table:formula="of:=COM.MICROSOFT.SINGLE(COM.MICROSOFT.CEILING.MATH([.E11];0.5))" table:style-name="ce1">
            <text:p>#NAME?</text:p>
          </table:table-cell>
          <table:table-cell office:value-type="error" office:string-value="#N/A" table:formula="of:=VLOOKUP([.B11];[courier_company_invoice.B11:.J134];9;0)" table:style-name="ce1">
            <text:p>#N/A</text:p>
          </table:table-cell>
          <table:table-cell office:value-type="string" office:string-value="d" table:formula="of:=VLOOKUP([.B11];[courier_company_invoice.B11:.J134];5;0)" table:style-name="ce1">
            <text:p>d</text:p>
          </table:table-cell>
          <table:table-cell office:value-type="error" office:string-value="#N/A" table:formula="of:=VLOOKUP([.B11];[courier_company_invoice.$B$2:.$P$125];15;0)" table:style-name="ce1">
            <text:p>#N/A</text:p>
          </table:table-cell>
          <table:table-cell office:value-type="float" office:value="45.4" table:style-name="ce1">
            <text:p>45.4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091117326612</text:p>
          </table:table-cell>
          <table:table-cell office:value-type="string" table:style-name="ce1">
            <text:p>2001807814</text:p>
          </table:table-cell>
          <table:table-cell office:value-type="float" office:value="0.60699999999999998" table:formula="of:=VLOOKUP([.B12];[Pivot_Table_Sheet1_1.$A$2:.$C$126];2;0)" table:style-name="ce1">
            <text:p>0.607</text:p>
          </table:table-cell>
          <table:table-cell office:value-type="error" office:string-value="#NAME?" table:formula="of:=VLOOKUP([.B12];[Pivot_Table_Sheet1_1.$A$2:.$C$126];3;0)" table:style-name="ce1">
            <text:p>#NAME?</text:p>
          </table:table-cell>
          <table:table-cell office:value-type="string" office:string-value="0.79" table:formula="of:=VLOOKUP([.B12];[courier_company_invoice.B12:.I135];2;0)" table:style-name="ce1">
            <text:p>0.79</text:p>
          </table:table-cell>
          <table:table-cell office:value-type="error" office:string-value="#NAME?" table:formula="of:=COM.MICROSOFT.SINGLE(COM.MICROSOFT.CEILING.MATH([.E12];0.5))" table:style-name="ce1">
            <text:p>#NAME?</text:p>
          </table:table-cell>
          <table:table-cell office:value-type="error" office:string-value="#N/A" table:formula="of:=VLOOKUP([.B12];[courier_company_invoice.B12:.J135];9;0)" table:style-name="ce1">
            <text:p>#N/A</text:p>
          </table:table-cell>
          <table:table-cell office:value-type="string" office:string-value="b" table:formula="of:=VLOOKUP([.B12];[courier_company_invoice.B12:.J135];5;0)" table:style-name="ce1">
            <text:p>b</text:p>
          </table:table-cell>
          <table:table-cell office:value-type="error" office:string-value="#N/A" table:formula="of:=VLOOKUP([.B12];[courier_company_invoice.$B$2:.$P$125];15;0)" table:style-name="ce1">
            <text:p>#N/A</text:p>
          </table:table-cell>
          <table:table-cell office:value-type="float" office:value="61.3" table:style-name="ce1">
            <text:p>61.3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091117327172</text:p>
          </table:table-cell>
          <table:table-cell office:value-type="string" table:style-name="ce1">
            <text:p>2001807931</text:p>
          </table:table-cell>
          <table:table-cell office:value-type="float" office:value="0.60699999999999998" table:formula="of:=VLOOKUP([.B13];[Pivot_Table_Sheet1_1.$A$2:.$C$126];2;0)" table:style-name="ce1">
            <text:p>0.607</text:p>
          </table:table-cell>
          <table:table-cell office:value-type="error" office:string-value="#NAME?" table:formula="of:=VLOOKUP([.B13];[Pivot_Table_Sheet1_1.$A$2:.$C$126];3;0)" table:style-name="ce1">
            <text:p>#NAME?</text:p>
          </table:table-cell>
          <table:table-cell office:value-type="string" office:string-value="0.72" table:formula="of:=VLOOKUP([.B13];[courier_company_invoice.B13:.I136];2;0)" table:style-name="ce1">
            <text:p>0.72</text:p>
          </table:table-cell>
          <table:table-cell office:value-type="error" office:string-value="#NAME?" table:formula="of:=COM.MICROSOFT.SINGLE(COM.MICROSOFT.CEILING.MATH([.E13];0.5))" table:style-name="ce1">
            <text:p>#NAME?</text:p>
          </table:table-cell>
          <table:table-cell office:value-type="error" office:string-value="#N/A" table:formula="of:=VLOOKUP([.B13];[courier_company_invoice.B13:.J136];9;0)" table:style-name="ce1">
            <text:p>#N/A</text:p>
          </table:table-cell>
          <table:table-cell office:value-type="string" office:string-value="d" table:formula="of:=VLOOKUP([.B13];[courier_company_invoice.B13:.J136];5;0)" table:style-name="ce1">
            <text:p>d</text:p>
          </table:table-cell>
          <table:table-cell office:value-type="error" office:string-value="#N/A" table:formula="of:=VLOOKUP([.B13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091117327275</text:p>
          </table:table-cell>
          <table:table-cell office:value-type="string" table:style-name="ce1">
            <text:p>2001807956</text:p>
          </table:table-cell>
          <table:table-cell office:value-type="float" office:value="1.08" table:formula="of:=VLOOKUP([.B14];[Pivot_Table_Sheet1_1.$A$2:.$C$126];2;0)" table:style-name="ce1">
            <text:p>1.08</text:p>
          </table:table-cell>
          <table:table-cell office:value-type="error" office:string-value="#NAME?" table:formula="of:=VLOOKUP([.B14];[Pivot_Table_Sheet1_1.$A$2:.$C$126];3;0)" table:style-name="ce1">
            <text:p>#NAME?</text:p>
          </table:table-cell>
          <table:table-cell office:value-type="string" office:string-value="1.08" table:formula="of:=VLOOKUP([.B14];[courier_company_invoice.B14:.I137];2;0)" table:style-name="ce1">
            <text:p>1.08</text:p>
          </table:table-cell>
          <table:table-cell office:value-type="error" office:string-value="#NAME?" table:formula="of:=COM.MICROSOFT.SINGLE(COM.MICROSOFT.CEILING.MATH([.E14];0.5))" table:style-name="ce1">
            <text:p>#NAME?</text:p>
          </table:table-cell>
          <table:table-cell office:value-type="error" office:string-value="#N/A" table:formula="of:=VLOOKUP([.B14];[courier_company_invoice.B14:.J137];9;0)" table:style-name="ce1">
            <text:p>#N/A</text:p>
          </table:table-cell>
          <table:table-cell office:value-type="string" office:string-value="b" table:formula="of:=VLOOKUP([.B14];[courier_company_invoice.B14:.J137];5;0)" table:style-name="ce1">
            <text:p>b</text:p>
          </table:table-cell>
          <table:table-cell office:value-type="error" office:string-value="#N/A" table:formula="of:=VLOOKUP([.B14];[courier_company_invoice.$B$2:.$P$125];15;0)" table:style-name="ce1">
            <text:p>#N/A</text:p>
          </table:table-cell>
          <table:table-cell office:value-type="float" office:value="89.6" table:style-name="ce1">
            <text:p>89.6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091117327312</text:p>
          </table:table-cell>
          <table:table-cell office:value-type="string" table:style-name="ce1">
            <text:p>2001807960</text:p>
          </table:table-cell>
          <table:table-cell office:value-type="float" office:value="0.93" table:formula="of:=VLOOKUP([.B15];[Pivot_Table_Sheet1_1.$A$2:.$C$126];2;0)" table:style-name="ce1">
            <text:p>0.93</text:p>
          </table:table-cell>
          <table:table-cell office:value-type="error" office:string-value="#NAME?" table:formula="of:=VLOOKUP([.B15];[Pivot_Table_Sheet1_1.$A$2:.$C$126];3;0)" table:style-name="ce1">
            <text:p>#NAME?</text:p>
          </table:table-cell>
          <table:table-cell office:value-type="string" office:string-value="1" table:formula="of:=VLOOKUP([.B15];[courier_company_invoice.B15:.I138];2;0)" table:style-name="ce1">
            <text:p>1</text:p>
          </table:table-cell>
          <table:table-cell office:value-type="error" office:string-value="#NAME?" table:formula="of:=COM.MICROSOFT.SINGLE(COM.MICROSOFT.CEILING.MATH([.E15];0.5))" table:style-name="ce1">
            <text:p>#NAME?</text:p>
          </table:table-cell>
          <table:table-cell office:value-type="error" office:string-value="#N/A" table:formula="of:=VLOOKUP([.B15];[courier_company_invoice.B15:.J138];9;0)" table:style-name="ce1">
            <text:p>#N/A</text:p>
          </table:table-cell>
          <table:table-cell office:value-type="string" office:string-value="d" table:formula="of:=VLOOKUP([.B15];[courier_company_invoice.B15:.J138];5;0)" table:style-name="ce1">
            <text:p>d</text:p>
          </table:table-cell>
          <table:table-cell office:value-type="error" office:string-value="#N/A" table:formula="of:=VLOOKUP([.B15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091117327695</text:p>
          </table:table-cell>
          <table:table-cell office:value-type="string" table:style-name="ce1">
            <text:p>2001807930</text:p>
          </table:table-cell>
          <table:table-cell office:value-type="float" office:value="0.24" table:formula="of:=VLOOKUP([.B16];[Pivot_Table_Sheet1_1.$A$2:.$C$126];2;0)" table:style-name="ce1">
            <text:p>0.24</text:p>
          </table:table-cell>
          <table:table-cell office:value-type="error" office:string-value="#NAME?" table:formula="of:=VLOOKUP([.B16];[Pivot_Table_Sheet1_1.$A$2:.$C$126];3;0)" table:style-name="ce1">
            <text:p>#NAME?</text:p>
          </table:table-cell>
          <table:table-cell office:value-type="string" office:string-value="0.15" table:formula="of:=VLOOKUP([.B16];[courier_company_invoice.B16:.I139];2;0)" table:style-name="ce1">
            <text:p>0.15</text:p>
          </table:table-cell>
          <table:table-cell office:value-type="error" office:string-value="#NAME?" table:formula="of:=COM.MICROSOFT.SINGLE(COM.MICROSOFT.CEILING.MATH([.E16];0.5))" table:style-name="ce1">
            <text:p>#NAME?</text:p>
          </table:table-cell>
          <table:table-cell office:value-type="error" office:string-value="#N/A" table:formula="of:=VLOOKUP([.B16];[courier_company_invoice.B16:.J139];9;0)" table:style-name="ce1">
            <text:p>#N/A</text:p>
          </table:table-cell>
          <table:table-cell office:value-type="string" office:string-value="d" table:formula="of:=VLOOKUP([.B16];[courier_company_invoice.B16:.J139];5;0)" table:style-name="ce1">
            <text:p>d</text:p>
          </table:table-cell>
          <table:table-cell office:value-type="error" office:string-value="#N/A" table:formula="of:=VLOOKUP([.B16];[courier_company_invoice.$B$2:.$P$125];15;0)" table:style-name="ce1">
            <text:p>#N/A</text:p>
          </table:table-cell>
          <table:table-cell office:value-type="float" office:value="45.4" table:style-name="ce1">
            <text:p>45.4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091117435005</text:p>
          </table:table-cell>
          <table:table-cell office:value-type="string" table:style-name="ce1">
            <text:p>2001808102</text:p>
          </table:table-cell>
          <table:table-cell office:value-type="float" office:value="1.157" table:formula="of:=VLOOKUP([.B17];[Pivot_Table_Sheet1_1.$A$2:.$C$126];2;0)" table:style-name="ce1">
            <text:p>1.157</text:p>
          </table:table-cell>
          <table:table-cell office:value-type="error" office:string-value="#NAME?" table:formula="of:=VLOOKUP([.B17];[Pivot_Table_Sheet1_1.$A$2:.$C$126];3;0)" table:style-name="ce1">
            <text:p>#NAME?</text:p>
          </table:table-cell>
          <table:table-cell office:value-type="string" office:string-value="1.28" table:formula="of:=VLOOKUP([.B17];[courier_company_invoice.B17:.I140];2;0)" table:style-name="ce1">
            <text:p>1.28</text:p>
          </table:table-cell>
          <table:table-cell office:value-type="error" office:string-value="#NAME?" table:formula="of:=COM.MICROSOFT.SINGLE(COM.MICROSOFT.CEILING.MATH([.E17];0.5))" table:style-name="ce1">
            <text:p>#NAME?</text:p>
          </table:table-cell>
          <table:table-cell office:value-type="error" office:string-value="#N/A" table:formula="of:=VLOOKUP([.B17];[courier_company_invoice.B17:.J140];9;0)" table:style-name="ce1">
            <text:p>#N/A</text:p>
          </table:table-cell>
          <table:table-cell office:value-type="string" office:string-value="d" table:formula="of:=VLOOKUP([.B17];[courier_company_invoice.B17:.J140];5;0)" table:style-name="ce1">
            <text:p>d</text:p>
          </table:table-cell>
          <table:table-cell office:value-type="error" office:string-value="#N/A" table:formula="of:=VLOOKUP([.B17];[courier_company_invoice.$B$2:.$P$125];15;0)" table:style-name="ce1">
            <text:p>#N/A</text:p>
          </table:table-cell>
          <table:table-cell office:value-type="float" office:value="135" table:style-name="ce1">
            <text:p>13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435134</text:p>
          </table:table-cell>
          <table:table-cell office:value-type="string" table:style-name="ce1">
            <text:p>2001808118</text:p>
          </table:table-cell>
          <table:table-cell office:value-type="float" office:value="0.34300000000000003" table:formula="of:=VLOOKUP([.B18];[Pivot_Table_Sheet1_1.$A$2:.$C$126];2;0)" table:style-name="ce1">
            <text:p>0.343</text:p>
          </table:table-cell>
          <table:table-cell office:value-type="error" office:string-value="#NAME?" table:formula="of:=VLOOKUP([.B18];[Pivot_Table_Sheet1_1.$A$2:.$C$126];3;0)" table:style-name="ce1">
            <text:p>#NAME?</text:p>
          </table:table-cell>
          <table:table-cell office:value-type="string" office:string-value="0.5" table:formula="of:=VLOOKUP([.B18];[courier_company_invoice.B18:.I141];2;0)" table:style-name="ce1">
            <text:p>0.5</text:p>
          </table:table-cell>
          <table:table-cell office:value-type="error" office:string-value="#NAME?" table:formula="of:=COM.MICROSOFT.SINGLE(COM.MICROSOFT.CEILING.MATH([.E18];0.5))" table:style-name="ce1">
            <text:p>#NAME?</text:p>
          </table:table-cell>
          <table:table-cell office:value-type="error" office:string-value="#N/A" table:formula="of:=VLOOKUP([.B18];[courier_company_invoice.B18:.J141];9;0)" table:style-name="ce1">
            <text:p>#N/A</text:p>
          </table:table-cell>
          <table:table-cell office:value-type="string" office:string-value="b" table:formula="of:=VLOOKUP([.B18];[courier_company_invoice.B18:.J141];5;0)" table:style-name="ce1">
            <text:p>b</text:p>
          </table:table-cell>
          <table:table-cell office:value-type="error" office:string-value="#N/A" table:formula="of:=VLOOKUP([.B18];[courier_company_invoice.$B$2:.$P$125];15;0)" table:style-name="ce1">
            <text:p>#N/A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435370</text:p>
          </table:table-cell>
          <table:table-cell office:value-type="string" table:style-name="ce1">
            <text:p>2001808207</text:p>
          </table:table-cell>
          <table:table-cell office:value-type="float" office:value="0.60699999999999998" table:formula="of:=VLOOKUP([.B19];[Pivot_Table_Sheet1_1.$A$2:.$C$126];2;0)" table:style-name="ce1">
            <text:p>0.607</text:p>
          </table:table-cell>
          <table:table-cell office:value-type="error" office:string-value="#NAME?" table:formula="of:=VLOOKUP([.B19];[Pivot_Table_Sheet1_1.$A$2:.$C$126];3;0)" table:style-name="ce1">
            <text:p>#NAME?</text:p>
          </table:table-cell>
          <table:table-cell office:value-type="string" office:string-value="0.79" table:formula="of:=VLOOKUP([.B19];[courier_company_invoice.B19:.I142];2;0)" table:style-name="ce1">
            <text:p>0.79</text:p>
          </table:table-cell>
          <table:table-cell office:value-type="error" office:string-value="#NAME?" table:formula="of:=COM.MICROSOFT.SINGLE(COM.MICROSOFT.CEILING.MATH([.E19];0.5))" table:style-name="ce1">
            <text:p>#NAME?</text:p>
          </table:table-cell>
          <table:table-cell office:value-type="error" office:string-value="#N/A" table:formula="of:=VLOOKUP([.B19];[courier_company_invoice.B19:.J142];9;0)" table:style-name="ce1">
            <text:p>#N/A</text:p>
          </table:table-cell>
          <table:table-cell office:value-type="string" office:string-value="d" table:formula="of:=VLOOKUP([.B19];[courier_company_invoice.B19:.J142];5;0)" table:style-name="ce1">
            <text:p>d</text:p>
          </table:table-cell>
          <table:table-cell office:value-type="error" office:string-value="#N/A" table:formula="of:=VLOOKUP([.B19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435661</text:p>
          </table:table-cell>
          <table:table-cell office:value-type="string" table:style-name="ce1">
            <text:p>2001808295</text:p>
          </table:table-cell>
          <table:table-cell office:value-type="float" office:value="0.245" table:formula="of:=VLOOKUP([.B20];[Pivot_Table_Sheet1_1.$A$2:.$C$126];2;0)" table:style-name="ce1">
            <text:p>0.245</text:p>
          </table:table-cell>
          <table:table-cell office:value-type="error" office:string-value="#NAME?" table:formula="of:=VLOOKUP([.B20];[Pivot_Table_Sheet1_1.$A$2:.$C$126];3;0)" table:style-name="ce1">
            <text:p>#NAME?</text:p>
          </table:table-cell>
          <table:table-cell office:value-type="string" office:string-value="0.2" table:formula="of:=VLOOKUP([.B20];[courier_company_invoice.B20:.I143];2;0)" table:style-name="ce1">
            <text:p>0.2</text:p>
          </table:table-cell>
          <table:table-cell office:value-type="error" office:string-value="#NAME?" table:formula="of:=COM.MICROSOFT.SINGLE(COM.MICROSOFT.CEILING.MATH([.E20];0.5))" table:style-name="ce1">
            <text:p>#NAME?</text:p>
          </table:table-cell>
          <table:table-cell office:value-type="error" office:string-value="#N/A" table:formula="of:=VLOOKUP([.B20];[courier_company_invoice.B20:.J143];9;0)" table:style-name="ce1">
            <text:p>#N/A</text:p>
          </table:table-cell>
          <table:table-cell office:value-type="string" office:string-value="e" table:formula="of:=VLOOKUP([.B20];[courier_company_invoice.B20:.J143];5;0)" table:style-name="ce1">
            <text:p>e</text:p>
          </table:table-cell>
          <table:table-cell office:value-type="error" office:string-value="#N/A" table:formula="of:=VLOOKUP([.B20];[courier_company_invoice.$B$2:.$P$125];15;0)" table:style-name="ce1">
            <text:p>#N/A</text:p>
          </table:table-cell>
          <table:table-cell office:value-type="float" office:value="107.3" table:style-name="ce1">
            <text:p>107.3</text:p>
          </table:table-cell>
          <table:table-cell office:value-type="float" office:value="-56.6" table:style-name="ce1">
            <text:p>-56.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436383</text:p>
          </table:table-cell>
          <table:table-cell office:value-type="string" table:style-name="ce1">
            <text:p>2001808507</text:p>
          </table:table-cell>
          <table:table-cell office:value-type="float" office:value="0.60699999999999998" table:formula="of:=VLOOKUP([.B21];[Pivot_Table_Sheet1_1.$A$2:.$C$126];2;0)" table:style-name="ce1">
            <text:p>0.607</text:p>
          </table:table-cell>
          <table:table-cell office:value-type="error" office:string-value="#NAME?" table:formula="of:=VLOOKUP([.B21];[Pivot_Table_Sheet1_1.$A$2:.$C$126];3;0)" table:style-name="ce1">
            <text:p>#NAME?</text:p>
          </table:table-cell>
          <table:table-cell office:value-type="string" office:string-value="0.79" table:formula="of:=VLOOKUP([.B21];[courier_company_invoice.B21:.I144];2;0)" table:style-name="ce1">
            <text:p>0.79</text:p>
          </table:table-cell>
          <table:table-cell office:value-type="error" office:string-value="#NAME?" table:formula="of:=COM.MICROSOFT.SINGLE(COM.MICROSOFT.CEILING.MATH([.E21];0.5))" table:style-name="ce1">
            <text:p>#NAME?</text:p>
          </table:table-cell>
          <table:table-cell office:value-type="error" office:string-value="#N/A" table:formula="of:=VLOOKUP([.B21];[courier_company_invoice.B21:.J144];9;0)" table:style-name="ce1">
            <text:p>#N/A</text:p>
          </table:table-cell>
          <table:table-cell office:value-type="string" office:string-value="b" table:formula="of:=VLOOKUP([.B21];[courier_company_invoice.B21:.J144];5;0)" table:style-name="ce1">
            <text:p>b</text:p>
          </table:table-cell>
          <table:table-cell office:value-type="error" office:string-value="#N/A" table:formula="of:=VLOOKUP([.B21];[courier_company_invoice.$B$2:.$P$125];15;0)" table:style-name="ce1">
            <text:p>#N/A</text:p>
          </table:table-cell>
          <table:table-cell office:value-type="float" office:value="61.3" table:style-name="ce1">
            <text:p>61.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436464</text:p>
          </table:table-cell>
          <table:table-cell office:value-type="string" table:style-name="ce1">
            <text:p>2001808542</text:p>
          </table:table-cell>
          <table:table-cell office:value-type="float" office:value="0.73399999999999999" table:formula="of:=VLOOKUP([.B22];[Pivot_Table_Sheet1_1.$A$2:.$C$126];2;0)" table:style-name="ce1">
            <text:p>0.734</text:p>
          </table:table-cell>
          <table:table-cell office:value-type="error" office:string-value="#NAME?" table:formula="of:=VLOOKUP([.B22];[Pivot_Table_Sheet1_1.$A$2:.$C$126];3;0)" table:style-name="ce1">
            <text:p>#NAME?</text:p>
          </table:table-cell>
          <table:table-cell office:value-type="string" office:string-value="0.86" table:formula="of:=VLOOKUP([.B22];[courier_company_invoice.B22:.I145];2;0)" table:style-name="ce1">
            <text:p>0.86</text:p>
          </table:table-cell>
          <table:table-cell office:value-type="error" office:string-value="#NAME?" table:formula="of:=COM.MICROSOFT.SINGLE(COM.MICROSOFT.CEILING.MATH([.E22];0.5))" table:style-name="ce1">
            <text:p>#NAME?</text:p>
          </table:table-cell>
          <table:table-cell office:value-type="error" office:string-value="#N/A" table:formula="of:=VLOOKUP([.B22];[courier_company_invoice.B22:.J145];9;0)" table:style-name="ce1">
            <text:p>#N/A</text:p>
          </table:table-cell>
          <table:table-cell office:value-type="string" office:string-value="d" table:formula="of:=VLOOKUP([.B22];[courier_company_invoice.B22:.J145];5;0)" table:style-name="ce1">
            <text:p>d</text:p>
          </table:table-cell>
          <table:table-cell office:value-type="error" office:string-value="#N/A" table:formula="of:=VLOOKUP([.B22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437050</text:p>
          </table:table-cell>
          <table:table-cell office:value-type="string" table:style-name="ce1">
            <text:p>2001808675</text:p>
          </table:table-cell>
          <table:table-cell office:value-type="float" office:value="1.1830000000000001" table:formula="of:=VLOOKUP([.B23];[Pivot_Table_Sheet1_1.$A$2:.$C$126];2;0)" table:style-name="ce1">
            <text:p>1.183</text:p>
          </table:table-cell>
          <table:table-cell office:value-type="error" office:string-value="#NAME?" table:formula="of:=VLOOKUP([.B23];[Pivot_Table_Sheet1_1.$A$2:.$C$126];3;0)" table:style-name="ce1">
            <text:p>#NAME?</text:p>
          </table:table-cell>
          <table:table-cell office:value-type="string" office:string-value="1.2" table:formula="of:=VLOOKUP([.B23];[courier_company_invoice.B23:.I146];2;0)" table:style-name="ce1">
            <text:p>1.2</text:p>
          </table:table-cell>
          <table:table-cell office:value-type="error" office:string-value="#NAME?" table:formula="of:=COM.MICROSOFT.SINGLE(COM.MICROSOFT.CEILING.MATH([.E23];0.5))" table:style-name="ce1">
            <text:p>#NAME?</text:p>
          </table:table-cell>
          <table:table-cell office:value-type="error" office:string-value="#N/A" table:formula="of:=VLOOKUP([.B23];[courier_company_invoice.B23:.J146];9;0)" table:style-name="ce1">
            <text:p>#N/A</text:p>
          </table:table-cell>
          <table:table-cell office:value-type="string" office:string-value="b" table:formula="of:=VLOOKUP([.B23];[courier_company_invoice.B23:.J146];5;0)" table:style-name="ce1">
            <text:p>b</text:p>
          </table:table-cell>
          <table:table-cell office:value-type="error" office:string-value="#N/A" table:formula="of:=VLOOKUP([.B23];[courier_company_invoice.$B$2:.$P$125];15;0)" table:style-name="ce1">
            <text:p>#N/A</text:p>
          </table:table-cell>
          <table:table-cell office:value-type="float" office:value="89.6" table:style-name="ce1">
            <text:p>89.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327496</text:p>
          </table:table-cell>
          <table:table-cell office:value-type="string" table:style-name="ce1">
            <text:p>2001807976</text:p>
          </table:table-cell>
          <table:table-cell office:value-type="float" office:value="0.72099999999999997" table:formula="of:=VLOOKUP([.B24];[Pivot_Table_Sheet1_1.$A$2:.$C$126];2;0)" table:style-name="ce1">
            <text:p>0.721</text:p>
          </table:table-cell>
          <table:table-cell office:value-type="error" office:string-value="#NAME?" table:formula="of:=VLOOKUP([.B24];[Pivot_Table_Sheet1_1.$A$2:.$C$126];3;0)" table:style-name="ce1">
            <text:p>#NAME?</text:p>
          </table:table-cell>
          <table:table-cell office:value-type="string" office:string-value="0.7" table:formula="of:=VLOOKUP([.B24];[courier_company_invoice.B24:.I147];2;0)" table:style-name="ce1">
            <text:p>0.7</text:p>
          </table:table-cell>
          <table:table-cell office:value-type="error" office:string-value="#NAME?" table:formula="of:=COM.MICROSOFT.SINGLE(COM.MICROSOFT.CEILING.MATH([.E24];0.5))" table:style-name="ce1">
            <text:p>#NAME?</text:p>
          </table:table-cell>
          <table:table-cell office:value-type="error" office:string-value="#N/A" table:formula="of:=VLOOKUP([.B24];[courier_company_invoice.B24:.J147];9;0)" table:style-name="ce1">
            <text:p>#N/A</text:p>
          </table:table-cell>
          <table:table-cell office:value-type="string" office:string-value="d" table:formula="of:=VLOOKUP([.B24];[courier_company_invoice.B24:.J147];5;0)" table:style-name="ce1">
            <text:p>d</text:p>
          </table:table-cell>
          <table:table-cell office:value-type="error" office:string-value="#N/A" table:formula="of:=VLOOKUP([.B24];[courier_company_invoice.$B$2:.$P$125];15;0)" table:style-name="ce1">
            <text:p>#N/A</text:p>
          </table:table-cell>
          <table:table-cell office:value-type="float" office:value="172.8" table:style-name="ce1">
            <text:p>172.8</text:p>
          </table:table-cell>
          <table:table-cell office:value-type="float" office:value="-86.7" table:style-name="ce1">
            <text:p>-86.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8547832</text:p>
          </table:table-cell>
          <table:table-cell office:value-type="string" table:style-name="ce1">
            <text:p>2001812838</text:p>
          </table:table-cell>
          <table:table-cell office:value-type="float" office:value="0.55800000000000005" table:formula="of:=VLOOKUP([.B25];[Pivot_Table_Sheet1_1.$A$2:.$C$126];2;0)" table:style-name="ce1">
            <text:p>0.558</text:p>
          </table:table-cell>
          <table:table-cell office:value-type="error" office:string-value="#NAME?" table:formula="of:=VLOOKUP([.B25];[Pivot_Table_Sheet1_1.$A$2:.$C$126];3;0)" table:style-name="ce1">
            <text:p>#NAME?</text:p>
          </table:table-cell>
          <table:table-cell office:value-type="string" office:string-value="0.6" table:formula="of:=VLOOKUP([.B25];[courier_company_invoice.B25:.I148];2;0)" table:style-name="ce1">
            <text:p>0.6</text:p>
          </table:table-cell>
          <table:table-cell office:value-type="error" office:string-value="#NAME?" table:formula="of:=COM.MICROSOFT.SINGLE(COM.MICROSOFT.CEILING.MATH([.E25];0.5))" table:style-name="ce1">
            <text:p>#NAME?</text:p>
          </table:table-cell>
          <table:table-cell office:value-type="error" office:string-value="#N/A" table:formula="of:=VLOOKUP([.B25];[courier_company_invoice.B25:.J148];9;0)" table:style-name="ce1">
            <text:p>#N/A</text:p>
          </table:table-cell>
          <table:table-cell office:value-type="string" office:string-value="b" table:formula="of:=VLOOKUP([.B25];[courier_company_invoice.B25:.J148];5;0)" table:style-name="ce1">
            <text:p>b</text:p>
          </table:table-cell>
          <table:table-cell office:value-type="error" office:string-value="#N/A" table:formula="of:=VLOOKUP([.B25];[courier_company_invoice.$B$2:.$P$125];15;0)" table:style-name="ce1">
            <text:p>#N/A</text:p>
          </table:table-cell>
          <table:table-cell office:value-type="float" office:value="102.3" table:style-name="ce1">
            <text:p>102.3</text:p>
          </table:table-cell>
          <table:table-cell office:value-type="float" office:value="-53.5" table:style-name="ce1">
            <text:p>-53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9398844</text:p>
          </table:table-cell>
          <table:table-cell office:value-type="string" table:style-name="ce1">
            <text:p>2001816684</text:p>
          </table:table-cell>
          <table:table-cell office:value-type="float" office:value="0.92" table:formula="of:=VLOOKUP([.B26];[Pivot_Table_Sheet1_1.$A$2:.$C$126];2;0)" table:style-name="ce1">
            <text:p>0.92</text:p>
          </table:table-cell>
          <table:table-cell office:value-type="error" office:string-value="#NAME?" table:formula="of:=VLOOKUP([.B26];[Pivot_Table_Sheet1_1.$A$2:.$C$126];3;0)" table:style-name="ce1">
            <text:p>#NAME?</text:p>
          </table:table-cell>
          <table:table-cell office:value-type="string" office:string-value="0.99" table:formula="of:=VLOOKUP([.B26];[courier_company_invoice.B26:.I149];2;0)" table:style-name="ce1">
            <text:p>0.99</text:p>
          </table:table-cell>
          <table:table-cell office:value-type="error" office:string-value="#NAME?" table:formula="of:=COM.MICROSOFT.SINGLE(COM.MICROSOFT.CEILING.MATH([.E26];0.5))" table:style-name="ce1">
            <text:p>#NAME?</text:p>
          </table:table-cell>
          <table:table-cell office:value-type="error" office:string-value="#N/A" table:formula="of:=VLOOKUP([.B26];[courier_company_invoice.B26:.J149];9;0)" table:style-name="ce1">
            <text:p>#N/A</text:p>
          </table:table-cell>
          <table:table-cell office:value-type="string" office:string-value="d" table:formula="of:=VLOOKUP([.B26];[courier_company_invoice.B26:.J149];5;0)" table:style-name="ce1">
            <text:p>d</text:p>
          </table:table-cell>
          <table:table-cell office:value-type="error" office:string-value="#N/A" table:formula="of:=VLOOKUP([.B26];[courier_company_invoice.$B$2:.$P$125];15;0)" table:style-name="ce1">
            <text:p>#N/A</text:p>
          </table:table-cell>
          <table:table-cell office:value-type="float" office:value="172.8" table:style-name="ce1">
            <text:p>172.8</text:p>
          </table:table-cell>
          <table:table-cell office:value-type="float" office:value="-86.7" table:style-name="ce1">
            <text:p>-86.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9630264</text:p>
          </table:table-cell>
          <table:table-cell office:value-type="string" table:style-name="ce1">
            <text:p>2001817160</text:p>
          </table:table-cell>
          <table:table-cell office:value-type="float" office:value="0.7" table:formula="of:=VLOOKUP([.B27];[Pivot_Table_Sheet1_1.$A$2:.$C$126];2;0)" table:style-name="ce1">
            <text:p>0.7</text:p>
          </table:table-cell>
          <table:table-cell office:value-type="error" office:string-value="#NAME?" table:formula="of:=VLOOKUP([.B27];[Pivot_Table_Sheet1_1.$A$2:.$C$126];3;0)" table:style-name="ce1">
            <text:p>#NAME?</text:p>
          </table:table-cell>
          <table:table-cell office:value-type="string" office:string-value="0.7" table:formula="of:=VLOOKUP([.B27];[courier_company_invoice.B27:.I150];2;0)" table:style-name="ce1">
            <text:p>0.7</text:p>
          </table:table-cell>
          <table:table-cell office:value-type="error" office:string-value="#NAME?" table:formula="of:=COM.MICROSOFT.SINGLE(COM.MICROSOFT.CEILING.MATH([.E27];0.5))" table:style-name="ce1">
            <text:p>#NAME?</text:p>
          </table:table-cell>
          <table:table-cell office:value-type="error" office:string-value="#N/A" table:formula="of:=VLOOKUP([.B27];[courier_company_invoice.B27:.J150];9;0)" table:style-name="ce1">
            <text:p>#N/A</text:p>
          </table:table-cell>
          <table:table-cell office:value-type="string" office:string-value="d" table:formula="of:=VLOOKUP([.B27];[courier_company_invoice.B27:.J150];5;0)" table:style-name="ce1">
            <text:p>d</text:p>
          </table:table-cell>
          <table:table-cell office:value-type="error" office:string-value="#N/A" table:formula="of:=VLOOKUP([.B27];[courier_company_invoice.$B$2:.$P$125];15;0)" table:style-name="ce1">
            <text:p>#N/A</text:p>
          </table:table-cell>
          <table:table-cell office:value-type="float" office:value="172.8" table:style-name="ce1">
            <text:p>172.8</text:p>
          </table:table-cell>
          <table:table-cell office:value-type="float" office:value="-86.7" table:style-name="ce1">
            <text:p>-86.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20014461</text:p>
          </table:table-cell>
          <table:table-cell office:value-type="string" table:style-name="ce1">
            <text:p>2001818390</text:p>
          </table:table-cell>
          <table:table-cell office:value-type="float" office:value="0.84099999999999997" table:formula="of:=VLOOKUP([.B28];[Pivot_Table_Sheet1_1.$A$2:.$C$126];2;0)" table:style-name="ce1">
            <text:p>0.841</text:p>
          </table:table-cell>
          <table:table-cell office:value-type="error" office:string-value="#NAME?" table:formula="of:=VLOOKUP([.B28];[Pivot_Table_Sheet1_1.$A$2:.$C$126];3;0)" table:style-name="ce1">
            <text:p>#NAME?</text:p>
          </table:table-cell>
          <table:table-cell office:value-type="string" office:string-value="0.8" table:formula="of:=VLOOKUP([.B28];[courier_company_invoice.B28:.I151];2;0)" table:style-name="ce1">
            <text:p>0.8</text:p>
          </table:table-cell>
          <table:table-cell office:value-type="error" office:string-value="#NAME?" table:formula="of:=COM.MICROSOFT.SINGLE(COM.MICROSOFT.CEILING.MATH([.E28];0.5))" table:style-name="ce1">
            <text:p>#NAME?</text:p>
          </table:table-cell>
          <table:table-cell office:value-type="error" office:string-value="#N/A" table:formula="of:=VLOOKUP([.B28];[courier_company_invoice.B28:.J151];9;0)" table:style-name="ce1">
            <text:p>#N/A</text:p>
          </table:table-cell>
          <table:table-cell office:value-type="string" office:string-value="e" table:formula="of:=VLOOKUP([.B28];[courier_company_invoice.B28:.J151];5;0)" table:style-name="ce1">
            <text:p>e</text:p>
          </table:table-cell>
          <table:table-cell office:value-type="error" office:string-value="#N/A" table:formula="of:=VLOOKUP([.B28];[courier_company_invoice.$B$2:.$P$125];15;0)" table:style-name="ce1">
            <text:p>#N/A</text:p>
          </table:table-cell>
          <table:table-cell office:value-type="float" office:value="213.5" table:style-name="ce1">
            <text:p>213.5</text:p>
          </table:table-cell>
          <table:table-cell office:value-type="float" office:value="-107.3" table:style-name="ce1">
            <text:p>-107.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20959015</text:p>
          </table:table-cell>
          <table:table-cell office:value-type="string" table:style-name="ce1">
            <text:p>2001821190</text:p>
          </table:table-cell>
          <table:table-cell office:value-type="float" office:value="1.2" table:formula="of:=VLOOKUP([.B29];[Pivot_Table_Sheet1_1.$A$2:.$C$126];2;0)" table:style-name="ce1">
            <text:p>1.2</text:p>
          </table:table-cell>
          <table:table-cell office:value-type="error" office:string-value="#NAME?" table:formula="of:=VLOOKUP([.B29];[Pivot_Table_Sheet1_1.$A$2:.$C$126];3;0)" table:style-name="ce1">
            <text:p>#NAME?</text:p>
          </table:table-cell>
          <table:table-cell office:value-type="string" office:string-value="1.2" table:formula="of:=VLOOKUP([.B29];[courier_company_invoice.B29:.I152];2;0)" table:style-name="ce1">
            <text:p>1.2</text:p>
          </table:table-cell>
          <table:table-cell office:value-type="error" office:string-value="#NAME?" table:formula="of:=COM.MICROSOFT.SINGLE(COM.MICROSOFT.CEILING.MATH([.E29];0.5))" table:style-name="ce1">
            <text:p>#NAME?</text:p>
          </table:table-cell>
          <table:table-cell office:value-type="error" office:string-value="#N/A" table:formula="of:=VLOOKUP([.B29];[courier_company_invoice.B29:.J152];9;0)" table:style-name="ce1">
            <text:p>#N/A</text:p>
          </table:table-cell>
          <table:table-cell office:value-type="string" office:string-value="d" table:formula="of:=VLOOKUP([.B29];[courier_company_invoice.B29:.J152];5;0)" table:style-name="ce1">
            <text:p>d</text:p>
          </table:table-cell>
          <table:table-cell office:value-type="error" office:string-value="#N/A" table:formula="of:=VLOOKUP([.B29];[courier_company_invoice.$B$2:.$P$125];15;0)" table:style-name="ce1">
            <text:p>#N/A</text:p>
          </table:table-cell>
          <table:table-cell office:value-type="float" office:value="258.89999999999998" table:style-name="ce1">
            <text:p>258.9</text:p>
          </table:table-cell>
          <table:table-cell office:value-type="float" office:value="-128" table:style-name="ce1">
            <text:p>-12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21485824</text:p>
          </table:table-cell>
          <table:table-cell office:value-type="string" table:style-name="ce1">
            <text:p>2001817093</text:p>
          </table:table-cell>
          <table:table-cell office:value-type="float" office:value="1.357" table:formula="of:=VLOOKUP([.B30];[Pivot_Table_Sheet1_1.$A$2:.$C$126];2;0)" table:style-name="ce1">
            <text:p>1.357</text:p>
          </table:table-cell>
          <table:table-cell office:value-type="error" office:string-value="#NAME?" table:formula="of:=VLOOKUP([.B30];[Pivot_Table_Sheet1_1.$A$2:.$C$126];3;0)" table:style-name="ce1">
            <text:p>#NAME?</text:p>
          </table:table-cell>
          <table:table-cell office:value-type="string" office:string-value="1.3" table:formula="of:=VLOOKUP([.B30];[courier_company_invoice.B30:.I153];2;0)" table:style-name="ce1">
            <text:p>1.3</text:p>
          </table:table-cell>
          <table:table-cell office:value-type="error" office:string-value="#NAME?" table:formula="of:=COM.MICROSOFT.SINGLE(COM.MICROSOFT.CEILING.MATH([.E30];0.5))" table:style-name="ce1">
            <text:p>#NAME?</text:p>
          </table:table-cell>
          <table:table-cell office:value-type="error" office:string-value="#N/A" table:formula="of:=VLOOKUP([.B30];[courier_company_invoice.B30:.J153];9;0)" table:style-name="ce1">
            <text:p>#N/A</text:p>
          </table:table-cell>
          <table:table-cell office:value-type="string" office:string-value="b" table:formula="of:=VLOOKUP([.B30];[courier_company_invoice.B30:.J153];5;0)" table:style-name="ce1">
            <text:p>b</text:p>
          </table:table-cell>
          <table:table-cell office:value-type="error" office:string-value="#N/A" table:formula="of:=VLOOKUP([.B30];[courier_company_invoice.$B$2:.$P$125];15;0)" table:style-name="ce1">
            <text:p>#N/A</text:p>
          </table:table-cell>
          <table:table-cell office:value-type="float" office:value="151.1" table:style-name="ce1">
            <text:p>151.1</text:p>
          </table:table-cell>
          <table:table-cell office:value-type="float" office:value="-74" table:style-name="ce1">
            <text:p>-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21666133</text:p>
          </table:table-cell>
          <table:table-cell office:value-type="string" table:style-name="ce1">
            <text:p>2001823564</text:p>
          </table:table-cell>
          <table:table-cell office:value-type="float" office:value="0.67200000000000004" table:formula="of:=VLOOKUP([.B31];[Pivot_Table_Sheet1_1.$A$2:.$C$126];2;0)" table:style-name="ce1">
            <text:p>0.672</text:p>
          </table:table-cell>
          <table:table-cell office:value-type="error" office:string-value="#NAME?" table:formula="of:=VLOOKUP([.B31];[Pivot_Table_Sheet1_1.$A$2:.$C$126];3;0)" table:style-name="ce1">
            <text:p>#NAME?</text:p>
          </table:table-cell>
          <table:table-cell office:value-type="string" office:string-value="0.7" table:formula="of:=VLOOKUP([.B31];[courier_company_invoice.B31:.I154];2;0)" table:style-name="ce1">
            <text:p>0.7</text:p>
          </table:table-cell>
          <table:table-cell office:value-type="error" office:string-value="#NAME?" table:formula="of:=COM.MICROSOFT.SINGLE(COM.MICROSOFT.CEILING.MATH([.E31];0.5))" table:style-name="ce1">
            <text:p>#NAME?</text:p>
          </table:table-cell>
          <table:table-cell office:value-type="error" office:string-value="#N/A" table:formula="of:=VLOOKUP([.B31];[courier_company_invoice.B31:.J154];9;0)" table:style-name="ce1">
            <text:p>#N/A</text:p>
          </table:table-cell>
          <table:table-cell office:value-type="string" office:string-value="d" table:formula="of:=VLOOKUP([.B31];[courier_company_invoice.B31:.J154];5;0)" table:style-name="ce1">
            <text:p>d</text:p>
          </table:table-cell>
          <table:table-cell office:value-type="error" office:string-value="#N/A" table:formula="of:=VLOOKUP([.B31];[courier_company_invoice.$B$2:.$P$125];15;0)" table:style-name="ce1">
            <text:p>#N/A</text:p>
          </table:table-cell>
          <table:table-cell office:value-type="float" office:value="172.8" table:style-name="ce1">
            <text:p>172.8</text:p>
          </table:table-cell>
          <table:table-cell office:value-type="float" office:value="-86.7" table:style-name="ce1">
            <text:p>-86.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21981575</text:p>
          </table:table-cell>
          <table:table-cell office:value-type="string" table:style-name="ce1">
            <text:p>2001825261</text:p>
          </table:table-cell>
          <table:table-cell office:value-type="float" office:value="1.5569999999999999" table:formula="of:=VLOOKUP([.B32];[Pivot_Table_Sheet1_1.$A$2:.$C$126];2;0)" table:style-name="ce1">
            <text:p>1.557</text:p>
          </table:table-cell>
          <table:table-cell office:value-type="error" office:string-value="#NAME?" table:formula="of:=VLOOKUP([.B32];[Pivot_Table_Sheet1_1.$A$2:.$C$126];3;0)" table:style-name="ce1">
            <text:p>#NAME?</text:p>
          </table:table-cell>
          <table:table-cell office:value-type="string" office:string-value="1.6" table:formula="of:=VLOOKUP([.B32];[courier_company_invoice.B32:.I155];2;0)" table:style-name="ce1">
            <text:p>1.6</text:p>
          </table:table-cell>
          <table:table-cell office:value-type="error" office:string-value="#NAME?" table:formula="of:=COM.MICROSOFT.SINGLE(COM.MICROSOFT.CEILING.MATH([.E32];0.5))" table:style-name="ce1">
            <text:p>#NAME?</text:p>
          </table:table-cell>
          <table:table-cell office:value-type="error" office:string-value="#N/A" table:formula="of:=VLOOKUP([.B32];[courier_company_invoice.B32:.J155];9;0)" table:style-name="ce1">
            <text:p>#N/A</text:p>
          </table:table-cell>
          <table:table-cell office:value-type="string" office:string-value="d" table:formula="of:=VLOOKUP([.B32];[courier_company_invoice.B32:.J155];5;0)" table:style-name="ce1">
            <text:p>d</text:p>
          </table:table-cell>
          <table:table-cell office:value-type="error" office:string-value="#N/A" table:formula="of:=VLOOKUP([.B32];[courier_company_invoice.$B$2:.$P$125];15;0)" table:style-name="ce1">
            <text:p>#N/A</text:p>
          </table:table-cell>
          <table:table-cell office:value-type="float" office:value="345" table:style-name="ce1">
            <text:p>345</text:p>
          </table:table-cell>
          <table:table-cell office:value-type="float" office:value="-169.3" table:style-name="ce1">
            <text:p>-169.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957780</text:p>
          </table:table-cell>
          <table:table-cell office:value-type="string" table:style-name="ce1">
            <text:p>2001811192</text:p>
          </table:table-cell>
          <table:table-cell office:value-type="float" office:value="1.032" table:formula="of:=VLOOKUP([.B33];[Pivot_Table_Sheet1_1.$A$2:.$C$126];2;0)" table:style-name="ce1">
            <text:p>1.032</text:p>
          </table:table-cell>
          <table:table-cell office:value-type="error" office:string-value="#NAME?" table:formula="of:=VLOOKUP([.B33];[Pivot_Table_Sheet1_1.$A$2:.$C$126];3;0)" table:style-name="ce1">
            <text:p>#NAME?</text:p>
          </table:table-cell>
          <table:table-cell office:value-type="string" office:string-value="1.13" table:formula="of:=VLOOKUP([.B33];[courier_company_invoice.B33:.I156];2;0)" table:style-name="ce1">
            <text:p>1.13</text:p>
          </table:table-cell>
          <table:table-cell office:value-type="error" office:string-value="#NAME?" table:formula="of:=COM.MICROSOFT.SINGLE(COM.MICROSOFT.CEILING.MATH([.E33];0.5))" table:style-name="ce1">
            <text:p>#NAME?</text:p>
          </table:table-cell>
          <table:table-cell office:value-type="error" office:string-value="#N/A" table:formula="of:=VLOOKUP([.B33];[courier_company_invoice.B33:.J156];9;0)" table:style-name="ce1">
            <text:p>#N/A</text:p>
          </table:table-cell>
          <table:table-cell office:value-type="string" office:string-value="d" table:formula="of:=VLOOKUP([.B33];[courier_company_invoice.B33:.J156];5;0)" table:style-name="ce1">
            <text:p>d</text:p>
          </table:table-cell>
          <table:table-cell office:value-type="error" office:string-value="#N/A" table:formula="of:=VLOOKUP([.B33];[courier_company_invoice.$B$2:.$P$125];15;0)" table:style-name="ce1">
            <text:p>#N/A</text:p>
          </table:table-cell>
          <table:table-cell office:value-type="float" office:value="258.89999999999998" table:style-name="ce1">
            <text:p>258.9</text:p>
          </table:table-cell>
          <table:table-cell office:value-type="float" office:value="-128" table:style-name="ce1">
            <text:p>-12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21482593</text:p>
          </table:table-cell>
          <table:table-cell office:value-type="string" table:style-name="ce1">
            <text:p>2001809917</text:p>
          </table:table-cell>
          <table:table-cell office:value-type="float" office:value="0.63" table:formula="of:=VLOOKUP([.B34];[Pivot_Table_Sheet1_1.$A$2:.$C$126];2;0)" table:style-name="ce1">
            <text:p>0.63</text:p>
          </table:table-cell>
          <table:table-cell office:value-type="error" office:string-value="#NAME?" table:formula="of:=VLOOKUP([.B34];[Pivot_Table_Sheet1_1.$A$2:.$C$126];3;0)" table:style-name="ce1">
            <text:p>#NAME?</text:p>
          </table:table-cell>
          <table:table-cell office:value-type="string" office:string-value="0.6" table:formula="of:=VLOOKUP([.B34];[courier_company_invoice.B34:.I157];2;0)" table:style-name="ce1">
            <text:p>0.6</text:p>
          </table:table-cell>
          <table:table-cell office:value-type="error" office:string-value="#NAME?" table:formula="of:=COM.MICROSOFT.SINGLE(COM.MICROSOFT.CEILING.MATH([.E34];0.5))" table:style-name="ce1">
            <text:p>#NAME?</text:p>
          </table:table-cell>
          <table:table-cell office:value-type="error" office:string-value="#N/A" table:formula="of:=VLOOKUP([.B34];[courier_company_invoice.B34:.J157];9;0)" table:style-name="ce1">
            <text:p>#N/A</text:p>
          </table:table-cell>
          <table:table-cell office:value-type="string" office:string-value="d" table:formula="of:=VLOOKUP([.B34];[courier_company_invoice.B34:.J157];5;0)" table:style-name="ce1">
            <text:p>d</text:p>
          </table:table-cell>
          <table:table-cell office:value-type="error" office:string-value="#N/A" table:formula="of:=VLOOKUP([.B34];[courier_company_invoice.$B$2:.$P$125];15;0)" table:style-name="ce1">
            <text:p>#N/A</text:p>
          </table:table-cell>
          <table:table-cell office:value-type="float" office:value="172.8" table:style-name="ce1">
            <text:p>172.8</text:p>
          </table:table-cell>
          <table:table-cell office:value-type="float" office:value="-86.7" table:style-name="ce1">
            <text:p>-86.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221940</text:p>
          </table:table-cell>
          <table:table-cell office:value-type="string" table:style-name="ce1">
            <text:p>2001806210</text:p>
          </table:table-cell>
          <table:table-cell office:value-type="float" office:value="0.22" table:formula="of:=VLOOKUP([.B35];[Pivot_Table_Sheet1_1.$A$2:.$C$126];2;0)" table:style-name="ce1">
            <text:p>0.22</text:p>
          </table:table-cell>
          <table:table-cell office:value-type="error" office:string-value="#NAME?" table:formula="of:=VLOOKUP([.B35];[Pivot_Table_Sheet1_1.$A$2:.$C$126];3;0)" table:style-name="ce1">
            <text:p>#NAME?</text:p>
          </table:table-cell>
          <table:table-cell office:value-type="string" office:string-value="2.92" table:formula="of:=VLOOKUP([.B35];[courier_company_invoice.B35:.I158];2;0)" table:style-name="ce1">
            <text:p>2.92</text:p>
          </table:table-cell>
          <table:table-cell office:value-type="error" office:string-value="#NAME?" table:formula="of:=COM.MICROSOFT.SINGLE(COM.MICROSOFT.CEILING.MATH([.E35];0.5))" table:style-name="ce1">
            <text:p>#NAME?</text:p>
          </table:table-cell>
          <table:table-cell office:value-type="error" office:string-value="#N/A" table:formula="of:=VLOOKUP([.B35];[courier_company_invoice.B35:.J158];9;0)" table:style-name="ce1">
            <text:p>#N/A</text:p>
          </table:table-cell>
          <table:table-cell office:value-type="string" office:string-value="b" table:formula="of:=VLOOKUP([.B35];[courier_company_invoice.B35:.J158];5;0)" table:style-name="ce1">
            <text:p>b</text:p>
          </table:table-cell>
          <table:table-cell office:value-type="error" office:string-value="#N/A" table:formula="of:=VLOOKUP([.B35];[courier_company_invoice.$B$2:.$P$125];15;0)" table:style-name="ce1">
            <text:p>#N/A</text:p>
          </table:table-cell>
          <table:table-cell office:value-type="float" office:value="174.5" table:style-name="ce1">
            <text:p>174.5</text:p>
          </table:table-cell>
          <table:table-cell office:value-type="float" office:value="-141.5" table:style-name="ce1">
            <text:p>-141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222065</text:p>
          </table:table-cell>
          <table:table-cell office:value-type="string" table:style-name="ce1">
            <text:p>2001806226</text:p>
          </table:table-cell>
          <table:table-cell office:value-type="float" office:value="0.48" table:formula="of:=VLOOKUP([.B36];[Pivot_Table_Sheet1_1.$A$2:.$C$126];2;0)" table:style-name="ce1">
            <text:p>0.48</text:p>
          </table:table-cell>
          <table:table-cell office:value-type="error" office:string-value="#NAME?" table:formula="of:=VLOOKUP([.B36];[Pivot_Table_Sheet1_1.$A$2:.$C$126];3;0)" table:style-name="ce1">
            <text:p>#NAME?</text:p>
          </table:table-cell>
          <table:table-cell office:value-type="string" office:string-value="0.68" table:formula="of:=VLOOKUP([.B36];[courier_company_invoice.B36:.I159];2;0)" table:style-name="ce1">
            <text:p>0.68</text:p>
          </table:table-cell>
          <table:table-cell office:value-type="error" office:string-value="#NAME?" table:formula="of:=COM.MICROSOFT.SINGLE(COM.MICROSOFT.CEILING.MATH([.E36];0.5))" table:style-name="ce1">
            <text:p>#NAME?</text:p>
          </table:table-cell>
          <table:table-cell office:value-type="error" office:string-value="#N/A" table:formula="of:=VLOOKUP([.B36];[courier_company_invoice.B36:.J159];9;0)" table:style-name="ce1">
            <text:p>#N/A</text:p>
          </table:table-cell>
          <table:table-cell office:value-type="string" office:string-value="d" table:formula="of:=VLOOKUP([.B36];[courier_company_invoice.B36:.J159];5;0)" table:style-name="ce1">
            <text:p>d</text:p>
          </table:table-cell>
          <table:table-cell office:value-type="error" office:string-value="#N/A" table:formula="of:=VLOOKUP([.B36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44.8" table:style-name="ce1">
            <text:p>-44.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222080</text:p>
          </table:table-cell>
          <table:table-cell office:value-type="string" table:style-name="ce1">
            <text:p>2001806229</text:p>
          </table:table-cell>
          <table:table-cell office:value-type="float" office:value="0.5" table:formula="of:=VLOOKUP([.B37];[Pivot_Table_Sheet1_1.$A$2:.$C$126];2;0)" table:style-name="ce1">
            <text:p>0.5</text:p>
          </table:table-cell>
          <table:table-cell office:value-type="error" office:string-value="#NAME?" table:formula="of:=VLOOKUP([.B37];[Pivot_Table_Sheet1_1.$A$2:.$C$126];3;0)" table:style-name="ce1">
            <text:p>#NAME?</text:p>
          </table:table-cell>
          <table:table-cell office:value-type="string" office:string-value="0.71" table:formula="of:=VLOOKUP([.B37];[courier_company_invoice.B37:.I160];2;0)" table:style-name="ce1">
            <text:p>0.71</text:p>
          </table:table-cell>
          <table:table-cell office:value-type="error" office:string-value="#NAME?" table:formula="of:=COM.MICROSOFT.SINGLE(COM.MICROSOFT.CEILING.MATH([.E37];0.5))" table:style-name="ce1">
            <text:p>#NAME?</text:p>
          </table:table-cell>
          <table:table-cell office:value-type="error" office:string-value="#N/A" table:formula="of:=VLOOKUP([.B37];[courier_company_invoice.B37:.J160];9;0)" table:style-name="ce1">
            <text:p>#N/A</text:p>
          </table:table-cell>
          <table:table-cell office:value-type="string" office:string-value="d" table:formula="of:=VLOOKUP([.B37];[courier_company_invoice.B37:.J160];5;0)" table:style-name="ce1">
            <text:p>d</text:p>
          </table:table-cell>
          <table:table-cell office:value-type="error" office:string-value="#N/A" table:formula="of:=VLOOKUP([.B37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44.8" table:style-name="ce1">
            <text:p>-44.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222135</text:p>
          </table:table-cell>
          <table:table-cell office:value-type="string" table:style-name="ce1">
            <text:p>2001806233</text:p>
          </table:table-cell>
          <table:table-cell office:value-type="float" office:value="0.245" table:formula="of:=VLOOKUP([.B38];[Pivot_Table_Sheet1_1.$A$2:.$C$126];2;0)" table:style-name="ce1">
            <text:p>0.245</text:p>
          </table:table-cell>
          <table:table-cell office:value-type="error" office:string-value="#NAME?" table:formula="of:=VLOOKUP([.B38];[Pivot_Table_Sheet1_1.$A$2:.$C$126];3;0)" table:style-name="ce1">
            <text:p>#NAME?</text:p>
          </table:table-cell>
          <table:table-cell office:value-type="string" office:string-value="0.78" table:formula="of:=VLOOKUP([.B38];[courier_company_invoice.B38:.I161];2;0)" table:style-name="ce1">
            <text:p>0.78</text:p>
          </table:table-cell>
          <table:table-cell office:value-type="error" office:string-value="#NAME?" table:formula="of:=COM.MICROSOFT.SINGLE(COM.MICROSOFT.CEILING.MATH([.E38];0.5))" table:style-name="ce1">
            <text:p>#NAME?</text:p>
          </table:table-cell>
          <table:table-cell office:value-type="error" office:string-value="#N/A" table:formula="of:=VLOOKUP([.B38];[courier_company_invoice.B38:.J161];9;0)" table:style-name="ce1">
            <text:p>#N/A</text:p>
          </table:table-cell>
          <table:table-cell office:value-type="string" office:string-value="b" table:formula="of:=VLOOKUP([.B38];[courier_company_invoice.B38:.J161];5;0)" table:style-name="ce1">
            <text:p>b</text:p>
          </table:table-cell>
          <table:table-cell office:value-type="error" office:string-value="#N/A" table:formula="of:=VLOOKUP([.B38];[courier_company_invoice.$B$2:.$P$125];15;0)" table:style-name="ce1">
            <text:p>#N/A</text:p>
          </table:table-cell>
          <table:table-cell office:value-type="float" office:value="61.3" table:style-name="ce1">
            <text:p>61.3</text:p>
          </table:table-cell>
          <table:table-cell office:value-type="float" office:value="-28.3" table:style-name="ce1">
            <text:p>-28.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222146</text:p>
          </table:table-cell>
          <table:table-cell office:value-type="string" table:style-name="ce1">
            <text:p>2001806251</text:p>
          </table:table-cell>
          <table:table-cell office:value-type="float" office:value="0.245" table:formula="of:=VLOOKUP([.B39];[Pivot_Table_Sheet1_1.$A$2:.$C$126];2;0)" table:style-name="ce1">
            <text:p>0.245</text:p>
          </table:table-cell>
          <table:table-cell office:value-type="error" office:string-value="#NAME?" table:formula="of:=VLOOKUP([.B39];[Pivot_Table_Sheet1_1.$A$2:.$C$126];3;0)" table:style-name="ce1">
            <text:p>#NAME?</text:p>
          </table:table-cell>
          <table:table-cell office:value-type="string" office:string-value="1.27" table:formula="of:=VLOOKUP([.B39];[courier_company_invoice.B39:.I162];2;0)" table:style-name="ce1">
            <text:p>1.27</text:p>
          </table:table-cell>
          <table:table-cell office:value-type="error" office:string-value="#NAME?" table:formula="of:=COM.MICROSOFT.SINGLE(COM.MICROSOFT.CEILING.MATH([.E39];0.5))" table:style-name="ce1">
            <text:p>#NAME?</text:p>
          </table:table-cell>
          <table:table-cell office:value-type="error" office:string-value="#N/A" table:formula="of:=VLOOKUP([.B39];[courier_company_invoice.B39:.J162];9;0)" table:style-name="ce1">
            <text:p>#N/A</text:p>
          </table:table-cell>
          <table:table-cell office:value-type="string" office:string-value="d" table:formula="of:=VLOOKUP([.B39];[courier_company_invoice.B39:.J162];5;0)" table:style-name="ce1">
            <text:p>d</text:p>
          </table:table-cell>
          <table:table-cell office:value-type="error" office:string-value="#N/A" table:formula="of:=VLOOKUP([.B39];[courier_company_invoice.$B$2:.$P$125];15;0)" table:style-name="ce1">
            <text:p>#N/A</text:p>
          </table:table-cell>
          <table:table-cell office:value-type="float" office:value="135" table:style-name="ce1">
            <text:p>135</text:p>
          </table:table-cell>
          <table:table-cell office:value-type="float" office:value="-89.6" table:style-name="ce1">
            <text:p>-89.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222570</text:p>
          </table:table-cell>
          <table:table-cell office:value-type="string" table:style-name="ce1">
            <text:p>2001806338</text:p>
          </table:table-cell>
          <table:table-cell office:value-type="float" office:value="0.5" table:formula="of:=VLOOKUP([.B40];[Pivot_Table_Sheet1_1.$A$2:.$C$126];2;0)" table:style-name="ce1">
            <text:p>0.5</text:p>
          </table:table-cell>
          <table:table-cell office:value-type="error" office:string-value="#NAME?" table:formula="of:=VLOOKUP([.B40];[Pivot_Table_Sheet1_1.$A$2:.$C$126];3;0)" table:style-name="ce1">
            <text:p>#NAME?</text:p>
          </table:table-cell>
          <table:table-cell office:value-type="string" office:string-value="0.7" table:formula="of:=VLOOKUP([.B40];[courier_company_invoice.B40:.I163];2;0)" table:style-name="ce1">
            <text:p>0.7</text:p>
          </table:table-cell>
          <table:table-cell office:value-type="error" office:string-value="#NAME?" table:formula="of:=COM.MICROSOFT.SINGLE(COM.MICROSOFT.CEILING.MATH([.E40];0.5))" table:style-name="ce1">
            <text:p>#NAME?</text:p>
          </table:table-cell>
          <table:table-cell office:value-type="error" office:string-value="#N/A" table:formula="of:=VLOOKUP([.B40];[courier_company_invoice.B40:.J163];9;0)" table:style-name="ce1">
            <text:p>#N/A</text:p>
          </table:table-cell>
          <table:table-cell office:value-type="string" office:string-value="d" table:formula="of:=VLOOKUP([.B40];[courier_company_invoice.B40:.J163];5;0)" table:style-name="ce1">
            <text:p>d</text:p>
          </table:table-cell>
          <table:table-cell office:value-type="error" office:string-value="#N/A" table:formula="of:=VLOOKUP([.B40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44.8" table:style-name="ce1">
            <text:p>-44.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223211</text:p>
          </table:table-cell>
          <table:table-cell office:value-type="string" table:style-name="ce1">
            <text:p>2001806446</text:p>
          </table:table-cell>
          <table:table-cell office:value-type="float" office:value="0.5" table:formula="of:=VLOOKUP([.B41];[Pivot_Table_Sheet1_1.$A$2:.$C$126];2;0)" table:style-name="ce1">
            <text:p>0.5</text:p>
          </table:table-cell>
          <table:table-cell office:value-type="error" office:string-value="#NAME?" table:formula="of:=VLOOKUP([.B41];[Pivot_Table_Sheet1_1.$A$2:.$C$126];3;0)" table:style-name="ce1">
            <text:p>#NAME?</text:p>
          </table:table-cell>
          <table:table-cell office:value-type="string" office:string-value="0.69" table:formula="of:=VLOOKUP([.B41];[courier_company_invoice.B41:.I164];2;0)" table:style-name="ce1">
            <text:p>0.69</text:p>
          </table:table-cell>
          <table:table-cell office:value-type="error" office:string-value="#NAME?" table:formula="of:=COM.MICROSOFT.SINGLE(COM.MICROSOFT.CEILING.MATH([.E41];0.5))" table:style-name="ce1">
            <text:p>#NAME?</text:p>
          </table:table-cell>
          <table:table-cell office:value-type="error" office:string-value="#N/A" table:formula="of:=VLOOKUP([.B41];[courier_company_invoice.B41:.J164];9;0)" table:style-name="ce1">
            <text:p>#N/A</text:p>
          </table:table-cell>
          <table:table-cell office:value-type="string" office:string-value="d" table:formula="of:=VLOOKUP([.B41];[courier_company_invoice.B41:.J164];5;0)" table:style-name="ce1">
            <text:p>d</text:p>
          </table:table-cell>
          <table:table-cell office:value-type="error" office:string-value="#N/A" table:formula="of:=VLOOKUP([.B41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44.8" table:style-name="ce1">
            <text:p>-44.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224353</text:p>
          </table:table-cell>
          <table:table-cell office:value-type="string" table:style-name="ce1">
            <text:p>2001806533</text:p>
          </table:table-cell>
          <table:table-cell office:value-type="float" office:value="0.5" table:formula="of:=VLOOKUP([.B42];[Pivot_Table_Sheet1_1.$A$2:.$C$126];2;0)" table:style-name="ce1">
            <text:p>0.5</text:p>
          </table:table-cell>
          <table:table-cell office:value-type="error" office:string-value="#NAME?" table:formula="of:=VLOOKUP([.B42];[Pivot_Table_Sheet1_1.$A$2:.$C$126];3;0)" table:style-name="ce1">
            <text:p>#NAME?</text:p>
          </table:table-cell>
          <table:table-cell office:value-type="string" office:string-value="0.68" table:formula="of:=VLOOKUP([.B42];[courier_company_invoice.B42:.I165];2;0)" table:style-name="ce1">
            <text:p>0.68</text:p>
          </table:table-cell>
          <table:table-cell office:value-type="error" office:string-value="#NAME?" table:formula="of:=COM.MICROSOFT.SINGLE(COM.MICROSOFT.CEILING.MATH([.E42];0.5))" table:style-name="ce1">
            <text:p>#NAME?</text:p>
          </table:table-cell>
          <table:table-cell office:value-type="error" office:string-value="#N/A" table:formula="of:=VLOOKUP([.B42];[courier_company_invoice.B42:.J165];9;0)" table:style-name="ce1">
            <text:p>#N/A</text:p>
          </table:table-cell>
          <table:table-cell office:value-type="string" office:string-value="d" table:formula="of:=VLOOKUP([.B42];[courier_company_invoice.B42:.J165];5;0)" table:style-name="ce1">
            <text:p>d</text:p>
          </table:table-cell>
          <table:table-cell office:value-type="error" office:string-value="#N/A" table:formula="of:=VLOOKUP([.B42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44.8" table:style-name="ce1">
            <text:p>-44.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224611</text:p>
          </table:table-cell>
          <table:table-cell office:value-type="string" table:style-name="ce1">
            <text:p>2001806547</text:p>
          </table:table-cell>
          <table:table-cell office:value-type="float" office:value="0.127" table:formula="of:=VLOOKUP([.B43];[Pivot_Table_Sheet1_1.$A$2:.$C$126];2;0)" table:style-name="ce1">
            <text:p>0.127</text:p>
          </table:table-cell>
          <table:table-cell office:value-type="error" office:string-value="#NAME?" table:formula="of:=VLOOKUP([.B43];[Pivot_Table_Sheet1_1.$A$2:.$C$126];3;0)" table:style-name="ce1">
            <text:p>#NAME?</text:p>
          </table:table-cell>
          <table:table-cell office:value-type="string" office:string-value="1" table:formula="of:=VLOOKUP([.B43];[courier_company_invoice.B43:.I166];2;0)" table:style-name="ce1">
            <text:p>1</text:p>
          </table:table-cell>
          <table:table-cell office:value-type="error" office:string-value="#NAME?" table:formula="of:=COM.MICROSOFT.SINGLE(COM.MICROSOFT.CEILING.MATH([.E43];0.5))" table:style-name="ce1">
            <text:p>#NAME?</text:p>
          </table:table-cell>
          <table:table-cell office:value-type="error" office:string-value="#N/A" table:formula="of:=VLOOKUP([.B43];[courier_company_invoice.B43:.J166];9;0)" table:style-name="ce1">
            <text:p>#N/A</text:p>
          </table:table-cell>
          <table:table-cell office:value-type="string" office:string-value="b" table:formula="of:=VLOOKUP([.B43];[courier_company_invoice.B43:.J166];5;0)" table:style-name="ce1">
            <text:p>b</text:p>
          </table:table-cell>
          <table:table-cell office:value-type="error" office:string-value="#N/A" table:formula="of:=VLOOKUP([.B43];[courier_company_invoice.$B$2:.$P$125];15;0)" table:style-name="ce1">
            <text:p>#N/A</text:p>
          </table:table-cell>
          <table:table-cell office:value-type="float" office:value="61.3" table:style-name="ce1">
            <text:p>61.3</text:p>
          </table:table-cell>
          <table:table-cell office:value-type="float" office:value="-28.3" table:style-name="ce1">
            <text:p>-28.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224902</text:p>
          </table:table-cell>
          <table:table-cell office:value-type="string" table:style-name="ce1">
            <text:p>2001806567</text:p>
          </table:table-cell>
          <table:table-cell office:value-type="float" office:value="0.95199999999999996" table:formula="of:=VLOOKUP([.B44];[Pivot_Table_Sheet1_1.$A$2:.$C$126];2;0)" table:style-name="ce1">
            <text:p>0.952</text:p>
          </table:table-cell>
          <table:table-cell office:value-type="error" office:string-value="#NAME?" table:formula="of:=VLOOKUP([.B44];[Pivot_Table_Sheet1_1.$A$2:.$C$126];3;0)" table:style-name="ce1">
            <text:p>#NAME?</text:p>
          </table:table-cell>
          <table:table-cell office:value-type="string" office:string-value="1.16" table:formula="of:=VLOOKUP([.B44];[courier_company_invoice.B44:.I167];2;0)" table:style-name="ce1">
            <text:p>1.16</text:p>
          </table:table-cell>
          <table:table-cell office:value-type="error" office:string-value="#NAME?" table:formula="of:=COM.MICROSOFT.SINGLE(COM.MICROSOFT.CEILING.MATH([.E44];0.5))" table:style-name="ce1">
            <text:p>#NAME?</text:p>
          </table:table-cell>
          <table:table-cell office:value-type="error" office:string-value="#N/A" table:formula="of:=VLOOKUP([.B44];[courier_company_invoice.B44:.J167];9;0)" table:style-name="ce1">
            <text:p>#N/A</text:p>
          </table:table-cell>
          <table:table-cell office:value-type="string" office:string-value="d" table:formula="of:=VLOOKUP([.B44];[courier_company_invoice.B44:.J167];5;0)" table:style-name="ce1">
            <text:p>d</text:p>
          </table:table-cell>
          <table:table-cell office:value-type="error" office:string-value="#N/A" table:formula="of:=VLOOKUP([.B44];[courier_company_invoice.$B$2:.$P$125];15;0)" table:style-name="ce1">
            <text:p>#N/A</text:p>
          </table:table-cell>
          <table:table-cell office:value-type="float" office:value="135" table:style-name="ce1">
            <text:p>135</text:p>
          </table:table-cell>
          <table:table-cell office:value-type="float" office:value="-44.8" table:style-name="ce1">
            <text:p>-44.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225016</text:p>
          </table:table-cell>
          <table:table-cell office:value-type="string" table:style-name="ce1">
            <text:p>2001806575</text:p>
          </table:table-cell>
          <table:table-cell office:value-type="float" office:value="0.5" table:formula="of:=VLOOKUP([.B45];[Pivot_Table_Sheet1_1.$A$2:.$C$126];2;0)" table:style-name="ce1">
            <text:p>0.5</text:p>
          </table:table-cell>
          <table:table-cell office:value-type="error" office:string-value="#NAME?" table:formula="of:=VLOOKUP([.B45];[Pivot_Table_Sheet1_1.$A$2:.$C$126];3;0)" table:style-name="ce1">
            <text:p>#NAME?</text:p>
          </table:table-cell>
          <table:table-cell office:value-type="string" office:string-value="0.68" table:formula="of:=VLOOKUP([.B45];[courier_company_invoice.B45:.I168];2;0)" table:style-name="ce1">
            <text:p>0.68</text:p>
          </table:table-cell>
          <table:table-cell office:value-type="error" office:string-value="#NAME?" table:formula="of:=COM.MICROSOFT.SINGLE(COM.MICROSOFT.CEILING.MATH([.E45];0.5))" table:style-name="ce1">
            <text:p>#NAME?</text:p>
          </table:table-cell>
          <table:table-cell office:value-type="error" office:string-value="#N/A" table:formula="of:=VLOOKUP([.B45];[courier_company_invoice.B45:.J168];9;0)" table:style-name="ce1">
            <text:p>#N/A</text:p>
          </table:table-cell>
          <table:table-cell office:value-type="string" office:string-value="b" table:formula="of:=VLOOKUP([.B45];[courier_company_invoice.B45:.J168];5;0)" table:style-name="ce1">
            <text:p>b</text:p>
          </table:table-cell>
          <table:table-cell office:value-type="error" office:string-value="#N/A" table:formula="of:=VLOOKUP([.B45];[courier_company_invoice.$B$2:.$P$125];15;0)" table:style-name="ce1">
            <text:p>#N/A</text:p>
          </table:table-cell>
          <table:table-cell office:value-type="float" office:value="61.3" table:style-name="ce1">
            <text:p>61.3</text:p>
          </table:table-cell>
          <table:table-cell office:value-type="float" office:value="-28.3" table:style-name="ce1">
            <text:p>-28.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225484</text:p>
          </table:table-cell>
          <table:table-cell office:value-type="string" table:style-name="ce1">
            <text:p>2001806616</text:p>
          </table:table-cell>
          <table:table-cell office:value-type="float" office:value="0.96299999999999997" table:formula="of:=VLOOKUP([.B46];[Pivot_Table_Sheet1_1.$A$2:.$C$126];2;0)" table:style-name="ce1">
            <text:p>0.963</text:p>
          </table:table-cell>
          <table:table-cell office:value-type="error" office:string-value="#NAME?" table:formula="of:=VLOOKUP([.B46];[Pivot_Table_Sheet1_1.$A$2:.$C$126];3;0)" table:style-name="ce1">
            <text:p>#NAME?</text:p>
          </table:table-cell>
          <table:table-cell office:value-type="string" office:string-value="1.08" table:formula="of:=VLOOKUP([.B46];[courier_company_invoice.B46:.I169];2;0)" table:style-name="ce1">
            <text:p>1.08</text:p>
          </table:table-cell>
          <table:table-cell office:value-type="error" office:string-value="#NAME?" table:formula="of:=COM.MICROSOFT.SINGLE(COM.MICROSOFT.CEILING.MATH([.E46];0.5))" table:style-name="ce1">
            <text:p>#NAME?</text:p>
          </table:table-cell>
          <table:table-cell office:value-type="error" office:string-value="#N/A" table:formula="of:=VLOOKUP([.B46];[courier_company_invoice.B46:.J169];9;0)" table:style-name="ce1">
            <text:p>#N/A</text:p>
          </table:table-cell>
          <table:table-cell office:value-type="string" office:string-value="b" table:formula="of:=VLOOKUP([.B46];[courier_company_invoice.B46:.J169];5;0)" table:style-name="ce1">
            <text:p>b</text:p>
          </table:table-cell>
          <table:table-cell office:value-type="error" office:string-value="#N/A" table:formula="of:=VLOOKUP([.B46];[courier_company_invoice.$B$2:.$P$125];15;0)" table:style-name="ce1">
            <text:p>#N/A</text:p>
          </table:table-cell>
          <table:table-cell office:value-type="float" office:value="89.6" table:style-name="ce1">
            <text:p>89.6</text:p>
          </table:table-cell>
          <table:table-cell office:value-type="float" office:value="-28.3" table:style-name="ce1">
            <text:p>-28.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226221</text:p>
          </table:table-cell>
          <table:table-cell office:value-type="string" table:style-name="ce1">
            <text:p>2001806652</text:p>
          </table:table-cell>
          <table:table-cell office:value-type="float" office:value="0.5" table:formula="of:=VLOOKUP([.B47];[Pivot_Table_Sheet1_1.$A$2:.$C$126];2;0)" table:style-name="ce1">
            <text:p>0.5</text:p>
          </table:table-cell>
          <table:table-cell office:value-type="error" office:string-value="#NAME?" table:formula="of:=VLOOKUP([.B47];[Pivot_Table_Sheet1_1.$A$2:.$C$126];3;0)" table:style-name="ce1">
            <text:p>#NAME?</text:p>
          </table:table-cell>
          <table:table-cell office:value-type="string" office:string-value="0.69" table:formula="of:=VLOOKUP([.B47];[courier_company_invoice.B47:.I170];2;0)" table:style-name="ce1">
            <text:p>0.69</text:p>
          </table:table-cell>
          <table:table-cell office:value-type="error" office:string-value="#NAME?" table:formula="of:=COM.MICROSOFT.SINGLE(COM.MICROSOFT.CEILING.MATH([.E47];0.5))" table:style-name="ce1">
            <text:p>#NAME?</text:p>
          </table:table-cell>
          <table:table-cell office:value-type="error" office:string-value="#N/A" table:formula="of:=VLOOKUP([.B47];[courier_company_invoice.B47:.J170];9;0)" table:style-name="ce1">
            <text:p>#N/A</text:p>
          </table:table-cell>
          <table:table-cell office:value-type="string" office:string-value="d" table:formula="of:=VLOOKUP([.B47];[courier_company_invoice.B47:.J170];5;0)" table:style-name="ce1">
            <text:p>d</text:p>
          </table:table-cell>
          <table:table-cell office:value-type="error" office:string-value="#N/A" table:formula="of:=VLOOKUP([.B47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44.8" table:style-name="ce1">
            <text:p>-44.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226674</text:p>
          </table:table-cell>
          <table:table-cell office:value-type="string" table:style-name="ce1">
            <text:p>2001806733</text:p>
          </table:table-cell>
          <table:table-cell office:value-type="float" office:value="0.96699999999999997" table:formula="of:=VLOOKUP([.B48];[Pivot_Table_Sheet1_1.$A$2:.$C$126];2;0)" table:style-name="ce1">
            <text:p>0.967</text:p>
          </table:table-cell>
          <table:table-cell office:value-type="error" office:string-value="#NAME?" table:formula="of:=VLOOKUP([.B48];[Pivot_Table_Sheet1_1.$A$2:.$C$126];3;0)" table:style-name="ce1">
            <text:p>#NAME?</text:p>
          </table:table-cell>
          <table:table-cell office:value-type="string" office:string-value="1.13" table:formula="of:=VLOOKUP([.B48];[courier_company_invoice.B48:.I171];2;0)" table:style-name="ce1">
            <text:p>1.13</text:p>
          </table:table-cell>
          <table:table-cell office:value-type="error" office:string-value="#NAME?" table:formula="of:=COM.MICROSOFT.SINGLE(COM.MICROSOFT.CEILING.MATH([.E48];0.5))" table:style-name="ce1">
            <text:p>#NAME?</text:p>
          </table:table-cell>
          <table:table-cell office:value-type="error" office:string-value="#N/A" table:formula="of:=VLOOKUP([.B48];[courier_company_invoice.B48:.J171];9;0)" table:style-name="ce1">
            <text:p>#N/A</text:p>
          </table:table-cell>
          <table:table-cell office:value-type="string" office:string-value="d" table:formula="of:=VLOOKUP([.B48];[courier_company_invoice.B48:.J171];5;0)" table:style-name="ce1">
            <text:p>d</text:p>
          </table:table-cell>
          <table:table-cell office:value-type="error" office:string-value="#N/A" table:formula="of:=VLOOKUP([.B48];[courier_company_invoice.$B$2:.$P$125];15;0)" table:style-name="ce1">
            <text:p>#N/A</text:p>
          </table:table-cell>
          <table:table-cell office:value-type="float" office:value="135" table:style-name="ce1">
            <text:p>135</text:p>
          </table:table-cell>
          <table:table-cell office:value-type="float" office:value="-44.8" table:style-name="ce1">
            <text:p>-44.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226711</text:p>
          </table:table-cell>
          <table:table-cell office:value-type="string" table:style-name="ce1">
            <text:p>2001806735</text:p>
          </table:table-cell>
          <table:table-cell office:value-type="float" office:value="0.5" table:formula="of:=VLOOKUP([.B49];[Pivot_Table_Sheet1_1.$A$2:.$C$126];2;0)" table:style-name="ce1">
            <text:p>0.5</text:p>
          </table:table-cell>
          <table:table-cell office:value-type="error" office:string-value="#NAME?" table:formula="of:=VLOOKUP([.B49];[Pivot_Table_Sheet1_1.$A$2:.$C$126];3;0)" table:style-name="ce1">
            <text:p>#NAME?</text:p>
          </table:table-cell>
          <table:table-cell office:value-type="string" office:string-value="0.69" table:formula="of:=VLOOKUP([.B49];[courier_company_invoice.B49:.I172];2;0)" table:style-name="ce1">
            <text:p>0.69</text:p>
          </table:table-cell>
          <table:table-cell office:value-type="error" office:string-value="#NAME?" table:formula="of:=COM.MICROSOFT.SINGLE(COM.MICROSOFT.CEILING.MATH([.E49];0.5))" table:style-name="ce1">
            <text:p>#NAME?</text:p>
          </table:table-cell>
          <table:table-cell office:value-type="error" office:string-value="#N/A" table:formula="of:=VLOOKUP([.B49];[courier_company_invoice.B49:.J172];9;0)" table:style-name="ce1">
            <text:p>#N/A</text:p>
          </table:table-cell>
          <table:table-cell office:value-type="string" office:string-value="d" table:formula="of:=VLOOKUP([.B49];[courier_company_invoice.B49:.J172];5;0)" table:style-name="ce1">
            <text:p>d</text:p>
          </table:table-cell>
          <table:table-cell office:value-type="error" office:string-value="#N/A" table:formula="of:=VLOOKUP([.B49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44.8" table:style-name="ce1">
            <text:p>-44.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226910</text:p>
          </table:table-cell>
          <table:table-cell office:value-type="string" table:style-name="ce1">
            <text:p>2001806726</text:p>
          </table:table-cell>
          <table:table-cell office:value-type="float" office:value="0.5" table:formula="of:=VLOOKUP([.B50];[Pivot_Table_Sheet1_1.$A$2:.$C$126];2;0)" table:style-name="ce1">
            <text:p>0.5</text:p>
          </table:table-cell>
          <table:table-cell office:value-type="error" office:string-value="#NAME?" table:formula="of:=VLOOKUP([.B50];[Pivot_Table_Sheet1_1.$A$2:.$C$126];3;0)" table:style-name="ce1">
            <text:p>#NAME?</text:p>
          </table:table-cell>
          <table:table-cell office:value-type="string" office:string-value="0.68" table:formula="of:=VLOOKUP([.B50];[courier_company_invoice.B50:.I173];2;0)" table:style-name="ce1">
            <text:p>0.68</text:p>
          </table:table-cell>
          <table:table-cell office:value-type="error" office:string-value="#NAME?" table:formula="of:=COM.MICROSOFT.SINGLE(COM.MICROSOFT.CEILING.MATH([.E50];0.5))" table:style-name="ce1">
            <text:p>#NAME?</text:p>
          </table:table-cell>
          <table:table-cell office:value-type="error" office:string-value="#N/A" table:formula="of:=VLOOKUP([.B50];[courier_company_invoice.B50:.J173];9;0)" table:style-name="ce1">
            <text:p>#N/A</text:p>
          </table:table-cell>
          <table:table-cell office:value-type="string" office:string-value="d" table:formula="of:=VLOOKUP([.B50];[courier_company_invoice.B50:.J173];5;0)" table:style-name="ce1">
            <text:p>d</text:p>
          </table:table-cell>
          <table:table-cell office:value-type="error" office:string-value="#N/A" table:formula="of:=VLOOKUP([.B50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44.8" table:style-name="ce1">
            <text:p>-44.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227573</text:p>
          </table:table-cell>
          <table:table-cell office:value-type="string" table:style-name="ce1">
            <text:p>2001806776</text:p>
          </table:table-cell>
          <table:table-cell office:value-type="float" office:value="0.61099999999999999" table:formula="of:=VLOOKUP([.B51];[Pivot_Table_Sheet1_1.$A$2:.$C$126];2;0)" table:style-name="ce1">
            <text:p>0.611</text:p>
          </table:table-cell>
          <table:table-cell office:value-type="error" office:string-value="#NAME?" table:formula="of:=VLOOKUP([.B51];[Pivot_Table_Sheet1_1.$A$2:.$C$126];3;0)" table:style-name="ce1">
            <text:p>#NAME?</text:p>
          </table:table-cell>
          <table:table-cell office:value-type="string" office:string-value="2.86" table:formula="of:=VLOOKUP([.B51];[courier_company_invoice.B51:.I174];2;0)" table:style-name="ce1">
            <text:p>2.86</text:p>
          </table:table-cell>
          <table:table-cell office:value-type="error" office:string-value="#NAME?" table:formula="of:=COM.MICROSOFT.SINGLE(COM.MICROSOFT.CEILING.MATH([.E51];0.5))" table:style-name="ce1">
            <text:p>#NAME?</text:p>
          </table:table-cell>
          <table:table-cell office:value-type="error" office:string-value="#N/A" table:formula="of:=VLOOKUP([.B51];[courier_company_invoice.B51:.J174];9;0)" table:style-name="ce1">
            <text:p>#N/A</text:p>
          </table:table-cell>
          <table:table-cell office:value-type="string" office:string-value="b" table:formula="of:=VLOOKUP([.B51];[courier_company_invoice.B51:.J174];5;0)" table:style-name="ce1">
            <text:p>b</text:p>
          </table:table-cell>
          <table:table-cell office:value-type="error" office:string-value="#N/A" table:formula="of:=VLOOKUP([.B51];[courier_company_invoice.$B$2:.$P$125];15;0)" table:style-name="ce1">
            <text:p>#N/A</text:p>
          </table:table-cell>
          <table:table-cell office:value-type="float" office:value="174.5" table:style-name="ce1">
            <text:p>174.5</text:p>
          </table:table-cell>
          <table:table-cell office:value-type="float" office:value="-113.2" table:style-name="ce1">
            <text:p>-113.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227816</text:p>
          </table:table-cell>
          <table:table-cell office:value-type="string" table:style-name="ce1">
            <text:p>2001806801</text:p>
          </table:table-cell>
          <table:table-cell office:value-type="float" office:value="0.36099999999999999" table:formula="of:=VLOOKUP([.B52];[Pivot_Table_Sheet1_1.$A$2:.$C$126];2;0)" table:style-name="ce1">
            <text:p>0.361</text:p>
          </table:table-cell>
          <table:table-cell office:value-type="error" office:string-value="#NAME?" table:formula="of:=VLOOKUP([.B52];[Pivot_Table_Sheet1_1.$A$2:.$C$126];3;0)" table:style-name="ce1">
            <text:p>#NAME?</text:p>
          </table:table-cell>
          <table:table-cell office:value-type="string" office:string-value="1.35" table:formula="of:=VLOOKUP([.B52];[courier_company_invoice.B52:.I175];2;0)" table:style-name="ce1">
            <text:p>1.35</text:p>
          </table:table-cell>
          <table:table-cell office:value-type="error" office:string-value="#NAME?" table:formula="of:=COM.MICROSOFT.SINGLE(COM.MICROSOFT.CEILING.MATH([.E52];0.5))" table:style-name="ce1">
            <text:p>#NAME?</text:p>
          </table:table-cell>
          <table:table-cell office:value-type="error" office:string-value="#N/A" table:formula="of:=VLOOKUP([.B52];[courier_company_invoice.B52:.J175];9;0)" table:style-name="ce1">
            <text:p>#N/A</text:p>
          </table:table-cell>
          <table:table-cell office:value-type="string" office:string-value="b" table:formula="of:=VLOOKUP([.B52];[courier_company_invoice.B52:.J175];5;0)" table:style-name="ce1">
            <text:p>b</text:p>
          </table:table-cell>
          <table:table-cell office:value-type="error" office:string-value="#N/A" table:formula="of:=VLOOKUP([.B52];[courier_company_invoice.$B$2:.$P$125];15;0)" table:style-name="ce1">
            <text:p>#N/A</text:p>
          </table:table-cell>
          <table:table-cell office:value-type="float" office:value="89.6" table:style-name="ce1">
            <text:p>89.6</text:p>
          </table:table-cell>
          <table:table-cell office:value-type="float" office:value="-56.6" table:style-name="ce1">
            <text:p>-56.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229290</text:p>
          </table:table-cell>
          <table:table-cell office:value-type="string" table:style-name="ce1">
            <text:p>2001807004</text:p>
          </table:table-cell>
          <table:table-cell office:value-type="float" office:value="0.5" table:formula="of:=VLOOKUP([.B53];[Pivot_Table_Sheet1_1.$A$2:.$C$126];2;0)" table:style-name="ce1">
            <text:p>0.5</text:p>
          </table:table-cell>
          <table:table-cell office:value-type="error" office:string-value="#NAME?" table:formula="of:=VLOOKUP([.B53];[Pivot_Table_Sheet1_1.$A$2:.$C$126];3;0)" table:style-name="ce1">
            <text:p>#NAME?</text:p>
          </table:table-cell>
          <table:table-cell office:value-type="string" office:string-value="0.68" table:formula="of:=VLOOKUP([.B53];[courier_company_invoice.B53:.I176];2;0)" table:style-name="ce1">
            <text:p>0.68</text:p>
          </table:table-cell>
          <table:table-cell office:value-type="error" office:string-value="#NAME?" table:formula="of:=COM.MICROSOFT.SINGLE(COM.MICROSOFT.CEILING.MATH([.E53];0.5))" table:style-name="ce1">
            <text:p>#NAME?</text:p>
          </table:table-cell>
          <table:table-cell office:value-type="error" office:string-value="#N/A" table:formula="of:=VLOOKUP([.B53];[courier_company_invoice.B53:.J176];9;0)" table:style-name="ce1">
            <text:p>#N/A</text:p>
          </table:table-cell>
          <table:table-cell office:value-type="string" office:string-value="d" table:formula="of:=VLOOKUP([.B53];[courier_company_invoice.B53:.J176];5;0)" table:style-name="ce1">
            <text:p>d</text:p>
          </table:table-cell>
          <table:table-cell office:value-type="error" office:string-value="#N/A" table:formula="of:=VLOOKUP([.B53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44.8" table:style-name="ce1">
            <text:p>-44.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323005</text:p>
          </table:table-cell>
          <table:table-cell office:value-type="string" table:style-name="ce1">
            <text:p>2001807036</text:p>
          </table:table-cell>
          <table:table-cell office:value-type="float" office:value="1.4590000000000001" table:formula="of:=VLOOKUP([.B54];[Pivot_Table_Sheet1_1.$A$2:.$C$126];2;0)" table:style-name="ce1">
            <text:p>1.459</text:p>
          </table:table-cell>
          <table:table-cell office:value-type="error" office:string-value="#NAME?" table:formula="of:=VLOOKUP([.B54];[Pivot_Table_Sheet1_1.$A$2:.$C$126];3;0)" table:style-name="ce1">
            <text:p>#NAME?</text:p>
          </table:table-cell>
          <table:table-cell office:value-type="string" office:string-value="1.64" table:formula="of:=VLOOKUP([.B54];[courier_company_invoice.B54:.I177];2;0)" table:style-name="ce1">
            <text:p>1.64</text:p>
          </table:table-cell>
          <table:table-cell office:value-type="error" office:string-value="#NAME?" table:formula="of:=COM.MICROSOFT.SINGLE(COM.MICROSOFT.CEILING.MATH([.E54];0.5))" table:style-name="ce1">
            <text:p>#NAME?</text:p>
          </table:table-cell>
          <table:table-cell office:value-type="error" office:string-value="#N/A" table:formula="of:=VLOOKUP([.B54];[courier_company_invoice.B54:.J177];9;0)" table:style-name="ce1">
            <text:p>#N/A</text:p>
          </table:table-cell>
          <table:table-cell office:value-type="string" office:string-value="d" table:formula="of:=VLOOKUP([.B54];[courier_company_invoice.B54:.J177];5;0)" table:style-name="ce1">
            <text:p>d</text:p>
          </table:table-cell>
          <table:table-cell office:value-type="error" office:string-value="#N/A" table:formula="of:=VLOOKUP([.B54];[courier_company_invoice.$B$2:.$P$125];15;0)" table:style-name="ce1">
            <text:p>#N/A</text:p>
          </table:table-cell>
          <table:table-cell office:value-type="float" office:value="179.8" table:style-name="ce1">
            <text:p>179.8</text:p>
          </table:table-cell>
          <table:table-cell office:value-type="float" office:value="-44.8" table:style-name="ce1">
            <text:p>-44.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323215</text:p>
          </table:table-cell>
          <table:table-cell office:value-type="string" table:style-name="ce1">
            <text:p>2001807084</text:p>
          </table:table-cell>
          <table:table-cell office:value-type="float" office:value="0.5" table:formula="of:=VLOOKUP([.B55];[Pivot_Table_Sheet1_1.$A$2:.$C$126];2;0)" table:style-name="ce1">
            <text:p>0.5</text:p>
          </table:table-cell>
          <table:table-cell office:value-type="error" office:string-value="#NAME?" table:formula="of:=VLOOKUP([.B55];[Pivot_Table_Sheet1_1.$A$2:.$C$126];3;0)" table:style-name="ce1">
            <text:p>#NAME?</text:p>
          </table:table-cell>
          <table:table-cell office:value-type="string" office:string-value="0.67" table:formula="of:=VLOOKUP([.B55];[courier_company_invoice.B55:.I178];2;0)" table:style-name="ce1">
            <text:p>0.67</text:p>
          </table:table-cell>
          <table:table-cell office:value-type="error" office:string-value="#NAME?" table:formula="of:=COM.MICROSOFT.SINGLE(COM.MICROSOFT.CEILING.MATH([.E55];0.5))" table:style-name="ce1">
            <text:p>#NAME?</text:p>
          </table:table-cell>
          <table:table-cell office:value-type="error" office:string-value="#N/A" table:formula="of:=VLOOKUP([.B55];[courier_company_invoice.B55:.J178];9;0)" table:style-name="ce1">
            <text:p>#N/A</text:p>
          </table:table-cell>
          <table:table-cell office:value-type="string" office:string-value="d" table:formula="of:=VLOOKUP([.B55];[courier_company_invoice.B55:.J178];5;0)" table:style-name="ce1">
            <text:p>d</text:p>
          </table:table-cell>
          <table:table-cell office:value-type="error" office:string-value="#N/A" table:formula="of:=VLOOKUP([.B55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44.8" table:style-name="ce1">
            <text:p>-44.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324394</text:p>
          </table:table-cell>
          <table:table-cell office:value-type="string" table:style-name="ce1">
            <text:p>2001807362</text:p>
          </table:table-cell>
          <table:table-cell office:value-type="float" office:value="2.016" table:formula="of:=VLOOKUP([.B56];[Pivot_Table_Sheet1_1.$A$2:.$C$126];2;0)" table:style-name="ce1">
            <text:p>2.016</text:p>
          </table:table-cell>
          <table:table-cell office:value-type="error" office:string-value="#NAME?" table:formula="of:=VLOOKUP([.B56];[Pivot_Table_Sheet1_1.$A$2:.$C$126];3;0)" table:style-name="ce1">
            <text:p>#NAME?</text:p>
          </table:table-cell>
          <table:table-cell office:value-type="string" office:string-value="2" table:formula="of:=VLOOKUP([.B56];[courier_company_invoice.B56:.I179];2;0)" table:style-name="ce1">
            <text:p>2</text:p>
          </table:table-cell>
          <table:table-cell office:value-type="error" office:string-value="#NAME?" table:formula="of:=COM.MICROSOFT.SINGLE(COM.MICROSOFT.CEILING.MATH([.E56];0.5))" table:style-name="ce1">
            <text:p>#NAME?</text:p>
          </table:table-cell>
          <table:table-cell office:value-type="error" office:string-value="#N/A" table:formula="of:=VLOOKUP([.B56];[courier_company_invoice.B56:.J179];9;0)" table:style-name="ce1">
            <text:p>#N/A</text:p>
          </table:table-cell>
          <table:table-cell office:value-type="string" office:string-value="d" table:formula="of:=VLOOKUP([.B56];[courier_company_invoice.B56:.J179];5;0)" table:style-name="ce1">
            <text:p>d</text:p>
          </table:table-cell>
          <table:table-cell office:value-type="error" office:string-value="#N/A" table:formula="of:=VLOOKUP([.B56];[courier_company_invoice.$B$2:.$P$125];15;0)" table:style-name="ce1">
            <text:p>#N/A</text:p>
          </table:table-cell>
          <table:table-cell office:value-type="float" office:value="179.8" table:style-name="ce1">
            <text:p>179.8</text:p>
          </table:table-cell>
          <table:table-cell office:value-type="float" office:value="44.8" table:style-name="ce1">
            <text:p>44.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325094</text:p>
          </table:table-cell>
          <table:table-cell office:value-type="string" table:style-name="ce1">
            <text:p>2001807415</text:p>
          </table:table-cell>
          <table:table-cell office:value-type="float" office:value="1.048" table:formula="of:=VLOOKUP([.B57];[Pivot_Table_Sheet1_1.$A$2:.$C$126];2;0)" table:style-name="ce1">
            <text:p>1.048</text:p>
          </table:table-cell>
          <table:table-cell office:value-type="error" office:string-value="#NAME?" table:formula="of:=VLOOKUP([.B57];[Pivot_Table_Sheet1_1.$A$2:.$C$126];3;0)" table:style-name="ce1">
            <text:p>#NAME?</text:p>
          </table:table-cell>
          <table:table-cell office:value-type="string" office:string-value="1" table:formula="of:=VLOOKUP([.B57];[courier_company_invoice.B57:.I180];2;0)" table:style-name="ce1">
            <text:p>1</text:p>
          </table:table-cell>
          <table:table-cell office:value-type="error" office:string-value="#NAME?" table:formula="of:=COM.MICROSOFT.SINGLE(COM.MICROSOFT.CEILING.MATH([.E57];0.5))" table:style-name="ce1">
            <text:p>#NAME?</text:p>
          </table:table-cell>
          <table:table-cell office:value-type="error" office:string-value="#N/A" table:formula="of:=VLOOKUP([.B57];[courier_company_invoice.B57:.J180];9;0)" table:style-name="ce1">
            <text:p>#N/A</text:p>
          </table:table-cell>
          <table:table-cell office:value-type="string" office:string-value="b" table:formula="of:=VLOOKUP([.B57];[courier_company_invoice.B57:.J180];5;0)" table:style-name="ce1">
            <text:p>b</text:p>
          </table:table-cell>
          <table:table-cell office:value-type="error" office:string-value="#N/A" table:formula="of:=VLOOKUP([.B57];[courier_company_invoice.$B$2:.$P$125];15;0)" table:style-name="ce1">
            <text:p>#N/A</text:p>
          </table:table-cell>
          <table:table-cell office:value-type="float" office:value="61.3" table:style-name="ce1">
            <text:p>61.3</text:p>
          </table:table-cell>
          <table:table-cell office:value-type="float" office:value="28.3" table:style-name="ce1">
            <text:p>28.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616121</text:p>
          </table:table-cell>
          <table:table-cell office:value-type="string" table:style-name="ce1">
            <text:p>2001809592</text:p>
          </table:table-cell>
          <table:table-cell office:value-type="float" office:value="1.5049999999999999" table:formula="of:=VLOOKUP([.B58];[Pivot_Table_Sheet1_1.$A$2:.$C$126];2;0)" table:style-name="ce1">
            <text:p>1.505</text:p>
          </table:table-cell>
          <table:table-cell office:value-type="error" office:string-value="#NAME?" table:formula="of:=VLOOKUP([.B58];[Pivot_Table_Sheet1_1.$A$2:.$C$126];3;0)" table:style-name="ce1">
            <text:p>#NAME?</text:p>
          </table:table-cell>
          <table:table-cell office:value-type="string" office:string-value="1.5" table:formula="of:=VLOOKUP([.B58];[courier_company_invoice.B58:.I181];2;0)" table:style-name="ce1">
            <text:p>1.5</text:p>
          </table:table-cell>
          <table:table-cell office:value-type="error" office:string-value="#NAME?" table:formula="of:=COM.MICROSOFT.SINGLE(COM.MICROSOFT.CEILING.MATH([.E58];0.5))" table:style-name="ce1">
            <text:p>#NAME?</text:p>
          </table:table-cell>
          <table:table-cell office:value-type="error" office:string-value="#N/A" table:formula="of:=VLOOKUP([.B58];[courier_company_invoice.B58:.J181];9;0)" table:style-name="ce1">
            <text:p>#N/A</text:p>
          </table:table-cell>
          <table:table-cell office:value-type="string" office:string-value="b" table:formula="of:=VLOOKUP([.B58];[courier_company_invoice.B58:.J181];5;0)" table:style-name="ce1">
            <text:p>b</text:p>
          </table:table-cell>
          <table:table-cell office:value-type="error" office:string-value="#N/A" table:formula="of:=VLOOKUP([.B58];[courier_company_invoice.$B$2:.$P$125];15;0)" table:style-name="ce1">
            <text:p>#N/A</text:p>
          </table:table-cell>
          <table:table-cell office:value-type="float" office:value="89.6" table:style-name="ce1">
            <text:p>89.6</text:p>
          </table:table-cell>
          <table:table-cell office:value-type="float" office:value="28.3" table:style-name="ce1">
            <text:p>28.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795531</text:p>
          </table:table-cell>
          <table:table-cell office:value-type="string" table:style-name="ce1">
            <text:p>2001809794</text:p>
          </table:table-cell>
          <table:table-cell office:value-type="float" office:value="1.5169999999999999" table:formula="of:=VLOOKUP([.B59];[Pivot_Table_Sheet1_1.$A$2:.$C$126];2;0)" table:style-name="ce1">
            <text:p>1.517</text:p>
          </table:table-cell>
          <table:table-cell office:value-type="error" office:string-value="#NAME?" table:formula="of:=VLOOKUP([.B59];[Pivot_Table_Sheet1_1.$A$2:.$C$126];3;0)" table:style-name="ce1">
            <text:p>#NAME?</text:p>
          </table:table-cell>
          <table:table-cell office:value-type="string" office:string-value="1.5" table:formula="of:=VLOOKUP([.B59];[courier_company_invoice.B59:.I182];2;0)" table:style-name="ce1">
            <text:p>1.5</text:p>
          </table:table-cell>
          <table:table-cell office:value-type="error" office:string-value="#NAME?" table:formula="of:=COM.MICROSOFT.SINGLE(COM.MICROSOFT.CEILING.MATH([.E59];0.5))" table:style-name="ce1">
            <text:p>#NAME?</text:p>
          </table:table-cell>
          <table:table-cell office:value-type="error" office:string-value="#N/A" table:formula="of:=VLOOKUP([.B59];[courier_company_invoice.B59:.J182];9;0)" table:style-name="ce1">
            <text:p>#N/A</text:p>
          </table:table-cell>
          <table:table-cell office:value-type="string" office:string-value="d" table:formula="of:=VLOOKUP([.B59];[courier_company_invoice.B59:.J182];5;0)" table:style-name="ce1">
            <text:p>d</text:p>
          </table:table-cell>
          <table:table-cell office:value-type="error" office:string-value="#N/A" table:formula="of:=VLOOKUP([.B59];[courier_company_invoice.$B$2:.$P$125];15;0)" table:style-name="ce1">
            <text:p>#N/A</text:p>
          </table:table-cell>
          <table:table-cell office:value-type="float" office:value="135" table:style-name="ce1">
            <text:p>135</text:p>
          </table:table-cell>
          <table:table-cell office:value-type="float" office:value="44.8" table:style-name="ce1">
            <text:p>44.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795623</text:p>
          </table:table-cell>
          <table:table-cell office:value-type="string" table:style-name="ce1">
            <text:p>2001809820</text:p>
          </table:table-cell>
          <table:table-cell office:value-type="float" office:value="3.08" table:formula="of:=VLOOKUP([.B60];[Pivot_Table_Sheet1_1.$A$2:.$C$126];2;0)" table:style-name="ce1">
            <text:p>3.08</text:p>
          </table:table-cell>
          <table:table-cell office:value-type="error" office:string-value="#NAME?" table:formula="of:=VLOOKUP([.B60];[Pivot_Table_Sheet1_1.$A$2:.$C$126];3;0)" table:style-name="ce1">
            <text:p>#NAME?</text:p>
          </table:table-cell>
          <table:table-cell office:value-type="string" office:string-value="3" table:formula="of:=VLOOKUP([.B60];[courier_company_invoice.B60:.I183];2;0)" table:style-name="ce1">
            <text:p>3</text:p>
          </table:table-cell>
          <table:table-cell office:value-type="error" office:string-value="#NAME?" table:formula="of:=COM.MICROSOFT.SINGLE(COM.MICROSOFT.CEILING.MATH([.E60];0.5))" table:style-name="ce1">
            <text:p>#NAME?</text:p>
          </table:table-cell>
          <table:table-cell office:value-type="error" office:string-value="#N/A" table:formula="of:=VLOOKUP([.B60];[courier_company_invoice.B60:.J183];9;0)" table:style-name="ce1">
            <text:p>#N/A</text:p>
          </table:table-cell>
          <table:table-cell office:value-type="string" office:string-value="d" table:formula="of:=VLOOKUP([.B60];[courier_company_invoice.B60:.J183];5;0)" table:style-name="ce1">
            <text:p>d</text:p>
          </table:table-cell>
          <table:table-cell office:value-type="error" office:string-value="#N/A" table:formula="of:=VLOOKUP([.B60];[courier_company_invoice.$B$2:.$P$125];15;0)" table:style-name="ce1">
            <text:p>#N/A</text:p>
          </table:table-cell>
          <table:table-cell office:value-type="float" office:value="269.39999999999998" table:style-name="ce1">
            <text:p>269.4</text:p>
          </table:table-cell>
          <table:table-cell office:value-type="float" office:value="44.8" table:style-name="ce1">
            <text:p>44.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223351</text:p>
          </table:table-cell>
          <table:table-cell office:value-type="string" table:style-name="ce1">
            <text:p>2001806471</text:p>
          </table:table-cell>
          <table:table-cell office:value-type="float" office:value="1.621" table:formula="of:=VLOOKUP([.B61];[Pivot_Table_Sheet1_1.$A$2:.$C$126];2;0)" table:style-name="ce1">
            <text:p>1.621</text:p>
          </table:table-cell>
          <table:table-cell office:value-type="error" office:string-value="#NAME?" table:formula="of:=VLOOKUP([.B61];[Pivot_Table_Sheet1_1.$A$2:.$C$126];3;0)" table:style-name="ce1">
            <text:p>#NAME?</text:p>
          </table:table-cell>
          <table:table-cell office:value-type="string" office:string-value="1.7" table:formula="of:=VLOOKUP([.B61];[courier_company_invoice.B61:.I184];2;0)" table:style-name="ce1">
            <text:p>1.7</text:p>
          </table:table-cell>
          <table:table-cell office:value-type="error" office:string-value="#NAME?" table:formula="of:=COM.MICROSOFT.SINGLE(COM.MICROSOFT.CEILING.MATH([.E61];0.5))" table:style-name="ce1">
            <text:p>#NAME?</text:p>
          </table:table-cell>
          <table:table-cell office:value-type="error" office:string-value="#N/A" table:formula="of:=VLOOKUP([.B61];[courier_company_invoice.B61:.J184];9;0)" table:style-name="ce1">
            <text:p>#N/A</text:p>
          </table:table-cell>
          <table:table-cell office:value-type="string" office:string-value="d" table:formula="of:=VLOOKUP([.B61];[courier_company_invoice.B61:.J184];5;0)" table:style-name="ce1">
            <text:p>d</text:p>
          </table:table-cell>
          <table:table-cell office:value-type="error" office:string-value="#N/A" table:formula="of:=VLOOKUP([.B61];[courier_company_invoice.$B$2:.$P$125];15;0)" table:style-name="ce1">
            <text:p>#N/A</text:p>
          </table:table-cell>
          <table:table-cell office:value-type="float" office:value="179.8" table:style-name="ce1">
            <text:p>179.8</text:p>
          </table:table-cell>
          <table:table-cell office:value-type="float" office:value="-61.9" table:style-name="ce1">
            <text:p>-61.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324011</text:p>
          </table:table-cell>
          <table:table-cell office:value-type="string" table:style-name="ce1">
            <text:p>2001807241</text:p>
          </table:table-cell>
          <table:table-cell office:value-type="float" office:value="0.60699999999999998" table:formula="of:=VLOOKUP([.B62];[Pivot_Table_Sheet1_1.$A$2:.$C$126];2;0)" table:style-name="ce1">
            <text:p>0.607</text:p>
          </table:table-cell>
          <table:table-cell office:value-type="error" office:string-value="#NAME?" table:formula="of:=VLOOKUP([.B62];[Pivot_Table_Sheet1_1.$A$2:.$C$126];3;0)" table:style-name="ce1">
            <text:p>#NAME?</text:p>
          </table:table-cell>
          <table:table-cell office:value-type="string" office:string-value="0.79" table:formula="of:=VLOOKUP([.B62];[courier_company_invoice.B62:.I185];2;0)" table:style-name="ce1">
            <text:p>0.79</text:p>
          </table:table-cell>
          <table:table-cell office:value-type="error" office:string-value="#NAME?" table:formula="of:=COM.MICROSOFT.SINGLE(COM.MICROSOFT.CEILING.MATH([.E62];0.5))" table:style-name="ce1">
            <text:p>#NAME?</text:p>
          </table:table-cell>
          <table:table-cell office:value-type="error" office:string-value="#N/A" table:formula="of:=VLOOKUP([.B62];[courier_company_invoice.B62:.J185];9;0)" table:style-name="ce1">
            <text:p>#N/A</text:p>
          </table:table-cell>
          <table:table-cell office:value-type="string" office:string-value="d" table:formula="of:=VLOOKUP([.B62];[courier_company_invoice.B62:.J185];5;0)" table:style-name="ce1">
            <text:p>d</text:p>
          </table:table-cell>
          <table:table-cell office:value-type="error" office:string-value="#N/A" table:formula="of:=VLOOKUP([.B62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28.9" table:style-name="ce1">
            <text:p>-28.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327570</text:p>
          </table:table-cell>
          <table:table-cell office:value-type="string" table:style-name="ce1">
            <text:p>2001807981</text:p>
          </table:table-cell>
          <table:table-cell office:value-type="float" office:value="0.5" table:formula="of:=VLOOKUP([.B63];[Pivot_Table_Sheet1_1.$A$2:.$C$126];2;0)" table:style-name="ce1">
            <text:p>0.5</text:p>
          </table:table-cell>
          <table:table-cell office:value-type="error" office:string-value="#NAME?" table:formula="of:=VLOOKUP([.B63];[Pivot_Table_Sheet1_1.$A$2:.$C$126];3;0)" table:style-name="ce1">
            <text:p>#NAME?</text:p>
          </table:table-cell>
          <table:table-cell office:value-type="string" office:string-value="0.5" table:formula="of:=VLOOKUP([.B63];[courier_company_invoice.B63:.I186];2;0)" table:style-name="ce1">
            <text:p>0.5</text:p>
          </table:table-cell>
          <table:table-cell office:value-type="error" office:string-value="#NAME?" table:formula="of:=COM.MICROSOFT.SINGLE(COM.MICROSOFT.CEILING.MATH([.E63];0.5))" table:style-name="ce1">
            <text:p>#NAME?</text:p>
          </table:table-cell>
          <table:table-cell office:value-type="error" office:string-value="#N/A" table:formula="of:=VLOOKUP([.B63];[courier_company_invoice.B63:.J186];9;0)" table:style-name="ce1">
            <text:p>#N/A</text:p>
          </table:table-cell>
          <table:table-cell office:value-type="string" office:string-value="d" table:formula="of:=VLOOKUP([.B63];[courier_company_invoice.B63:.J186];5;0)" table:style-name="ce1">
            <text:p>d</text:p>
          </table:table-cell>
          <table:table-cell office:value-type="error" office:string-value="#N/A" table:formula="of:=VLOOKUP([.B63];[courier_company_invoice.$B$2:.$P$125];15;0)" table:style-name="ce1">
            <text:p>#N/A</text:p>
          </table:table-cell>
          <table:table-cell office:value-type="float" office:value="45.4" table:style-name="ce1">
            <text:p>45.4</text:p>
          </table:table-cell>
          <table:table-cell office:value-type="float" office:value="-12.4" table:style-name="ce1">
            <text:p>-12.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435602</text:p>
          </table:table-cell>
          <table:table-cell office:value-type="string" table:style-name="ce1">
            <text:p>2001808286</text:p>
          </table:table-cell>
          <table:table-cell office:value-type="float" office:value="0.60099999999999998" table:formula="of:=VLOOKUP([.B64];[Pivot_Table_Sheet1_1.$A$2:.$C$126];2;0)" table:style-name="ce1">
            <text:p>0.601</text:p>
          </table:table-cell>
          <table:table-cell office:value-type="error" office:string-value="#NAME?" table:formula="of:=VLOOKUP([.B64];[Pivot_Table_Sheet1_1.$A$2:.$C$126];3;0)" table:style-name="ce1">
            <text:p>#NAME?</text:p>
          </table:table-cell>
          <table:table-cell office:value-type="string" office:string-value="0.77" table:formula="of:=VLOOKUP([.B64];[courier_company_invoice.B64:.I187];2;0)" table:style-name="ce1">
            <text:p>0.77</text:p>
          </table:table-cell>
          <table:table-cell office:value-type="error" office:string-value="#NAME?" table:formula="of:=COM.MICROSOFT.SINGLE(COM.MICROSOFT.CEILING.MATH([.E64];0.5))" table:style-name="ce1">
            <text:p>#NAME?</text:p>
          </table:table-cell>
          <table:table-cell office:value-type="error" office:string-value="#N/A" table:formula="of:=VLOOKUP([.B64];[courier_company_invoice.B64:.J187];9;0)" table:style-name="ce1">
            <text:p>#N/A</text:p>
          </table:table-cell>
          <table:table-cell office:value-type="string" office:string-value="d" table:formula="of:=VLOOKUP([.B64];[courier_company_invoice.B64:.J187];5;0)" table:style-name="ce1">
            <text:p>d</text:p>
          </table:table-cell>
          <table:table-cell office:value-type="error" office:string-value="#N/A" table:formula="of:=VLOOKUP([.B64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28.9" table:style-name="ce1">
            <text:p>-28.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437680</text:p>
          </table:table-cell>
          <table:table-cell office:value-type="string" table:style-name="ce1">
            <text:p>2001808801</text:p>
          </table:table-cell>
          <table:table-cell office:value-type="float" office:value="0.73099999999999998" table:formula="of:=VLOOKUP([.B65];[Pivot_Table_Sheet1_1.$A$2:.$C$126];2;0)" table:style-name="ce1">
            <text:p>0.731</text:p>
          </table:table-cell>
          <table:table-cell office:value-type="error" office:string-value="#NAME?" table:formula="of:=VLOOKUP([.B65];[Pivot_Table_Sheet1_1.$A$2:.$C$126];3;0)" table:style-name="ce1">
            <text:p>#NAME?</text:p>
          </table:table-cell>
          <table:table-cell office:value-type="string" office:string-value="0.8" table:formula="of:=VLOOKUP([.B65];[courier_company_invoice.B65:.I188];2;0)" table:style-name="ce1">
            <text:p>0.8</text:p>
          </table:table-cell>
          <table:table-cell office:value-type="error" office:string-value="#NAME?" table:formula="of:=COM.MICROSOFT.SINGLE(COM.MICROSOFT.CEILING.MATH([.E65];0.5))" table:style-name="ce1">
            <text:p>#NAME?</text:p>
          </table:table-cell>
          <table:table-cell office:value-type="error" office:string-value="#N/A" table:formula="of:=VLOOKUP([.B65];[courier_company_invoice.B65:.J188];9;0)" table:style-name="ce1">
            <text:p>#N/A</text:p>
          </table:table-cell>
          <table:table-cell office:value-type="string" office:string-value="d" table:formula="of:=VLOOKUP([.B65];[courier_company_invoice.B65:.J188];5;0)" table:style-name="ce1">
            <text:p>d</text:p>
          </table:table-cell>
          <table:table-cell office:value-type="error" office:string-value="#N/A" table:formula="of:=VLOOKUP([.B65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28.9" table:style-name="ce1">
            <text:p>-28.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804200</text:p>
          </table:table-cell>
          <table:table-cell office:value-type="string" table:style-name="ce1">
            <text:p>2001810104</text:p>
          </table:table-cell>
          <table:table-cell office:value-type="float" office:value="0.60099999999999998" table:formula="of:=VLOOKUP([.B66];[Pivot_Table_Sheet1_1.$A$2:.$C$126];2;0)" table:style-name="ce1">
            <text:p>0.601</text:p>
          </table:table-cell>
          <table:table-cell office:value-type="error" office:string-value="#NAME?" table:formula="of:=VLOOKUP([.B66];[Pivot_Table_Sheet1_1.$A$2:.$C$126];3;0)" table:style-name="ce1">
            <text:p>#NAME?</text:p>
          </table:table-cell>
          <table:table-cell office:value-type="string" office:string-value="0.76" table:formula="of:=VLOOKUP([.B66];[courier_company_invoice.B66:.I189];2;0)" table:style-name="ce1">
            <text:p>0.76</text:p>
          </table:table-cell>
          <table:table-cell office:value-type="error" office:string-value="#NAME?" table:formula="of:=COM.MICROSOFT.SINGLE(COM.MICROSOFT.CEILING.MATH([.E66];0.5))" table:style-name="ce1">
            <text:p>#NAME?</text:p>
          </table:table-cell>
          <table:table-cell office:value-type="error" office:string-value="#N/A" table:formula="of:=VLOOKUP([.B66];[courier_company_invoice.B66:.J189];9;0)" table:style-name="ce1">
            <text:p>#N/A</text:p>
          </table:table-cell>
          <table:table-cell office:value-type="string" office:string-value="d" table:formula="of:=VLOOKUP([.B66];[courier_company_invoice.B66:.J189];5;0)" table:style-name="ce1">
            <text:p>d</text:p>
          </table:table-cell>
          <table:table-cell office:value-type="error" office:string-value="#N/A" table:formula="of:=VLOOKUP([.B66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28.9" table:style-name="ce1">
            <text:p>-28.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957533</text:p>
          </table:table-cell>
          <table:table-cell office:value-type="string" table:style-name="ce1">
            <text:p>2001811153</text:p>
          </table:table-cell>
          <table:table-cell office:value-type="float" office:value="0.60699999999999998" table:formula="of:=VLOOKUP([.B67];[Pivot_Table_Sheet1_1.$A$2:.$C$126];2;0)" table:style-name="ce1">
            <text:p>0.607</text:p>
          </table:table-cell>
          <table:table-cell office:value-type="error" office:string-value="#NAME?" table:formula="of:=VLOOKUP([.B67];[Pivot_Table_Sheet1_1.$A$2:.$C$126];3;0)" table:style-name="ce1">
            <text:p>#NAME?</text:p>
          </table:table-cell>
          <table:table-cell office:value-type="string" office:string-value="0.76" table:formula="of:=VLOOKUP([.B67];[courier_company_invoice.B67:.I190];2;0)" table:style-name="ce1">
            <text:p>0.76</text:p>
          </table:table-cell>
          <table:table-cell office:value-type="error" office:string-value="#NAME?" table:formula="of:=COM.MICROSOFT.SINGLE(COM.MICROSOFT.CEILING.MATH([.E67];0.5))" table:style-name="ce1">
            <text:p>#NAME?</text:p>
          </table:table-cell>
          <table:table-cell office:value-type="error" office:string-value="#N/A" table:formula="of:=VLOOKUP([.B67];[courier_company_invoice.B67:.J190];9;0)" table:style-name="ce1">
            <text:p>#N/A</text:p>
          </table:table-cell>
          <table:table-cell office:value-type="string" office:string-value="d" table:formula="of:=VLOOKUP([.B67];[courier_company_invoice.B67:.J190];5;0)" table:style-name="ce1">
            <text:p>d</text:p>
          </table:table-cell>
          <table:table-cell office:value-type="error" office:string-value="#N/A" table:formula="of:=VLOOKUP([.B67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28.9" table:style-name="ce1">
            <text:p>-28.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957942</text:p>
          </table:table-cell>
          <table:table-cell office:value-type="string" table:style-name="ce1">
            <text:p>2001811229</text:p>
          </table:table-cell>
          <table:table-cell office:value-type="float" office:value="0.505" table:formula="of:=VLOOKUP([.B68];[Pivot_Table_Sheet1_1.$A$2:.$C$126];2;0)" table:style-name="ce1">
            <text:p>0.505</text:p>
          </table:table-cell>
          <table:table-cell office:value-type="error" office:string-value="#NAME?" table:formula="of:=VLOOKUP([.B68];[Pivot_Table_Sheet1_1.$A$2:.$C$126];3;0)" table:style-name="ce1">
            <text:p>#NAME?</text:p>
          </table:table-cell>
          <table:table-cell office:value-type="string" office:string-value="0.6" table:formula="of:=VLOOKUP([.B68];[courier_company_invoice.B68:.I191];2;0)" table:style-name="ce1">
            <text:p>0.6</text:p>
          </table:table-cell>
          <table:table-cell office:value-type="error" office:string-value="#NAME?" table:formula="of:=COM.MICROSOFT.SINGLE(COM.MICROSOFT.CEILING.MATH([.E68];0.5))" table:style-name="ce1">
            <text:p>#NAME?</text:p>
          </table:table-cell>
          <table:table-cell office:value-type="error" office:string-value="#N/A" table:formula="of:=VLOOKUP([.B68];[courier_company_invoice.B68:.J191];9;0)" table:style-name="ce1">
            <text:p>#N/A</text:p>
          </table:table-cell>
          <table:table-cell office:value-type="string" office:string-value="d" table:formula="of:=VLOOKUP([.B68];[courier_company_invoice.B68:.J191];5;0)" table:style-name="ce1">
            <text:p>d</text:p>
          </table:table-cell>
          <table:table-cell office:value-type="error" office:string-value="#N/A" table:formula="of:=VLOOKUP([.B68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28.9" table:style-name="ce1">
            <text:p>-28.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958395</text:p>
          </table:table-cell>
          <table:table-cell office:value-type="string" table:style-name="ce1">
            <text:p>2001811363</text:p>
          </table:table-cell>
          <table:table-cell office:value-type="float" office:value="0.50800000000000001" table:formula="of:=VLOOKUP([.B69];[Pivot_Table_Sheet1_1.$A$2:.$C$126];2;0)" table:style-name="ce1">
            <text:p>0.508</text:p>
          </table:table-cell>
          <table:table-cell office:value-type="error" office:string-value="#NAME?" table:formula="of:=VLOOKUP([.B69];[Pivot_Table_Sheet1_1.$A$2:.$C$126];3;0)" table:style-name="ce1">
            <text:p>#NAME?</text:p>
          </table:table-cell>
          <table:table-cell office:value-type="string" office:string-value="0.59" table:formula="of:=VLOOKUP([.B69];[courier_company_invoice.B69:.I192];2;0)" table:style-name="ce1">
            <text:p>0.59</text:p>
          </table:table-cell>
          <table:table-cell office:value-type="error" office:string-value="#NAME?" table:formula="of:=COM.MICROSOFT.SINGLE(COM.MICROSOFT.CEILING.MATH([.E69];0.5))" table:style-name="ce1">
            <text:p>#NAME?</text:p>
          </table:table-cell>
          <table:table-cell office:value-type="error" office:string-value="#N/A" table:formula="of:=VLOOKUP([.B69];[courier_company_invoice.B69:.J192];9;0)" table:style-name="ce1">
            <text:p>#N/A</text:p>
          </table:table-cell>
          <table:table-cell office:value-type="string" office:string-value="d" table:formula="of:=VLOOKUP([.B69];[courier_company_invoice.B69:.J192];5;0)" table:style-name="ce1">
            <text:p>d</text:p>
          </table:table-cell>
          <table:table-cell office:value-type="error" office:string-value="#N/A" table:formula="of:=VLOOKUP([.B69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28.9" table:style-name="ce1">
            <text:p>-28.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8001865</text:p>
          </table:table-cell>
          <table:table-cell office:value-type="string" table:style-name="ce1">
            <text:p>2001811466</text:p>
          </table:table-cell>
          <table:table-cell office:value-type="float" office:value="0.60699999999999998" table:formula="of:=VLOOKUP([.B70];[Pivot_Table_Sheet1_1.$A$2:.$C$126];2;0)" table:style-name="ce1">
            <text:p>0.607</text:p>
          </table:table-cell>
          <table:table-cell office:value-type="error" office:string-value="#NAME?" table:formula="of:=VLOOKUP([.B70];[Pivot_Table_Sheet1_1.$A$2:.$C$126];3;0)" table:style-name="ce1">
            <text:p>#NAME?</text:p>
          </table:table-cell>
          <table:table-cell office:value-type="string" office:string-value="0.8" table:formula="of:=VLOOKUP([.B70];[courier_company_invoice.B70:.I193];2;0)" table:style-name="ce1">
            <text:p>0.8</text:p>
          </table:table-cell>
          <table:table-cell office:value-type="error" office:string-value="#NAME?" table:formula="of:=COM.MICROSOFT.SINGLE(COM.MICROSOFT.CEILING.MATH([.E70];0.5))" table:style-name="ce1">
            <text:p>#NAME?</text:p>
          </table:table-cell>
          <table:table-cell office:value-type="error" office:string-value="#N/A" table:formula="of:=VLOOKUP([.B70];[courier_company_invoice.B70:.J193];9;0)" table:style-name="ce1">
            <text:p>#N/A</text:p>
          </table:table-cell>
          <table:table-cell office:value-type="string" office:string-value="d" table:formula="of:=VLOOKUP([.B70];[courier_company_invoice.B70:.J193];5;0)" table:style-name="ce1">
            <text:p>d</text:p>
          </table:table-cell>
          <table:table-cell office:value-type="error" office:string-value="#N/A" table:formula="of:=VLOOKUP([.B70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28.9" table:style-name="ce1">
            <text:p>-28.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8009786</text:p>
          </table:table-cell>
          <table:table-cell office:value-type="string" table:style-name="ce1">
            <text:p>2001811809</text:p>
          </table:table-cell>
          <table:table-cell office:value-type="float" office:value="0.5" table:formula="of:=VLOOKUP([.B71];[Pivot_Table_Sheet1_1.$A$2:.$C$126];2;0)" table:style-name="ce1">
            <text:p>0.5</text:p>
          </table:table-cell>
          <table:table-cell office:value-type="error" office:string-value="#NAME?" table:formula="of:=VLOOKUP([.B71];[Pivot_Table_Sheet1_1.$A$2:.$C$126];3;0)" table:style-name="ce1">
            <text:p>#NAME?</text:p>
          </table:table-cell>
          <table:table-cell office:value-type="string" office:string-value="0.5" table:formula="of:=VLOOKUP([.B71];[courier_company_invoice.B71:.I194];2;0)" table:style-name="ce1">
            <text:p>0.5</text:p>
          </table:table-cell>
          <table:table-cell office:value-type="error" office:string-value="#NAME?" table:formula="of:=COM.MICROSOFT.SINGLE(COM.MICROSOFT.CEILING.MATH([.E71];0.5))" table:style-name="ce1">
            <text:p>#NAME?</text:p>
          </table:table-cell>
          <table:table-cell office:value-type="error" office:string-value="#N/A" table:formula="of:=VLOOKUP([.B71];[courier_company_invoice.B71:.J194];9;0)" table:style-name="ce1">
            <text:p>#N/A</text:p>
          </table:table-cell>
          <table:table-cell office:value-type="string" office:string-value="d" table:formula="of:=VLOOKUP([.B71];[courier_company_invoice.B71:.J194];5;0)" table:style-name="ce1">
            <text:p>d</text:p>
          </table:table-cell>
          <table:table-cell office:value-type="error" office:string-value="#N/A" table:formula="of:=VLOOKUP([.B71];[courier_company_invoice.$B$2:.$P$125];15;0)" table:style-name="ce1">
            <text:p>#N/A</text:p>
          </table:table-cell>
          <table:table-cell office:value-type="float" office:value="86.7" table:style-name="ce1">
            <text:p>86.7</text:p>
          </table:table-cell>
          <table:table-cell office:value-type="float" office:value="-66.2" table:style-name="ce1">
            <text:p>-66.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8548333</text:p>
          </table:table-cell>
          <table:table-cell office:value-type="string" table:style-name="ce1">
            <text:p>2001812854</text:p>
          </table:table-cell>
          <table:table-cell office:value-type="float" office:value="2.5720000000000001" table:formula="of:=VLOOKUP([.B72];[Pivot_Table_Sheet1_1.$A$2:.$C$126];2;0)" table:style-name="ce1">
            <text:p>2.572</text:p>
          </table:table-cell>
          <table:table-cell office:value-type="error" office:string-value="#NAME?" table:formula="of:=VLOOKUP([.B72];[Pivot_Table_Sheet1_1.$A$2:.$C$126];3;0)" table:style-name="ce1">
            <text:p>#NAME?</text:p>
          </table:table-cell>
          <table:table-cell office:value-type="string" office:string-value="2.94" table:formula="of:=VLOOKUP([.B72];[courier_company_invoice.B72:.I195];2;0)" table:style-name="ce1">
            <text:p>2.94</text:p>
          </table:table-cell>
          <table:table-cell office:value-type="error" office:string-value="#NAME?" table:formula="of:=COM.MICROSOFT.SINGLE(COM.MICROSOFT.CEILING.MATH([.E72];0.5))" table:style-name="ce1">
            <text:p>#NAME?</text:p>
          </table:table-cell>
          <table:table-cell office:value-type="error" office:string-value="#N/A" table:formula="of:=VLOOKUP([.B72];[courier_company_invoice.B72:.J195];9;0)" table:style-name="ce1">
            <text:p>#N/A</text:p>
          </table:table-cell>
          <table:table-cell office:value-type="string" office:string-value="d" table:formula="of:=VLOOKUP([.B72];[courier_company_invoice.B72:.J195];5;0)" table:style-name="ce1">
            <text:p>d</text:p>
          </table:table-cell>
          <table:table-cell office:value-type="error" office:string-value="#N/A" table:formula="of:=VLOOKUP([.B72];[courier_company_invoice.$B$2:.$P$125];15;0)" table:style-name="ce1">
            <text:p>#N/A</text:p>
          </table:table-cell>
          <table:table-cell office:value-type="float" office:value="269.39999999999998" table:style-name="ce1">
            <text:p>269.4</text:p>
          </table:table-cell>
          <table:table-cell office:value-type="float" office:value="-94.9" table:style-name="ce1">
            <text:p>-94.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8553701</text:p>
          </table:table-cell>
          <table:table-cell office:value-type="string" table:style-name="ce1">
            <text:p>2001813009</text:p>
          </table:table-cell>
          <table:table-cell office:value-type="float" office:value="0.72" table:formula="of:=VLOOKUP([.B73];[Pivot_Table_Sheet1_1.$A$2:.$C$126];2;0)" table:style-name="ce1">
            <text:p>0.72</text:p>
          </table:table-cell>
          <table:table-cell office:value-type="error" office:string-value="#NAME?" table:formula="of:=VLOOKUP([.B73];[Pivot_Table_Sheet1_1.$A$2:.$C$126];3;0)" table:style-name="ce1">
            <text:p>#NAME?</text:p>
          </table:table-cell>
          <table:table-cell office:value-type="string" office:string-value="1" table:formula="of:=VLOOKUP([.B73];[courier_company_invoice.B73:.I196];2;0)" table:style-name="ce1">
            <text:p>1</text:p>
          </table:table-cell>
          <table:table-cell office:value-type="error" office:string-value="#NAME?" table:formula="of:=COM.MICROSOFT.SINGLE(COM.MICROSOFT.CEILING.MATH([.E73];0.5))" table:style-name="ce1">
            <text:p>#NAME?</text:p>
          </table:table-cell>
          <table:table-cell office:value-type="error" office:string-value="#N/A" table:formula="of:=VLOOKUP([.B73];[courier_company_invoice.B73:.J196];9;0)" table:style-name="ce1">
            <text:p>#N/A</text:p>
          </table:table-cell>
          <table:table-cell office:value-type="string" office:string-value="d" table:formula="of:=VLOOKUP([.B73];[courier_company_invoice.B73:.J196];5;0)" table:style-name="ce1">
            <text:p>d</text:p>
          </table:table-cell>
          <table:table-cell office:value-type="error" office:string-value="#N/A" table:formula="of:=VLOOKUP([.B73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28.9" table:style-name="ce1">
            <text:p>-28.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8591534</text:p>
          </table:table-cell>
          <table:table-cell office:value-type="string" table:style-name="ce1">
            <text:p>2001812650</text:p>
          </table:table-cell>
          <table:table-cell office:value-type="float" office:value="0.56299999999999994" table:formula="of:=VLOOKUP([.B74];[Pivot_Table_Sheet1_1.$A$2:.$C$126];2;0)" table:style-name="ce1">
            <text:p>0.563</text:p>
          </table:table-cell>
          <table:table-cell office:value-type="error" office:string-value="#NAME?" table:formula="of:=VLOOKUP([.B74];[Pivot_Table_Sheet1_1.$A$2:.$C$126];3;0)" table:style-name="ce1">
            <text:p>#NAME?</text:p>
          </table:table-cell>
          <table:table-cell office:value-type="string" office:string-value="0.61" table:formula="of:=VLOOKUP([.B74];[courier_company_invoice.B74:.I197];2;0)" table:style-name="ce1">
            <text:p>0.61</text:p>
          </table:table-cell>
          <table:table-cell office:value-type="error" office:string-value="#NAME?" table:formula="of:=COM.MICROSOFT.SINGLE(COM.MICROSOFT.CEILING.MATH([.E74];0.5))" table:style-name="ce1">
            <text:p>#NAME?</text:p>
          </table:table-cell>
          <table:table-cell office:value-type="error" office:string-value="#N/A" table:formula="of:=VLOOKUP([.B74];[courier_company_invoice.B74:.J197];9;0)" table:style-name="ce1">
            <text:p>#N/A</text:p>
          </table:table-cell>
          <table:table-cell office:value-type="string" office:string-value="d" table:formula="of:=VLOOKUP([.B74];[courier_company_invoice.B74:.J197];5;0)" table:style-name="ce1">
            <text:p>d</text:p>
          </table:table-cell>
          <table:table-cell office:value-type="error" office:string-value="#N/A" table:formula="of:=VLOOKUP([.B74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28.9" table:style-name="ce1">
            <text:p>-28.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8925110</text:p>
          </table:table-cell>
          <table:table-cell office:value-type="string" table:style-name="ce1">
            <text:p>2001814580</text:p>
          </table:table-cell>
          <table:table-cell office:value-type="float" office:value="0.127" table:formula="of:=VLOOKUP([.B75];[Pivot_Table_Sheet1_1.$A$2:.$C$126];2;0)" table:style-name="ce1">
            <text:p>0.127</text:p>
          </table:table-cell>
          <table:table-cell office:value-type="error" office:string-value="#NAME?" table:formula="of:=VLOOKUP([.B75];[Pivot_Table_Sheet1_1.$A$2:.$C$126];3;0)" table:style-name="ce1">
            <text:p>#NAME?</text:p>
          </table:table-cell>
          <table:table-cell office:value-type="string" office:string-value="0.15" table:formula="of:=VLOOKUP([.B75];[courier_company_invoice.B75:.I198];2;0)" table:style-name="ce1">
            <text:p>0.15</text:p>
          </table:table-cell>
          <table:table-cell office:value-type="error" office:string-value="#NAME?" table:formula="of:=COM.MICROSOFT.SINGLE(COM.MICROSOFT.CEILING.MATH([.E75];0.5))" table:style-name="ce1">
            <text:p>#NAME?</text:p>
          </table:table-cell>
          <table:table-cell office:value-type="error" office:string-value="#N/A" table:formula="of:=VLOOKUP([.B75];[courier_company_invoice.B75:.J198];9;0)" table:style-name="ce1">
            <text:p>#N/A</text:p>
          </table:table-cell>
          <table:table-cell office:value-type="string" office:string-value="d" table:formula="of:=VLOOKUP([.B75];[courier_company_invoice.B75:.J198];5;0)" table:style-name="ce1">
            <text:p>d</text:p>
          </table:table-cell>
          <table:table-cell office:value-type="error" office:string-value="#N/A" table:formula="of:=VLOOKUP([.B75];[courier_company_invoice.$B$2:.$P$125];15;0)" table:style-name="ce1">
            <text:p>#N/A</text:p>
          </table:table-cell>
          <table:table-cell office:value-type="float" office:value="86.7" table:style-name="ce1">
            <text:p>86.7</text:p>
          </table:table-cell>
          <table:table-cell office:value-type="float" office:value="-66.2" table:style-name="ce1">
            <text:p>-66.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9169701</text:p>
          </table:table-cell>
          <table:table-cell office:value-type="string" table:style-name="ce1">
            <text:p>2001815688</text:p>
          </table:table-cell>
          <table:table-cell office:value-type="float" office:value="0.22" table:formula="of:=VLOOKUP([.B76];[Pivot_Table_Sheet1_1.$A$2:.$C$126];2;0)" table:style-name="ce1">
            <text:p>0.22</text:p>
          </table:table-cell>
          <table:table-cell office:value-type="error" office:string-value="#NAME?" table:formula="of:=VLOOKUP([.B76];[Pivot_Table_Sheet1_1.$A$2:.$C$126];3;0)" table:style-name="ce1">
            <text:p>#NAME?</text:p>
          </table:table-cell>
          <table:table-cell office:value-type="string" office:string-value="0.2" table:formula="of:=VLOOKUP([.B76];[courier_company_invoice.B76:.I199];2;0)" table:style-name="ce1">
            <text:p>0.2</text:p>
          </table:table-cell>
          <table:table-cell office:value-type="error" office:string-value="#NAME?" table:formula="of:=COM.MICROSOFT.SINGLE(COM.MICROSOFT.CEILING.MATH([.E76];0.5))" table:style-name="ce1">
            <text:p>#NAME?</text:p>
          </table:table-cell>
          <table:table-cell office:value-type="error" office:string-value="#N/A" table:formula="of:=VLOOKUP([.B76];[courier_company_invoice.B76:.J199];9;0)" table:style-name="ce1">
            <text:p>#N/A</text:p>
          </table:table-cell>
          <table:table-cell office:value-type="string" office:string-value="d" table:formula="of:=VLOOKUP([.B76];[courier_company_invoice.B76:.J199];5;0)" table:style-name="ce1">
            <text:p>d</text:p>
          </table:table-cell>
          <table:table-cell office:value-type="error" office:string-value="#N/A" table:formula="of:=VLOOKUP([.B76];[courier_company_invoice.$B$2:.$P$125];15;0)" table:style-name="ce1">
            <text:p>#N/A</text:p>
          </table:table-cell>
          <table:table-cell office:value-type="float" office:value="45.4" table:style-name="ce1">
            <text:p>45.4</text:p>
          </table:table-cell>
          <table:table-cell office:value-type="float" office:value="-12.4" table:style-name="ce1">
            <text:p>-12.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9367193</text:p>
          </table:table-cell>
          <table:table-cell office:value-type="string" table:style-name="ce1">
            <text:p>2001816131</text:p>
          </table:table-cell>
          <table:table-cell office:value-type="float" office:value="0.55400000000000005" table:formula="of:=VLOOKUP([.B77];[Pivot_Table_Sheet1_1.$A$2:.$C$126];2;0)" table:style-name="ce1">
            <text:p>0.554</text:p>
          </table:table-cell>
          <table:table-cell office:value-type="error" office:string-value="#NAME?" table:formula="of:=VLOOKUP([.B77];[Pivot_Table_Sheet1_1.$A$2:.$C$126];3;0)" table:style-name="ce1">
            <text:p>#NAME?</text:p>
          </table:table-cell>
          <table:table-cell office:value-type="string" office:string-value="0.7" table:formula="of:=VLOOKUP([.B77];[courier_company_invoice.B77:.I200];2;0)" table:style-name="ce1">
            <text:p>0.7</text:p>
          </table:table-cell>
          <table:table-cell office:value-type="error" office:string-value="#NAME?" table:formula="of:=COM.MICROSOFT.SINGLE(COM.MICROSOFT.CEILING.MATH([.E77];0.5))" table:style-name="ce1">
            <text:p>#NAME?</text:p>
          </table:table-cell>
          <table:table-cell office:value-type="error" office:string-value="#N/A" table:formula="of:=VLOOKUP([.B77];[courier_company_invoice.B77:.J200];9;0)" table:style-name="ce1">
            <text:p>#N/A</text:p>
          </table:table-cell>
          <table:table-cell office:value-type="string" office:string-value="d" table:formula="of:=VLOOKUP([.B77];[courier_company_invoice.B77:.J200];5;0)" table:style-name="ce1">
            <text:p>d</text:p>
          </table:table-cell>
          <table:table-cell office:value-type="error" office:string-value="#N/A" table:formula="of:=VLOOKUP([.B77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28.9" table:style-name="ce1">
            <text:p>-28.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9429202</text:p>
          </table:table-cell>
          <table:table-cell office:value-type="string" table:style-name="ce1">
            <text:p>2001816996</text:p>
          </table:table-cell>
          <table:table-cell office:value-type="float" office:value="0.5" table:formula="of:=VLOOKUP([.B78];[Pivot_Table_Sheet1_1.$A$2:.$C$126];2;0)" table:style-name="ce1">
            <text:p>0.5</text:p>
          </table:table-cell>
          <table:table-cell office:value-type="error" office:string-value="#NAME?" table:formula="of:=VLOOKUP([.B78];[Pivot_Table_Sheet1_1.$A$2:.$C$126];3;0)" table:style-name="ce1">
            <text:p>#NAME?</text:p>
          </table:table-cell>
          <table:table-cell office:value-type="string" office:string-value="0.5" table:formula="of:=VLOOKUP([.B78];[courier_company_invoice.B78:.I201];2;0)" table:style-name="ce1">
            <text:p>0.5</text:p>
          </table:table-cell>
          <table:table-cell office:value-type="error" office:string-value="#NAME?" table:formula="of:=COM.MICROSOFT.SINGLE(COM.MICROSOFT.CEILING.MATH([.E78];0.5))" table:style-name="ce1">
            <text:p>#NAME?</text:p>
          </table:table-cell>
          <table:table-cell office:value-type="error" office:string-value="#N/A" table:formula="of:=VLOOKUP([.B78];[courier_company_invoice.B78:.J201];9;0)" table:style-name="ce1">
            <text:p>#N/A</text:p>
          </table:table-cell>
          <table:table-cell office:value-type="string" office:string-value="d" table:formula="of:=VLOOKUP([.B78];[courier_company_invoice.B78:.J201];5;0)" table:style-name="ce1">
            <text:p>d</text:p>
          </table:table-cell>
          <table:table-cell office:value-type="error" office:string-value="#N/A" table:formula="of:=VLOOKUP([.B78];[courier_company_invoice.$B$2:.$P$125];15;0)" table:style-name="ce1">
            <text:p>#N/A</text:p>
          </table:table-cell>
          <table:table-cell office:value-type="float" office:value="45.4" table:style-name="ce1">
            <text:p>45.4</text:p>
          </table:table-cell>
          <table:table-cell office:value-type="float" office:value="-12.4" table:style-name="ce1">
            <text:p>-12.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20959225</text:p>
          </table:table-cell>
          <table:table-cell office:value-type="string" table:style-name="ce1">
            <text:p>2001821185</text:p>
          </table:table-cell>
          <table:table-cell office:value-type="float" office:value="2.0979999999999999" table:formula="of:=VLOOKUP([.B79];[Pivot_Table_Sheet1_1.$A$2:.$C$126];2;0)" table:style-name="ce1">
            <text:p>2.098</text:p>
          </table:table-cell>
          <table:table-cell office:value-type="error" office:string-value="#NAME?" table:formula="of:=VLOOKUP([.B79];[Pivot_Table_Sheet1_1.$A$2:.$C$126];3;0)" table:style-name="ce1">
            <text:p>#NAME?</text:p>
          </table:table-cell>
          <table:table-cell office:value-type="string" office:string-value="2.1" table:formula="of:=VLOOKUP([.B79];[courier_company_invoice.B79:.I202];2;0)" table:style-name="ce1">
            <text:p>2.1</text:p>
          </table:table-cell>
          <table:table-cell office:value-type="error" office:string-value="#NAME?" table:formula="of:=COM.MICROSOFT.SINGLE(COM.MICROSOFT.CEILING.MATH([.E79];0.5))" table:style-name="ce1">
            <text:p>#NAME?</text:p>
          </table:table-cell>
          <table:table-cell office:value-type="error" office:string-value="#N/A" table:formula="of:=VLOOKUP([.B79];[courier_company_invoice.B79:.J202];9;0)" table:style-name="ce1">
            <text:p>#N/A</text:p>
          </table:table-cell>
          <table:table-cell office:value-type="string" office:string-value="d" table:formula="of:=VLOOKUP([.B79];[courier_company_invoice.B79:.J202];5;0)" table:style-name="ce1">
            <text:p>d</text:p>
          </table:table-cell>
          <table:table-cell office:value-type="error" office:string-value="#N/A" table:formula="of:=VLOOKUP([.B79];[courier_company_invoice.$B$2:.$P$125];15;0)" table:style-name="ce1">
            <text:p>#N/A</text:p>
          </table:table-cell>
          <table:table-cell office:value-type="float" office:value="224.6" table:style-name="ce1">
            <text:p>224.6</text:p>
          </table:table-cell>
          <table:table-cell office:value-type="float" office:value="-78.400000000000006" table:style-name="ce1">
            <text:p>-78.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20962515</text:p>
          </table:table-cell>
          <table:table-cell office:value-type="string" table:style-name="ce1">
            <text:p>2001821284</text:p>
          </table:table-cell>
          <table:table-cell office:value-type="float" office:value="0.17699999999999999" table:formula="of:=VLOOKUP([.B80];[Pivot_Table_Sheet1_1.$A$2:.$C$126];2;0)" table:style-name="ce1">
            <text:p>0.177</text:p>
          </table:table-cell>
          <table:table-cell office:value-type="error" office:string-value="#NAME?" table:formula="of:=VLOOKUP([.B80];[Pivot_Table_Sheet1_1.$A$2:.$C$126];3;0)" table:style-name="ce1">
            <text:p>#NAME?</text:p>
          </table:table-cell>
          <table:table-cell office:value-type="string" office:string-value="0.2" table:formula="of:=VLOOKUP([.B80];[courier_company_invoice.B80:.I203];2;0)" table:style-name="ce1">
            <text:p>0.2</text:p>
          </table:table-cell>
          <table:table-cell office:value-type="error" office:string-value="#NAME?" table:formula="of:=COM.MICROSOFT.SINGLE(COM.MICROSOFT.CEILING.MATH([.E80];0.5))" table:style-name="ce1">
            <text:p>#NAME?</text:p>
          </table:table-cell>
          <table:table-cell office:value-type="error" office:string-value="#N/A" table:formula="of:=VLOOKUP([.B80];[courier_company_invoice.B80:.J203];9;0)" table:style-name="ce1">
            <text:p>#N/A</text:p>
          </table:table-cell>
          <table:table-cell office:value-type="string" office:string-value="d" table:formula="of:=VLOOKUP([.B80];[courier_company_invoice.B80:.J203];5;0)" table:style-name="ce1">
            <text:p>d</text:p>
          </table:table-cell>
          <table:table-cell office:value-type="error" office:string-value="#N/A" table:formula="of:=VLOOKUP([.B80];[courier_company_invoice.$B$2:.$P$125];15;0)" table:style-name="ce1">
            <text:p>#N/A</text:p>
          </table:table-cell>
          <table:table-cell office:value-type="float" office:value="45.4" table:style-name="ce1">
            <text:p>45.4</text:p>
          </table:table-cell>
          <table:table-cell office:value-type="float" office:value="-12.4" table:style-name="ce1">
            <text:p>-12.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21031745</text:p>
          </table:table-cell>
          <table:table-cell office:value-type="string" table:style-name="ce1">
            <text:p>2001821679</text:p>
          </table:table-cell>
          <table:table-cell office:value-type="float" office:value="0.16500000000000001" table:formula="of:=VLOOKUP([.B81];[Pivot_Table_Sheet1_1.$A$2:.$C$126];2;0)" table:style-name="ce1">
            <text:p>0.165</text:p>
          </table:table-cell>
          <table:table-cell office:value-type="error" office:string-value="#NAME?" table:formula="of:=VLOOKUP([.B81];[Pivot_Table_Sheet1_1.$A$2:.$C$126];3;0)" table:style-name="ce1">
            <text:p>#NAME?</text:p>
          </table:table-cell>
          <table:table-cell office:value-type="string" office:string-value="0.2" table:formula="of:=VLOOKUP([.B81];[courier_company_invoice.B81:.I204];2;0)" table:style-name="ce1">
            <text:p>0.2</text:p>
          </table:table-cell>
          <table:table-cell office:value-type="error" office:string-value="#NAME?" table:formula="of:=COM.MICROSOFT.SINGLE(COM.MICROSOFT.CEILING.MATH([.E81];0.5))" table:style-name="ce1">
            <text:p>#NAME?</text:p>
          </table:table-cell>
          <table:table-cell office:value-type="error" office:string-value="#N/A" table:formula="of:=VLOOKUP([.B81];[courier_company_invoice.B81:.J204];9;0)" table:style-name="ce1">
            <text:p>#N/A</text:p>
          </table:table-cell>
          <table:table-cell office:value-type="string" office:string-value="d" table:formula="of:=VLOOKUP([.B81];[courier_company_invoice.B81:.J204];5;0)" table:style-name="ce1">
            <text:p>d</text:p>
          </table:table-cell>
          <table:table-cell office:value-type="error" office:string-value="#N/A" table:formula="of:=VLOOKUP([.B81];[courier_company_invoice.$B$2:.$P$125];15;0)" table:style-name="ce1">
            <text:p>#N/A</text:p>
          </table:table-cell>
          <table:table-cell office:value-type="float" office:value="45.4" table:style-name="ce1">
            <text:p>45.4</text:p>
          </table:table-cell>
          <table:table-cell office:value-type="float" office:value="-12.4" table:style-name="ce1">
            <text:p>-12.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21034114</text:p>
          </table:table-cell>
          <table:table-cell office:value-type="string" table:style-name="ce1">
            <text:p>2001821742</text:p>
          </table:table-cell>
          <table:table-cell office:value-type="float" office:value="0.24" table:formula="of:=VLOOKUP([.B82];[Pivot_Table_Sheet1_1.$A$2:.$C$126];2;0)" table:style-name="ce1">
            <text:p>0.24</text:p>
          </table:table-cell>
          <table:table-cell office:value-type="error" office:string-value="#NAME?" table:formula="of:=VLOOKUP([.B82];[Pivot_Table_Sheet1_1.$A$2:.$C$126];3;0)" table:style-name="ce1">
            <text:p>#NAME?</text:p>
          </table:table-cell>
          <table:table-cell office:value-type="string" office:string-value="0.15" table:formula="of:=VLOOKUP([.B82];[courier_company_invoice.B82:.I205];2;0)" table:style-name="ce1">
            <text:p>0.15</text:p>
          </table:table-cell>
          <table:table-cell office:value-type="error" office:string-value="#NAME?" table:formula="of:=COM.MICROSOFT.SINGLE(COM.MICROSOFT.CEILING.MATH([.E82];0.5))" table:style-name="ce1">
            <text:p>#NAME?</text:p>
          </table:table-cell>
          <table:table-cell office:value-type="error" office:string-value="#N/A" table:formula="of:=VLOOKUP([.B82];[courier_company_invoice.B82:.J205];9;0)" table:style-name="ce1">
            <text:p>#N/A</text:p>
          </table:table-cell>
          <table:table-cell office:value-type="string" office:string-value="d" table:formula="of:=VLOOKUP([.B82];[courier_company_invoice.B82:.J205];5;0)" table:style-name="ce1">
            <text:p>d</text:p>
          </table:table-cell>
          <table:table-cell office:value-type="error" office:string-value="#N/A" table:formula="of:=VLOOKUP([.B82];[courier_company_invoice.$B$2:.$P$125];15;0)" table:style-name="ce1">
            <text:p>#N/A</text:p>
          </table:table-cell>
          <table:table-cell office:value-type="float" office:value="45.4" table:style-name="ce1">
            <text:p>45.4</text:p>
          </table:table-cell>
          <table:table-cell office:value-type="float" office:value="-12.4" table:style-name="ce1">
            <text:p>-12.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21034350</text:p>
          </table:table-cell>
          <table:table-cell office:value-type="string" table:style-name="ce1">
            <text:p>2001821750</text:p>
          </table:table-cell>
          <table:table-cell office:value-type="float" office:value="0.755" table:formula="of:=VLOOKUP([.B83];[Pivot_Table_Sheet1_1.$A$2:.$C$126];2;0)" table:style-name="ce1">
            <text:p>0.755</text:p>
          </table:table-cell>
          <table:table-cell office:value-type="error" office:string-value="#NAME?" table:formula="of:=VLOOKUP([.B83];[Pivot_Table_Sheet1_1.$A$2:.$C$126];3;0)" table:style-name="ce1">
            <text:p>#NAME?</text:p>
          </table:table-cell>
          <table:table-cell office:value-type="string" office:string-value="0.8" table:formula="of:=VLOOKUP([.B83];[courier_company_invoice.B83:.I206];2;0)" table:style-name="ce1">
            <text:p>0.8</text:p>
          </table:table-cell>
          <table:table-cell office:value-type="error" office:string-value="#NAME?" table:formula="of:=COM.MICROSOFT.SINGLE(COM.MICROSOFT.CEILING.MATH([.E83];0.5))" table:style-name="ce1">
            <text:p>#NAME?</text:p>
          </table:table-cell>
          <table:table-cell office:value-type="error" office:string-value="#N/A" table:formula="of:=VLOOKUP([.B83];[courier_company_invoice.B83:.J206];9;0)" table:style-name="ce1">
            <text:p>#N/A</text:p>
          </table:table-cell>
          <table:table-cell office:value-type="string" office:string-value="d" table:formula="of:=VLOOKUP([.B83];[courier_company_invoice.B83:.J206];5;0)" table:style-name="ce1">
            <text:p>d</text:p>
          </table:table-cell>
          <table:table-cell office:value-type="error" office:string-value="#N/A" table:formula="of:=VLOOKUP([.B83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28.9" table:style-name="ce1">
            <text:p>-28.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21034641</text:p>
          </table:table-cell>
          <table:table-cell office:value-type="string" table:style-name="ce1">
            <text:p>2001821766</text:p>
          </table:table-cell>
          <table:table-cell office:value-type="float" office:value="0.24" table:formula="of:=VLOOKUP([.B84];[Pivot_Table_Sheet1_1.$A$2:.$C$126];2;0)" table:style-name="ce1">
            <text:p>0.24</text:p>
          </table:table-cell>
          <table:table-cell office:value-type="error" office:string-value="#NAME?" table:formula="of:=VLOOKUP([.B84];[Pivot_Table_Sheet1_1.$A$2:.$C$126];3;0)" table:style-name="ce1">
            <text:p>#NAME?</text:p>
          </table:table-cell>
          <table:table-cell office:value-type="string" office:string-value="0.2" table:formula="of:=VLOOKUP([.B84];[courier_company_invoice.B84:.I207];2;0)" table:style-name="ce1">
            <text:p>0.2</text:p>
          </table:table-cell>
          <table:table-cell office:value-type="error" office:string-value="#NAME?" table:formula="of:=COM.MICROSOFT.SINGLE(COM.MICROSOFT.CEILING.MATH([.E84];0.5))" table:style-name="ce1">
            <text:p>#NAME?</text:p>
          </table:table-cell>
          <table:table-cell office:value-type="error" office:string-value="#N/A" table:formula="of:=VLOOKUP([.B84];[courier_company_invoice.B84:.J207];9;0)" table:style-name="ce1">
            <text:p>#N/A</text:p>
          </table:table-cell>
          <table:table-cell office:value-type="string" office:string-value="d" table:formula="of:=VLOOKUP([.B84];[courier_company_invoice.B84:.J207];5;0)" table:style-name="ce1">
            <text:p>d</text:p>
          </table:table-cell>
          <table:table-cell office:value-type="error" office:string-value="#N/A" table:formula="of:=VLOOKUP([.B84];[courier_company_invoice.$B$2:.$P$125];15;0)" table:style-name="ce1">
            <text:p>#N/A</text:p>
          </table:table-cell>
          <table:table-cell office:value-type="float" office:value="45.4" table:style-name="ce1">
            <text:p>45.4</text:p>
          </table:table-cell>
          <table:table-cell office:value-type="float" office:value="-12.4" table:style-name="ce1">
            <text:p>-12.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21183730</text:p>
          </table:table-cell>
          <table:table-cell office:value-type="string" table:style-name="ce1">
            <text:p>2001821995</text:p>
          </table:table-cell>
          <table:table-cell office:value-type="float" office:value="0.47699999999999998" table:formula="of:=VLOOKUP([.B85];[Pivot_Table_Sheet1_1.$A$2:.$C$126];2;0)" table:style-name="ce1">
            <text:p>0.477</text:p>
          </table:table-cell>
          <table:table-cell office:value-type="error" office:string-value="#NAME?" table:formula="of:=VLOOKUP([.B85];[Pivot_Table_Sheet1_1.$A$2:.$C$126];3;0)" table:style-name="ce1">
            <text:p>#NAME?</text:p>
          </table:table-cell>
          <table:table-cell office:value-type="string" office:string-value="0.5" table:formula="of:=VLOOKUP([.B85];[courier_company_invoice.B85:.I208];2;0)" table:style-name="ce1">
            <text:p>0.5</text:p>
          </table:table-cell>
          <table:table-cell office:value-type="error" office:string-value="#NAME?" table:formula="of:=COM.MICROSOFT.SINGLE(COM.MICROSOFT.CEILING.MATH([.E85];0.5))" table:style-name="ce1">
            <text:p>#NAME?</text:p>
          </table:table-cell>
          <table:table-cell office:value-type="error" office:string-value="#N/A" table:formula="of:=VLOOKUP([.B85];[courier_company_invoice.B85:.J208];9;0)" table:style-name="ce1">
            <text:p>#N/A</text:p>
          </table:table-cell>
          <table:table-cell office:value-type="string" office:string-value="d" table:formula="of:=VLOOKUP([.B85];[courier_company_invoice.B85:.J208];5;0)" table:style-name="ce1">
            <text:p>d</text:p>
          </table:table-cell>
          <table:table-cell office:value-type="error" office:string-value="#N/A" table:formula="of:=VLOOKUP([.B85];[courier_company_invoice.$B$2:.$P$125];15;0)" table:style-name="ce1">
            <text:p>#N/A</text:p>
          </table:table-cell>
          <table:table-cell office:value-type="float" office:value="45.4" table:style-name="ce1">
            <text:p>45.4</text:p>
          </table:table-cell>
          <table:table-cell office:value-type="float" office:value="-12.4" table:style-name="ce1">
            <text:p>-12.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21185863</text:p>
          </table:table-cell>
          <table:table-cell office:value-type="string" table:style-name="ce1">
            <text:p>2001821502</text:p>
          </table:table-cell>
          <table:table-cell office:value-type="float" office:value="0.55800000000000005" table:formula="of:=VLOOKUP([.B86];[Pivot_Table_Sheet1_1.$A$2:.$C$126];2;0)" table:style-name="ce1">
            <text:p>0.558</text:p>
          </table:table-cell>
          <table:table-cell office:value-type="error" office:string-value="#NAME?" table:formula="of:=VLOOKUP([.B86];[Pivot_Table_Sheet1_1.$A$2:.$C$126];3;0)" table:style-name="ce1">
            <text:p>#NAME?</text:p>
          </table:table-cell>
          <table:table-cell office:value-type="string" office:string-value="0.6" table:formula="of:=VLOOKUP([.B86];[courier_company_invoice.B86:.I209];2;0)" table:style-name="ce1">
            <text:p>0.6</text:p>
          </table:table-cell>
          <table:table-cell office:value-type="error" office:string-value="#NAME?" table:formula="of:=COM.MICROSOFT.SINGLE(COM.MICROSOFT.CEILING.MATH([.E86];0.5))" table:style-name="ce1">
            <text:p>#NAME?</text:p>
          </table:table-cell>
          <table:table-cell office:value-type="error" office:string-value="#N/A" table:formula="of:=VLOOKUP([.B86];[courier_company_invoice.B86:.J209];9;0)" table:style-name="ce1">
            <text:p>#N/A</text:p>
          </table:table-cell>
          <table:table-cell office:value-type="string" office:string-value="d" table:formula="of:=VLOOKUP([.B86];[courier_company_invoice.B86:.J209];5;0)" table:style-name="ce1">
            <text:p>d</text:p>
          </table:table-cell>
          <table:table-cell office:value-type="error" office:string-value="#N/A" table:formula="of:=VLOOKUP([.B86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28.9" table:style-name="ce1">
            <text:p>-28.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21305541</text:p>
          </table:table-cell>
          <table:table-cell office:value-type="string" table:style-name="ce1">
            <text:p>2001822466</text:p>
          </table:table-cell>
          <table:table-cell office:value-type="float" office:value="1.3759999999999999" table:formula="of:=VLOOKUP([.B87];[Pivot_Table_Sheet1_1.$A$2:.$C$126];2;0)" table:style-name="ce1">
            <text:p>1.376</text:p>
          </table:table-cell>
          <table:table-cell office:value-type="error" office:string-value="#NAME?" table:formula="of:=VLOOKUP([.B87];[Pivot_Table_Sheet1_1.$A$2:.$C$126];3;0)" table:style-name="ce1">
            <text:p>#NAME?</text:p>
          </table:table-cell>
          <table:table-cell office:value-type="string" office:string-value="1.1" table:formula="of:=VLOOKUP([.B87];[courier_company_invoice.B87:.I210];2;0)" table:style-name="ce1">
            <text:p>1.1</text:p>
          </table:table-cell>
          <table:table-cell office:value-type="error" office:string-value="#NAME?" table:formula="of:=COM.MICROSOFT.SINGLE(COM.MICROSOFT.CEILING.MATH([.E87];0.5))" table:style-name="ce1">
            <text:p>#NAME?</text:p>
          </table:table-cell>
          <table:table-cell office:value-type="error" office:string-value="#N/A" table:formula="of:=VLOOKUP([.B87];[courier_company_invoice.B87:.J210];9;0)" table:style-name="ce1">
            <text:p>#N/A</text:p>
          </table:table-cell>
          <table:table-cell office:value-type="string" office:string-value="d" table:formula="of:=VLOOKUP([.B87];[courier_company_invoice.B87:.J210];5;0)" table:style-name="ce1">
            <text:p>d</text:p>
          </table:table-cell>
          <table:table-cell office:value-type="error" office:string-value="#N/A" table:formula="of:=VLOOKUP([.B87];[courier_company_invoice.$B$2:.$P$125];15;0)" table:style-name="ce1">
            <text:p>#N/A</text:p>
          </table:table-cell>
          <table:table-cell office:value-type="float" office:value="135" table:style-name="ce1">
            <text:p>135</text:p>
          </table:table-cell>
          <table:table-cell office:value-type="float" office:value="-45.4" table:style-name="ce1">
            <text:p>-45.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21306101</text:p>
          </table:table-cell>
          <table:table-cell office:value-type="string" table:style-name="ce1">
            <text:p>2001820690</text:p>
          </table:table-cell>
          <table:table-cell office:value-type="float" office:value="6.5000000000000002E-2" table:formula="of:=VLOOKUP([.B88];[Pivot_Table_Sheet1_1.$A$2:.$C$126];2;0)" table:style-name="ce1">
            <text:p>0.065</text:p>
          </table:table-cell>
          <table:table-cell office:value-type="error" office:string-value="#NAME?" table:formula="of:=VLOOKUP([.B88];[Pivot_Table_Sheet1_1.$A$2:.$C$126];3;0)" table:style-name="ce1">
            <text:p>#NAME?</text:p>
          </table:table-cell>
          <table:table-cell office:value-type="string" office:string-value="0.15" table:formula="of:=VLOOKUP([.B88];[courier_company_invoice.B88:.I211];2;0)" table:style-name="ce1">
            <text:p>0.15</text:p>
          </table:table-cell>
          <table:table-cell office:value-type="error" office:string-value="#NAME?" table:formula="of:=COM.MICROSOFT.SINGLE(COM.MICROSOFT.CEILING.MATH([.E88];0.5))" table:style-name="ce1">
            <text:p>#NAME?</text:p>
          </table:table-cell>
          <table:table-cell office:value-type="error" office:string-value="#N/A" table:formula="of:=VLOOKUP([.B88];[courier_company_invoice.B88:.J211];9;0)" table:style-name="ce1">
            <text:p>#N/A</text:p>
          </table:table-cell>
          <table:table-cell office:value-type="string" office:string-value="d" table:formula="of:=VLOOKUP([.B88];[courier_company_invoice.B88:.J211];5;0)" table:style-name="ce1">
            <text:p>d</text:p>
          </table:table-cell>
          <table:table-cell office:value-type="error" office:string-value="#N/A" table:formula="of:=VLOOKUP([.B88];[courier_company_invoice.$B$2:.$P$125];15;0)" table:style-name="ce1">
            <text:p>#N/A</text:p>
          </table:table-cell>
          <table:table-cell office:value-type="float" office:value="45.4" table:style-name="ce1">
            <text:p>45.4</text:p>
          </table:table-cell>
          <table:table-cell office:value-type="float" office:value="-12.4" table:style-name="ce1">
            <text:p>-12.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8004245</text:p>
          </table:table-cell>
          <table:table-cell office:value-type="string" table:style-name="ce1">
            <text:p>2001811604</text:p>
          </table:table-cell>
          <table:table-cell office:value-type="float" office:value="0.72099999999999997" table:formula="of:=VLOOKUP([.B89];[Pivot_Table_Sheet1_1.$A$2:.$C$126];2;0)" table:style-name="ce1">
            <text:p>0.721</text:p>
          </table:table-cell>
          <table:table-cell office:value-type="error" office:string-value="#NAME?" table:formula="of:=VLOOKUP([.B89];[Pivot_Table_Sheet1_1.$A$2:.$C$126];3;0)" table:style-name="ce1">
            <text:p>#NAME?</text:p>
          </table:table-cell>
          <table:table-cell office:value-type="string" office:string-value="0.8" table:formula="of:=VLOOKUP([.B89];[courier_company_invoice.B89:.I212];2;0)" table:style-name="ce1">
            <text:p>0.8</text:p>
          </table:table-cell>
          <table:table-cell office:value-type="error" office:string-value="#NAME?" table:formula="of:=COM.MICROSOFT.SINGLE(COM.MICROSOFT.CEILING.MATH([.E89];0.5))" table:style-name="ce1">
            <text:p>#NAME?</text:p>
          </table:table-cell>
          <table:table-cell office:value-type="error" office:string-value="#N/A" table:formula="of:=VLOOKUP([.B89];[courier_company_invoice.B89:.J212];9;0)" table:style-name="ce1">
            <text:p>#N/A</text:p>
          </table:table-cell>
          <table:table-cell office:value-type="string" office:string-value="b" table:formula="of:=VLOOKUP([.B89];[courier_company_invoice.B89:.J212];5;0)" table:style-name="ce1">
            <text:p>b</text:p>
          </table:table-cell>
          <table:table-cell office:value-type="error" office:string-value="#N/A" table:formula="of:=VLOOKUP([.B89];[courier_company_invoice.$B$2:.$P$125];15;0)" table:style-name="ce1">
            <text:p>#N/A</text:p>
          </table:table-cell>
          <table:table-cell office:value-type="float" office:value="61.3" table:style-name="ce1">
            <text:p>61.3</text:p>
          </table:table-cell>
          <table:table-cell office:value-type="float" office:value="50.8" table:style-name="ce1">
            <text:p>50.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20352712</text:p>
          </table:table-cell>
          <table:table-cell office:value-type="string" table:style-name="ce1">
            <text:p>2001819252</text:p>
          </table:table-cell>
          <table:table-cell office:value-type="float" office:value="0.27" table:formula="of:=VLOOKUP([.B90];[Pivot_Table_Sheet1_1.$A$2:.$C$126];2;0)" table:style-name="ce1">
            <text:p>0.27</text:p>
          </table:table-cell>
          <table:table-cell office:value-type="error" office:string-value="#NAME?" table:formula="of:=VLOOKUP([.B90];[Pivot_Table_Sheet1_1.$A$2:.$C$126];3;0)" table:style-name="ce1">
            <text:p>#NAME?</text:p>
          </table:table-cell>
          <table:table-cell office:value-type="string" office:string-value="0.3" table:formula="of:=VLOOKUP([.B90];[courier_company_invoice.B90:.I213];2;0)" table:style-name="ce1">
            <text:p>0.3</text:p>
          </table:table-cell>
          <table:table-cell office:value-type="error" office:string-value="#NAME?" table:formula="of:=COM.MICROSOFT.SINGLE(COM.MICROSOFT.CEILING.MATH([.E90];0.5))" table:style-name="ce1">
            <text:p>#NAME?</text:p>
          </table:table-cell>
          <table:table-cell office:value-type="error" office:string-value="#N/A" table:formula="of:=VLOOKUP([.B90];[courier_company_invoice.B90:.J213];9;0)" table:style-name="ce1">
            <text:p>#N/A</text:p>
          </table:table-cell>
          <table:table-cell office:value-type="string" office:string-value="b" table:formula="of:=VLOOKUP([.B90];[courier_company_invoice.B90:.J213];5;0)" table:style-name="ce1">
            <text:p>b</text:p>
          </table:table-cell>
          <table:table-cell office:value-type="error" office:string-value="#N/A" table:formula="of:=VLOOKUP([.B90];[courier_company_invoice.$B$2:.$P$125];15;0)" table:style-name="ce1">
            <text:p>#N/A</text:p>
          </table:table-cell>
          <table:table-cell office:value-type="float" office:value="33" table:style-name="ce1">
            <text:p>33</text:p>
          </table:table-cell>
          <table:table-cell office:value-type="float" office:value="23.6" table:style-name="ce1">
            <text:p>23.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22418320</text:p>
          </table:table-cell>
          <table:table-cell office:value-type="string" table:style-name="ce1">
            <text:p>2001827036</text:p>
          </table:table-cell>
          <table:table-cell office:value-type="float" office:value="1.5489999999999999" table:formula="of:=VLOOKUP([.B91];[Pivot_Table_Sheet1_1.$A$2:.$C$126];2;0)" table:style-name="ce1">
            <text:p>1.549</text:p>
          </table:table-cell>
          <table:table-cell office:value-type="error" office:string-value="#NAME?" table:formula="of:=VLOOKUP([.B91];[Pivot_Table_Sheet1_1.$A$2:.$C$126];3;0)" table:style-name="ce1">
            <text:p>#NAME?</text:p>
          </table:table-cell>
          <table:table-cell office:value-type="string" office:string-value="1.6" table:formula="of:=VLOOKUP([.B91];[courier_company_invoice.B91:.I214];2;0)" table:style-name="ce1">
            <text:p>1.6</text:p>
          </table:table-cell>
          <table:table-cell office:value-type="error" office:string-value="#NAME?" table:formula="of:=COM.MICROSOFT.SINGLE(COM.MICROSOFT.CEILING.MATH([.E91];0.5))" table:style-name="ce1">
            <text:p>#NAME?</text:p>
          </table:table-cell>
          <table:table-cell office:value-type="error" office:string-value="#N/A" table:formula="of:=VLOOKUP([.B91];[courier_company_invoice.B91:.J214];9;0)" table:style-name="ce1">
            <text:p>#N/A</text:p>
          </table:table-cell>
          <table:table-cell office:value-type="string" office:string-value="b" table:formula="of:=VLOOKUP([.B91];[courier_company_invoice.B91:.J214];5;0)" table:style-name="ce1">
            <text:p>b</text:p>
          </table:table-cell>
          <table:table-cell office:value-type="error" office:string-value="#N/A" table:formula="of:=VLOOKUP([.B91];[courier_company_invoice.$B$2:.$P$125];15;0)" table:style-name="ce1">
            <text:p>#N/A</text:p>
          </table:table-cell>
          <table:table-cell office:value-type="float" office:value="117.9" table:style-name="ce1">
            <text:p>117.9</text:p>
          </table:table-cell>
          <table:table-cell office:value-type="float" office:value="105.2" table:style-name="ce1">
            <text:p>105.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222360</text:p>
          </table:table-cell>
          <table:table-cell office:value-type="string" table:style-name="ce1">
            <text:p>2001806304</text:p>
          </table:table-cell>
          <table:table-cell office:value-type="float" office:value="0.5" table:formula="of:=VLOOKUP([.B92];[Pivot_Table_Sheet1_1.$A$2:.$C$126];2;0)" table:style-name="ce1">
            <text:p>0.5</text:p>
          </table:table-cell>
          <table:table-cell office:value-type="error" office:string-value="#NAME?" table:formula="of:=VLOOKUP([.B92];[Pivot_Table_Sheet1_1.$A$2:.$C$126];3;0)" table:style-name="ce1">
            <text:p>#NAME?</text:p>
          </table:table-cell>
          <table:table-cell office:value-type="string" office:string-value="0.71" table:formula="of:=VLOOKUP([.B92];[courier_company_invoice.B92:.I215];2;0)" table:style-name="ce1">
            <text:p>0.71</text:p>
          </table:table-cell>
          <table:table-cell office:value-type="error" office:string-value="#NAME?" table:formula="of:=COM.MICROSOFT.SINGLE(COM.MICROSOFT.CEILING.MATH([.E92];0.5))" table:style-name="ce1">
            <text:p>#NAME?</text:p>
          </table:table-cell>
          <table:table-cell office:value-type="error" office:string-value="#N/A" table:formula="of:=VLOOKUP([.B92];[courier_company_invoice.B92:.J215];9;0)" table:style-name="ce1">
            <text:p>#N/A</text:p>
          </table:table-cell>
          <table:table-cell office:value-type="string" office:string-value="d" table:formula="of:=VLOOKUP([.B92];[courier_company_invoice.B92:.J215];5;0)" table:style-name="ce1">
            <text:p>d</text:p>
          </table:table-cell>
          <table:table-cell office:value-type="error" office:string-value="#N/A" table:formula="of:=VLOOKUP([.B92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57.2" table:style-name="ce1">
            <text:p>-57.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227116</text:p>
          </table:table-cell>
          <table:table-cell office:value-type="string" table:style-name="ce1">
            <text:p>2001806768</text:p>
          </table:table-cell>
          <table:table-cell office:value-type="float" office:value="0.84" table:formula="of:=VLOOKUP([.B93];[Pivot_Table_Sheet1_1.$A$2:.$C$126];2;0)" table:style-name="ce1">
            <text:p>0.84</text:p>
          </table:table-cell>
          <table:table-cell office:value-type="error" office:string-value="#NAME?" table:formula="of:=VLOOKUP([.B93];[Pivot_Table_Sheet1_1.$A$2:.$C$126];3;0)" table:style-name="ce1">
            <text:p>#NAME?</text:p>
          </table:table-cell>
          <table:table-cell office:value-type="string" office:string-value="1.02" table:formula="of:=VLOOKUP([.B93];[courier_company_invoice.B93:.I216];2;0)" table:style-name="ce1">
            <text:p>1.02</text:p>
          </table:table-cell>
          <table:table-cell office:value-type="error" office:string-value="#NAME?" table:formula="of:=COM.MICROSOFT.SINGLE(COM.MICROSOFT.CEILING.MATH([.E93];0.5))" table:style-name="ce1">
            <text:p>#NAME?</text:p>
          </table:table-cell>
          <table:table-cell office:value-type="error" office:string-value="#N/A" table:formula="of:=VLOOKUP([.B93];[courier_company_invoice.B93:.J216];9;0)" table:style-name="ce1">
            <text:p>#N/A</text:p>
          </table:table-cell>
          <table:table-cell office:value-type="string" office:string-value="d" table:formula="of:=VLOOKUP([.B93];[courier_company_invoice.B93:.J216];5;0)" table:style-name="ce1">
            <text:p>d</text:p>
          </table:table-cell>
          <table:table-cell office:value-type="error" office:string-value="#N/A" table:formula="of:=VLOOKUP([.B93];[courier_company_invoice.$B$2:.$P$125];15;0)" table:style-name="ce1">
            <text:p>#N/A</text:p>
          </table:table-cell>
          <table:table-cell office:value-type="float" office:value="135" table:style-name="ce1">
            <text:p>135</text:p>
          </table:table-cell>
          <table:table-cell office:value-type="float" office:value="-73.7" table:style-name="ce1">
            <text:p>-73.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228133</text:p>
          </table:table-cell>
          <table:table-cell office:value-type="string" table:style-name="ce1">
            <text:p>2001806823</text:p>
          </table:table-cell>
          <table:table-cell office:value-type="float" office:value="0.127" table:formula="of:=VLOOKUP([.B94];[Pivot_Table_Sheet1_1.$A$2:.$C$126];2;0)" table:style-name="ce1">
            <text:p>0.127</text:p>
          </table:table-cell>
          <table:table-cell office:value-type="error" office:string-value="#NAME?" table:formula="of:=VLOOKUP([.B94];[Pivot_Table_Sheet1_1.$A$2:.$C$126];3;0)" table:style-name="ce1">
            <text:p>#NAME?</text:p>
          </table:table-cell>
          <table:table-cell office:value-type="string" office:string-value="0.59" table:formula="of:=VLOOKUP([.B94];[courier_company_invoice.B94:.I217];2;0)" table:style-name="ce1">
            <text:p>0.59</text:p>
          </table:table-cell>
          <table:table-cell office:value-type="error" office:string-value="#NAME?" table:formula="of:=COM.MICROSOFT.SINGLE(COM.MICROSOFT.CEILING.MATH([.E94];0.5))" table:style-name="ce1">
            <text:p>#NAME?</text:p>
          </table:table-cell>
          <table:table-cell office:value-type="error" office:string-value="#N/A" table:formula="of:=VLOOKUP([.B94];[courier_company_invoice.B94:.J217];9;0)" table:style-name="ce1">
            <text:p>#N/A</text:p>
          </table:table-cell>
          <table:table-cell office:value-type="string" office:string-value="d" table:formula="of:=VLOOKUP([.B94];[courier_company_invoice.B94:.J217];5;0)" table:style-name="ce1">
            <text:p>d</text:p>
          </table:table-cell>
          <table:table-cell office:value-type="error" office:string-value="#N/A" table:formula="of:=VLOOKUP([.B94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57.2" table:style-name="ce1">
            <text:p>-57.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228192</text:p>
          </table:table-cell>
          <table:table-cell office:value-type="string" table:style-name="ce1">
            <text:p>2001806828</text:p>
          </table:table-cell>
          <table:table-cell office:value-type="float" office:value="0.5" table:formula="of:=VLOOKUP([.B95];[Pivot_Table_Sheet1_1.$A$2:.$C$126];2;0)" table:style-name="ce1">
            <text:p>0.5</text:p>
          </table:table-cell>
          <table:table-cell office:value-type="error" office:string-value="#NAME?" table:formula="of:=VLOOKUP([.B95];[Pivot_Table_Sheet1_1.$A$2:.$C$126];3;0)" table:style-name="ce1">
            <text:p>#NAME?</text:p>
          </table:table-cell>
          <table:table-cell office:value-type="string" office:string-value="0.69" table:formula="of:=VLOOKUP([.B95];[courier_company_invoice.B95:.I218];2;0)" table:style-name="ce1">
            <text:p>0.69</text:p>
          </table:table-cell>
          <table:table-cell office:value-type="error" office:string-value="#NAME?" table:formula="of:=COM.MICROSOFT.SINGLE(COM.MICROSOFT.CEILING.MATH([.E95];0.5))" table:style-name="ce1">
            <text:p>#NAME?</text:p>
          </table:table-cell>
          <table:table-cell office:value-type="error" office:string-value="#N/A" table:formula="of:=VLOOKUP([.B95];[courier_company_invoice.B95:.J218];9;0)" table:style-name="ce1">
            <text:p>#N/A</text:p>
          </table:table-cell>
          <table:table-cell office:value-type="string" office:string-value="d" table:formula="of:=VLOOKUP([.B95];[courier_company_invoice.B95:.J218];5;0)" table:style-name="ce1">
            <text:p>d</text:p>
          </table:table-cell>
          <table:table-cell office:value-type="error" office:string-value="#N/A" table:formula="of:=VLOOKUP([.B95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57.2" table:style-name="ce1">
            <text:p>-57.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229183</text:p>
          </table:table-cell>
          <table:table-cell office:value-type="string" table:style-name="ce1">
            <text:p>2001806968</text:p>
          </table:table-cell>
          <table:table-cell office:value-type="float" office:value="0.5" table:formula="of:=VLOOKUP([.B96];[Pivot_Table_Sheet1_1.$A$2:.$C$126];2;0)" table:style-name="ce1">
            <text:p>0.5</text:p>
          </table:table-cell>
          <table:table-cell office:value-type="error" office:string-value="#NAME?" table:formula="of:=VLOOKUP([.B96];[Pivot_Table_Sheet1_1.$A$2:.$C$126];3;0)" table:style-name="ce1">
            <text:p>#NAME?</text:p>
          </table:table-cell>
          <table:table-cell office:value-type="string" office:string-value="0.68" table:formula="of:=VLOOKUP([.B96];[courier_company_invoice.B96:.I219];2;0)" table:style-name="ce1">
            <text:p>0.68</text:p>
          </table:table-cell>
          <table:table-cell office:value-type="error" office:string-value="#NAME?" table:formula="of:=COM.MICROSOFT.SINGLE(COM.MICROSOFT.CEILING.MATH([.E96];0.5))" table:style-name="ce1">
            <text:p>#NAME?</text:p>
          </table:table-cell>
          <table:table-cell office:value-type="error" office:string-value="#N/A" table:formula="of:=VLOOKUP([.B96];[courier_company_invoice.B96:.J219];9;0)" table:style-name="ce1">
            <text:p>#N/A</text:p>
          </table:table-cell>
          <table:table-cell office:value-type="string" office:string-value="d" table:formula="of:=VLOOKUP([.B96];[courier_company_invoice.B96:.J219];5;0)" table:style-name="ce1">
            <text:p>d</text:p>
          </table:table-cell>
          <table:table-cell office:value-type="error" office:string-value="#N/A" table:formula="of:=VLOOKUP([.B96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57.2" table:style-name="ce1">
            <text:p>-57.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324346</text:p>
          </table:table-cell>
          <table:table-cell office:value-type="string" table:style-name="ce1">
            <text:p>2001807328</text:p>
          </table:table-cell>
          <table:table-cell office:value-type="float" office:value="0.49" table:formula="of:=VLOOKUP([.B97];[Pivot_Table_Sheet1_1.$A$2:.$C$126];2;0)" table:style-name="ce1">
            <text:p>0.49</text:p>
          </table:table-cell>
          <table:table-cell office:value-type="error" office:string-value="#NAME?" table:formula="of:=VLOOKUP([.B97];[Pivot_Table_Sheet1_1.$A$2:.$C$126];3;0)" table:style-name="ce1">
            <text:p>#NAME?</text:p>
          </table:table-cell>
          <table:table-cell office:value-type="string" office:string-value="2.28" table:formula="of:=VLOOKUP([.B97];[courier_company_invoice.B97:.I220];2;0)" table:style-name="ce1">
            <text:p>2.28</text:p>
          </table:table-cell>
          <table:table-cell office:value-type="error" office:string-value="#NAME?" table:formula="of:=COM.MICROSOFT.SINGLE(COM.MICROSOFT.CEILING.MATH([.E97];0.5))" table:style-name="ce1">
            <text:p>#NAME?</text:p>
          </table:table-cell>
          <table:table-cell office:value-type="error" office:string-value="#N/A" table:formula="of:=VLOOKUP([.B97];[courier_company_invoice.B97:.J220];9;0)" table:style-name="ce1">
            <text:p>#N/A</text:p>
          </table:table-cell>
          <table:table-cell office:value-type="string" office:string-value="d" table:formula="of:=VLOOKUP([.B97];[courier_company_invoice.B97:.J220];5;0)" table:style-name="ce1">
            <text:p>d</text:p>
          </table:table-cell>
          <table:table-cell office:value-type="error" office:string-value="#N/A" table:formula="of:=VLOOKUP([.B97];[courier_company_invoice.$B$2:.$P$125];15;0)" table:style-name="ce1">
            <text:p>#N/A</text:p>
          </table:table-cell>
          <table:table-cell office:value-type="float" office:value="224.6" table:style-name="ce1">
            <text:p>224.6</text:p>
          </table:table-cell>
          <table:table-cell office:value-type="float" office:value="-191.6" table:style-name="ce1">
            <text:p>-191.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326424</text:p>
          </table:table-cell>
          <table:table-cell office:value-type="string" table:style-name="ce1">
            <text:p>2001807785</text:p>
          </table:table-cell>
          <table:table-cell office:value-type="float" office:value="0.5" table:formula="of:=VLOOKUP([.B98];[Pivot_Table_Sheet1_1.$A$2:.$C$126];2;0)" table:style-name="ce1">
            <text:p>0.5</text:p>
          </table:table-cell>
          <table:table-cell office:value-type="error" office:string-value="#NAME?" table:formula="of:=VLOOKUP([.B98];[Pivot_Table_Sheet1_1.$A$2:.$C$126];3;0)" table:style-name="ce1">
            <text:p>#NAME?</text:p>
          </table:table-cell>
          <table:table-cell office:value-type="string" office:string-value="0.68" table:formula="of:=VLOOKUP([.B98];[courier_company_invoice.B98:.I221];2;0)" table:style-name="ce1">
            <text:p>0.68</text:p>
          </table:table-cell>
          <table:table-cell office:value-type="error" office:string-value="#NAME?" table:formula="of:=COM.MICROSOFT.SINGLE(COM.MICROSOFT.CEILING.MATH([.E98];0.5))" table:style-name="ce1">
            <text:p>#NAME?</text:p>
          </table:table-cell>
          <table:table-cell office:value-type="error" office:string-value="#N/A" table:formula="of:=VLOOKUP([.B98];[courier_company_invoice.B98:.J221];9;0)" table:style-name="ce1">
            <text:p>#N/A</text:p>
          </table:table-cell>
          <table:table-cell office:value-type="string" office:string-value="d" table:formula="of:=VLOOKUP([.B98];[courier_company_invoice.B98:.J221];5;0)" table:style-name="ce1">
            <text:p>d</text:p>
          </table:table-cell>
          <table:table-cell office:value-type="error" office:string-value="#N/A" table:formula="of:=VLOOKUP([.B98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57.2" table:style-name="ce1">
            <text:p>-57.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326925</text:p>
          </table:table-cell>
          <table:table-cell office:value-type="string" table:style-name="ce1">
            <text:p>2001807852</text:p>
          </table:table-cell>
          <table:table-cell office:value-type="float" office:value="0.5" table:formula="of:=VLOOKUP([.B99];[Pivot_Table_Sheet1_1.$A$2:.$C$126];2;0)" table:style-name="ce1">
            <text:p>0.5</text:p>
          </table:table-cell>
          <table:table-cell office:value-type="error" office:string-value="#NAME?" table:formula="of:=VLOOKUP([.B99];[Pivot_Table_Sheet1_1.$A$2:.$C$126];3;0)" table:style-name="ce1">
            <text:p>#NAME?</text:p>
          </table:table-cell>
          <table:table-cell office:value-type="string" office:string-value="0.74" table:formula="of:=VLOOKUP([.B99];[courier_company_invoice.B99:.I222];2;0)" table:style-name="ce1">
            <text:p>0.74</text:p>
          </table:table-cell>
          <table:table-cell office:value-type="error" office:string-value="#NAME?" table:formula="of:=COM.MICROSOFT.SINGLE(COM.MICROSOFT.CEILING.MATH([.E99];0.5))" table:style-name="ce1">
            <text:p>#NAME?</text:p>
          </table:table-cell>
          <table:table-cell office:value-type="error" office:string-value="#N/A" table:formula="of:=VLOOKUP([.B99];[courier_company_invoice.B99:.J222];9;0)" table:style-name="ce1">
            <text:p>#N/A</text:p>
          </table:table-cell>
          <table:table-cell office:value-type="string" office:string-value="d" table:formula="of:=VLOOKUP([.B99];[courier_company_invoice.B99:.J222];5;0)" table:style-name="ce1">
            <text:p>d</text:p>
          </table:table-cell>
          <table:table-cell office:value-type="error" office:string-value="#N/A" table:formula="of:=VLOOKUP([.B99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57.2" table:style-name="ce1">
            <text:p>-57.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327474</text:p>
          </table:table-cell>
          <table:table-cell office:value-type="string" table:style-name="ce1">
            <text:p>2001807970</text:p>
          </table:table-cell>
          <table:table-cell office:value-type="float" office:value="0.76500000000000001" table:formula="of:=VLOOKUP([.B100];[Pivot_Table_Sheet1_1.$A$2:.$C$126];2;0)" table:style-name="ce1">
            <text:p>0.765</text:p>
          </table:table-cell>
          <table:table-cell office:value-type="error" office:string-value="#NAME?" table:formula="of:=VLOOKUP([.B100];[Pivot_Table_Sheet1_1.$A$2:.$C$126];3;0)" table:style-name="ce1">
            <text:p>#NAME?</text:p>
          </table:table-cell>
          <table:table-cell office:value-type="string" office:string-value="4.13" table:formula="of:=VLOOKUP([.B100];[courier_company_invoice.B100:.I223];2;0)" table:style-name="ce1">
            <text:p>4.13</text:p>
          </table:table-cell>
          <table:table-cell office:value-type="error" office:string-value="#NAME?" table:formula="of:=COM.MICROSOFT.SINGLE(COM.MICROSOFT.CEILING.MATH([.E100];0.5))" table:style-name="ce1">
            <text:p>#NAME?</text:p>
          </table:table-cell>
          <table:table-cell office:value-type="error" office:string-value="#N/A" table:formula="of:=VLOOKUP([.B100];[courier_company_invoice.B100:.J223];9;0)" table:style-name="ce1">
            <text:p>#N/A</text:p>
          </table:table-cell>
          <table:table-cell office:value-type="string" office:string-value="d" table:formula="of:=VLOOKUP([.B100];[courier_company_invoice.B100:.J223];5;0)" table:style-name="ce1">
            <text:p>d</text:p>
          </table:table-cell>
          <table:table-cell office:value-type="error" office:string-value="#N/A" table:formula="of:=VLOOKUP([.B100];[courier_company_invoice.$B$2:.$P$125];15;0)" table:style-name="ce1">
            <text:p>#N/A</text:p>
          </table:table-cell>
          <table:table-cell office:value-type="float" office:value="403.8" table:style-name="ce1">
            <text:p>403.8</text:p>
          </table:table-cell>
          <table:table-cell office:value-type="float" office:value="-342.5" table:style-name="ce1">
            <text:p>-342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333100</text:p>
          </table:table-cell>
          <table:table-cell office:value-type="string" table:style-name="ce1">
            <text:p>2001807329</text:p>
          </table:table-cell>
          <table:table-cell office:value-type="float" office:value="0.5" table:formula="of:=VLOOKUP([.B101];[Pivot_Table_Sheet1_1.$A$2:.$C$126];2;0)" table:style-name="ce1">
            <text:p>0.5</text:p>
          </table:table-cell>
          <table:table-cell office:value-type="error" office:string-value="#NAME?" table:formula="of:=VLOOKUP([.B101];[Pivot_Table_Sheet1_1.$A$2:.$C$126];3;0)" table:style-name="ce1">
            <text:p>#NAME?</text:p>
          </table:table-cell>
          <table:table-cell office:value-type="string" office:string-value="0.73" table:formula="of:=VLOOKUP([.B101];[courier_company_invoice.B101:.I224];2;0)" table:style-name="ce1">
            <text:p>0.73</text:p>
          </table:table-cell>
          <table:table-cell office:value-type="error" office:string-value="#NAME?" table:formula="of:=COM.MICROSOFT.SINGLE(COM.MICROSOFT.CEILING.MATH([.E101];0.5))" table:style-name="ce1">
            <text:p>#NAME?</text:p>
          </table:table-cell>
          <table:table-cell office:value-type="error" office:string-value="#N/A" table:formula="of:=VLOOKUP([.B101];[courier_company_invoice.B101:.J224];9;0)" table:style-name="ce1">
            <text:p>#N/A</text:p>
          </table:table-cell>
          <table:table-cell office:value-type="string" office:string-value="d" table:formula="of:=VLOOKUP([.B101];[courier_company_invoice.B101:.J224];5;0)" table:style-name="ce1">
            <text:p>d</text:p>
          </table:table-cell>
          <table:table-cell office:value-type="error" office:string-value="#N/A" table:formula="of:=VLOOKUP([.B101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57.2" table:style-name="ce1">
            <text:p>-57.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333251</text:p>
          </table:table-cell>
          <table:table-cell office:value-type="string" table:style-name="ce1">
            <text:p>2001807613</text:p>
          </table:table-cell>
          <table:table-cell office:value-type="float" office:value="0.83" table:formula="of:=VLOOKUP([.B102];[Pivot_Table_Sheet1_1.$A$2:.$C$126];2;0)" table:style-name="ce1">
            <text:p>0.83</text:p>
          </table:table-cell>
          <table:table-cell office:value-type="error" office:string-value="#NAME?" table:formula="of:=VLOOKUP([.B102];[Pivot_Table_Sheet1_1.$A$2:.$C$126];3;0)" table:style-name="ce1">
            <text:p>#NAME?</text:p>
          </table:table-cell>
          <table:table-cell office:value-type="string" office:string-value="1.04" table:formula="of:=VLOOKUP([.B102];[courier_company_invoice.B102:.I225];2;0)" table:style-name="ce1">
            <text:p>1.04</text:p>
          </table:table-cell>
          <table:table-cell office:value-type="error" office:string-value="#NAME?" table:formula="of:=COM.MICROSOFT.SINGLE(COM.MICROSOFT.CEILING.MATH([.E102];0.5))" table:style-name="ce1">
            <text:p>#NAME?</text:p>
          </table:table-cell>
          <table:table-cell office:value-type="error" office:string-value="#N/A" table:formula="of:=VLOOKUP([.B102];[courier_company_invoice.B102:.J225];9;0)" table:style-name="ce1">
            <text:p>#N/A</text:p>
          </table:table-cell>
          <table:table-cell office:value-type="string" office:string-value="d" table:formula="of:=VLOOKUP([.B102];[courier_company_invoice.B102:.J225];5;0)" table:style-name="ce1">
            <text:p>d</text:p>
          </table:table-cell>
          <table:table-cell office:value-type="error" office:string-value="#N/A" table:formula="of:=VLOOKUP([.B102];[courier_company_invoice.$B$2:.$P$125];15;0)" table:style-name="ce1">
            <text:p>#N/A</text:p>
          </table:table-cell>
          <table:table-cell office:value-type="float" office:value="135" table:style-name="ce1">
            <text:p>135</text:p>
          </table:table-cell>
          <table:table-cell office:value-type="float" office:value="-73.7" table:style-name="ce1">
            <text:p>-73.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436346</text:p>
          </table:table-cell>
          <table:table-cell office:value-type="string" table:style-name="ce1">
            <text:p>2001808475</text:p>
          </table:table-cell>
          <table:table-cell office:value-type="float" office:value="0.5" table:formula="of:=VLOOKUP([.B103];[Pivot_Table_Sheet1_1.$A$2:.$C$126];2;0)" table:style-name="ce1">
            <text:p>0.5</text:p>
          </table:table-cell>
          <table:table-cell office:value-type="error" office:string-value="#NAME?" table:formula="of:=VLOOKUP([.B103];[Pivot_Table_Sheet1_1.$A$2:.$C$126];3;0)" table:style-name="ce1">
            <text:p>#NAME?</text:p>
          </table:table-cell>
          <table:table-cell office:value-type="string" office:string-value="0.7" table:formula="of:=VLOOKUP([.B103];[courier_company_invoice.B103:.I226];2;0)" table:style-name="ce1">
            <text:p>0.7</text:p>
          </table:table-cell>
          <table:table-cell office:value-type="error" office:string-value="#NAME?" table:formula="of:=COM.MICROSOFT.SINGLE(COM.MICROSOFT.CEILING.MATH([.E103];0.5))" table:style-name="ce1">
            <text:p>#NAME?</text:p>
          </table:table-cell>
          <table:table-cell office:value-type="error" office:string-value="#N/A" table:formula="of:=VLOOKUP([.B103];[courier_company_invoice.B103:.J226];9;0)" table:style-name="ce1">
            <text:p>#N/A</text:p>
          </table:table-cell>
          <table:table-cell office:value-type="string" office:string-value="d" table:formula="of:=VLOOKUP([.B103];[courier_company_invoice.B103:.J226];5;0)" table:style-name="ce1">
            <text:p>d</text:p>
          </table:table-cell>
          <table:table-cell office:value-type="error" office:string-value="#N/A" table:formula="of:=VLOOKUP([.B103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57.2" table:style-name="ce1">
            <text:p>-57.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436652</text:p>
          </table:table-cell>
          <table:table-cell office:value-type="string" table:style-name="ce1">
            <text:p>2001808585</text:p>
          </table:table-cell>
          <table:table-cell office:value-type="float" office:value="0.5" table:formula="of:=VLOOKUP([.B104];[Pivot_Table_Sheet1_1.$A$2:.$C$126];2;0)" table:style-name="ce1">
            <text:p>0.5</text:p>
          </table:table-cell>
          <table:table-cell office:value-type="error" office:string-value="#NAME?" table:formula="of:=VLOOKUP([.B104];[Pivot_Table_Sheet1_1.$A$2:.$C$126];3;0)" table:style-name="ce1">
            <text:p>#NAME?</text:p>
          </table:table-cell>
          <table:table-cell office:value-type="string" office:string-value="0.72" table:formula="of:=VLOOKUP([.B104];[courier_company_invoice.B104:.I227];2;0)" table:style-name="ce1">
            <text:p>0.72</text:p>
          </table:table-cell>
          <table:table-cell office:value-type="error" office:string-value="#NAME?" table:formula="of:=COM.MICROSOFT.SINGLE(COM.MICROSOFT.CEILING.MATH([.E104];0.5))" table:style-name="ce1">
            <text:p>#NAME?</text:p>
          </table:table-cell>
          <table:table-cell office:value-type="error" office:string-value="#N/A" table:formula="of:=VLOOKUP([.B104];[courier_company_invoice.B104:.J227];9;0)" table:style-name="ce1">
            <text:p>#N/A</text:p>
          </table:table-cell>
          <table:table-cell office:value-type="string" office:string-value="b" table:formula="of:=VLOOKUP([.B104];[courier_company_invoice.B104:.J227];5;0)" table:style-name="ce1">
            <text:p>b</text:p>
          </table:table-cell>
          <table:table-cell office:value-type="error" office:string-value="#N/A" table:formula="of:=VLOOKUP([.B104];[courier_company_invoice.$B$2:.$P$125];15;0)" table:style-name="ce1">
            <text:p>#N/A</text:p>
          </table:table-cell>
          <table:table-cell office:value-type="float" office:value="61.3" table:style-name="ce1">
            <text:p>61.3</text:p>
          </table:table-cell>
          <table:table-cell office:value-type="float" office:value="-4.7" table:style-name="ce1">
            <text:p>-4.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437035</text:p>
          </table:table-cell>
          <table:table-cell office:value-type="string" table:style-name="ce1">
            <text:p>2001808679</text:p>
          </table:table-cell>
          <table:table-cell office:value-type="float" office:value="0.5" table:formula="of:=VLOOKUP([.B105];[Pivot_Table_Sheet1_1.$A$2:.$C$126];2;0)" table:style-name="ce1">
            <text:p>0.5</text:p>
          </table:table-cell>
          <table:table-cell office:value-type="error" office:string-value="#NAME?" table:formula="of:=VLOOKUP([.B105];[Pivot_Table_Sheet1_1.$A$2:.$C$126];3;0)" table:style-name="ce1">
            <text:p>#NAME?</text:p>
          </table:table-cell>
          <table:table-cell office:value-type="string" office:string-value="0.72" table:formula="of:=VLOOKUP([.B105];[courier_company_invoice.B105:.I228];2;0)" table:style-name="ce1">
            <text:p>0.72</text:p>
          </table:table-cell>
          <table:table-cell office:value-type="error" office:string-value="#NAME?" table:formula="of:=COM.MICROSOFT.SINGLE(COM.MICROSOFT.CEILING.MATH([.E105];0.5))" table:style-name="ce1">
            <text:p>#NAME?</text:p>
          </table:table-cell>
          <table:table-cell office:value-type="error" office:string-value="#N/A" table:formula="of:=VLOOKUP([.B105];[courier_company_invoice.B105:.J228];9;0)" table:style-name="ce1">
            <text:p>#N/A</text:p>
          </table:table-cell>
          <table:table-cell office:value-type="string" office:string-value="d" table:formula="of:=VLOOKUP([.B105];[courier_company_invoice.B105:.J228];5;0)" table:style-name="ce1">
            <text:p>d</text:p>
          </table:table-cell>
          <table:table-cell office:value-type="error" office:string-value="#N/A" table:formula="of:=VLOOKUP([.B105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57.2" table:style-name="ce1">
            <text:p>-57.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437293</text:p>
          </table:table-cell>
          <table:table-cell office:value-type="string" table:style-name="ce1">
            <text:p>2001808739</text:p>
          </table:table-cell>
          <table:table-cell office:value-type="float" office:value="0.22" table:formula="of:=VLOOKUP([.B106];[Pivot_Table_Sheet1_1.$A$2:.$C$126];2;0)" table:style-name="ce1">
            <text:p>0.22</text:p>
          </table:table-cell>
          <table:table-cell office:value-type="error" office:string-value="#NAME?" table:formula="of:=VLOOKUP([.B106];[Pivot_Table_Sheet1_1.$A$2:.$C$126];3;0)" table:style-name="ce1">
            <text:p>#NAME?</text:p>
          </table:table-cell>
          <table:table-cell office:value-type="string" office:string-value="1.63" table:formula="of:=VLOOKUP([.B106];[courier_company_invoice.B106:.I229];2;0)" table:style-name="ce1">
            <text:p>1.63</text:p>
          </table:table-cell>
          <table:table-cell office:value-type="error" office:string-value="#NAME?" table:formula="of:=COM.MICROSOFT.SINGLE(COM.MICROSOFT.CEILING.MATH([.E106];0.5))" table:style-name="ce1">
            <text:p>#NAME?</text:p>
          </table:table-cell>
          <table:table-cell office:value-type="error" office:string-value="#N/A" table:formula="of:=VLOOKUP([.B106];[courier_company_invoice.B106:.J229];9;0)" table:style-name="ce1">
            <text:p>#N/A</text:p>
          </table:table-cell>
          <table:table-cell office:value-type="string" office:string-value="d" table:formula="of:=VLOOKUP([.B106];[courier_company_invoice.B106:.J229];5;0)" table:style-name="ce1">
            <text:p>d</text:p>
          </table:table-cell>
          <table:table-cell office:value-type="error" office:string-value="#N/A" table:formula="of:=VLOOKUP([.B106];[courier_company_invoice.$B$2:.$P$125];15;0)" table:style-name="ce1">
            <text:p>#N/A</text:p>
          </table:table-cell>
          <table:table-cell office:value-type="float" office:value="179.8" table:style-name="ce1">
            <text:p>179.8</text:p>
          </table:table-cell>
          <table:table-cell office:value-type="float" office:value="-146.80000000000001" table:style-name="ce1">
            <text:p>-146.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437864</text:p>
          </table:table-cell>
          <table:table-cell office:value-type="string" table:style-name="ce1">
            <text:p>2001808832</text:p>
          </table:table-cell>
          <table:table-cell office:value-type="float" office:value="0.6" table:formula="of:=VLOOKUP([.B107];[Pivot_Table_Sheet1_1.$A$2:.$C$126];2;0)" table:style-name="ce1">
            <text:p>0.6</text:p>
          </table:table-cell>
          <table:table-cell office:value-type="error" office:string-value="#NAME?" table:formula="of:=VLOOKUP([.B107];[Pivot_Table_Sheet1_1.$A$2:.$C$126];3;0)" table:style-name="ce1">
            <text:p>#NAME?</text:p>
          </table:table-cell>
          <table:table-cell office:value-type="string" office:string-value="2.47" table:formula="of:=VLOOKUP([.B107];[courier_company_invoice.B107:.I230];2;0)" table:style-name="ce1">
            <text:p>2.47</text:p>
          </table:table-cell>
          <table:table-cell office:value-type="error" office:string-value="#NAME?" table:formula="of:=COM.MICROSOFT.SINGLE(COM.MICROSOFT.CEILING.MATH([.E107];0.5))" table:style-name="ce1">
            <text:p>#NAME?</text:p>
          </table:table-cell>
          <table:table-cell office:value-type="error" office:string-value="#N/A" table:formula="of:=VLOOKUP([.B107];[courier_company_invoice.B107:.J230];9;0)" table:style-name="ce1">
            <text:p>#N/A</text:p>
          </table:table-cell>
          <table:table-cell office:value-type="string" office:string-value="d" table:formula="of:=VLOOKUP([.B107];[courier_company_invoice.B107:.J230];5;0)" table:style-name="ce1">
            <text:p>d</text:p>
          </table:table-cell>
          <table:table-cell office:value-type="error" office:string-value="#N/A" table:formula="of:=VLOOKUP([.B107];[courier_company_invoice.$B$2:.$P$125];15;0)" table:style-name="ce1">
            <text:p>#N/A</text:p>
          </table:table-cell>
          <table:table-cell office:value-type="float" office:value="224.6" table:style-name="ce1">
            <text:p>224.6</text:p>
          </table:table-cell>
          <table:table-cell office:value-type="float" office:value="-163.30000000000001" table:style-name="ce1">
            <text:p>-163.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437890</text:p>
          </table:table-cell>
          <table:table-cell office:value-type="string" table:style-name="ce1">
            <text:p>2001808837</text:p>
          </table:table-cell>
          <table:table-cell office:value-type="float" office:value="0.5" table:formula="of:=VLOOKUP([.B108];[Pivot_Table_Sheet1_1.$A$2:.$C$126];2;0)" table:style-name="ce1">
            <text:p>0.5</text:p>
          </table:table-cell>
          <table:table-cell office:value-type="error" office:string-value="#NAME?" table:formula="of:=VLOOKUP([.B108];[Pivot_Table_Sheet1_1.$A$2:.$C$126];3;0)" table:style-name="ce1">
            <text:p>#NAME?</text:p>
          </table:table-cell>
          <table:table-cell office:value-type="string" office:string-value="0.67" table:formula="of:=VLOOKUP([.B108];[courier_company_invoice.B108:.I231];2;0)" table:style-name="ce1">
            <text:p>0.67</text:p>
          </table:table-cell>
          <table:table-cell office:value-type="error" office:string-value="#NAME?" table:formula="of:=COM.MICROSOFT.SINGLE(COM.MICROSOFT.CEILING.MATH([.E108];0.5))" table:style-name="ce1">
            <text:p>#NAME?</text:p>
          </table:table-cell>
          <table:table-cell office:value-type="error" office:string-value="#N/A" table:formula="of:=VLOOKUP([.B108];[courier_company_invoice.B108:.J231];9;0)" table:style-name="ce1">
            <text:p>#N/A</text:p>
          </table:table-cell>
          <table:table-cell office:value-type="string" office:string-value="d" table:formula="of:=VLOOKUP([.B108];[courier_company_invoice.B108:.J231];5;0)" table:style-name="ce1">
            <text:p>d</text:p>
          </table:table-cell>
          <table:table-cell office:value-type="error" office:string-value="#N/A" table:formula="of:=VLOOKUP([.B108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57.2" table:style-name="ce1">
            <text:p>-57.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438074</text:p>
          </table:table-cell>
          <table:table-cell office:value-type="string" table:style-name="ce1">
            <text:p>2001808883</text:p>
          </table:table-cell>
          <table:table-cell office:value-type="float" office:value="0.5" table:formula="of:=VLOOKUP([.B109];[Pivot_Table_Sheet1_1.$A$2:.$C$126];2;0)" table:style-name="ce1">
            <text:p>0.5</text:p>
          </table:table-cell>
          <table:table-cell office:value-type="error" office:string-value="#NAME?" table:formula="of:=VLOOKUP([.B109];[Pivot_Table_Sheet1_1.$A$2:.$C$126];3;0)" table:style-name="ce1">
            <text:p>#NAME?</text:p>
          </table:table-cell>
          <table:table-cell office:value-type="string" office:string-value="0.72" table:formula="of:=VLOOKUP([.B109];[courier_company_invoice.B109:.I232];2;0)" table:style-name="ce1">
            <text:p>0.72</text:p>
          </table:table-cell>
          <table:table-cell office:value-type="error" office:string-value="#NAME?" table:formula="of:=COM.MICROSOFT.SINGLE(COM.MICROSOFT.CEILING.MATH([.E109];0.5))" table:style-name="ce1">
            <text:p>#NAME?</text:p>
          </table:table-cell>
          <table:table-cell office:value-type="error" office:string-value="#N/A" table:formula="of:=VLOOKUP([.B109];[courier_company_invoice.B109:.J232];9;0)" table:style-name="ce1">
            <text:p>#N/A</text:p>
          </table:table-cell>
          <table:table-cell office:value-type="string" office:string-value="d" table:formula="of:=VLOOKUP([.B109];[courier_company_invoice.B109:.J232];5;0)" table:style-name="ce1">
            <text:p>d</text:p>
          </table:table-cell>
          <table:table-cell office:value-type="error" office:string-value="#N/A" table:formula="of:=VLOOKUP([.B109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57.2" table:style-name="ce1">
            <text:p>-57.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611501</text:p>
          </table:table-cell>
          <table:table-cell office:value-type="string" table:style-name="ce1">
            <text:p>2001808992</text:p>
          </table:table-cell>
          <table:table-cell office:value-type="float" office:value="0.5" table:formula="of:=VLOOKUP([.B110];[Pivot_Table_Sheet1_1.$A$2:.$C$126];2;0)" table:style-name="ce1">
            <text:p>0.5</text:p>
          </table:table-cell>
          <table:table-cell office:value-type="error" office:string-value="#NAME?" table:formula="of:=VLOOKUP([.B110];[Pivot_Table_Sheet1_1.$A$2:.$C$126];3;0)" table:style-name="ce1">
            <text:p>#NAME?</text:p>
          </table:table-cell>
          <table:table-cell office:value-type="string" office:string-value="0.72" table:formula="of:=VLOOKUP([.B110];[courier_company_invoice.B110:.I233];2;0)" table:style-name="ce1">
            <text:p>0.72</text:p>
          </table:table-cell>
          <table:table-cell office:value-type="error" office:string-value="#NAME?" table:formula="of:=COM.MICROSOFT.SINGLE(COM.MICROSOFT.CEILING.MATH([.E110];0.5))" table:style-name="ce1">
            <text:p>#NAME?</text:p>
          </table:table-cell>
          <table:table-cell office:value-type="error" office:string-value="#N/A" table:formula="of:=VLOOKUP([.B110];[courier_company_invoice.B110:.J233];9;0)" table:style-name="ce1">
            <text:p>#N/A</text:p>
          </table:table-cell>
          <table:table-cell office:value-type="string" office:string-value="d" table:formula="of:=VLOOKUP([.B110];[courier_company_invoice.B110:.J233];5;0)" table:style-name="ce1">
            <text:p>d</text:p>
          </table:table-cell>
          <table:table-cell office:value-type="error" office:string-value="#N/A" table:formula="of:=VLOOKUP([.B110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57.2" table:style-name="ce1">
            <text:p>-57.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613962</text:p>
          </table:table-cell>
          <table:table-cell office:value-type="string" table:style-name="ce1">
            <text:p>2001809270</text:p>
          </table:table-cell>
          <table:table-cell office:value-type="float" office:value="0.5" table:formula="of:=VLOOKUP([.B111];[Pivot_Table_Sheet1_1.$A$2:.$C$126];2;0)" table:style-name="ce1">
            <text:p>0.5</text:p>
          </table:table-cell>
          <table:table-cell office:value-type="error" office:string-value="#NAME?" table:formula="of:=VLOOKUP([.B111];[Pivot_Table_Sheet1_1.$A$2:.$C$126];3;0)" table:style-name="ce1">
            <text:p>#NAME?</text:p>
          </table:table-cell>
          <table:table-cell office:value-type="string" office:string-value="0.68" table:formula="of:=VLOOKUP([.B111];[courier_company_invoice.B111:.I234];2;0)" table:style-name="ce1">
            <text:p>0.68</text:p>
          </table:table-cell>
          <table:table-cell office:value-type="error" office:string-value="#NAME?" table:formula="of:=COM.MICROSOFT.SINGLE(COM.MICROSOFT.CEILING.MATH([.E111];0.5))" table:style-name="ce1">
            <text:p>#NAME?</text:p>
          </table:table-cell>
          <table:table-cell office:value-type="error" office:string-value="#N/A" table:formula="of:=VLOOKUP([.B111];[courier_company_invoice.B111:.J234];9;0)" table:style-name="ce1">
            <text:p>#N/A</text:p>
          </table:table-cell>
          <table:table-cell office:value-type="string" office:string-value="d" table:formula="of:=VLOOKUP([.B111];[courier_company_invoice.B111:.J234];5;0)" table:style-name="ce1">
            <text:p>d</text:p>
          </table:table-cell>
          <table:table-cell office:value-type="error" office:string-value="#N/A" table:formula="of:=VLOOKUP([.B111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57.2" table:style-name="ce1">
            <text:p>-57.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803511</text:p>
          </table:table-cell>
          <table:table-cell office:value-type="string" table:style-name="ce1">
            <text:p>2001809934</text:p>
          </table:table-cell>
          <table:table-cell office:value-type="float" office:value="0.36099999999999999" table:formula="of:=VLOOKUP([.B112];[Pivot_Table_Sheet1_1.$A$2:.$C$126];2;0)" table:style-name="ce1">
            <text:p>0.361</text:p>
          </table:table-cell>
          <table:table-cell office:value-type="error" office:string-value="#NAME?" table:formula="of:=VLOOKUP([.B112];[Pivot_Table_Sheet1_1.$A$2:.$C$126];3;0)" table:style-name="ce1">
            <text:p>#NAME?</text:p>
          </table:table-cell>
          <table:table-cell office:value-type="string" office:string-value="0.82" table:formula="of:=VLOOKUP([.B112];[courier_company_invoice.B112:.I235];2;0)" table:style-name="ce1">
            <text:p>0.82</text:p>
          </table:table-cell>
          <table:table-cell office:value-type="error" office:string-value="#NAME?" table:formula="of:=COM.MICROSOFT.SINGLE(COM.MICROSOFT.CEILING.MATH([.E112];0.5))" table:style-name="ce1">
            <text:p>#NAME?</text:p>
          </table:table-cell>
          <table:table-cell office:value-type="error" office:string-value="#N/A" table:formula="of:=VLOOKUP([.B112];[courier_company_invoice.B112:.J235];9;0)" table:style-name="ce1">
            <text:p>#N/A</text:p>
          </table:table-cell>
          <table:table-cell office:value-type="string" office:string-value="d" table:formula="of:=VLOOKUP([.B112];[courier_company_invoice.B112:.J235];5;0)" table:style-name="ce1">
            <text:p>d</text:p>
          </table:table-cell>
          <table:table-cell office:value-type="error" office:string-value="#N/A" table:formula="of:=VLOOKUP([.B112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57.2" table:style-name="ce1">
            <text:p>-57.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804314</text:p>
          </table:table-cell>
          <table:table-cell office:value-type="string" table:style-name="ce1">
            <text:p>2001810125</text:p>
          </table:table-cell>
          <table:table-cell office:value-type="float" office:value="0.5" table:formula="of:=VLOOKUP([.B113];[Pivot_Table_Sheet1_1.$A$2:.$C$126];2;0)" table:style-name="ce1">
            <text:p>0.5</text:p>
          </table:table-cell>
          <table:table-cell office:value-type="error" office:string-value="#NAME?" table:formula="of:=VLOOKUP([.B113];[Pivot_Table_Sheet1_1.$A$2:.$C$126];3;0)" table:style-name="ce1">
            <text:p>#NAME?</text:p>
          </table:table-cell>
          <table:table-cell office:value-type="string" office:string-value="0.66" table:formula="of:=VLOOKUP([.B113];[courier_company_invoice.B113:.I236];2;0)" table:style-name="ce1">
            <text:p>0.66</text:p>
          </table:table-cell>
          <table:table-cell office:value-type="error" office:string-value="#NAME?" table:formula="of:=COM.MICROSOFT.SINGLE(COM.MICROSOFT.CEILING.MATH([.E113];0.5))" table:style-name="ce1">
            <text:p>#NAME?</text:p>
          </table:table-cell>
          <table:table-cell office:value-type="error" office:string-value="#N/A" table:formula="of:=VLOOKUP([.B113];[courier_company_invoice.B113:.J236];9;0)" table:style-name="ce1">
            <text:p>#N/A</text:p>
          </table:table-cell>
          <table:table-cell office:value-type="string" office:string-value="d" table:formula="of:=VLOOKUP([.B113];[courier_company_invoice.B113:.J236];5;0)" table:style-name="ce1">
            <text:p>d</text:p>
          </table:table-cell>
          <table:table-cell office:value-type="error" office:string-value="#N/A" table:formula="of:=VLOOKUP([.B113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57.2" table:style-name="ce1">
            <text:p>-57.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805390</text:p>
          </table:table-cell>
          <table:table-cell office:value-type="string" table:style-name="ce1">
            <text:p>2001810281</text:p>
          </table:table-cell>
          <table:table-cell office:value-type="float" office:value="0.5" table:formula="of:=VLOOKUP([.B114];[Pivot_Table_Sheet1_1.$A$2:.$C$126];2;0)" table:style-name="ce1">
            <text:p>0.5</text:p>
          </table:table-cell>
          <table:table-cell office:value-type="error" office:string-value="#NAME?" table:formula="of:=VLOOKUP([.B114];[Pivot_Table_Sheet1_1.$A$2:.$C$126];3;0)" table:style-name="ce1">
            <text:p>#NAME?</text:p>
          </table:table-cell>
          <table:table-cell office:value-type="string" office:string-value="0.68" table:formula="of:=VLOOKUP([.B114];[courier_company_invoice.B114:.I237];2;0)" table:style-name="ce1">
            <text:p>0.68</text:p>
          </table:table-cell>
          <table:table-cell office:value-type="error" office:string-value="#NAME?" table:formula="of:=COM.MICROSOFT.SINGLE(COM.MICROSOFT.CEILING.MATH([.E114];0.5))" table:style-name="ce1">
            <text:p>#NAME?</text:p>
          </table:table-cell>
          <table:table-cell office:value-type="error" office:string-value="#N/A" table:formula="of:=VLOOKUP([.B114];[courier_company_invoice.B114:.J237];9;0)" table:style-name="ce1">
            <text:p>#N/A</text:p>
          </table:table-cell>
          <table:table-cell office:value-type="string" office:string-value="d" table:formula="of:=VLOOKUP([.B114];[courier_company_invoice.B114:.J237];5;0)" table:style-name="ce1">
            <text:p>d</text:p>
          </table:table-cell>
          <table:table-cell office:value-type="error" office:string-value="#N/A" table:formula="of:=VLOOKUP([.B114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57.2" table:style-name="ce1">
            <text:p>-57.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806263</text:p>
          </table:table-cell>
          <table:table-cell office:value-type="string" table:style-name="ce1">
            <text:p>2001810549</text:p>
          </table:table-cell>
          <table:table-cell office:value-type="float" office:value="0.98599999999999999" table:formula="of:=VLOOKUP([.B115];[Pivot_Table_Sheet1_1.$A$2:.$C$126];2;0)" table:style-name="ce1">
            <text:p>0.986</text:p>
          </table:table-cell>
          <table:table-cell office:value-type="error" office:string-value="#NAME?" table:formula="of:=VLOOKUP([.B115];[Pivot_Table_Sheet1_1.$A$2:.$C$126];3;0)" table:style-name="ce1">
            <text:p>#NAME?</text:p>
          </table:table-cell>
          <table:table-cell office:value-type="string" office:string-value="1.86" table:formula="of:=VLOOKUP([.B115];[courier_company_invoice.B115:.I238];2;0)" table:style-name="ce1">
            <text:p>1.86</text:p>
          </table:table-cell>
          <table:table-cell office:value-type="error" office:string-value="#NAME?" table:formula="of:=COM.MICROSOFT.SINGLE(COM.MICROSOFT.CEILING.MATH([.E115];0.5))" table:style-name="ce1">
            <text:p>#NAME?</text:p>
          </table:table-cell>
          <table:table-cell office:value-type="error" office:string-value="#N/A" table:formula="of:=VLOOKUP([.B115];[courier_company_invoice.B115:.J238];9;0)" table:style-name="ce1">
            <text:p>#N/A</text:p>
          </table:table-cell>
          <table:table-cell office:value-type="string" office:string-value="d" table:formula="of:=VLOOKUP([.B115];[courier_company_invoice.B115:.J238];5;0)" table:style-name="ce1">
            <text:p>d</text:p>
          </table:table-cell>
          <table:table-cell office:value-type="error" office:string-value="#N/A" table:formula="of:=VLOOKUP([.B115];[courier_company_invoice.$B$2:.$P$125];15;0)" table:style-name="ce1">
            <text:p>#N/A</text:p>
          </table:table-cell>
          <table:table-cell office:value-type="float" office:value="179.8" table:style-name="ce1">
            <text:p>179.8</text:p>
          </table:table-cell>
          <table:table-cell office:value-type="float" office:value="-118.5" table:style-name="ce1">
            <text:p>-118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807140</text:p>
          </table:table-cell>
          <table:table-cell office:value-type="string" table:style-name="ce1">
            <text:p>2001810697</text:p>
          </table:table-cell>
          <table:table-cell office:value-type="float" office:value="0.60699999999999998" table:formula="of:=VLOOKUP([.B116];[Pivot_Table_Sheet1_1.$A$2:.$C$126];2;0)" table:style-name="ce1">
            <text:p>0.607</text:p>
          </table:table-cell>
          <table:table-cell office:value-type="error" office:string-value="#NAME?" table:formula="of:=VLOOKUP([.B116];[Pivot_Table_Sheet1_1.$A$2:.$C$126];3;0)" table:style-name="ce1">
            <text:p>#NAME?</text:p>
          </table:table-cell>
          <table:table-cell office:value-type="string" office:string-value="2.27" table:formula="of:=VLOOKUP([.B116];[courier_company_invoice.B116:.I239];2;0)" table:style-name="ce1">
            <text:p>2.27</text:p>
          </table:table-cell>
          <table:table-cell office:value-type="error" office:string-value="#NAME?" table:formula="of:=COM.MICROSOFT.SINGLE(COM.MICROSOFT.CEILING.MATH([.E116];0.5))" table:style-name="ce1">
            <text:p>#NAME?</text:p>
          </table:table-cell>
          <table:table-cell office:value-type="error" office:string-value="#N/A" table:formula="of:=VLOOKUP([.B116];[courier_company_invoice.B116:.J239];9;0)" table:style-name="ce1">
            <text:p>#N/A</text:p>
          </table:table-cell>
          <table:table-cell office:value-type="string" office:string-value="d" table:formula="of:=VLOOKUP([.B116];[courier_company_invoice.B116:.J239];5;0)" table:style-name="ce1">
            <text:p>d</text:p>
          </table:table-cell>
          <table:table-cell office:value-type="error" office:string-value="#N/A" table:formula="of:=VLOOKUP([.B116];[courier_company_invoice.$B$2:.$P$125];15;0)" table:style-name="ce1">
            <text:p>#N/A</text:p>
          </table:table-cell>
          <table:table-cell office:value-type="float" office:value="224.6" table:style-name="ce1">
            <text:p>224.6</text:p>
          </table:table-cell>
          <table:table-cell office:value-type="float" office:value="-163.30000000000001" table:style-name="ce1">
            <text:p>-163.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904860</text:p>
          </table:table-cell>
          <table:table-cell office:value-type="string" table:style-name="ce1">
            <text:p>2001811039</text:p>
          </table:table-cell>
          <table:table-cell office:value-type="float" office:value="0.48799999999999999" table:formula="of:=VLOOKUP([.B117];[Pivot_Table_Sheet1_1.$A$2:.$C$126];2;0)" table:style-name="ce1">
            <text:p>0.488</text:p>
          </table:table-cell>
          <table:table-cell office:value-type="error" office:string-value="#NAME?" table:formula="of:=VLOOKUP([.B117];[Pivot_Table_Sheet1_1.$A$2:.$C$126];3;0)" table:style-name="ce1">
            <text:p>#NAME?</text:p>
          </table:table-cell>
          <table:table-cell office:value-type="string" office:string-value="0.68" table:formula="of:=VLOOKUP([.B117];[courier_company_invoice.B117:.I240];2;0)" table:style-name="ce1">
            <text:p>0.68</text:p>
          </table:table-cell>
          <table:table-cell office:value-type="error" office:string-value="#NAME?" table:formula="of:=COM.MICROSOFT.SINGLE(COM.MICROSOFT.CEILING.MATH([.E117];0.5))" table:style-name="ce1">
            <text:p>#NAME?</text:p>
          </table:table-cell>
          <table:table-cell office:value-type="error" office:string-value="#N/A" table:formula="of:=VLOOKUP([.B117];[courier_company_invoice.B117:.J240];9;0)" table:style-name="ce1">
            <text:p>#N/A</text:p>
          </table:table-cell>
          <table:table-cell office:value-type="string" office:string-value="d" table:formula="of:=VLOOKUP([.B117];[courier_company_invoice.B117:.J240];5;0)" table:style-name="ce1">
            <text:p>d</text:p>
          </table:table-cell>
          <table:table-cell office:value-type="error" office:string-value="#N/A" table:formula="of:=VLOOKUP([.B117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57.2" table:style-name="ce1">
            <text:p>-57.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905022</text:p>
          </table:table-cell>
          <table:table-cell office:value-type="string" table:style-name="ce1">
            <text:p>2001811058</text:p>
          </table:table-cell>
          <table:table-cell office:value-type="float" office:value="0.5" table:formula="of:=VLOOKUP([.B118];[Pivot_Table_Sheet1_1.$A$2:.$C$126];2;0)" table:style-name="ce1">
            <text:p>0.5</text:p>
          </table:table-cell>
          <table:table-cell office:value-type="error" office:string-value="#NAME?" table:formula="of:=VLOOKUP([.B118];[Pivot_Table_Sheet1_1.$A$2:.$C$126];3;0)" table:style-name="ce1">
            <text:p>#NAME?</text:p>
          </table:table-cell>
          <table:table-cell office:value-type="string" office:string-value="0.72" table:formula="of:=VLOOKUP([.B118];[courier_company_invoice.B118:.I241];2;0)" table:style-name="ce1">
            <text:p>0.72</text:p>
          </table:table-cell>
          <table:table-cell office:value-type="error" office:string-value="#NAME?" table:formula="of:=COM.MICROSOFT.SINGLE(COM.MICROSOFT.CEILING.MATH([.E118];0.5))" table:style-name="ce1">
            <text:p>#NAME?</text:p>
          </table:table-cell>
          <table:table-cell office:value-type="error" office:string-value="#N/A" table:formula="of:=VLOOKUP([.B118];[courier_company_invoice.B118:.J241];9;0)" table:style-name="ce1">
            <text:p>#N/A</text:p>
          </table:table-cell>
          <table:table-cell office:value-type="string" office:string-value="d" table:formula="of:=VLOOKUP([.B118];[courier_company_invoice.B118:.J241];5;0)" table:style-name="ce1">
            <text:p>d</text:p>
          </table:table-cell>
          <table:table-cell office:value-type="error" office:string-value="#N/A" table:formula="of:=VLOOKUP([.B118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57.2" table:style-name="ce1">
            <text:p>-57.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958163</text:p>
          </table:table-cell>
          <table:table-cell office:value-type="string" table:style-name="ce1">
            <text:p>2001811306</text:p>
          </table:table-cell>
          <table:table-cell office:value-type="float" office:value="0.94499999999999995" table:formula="of:=VLOOKUP([.B119];[Pivot_Table_Sheet1_1.$A$2:.$C$126];2;0)" table:style-name="ce1">
            <text:p>0.945</text:p>
          </table:table-cell>
          <table:table-cell office:value-type="error" office:string-value="#NAME?" table:formula="of:=VLOOKUP([.B119];[Pivot_Table_Sheet1_1.$A$2:.$C$126];3;0)" table:style-name="ce1">
            <text:p>#NAME?</text:p>
          </table:table-cell>
          <table:table-cell office:value-type="string" office:string-value="1.1" table:formula="of:=VLOOKUP([.B119];[courier_company_invoice.B119:.I242];2;0)" table:style-name="ce1">
            <text:p>1.1</text:p>
          </table:table-cell>
          <table:table-cell office:value-type="error" office:string-value="#NAME?" table:formula="of:=COM.MICROSOFT.SINGLE(COM.MICROSOFT.CEILING.MATH([.E119];0.5))" table:style-name="ce1">
            <text:p>#NAME?</text:p>
          </table:table-cell>
          <table:table-cell office:value-type="error" office:string-value="#N/A" table:formula="of:=VLOOKUP([.B119];[courier_company_invoice.B119:.J242];9;0)" table:style-name="ce1">
            <text:p>#N/A</text:p>
          </table:table-cell>
          <table:table-cell office:value-type="string" office:string-value="d" table:formula="of:=VLOOKUP([.B119];[courier_company_invoice.B119:.J242];5;0)" table:style-name="ce1">
            <text:p>d</text:p>
          </table:table-cell>
          <table:table-cell office:value-type="error" office:string-value="#N/A" table:formula="of:=VLOOKUP([.B119];[courier_company_invoice.$B$2:.$P$125];15;0)" table:style-name="ce1">
            <text:p>#N/A</text:p>
          </table:table-cell>
          <table:table-cell office:value-type="float" office:value="135" table:style-name="ce1">
            <text:p>135</text:p>
          </table:table-cell>
          <table:table-cell office:value-type="float" office:value="-73.7" table:style-name="ce1">
            <text:p>-73.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8442390</text:p>
          </table:table-cell>
          <table:table-cell office:value-type="string" table:style-name="ce1">
            <text:p>2001812195</text:p>
          </table:table-cell>
          <table:table-cell office:value-type="float" office:value="0.5" table:formula="of:=VLOOKUP([.B120];[Pivot_Table_Sheet1_1.$A$2:.$C$126];2;0)" table:style-name="ce1">
            <text:p>0.5</text:p>
          </table:table-cell>
          <table:table-cell office:value-type="error" office:string-value="#NAME?" table:formula="of:=VLOOKUP([.B120];[Pivot_Table_Sheet1_1.$A$2:.$C$126];3;0)" table:style-name="ce1">
            <text:p>#NAME?</text:p>
          </table:table-cell>
          <table:table-cell office:value-type="string" office:string-value="0.67" table:formula="of:=VLOOKUP([.B120];[courier_company_invoice.B120:.I243];2;0)" table:style-name="ce1">
            <text:p>0.67</text:p>
          </table:table-cell>
          <table:table-cell office:value-type="error" office:string-value="#NAME?" table:formula="of:=COM.MICROSOFT.SINGLE(COM.MICROSOFT.CEILING.MATH([.E120];0.5))" table:style-name="ce1">
            <text:p>#NAME?</text:p>
          </table:table-cell>
          <table:table-cell office:value-type="error" office:string-value="#N/A" table:formula="of:=VLOOKUP([.B120];[courier_company_invoice.B120:.J243];9;0)" table:style-name="ce1">
            <text:p>#N/A</text:p>
          </table:table-cell>
          <table:table-cell office:value-type="string" office:string-value="d" table:formula="of:=VLOOKUP([.B120];[courier_company_invoice.B120:.J243];5;0)" table:style-name="ce1">
            <text:p>d</text:p>
          </table:table-cell>
          <table:table-cell office:value-type="error" office:string-value="#N/A" table:formula="of:=VLOOKUP([.B120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57.2" table:style-name="ce1">
            <text:p>-57.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8551656</text:p>
          </table:table-cell>
          <table:table-cell office:value-type="string" table:style-name="ce1">
            <text:p>2001812941</text:p>
          </table:table-cell>
          <table:table-cell office:value-type="float" office:value="0.5" table:formula="of:=VLOOKUP([.B121];[Pivot_Table_Sheet1_1.$A$2:.$C$126];2;0)" table:style-name="ce1">
            <text:p>0.5</text:p>
          </table:table-cell>
          <table:table-cell office:value-type="error" office:string-value="#NAME?" table:formula="of:=VLOOKUP([.B121];[Pivot_Table_Sheet1_1.$A$2:.$C$126];3;0)" table:style-name="ce1">
            <text:p>#NAME?</text:p>
          </table:table-cell>
          <table:table-cell office:value-type="string" office:string-value="0.73" table:formula="of:=VLOOKUP([.B121];[courier_company_invoice.B121:.I244];2;0)" table:style-name="ce1">
            <text:p>0.73</text:p>
          </table:table-cell>
          <table:table-cell office:value-type="error" office:string-value="#NAME?" table:formula="of:=COM.MICROSOFT.SINGLE(COM.MICROSOFT.CEILING.MATH([.E121];0.5))" table:style-name="ce1">
            <text:p>#NAME?</text:p>
          </table:table-cell>
          <table:table-cell office:value-type="error" office:string-value="#N/A" table:formula="of:=VLOOKUP([.B121];[courier_company_invoice.B121:.J244];9;0)" table:style-name="ce1">
            <text:p>#N/A</text:p>
          </table:table-cell>
          <table:table-cell office:value-type="string" office:string-value="d" table:formula="of:=VLOOKUP([.B121];[courier_company_invoice.B121:.J244];5;0)" table:style-name="ce1">
            <text:p>d</text:p>
          </table:table-cell>
          <table:table-cell office:value-type="error" office:string-value="#N/A" table:formula="of:=VLOOKUP([.B121];[courier_company_invoice.$B$2:.$P$125];15;0)" table:style-name="ce1">
            <text:p>#N/A</text:p>
          </table:table-cell>
          <table:table-cell office:value-type="float" office:value="90.2" table:style-name="ce1">
            <text:p>90.2</text:p>
          </table:table-cell>
          <table:table-cell office:value-type="float" office:value="-57.2" table:style-name="ce1">
            <text:p>-57.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17614452</text:p>
          </table:table-cell>
          <table:table-cell office:value-type="string" table:style-name="ce1">
            <text:p>2001809383</text:p>
          </table:table-cell>
          <table:table-cell office:value-type="float" office:value="0.60699999999999998" table:formula="of:=VLOOKUP([.B122];[Pivot_Table_Sheet1_1.$A$2:.$C$126];2;0)" table:style-name="ce1">
            <text:p>0.607</text:p>
          </table:table-cell>
          <table:table-cell office:value-type="error" office:string-value="#NAME?" table:formula="of:=VLOOKUP([.B122];[Pivot_Table_Sheet1_1.$A$2:.$C$126];3;0)" table:style-name="ce1">
            <text:p>#NAME?</text:p>
          </table:table-cell>
          <table:table-cell office:value-type="string" office:string-value="0.5" table:formula="of:=VLOOKUP([.B122];[courier_company_invoice.B122:.I245];2;0)" table:style-name="ce1">
            <text:p>0.5</text:p>
          </table:table-cell>
          <table:table-cell office:value-type="error" office:string-value="#NAME?" table:formula="of:=COM.MICROSOFT.SINGLE(COM.MICROSOFT.CEILING.MATH([.E122];0.5))" table:style-name="ce1">
            <text:p>#NAME?</text:p>
          </table:table-cell>
          <table:table-cell office:value-type="error" office:string-value="#N/A" table:formula="of:=VLOOKUP([.B122];[courier_company_invoice.B122:.J245];9;0)" table:style-name="ce1">
            <text:p>#N/A</text:p>
          </table:table-cell>
          <table:table-cell office:value-type="string" office:string-value="d" table:formula="of:=VLOOKUP([.B122];[courier_company_invoice.B122:.J245];5;0)" table:style-name="ce1">
            <text:p>d</text:p>
          </table:table-cell>
          <table:table-cell office:value-type="error" office:string-value="#N/A" table:formula="of:=VLOOKUP([.B122];[courier_company_invoice.$B$2:.$P$125];15;0)" table:style-name="ce1">
            <text:p>#N/A</text:p>
          </table:table-cell>
          <table:table-cell office:value-type="float" office:value="86.7" table:style-name="ce1">
            <text:p>86.7</text:p>
          </table:table-cell>
          <table:table-cell office:value-type="float" office:value="-37.9" table:style-name="ce1">
            <text:p>-37.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20922803</text:p>
          </table:table-cell>
          <table:table-cell office:value-type="string" table:style-name="ce1">
            <text:p>2001820978</text:p>
          </table:table-cell>
          <table:table-cell office:value-type="float" office:value="0.51500000000000001" table:formula="of:=VLOOKUP([.B123];[Pivot_Table_Sheet1_1.$A$2:.$C$126];2;0)" table:style-name="ce1">
            <text:p>0.515</text:p>
          </table:table-cell>
          <table:table-cell office:value-type="error" office:string-value="#NAME?" table:formula="of:=VLOOKUP([.B123];[Pivot_Table_Sheet1_1.$A$2:.$C$126];3;0)" table:style-name="ce1">
            <text:p>#NAME?</text:p>
          </table:table-cell>
          <table:table-cell office:value-type="string" office:string-value="0.5" table:formula="of:=VLOOKUP([.B123];[courier_company_invoice.B123:.I246];2;0)" table:style-name="ce1">
            <text:p>0.5</text:p>
          </table:table-cell>
          <table:table-cell office:value-type="error" office:string-value="#NAME?" table:formula="of:=COM.MICROSOFT.SINGLE(COM.MICROSOFT.CEILING.MATH([.E123];0.5))" table:style-name="ce1">
            <text:p>#NAME?</text:p>
          </table:table-cell>
          <table:table-cell office:value-type="error" office:string-value="#N/A" table:formula="of:=VLOOKUP([.B123];[courier_company_invoice.B123:.J246];9;0)" table:style-name="ce1">
            <text:p>#N/A</text:p>
          </table:table-cell>
          <table:table-cell office:value-type="string" office:string-value="d" table:formula="of:=VLOOKUP([.B123];[courier_company_invoice.B123:.J246];5;0)" table:style-name="ce1">
            <text:p>d</text:p>
          </table:table-cell>
          <table:table-cell office:value-type="error" office:string-value="#N/A" table:formula="of:=VLOOKUP([.B123];[courier_company_invoice.$B$2:.$P$125];15;0)" table:style-name="ce1">
            <text:p>#N/A</text:p>
          </table:table-cell>
          <table:table-cell office:value-type="float" office:value="45.4" table:style-name="ce1">
            <text:p>45.4</text:p>
          </table:table-cell>
          <table:table-cell office:value-type="float" office:value="15.9" table:style-name="ce1">
            <text:p>15.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21844806</text:p>
          </table:table-cell>
          <table:table-cell office:value-type="string" table:style-name="ce1">
            <text:p>2001811475</text:p>
          </table:table-cell>
          <table:table-cell office:value-type="float" office:value="0.68899999999999995" table:formula="of:=VLOOKUP([.B124];[Pivot_Table_Sheet1_1.$A$2:.$C$126];2;0)" table:style-name="ce1">
            <text:p>0.689</text:p>
          </table:table-cell>
          <table:table-cell office:value-type="error" office:string-value="#NAME?" table:formula="of:=VLOOKUP([.B124];[Pivot_Table_Sheet1_1.$A$2:.$C$126];3;0)" table:style-name="ce1">
            <text:p>#NAME?</text:p>
          </table:table-cell>
          <table:table-cell office:value-type="string" office:string-value="0.5" table:formula="of:=VLOOKUP([.B124];[courier_company_invoice.B124:.I247];2;0)" table:style-name="ce1">
            <text:p>0.5</text:p>
          </table:table-cell>
          <table:table-cell office:value-type="error" office:string-value="#NAME?" table:formula="of:=COM.MICROSOFT.SINGLE(COM.MICROSOFT.CEILING.MATH([.E124];0.5))" table:style-name="ce1">
            <text:p>#NAME?</text:p>
          </table:table-cell>
          <table:table-cell office:value-type="error" office:string-value="#N/A" table:formula="of:=VLOOKUP([.B124];[courier_company_invoice.B124:.J247];9;0)" table:style-name="ce1">
            <text:p>#N/A</text:p>
          </table:table-cell>
          <table:table-cell office:value-type="string" office:string-value="b" table:formula="of:=VLOOKUP([.B124];[courier_company_invoice.B124:.J247];5;0)" table:style-name="ce1">
            <text:p>b</text:p>
          </table:table-cell>
          <table:table-cell office:value-type="error" office:string-value="#N/A" table:formula="of:=VLOOKUP([.B124];[courier_company_invoice.$B$2:.$P$125];15;0)" table:style-name="ce1">
            <text:p>#N/A</text:p>
          </table:table-cell>
          <table:table-cell office:value-type="float" office:value="33" table:style-name="ce1">
            <text:p>33</text:p>
          </table:table-cell>
          <table:table-cell office:value-type="float" office:value="79.099999999999994" table:style-name="ce1">
            <text:p>79.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1121846136</text:p>
          </table:table-cell>
          <table:table-cell office:value-type="string" table:style-name="ce1">
            <text:p>2001811305</text:p>
          </table:table-cell>
          <table:table-cell office:value-type="float" office:value="0.75" table:formula="of:=VLOOKUP([.B125];[Pivot_Table_Sheet1_1.$A$2:.$C$126];2;0)" table:style-name="ce1">
            <text:p>0.75</text:p>
          </table:table-cell>
          <table:table-cell office:value-type="error" office:string-value="#NAME?" table:formula="of:=VLOOKUP([.B125];[Pivot_Table_Sheet1_1.$A$2:.$C$126];3;0)" table:style-name="ce1">
            <text:p>#NAME?</text:p>
          </table:table-cell>
          <table:table-cell office:value-type="string" office:string-value="0.5" table:formula="of:=VLOOKUP([.B125];[courier_company_invoice.B125:.I248];2;0)" table:style-name="ce1">
            <text:p>0.5</text:p>
          </table:table-cell>
          <table:table-cell office:value-type="error" office:string-value="#NAME?" table:formula="of:=COM.MICROSOFT.SINGLE(COM.MICROSOFT.CEILING.MATH([.E125];0.5))" table:style-name="ce1">
            <text:p>#NAME?</text:p>
          </table:table-cell>
          <table:table-cell office:value-type="error" office:string-value="#N/A" table:formula="of:=VLOOKUP([.B125];[courier_company_invoice.B125:.J248];9;0)" table:style-name="ce1">
            <text:p>#N/A</text:p>
          </table:table-cell>
          <table:table-cell office:value-type="string" office:string-value="d" table:formula="of:=VLOOKUP([.B125];[courier_company_invoice.B125:.J248];5;0)" table:style-name="ce1">
            <text:p>d</text:p>
          </table:table-cell>
          <table:table-cell office:value-type="error" office:string-value="#N/A" table:formula="of:=VLOOKUP([.B125];[courier_company_invoice.$B$2:.$P$125];15;0)" table:style-name="ce1">
            <text:p>#N/A</text:p>
          </table:table-cell>
          <table:table-cell office:value-type="float" office:value="45.4" table:style-name="ce1">
            <text:p>45.4</text:p>
          </table:table-cell>
          <table:table-cell office:value-type="float" office:value="15.9" table:style-name="ce1">
            <text:p>15.9</text:p>
          </table:table-cell>
          <table:table-cell table:number-columns-repeated="16373"/>
        </table:table-row>
        <table:table-row table:number-rows-repeated="1048451" table:style-name="ro5">
          <table:table-cell table:number-columns-repeated="16384"/>
        </table:table-row>
      </table:table>
      <table:table table:name="'file:///C:/home/rgukt-basar/Downloads/Company%20X%20-%20SKU%20Master.xlsx'#Sheet1" table:style-name="ta3">
        <table:table-source xlink:href="file:///C:/home/rgukt-basar/Downloads/Company%20X%20-%20SKU%20Master.xlsx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home/rgukt-basar/Downloads/Company%20X%20-%20Pincode%20Zones.xlsx'#Sheet1" table:style-name="ta3">
        <table:table-source xlink:href="file:///C:/home/rgukt-basar/Downloads/Company%20X%20-%20Pincode%20Zones.xlsx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database-ranges>
        <table:database-range table:target-range-address="result.A1:result.E125" table:name="__Anonymous_Sheet_DB__4" table:display-filter-buttons="true"/>
      </table:database-ranges>
      <table:data-pilot-tables>
        <table:data-pilot-table table:name="DataPilot1" table:target-range-address="Pivot_Table_Sheet1_1.A1:Pivot_Table_Sheet1_1.B127" table:show-filter-button="false" table:buttons="Pivot_Table_Sheet1_1.A1">
          <table:source-cell-range table:cell-range-address="Sheet1.A1:Sheet1.I401"/>
          <table:data-pilot-field table:source-field-name="ExternOrderNo" table:orientation="row">
            <table:data-pilot-level table:show-empty="true"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total_weight(KG)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KU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rder 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Vlook_up_weigh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otal_weight(g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otal_slab(KG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harge_courier_weigh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xed or additiona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3" table:target-range-address="Sheet2.J4:Sheet2.Q12" table:show-filter-button="false" table:buttons="Sheet2.J6 Sheet2.K4 Sheet2.L4">
          <table:source-cell-range table:cell-range-address="Sheet2.D4:Sheet2.H24"/>
          <table:data-pilot-field table:source-field-name="fwd_fixed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wd_additional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zon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xed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o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4" table:target-range-address="Sheet2.J15:Sheet2.Q23" table:show-filter-button="false" table:buttons="Sheet2.J17 Sheet2.K15 Sheet2.L15">
          <table:source-cell-range table:cell-range-address="Sheet2.D4:Sheet2.H24"/>
          <table:data-pilot-field table:source-field-name="fwd_fixed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wd_additional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zon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xed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o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libri1" svg:font-family="Calibri1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text-style style:name="N30">
      <number:text-content/>
    </number:text-style>
    <number:number-style style:name="N36">
      <number:number number:decimal-places="3" number:min-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vot_32_Table_32_Corner" style:display-name="Pivot Table Corner" style:family="table-cell" style:data-style-name="N0">
      <style:table-cell-properties style:vertical-align="automatic" fo:background-color="transparent"/>
    </style:style>
    <style:style style:name="Pivot_32_Table_32_Field" style:display-name="Pivot Table Field" style:family="table-cell" style:data-style-name="N0">
      <style:table-cell-properties style:vertical-align="automatic" fo:background-color="transparent"/>
    </style:style>
    <style:style style:name="Pivot_32_Table_32_Result" style:display-name="Pivot Table Resul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vot_32_Table_32_Title" style:display-name="Pivot Table Titl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vot_32_Table_32_Value" style:display-name="Pivot Table Value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779527559055in" fo:margin-left="0in" fo:margin-right="0in" fo:margin-bottom="0in"/>
      </style:header-style>
      <style:footer-style>
        <style:header-footer-properties fo:min-height="0.363779527559055in" fo:margin-left="0in" fo:margin-right="0in" fo:margin-top="0in"/>
      </style:footer-style>
    </style:page-layout>
    <style:style style:name="T1" style:family="text"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Vinit Maniar</meta:initial-creator>
    <dc:creator>Kethavath Shirisha</dc:creator>
    <meta:creation-date>2021-10-05T17:49:47Z</meta:creation-date>
    <dc:date>2025-10-14T10:13:26Z</dc:date>
    <meta:editing-cycles>10</meta:editing-cycles>
    <meta:editing-duration>PT4560S</meta:editing-duration>
    <meta:user-defined meta:name="AppVersion">15.0000</meta:user-defined>
    <meta:user-defined meta:name="Company">Hewlett-Packard</meta:user-defined>
  </office:meta>
</office:document-meta>
</file>